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0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9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1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5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112cm" fo:min-width="2.262cm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1.78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1.786cm"/>
    </style:style>
    <style:style style:name="gr15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0.034cm" fo:min-width="1.787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1.788cm"/>
    </style:style>
    <style:style style:name="gr17" style:family="graphic" style:parent-style-name="objectwithoutfill">
      <style:graphic-properties svg:stroke-color="#000000" draw:marker-end="Arrowheads_20_1" draw:fill="none" draw:textarea-vertical-align="middle"/>
    </style:style>
    <style:style style:name="gr18" style:family="graphic" style:parent-style-name="objectwithoutfill">
      <style:graphic-properties draw:stroke="dash" draw:stroke-dash="Dot" svg:stroke-color="#000000" draw:marker-end="Arrowheads_20_1" svg:stroke-linecap="butt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7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8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svg:stroke-color="#000000" draw:fill="none" draw:textarea-vertical-align="middle"/>
    </style:style>
    <style:style style:name="gr26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27" style:family="graphic" style:parent-style-name="objectwithoutfill">
      <style:graphic-properties draw:stroke="solid" draw:stroke-dash="Dot" svg:stroke-color="#000000" svg:stroke-linecap="butt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8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5.8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stroke-dash="Dash_20_Dot_20_4" svg:stroke-width="0cm" draw:stroke-linejoin="none" svg:stroke-linecap="butt" draw:fill="solid" draw:fill-color="#0000ff" draw:textarea-horizontal-align="center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034cm" fo:min-width="0.184cm"/>
    </style:style>
    <style:style style:name="gr42" style:family="graphic" style:parent-style-name="objectwithoutfill">
      <style:graphic-properties svg:stroke-color="#000000" draw:marker-end="Arrowheads_20_2" draw:fill="none" draw:textarea-vertical-align="middle"/>
    </style:style>
    <style:style style:name="gr43" style:family="graphic" style:parent-style-name="objectwithoutfill">
      <style:graphic-properties svg:stroke-color="#c9211e" draw:marker-end="Arrowheads_20_2" draw:fill="none" draw:textarea-vertical-align="middle"/>
    </style:style>
    <style:style style:name="gr44" style:family="graphic" style:parent-style-name="objectwithoutfill">
      <style:graphic-properties svg:stroke-color="#127622" draw:marker-end="Arrowheads_20_2" draw:fill="none" draw:textarea-vertical-align="middle"/>
    </style:style>
    <style:style style:name="gr45" style:family="graphic" style:parent-style-name="objectwithoutfill">
      <style:graphic-properties svg:stroke-color="#3465a4" draw:marker-end="Arrowheads_20_2" draw:fill="none" draw:textarea-vertical-align="middle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34cm" fo:min-width="0.18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7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49" style:family="graphic" style:parent-style-name="objectwithoutfill">
      <style:graphic-properties draw:stroke="dash" draw:stroke-dash="Dot" svg:stroke-color="#c9211e" svg:stroke-linecap="butt" draw:fill="none" draw:textarea-vertical-align="middle"/>
    </style:style>
    <style:style style:name="gr50" style:family="graphic" style:parent-style-name="objectwithoutfill">
      <style:graphic-properties draw:stroke="dash" draw:stroke-dash="Dot" svg:stroke-color="#3465a4" svg:stroke-linecap="butt" draw:fill="none" draw:textarea-vertical-align="middle"/>
    </style:style>
    <style:style style:name="gr51" style:family="graphic" style:parent-style-name="objectwithoutfill">
      <style:graphic-properties draw:stroke="dash" draw:stroke-dash="Dot" svg:stroke-color="#127622" svg:stroke-linecap="butt" draw:fill="none" draw:textarea-vertical-align="middle"/>
    </style:style>
    <style:style style:name="gr52" style:family="graphic" style:parent-style-name="objectwithoutfill">
      <style:graphic-properties svg:stroke-color="#c9211e" draw:fill="none" draw:textarea-vertical-align="middle"/>
    </style:style>
    <style:style style:name="gr53" style:family="graphic" style:parent-style-name="objectwithoutfill">
      <style:graphic-properties svg:stroke-color="#3465a4" draw:fill="none" draw:textarea-vertical-align="middle"/>
    </style:style>
    <style:style style:name="gr54" style:family="graphic" style:parent-style-name="objectwithoutfill">
      <style:graphic-properties svg:stroke-color="#127622" draw:fill="none" draw:textarea-vertical-align="middle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0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16cm" fo:padding-top="0cm" fo:padding-bottom="0cm" fo:padding-left="0cm" fo:padding-right="0cm"/>
      <style:paragraph-properties style:writing-mode="lr-tb"/>
    </style:style>
    <style:style style:name="gr58" style:family="graphic" style:parent-style-name="objectwithoutfill">
      <style:graphic-properties svg:stroke-color="#b2b2b2" draw:fill="none" draw:textarea-vertical-align="middle"/>
    </style:style>
    <style:style style:name="gr59" style:family="graphic" style:parent-style-name="objectwithoutfill">
      <style:graphic-properties svg:stroke-width="0.03cm" svg:stroke-color="#c9211e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9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36cm" fo:padding-top="0cm" fo:padding-bottom="0cm" fo:padding-left="0cm" fo:padding-right="0cm"/>
      <style:paragraph-properties style:writing-mode="lr-tb"/>
    </style:style>
    <style:style style:name="gr63" style:family="graphic" style:parent-style-name="objectwithoutfill">
      <style:graphic-properties svg:stroke-color="#000000" draw:marker-start="Arrowheads_20_3" draw:marker-end="Arrowheads_20_3" draw:fill="none" draw:textarea-vertical-align="middle"/>
    </style:style>
    <style:style style:name="gr64" style:family="graphic" style:parent-style-name="objectwithoutfill">
      <style:graphic-properties svg:stroke-color="#000000" draw:marker-end="Arrowheads_20_4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6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98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9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7.75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06cm" fo:padding-top="0cm" fo:padding-bottom="0cm" fo:padding-left="0cm" fo:padding-right="0cm"/>
      <style:paragraph-properties style:writing-mode="lr-tb"/>
    </style:style>
    <style:style style:name="gr72" style:family="graphic" style:parent-style-name="objectwithoutfill">
      <style:graphic-properties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4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4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1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9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6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2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8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solid" draw:fill-color="#0000ff"/>
      <style:paragraph-properties fo:text-align="center"/>
    </style:style>
    <style:style style:name="P9" style:family="paragraph">
      <loext:graphic-properties draw:fill="solid" draw:fill-color="#b4c7dc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text-properties fo:font-size="8pt"/>
    </style:style>
    <style:style style:name="P13" style:family="paragraph">
      <style:text-properties fo:font-size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3" draw:text-style-name="P2" draw:layer="layout" svg:width="8.088cm" svg:height="0.395cm" svg:x="1.202cm" svg:y="1.202cm">
          <draw:text-box>
            <text:p><text:span text:style-name="T2">[Synchronization + Constrained coding (inner code)]</text:span></text:p>
          </draw:text-box>
        </draw:frame>
        <draw:g>
          <svg:title>TexMaths</svg:title>
          <svg:desc>10§display§\Sigma = \{0,1,2,3\}§svg§600§TRUE§</svg:desc>
          <draw:g>
            <draw:path draw:style-name="gr4" draw:text-style-name="P3" draw:layer="layout" svg:width="0.213cm" svg:height="0.237cm" svg:x="1.393cm" svg:y="1.871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4" draw:text-style-name="P3" draw:layer="layout" svg:width="0.232cm" svg:height="0.082cm" svg:x="1.745cm" svg:y="1.981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4" draw:text-style-name="P3" draw:layer="layout" svg:width="0.124cm" svg:height="0.349cm" svg:x="2.121cm" svg:y="1.847cm" svg:viewBox="0 0 125 350" svg:d="M74 47c0-14 9-37 48-39 1 0 3-2 3-4 0-4-3-4-7-4-35 0-67 18-67 44s0 53 0 80c0 14 0 25-14 36-13 11-26 11-34 12-1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4" draw:text-style-name="P3" draw:layer="layout" svg:width="0.147cm" svg:height="0.239cm" svg:x="2.285cm" svg:y="1.877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4" draw:text-style-name="P3" draw:layer="layout" svg:width="0.041cm" svg:height="0.104cm" svg:x="2.477cm" svg:y="2.072cm" svg:viewBox="0 0 42 105" svg:d="M42 37c0-23-9-37-23-37-12 0-19 9-19 19 0 9 7 18 19 18 4 0 9-1 12-4 1-1 1-1 2-1 0 2 1 0 1 5 0 26-13 47-24 58-4 4-4 5-4 6 0 2 2 4 4 4 3 0 32-27 32-68z">
              <text:p/>
            </draw:path>
            <draw:path draw:style-name="gr4" draw:text-style-name="P3" draw:layer="layout" svg:width="0.115cm" svg:height="0.231cm" svg:x="2.634cm" svg:y="1.877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4" draw:text-style-name="P3" draw:layer="layout" svg:width="0.04cm" svg:height="0.104cm" svg:x="2.808cm" svg:y="2.072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3" draw:layer="layout" svg:width="0.139cm" svg:height="0.231cm" svg:x="2.952cm" svg:y="1.877cm" svg:viewBox="0 0 140 232" svg:d="M27 205c12-12 25-23 37-35 55-48 76-67 76-102 0-40-32-68-75-68-39 0-65 32-65 63 0 20 17 20 18 20 6 0 19-4 19-19 0-9-7-18-19-18-3 0-3 0-5 0 9-23 28-35 48-35 32 0 47 28 47 57 0 28-18 55-37 77-22 25-45 49-67 74-4 4-4 5-4 13 43 0 87 0 130 0 3-20 7-40 10-60-3 0-6 0-9 0-2 11-4 25-8 30-2 3-25 3-33 3-21 0-42 0-63 0z">
              <text:p/>
            </draw:path>
            <draw:path draw:style-name="gr4" draw:text-style-name="P3" draw:layer="layout" svg:width="0.04cm" svg:height="0.104cm" svg:x="3.14cm" svg:y="2.072cm" svg:viewBox="0 0 41 105" svg:d="M41 37c0-23-9-37-22-37-12 0-19 9-19 19 0 9 7 18 19 18 4 0 9-1 12-4 1-1 1-1 2-1 0 2 0 0 0 5 0 26-12 47-23 58-4 4-4 5-4 6 0 2 1 4 3 4 4 0 32-27 32-68z">
              <text:p/>
            </draw:path>
            <draw:path draw:style-name="gr4" draw:text-style-name="P3" draw:layer="layout" svg:width="0.145cm" svg:height="0.239cm" svg:x="3.281cm" svg:y="1.877cm" svg:viewBox="0 0 146 240" svg:d="M87 110c29-10 49-34 49-62 0-29-31-48-65-48-35 0-62 21-62 47 0 12 8 19 18 19 11 0 18-8 18-18 0-18-16-18-22-18 11-17 34-22 47-22 14 0 34 8 34 40 0 4-1 24-10 40-11 16-23 18-31 18-3 0-12 1-14 1-3 0-5 1-5 4 0 4 2 4 8 4 5 0 11 0 16 0 28 0 41 24 41 58 0 47-24 57-39 57s-42-6-54-27c12 2 23-6 23-18 0-13-9-20-20-20-8 0-19 5-19 21 0 31 32 54 71 54 43 0 75-32 75-67 0-29-23-56-59-63z">
              <text:p/>
            </draw:path>
            <draw:path draw:style-name="gr4" draw:text-style-name="P3" draw:layer="layout" svg:width="0.124cm" svg:height="0.349cm" svg:x="3.467cm" svg:y="1.847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g>
          <svg:title>TexMaths</svg:title>
          <svg:desc>10§display§\ell:§svg§600§TRUE§</svg:desc>
          <draw:g>
            <draw:path draw:style-name="gr4" draw:text-style-name="P3" draw:layer="layout" svg:width="0.135cm" svg:height="0.249cm" svg:x="1.394cm" svg:y="2.301cm" svg:viewBox="0 0 136 250" svg:d="M2 211c-1 1-2 2-2 4 0 1 2 4 4 4s3-1 13-11c3-2 10-9 12-12 4 28 14 54 40 54 14 0 26-8 33-13 5-4 22-17 22-21 0-1-1-4-4-4-1 0-2 0-5 3-22 22-35 27-46 27-15 0-21-18-21-45 0-2 1-18 2-20 0-1 0-2 8-9 28-28 78-86 78-141 0-6 0-27-21-27-29 0-55 58-59 66-16 38-27 78-27 120-9 9-18 17-27 25zM52 162c0-4 15-80 35-121 10-19 17-33 28-33 12 0 12 12 12 18 0 58-59 119-75 136z">
              <text:p/>
            </draw:path>
            <draw:path draw:style-name="gr4" draw:text-style-name="P3" draw:layer="layout" svg:width="0.036cm" svg:height="0.149cm" svg:x="1.663cm" svg:y="2.397cm" svg:viewBox="0 0 37 150" svg:d="M37 18c0-10-9-18-19-18-11 0-18 7-18 18 0 10 7 19 18 19 10 0 19-8 19-19zM37 131c0-9-9-17-19-17-11 0-18 8-18 17 0 10 7 19 18 19 10 0 19-9 19-19z">
              <text:p/>
            </draw:path>
          </draw:g>
        </draw:g>
        <draw:frame draw:style-name="gr5" draw:text-style-name="P2" draw:layer="layout" svg:width="2.576cm" svg:height="0.395cm" svg:x="2.802cm" svg:y="2.202cm">
          <draw:text-box>
            <text:p><text:span text:style-name="T2">constraint length</text:span></text:p>
          </draw:text-box>
        </draw:frame>
        <draw:g>
          <svg:title>TexMaths</svg:title>
          <svg:desc>10§display§\mathcal{Q} \subset \Sigma^\ell: §svg§600§TRUE§</svg:desc>
          <draw:g>
            <draw:path draw:style-name="gr4" draw:text-style-name="P3" draw:layer="layout" svg:width="0.236cm" svg:height="0.289cm" svg:x="1.394cm" svg:y="2.715cm" svg:viewBox="0 0 237 290" svg:d="M39 237c-7 0-11 0-20 5-2 2-11 7-11 12 0 2 2 2 4 2 23 1 38 4 73 16 24 9 49 18 77 18 41 0 75-36 75-50 0-2-2-3-3-3-4 0-11 3-17 6-8 6-9 8-11 13-4 14-12 15-21 15-23 0-39-6-90-23 61-17 137-77 137-161 0-48-26-87-77-87-72 0-155 74-155 147 0 36 22 64 61 64 36 0 76-23 76-31 0-2-3-2-4-2-5 0-11 3-16 5-14 8-29 8-33 8-31 0-54-23-54-59 0-44 40-112 102-112 44 0 71 35 71 81 0 35-15 75-48 103-23 21-49 33-106 33-3 0-7 0-10 0z">
              <text:p/>
            </draw:path>
            <draw:path draw:style-name="gr4" draw:text-style-name="P3" draw:layer="layout" svg:width="0.213cm" svg:height="0.202cm" svg:x="1.768cm" svg:y="2.773cm" svg:viewBox="0 0 214 203" svg:d="M202 14c6 0 12 0 12-7s-6-7-12-7c-31 0-63 0-94 0-60 0-108 46-108 102s48 101 108 101c31 0 63 0 94 0 6 0 12 0 12-7s-6-7-12-7c-31 0-63 0-94 0-54 0-94-40-94-87s40-88 94-88c31 0 63 0 94 0z">
              <text:p/>
            </draw:path>
            <draw:path draw:style-name="gr4" draw:text-style-name="P3" draw:layer="layout" svg:width="0.213cm" svg:height="0.238cm" svg:x="2.128cm" svg:y="2.723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4" draw:text-style-name="P3" draw:layer="layout" svg:width="0.101cm" svg:height="0.175cm" svg:x="2.368cm" svg:y="2.645cm" svg:viewBox="0 0 102 176" svg:d="M23 139c3 16 11 37 32 37 8 0 16-3 25-9 4-3 17-12 17-15 0-1-2-4-4-4-1 0-1 0-5 3-11 10-22 18-33 18-17 0-17-29-17-34 0-3 0-3 1-8 0-2 0-3 3-6 13-12 60-57 60-100 0-3 0-21-16-21-21 0-37 32-41 39-11 21-17 41-19 53-4 17-4 25-4 37-2 2-16 15-18 17-4 3-4 3-4 5 0 1 2 4 4 4 1 0 8-6 10-8 3-3 6-6 9-8zM41 111c4-25 24-104 44-104 6 0 9 4 9 13 0 3 0 24-21 55-13 17-26 31-32 36z">
              <text:p/>
            </draw:path>
            <draw:path draw:style-name="gr4" draw:text-style-name="P3" draw:layer="layout" svg:width="0.036cm" svg:height="0.151cm" svg:x="2.625cm" svg:y="2.811cm" svg:viewBox="0 0 37 152" svg:d="M37 19c0-10-9-19-19-19-11 0-18 9-18 19s7 19 18 19c10 0 19-9 19-19zM37 133c0-10-9-19-19-19-11 0-18 9-18 19s7 19 18 19c10 0 19-9 19-19z">
              <text:p/>
            </draw:path>
          </draw:g>
        </draw:g>
        <draw:frame draw:style-name="gr6" draw:text-style-name="P2" draw:layer="layout" svg:width="2.148cm" svg:height="0.395cm" svg:x="2.802cm" svg:y="2.603cm">
          <draw:text-box>
            <text:p><text:span text:style-name="T2">valid state set</text:span></text:p>
          </draw:text-box>
        </draw:frame>
        <draw:g>
          <svg:title>TexMaths</svg:title>
          <svg:desc>10§display§\mathcal{Q}^{\rm R}_{\ell,k}:§svg§600§TRUE§</svg:desc>
          <draw:g>
            <draw:path draw:style-name="gr4" draw:text-style-name="P3" draw:layer="layout" svg:width="0.236cm" svg:height="0.289cm" svg:x="2.591cm" svg:y="3.187cm" svg:viewBox="0 0 237 290" svg:d="M39 237c-7 0-11 0-19 5-3 2-12 8-12 12 0 2 2 2 4 2 23 1 38 4 73 17 24 8 49 17 77 17 41 0 75-36 75-50 0-2-2-3-3-3-4 0-11 3-17 7-8 5-9 7-10 12-5 14-13 15-22 15-23 0-39-6-90-23 61-16 138-77 138-161 0-48-26-87-78-87-72 0-155 74-155 147 0 37 22 65 61 65 36 0 76-23 76-32 0-2-3-2-4-2-5 0-11 4-16 6-14 8-29 9-33 9-31 0-54-25-54-61 0-44 40-112 102-112 44 0 71 35 71 81 0 35-15 75-48 104-23 21-48 32-106 32-3 0-7 0-10 0z">
              <text:p/>
            </draw:path>
            <draw:path draw:style-name="gr4" draw:text-style-name="P3" draw:layer="layout" svg:width="0.185cm" svg:height="0.172cm" svg:x="2.853cm" svg:y="3.122cm" svg:viewBox="0 0 186 173" svg:d="M109 84c22-5 44-19 44-39 0-25-33-45-71-45-27 0-55 0-82 0 0 3 0 6 0 9 2 0 3 0 5 0 19 0 20 2 20 11 0 43 0 85 0 128 0 8-1 11-20 11-2 0-3 0-5 0 0 3 0 6 0 9 12-1 26-1 36-1s24 0 36 1c0-3 0-6 0-9-2 0-3 0-5 0-19 0-20-2-20-11 0-21 0-41 0-61 11 0 22 0 33 0 4 0 17 0 28 10 8 8 8 14 8 31 0 16 0 26 12 35 10 9 25 10 32 10 21 0 26-20 26-27 0-2 0-5-4-5s-4 2-4 5c-2 14-10 20-17 20-14 0-16-15-19-37-3-20-4-23-11-32-2-2-9-9-22-13zM79 80c-11 0-21 0-32 0 0-20 0-41 0-61 0-7 0-9 7-10 2 0 10 0 15 0 24 0 58 0 58 36 0 27-22 35-48 35z">
              <text:p/>
            </draw:path>
            <draw:path draw:style-name="gr4" draw:text-style-name="P3" draw:layer="layout" svg:width="0.101cm" svg:height="0.174cm" svg:x="2.844cm" svg:y="3.348cm" svg:viewBox="0 0 102 175" svg:d="M23 139c3 16 11 36 32 36 8 0 17-3 26-8 4-3 16-12 16-15 0-1-1-5-3-5s-2 0-6 4c-10 9-22 17-33 17-17 0-17-28-17-33 0-3 0-4 1-8 0-3 0-3 3-6 14-13 60-57 60-100 0-4 0-21-16-21-20 0-37 31-41 39-11 20-16 41-19 53-4 16-4 25-4 37-1 2-15 14-18 16-4 4-4 4-4 5 0 2 2 5 4 5s8-6 10-8c3-3 6-6 9-8zM41 111c5-25 24-105 45-105 5 0 8 4 8 13 0 3 0 25-21 55-12 18-26 31-32 37z">
              <text:p/>
            </draw:path>
            <draw:path draw:style-name="gr4" draw:text-style-name="P3" draw:layer="layout" svg:width="0.03cm" svg:height="0.075cm" svg:x="2.983cm" svg:y="3.492cm" svg:viewBox="0 0 31 76" svg:d="M25 24c0 14-3 30-20 45-1 1-1 2-1 3 0 2 2 4 3 4 4 0 24-20 24-49 0-15-5-27-17-27-8 0-14 7-14 14 0 8 6 14 15 14 5 0 9-4 10-4z">
              <text:p/>
            </draw:path>
            <draw:path draw:style-name="gr4" draw:text-style-name="P3" draw:layer="layout" svg:width="0.119cm" svg:height="0.172cm" svg:x="3.057cm" svg:y="3.35cm" svg:viewBox="0 0 120 173" svg:d="M58 7c0-1 1-3 1-4s-1-3-4-3c-5 0-25 2-31 2-2 1-6 1-6 6 0 4 4 4 7 4 11 0 11 1 11 3s0 3-1 6c-11 46-23 92-34 139-1 4-1 3-1 5 0 4 3 8 8 8 7 0 10-5 11-10 1-1 11-45 12-48 18 2 32 7 32 20 0 1 0 3-1 5-1 4-1 5-1 8 0 17 15 25 26 25 24 0 32-37 32-38 0-3-3-2-4-3-4 0-4 1-5 6-3 11-10 28-22 28-7 0-9-6-9-13 0-4 0-4 2-11 0-1 1-5 1-7 0-22-29-26-40-26 7-5 17-13 21-17 12-11 25-23 38-23 3 0 6 1 8 3-10 2-12 10-12 14 0 5 4 9 9 9 7 0 14-5 14-16 0-8-5-17-18-17-14 0-27 10-40 22-10 10-18 17-28 21 8-33 16-65 24-98z">
              <text:p/>
            </draw:path>
            <draw:path draw:style-name="gr4" draw:text-style-name="P3" draw:layer="layout" svg:width="0.036cm" svg:height="0.15cm" svg:x="3.339cm" svg:y="3.284cm" svg:viewBox="0 0 37 151" svg:d="M37 18c0-10-9-18-19-18s-18 8-18 18 8 19 18 19 19-9 19-19zM37 132c0-10-9-18-19-18s-18 8-18 18 8 19 18 19 19-9 19-19z">
              <text:p/>
            </draw:path>
          </draw:g>
        </draw:g>
        <draw:frame draw:style-name="gr7" draw:text-style-name="P2" draw:layer="layout" svg:width="3.198cm" svg:height="0.395cm" svg:x="3.506cm" svg:y="3.104cm">
          <draw:text-box>
            <text:p><text:span text:style-name="T2">maximum run-length</text:span></text:p>
          </draw:text-box>
        </draw:frame>
        <draw:frame draw:style-name="gr8" draw:text-style-name="P2" draw:layer="layout" svg:width="0.612cm" svg:height="0.395cm" svg:x="1.802cm" svg:y="3.102cm">
          <draw:text-box>
            <text:p><text:span text:style-name="T2">(ex)</text:span></text:p>
          </draw:text-box>
        </draw:frame>
        <draw:g>
          <svg:title>TexMaths</svg:title>
          <svg:desc>10§display§k§svg§600§TRUE§</svg:desc>
          <draw:g>
            <draw:path draw:style-name="gr4" draw:text-style-name="P3" draw:layer="layout" svg:width="0.156cm" svg:height="0.245cm" svg:x="6.825cm" svg:y="3.198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g>
          <svg:title>TexMaths</svg:title>
          <svg:desc>10§display§\mathcal{Q}^{\rm B}_{\ell,\varepsilon}:§svg§600§TRUE§</svg:desc>
          <draw:g>
            <draw:path draw:style-name="gr4" draw:text-style-name="P3" draw:layer="layout" svg:width="0.236cm" svg:height="0.289cm" svg:x="2.593cm" svg:y="3.691cm" svg:viewBox="0 0 237 290" svg:d="M39 237c-7 0-11 0-19 5-3 2-12 8-12 12 0 2 2 2 4 2 23 1 38 4 73 17 24 8 49 17 77 17 41 0 75-36 75-50 0-2-2-3-3-3-4 0-11 3-17 7-8 5-9 7-10 12-5 14-13 15-22 15-23 0-39-6-90-23 61-16 137-77 137-161 0-48-25-87-77-87-72 0-155 74-155 147 0 37 22 65 61 65 36 0 76-23 76-32 0-2-3-2-4-2-5 0-11 4-16 6-14 8-29 9-33 9-31 0-54-25-54-61 0-44 40-112 102-112 44 0 71 35 71 81 0 35-15 75-48 104-23 21-48 32-106 32-3 0-7 0-10 0z">
              <text:p/>
            </draw:path>
            <draw:path draw:style-name="gr4" draw:text-style-name="P3" draw:layer="layout" svg:width="0.163cm" svg:height="0.167cm" svg:x="2.855cm" svg:y="3.626cm" svg:viewBox="0 0 164 168" svg:d="M0 0c0 3 0 6 0 9 2 0 4 0 6 0 19 0 19 2 19 11 0 43 0 85 0 128 0 8 0 11-19 11-2 0-4 0-6 0 0 3 0 6 0 9 35 0 69 0 104 0s60-22 60-45c0-21-22-40-52-43 24-4 45-19 45-38 0-22-26-42-60-42-32 0-65 0-97 0zM47 77c0-19 0-39 0-58 0-8 0-10 12-10s24 0 36 0c24 0 37 17 37 33 0 17-16 35-45 35-13 0-27 0-40 0zM59 159c-12 0-12-2-12-10 0-22 0-44 0-65 17 0 35 0 52 0 26 0 40 21 40 38 0 19-17 37-44 37-12 0-24 0-36 0z">
              <text:p/>
            </draw:path>
            <draw:path draw:style-name="gr4" draw:text-style-name="P3" draw:layer="layout" svg:width="0.101cm" svg:height="0.174cm" svg:x="2.846cm" svg:y="3.852cm" svg:viewBox="0 0 102 175" svg:d="M23 139c3 16 11 36 32 36 8 0 16-3 25-8 4-3 17-12 17-15 0-1-1-5-4-5-1 0-1 0-5 4-11 9-22 17-33 17-17 0-17-28-17-33 0-3 0-4 1-8 0-3 0-3 3-6 13-13 60-57 60-100 0-4 0-21-16-21-21 0-37 31-41 39-11 20-17 41-19 53-4 16-4 25-4 37-2 2-16 14-18 16-4 4-4 4-4 5 0 2 2 5 4 5s8-6 10-8c3-3 6-6 9-8zM41 111c4-25 24-105 44-105 6 0 9 4 9 13 0 3 0 25-21 55-13 18-26 31-32 37z">
              <text:p/>
            </draw:path>
            <draw:path draw:style-name="gr4" draw:text-style-name="P3" draw:layer="layout" svg:width="0.03cm" svg:height="0.075cm" svg:x="2.984cm" svg:y="3.996cm" svg:viewBox="0 0 31 76" svg:d="M24 24c0 14-2 30-19 45-1 1-2 2-2 3 0 2 2 4 4 4 3 0 24-20 24-49 0-15-6-27-17-27-8 0-14 7-14 14 0 8 6 14 14 14 6 0 7-3 10-4z">
              <text:p/>
            </draw:path>
            <draw:path draw:style-name="gr4" draw:text-style-name="P3" draw:layer="layout" svg:width="0.106cm" svg:height="0.114cm" svg:x="3.051cm" svg:y="3.914cm" svg:viewBox="0 0 107 115" svg:d="M30 56c9 3 16 3 23 3 8 0 23 0 23-9 0-6-10-7-20-7-4 0-14 0-26 5-6-3-9-8-9-13 0-13 23-22 48-22 4 0 15 0 26 7 1 1 3 2 5 2 3 0 7-3 7-8 0-4-8-8-12-10-11-4-19-4-23-4-30 0-60 15-60 35 0 10 10 16 10 17-9 5-22 16-22 31 0 18 18 32 45 32 38 0 51-22 51-26 0-1-2-3-3-3-2 0-3 1-3 2-7 10-15 14-41 14-6 0-17 0-26-4-10-3-14-10-14-16s4-18 21-26zM40 51c3 0 8-1 15-1 6 0 7 0 12 1-4 1-4 1-14 1-3 0-8 0-13-1z">
              <text:p/>
            </draw:path>
            <draw:path draw:style-name="gr4" draw:text-style-name="P3" draw:layer="layout" svg:width="0.036cm" svg:height="0.15cm" svg:x="3.318cm" svg:y="3.788cm" svg:viewBox="0 0 37 151" svg:d="M37 18c0-10-9-18-19-18s-18 8-18 18 8 19 18 19 19-9 19-19zM37 132c0-10-9-18-19-18s-18 8-18 18 8 19 18 19 19-9 19-19z">
              <text:p/>
            </draw:path>
          </draw:g>
        </draw:g>
        <draw:frame draw:style-name="gr9" draw:text-style-name="P2" draw:layer="layout" svg:width="2.555cm" svg:height="0.395cm" svg:x="3.506cm" svg:y="3.605cm">
          <draw:text-box>
            <text:p><text:span text:style-name="T2">local <text:s text:c="2"/>-balanced</text:span></text:p>
          </draw:text-box>
        </draw:frame>
        <draw:g>
          <svg:title>TexMaths</svg:title>
          <svg:desc>10§display§\mathcal{Q}^{\rm M}_{\ell}:§svg§600§TRUE§</svg:desc>
          <draw:g>
            <draw:path draw:style-name="gr4" draw:text-style-name="P3" draw:layer="layout" svg:width="0.236cm" svg:height="0.289cm" svg:x="2.596cm" svg:y="4.194cm" svg:viewBox="0 0 237 290" svg:d="M39 237c-7 0-11 0-20 5-3 2-11 7-11 11 0 3 2 3 4 3 23 1 37 4 73 16 24 9 49 18 76 18 42 0 76-36 76-51 0-1-2-2-4-2-3 0-10 2-16 6-8 5-9 8-11 12-5 15-12 16-21 16-24 0-39-6-90-23 61-17 137-77 137-162 0-47-26-86-77-86-72 0-155 73-155 146 0 38 22 65 61 65 36 0 76-23 76-31 0-2-3-2-4-2-5 0-11 3-16 6-15 8-29 8-33 8-31 0-54-24-54-60 0-44 40-113 102-113 44 0 71 36 71 82 0 35-15 75-48 103-23 21-49 33-106 33-3 0-7 0-10 0z">
              <text:p/>
            </draw:path>
            <draw:path draw:style-name="gr4" draw:text-style-name="P3" draw:layer="layout" svg:width="0.221cm" svg:height="0.167cm" svg:x="2.858cm" svg:y="4.129cm" svg:viewBox="0 0 222 168" svg:d="M53 5c-3-5-5-5-10-5-14 0-29 0-43 0 0 3 0 6 0 9 2 0 4 0 6 0 19 0 20 2 20 11 0 40 0 80 0 121 0 7 0 18-26 18 0 3 0 6 0 9 10-1 20-1 30-1s20 0 30 1c0-3 0-6 0-9-25 0-25-11-25-18 0-43 0-86 0-129 21 50 43 100 64 150 1 3 2 6 6 6 2 0 4-1 6-6 21-51 43-102 65-153 0 46 0 92 0 139 0 8 0 11-19 11-2 0-4 0-6 0 0 3 0 6 0 9 12-1 24-1 35-1 10 0 24 0 36 1 0-3 0-6 0-9-2 0-4 0-6 0-19 0-19-3-19-11 0-43 0-85 0-128 0-8 0-11 19-11 2 0 4 0 6 0 0-3 0-6 0-9-15 0-29 0-43 0-5 0-7 0-9 5-20 46-40 92-59 139-19-47-39-93-58-139z">
              <text:p/>
            </draw:path>
            <draw:path draw:style-name="gr4" draw:text-style-name="P3" draw:layer="layout" svg:width="0.101cm" svg:height="0.175cm" svg:x="2.849cm" svg:y="4.354cm" svg:viewBox="0 0 102 176" svg:d="M23 139c3 16 11 37 32 37 8 0 16-3 25-9 4-2 17-11 17-14 0-2-2-5-4-5-1 0-1 0-5 4-11 9-22 17-33 17-17 0-17-29-17-33 0-3 0-4 1-9 0-2 0-3 3-5 13-13 60-58 60-100 0-4 0-22-16-22-21 0-37 32-41 39-11 21-17 41-19 54-4 16-4 25-4 37-2 1-16 14-18 16-4 3-4 3-4 5s2 4 4 4 8-6 10-7c3-3 6-6 9-9zM41 111c4-25 24-104 44-104 6 0 9 4 9 13 0 3 0 25-21 55-13 18-26 31-32 36z">
              <text:p/>
            </draw:path>
            <draw:path draw:style-name="gr4" draw:text-style-name="P3" draw:layer="layout" svg:width="0.036cm" svg:height="0.15cm" svg:x="3.24cm" svg:y="4.29cm" svg:viewBox="0 0 37 151" svg:d="M37 19c0-10-9-19-19-19-11 0-18 9-18 19s7 18 18 18c10 0 19-8 19-18zM37 133c0-10-9-19-19-19-11 0-18 9-18 19s7 18 18 18c10 0 19-8 19-18z">
              <text:p/>
            </draw:path>
          </draw:g>
        </draw:g>
        <draw:frame draw:style-name="gr10" draw:text-style-name="P2" draw:layer="layout" svg:width="1.289cm" svg:height="0.395cm" svg:x="3.506cm" svg:y="4.106cm">
          <draw:text-box>
            <text:p><text:span text:style-name="T2">motif (?)</text:span></text:p>
          </draw:text-box>
        </draw:frame>
        <draw:g>
          <svg:title>TexMaths</svg:title>
          <svg:desc>10§display§\mathcal{Q} = 
\mathcal{Q}^{\rm R}_{\ell,k} \cap
\mathcal{Q}^{\rm B}_{\ell,\varepsilon} \cap
\mathcal{Q}^{\rm M}_{\ell} \cap 
\mathcal{Q}^{\rm S}_{\ell} \cap \cdots§svg§600§TRUE§</svg:desc>
          <draw:g>
            <draw:path draw:style-name="gr4" draw:text-style-name="P3" draw:layer="layout" svg:width="0.236cm" svg:height="0.289cm" svg:x="2.591cm" svg:y="5.301cm" svg:viewBox="0 0 237 290" svg:d="M39 238c-7 0-11 0-19 4-3 2-12 7-12 12 0 2 2 2 4 2 23 1 38 4 73 17 24 8 49 17 77 17 41 0 75-36 75-50 0-1-1-2-3-2-4 0-11 2-17 6-8 5-8 7-10 12-5 14-12 15-22 15-23 0-39-6-90-23 61-16 138-77 138-161 0-48-26-87-78-87-71 0-155 74-155 147 0 37 22 65 61 65 36 0 76-23 76-32 0-2-3-2-4-2-5 0-11 4-16 6-14 8-29 9-32 9-32 0-55-25-55-61 0-44 40-112 102-112 44 0 71 35 71 81 0 35-14 75-48 104-23 21-48 33-106 33-3 0-7 0-10 0z">
              <text:p/>
            </draw:path>
            <draw:path draw:style-name="gr4" draw:text-style-name="P3" draw:layer="layout" svg:width="0.232cm" svg:height="0.081cm" svg:x="2.956cm" svg:y="5.4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236cm" svg:height="0.289cm" svg:x="3.347cm" svg:y="5.301cm" svg:viewBox="0 0 237 290" svg:d="M38 238c-6 0-10 0-19 4-3 2-11 7-11 12 0 2 2 2 3 2 24 1 38 4 73 17 25 8 50 17 77 17 41 0 76-36 76-50 0-1-2-2-4-2-3 0-11 2-16 6-8 5-9 7-11 12-5 14-12 15-21 15-24 0-39-6-90-23 61-16 137-77 137-161 0-48-26-87-77-87-72 0-155 74-155 147 0 37 22 65 61 65 35 0 75-23 75-32 0-2-2-2-3-2-5 0-11 4-16 6-15 8-29 9-33 9-32 0-54-25-54-61 0-44 39-112 101-112 45 0 71 35 71 81 0 35-14 75-47 104-23 21-49 33-106 33-4 0-7 0-11 0z">
              <text:p/>
            </draw:path>
            <draw:path draw:style-name="gr4" draw:text-style-name="P3" draw:layer="layout" svg:width="0.186cm" svg:height="0.172cm" svg:x="3.608cm" svg:y="5.236cm" svg:viewBox="0 0 187 173" svg:d="M109 84c23-5 45-20 45-39 0-25-33-45-71-45-28 0-55 0-83 0 0 3 0 6 0 9 2 0 4 0 6 0 19 0 20 2 20 11 0 43 0 85 0 128 0 8-1 11-20 11-2 0-4 0-6 0 0 3 0 6 0 9 12-1 27-1 37-1s24 0 36 1c0-3 0-6 0-9-2 0-4 0-6 0-19 0-19-2-19-11 0-21 0-41 0-61 11 0 22 0 33 0 4 0 17 0 28 10 8 8 8 14 8 31 0 16 0 26 12 35 10 9 25 10 32 10 20 0 26-20 26-28 0-1 0-4-4-4s-4 2-4 4c-2 15-10 21-17 21-14 0-16-15-19-37-3-20-4-24-11-32-2-2-9-9-23-13zM80 80c-11 0-21 0-32 0 0-20 0-41 0-61 0-7 0-9 7-10 2 0 10 0 15 0 24 0 57 0 57 36 0 27-21 35-47 35z">
              <text:p/>
            </draw:path>
            <draw:path draw:style-name="gr4" draw:text-style-name="P3" draw:layer="layout" svg:width="0.101cm" svg:height="0.174cm" svg:x="3.6cm" svg:y="5.462cm" svg:viewBox="0 0 102 175" svg:d="M23 139c3 16 11 36 32 36 8 0 16-3 25-8 4-3 17-12 17-15 0-1-1-5-4-5-1 0-1 0-5 4-11 9-22 17-33 17-17 0-17-28-17-33 0-3 0-4 1-8 0-3 0-3 3-6 13-13 60-57 60-100 0-4 0-21-16-21-21 0-37 31-41 39-11 20-17 41-19 53-4 16-4 25-4 37-2 2-16 14-18 16-4 4-4 4-4 5 0 2 2 5 4 5s8-6 10-8c3-3 6-6 9-8zM41 111c4-25 24-105 44-105 6 0 9 4 9 13 0 3 0 25-21 55-13 18-26 31-32 37z">
              <text:p/>
            </draw:path>
            <draw:path draw:style-name="gr4" draw:text-style-name="P3" draw:layer="layout" svg:width="0.03cm" svg:height="0.075cm" svg:x="3.739cm" svg:y="5.606cm" svg:viewBox="0 0 31 76" svg:d="M24 24c0 14-2 30-19 45-1 1-1 2-1 3 0 2 2 4 3 4 3 0 24-20 24-49 0-15-6-27-17-27-8 0-14 7-14 14 0 8 6 14 14 14 6 0 7-3 10-4z">
              <text:p/>
            </draw:path>
            <draw:path draw:style-name="gr4" draw:text-style-name="P3" draw:layer="layout" svg:width="0.12cm" svg:height="0.172cm" svg:x="3.813cm" svg:y="5.464cm" svg:viewBox="0 0 121 173" svg:d="M59 7c0-1 1-3 1-4s-1-3-4-3c-5 0-25 2-31 2-2 1-6 1-6 6 0 4 4 4 7 4 11 0 11 1 11 3s0 3-1 6c-11 46-23 92-34 139-2 4-1 3-2 5 0 4 3 8 9 8s10-5 11-10c1-1 11-45 12-48 18 2 32 7 32 20 0 1 0 2-1 5-1 4-1 5-1 8 0 17 14 25 26 25 24 0 32-37 32-38 0-3-3-2-4-3-4 0-4 1-5 6-3 11-10 28-22 28-7 0-9-6-9-13 0-4 0-4 2-11 0-1 1-5 1-7 0-22-29-26-40-26 7-5 16-13 21-17 12-11 25-23 38-23 3 0 6 1 8 3-10 2-12 10-12 14 0 5 4 9 9 9 7 0 14-5 14-16 0-8-5-17-18-17-14 0-27 10-40 22-10 10-18 17-28 21 8-33 16-65 24-98z">
              <text:p/>
            </draw:path>
            <draw:path draw:style-name="gr4" draw:text-style-name="P3" draw:layer="layout" svg:width="0.195cm" svg:height="0.216cm" svg:x="4.065cm" svg:y="5.339cm" svg:viewBox="0 0 196 217" svg:d="M196 76c0-53-54-76-98-76-46 0-98 24-98 76 0 43 0 86 0 129 0 6 0 12 7 12s7-6 7-12c0-43 0-85 0-127 0-53 58-64 84-64 16 0 38 3 57 15 27 17 27 40 27 49 0 42 0 84 0 127 0 6 0 12 7 12s7-6 7-12c0-43 0-86 0-129z">
              <text:p/>
            </draw:path>
            <draw:path draw:style-name="gr4" draw:text-style-name="P3" draw:layer="layout" svg:width="0.236cm" svg:height="0.289cm" svg:x="4.398cm" svg:y="5.301cm" svg:viewBox="0 0 237 290" svg:d="M39 238c-7 0-11 0-20 4-2 2-11 7-11 12 0 2 2 2 4 2 23 1 38 4 73 17 24 8 49 17 77 17 41 0 75-36 75-50 0-1-2-2-3-2-4 0-11 2-17 6-8 5-9 7-10 12-5 14-13 15-22 15-23 0-39-6-90-23 61-16 138-77 138-161 0-48-26-87-78-87-72 0-155 74-155 147 0 37 22 65 61 65 36 0 76-23 76-32 0-2-3-2-4-2-5 0-11 4-16 6-14 8-29 9-33 9-31 0-54-25-54-61 0-44 40-112 102-112 44 0 71 35 71 81 0 35-15 75-48 104-23 21-49 33-106 33-3 0-7 0-10 0z">
              <text:p/>
            </draw:path>
            <draw:path draw:style-name="gr4" draw:text-style-name="P3" draw:layer="layout" svg:width="0.163cm" svg:height="0.167cm" svg:x="4.66cm" svg:y="5.236cm" svg:viewBox="0 0 164 168" svg:d="M0 0c0 3 0 6 0 9 2 0 4 0 6 0 19 0 19 2 19 11 0 43 0 85 0 128 0 8 0 11-19 11-2 0-4 0-6 0 0 3 0 6 0 9 35 0 69 0 104 0s60-22 60-45c0-21-21-40-51-43 24-4 44-19 44-38 0-22-26-42-60-42-32 0-65 0-97 0zM47 77c0-19 0-39 0-58 0-8 0-10 12-10s24 0 36 0c25 0 37 17 37 33 0 17-16 35-44 35-14 0-27 0-41 0zM59 159c-12 0-12-2-12-10 0-22 0-44 0-65 17 0 35 0 52 0 26 0 40 21 40 38 0 19-16 37-43 37-12 0-25 0-37 0z">
              <text:p/>
            </draw:path>
            <draw:path draw:style-name="gr4" draw:text-style-name="P3" draw:layer="layout" svg:width="0.101cm" svg:height="0.174cm" svg:x="4.651cm" svg:y="5.462cm" svg:viewBox="0 0 102 175" svg:d="M24 139c2 16 10 36 31 36 8 0 17-3 26-8 4-3 17-12 17-15 0-1-2-5-4-5s-2 0-6 4c-10 9-22 17-33 17-16 0-16-28-16-33 0-3 0-4 0-8 0-3 0-3 3-6 14-13 60-57 60-100 0-4 0-21-16-21-20 0-37 31-41 39-11 20-16 41-19 53-4 16-4 25-4 37-1 2-15 14-18 16-4 4-4 4-4 5 0 2 2 5 4 5s8-6 10-8c3-3 7-6 10-8zM41 111c5-25 24-105 45-105 5 0 8 4 8 13 0 3 0 25-21 55-12 18-26 31-32 37z">
              <text:p/>
            </draw:path>
            <draw:path draw:style-name="gr4" draw:text-style-name="P3" draw:layer="layout" svg:width="0.031cm" svg:height="0.075cm" svg:x="4.79cm" svg:y="5.606cm" svg:viewBox="0 0 32 76" svg:d="M25 24c0 14-3 30-19 45-1 1-2 2-2 3 0 2 2 4 3 4 4 0 25-20 25-49 0-15-6-27-18-27-8 0-14 7-14 14 0 8 6 14 15 14 6 0 7-3 10-4z">
              <text:p/>
            </draw:path>
            <draw:path draw:style-name="gr4" draw:text-style-name="P3" draw:layer="layout" svg:width="0.106cm" svg:height="0.114cm" svg:x="4.858cm" svg:y="5.524cm" svg:viewBox="0 0 107 115" svg:d="M29 56c10 3 17 3 24 3 8 0 22 0 22-9 0-6-9-7-20-7-3 0-14 0-26 5-5-3-9-8-9-13 0-13 24-22 49-22 4 0 14 0 25 7 2 1 3 2 5 2 4 0 8-3 8-8s-8-8-13-10c-10-4-19-4-23-4-30 0-59 15-59 35 0 10 9 16 9 17-9 5-21 16-21 31 0 18 18 32 45 32 37 0 51-22 51-26 0-1-2-3-4-3-1 0-2 1-3 2-6 10-14 14-40 14-6 0-18 0-27-4-10-3-14-10-14-16s4-18 21-26zM40 51c3 0 8-1 15-1 5 0 7 0 12 1-4 1-5 1-14 1-4 0-9 0-13-1z">
              <text:p/>
            </draw:path>
            <draw:path draw:style-name="gr4" draw:text-style-name="P3" draw:layer="layout" svg:width="0.194cm" svg:height="0.216cm" svg:x="5.093cm" svg:y="5.339cm" svg:viewBox="0 0 195 217" svg:d="M195 76c0-53-53-76-97-76-46 0-98 24-98 76 0 43 0 86 0 129 0 6 0 12 7 12s7-6 7-12c0-43 0-85 0-127 0-53 57-64 84-64 16 0 38 3 56 15 27 17 27 40 27 49 0 42 0 84 0 127 0 6 0 12 7 12s7-6 7-12c0-43 0-86 0-129z">
              <text:p/>
            </draw:path>
            <draw:path draw:style-name="gr4" draw:text-style-name="P3" draw:layer="layout" svg:width="0.236cm" svg:height="0.289cm" svg:x="5.426cm" svg:y="5.301cm" svg:viewBox="0 0 237 290" svg:d="M38 238c-6 0-10 0-19 4-3 2-11 7-11 12 0 2 2 2 3 2 24 1 38 4 73 17 25 8 50 17 77 17 42 0 76-36 76-50 0-1-2-2-4-2-3 0-10 2-16 6-8 5-9 7-11 12-5 14-12 15-21 15-24 0-39-6-90-23 61-16 137-77 137-161 0-48-26-87-77-87-72 0-155 74-155 147 0 37 22 65 61 65 35 0 75-23 75-32 0-2-2-2-3-2-5 0-11 4-16 6-15 8-29 9-33 9-32 0-54-25-54-61 0-44 39-112 102-112 44 0 71 35 71 81 0 35-15 75-48 104-23 21-49 33-106 33-4 0-7 0-11 0z">
              <text:p/>
            </draw:path>
            <draw:path draw:style-name="gr4" draw:text-style-name="P3" draw:layer="layout" svg:width="0.221cm" svg:height="0.167cm" svg:x="5.688cm" svg:y="5.236cm" svg:viewBox="0 0 222 168" svg:d="M53 6c-3-6-4-6-10-6-14 0-29 0-43 0 0 3 0 6 0 9 2 0 4 0 6 0 19 0 20 2 20 11 0 40 0 80 0 121 0 7 0 18-26 18 0 3 0 6 0 9 10-1 20-1 30-1s20 0 30 1c0-3 0-6 0-9-25 0-25-11-25-18 0-43 0-86 0-129 21 50 43 100 64 150 1 3 3 6 6 6 2 0 4-1 6-5 22-52 43-103 65-154 0 46 0 92 0 139 0 8 0 11-19 11-2 0-4 0-6 0 0 3 0 6 0 9 12-1 26-1 36-1s24 0 35 1c0-3 0-6 0-9-2 0-3 0-5 0-19 0-20-2-20-11 0-43 0-85 0-128 0-8 1-11 20-11 2 0 3 0 5 0 0-3 0-6 0-9-14 0-28 0-42 0-5 0-8 0-9 5-20 46-40 92-60 139-19-46-39-92-58-138z">
              <text:p/>
            </draw:path>
            <draw:path draw:style-name="gr4" draw:text-style-name="P3" draw:layer="layout" svg:width="0.101cm" svg:height="0.174cm" svg:x="5.679cm" svg:y="5.462cm" svg:viewBox="0 0 102 175" svg:d="M23 139c3 16 11 36 32 36 8 0 17-3 25-8 5-3 17-12 17-15 0-1-1-5-4-5-1 0-1 0-5 4-11 9-22 17-33 17-17 0-17-28-17-33 0-3 0-4 1-8 0-3 0-3 3-6 14-13 60-57 60-100 0-4 0-21-16-21-21 0-37 31-41 39-11 20-17 41-19 53-4 16-4 25-4 37-2 2-16 14-18 16-4 4-4 4-4 5 0 2 2 5 4 5s8-6 10-8c3-3 6-6 9-8zM41 111c4-25 24-105 45-105 5 0 8 4 8 13 0 3 0 25-21 55-13 18-26 31-32 37z">
              <text:p/>
            </draw:path>
            <draw:path draw:style-name="gr4" draw:text-style-name="P3" draw:layer="layout" svg:width="0.194cm" svg:height="0.216cm" svg:x="6.041cm" svg:y="5.339cm" svg:viewBox="0 0 195 217" svg:d="M195 76c0-53-54-76-97-76-46 0-98 24-98 76 0 43 0 86 0 129 0 6 0 12 7 12s7-6 7-12c0-43 0-85 0-127 0-53 57-64 84-64 15 0 37 3 56 15 27 17 27 40 27 49 0 42 0 84 0 127 0 6 0 12 7 12s7-6 7-12c0-43 0-86 0-129z">
              <text:p/>
            </draw:path>
            <draw:path draw:style-name="gr4" draw:text-style-name="P3" draw:layer="layout" svg:width="0.235cm" svg:height="0.289cm" svg:x="6.374cm" svg:y="5.301cm" svg:viewBox="0 0 236 290" svg:d="M38 238c-6 0-10 0-19 4-3 2-11 7-11 12 0 2 1 2 3 2 24 1 38 4 73 17 24 8 49 17 77 17 41 0 75-36 75-50 0-1-1-2-3-2-3 0-11 2-16 6-8 5-9 7-11 12-5 14-12 15-22 15-23 0-39-6-89-23 61-16 137-77 137-161 0-48-26-87-78-87-71 0-154 74-154 147 0 37 22 65 61 65 35 0 75-23 75-32 0-2-2-2-4-2-5 0-11 4-15 6-15 8-30 9-33 9-32 0-55-25-55-61 0-44 40-112 102-112 45 0 71 35 71 81 0 35-14 75-48 104-22 21-48 33-106 33-3 0-7 0-10 0z">
              <text:p/>
            </draw:path>
            <draw:path draw:style-name="gr4" draw:text-style-name="P3" draw:layer="layout" svg:width="0.12cm" svg:height="0.177cm" svg:x="6.638cm" svg:y="5.231cm" svg:viewBox="0 0 121 178" svg:d="M44 70c-22-4-28-20-28-30 0-16 15-32 37-32 33 0 48 22 52 48 0 4 0 5 4 5s4-2 4-7c0-16 0-31 0-47 0-5 0-7-3-7-2 0-3 1-4 4-3 4-6 9-9 13-17-16-37-17-44-17-31 0-53 22-53 47 0 14 6 24 15 33 10 9 18 11 45 17 22 5 27 6 34 13 6 5 11 13 11 24 0 17-14 35-38 35s-57-9-59-47c0-3 0-5-4-5s-4 2-4 7c0 15 0 31 0 47 0 5 0 7 3 7 2 0 3-1 4-3 3-3 8-11 9-14 16 13 35 17 51 17 32 0 54-25 54-51 0-22-16-43-41-48-12-3-24-6-36-9z">
              <text:p/>
            </draw:path>
            <draw:path draw:style-name="gr4" draw:text-style-name="P3" draw:layer="layout" svg:width="0.102cm" svg:height="0.174cm" svg:x="6.626cm" svg:y="5.462cm" svg:viewBox="0 0 103 175" svg:d="M24 139c3 16 11 36 32 36 7 0 16-3 25-8 4-3 17-12 17-15 0-1-2-5-4-5-1 0-2 0-5 4-11 9-22 17-33 17-17 0-17-28-17-33 0-3 0-4 1-8 0-3 0-3 3-6 13-13 60-57 60-100 0-4 0-21-16-21-21 0-37 31-41 39-11 20-17 41-19 53-4 16-4 25-4 37-2 2-16 14-18 16-4 4-5 4-5 5 0 2 3 5 5 5 1 0 8-6 10-8 3-3 6-6 9-8zM42 111c4-25 24-105 44-105 6 0 9 4 9 13 0 3 0 25-21 55-13 18-26 31-32 37z">
              <text:p/>
            </draw:path>
            <draw:path draw:style-name="gr4" draw:text-style-name="P3" draw:layer="layout" svg:width="0.194cm" svg:height="0.216cm" svg:x="6.891cm" svg:y="5.339cm" svg:viewBox="0 0 195 217" svg:d="M195 76c0-53-53-76-97-76-46 0-98 24-98 76 0 43 0 86 0 129 0 6 0 12 7 12s7-6 7-12c0-43 0-85 0-127 0-53 57-64 84-64 15 0 38 3 56 15 27 17 27 40 27 49 0 42 0 84 0 127 0 6 0 12 7 12s7-6 7-12c0-43 0-86 0-129z">
              <text:p/>
            </draw:path>
            <draw:path draw:style-name="gr4" draw:text-style-name="P3" draw:layer="layout" svg:width="0.036cm" svg:height="0.037cm" svg:x="7.214cm" svg:y="5.442cm" svg:viewBox="0 0 37 38" svg:d="M37 19c0-10-8-19-18-19s-19 9-19 19 9 19 19 19 18-9 18-19z">
              <text:p/>
            </draw:path>
            <draw:path draw:style-name="gr4" draw:text-style-name="P3" draw:layer="layout" svg:width="0.037cm" svg:height="0.037cm" svg:x="7.37cm" svg:y="5.442cm" svg:viewBox="0 0 38 38" svg:d="M38 19c0-10-9-19-19-19s-19 9-19 19 9 19 19 19 19-9 19-19z">
              <text:p/>
            </draw:path>
            <draw:path draw:style-name="gr4" draw:text-style-name="P3" draw:layer="layout" svg:width="0.036cm" svg:height="0.037cm" svg:x="7.527cm" svg:y="5.442cm" svg:viewBox="0 0 37 38" svg:d="M37 19c0-10-9-19-19-19s-18 9-18 19 8 19 18 19 19-9 19-19z">
              <text:p/>
            </draw:path>
          </draw:g>
        </draw:g>
        <draw:g>
          <svg:title>TexMaths</svg:title>
          <svg:desc>10§display§q_0 q_1 \dots q_{\ell-2} q_{\ell-1}§svg§600§TRUE§</svg:desc>
          <draw:g>
            <draw:path draw:style-name="gr4" draw:text-style-name="P3" draw:layer="layout" svg:width="0.144cm" svg:height="0.221cm" svg:x="7.986cm" svg:y="2.74cm" svg:viewBox="0 0 145 222" svg:d="M145 4c0-1-1-3-4-3s-17 14-23 24c-8-19-22-25-33-25-42 0-85 52-85 103 0 33 21 55 47 55 15 0 28-9 41-21-3 12-15 59-16 62-3 10-5 12-25 12-5 0-8 0-8 7 1 1 0 4 4 4 12 0 24-1 36-1s24 1 36 1c2 0 6 0 6-7 0-4-3-4-9-4-17 0-17-2-17-6 0-2 1-4 1-7 16-65 33-129 49-194zM48 150c-21 0-23-26-23-32 0-17 10-55 16-70 11-25 29-40 44-40 23 0 28 28 28 31 0 2-20 78-21 80-5 9-25 31-44 31z">
              <text:p/>
            </draw:path>
            <draw:path draw:style-name="gr4" draw:text-style-name="P3" draw:layer="layout" svg:width="0.113cm" svg:height="0.165cm" svg:x="8.142cm" svg:y="2.785cm" svg:viewBox="0 0 114 166" svg:d="M114 84c0-27-3-46-15-63-7-11-22-21-42-21-57 0-57 66-57 84 0 17 0 82 57 82s57-64 57-82zM57 159c-11 0-26-6-31-26-4-14-4-34-4-52s0-36 4-50c5-19 21-24 31-24 13 0 26 8 30 22 4 13 5 31 5 52 0 18 0 36-4 51-5 22-21 27-31 27z">
              <text:p/>
            </draw:path>
            <draw:path draw:style-name="gr4" draw:text-style-name="P3" draw:layer="layout" svg:width="0.143cm" svg:height="0.221cm" svg:x="8.301cm" svg:y="2.74cm" svg:viewBox="0 0 144 222" svg:d="M144 4c0-1-1-3-3-3-4 0-18 14-24 24-8-19-21-25-33-25-41 0-84 52-84 103 0 33 20 55 46 55 15 0 29-9 41-21-3 12-14 59-15 62-3 10-6 12-26 12-4 0-8 0-8 7 2 1 0 4 5 4 11 0 23-1 35-1s25 1 36 1c2 0 6 0 6-7 0-4-3-4-9-4-17 0-17-2-17-6 0-2 1-4 2-7 16-65 32-129 48-194zM47 150c-21 0-22-26-22-32 0-17 10-55 16-70 11-25 29-40 43-40 23 0 28 28 28 31 0 2-19 78-20 80-6 9-25 31-45 31z">
              <text:p/>
            </draw:path>
            <draw:path draw:style-name="gr4" draw:text-style-name="P3" draw:layer="layout" svg:width="0.089cm" svg:height="0.16cm" svg:x="8.47cm" svg:y="2.785cm" svg:viewBox="0 0 90 161" svg:d="M56 7c0-7-1-7-8-7-15 15-38 15-48 15 0 3 0 6 0 9 6 0 22 0 36-7 0 41 0 83 0 124 0 8 0 12-25 12-3 0-6 0-9 0 0 3 0 6 0 8 4 0 35-1 44-1 7 0 38 1 44 1 0-2 0-5 0-8-3 0-7 0-10 0-24 0-24-4-24-12 0-44 0-89 0-134z">
              <text:p/>
            </draw:path>
            <draw:path draw:style-name="gr4" draw:text-style-name="P3" draw:layer="layout" svg:width="0.036cm" svg:height="0.036cm" svg:x="8.69cm" svg:y="2.857cm" svg:viewBox="0 0 37 37" svg:d="M37 18c0-10-9-18-19-18-11 0-18 7-18 18 0 10 7 19 18 19 10 0 19-8 19-19z">
              <text:p/>
            </draw:path>
            <draw:path draw:style-name="gr4" draw:text-style-name="P3" draw:layer="layout" svg:width="0.036cm" svg:height="0.036cm" svg:x="8.846cm" svg:y="2.857cm" svg:viewBox="0 0 37 37" svg:d="M37 18c0-10-8-18-18-18-11 0-19 7-19 18 0 10 8 19 19 19 10 0 18-8 18-19z">
              <text:p/>
            </draw:path>
            <draw:path draw:style-name="gr4" draw:text-style-name="P3" draw:layer="layout" svg:width="0.036cm" svg:height="0.036cm" svg:x="9.002cm" svg:y="2.857cm" svg:viewBox="0 0 37 37" svg:d="M37 18c0-10-8-18-18-18-11 0-19 7-19 18 0 10 8 19 19 19 10 0 18-8 18-19z">
              <text:p/>
            </draw:path>
            <draw:path draw:style-name="gr4" draw:text-style-name="P3" draw:layer="layout" svg:width="0.144cm" svg:height="0.221cm" svg:x="9.142cm" svg:y="2.74cm" svg:viewBox="0 0 145 222" svg:d="M145 4c0-1-1-3-4-3-4 0-18 14-24 24-7-19-21-25-32-25-42 0-85 52-85 103 0 33 21 55 46 55 15 0 29-9 42-21-3 12-15 59-16 62-3 10-6 12-25 12-5 0-8 0-8 7 1 1 0 4 4 4 11 0 24-1 35-1 12 0 25 1 37 1 1 0 6 0 6-7 0-4-4-4-9-4-17 0-17-2-17-6 0-2 1-4 1-7 16-65 33-129 49-194zM47 150c-21 0-22-26-22-32 0-17 10-55 16-70 11-25 29-40 44-40 22 0 27 28 27 31 0 2-19 78-20 80-5 9-25 31-45 31z">
              <text:p/>
            </draw:path>
            <draw:path draw:style-name="gr4" draw:text-style-name="P3" draw:layer="layout" svg:width="0.102cm" svg:height="0.173cm" svg:x="9.289cm" svg:y="2.775cm" svg:viewBox="0 0 103 174" svg:d="M24 138c2 16 11 36 31 36 8 0 17-3 26-8 4-3 17-12 17-15 0-1-2-5-4-5-1 0-2 0-5 4-11 9-22 17-33 17-17 0-17-28-17-33 0-3 0-4 1-8 0-2 0-2 3-5 13-13 60-57 60-100 0-3 0-21-17-21-20 0-36 32-40 39-11 21-17 41-20 53-3 16-3 25-3 36-2 2-16 14-18 16-4 4-5 4-5 5 0 2 3 5 5 5 1 0 8-6 10-8 3-2 6-5 9-8zM42 111c4-25 24-104 44-104 6 0 9 4 9 13 0 2 0 24-21 54-13 18-26 31-32 37z">
              <text:p/>
            </draw:path>
            <draw:path draw:style-name="gr4" draw:text-style-name="P3" draw:layer="layout" svg:width="0.165cm" svg:height="0.011cm" svg:x="9.428cm" svg:y="2.879cm" svg:viewBox="0 0 166 12" svg:d="M156 12c4 0 10 0 10-6s-6-6-10-6c-49 0-97 0-146 0-4 0-10 0-10 6s6 6 10 6c49 0 97 0 146 0z">
              <text:p/>
            </draw:path>
            <draw:path draw:style-name="gr4" draw:text-style-name="P3" draw:layer="layout" svg:width="0.108cm" svg:height="0.16cm" svg:x="9.636cm" svg:y="2.785cm" svg:viewBox="0 0 109 161" svg:d="M109 118c-3 0-5 0-8 0-1 5-3 19-7 21-2 2-21 2-24 2-15 0-30 0-45 0 26-22 34-29 49-41 18-14 35-29 35-53 0-29-26-47-57-47s-52 21-52 44c0 12 11 13 13 13 6 0 13-4 13-13 0-4-1-13-14-13 8-17 24-22 36-22 24 0 37 19 37 38 0 22-15 39-23 48-20 19-39 38-59 57-3 2-3 3-3 9 34 0 68 0 102 0 2-14 5-29 7-43z">
              <text:p/>
            </draw:path>
            <draw:path draw:style-name="gr4" draw:text-style-name="P3" draw:layer="layout" svg:width="0.143cm" svg:height="0.221cm" svg:x="9.793cm" svg:y="2.74cm" svg:viewBox="0 0 144 222" svg:d="M144 4c0-1-1-3-3-3-4 0-18 14-24 24-8-19-22-25-33-25-41 0-84 52-84 103 0 33 20 55 46 55 15 0 29-9 41-21-3 12-14 59-15 62-3 10-6 12-26 12-4 0-8 0-8 7 2 1 0 4 5 4 11 0 23-1 35-1s24 1 36 1c2 0 6 0 6-7 0-4-3-4-9-4-17 0-17-2-17-6 0-2 1-4 2-7 16-65 32-129 48-194zM47 150c-21 0-23-26-23-32 0-17 11-55 17-70 11-25 29-40 43-40 23 0 28 28 28 31 0 2-19 78-20 80-6 9-25 31-45 31z">
              <text:p/>
            </draw:path>
            <draw:path draw:style-name="gr4" draw:text-style-name="P3" draw:layer="layout" svg:width="0.101cm" svg:height="0.173cm" svg:x="9.941cm" svg:y="2.775cm" svg:viewBox="0 0 102 174" svg:d="M24 138c2 16 10 36 31 36 8 0 17-3 26-8 4-3 17-12 17-15 0-1-2-5-4-5s-2 0-6 4c-10 9-22 17-33 17-16 0-16-28-16-33 0-3 0-4 0-8 0-2 0-2 3-5 14-13 60-57 60-100 0-3 0-21-16-21-20 0-37 32-41 39-11 21-16 41-19 53-4 16-4 25-4 36-1 2-15 14-18 16-4 4-4 4-4 5 0 2 2 5 4 5s9-6 10-8c3-2 7-5 10-8zM41 111c5-25 24-104 45-104 5 0 8 4 8 13 0 2 0 24-21 54-12 18-26 31-32 37z">
              <text:p/>
            </draw:path>
            <draw:path draw:style-name="gr4" draw:text-style-name="P3" draw:layer="layout" svg:width="0.166cm" svg:height="0.011cm" svg:x="10.079cm" svg:y="2.879cm" svg:viewBox="0 0 167 12" svg:d="M157 12c4 0 10 0 10-6s-6-6-10-6c-49 0-98 0-147 0-4 0-10 0-10 6s6 6 10 6c49 0 98 0 147 0z">
              <text:p/>
            </draw:path>
            <draw:path draw:style-name="gr4" draw:text-style-name="P3" draw:layer="layout" svg:width="0.089cm" svg:height="0.16cm" svg:x="10.299cm" svg:y="2.785cm" svg:viewBox="0 0 90 161" svg:d="M56 7c0-7-1-7-8-7-15 15-38 15-48 15 0 3 0 6 0 9 6 0 22 0 36-7 0 41 0 83 0 124 0 8 0 12-25 12-3 0-6 0-9 0 0 3 0 6 0 8 4 0 35-1 44-1 7 0 38 1 44 1 0-2 0-5 0-8-3 0-7 0-10 0-24 0-24-4-24-12 0-44 0-89 0-134z">
              <text:p/>
            </draw:path>
          </draw:g>
        </draw:g>
        <draw:custom-shape draw:style-name="gr11" draw:text-style-name="P4" draw:layer="layout" svg:width="2.8cm" svg:height="0.4cm" svg:x="7.8cm" svg:y="2.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q_1 q_2 \dots q_{\ell-1} \textcolor{red}{0}§svg§600§TRUE§</svg:desc>
          <draw:g>
            <draw:path draw:style-name="gr4" draw:text-style-name="P3" draw:layer="layout" svg:width="0.144cm" svg:height="0.221cm" svg:x="12.047cm" svg:y="2.738cm" svg:viewBox="0 0 145 222" svg:d="M145 4c0-1-1-3-4-3-4 0-18 14-24 24-7-19-21-25-32-25-42 0-85 52-85 103 0 34 21 55 46 55 15 0 29-8 42-20-3 12-15 58-16 62-3 9-6 11-25 11-5 0-8 0-8 7 0 1 0 4 4 4 11 0 24-1 35-1 12 0 25 1 37 1 1 0 6 0 6-7 0-4-4-4-9-4-17 0-17-2-17-5s1-5 1-8c16-64 33-129 49-194zM47 151c-21 0-22-27-22-33 0-16 10-55 16-69 11-26 29-41 44-41 23 0 27 28 27 31 0 2-19 79-20 80-5 10-25 32-45 32z">
              <text:p/>
            </draw:path>
            <draw:path draw:style-name="gr4" draw:text-style-name="P3" draw:layer="layout" svg:width="0.088cm" svg:height="0.161cm" svg:x="12.217cm" svg:y="2.783cm" svg:viewBox="0 0 89 162" svg:d="M55 7c0-7 0-7-7-7-16 15-38 16-48 16 0 3 0 5 0 8 5 0 22 0 35-6 0 41 0 83 0 125 0 7 0 10-24 10-3 0-7 0-10 0 0 3 0 6 0 9 5-1 35-1 44-1 8 0 39 0 44 1 0-3 0-6 0-9-3 0-6 0-9 0-25 0-25-3-25-10 0-46 0-91 0-136z">
              <text:p/>
            </draw:path>
            <draw:path draw:style-name="gr4" draw:text-style-name="P3" draw:layer="layout" svg:width="0.144cm" svg:height="0.221cm" svg:x="12.361cm" svg:y="2.738cm" svg:viewBox="0 0 145 222" svg:d="M145 4c0-1-1-3-3-3-4 0-18 14-24 24-8-19-22-25-33-25-41 0-85 52-85 103 0 34 21 55 47 55 15 0 29-8 41-20-3 12-14 58-16 62-2 9-5 11-25 11-4 0-8 0-8 7 0 1 0 4 5 4 11 0 23-1 35-1s24 1 36 1c2 0 6 0 6-7 0-4-3-4-9-4-17 0-17-2-17-5s1-5 2-8c16-64 32-129 48-194zM48 151c-21 0-23-27-23-33 0-16 11-55 17-69 10-26 29-41 43-41 23 0 28 28 28 31 0 2-19 79-21 80-5 10-24 32-44 32z">
              <text:p/>
            </draw:path>
            <draw:path draw:style-name="gr4" draw:text-style-name="P3" draw:layer="layout" svg:width="0.107cm" svg:height="0.161cm" svg:x="12.52cm" svg:y="2.783cm" svg:viewBox="0 0 108 162" svg:d="M108 118c-3 0-5 0-8 0-1 5-3 20-6 22-2 2-21 2-25 2-15 0-30 0-45 0 26-23 34-30 49-41 18-15 35-30 35-53 0-30-26-48-57-48s-51 21-51 44c0 12 10 13 13 13 6 0 13-4 13-12 0-5-2-13-15-13 8-18 25-23 36-23 25 0 38 19 38 39 0 21-16 38-24 47-20 19-39 38-59 57-2 2-2 3-2 10 34 0 67 0 101 0 2-14 5-29 7-44z">
              <text:p/>
            </draw:path>
            <draw:path draw:style-name="gr4" draw:text-style-name="P3" draw:layer="layout" svg:width="0.036cm" svg:height="0.036cm" svg:x="12.751cm" svg:y="2.855cm" svg:viewBox="0 0 37 37" svg:d="M37 19c0-11-9-19-19-19s-18 8-18 19c0 10 8 18 18 18s19-8 19-18z">
              <text:p/>
            </draw:path>
            <draw:path draw:style-name="gr4" draw:text-style-name="P3" draw:layer="layout" svg:width="0.036cm" svg:height="0.036cm" svg:x="12.907cm" svg:y="2.855cm" svg:viewBox="0 0 37 37" svg:d="M37 19c0-11-9-19-19-19-11 0-18 8-18 19 0 10 7 18 18 18 10 0 19-8 19-18z">
              <text:p/>
            </draw:path>
            <draw:path draw:style-name="gr4" draw:text-style-name="P3" draw:layer="layout" svg:width="0.036cm" svg:height="0.036cm" svg:x="13.062cm" svg:y="2.855cm" svg:viewBox="0 0 37 37" svg:d="M37 19c0-11-9-19-19-19-11 0-18 8-18 19 0 10 7 18 18 18 10 0 19-8 19-18z">
              <text:p/>
            </draw:path>
            <draw:path draw:style-name="gr4" draw:text-style-name="P3" draw:layer="layout" svg:width="0.144cm" svg:height="0.221cm" svg:x="13.202cm" svg:y="2.738cm" svg:viewBox="0 0 145 222" svg:d="M145 4c0-1-1-3-4-3-4 0-18 14-24 24-8-19-21-25-32-25-42 0-85 52-85 103 0 34 21 55 46 55 15 0 29-8 42-20-3 12-15 58-16 62-3 9-6 11-25 11-5 0-9 0-9 7 0 1 0 4 5 4 11 0 24-1 35-1 12 0 25 1 36 1 2 0 7 0 7-7 0-4-4-4-9-4-17 0-17-2-17-5s0-5 1-8c16-64 33-129 49-194zM47 151c-21 0-22-27-22-33 0-16 10-55 16-69 11-26 29-41 44-41 22 0 27 28 27 31 0 2-19 79-20 80-5 10-25 32-45 32z">
              <text:p/>
            </draw:path>
            <draw:path draw:style-name="gr4" draw:text-style-name="P3" draw:layer="layout" svg:width="0.102cm" svg:height="0.174cm" svg:x="13.35cm" svg:y="2.773cm" svg:viewBox="0 0 103 175" svg:d="M24 139c2 15 10 36 31 36 8 0 17-4 26-9 4-3 17-12 17-15 0 0-2-3-4-3-1 0-2 0-5 3-11 9-22 17-33 17-17 0-17-28-17-33 0-3 0-3 0-8 1-2 1-3 4-6 13-12 60-57 60-100 0-3 0-21-17-21-20 0-37 32-40 39-11 21-17 41-20 53-3 17-3 25-3 37-2 2-16 14-19 16-3 4-4 4-4 6 0 0 2 3 4 3s9-5 11-7c3-3 6-6 9-8zM42 111c4-25 23-104 44-104 6 0 9 4 9 13 0 3 0 24-21 55-13 17-27 30-32 36z">
              <text:p/>
            </draw:path>
            <draw:path draw:style-name="gr4" draw:text-style-name="P3" draw:layer="layout" svg:width="0.165cm" svg:height="0.011cm" svg:x="13.489cm" svg:y="2.877cm" svg:viewBox="0 0 166 12" svg:d="M156 12c4 0 10 0 10-6s-6-6-10-6c-49 0-97 0-146 0-4 0-10 0-10 6s5 6 10 6c49 0 97 0 146 0z">
              <text:p/>
            </draw:path>
            <draw:path draw:style-name="gr4" draw:text-style-name="P3" draw:layer="layout" svg:width="0.088cm" svg:height="0.161cm" svg:x="13.709cm" svg:y="2.783cm" svg:viewBox="0 0 89 162" svg:d="M55 7c0-7 0-7-7-7-16 15-38 16-48 16 0 3 0 5 0 8 5 0 22 0 35-6 0 41 0 83 0 125 0 7 0 10-24 10-3 0-7 0-10 0 0 3 0 6 0 9 5-1 35-1 44-1 8 0 39 0 44 1 0-3 0-6 0-9-3 0-6 0-9 0-25 0-25-3-25-10 0-46 0-91 0-136z">
              <text:p/>
            </draw:path>
            <draw:path draw:style-name="gr12" draw:text-style-name="P5" draw:layer="layout" svg:width="0.147cm" svg:height="0.239cm" svg:x="13.853cm" svg:y="2.66cm" svg:viewBox="0 0 148 240" svg:d="M148 121c0-28-2-56-14-82-16-33-45-39-60-39-21 0-47 9-61 42-11 24-13 51-13 79 0 26 2 57 16 83 15 29 41 36 58 36 19 0 46-8 61-41 11-24 13-50 13-78zM74 232c-14 0-35-9-41-42-4-21-4-52-4-73 0-22 0-46 3-64 7-42 33-45 42-45 11 0 35 6 41 41 4 19 4 46 4 68 0 26 0 49-4 71-5 34-25 44-41 44z">
              <text:p/>
            </draw:path>
          </draw:g>
        </draw:g>
        <draw:custom-shape draw:style-name="gr13" draw:text-style-name="P4" draw:layer="layout" svg:width="2.401cm" svg:height="0.4cm" svg:x="11.8cm" svg:y="2.6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q_1 q_2 \dots q_{\ell-1} \textcolor{red}{1}§svg§600§TRUE§</svg:desc>
          <draw:g>
            <draw:path draw:style-name="gr4" draw:text-style-name="P3" draw:layer="layout" svg:width="0.144cm" svg:height="0.221cm" svg:x="12.049cm" svg:y="3.34cm" svg:viewBox="0 0 145 222" svg:d="M145 4c0-1-1-3-4-3-4 0-18 14-24 24-7-19-21-25-32-25-42 0-85 52-85 103 0 34 21 55 46 55 15 0 29-8 42-20-3 12-15 58-16 62-3 9-6 11-25 11-5 0-8 0-8 7 0 1 0 4 4 4 11 0 24-1 35-1 12 0 25 1 36 1 2 0 7 0 7-7 0-4-4-4-9-4-17 0-17-2-17-5s1-5 1-8c16-64 33-129 49-194zM47 151c-21 0-22-27-22-33 0-16 10-55 16-69 11-26 29-41 44-41 22 0 27 28 27 31 0 2-19 79-20 80-5 10-25 32-45 32z">
              <text:p/>
            </draw:path>
            <draw:path draw:style-name="gr4" draw:text-style-name="P3" draw:layer="layout" svg:width="0.088cm" svg:height="0.161cm" svg:x="12.219cm" svg:y="3.385cm" svg:viewBox="0 0 89 162" svg:d="M55 7c0-7 0-7-7-7-16 15-38 16-48 16 0 3 0 5 0 8 5 0 22 0 35-6 0 41 0 83 0 125 0 7 0 10-24 10-3 0-7 0-10 0 0 3 0 6 0 9 5-1 35-1 44-1 8 0 39 0 44 1 0-3 0-6 0-9-3 0-6 0-9 0-25 0-25-3-25-10 0-46 0-91 0-136z">
              <text:p/>
            </draw:path>
            <draw:path draw:style-name="gr4" draw:text-style-name="P3" draw:layer="layout" svg:width="0.144cm" svg:height="0.221cm" svg:x="12.363cm" svg:y="3.34cm" svg:viewBox="0 0 145 222" svg:d="M145 4c0-1-1-3-3-3-4 0-18 14-24 24-8-19-22-25-33-25-41 0-85 52-85 103 0 34 21 55 47 55 15 0 28-8 41-20-3 12-15 58-16 62-2 9-5 11-25 11-5 0-8 0-8 7 0 1 0 4 5 4 11 0 23-1 35-1s24 1 36 1c2 0 6 0 6-7 0-4-3-4-9-4-17 0-17-2-17-5s1-5 2-8c16-64 32-129 48-194zM48 151c-21 0-23-27-23-33 0-16 10-55 16-69 11-26 30-41 44-41 23 0 28 28 28 31 0 2-20 79-21 80-5 10-25 32-44 32z">
              <text:p/>
            </draw:path>
            <draw:path draw:style-name="gr4" draw:text-style-name="P3" draw:layer="layout" svg:width="0.107cm" svg:height="0.161cm" svg:x="12.522cm" svg:y="3.385cm" svg:viewBox="0 0 108 162" svg:d="M108 118c-3 0-5 0-8 0-1 5-3 20-7 22-1 2-20 2-24 2-15 0-30 0-45 0 26-23 34-30 49-41 18-15 35-30 35-53 0-30-26-48-57-48s-51 21-51 44c0 12 10 13 13 13 5 0 13-4 13-12 0-5-2-13-15-13 8-18 24-23 36-23 25 0 37 19 37 39 0 21-15 38-23 47-20 19-39 38-59 57-2 2-2 3-2 10 34 0 67 0 101 0 2-14 5-29 7-44z">
              <text:p/>
            </draw:path>
            <draw:path draw:style-name="gr4" draw:text-style-name="P3" draw:layer="layout" svg:width="0.037cm" svg:height="0.036cm" svg:x="12.752cm" svg:y="3.457cm" svg:viewBox="0 0 38 37" svg:d="M38 19c0-11-9-19-19-19s-19 8-19 19c0 10 9 18 19 18s19-8 19-18z">
              <text:p/>
            </draw:path>
            <draw:path draw:style-name="gr4" draw:text-style-name="P3" draw:layer="layout" svg:width="0.037cm" svg:height="0.036cm" svg:x="12.908cm" svg:y="3.457cm" svg:viewBox="0 0 38 37" svg:d="M38 19c0-11-9-19-19-19s-19 8-19 19c0 10 9 18 19 18s19-8 19-18z">
              <text:p/>
            </draw:path>
            <draw:path draw:style-name="gr4" draw:text-style-name="P3" draw:layer="layout" svg:width="0.036cm" svg:height="0.036cm" svg:x="13.064cm" svg:y="3.457cm" svg:viewBox="0 0 37 37" svg:d="M37 19c0-11-9-19-19-19s-18 8-18 19c0 10 8 18 18 18s19-8 19-18z">
              <text:p/>
            </draw:path>
            <draw:path draw:style-name="gr4" draw:text-style-name="P3" draw:layer="layout" svg:width="0.144cm" svg:height="0.221cm" svg:x="13.203cm" svg:y="3.34cm" svg:viewBox="0 0 145 222" svg:d="M145 4c0-1-1-3-3-3-4 0-18 14-24 24-8-19-22-25-33-25-41 0-85 52-85 103 0 34 21 55 47 55 15 0 29-8 41-20-3 12-14 58-16 62-2 9-5 11-25 11-4 0-8 0-8 7 0 1 0 4 5 4 11 0 23-1 35-1s24 1 36 1c2 0 6 0 6-7 0-4-3-4-9-4-17 0-17-2-17-5s1-5 2-8c16-64 32-129 48-194zM48 151c-21 0-23-27-23-33 0-16 11-55 17-69 10-26 29-41 43-41 23 0 28 28 28 31 0 2-19 79-20 80-6 10-25 32-45 32z">
              <text:p/>
            </draw:path>
            <draw:path draw:style-name="gr4" draw:text-style-name="P3" draw:layer="layout" svg:width="0.101cm" svg:height="0.174cm" svg:x="13.352cm" svg:y="3.375cm" svg:viewBox="0 0 102 175" svg:d="M23 139c3 15 11 36 32 36 8 0 17-4 26-9 4-3 16-12 16-15 0 0-1-3-3-3s-2 0-6 3c-10 9-22 17-33 17-17 0-17-28-17-33 0-3 0-3 1-8 0-2 0-3 3-6 14-12 60-57 60-100 0-3 0-21-16-21-20 0-37 32-41 39-11 21-16 41-19 53-4 17-4 25-4 37-1 2-15 14-18 16-4 4-4 4-4 6 0 0 2 3 4 3s8-5 10-7c3-3 6-6 9-8zM41 111c5-25 24-104 45-104 5 0 8 4 8 13 0 3 0 24-21 55-12 17-26 30-32 36z">
              <text:p/>
            </draw:path>
            <draw:path draw:style-name="gr4" draw:text-style-name="P3" draw:layer="layout" svg:width="0.166cm" svg:height="0.011cm" svg:x="13.49cm" svg:y="3.479cm" svg:viewBox="0 0 167 12" svg:d="M157 12c4 0 10 0 10-6s-6-6-10-6c-49 0-98 0-147 0-4 0-10 0-10 6s6 6 10 6c49 0 98 0 147 0z">
              <text:p/>
            </draw:path>
            <draw:path draw:style-name="gr4" draw:text-style-name="P3" draw:layer="layout" svg:width="0.089cm" svg:height="0.161cm" svg:x="13.71cm" svg:y="3.385cm" svg:viewBox="0 0 90 162" svg:d="M56 7c0-7-1-7-8-7-15 15-38 16-48 16 0 3 0 5 0 8 6 0 22 0 36-6 0 41 0 83 0 125 0 7 0 10-25 10-3 0-6 0-9 0 0 3 0 6 0 9 4-1 34-1 44-1 7 0 38 0 44 1 0-3 0-6 0-9-3 0-7 0-10 0-24 0-24-3-24-10 0-46 0-91 0-136z">
              <text:p/>
            </draw:path>
            <draw:path draw:style-name="gr12" draw:text-style-name="P5" draw:layer="layout" svg:width="0.115cm" svg:height="0.231cm" svg:x="13.872cm" svg:y="3.262cm" svg:viewBox="0 0 116 232" svg:d="M72 9c0-8 0-9-8-9-22 22-53 22-64 22 0 4 0 7 0 11 7 0 28 0 46-9 0 60 0 120 0 180 0 13-1 17-33 17-4 0-7 0-11 0 0 4 0 8 0 11 13-1 43-1 57-1s45 0 57 1c0-3 0-7 0-11-4 0-7 0-11 0-32 0-33-4-33-17 0-65 0-130 0-195z">
              <text:p/>
            </draw:path>
          </draw:g>
        </draw:g>
        <draw:custom-shape draw:style-name="gr14" draw:text-style-name="P4" draw:layer="layout" svg:width="2.402cm" svg:height="0.4cm" svg:x="11.8cm" svg:y="3.2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q_1 q_2 \dots q_{\ell-1} \textcolor{red}{2}§svg§600§TRUE§</svg:desc>
          <draw:g>
            <draw:path draw:style-name="gr4" draw:text-style-name="P3" draw:layer="layout" svg:width="0.144cm" svg:height="0.221cm" svg:x="12.05cm" svg:y="3.941cm" svg:viewBox="0 0 145 222" svg:d="M145 4c0-1-1-3-4-3-4 0-18 14-24 24-7-19-21-25-32-25-42 0-85 52-85 103 0 34 21 55 46 55 15 0 29-8 42-20-3 12-15 58-16 62-3 9-6 11-25 11-5 0-8 0-8 7 0 1 0 4 4 4 11 0 24-1 35-1 12 0 25 1 37 1 1 0 6 0 6-7 0-4-4-4-9-4-17 0-17-2-17-5s1-5 1-8c16-64 33-129 49-194zM47 151c-21 0-22-27-22-33 0-16 10-55 16-69 11-26 29-41 44-41 22 0 27 28 27 31 0 2-19 79-20 80-5 10-25 32-45 32z">
              <text:p/>
            </draw:path>
            <draw:path draw:style-name="gr4" draw:text-style-name="P3" draw:layer="layout" svg:width="0.088cm" svg:height="0.161cm" svg:x="12.22cm" svg:y="3.986cm" svg:viewBox="0 0 89 162" svg:d="M55 7c0-7 0-7-7-7-16 15-38 16-48 16 0 3 0 5 0 8 5 0 22 0 35-6 0 41 0 83 0 125 0 7 0 10-24 10-3 0-7 0-10 0 0 3 0 6 0 9 5-1 35-1 44-1 8 0 39 0 44 1 0-3 0-6 0-9-3 0-6 0-9 0-25 0-25-3-25-10 0-46 0-91 0-136z">
              <text:p/>
            </draw:path>
            <draw:path draw:style-name="gr4" draw:text-style-name="P3" draw:layer="layout" svg:width="0.144cm" svg:height="0.221cm" svg:x="12.364cm" svg:y="3.941cm" svg:viewBox="0 0 145 222" svg:d="M145 4c0-1-1-3-3-3-4 0-18 14-24 24-8-19-22-25-33-25-41 0-85 52-85 103 0 34 21 55 47 55 15 0 29-8 41-20-3 12-15 58-16 62-2 9-5 11-25 11-4 0-8 0-8 7 0 1 0 4 5 4 11 0 23-1 35-1s24 1 36 1c2 0 6 0 6-7 0-4-3-4-9-4-17 0-17-2-17-5s1-5 2-8c16-64 32-129 48-194zM48 151c-21 0-23-27-23-33 0-16 11-55 17-69 10-26 29-41 43-41 23 0 28 28 28 31 0 2-19 79-21 80-5 10-24 32-44 32z">
              <text:p/>
            </draw:path>
            <draw:path draw:style-name="gr4" draw:text-style-name="P3" draw:layer="layout" svg:width="0.107cm" svg:height="0.161cm" svg:x="12.523cm" svg:y="3.986cm" svg:viewBox="0 0 108 162" svg:d="M108 118c-3 0-5 0-8 0-1 5-3 20-6 22-2 2-21 2-25 2-15 0-30 0-45 0 26-23 34-30 49-41 18-15 35-30 35-53 0-30-26-48-57-48s-51 21-51 44c0 12 10 13 13 13 6 0 13-4 13-12 0-5-2-13-15-13 8-18 25-23 36-23 25 0 38 19 38 39 0 21-16 38-24 47-20 19-39 38-59 57-2 2-2 3-2 10 34 0 67 0 101 0 2-14 5-29 7-44z">
              <text:p/>
            </draw:path>
            <draw:path draw:style-name="gr4" draw:text-style-name="P3" draw:layer="layout" svg:width="0.036cm" svg:height="0.036cm" svg:x="12.754cm" svg:y="4.058cm" svg:viewBox="0 0 37 37" svg:d="M37 19c0-11-9-19-19-19s-18 8-18 19c0 10 8 18 18 18s19-8 19-18z">
              <text:p/>
            </draw:path>
            <draw:path draw:style-name="gr4" draw:text-style-name="P3" draw:layer="layout" svg:width="0.036cm" svg:height="0.036cm" svg:x="12.91cm" svg:y="4.058cm" svg:viewBox="0 0 37 37" svg:d="M37 19c0-11-9-19-19-19s-18 8-18 19c0 10 8 18 18 18s19-8 19-18z">
              <text:p/>
            </draw:path>
            <draw:path draw:style-name="gr4" draw:text-style-name="P3" draw:layer="layout" svg:width="0.036cm" svg:height="0.036cm" svg:x="13.065cm" svg:y="4.058cm" svg:viewBox="0 0 37 37" svg:d="M37 19c0-11-9-19-19-19-11 0-18 8-18 19 0 10 7 18 18 18 10 0 19-8 19-18z">
              <text:p/>
            </draw:path>
            <draw:path draw:style-name="gr4" draw:text-style-name="P3" draw:layer="layout" svg:width="0.143cm" svg:height="0.221cm" svg:x="13.205cm" svg:y="3.941cm" svg:viewBox="0 0 144 222" svg:d="M144 4c0-1-1-3-3-3-4 0-18 14-24 24-8-19-21-25-33-25-41 0-84 52-84 103 0 34 20 55 46 55 15 0 29-8 42-20-4 12-15 58-16 62-3 9-6 11-26 11-4 0-8 0-8 7 0 1 0 4 5 4 11 0 24-1 35-1 12 0 25 1 36 1 2 0 7 0 7-7 0-4-4-4-10-4-16 0-16-2-16-5s0-5 1-8c16-64 32-129 48-194zM47 151c-21 0-22-27-22-33 0-16 10-55 16-69 11-26 29-41 43-41 23 0 28 28 28 31 0 2-19 79-20 80-5 10-25 32-45 32z">
              <text:p/>
            </draw:path>
            <draw:path draw:style-name="gr4" draw:text-style-name="P3" draw:layer="layout" svg:width="0.101cm" svg:height="0.174cm" svg:x="13.353cm" svg:y="3.976cm" svg:viewBox="0 0 102 175" svg:d="M24 139c2 15 10 36 31 36 8 0 17-4 26-9 4-3 17-12 17-15 0-1-2-3-4-3-1 0-2 0-6 3-10 9-21 17-32 17-17 0-17-28-17-33 0-3 0-3 0-8 1-2 1-3 3-6 14-12 60-57 60-100 0-3 0-21-16-21-20 0-37 32-41 39-10 21-16 41-19 53-3 17-3 25-3 37-2 2-16 14-19 16-4 4-4 4-4 6 0 0 2 3 4 3s9-5 10-7c3-3 7-6 10-8zM42 111c4-25 23-104 44-104 6 0 9 4 9 13 0 3 0 24-22 55-12 17-26 30-31 36z">
              <text:p/>
            </draw:path>
            <draw:path draw:style-name="gr4" draw:text-style-name="P3" draw:layer="layout" svg:width="0.165cm" svg:height="0.011cm" svg:x="13.492cm" svg:y="4.08cm" svg:viewBox="0 0 166 12" svg:d="M156 12c4 0 10 0 10-6s-6-6-10-6c-49 0-97 0-146 0-4 0-10 0-10 6s5 6 10 6c49 0 97 0 146 0z">
              <text:p/>
            </draw:path>
            <draw:path draw:style-name="gr4" draw:text-style-name="P3" draw:layer="layout" svg:width="0.089cm" svg:height="0.161cm" svg:x="13.711cm" svg:y="3.986cm" svg:viewBox="0 0 90 162" svg:d="M56 7c0-7 0-7-7-7-16 15-38 16-49 16 0 3 0 5 0 8 6 0 23 0 36-6 0 41 0 83 0 125 0 7 0 10-24 10-3 0-7 0-10 0 0 3 0 6 0 9 5-1 35-1 44-1 8 0 39 0 44 1 0-3 0-6 0-9-3 0-6 0-9 0-25 0-25-3-25-10 0-46 0-91 0-136z">
              <text:p/>
            </draw:path>
            <draw:path draw:style-name="gr12" draw:text-style-name="P5" draw:layer="layout" svg:width="0.139cm" svg:height="0.231cm" svg:x="13.86cm" svg:y="3.863cm" svg:viewBox="0 0 140 232" svg:d="M27 205c12-12 25-24 37-36 55-47 76-66 76-101 0-40-32-68-74-68-40 0-66 32-66 63 0 20 17 20 18 20 6 0 19-4 19-19 0-9-7-18-19-18-3 0-3 0-4 1 8-23 27-36 47-36 32 0 47 28 47 57 0 28-18 56-37 77-22 24-45 49-67 74-4 4-4 5-4 13 43 0 87 0 130 0 3-20 7-40 10-61-3 0-6 0-9 0-2 11-4 26-8 31-2 3-25 3-33 3-21 0-42 0-63 0z">
              <text:p/>
            </draw:path>
          </draw:g>
        </draw:g>
        <draw:custom-shape draw:style-name="gr15" draw:text-style-name="P4" draw:layer="layout" svg:width="2.403cm" svg:height="0.4cm" svg:x="11.8cm" svg:y="3.8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q_1 q_2 \dots q_{\ell-1} \textcolor{red}{3}§svg§600§TRUE§</svg:desc>
          <draw:g>
            <draw:path draw:style-name="gr4" draw:text-style-name="P3" draw:layer="layout" svg:width="0.144cm" svg:height="0.221cm" svg:x="12.051cm" svg:y="4.542cm" svg:viewBox="0 0 145 222" svg:d="M145 4c0-1-1-3-4-3-4 0-18 14-24 24-7-19-21-25-32-25-42 0-85 52-85 103 0 34 21 55 46 55 15 0 29-8 42-20-3 12-15 58-16 62-3 9-6 11-25 11-5 0-8 0-8 7 0 1 0 4 4 4 11 0 24-1 35-1 12 0 25 1 37 1 1 0 6 0 6-7 0-4-4-4-9-4-17 0-17-2-17-5s1-5 1-8c16-64 33-129 49-194zM47 151c-21 0-22-27-22-33 0-16 10-55 16-69 11-26 29-41 44-41 23 0 27 28 27 31 0 2-19 79-20 80-5 10-25 32-45 32z">
              <text:p/>
            </draw:path>
            <draw:path draw:style-name="gr4" draw:text-style-name="P3" draw:layer="layout" svg:width="0.088cm" svg:height="0.161cm" svg:x="12.221cm" svg:y="4.587cm" svg:viewBox="0 0 89 162" svg:d="M55 7c0-7 0-7-7-7-16 15-38 16-48 16 0 3 0 5 0 8 5 0 22 0 35-6 0 41 0 83 0 125 0 7 0 10-24 10-3 0-7 0-10 0 0 3 0 6 0 9 5-1 35-1 44-1 8 0 39 0 44 1 0-3 0-6 0-9-3 0-6 0-9 0-25 0-25-3-25-10 0-46 0-91 0-136z">
              <text:p/>
            </draw:path>
            <draw:path draw:style-name="gr4" draw:text-style-name="P3" draw:layer="layout" svg:width="0.144cm" svg:height="0.221cm" svg:x="12.365cm" svg:y="4.542cm" svg:viewBox="0 0 145 222" svg:d="M145 4c0-1-1-3-3-3-4 0-18 14-24 24-8-19-22-25-33-25-41 0-85 52-85 103 0 34 21 55 47 55 15 0 29-8 41-20-3 12-14 58-16 62-2 9-5 11-25 11-4 0-8 0-8 7 0 1 0 4 5 4 11 0 23-1 35-1s24 1 36 1c2 0 6 0 6-7 0-4-3-4-9-4-17 0-17-2-17-5s1-5 2-8c16-64 32-129 48-194zM48 151c-21 0-23-27-23-33 0-16 11-55 17-69 10-26 29-41 43-41 23 0 28 28 28 31 0 2-19 79-21 80-5 10-24 32-44 32z">
              <text:p/>
            </draw:path>
            <draw:path draw:style-name="gr4" draw:text-style-name="P3" draw:layer="layout" svg:width="0.107cm" svg:height="0.161cm" svg:x="12.524cm" svg:y="4.587cm" svg:viewBox="0 0 108 162" svg:d="M108 118c-3 0-5 0-8 0-1 5-3 20-6 22-2 2-21 2-25 2-15 0-30 0-45 0 26-23 34-30 49-41 18-15 35-30 35-53 0-30-26-48-57-48s-51 21-51 44c0 12 10 13 13 13 6 0 13-4 13-12 0-5-2-13-15-13 8-18 25-23 36-23 25 0 38 19 38 39 0 21-16 38-24 47-20 19-39 38-59 57-2 2-2 3-2 10 34 0 67 0 101 0 2-14 5-29 7-44z">
              <text:p/>
            </draw:path>
            <draw:path draw:style-name="gr4" draw:text-style-name="P3" draw:layer="layout" svg:width="0.036cm" svg:height="0.036cm" svg:x="12.755cm" svg:y="4.659cm" svg:viewBox="0 0 37 37" svg:d="M37 19c0-11-9-19-19-19s-18 8-18 19c0 10 8 18 18 18s19-8 19-18z">
              <text:p/>
            </draw:path>
            <draw:path draw:style-name="gr4" draw:text-style-name="P3" draw:layer="layout" svg:width="0.036cm" svg:height="0.036cm" svg:x="12.911cm" svg:y="4.659cm" svg:viewBox="0 0 37 37" svg:d="M37 19c0-11-9-19-19-19-11 0-18 8-18 19 0 10 7 18 18 18 10 0 19-8 19-18z">
              <text:p/>
            </draw:path>
            <draw:path draw:style-name="gr4" draw:text-style-name="P3" draw:layer="layout" svg:width="0.036cm" svg:height="0.036cm" svg:x="13.066cm" svg:y="4.659cm" svg:viewBox="0 0 37 37" svg:d="M37 19c0-11-8-19-18-19-11 0-19 8-19 19 0 10 8 18 19 18 10 0 18-8 18-18z">
              <text:p/>
            </draw:path>
            <draw:path draw:style-name="gr4" draw:text-style-name="P3" draw:layer="layout" svg:width="0.144cm" svg:height="0.221cm" svg:x="13.206cm" svg:y="4.542cm" svg:viewBox="0 0 145 222" svg:d="M145 4c0-1-1-3-4-3-4 0-18 14-24 24-8-19-21-25-32-25-42 0-85 52-85 103 0 34 21 55 46 55 15 0 29-8 42-20-3 12-15 58-16 62-3 9-6 11-25 11-5 0-8 0-8 7 0 1 0 4 4 4 11 0 24-1 35-1 12 0 25 1 36 1 2 0 7 0 7-7 0-4-4-4-9-4-17 0-17-2-17-5s0-5 1-8c16-64 33-129 49-194zM47 151c-21 0-22-27-22-33 0-16 10-55 16-69 11-26 29-41 44-41 22 0 27 28 27 31 0 2-19 79-20 80-5 10-25 32-45 32z">
              <text:p/>
            </draw:path>
            <draw:path draw:style-name="gr4" draw:text-style-name="P3" draw:layer="layout" svg:width="0.102cm" svg:height="0.174cm" svg:x="13.354cm" svg:y="4.577cm" svg:viewBox="0 0 103 175" svg:d="M24 139c2 15 10 36 31 36 8 0 17-4 26-9 4-3 17-12 17-15 0-1-2-3-4-3-1 0-2 0-5 3-11 9-22 17-33 17-17 0-17-28-17-33 0-3 0-3 0-8 1-2 1-3 4-6 13-12 60-57 60-100 0-3 0-21-17-21-20 0-36 32-40 39-11 21-17 41-20 53-3 17-3 25-3 37-2 2-16 14-19 16-3 4-4 4-4 6 0 0 3 3 4 3 2 0 9-5 11-7 3-3 6-6 9-8zM42 111c4-25 23-104 44-104 6 0 9 4 9 13 0 3 0 24-21 55-13 17-26 30-32 36z">
              <text:p/>
            </draw:path>
            <draw:path draw:style-name="gr4" draw:text-style-name="P3" draw:layer="layout" svg:width="0.165cm" svg:height="0.011cm" svg:x="13.493cm" svg:y="4.681cm" svg:viewBox="0 0 166 12" svg:d="M156 12c4 0 10 0 10-6s-6-6-10-6c-49 0-97 0-146 0-4 0-10 0-10 6s5 6 10 6c49 0 97 0 146 0z">
              <text:p/>
            </draw:path>
            <draw:path draw:style-name="gr4" draw:text-style-name="P3" draw:layer="layout" svg:width="0.088cm" svg:height="0.161cm" svg:x="13.713cm" svg:y="4.587cm" svg:viewBox="0 0 89 162" svg:d="M55 7c0-7 0-7-7-7-16 15-38 16-48 16 0 3 0 5 0 8 6 0 22 0 35-6 0 41 0 83 0 125 0 7 0 10-24 10-3 0-7 0-10 0 0 3 0 6 0 9 5-1 35-1 44-1 8 0 39 0 44 1 0-3 0-6 0-9-3 0-6 0-9 0-25 0-25-3-25-10 0-46 0-91 0-136z">
              <text:p/>
            </draw:path>
            <draw:path draw:style-name="gr12" draw:text-style-name="P5" draw:layer="layout" svg:width="0.145cm" svg:height="0.239cm" svg:x="13.858cm" svg:y="4.464cm" svg:viewBox="0 0 146 240" svg:d="M87 110c29-10 50-34 50-62s-31-48-65-48c-36 0-62 21-62 48 0 11 7 18 18 18 10 0 18-8 18-18 0-18-17-18-22-18 11-17 34-21 46-21 15 0 34 7 34 39 0 4-1 24-10 40-10 17-22 18-31 18-3 0-11 1-14 1-2 0-5 1-5 4 0 4 3 4 9 4 5 0 10 0 15 0 29 0 42 24 42 57 0 48-24 58-40 58-15 0-41-6-54-27 13 2 24-6 24-19 0-12-10-19-20-19-9 0-20 4-20 20 0 32 33 55 71 55 43 0 75-32 75-68 0-27-22-55-59-62z">
              <text:p/>
            </draw:path>
          </draw:g>
        </draw:g>
        <draw:custom-shape draw:style-name="gr16" draw:text-style-name="P4" draw:layer="layout" svg:width="2.404cm" svg:height="0.4cm" svg:x="11.8cm" svg:y="4.4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4" draw:layer="layout" svg:x1="10.6cm" svg:y1="2.8cm" svg:x2="11.8cm" svg:y2="2.8cm">
          <text:p/>
        </draw:line>
        <draw:line draw:style-name="gr17" draw:text-style-name="P4" draw:layer="layout" svg:x1="10.6cm" svg:y1="2.8cm" svg:x2="11.8cm" svg:y2="3.4cm">
          <text:p/>
        </draw:line>
        <draw:line draw:style-name="gr18" draw:text-style-name="P4" draw:layer="layout" svg:x1="10.6cm" svg:y1="2.8cm" svg:x2="11.8cm" svg:y2="4cm">
          <text:p/>
        </draw:line>
        <draw:line draw:style-name="gr17" draw:text-style-name="P4" draw:layer="layout" svg:x1="10.6cm" svg:y1="2.8cm" svg:x2="11.8cm" svg:y2="4.6cm">
          <text:p/>
        </draw:line>
        <draw:g>
          <svg:title>TexMaths</svg:title>
          <svg:desc>10§display§\mathcal{Q}^{\rm S}_{\ell}:§svg§600§TRUE§</svg:desc>
          <draw:g>
            <draw:path draw:style-name="gr4" draw:text-style-name="P3" draw:layer="layout" svg:width="0.235cm" svg:height="0.289cm" svg:x="2.598cm" svg:y="4.701cm" svg:viewBox="0 0 236 290" svg:d="M39 237c-7 0-11 0-20 5-3 2-11 7-11 11 0 3 2 3 4 3 23 1 37 4 73 16 24 9 49 18 76 18 41 0 75-36 75-51 0-1-1-2-3-2-3 0-11 2-16 6-8 5-9 8-11 12-5 15-12 16-22 16-23 0-38-6-89-23 61-17 137-77 137-162 0-47-26-86-77-86-72 0-155 73-155 146 0 38 22 65 61 65 35 0 75-23 75-31 0-2-2-2-3-2-5 0-11 3-16 6-15 8-29 8-33 8-31 0-54-24-54-60 0-44 39-113 102-113 44 0 70 35 70 82 0 35-14 74-47 103-23 21-49 33-106 33-3 0-7 0-10 0z">
              <text:p/>
            </draw:path>
            <draw:path draw:style-name="gr4" draw:text-style-name="P3" draw:layer="layout" svg:width="0.119cm" svg:height="0.176cm" svg:x="2.862cm" svg:y="4.631cm" svg:viewBox="0 0 120 177" svg:d="M44 70c-22-5-28-20-28-30 0-17 15-32 37-32 33 0 47 22 51 48 1 3 1 5 5 5s4-2 4-7c0-16 0-32 0-48 0-4 0-6-4-6-1 0-2 1-4 3-3 5-6 9-9 14-16-16-36-17-43-17-31 0-53 22-53 47 0 14 6 24 15 33 10 9 18 11 44 17 23 5 28 6 35 12 5 6 11 14 11 25 0 17-15 35-38 35-24 0-57-10-59-47 0-4 0-5-4-5s-4 2-4 6c0 16 0 32 0 48 0 4 0 6 3 6 2 0 3 0 4-2 3-3 7-11 9-14 16 13 35 16 51 16 32 0 53-24 53-50 0-22-15-43-40-48-12-3-24-6-36-9z">
              <text:p/>
            </draw:path>
            <draw:path draw:style-name="gr4" draw:text-style-name="P3" draw:layer="layout" svg:width="0.102cm" svg:height="0.175cm" svg:x="2.85cm" svg:y="4.861cm" svg:viewBox="0 0 103 176" svg:d="M24 139c2 16 11 37 31 37 8 0 17-3 26-9 4-2 17-11 17-14 0-2-2-5-4-5-1 0-2 0-5 4-11 9-22 17-33 17-17 0-17-29-17-33 0-3 0-4 0-9 1-2 1-3 4-5 13-13 60-58 60-100 0-4 0-22-17-22-20 0-36 32-40 39-11 21-17 41-20 54-3 16-3 25-3 37-2 1-16 14-18 16-4 3-5 3-5 5s3 4 5 4c1 0 8-6 10-7 3-3 6-6 9-9zM42 111c4-25 24-104 44-104 6 0 9 4 9 13 0 3 0 25-21 55-13 18-26 31-32 36z">
              <text:p/>
            </draw:path>
            <draw:path draw:style-name="gr4" draw:text-style-name="P3" draw:layer="layout" svg:width="0.036cm" svg:height="0.15cm" svg:x="3.144cm" svg:y="4.797cm" svg:viewBox="0 0 37 151" svg:d="M37 19c0-10-9-19-19-19-11 0-18 9-18 19s7 18 18 18c10 0 19-8 19-18zM37 133c0-10-9-19-19-19-11 0-18 9-18 19s7 18 18 18c10 0 19-8 19-18z">
              <text:p/>
            </draw:path>
          </draw:g>
        </draw:g>
        <draw:frame draw:style-name="gr19" draw:text-style-name="P2" draw:layer="layout" svg:width="2.974cm" svg:height="0.395cm" svg:x="3.507cm" svg:y="4.607cm">
          <draw:text-box>
            <text:p><text:span text:style-name="T2">synchronization (?)</text:span></text:p>
          </draw:text-box>
        </draw:frame>
        <draw:g>
          <svg:title>TexMaths</svg:title>
          <svg:desc>10§display§0§svg§600§TRUE§</svg:desc>
          <draw:g>
            <draw:path draw:style-name="gr4" draw:text-style-name="P3" draw:layer="layout" svg:width="0.145cm" svg:height="0.239cm" svg:x="11.419cm" svg:y="2.859cm" svg:viewBox="0 0 146 240" svg:d="M146 121c0-28-2-56-14-82-16-33-45-39-58-39-21 0-47 9-61 42-11 24-13 51-13 79 0 25 1 57 16 84 15 28 40 35 57 35 18 0 45-7 60-41 11-24 13-51 13-78zM73 232c-13 0-34-8-40-42-4-21-4-53-4-73 0-22 0-46 3-64 6-42 33-45 41-45 11 0 34 6 41 41 3 19 3 46 3 68 0 25 0 49-4 72-5 33-25 43-40 43z">
              <text:p/>
            </draw:path>
          </draw:g>
        </draw:g>
        <draw:g>
          <svg:title>TexMaths</svg:title>
          <svg:desc>10§display§1§svg§600§TRUE§</svg:desc>
          <draw:g>
            <draw:path draw:style-name="gr4" draw:text-style-name="P3" draw:layer="layout" svg:width="0.113cm" svg:height="0.231cm" svg:x="11.451cm" svg:y="3.317cm" svg:viewBox="0 0 114 232" svg:d="M70 9c0-8 0-9-8-9-20 22-51 22-62 22 0 4 0 7 0 11 7 0 28 0 46-9 0 60 0 120 0 180 0 13-1 17-33 17-4 0-7 0-11 0 0 4 0 7 0 11 12-1 43-1 56-1 14 0 44 0 56 1 0-4 0-7 0-11-4 0-7 0-11 0-32 0-33-4-33-17 0-65 0-130 0-195z">
              <text:p/>
            </draw:path>
          </draw:g>
        </draw:g>
        <draw:g>
          <svg:title>TexMaths</svg:title>
          <svg:desc>10§display§(2)§svg§600§TRUE§</svg:desc>
          <draw:g>
            <draw:path draw:style-name="gr4" draw:text-style-name="P3" draw:layer="layout" svg:width="0.08cm" svg:height="0.348cm" svg:x="11.329cm" svg:y="3.61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4" draw:text-style-name="P3" draw:layer="layout" svg:width="0.139cm" svg:height="0.231cm" svg:x="11.448cm" svg:y="3.639cm" svg:viewBox="0 0 140 232" svg:d="M27 206c12-12 25-24 37-36 55-48 76-67 76-102 0-40-32-68-74-68-40 0-66 33-66 64 0 19 18 19 19 19 6 0 18-4 18-18 0-9-6-18-19-18-3 0-3 0-4 0 8-23 27-36 47-36 32 0 47 29 47 57s-18 56-37 78c-22 25-45 49-67 74-4 3-4 4-4 12 43 0 86 0 130 0 3-20 6-40 10-59-3 0-6 0-9 0-2 9-4 24-8 30-2 3-25 3-33 3-21 0-42 0-63 0z">
              <text:p/>
            </draw:path>
            <draw:path draw:style-name="gr4" draw:text-style-name="P3" draw:layer="layout" svg:width="0.08cm" svg:height="0.348cm" svg:x="11.625cm" svg:y="3.61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3§svg§600§TRUE§</svg:desc>
          <draw:g>
            <draw:path draw:style-name="gr4" draw:text-style-name="P3" draw:layer="layout" svg:width="0.143cm" svg:height="0.239cm" svg:x="11.421cm" svg:y="4.263cm" svg:viewBox="0 0 144 240" svg:d="M86 110c28-9 49-34 49-62s-31-48-64-48c-35 0-62 21-62 48 0 11 8 18 18 18 11 0 18-8 18-18 0-18-16-18-22-18 11-17 34-21 47-21s32 7 32 39c0 4 0 25-9 40-11 17-22 18-30 18-3 0-12 1-14 1-3 1-5 1-5 4 0 4 2 4 8 4 5 0 10 0 15 0 28 0 41 23 41 57 0 48-24 58-38 58-15 0-42-6-54-26 12 1 23-6 23-20 0-12-9-19-19-19-9 0-20 5-20 20 0 32 32 55 71 55 41 0 73-32 73-68 0-28-22-55-58-62z">
              <text:p/>
            </draw:path>
          </draw:g>
        </draw:g>
        <draw:frame draw:style-name="gr20" draw:text-style-name="P2" draw:layer="layout" svg:width="2.382cm" svg:height="0.395cm" svg:x="1.418cm" svg:y="6.708cm">
          <draw:text-box>
            <text:p><text:span text:style-name="T2">state transition:</text:span></text:p>
          </draw:text-box>
        </draw:frame>
        <draw:frame draw:style-name="gr21" draw:text-style-name="P2" draw:layer="layout" svg:width="0.916cm" svg:height="0.395cm" svg:x="15.018cm" svg:y="1.809cm">
          <draw:text-box>
            <text:p><text:span text:style-name="T2">trellis:</text:span></text:p>
          </draw:text-box>
        </draw:frame>
        <draw:frame draw:style-name="gr22" draw:text-style-name="P2" draw:layer="layout" svg:width="0.781cm" svg:height="0.395cm" svg:x="9.008cm" svg:y="5.708cm">
          <draw:text-box>
            <text:p><text:span text:style-name="T2">FBA:</text:span></text:p>
          </draw:text-box>
        </draw:frame>
        <draw:custom-shape draw:style-name="gr23" draw:text-style-name="P6" draw:layer="layout" svg:width="0.2cm" svg:height="0.2cm" svg:x="15.3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5.301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5.30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5.303cm" svg:y="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5.304cm" svg:y="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\vdots§svg§600§TRUE§</svg:desc>
          <draw:g>
            <draw:path draw:style-name="gr4" draw:text-style-name="P3" draw:layer="layout" svg:width="0.034cm" svg:height="0.036cm" svg:x="15.403cm" svg:y="2.653cm" svg:viewBox="0 0 35 37" svg:d="M35 19c0-11-8-19-17-19-10 0-18 8-18 19 0 10 8 18 18 18 9 0 17-8 17-18z">
              <text:p/>
            </draw:path>
            <draw:path draw:style-name="gr4" draw:text-style-name="P3" draw:layer="layout" svg:width="0.034cm" svg:height="0.036cm" svg:x="15.403cm" svg:y="2.793cm" svg:viewBox="0 0 35 37" svg:d="M35 19c0-11-8-19-17-19-10 0-18 8-18 19 0 10 8 18 18 18 9 0 17-8 17-18z">
              <text:p/>
            </draw:path>
            <draw:path draw:style-name="gr4" draw:text-style-name="P3" draw:layer="layout" svg:width="0.034cm" svg:height="0.036cm" svg:x="15.403cm" svg:y="2.932cm" svg:viewBox="0 0 35 37" svg:d="M35 18c0-10-8-18-17-18-10 0-18 7-18 18 0 10 8 19 18 19 9 0 17-8 17-19z">
              <text:p/>
            </draw:path>
          </draw:g>
        </draw:g>
        <draw:custom-shape draw:style-name="gr23" draw:text-style-name="P6" draw:layer="layout" svg:width="0.2cm" svg:height="0.2cm" svg:x="16.501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6.502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6.503cm" svg:y="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6.504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6.505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\vdots§svg§600§TRUE§</svg:desc>
          <draw:g>
            <draw:path draw:style-name="gr4" draw:text-style-name="P3" draw:layer="layout" svg:width="0.034cm" svg:height="0.036cm" svg:x="16.604cm" svg:y="2.654cm" svg:viewBox="0 0 35 37" svg:d="M35 19c0-11-8-19-17-19-10 0-18 8-18 19 0 10 8 18 18 18 9 0 17-8 17-18z">
              <text:p/>
            </draw:path>
            <draw:path draw:style-name="gr4" draw:text-style-name="P3" draw:layer="layout" svg:width="0.034cm" svg:height="0.036cm" svg:x="16.604cm" svg:y="2.794cm" svg:viewBox="0 0 35 37" svg:d="M35 19c0-11-8-19-17-19-10 0-18 8-18 19 0 10 8 18 18 18 9 0 17-8 17-18z">
              <text:p/>
            </draw:path>
            <draw:path draw:style-name="gr4" draw:text-style-name="P3" draw:layer="layout" svg:width="0.034cm" svg:height="0.036cm" svg:x="16.604cm" svg:y="2.933cm" svg:viewBox="0 0 35 37" svg:d="M35 18c0-10-8-18-17-18-10 0-18 7-18 18 0 10 8 19 18 19 9 0 17-8 17-19z">
              <text:p/>
            </draw:path>
          </draw:g>
        </draw:g>
        <draw:line draw:style-name="gr25" draw:text-style-name="P4" draw:layer="layout" svg:x1="15.5cm" svg:y1="2.4cm" svg:x2="16.5cm" svg:y2="3.2cm">
          <text:p/>
        </draw:line>
        <draw:line draw:style-name="gr25" draw:text-style-name="P4" draw:layer="layout" svg:x1="15.5cm" svg:y1="2.4cm" svg:x2="16.5cm" svg:y2="3.6cm">
          <text:p/>
        </draw:line>
        <draw:line draw:style-name="gr26" draw:text-style-name="P4" draw:layer="layout" svg:x1="15.5cm" svg:y1="2.4cm" svg:x2="16.5cm" svg:y2="4cm">
          <text:p/>
        </draw:line>
        <draw:line draw:style-name="gr25" draw:text-style-name="P4" draw:layer="layout" svg:x1="15.5cm" svg:y1="2.4cm" svg:x2="16.5cm" svg:y2="4.4cm">
          <text:p/>
        </draw:line>
        <draw:line draw:style-name="gr26" draw:text-style-name="P4" draw:layer="layout" svg:x1="15.5cm" svg:y1="3.2cm" svg:x2="15.8cm" svg:y2="3.3cm">
          <text:p/>
        </draw:line>
        <draw:line draw:style-name="gr26" draw:text-style-name="P4" draw:layer="layout" svg:x1="15.5cm" svg:y1="3.2cm" svg:x2="15.8cm" svg:y2="3.4cm">
          <text:p/>
        </draw:line>
        <draw:line draw:style-name="gr25" draw:text-style-name="P4" draw:layer="layout" svg:x1="15.5cm" svg:y1="3.2cm" svg:x2="15.8cm" svg:y2="3.5cm">
          <text:p/>
        </draw:line>
        <draw:line draw:style-name="gr25" draw:text-style-name="P4" draw:layer="layout" svg:x1="15.5cm" svg:y1="3.2cm" svg:x2="15.8cm" svg:y2="3.6cm">
          <text:p/>
        </draw:line>
        <draw:line draw:style-name="gr26" draw:text-style-name="P4" draw:layer="layout" svg:x1="15.5cm" svg:y1="3.6cm" svg:x2="15.8cm" svg:y2="3.7cm">
          <text:p/>
        </draw:line>
        <draw:line draw:style-name="gr27" draw:text-style-name="P4" draw:layer="layout" svg:x1="15.5cm" svg:y1="3.6cm" svg:x2="15.8cm" svg:y2="3.8cm">
          <text:p/>
        </draw:line>
        <draw:line draw:style-name="gr25" draw:text-style-name="P4" draw:layer="layout" svg:x1="15.5cm" svg:y1="3.6cm" svg:x2="15.8cm" svg:y2="3.9cm">
          <text:p/>
        </draw:line>
        <draw:line draw:style-name="gr25" draw:text-style-name="P4" draw:layer="layout" svg:x1="15.5cm" svg:y1="3.6cm" svg:x2="15.8cm" svg:y2="4cm">
          <text:p/>
        </draw:line>
        <draw:line draw:style-name="gr26" draw:text-style-name="P4" draw:layer="layout" svg:x1="15.5cm" svg:y1="4.4cm" svg:x2="15.8cm" svg:y2="4.5cm">
          <text:p/>
        </draw:line>
        <draw:line draw:style-name="gr27" draw:text-style-name="P4" draw:layer="layout" svg:x1="15.5cm" svg:y1="4.4cm" svg:x2="15.8cm" svg:y2="4.6cm">
          <text:p/>
        </draw:line>
        <draw:line draw:style-name="gr26" draw:text-style-name="P4" draw:layer="layout" svg:x1="15.5cm" svg:y1="4.4cm" svg:x2="15.8cm" svg:y2="4.7cm">
          <text:p/>
        </draw:line>
        <draw:line draw:style-name="gr26" draw:text-style-name="P4" draw:layer="layout" svg:x1="15.5cm" svg:y1="4.4cm" svg:x2="15.8cm" svg:y2="4.8cm">
          <text:p/>
        </draw:line>
        <draw:g>
          <svg:title>TexMaths</svg:title>
          <svg:desc>10§display§\vdots§svg§600§TRUE§</svg:desc>
          <draw:g>
            <draw:path draw:style-name="gr4" draw:text-style-name="P3" draw:layer="layout" svg:width="0.034cm" svg:height="0.036cm" svg:x="15.404cm" svg:y="4.654cm" svg:viewBox="0 0 35 37" svg:d="M35 19c0-11-8-19-17-19-10 0-18 8-18 19 0 10 8 18 18 18 9 0 17-8 17-18z">
              <text:p/>
            </draw:path>
            <draw:path draw:style-name="gr4" draw:text-style-name="P3" draw:layer="layout" svg:width="0.034cm" svg:height="0.036cm" svg:x="15.404cm" svg:y="4.794cm" svg:viewBox="0 0 35 37" svg:d="M35 19c0-11-8-19-17-19-10 0-18 8-18 19 0 10 8 18 18 18 9 0 17-8 17-18z">
              <text:p/>
            </draw:path>
            <draw:path draw:style-name="gr4" draw:text-style-name="P3" draw:layer="layout" svg:width="0.034cm" svg:height="0.036cm" svg:x="15.404cm" svg:y="4.933cm" svg:viewBox="0 0 35 37" svg:d="M35 18c0-10-8-18-17-18-10 0-18 7-18 18 0 10 8 19 18 19 9 0 17-8 17-19z">
              <text:p/>
            </draw:path>
          </draw:g>
        </draw:g>
        <draw:g>
          <svg:title>TexMaths</svg:title>
          <svg:desc>10§display§\vdots§svg§600§TRUE§</svg:desc>
          <draw:g>
            <draw:path draw:style-name="gr4" draw:text-style-name="P3" draw:layer="layout" svg:width="0.034cm" svg:height="0.036cm" svg:x="16.605cm" svg:y="4.655cm" svg:viewBox="0 0 35 37" svg:d="M35 19c0-11-8-19-17-19-10 0-18 8-18 19 0 10 8 18 18 18 9 0 17-8 17-18z">
              <text:p/>
            </draw:path>
            <draw:path draw:style-name="gr4" draw:text-style-name="P3" draw:layer="layout" svg:width="0.034cm" svg:height="0.036cm" svg:x="16.605cm" svg:y="4.795cm" svg:viewBox="0 0 35 37" svg:d="M35 19c0-11-8-19-17-19-10 0-18 8-18 19 0 10 8 18 18 18 9 0 17-8 17-18z">
              <text:p/>
            </draw:path>
            <draw:path draw:style-name="gr4" draw:text-style-name="P3" draw:layer="layout" svg:width="0.034cm" svg:height="0.036cm" svg:x="16.605cm" svg:y="4.934cm" svg:viewBox="0 0 35 37" svg:d="M35 18c0-10-8-18-17-18-10 0-18 7-18 18 0 10 8 19 18 19 9 0 17-8 17-19z">
              <text:p/>
            </draw:path>
          </draw:g>
        </draw:g>
        <draw:line draw:style-name="gr26" draw:text-style-name="P4" draw:layer="layout" svg:x1="15.5cm" svg:y1="5.6cm" svg:x2="15.8cm" svg:y2="5.6cm">
          <text:p/>
        </draw:line>
        <draw:line draw:style-name="gr25" draw:text-style-name="P4" draw:layer="layout" svg:x1="15.5cm" svg:y1="5.6cm" svg:x2="15.8cm" svg:y2="5.5cm">
          <text:p/>
        </draw:line>
        <draw:line draw:style-name="gr26" draw:text-style-name="P4" draw:layer="layout" svg:x1="15.5cm" svg:y1="5.6cm" svg:x2="15.8cm" svg:y2="5.4cm">
          <text:p/>
        </draw:line>
        <draw:line draw:style-name="gr25" draw:text-style-name="P4" draw:layer="layout" svg:x1="15.5cm" svg:y1="5.6cm" svg:x2="15.8cm" svg:y2="5.3cm">
          <text:p/>
        </draw:line>
        <draw:line draw:style-name="gr25" draw:text-style-name="P4" draw:layer="layout" svg:x1="16.2cm" svg:y1="2.4cm" svg:x2="16.5cm" svg:y2="2.4cm">
          <text:p/>
        </draw:line>
        <draw:line draw:style-name="gr25" draw:text-style-name="P4" draw:layer="layout" svg:x1="16.2cm" svg:y1="2.5cm" svg:x2="16.5cm" svg:y2="2.4cm">
          <text:p/>
        </draw:line>
        <draw:line draw:style-name="gr25" draw:text-style-name="P4" draw:layer="layout" svg:x1="16.4cm" svg:y1="3.3cm" svg:x2="16.5cm" svg:y2="3.2cm">
          <text:p/>
        </draw:line>
        <draw:line draw:style-name="gr25" draw:text-style-name="P4" draw:layer="layout" svg:x1="16.4cm" svg:y1="3.7cm" svg:x2="16.5cm" svg:y2="3.6cm">
          <text:p/>
        </draw:line>
        <draw:line draw:style-name="gr25" draw:text-style-name="P4" draw:layer="layout" svg:x1="16.4cm" svg:y1="4.5cm" svg:x2="16.5cm" svg:y2="4.4cm">
          <text:p/>
        </draw:line>
        <draw:line draw:style-name="gr25" draw:text-style-name="P4" draw:layer="layout" svg:x1="16.2cm" svg:y1="5.6cm" svg:x2="16.5cm" svg:y2="5.6cm">
          <text:p/>
        </draw:line>
        <draw:line draw:style-name="gr25" draw:text-style-name="P4" draw:layer="layout" svg:x1="16.2cm" svg:y1="5.5cm" svg:x2="16.5cm" svg:y2="5.6cm">
          <text:p/>
        </draw:line>
        <draw:g>
          <svg:title>TexMaths</svg:title>
          <svg:desc>10§display§\dots§svg§600§TRUE§</svg:desc>
          <draw:g>
            <draw:path draw:style-name="gr4" draw:text-style-name="P3" draw:layer="layout" svg:width="0.036cm" svg:height="0.035cm" svg:x="16.794cm" svg:y="2.392cm" svg:viewBox="0 0 37 36" svg:d="M37 19c0-11-8-19-18-19s-19 8-19 19c0 10 9 17 19 17s18-7 18-17z">
              <text:p/>
            </draw:path>
            <draw:path draw:style-name="gr4" draw:text-style-name="P3" draw:layer="layout" svg:width="0.036cm" svg:height="0.035cm" svg:x="16.95cm" svg:y="2.392cm" svg:viewBox="0 0 37 36" svg:d="M37 19c0-11-8-19-18-19-11 0-19 8-19 19 0 10 8 17 19 17 10 0 18-7 18-17z">
              <text:p/>
            </draw:path>
            <draw:path draw:style-name="gr4" draw:text-style-name="P3" draw:layer="layout" svg:width="0.036cm" svg:height="0.035cm" svg:x="17.105cm" svg:y="2.392cm" svg:viewBox="0 0 37 36" svg:d="M37 19c0-11-9-19-19-19s-18 8-18 19c0 10 8 17 18 17s19-7 19-1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3" draw:layer="layout" svg:width="0.036cm" svg:height="0.035cm" svg:x="16.794cm" svg:y="5.592cm" svg:viewBox="0 0 37 36" svg:d="M37 19c0-11-8-19-18-19s-19 8-19 19c0 10 9 17 19 17s18-7 18-17z">
              <text:p/>
            </draw:path>
            <draw:path draw:style-name="gr4" draw:text-style-name="P3" draw:layer="layout" svg:width="0.036cm" svg:height="0.035cm" svg:x="16.95cm" svg:y="5.592cm" svg:viewBox="0 0 37 36" svg:d="M37 19c0-11-8-19-18-19-11 0-19 8-19 19 0 10 8 17 19 17 10 0 18-7 18-17z">
              <text:p/>
            </draw:path>
            <draw:path draw:style-name="gr4" draw:text-style-name="P3" draw:layer="layout" svg:width="0.036cm" svg:height="0.035cm" svg:x="17.105cm" svg:y="5.592cm" svg:viewBox="0 0 37 36" svg:d="M37 19c0-11-9-19-19-19s-18 8-18 19c0 10 8 17 18 17s19-7 19-17z">
              <text:p/>
            </draw:path>
          </draw:g>
        </draw:g>
        <draw:custom-shape draw:style-name="gr24" draw:text-style-name="P7" draw:layer="layout" svg:width="0.2cm" svg:height="0.2cm" svg:x="15.305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6.506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5.3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6.505cm" svg:y="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16.3cm" svg:y1="5.3cm" svg:x2="16.5cm" svg:y2="5.2cm">
          <text:p/>
        </draw:line>
        <draw:line draw:style-name="gr26" draw:text-style-name="P4" draw:layer="layout" svg:x1="16.3cm" svg:y1="5.2cm" svg:x2="16.5cm" svg:y2="5.2cm">
          <text:p/>
        </draw:line>
        <draw:line draw:style-name="gr26" draw:text-style-name="P4" draw:layer="layout" svg:x1="16.3cm" svg:y1="5.1cm" svg:x2="16.5cm" svg:y2="5.2cm">
          <text:p/>
        </draw:line>
        <draw:frame draw:style-name="gr28" draw:text-style-name="P1" draw:layer="layout" svg:width="1.187cm" svg:height="0.319cm" svg:x="3.902cm" svg:y="1.802cm">
          <draw:text-box>
            <text:p><text:span text:style-name="T1">(A,T,G,C)</text:span></text:p>
          </draw:text-box>
        </draw:frame>
        <draw:frame draw:style-name="gr29" draw:text-style-name="P2" draw:layer="layout" svg:width="1.759cm" svg:height="0.395cm" svg:x="1.409cm" svg:y="12.009cm">
          <draw:text-box>
            <text:p><text:span text:style-name="T2">outer code:</text:span></text:p>
          </draw:text-box>
        </draw:frame>
        <draw:g>
          <svg:title>TexMaths</svg:title>
          <svg:desc>10§display§\mathcal{C}_{0}:§svg§600§TRUE§</svg:desc>
          <draw:g>
            <draw:path draw:style-name="gr4" draw:text-style-name="P3" draw:layer="layout" svg:width="0.182cm" svg:height="0.253cm" svg:x="4.009cm" svg:y="12.104cm" svg:viewBox="0 0 183 254" svg:d="M170 191c0-2-2-3-4-3-6 0-10 4-14 6-7 4-9 7-13 12-11 17-26 29-49 29-32 0-60-23-60-75 0-31 12-73 31-100 16-23 34-41 71-41 13 0 21 5 21 18 0 12-13 37-17 44-2 4-2 3-2 5 0 3 2 3 4 3 7 0 20-8 24-13 1-2 21-36 21-54 0-19-16-22-28-22-51 0-93 33-109 53-42 50-46 103-46 122 0 51 26 79 67 79 56 0 103-55 103-63z">
              <text:p/>
            </draw:path>
            <draw:path draw:style-name="gr4" draw:text-style-name="P3" draw:layer="layout" svg:width="0.113cm" svg:height="0.165cm" svg:x="4.202cm" svg:y="12.241cm" svg:viewBox="0 0 114 166" svg:d="M114 84c0-27-3-46-14-63-8-12-23-21-43-21-57 0-57 66-57 84s0 82 57 82 57-64 57-82zM57 159c-11 0-26-6-31-26-3-14-3-34-3-52s0-37 3-50c6-19 21-25 31-25 14 0 26 8 31 23 4 13 4 30 4 52 0 18 0 36-3 51-5 22-22 27-32 27z">
              <text:p/>
            </draw:path>
            <draw:path draw:style-name="gr4" draw:text-style-name="P3" draw:layer="layout" svg:width="0.036cm" svg:height="0.15cm" svg:x="4.474cm" svg:y="12.2cm" svg:viewBox="0 0 37 151" svg:d="M37 18c0-10-9-18-19-18-11 0-18 7-18 18 0 10 7 19 18 19 10 0 19-8 19-19zM37 132c0-10-9-18-19-18-11 0-18 8-18 18s7 19 18 19c10 0 19-9 19-19z">
              <text:p/>
            </draw:path>
          </draw:g>
        </draw:g>
        <draw:frame draw:style-name="gr30" draw:text-style-name="P2" draw:layer="layout" svg:width="0.955cm" svg:height="0.395cm" svg:x="4.71cm" svg:y="12.01cm">
          <draw:text-box>
            <text:p><text:span text:style-name="T2">left-bit</text:span></text:p>
          </draw:text-box>
        </draw:frame>
        <draw:g>
          <svg:title>TexMaths</svg:title>
          <svg:desc>10§display§\mathcal{C}_{1}:§svg§600§TRUE§</svg:desc>
          <draw:g>
            <draw:path draw:style-name="gr4" draw:text-style-name="P3" draw:layer="layout" svg:width="0.182cm" svg:height="0.253cm" svg:x="4.01cm" svg:y="12.505cm" svg:viewBox="0 0 183 254" svg:d="M170 191c0-2-2-3-4-3-6 0-10 4-14 5-7 5-9 7-13 13-11 17-26 29-49 29-32 0-60-23-60-75 0-31 12-73 31-100 16-23 34-41 71-41 13 0 21 5 21 18 0 12-13 37-17 44-2 4-2 3-2 5 0 3 2 3 4 3 7 0 20-8 24-13 1-2 21-36 21-54 0-19-16-22-28-22-51 0-93 33-109 53-42 50-46 103-46 122 0 51 26 79 67 79 56 0 103-55 103-63z">
              <text:p/>
            </draw:path>
            <draw:path draw:style-name="gr4" draw:text-style-name="P3" draw:layer="layout" svg:width="0.089cm" svg:height="0.161cm" svg:x="4.217cm" svg:y="12.641cm" svg:viewBox="0 0 90 162" svg:d="M56 7c0-6-1-7-7-7-16 16-39 16-49 16 0 3 0 6 0 9 6 0 23 0 36-7 0 41 0 83 0 125 0 7 0 10-25 10-3 0-6 0-9 0 0 3 0 6 0 9 5 0 35-1 44-1 7 0 38 1 44 1 0-3 0-6 0-9-3 0-6 0-9 0-25 0-25-3-25-10 0-46 0-91 0-136z">
              <text:p/>
            </draw:path>
            <draw:path draw:style-name="gr4" draw:text-style-name="P3" draw:layer="layout" svg:width="0.036cm" svg:height="0.149cm" svg:x="4.475cm" svg:y="12.601cm" svg:viewBox="0 0 37 150" svg:d="M37 18c0-10-9-18-19-18-11 0-18 8-18 18s7 19 18 19c10 0 19-9 19-19zM37 132c0-10-9-19-19-19-11 0-18 9-18 19s7 18 18 18c10 0 19-8 19-18z">
              <text:p/>
            </draw:path>
          </draw:g>
        </draw:g>
        <draw:frame draw:style-name="gr31" draw:text-style-name="P2" draw:layer="layout" svg:width="1.17cm" svg:height="0.395cm" svg:x="4.712cm" svg:y="12.411cm">
          <draw:text-box>
            <text:p><text:span text:style-name="T2">right-bit</text:span></text:p>
          </draw:text-box>
        </draw:frame>
        <draw:frame draw:style-name="gr32" draw:text-style-name="P2" draw:layer="layout" svg:width="0.844cm" svg:height="0.395cm" svg:x="4.01cm" svg:y="12.81cm">
          <draw:text-box>
            <text:p><text:span text:style-name="T2">(rate)</text:span></text:p>
          </draw:text-box>
        </draw:frame>
        <draw:g>
          <svg:title>TexMaths</svg:title>
          <svg:desc>10§display§R(\mathcal{C}_{0}) \!&gt;\! R(\mathcal{C}_{1})§svg§600§TRUE§</svg:desc>
          <draw:g>
            <draw:path draw:style-name="gr4" draw:text-style-name="P3" draw:layer="layout" svg:width="0.25cm" svg:height="0.245cm" svg:x="4.991cm" svg:y="12.895cm" svg:viewBox="0 0 251 246" svg:d="M118 24c2-9 3-12 9-13 4 0 15 0 22 0 25 0 64 0 64 34 0 12-6 36-20 50-9 9-27 20-59 20-13 0-26 0-39 0 8-31 15-61 23-91zM168 120c36-8 77-32 77-68 0-30-31-52-77-52-33 0-67 0-100 0-7 0-11 0-11 7 0 4 4 4 10 4 1 0 8 0 14 0 6 1 9 1 9 6 0 1 0 2-1 7-16 62-31 125-47 187-4 13-5 16-32 16-7 0-10 0-10 7 0 4 4 4 5 4 10 0 34-1 44-1 9 0 35 1 45 1 3 0 7 0 7-7 0-4-3-4-10-4-13 0-23 0-23-6 0-2 1-4 1-6 8-30 16-61 24-92 14 0 27 0 41 0 32 0 39 20 39 32 0 5-3 16-5 24-3 9-6 22-6 29 0 38 42 38 47 38 30 0 42-36 42-40 0-5-3-3-4-5-3 0-4 3-5 5-8 26-24 32-32 32-11 0-14-8-14-21 0-11 2-29 4-39 0-5 1-12 1-17 0-27-23-38-33-41z">
              <text:p/>
            </draw:path>
            <draw:path draw:style-name="gr4" draw:text-style-name="P3" draw:layer="layout" svg:width="0.081cm" svg:height="0.349cm" svg:x="5.281cm" svg:y="12.87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4" draw:text-style-name="P3" draw:layer="layout" svg:width="0.183cm" svg:height="0.254cm" svg:x="5.387cm" svg:y="12.887cm" svg:viewBox="0 0 184 255" svg:d="M170 191c0-2-2-2-3-2-6 0-10 4-15 5-7 4-9 7-13 13-11 16-26 28-49 28-32 0-60-23-60-74 0-32 13-73 31-101 16-23 35-41 71-41 13 0 22 5 22 18 0 12-13 37-18 44-2 4-2 5-2 6 0 2 2 2 4 2 7 0 20-8 24-13 1-2 22-36 22-54 0-19-16-22-29-22-51 0-93 33-109 53-42 50-46 105-46 123 0 50 26 79 67 79 56 0 103-55 103-64z">
              <text:p/>
            </draw:path>
            <draw:path draw:style-name="gr4" draw:text-style-name="P3" draw:layer="layout" svg:width="0.113cm" svg:height="0.167cm" svg:x="5.581cm" svg:y="13.024cm" svg:viewBox="0 0 114 168" svg:d="M114 84c0-27-3-46-15-63-7-11-23-21-42-21-57 0-57 66-57 84 0 17 0 84 57 84s57-66 57-84zM57 161c-12 0-27-7-31-27-4-14-4-35-4-53s0-36 4-50c5-19 21-24 31-24 13 0 26 8 30 22 4 13 4 31 4 52 0 18 0 37-3 52-5 22-21 28-31 28z">
              <text:p/>
            </draw:path>
            <draw:path draw:style-name="gr4" draw:text-style-name="P3" draw:layer="layout" svg:width="0.08cm" svg:height="0.349cm" svg:x="5.746cm" svg:y="12.871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4" draw:text-style-name="P3" draw:layer="layout" svg:width="0.214cm" svg:height="0.201cm" svg:x="5.93cm" svg:y="12.945cm" svg:viewBox="0 0 215 202" svg:d="M208 109c4-2 7-4 7-8 0-5-3-5-7-7-65-31-129-61-194-92-5-2-6-2-7-2-3 0-7 3-7 7 0 3 2 5 7 8 62 29 123 57 185 86-62 29-123 58-185 87-5 2-7 4-7 7 0 4 4 7 7 7 1 0 2 0 7-2 65-30 129-61 194-91z">
              <text:p/>
            </draw:path>
            <draw:path draw:style-name="gr4" draw:text-style-name="P3" draw:layer="layout" svg:width="0.25cm" svg:height="0.245cm" svg:x="6.227cm" svg:y="12.895cm" svg:viewBox="0 0 251 246" svg:d="M117 24c2-9 3-12 10-13 3 0 15 0 22 0 24 0 63 0 63 34 0 12-5 36-19 50-9 9-28 20-59 20-13 0-27 0-40 0 8-31 15-61 23-91zM168 120c35-8 77-32 77-68 0-30-31-52-77-52-34 0-67 0-101 0-7 0-10 0-10 7 0 4 3 4 10 4 1 0 7 0 13 0 7 1 10 1 10 6 0 1 0 2-2 7-16 62-31 125-47 187-3 13-4 16-32 16-6 0-9 0-9 7 0 4 4 4 5 4 10 0 34-1 44-1s35 1 45 1c3 0 7 0 7-7 0-4-3-4-10-4-13 0-23 0-23-6 0-2 1-4 1-6 8-30 15-61 23-92 14 0 28 0 42 0 32 0 38 20 38 32 0 5-2 16-4 24-3 9-6 22-6 29 0 38 42 38 47 38 29 0 42-36 42-40 0-5-3-3-4-5-4 0-4 3-5 5-9 26-24 32-32 32-12 0-14-8-14-21 0-11 2-29 3-39 1-5 2-12 2-17 0-27-24-38-33-41z">
              <text:p/>
            </draw:path>
            <draw:path draw:style-name="gr4" draw:text-style-name="P3" draw:layer="layout" svg:width="0.08cm" svg:height="0.349cm" svg:x="6.517cm" svg:y="12.871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182cm" svg:height="0.254cm" svg:x="6.623cm" svg:y="12.887cm" svg:viewBox="0 0 183 255" svg:d="M170 191c0-2-2-2-4-2-6 0-9 4-14 5-7 4-9 7-13 13-11 16-26 28-49 28-32 0-60-23-60-74 0-32 12-73 31-101 15-23 34-41 71-41 13 0 21 5 21 18 0 12-13 37-17 44-2 4-2 5-2 6 0 2 2 2 4 2 7 0 20-8 24-13 1-2 21-36 21-54 0-19-16-22-28-22-51 0-93 33-109 53-42 50-46 105-46 123 0 50 26 79 67 79 56 0 103-55 103-64z">
              <text:p/>
            </draw:path>
            <draw:path draw:style-name="gr4" draw:text-style-name="P3" draw:layer="layout" svg:width="0.089cm" svg:height="0.162cm" svg:x="6.83cm" svg:y="13.024cm" svg:viewBox="0 0 90 163" svg:d="M56 7c0-7 0-7-7-7-16 15-38 15-49 15 0 3 0 6 0 9 6 0 23 0 36-7 0 42 0 84 0 126 0 8 0 11-25 11-3 0-6 0-9 0 0 3 0 6 0 9 5-1 35-1 44-1 8 0 39 0 44 1 0-3 0-6 0-9-3 0-6 0-9 0-25 0-25-3-25-11 0-46 0-91 0-136z">
              <text:p/>
            </draw:path>
            <draw:path draw:style-name="gr4" draw:text-style-name="P3" draw:layer="layout" svg:width="0.081cm" svg:height="0.349cm" svg:x="6.981cm" svg:y="12.871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varepsilon§svg§600§TRUE§</svg:desc>
          <draw:g>
            <draw:path draw:style-name="gr4" draw:text-style-name="P3" draw:layer="layout" svg:width="0.139cm" svg:height="0.164cm" svg:x="4.349cm" svg:y="3.732cm" svg:viewBox="0 0 140 165" svg:d="M40 79c12 4 22 4 30 4s28 0 28-10c0-8-13-9-26-9-6 0-18 0-31 6-8-4-14-11-14-20 0-21 34-34 64-34 6 0 19 0 33 10 3 3 4 3 7 3 4 0 9-4 9-9 0-7-21-20-45-20-39 0-77 23-77 50 0 15 12 24 14 25-21 10-32 30-32 46 0 23 20 44 57 44 45 0 65-31 65-36 0-2-2-3-4-3s-3 1-4 2c-4 8-13 21-54 21-21 0-51-5-51-30 0-12 10-31 31-40zM52 74c8-2 15-3 20-3 9 0 10 1 17 2-6 3-6 3-19 3-7 0-12 0-18-2z">
              <text:p/>
            </draw:path>
          </draw:g>
        </draw:g>
        <draw:frame draw:style-name="gr33" draw:text-style-name="P2" draw:layer="layout" svg:width="1.987cm" svg:height="0.395cm" svg:x="1.409cm" svg:y="13.309cm">
          <draw:text-box>
            <text:p><text:span text:style-name="T2">evaluation: ?</text:span></text:p>
          </draw:text-box>
        </draw:frame>
        <draw:frame draw:style-name="gr34" draw:text-style-name="P2" draw:layer="layout" svg:width="5.81cm" svg:height="1.183cm" svg:x="1.61cm" svg:y="13.71cm">
          <draw:text-box>
            <text:p><text:span text:style-name="T2">constrained channel capacity</text:span></text:p>
            <text:p><text:span text:style-name="T2">IDS channel SIR? (&lt;=&gt; finite length?)</text:span></text:p>
            <text:p><text:span text:style-name="T2">FBA soft output: mutual info?</text:span></text:p>
          </draw:text-box>
        </draw:frame>
        <draw:g>
          <svg:title>TexMaths</svg:title>
          <svg:desc>10§display§t(\bm{q},a) = 
\left\{ 
\bm{q}' = \overleftarrow{\bm{q}}a
\middle|
\bm{q}' \in \mathcal{Q}
\right\} §svg§600§TRUE§</svg:desc>
          <draw:g>
            <draw:path draw:style-name="gr4" draw:text-style-name="P3" draw:layer="layout" svg:width="0.107cm" svg:height="0.222cm" svg:x="4.039cm" svg:y="6.802cm" svg:viewBox="0 0 108 223" svg:d="M65 79c11 0 22 0 33 0 7 0 10 0 10-7 0-4-3-4-10-4-10 0-21 0-31 0 13-50 15-57 15-59 0-6-4-9-10-9-1 0-11 0-14 12-5 19-9 37-14 56-11 0-22 0-33 0-7 0-11 0-11 7 0 4 3 4 10 4 10 0 21 0 31 0-25 100-27 106-27 112 0 19 14 32 33 32 35 0 55-51 55-54s-2-3-4-3c-3 0-3 1-5 5-15 36-34 45-46 45-7 0-11-5-11-16 0-9 1-11 3-17 9-35 17-70 26-104z">
              <text:p/>
            </draw:path>
            <draw:path draw:style-name="gr4" draw:text-style-name="P3" draw:layer="layout" svg:width="0.08cm" svg:height="0.349cm" svg:x="4.193cm" svg:y="6.758cm" svg:viewBox="0 0 81 350" svg:d="M81 347c0-1 0-2-6-8-44-44-55-109-55-163 0-61 14-122 57-166 4-4 4-5 4-6 0-3-1-4-3-4-4 0-35 24-56 69-18 38-22 77-22 107 0 27 4 70 23 108 21 44 51 66 55 66 2 0 3-1 3-3z">
              <text:p/>
            </draw:path>
            <draw:path draw:style-name="gr4" draw:text-style-name="P3" draw:layer="layout" svg:width="0.174cm" svg:height="0.226cm" svg:x="4.311cm" svg:y="6.863cm" svg:viewBox="0 0 175 227" svg:d="M175 6c0-2-2-6-7-6-11 5-21 5-32 15-5-6-17-15-37-15-62 0-99 55-99 103 0 44 32 58 61 58 17 0 31-6 38-11-4 17-9 35-13 53-1 6-2 6-4 6-4 1-10 1-14 1-6 0-7 0-9 2s-2 5-3 8c0 2 1 7 7 7 12 0 25-1 37-1 13 0 26 1 39 1 2 0 9 0 9-11 0-5-6-6-9-6-5 0-11 0-15 0 17-68 34-136 51-204zM107 121c-2 6-2 7-6 10-11 11-26 18-38 18-22 0-24-19-24-27 0-18 12-61 18-75 11-26 28-34 42-34 21 0 29 16 29 20 0 1 0 4 0 5-7 28-14 55-21 83z">
              <text:p/>
            </draw:path>
            <draw:path draw:style-name="gr4" draw:text-style-name="P3" draw:layer="layout" svg:width="0.041cm" svg:height="0.104cm" svg:x="4.528cm" svg:y="6.983cm" svg:viewBox="0 0 42 105" svg:d="M42 37c0-23-9-37-23-37-12 0-19 9-19 19 0 9 7 19 19 19 4 0 9-2 12-5 1-1 1-1 2-1 0 2 1 0 1 5 0 26-12 47-24 59-4 4-4 4-4 5 0 3 2 4 4 4 3 0 32-27 32-68z">
              <text:p/>
            </draw:path>
            <draw:path draw:style-name="gr4" draw:text-style-name="P3" draw:layer="layout" svg:width="0.16cm" svg:height="0.158cm" svg:x="4.668cm" svg:y="6.866cm" svg:viewBox="0 0 161 159" svg:d="M117 23c-6-13-16-23-32-23-41 0-85 52-85 103 0 33 20 56 47 56 7 0 25-1 46-26 3 15 15 26 32 26 12 0 20-8 26-19 6-13 10-34 10-35 0-3-3-3-4-3-3 0-4 1-5 6-6 23-12 44-26 44-10 0-11-9-11-16 0-8 1-11 5-26 3-15 4-19 7-32 4-16 9-33 13-49 2-10 2-11 2-12 0-6-4-10-10-10-8 0-13 8-15 16zM95 114c-2 6-2 7-7 13-16 19-30 25-40 25-18 0-23-20-23-33 0-18 12-61 20-77 11-21 26-34 41-34 22 0 27 29 27 31s0 4-1 6c-6 23-11 46-17 69z">
              <text:p/>
            </draw:path>
            <draw:path draw:style-name="gr4" draw:text-style-name="P3" draw:layer="layout" svg:width="0.081cm" svg:height="0.349cm" svg:x="4.86cm" svg:y="6.758cm" svg:viewBox="0 0 82 350" svg:d="M82 176c0-28-4-70-23-110-22-43-52-66-55-66-2 0-4 2-4 4 0 1 0 2 7 8 34 35 54 90 54 164 0 60-13 121-56 165-5 4-5 5-5 6 0 2 2 3 4 3 3 0 35-24 56-68 18-38 22-77 22-106z">
              <text:p/>
            </draw:path>
            <draw:path draw:style-name="gr4" draw:text-style-name="P3" draw:layer="layout" svg:width="0.233cm" svg:height="0.081cm" svg:x="5.094cm" svg:y="6.89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24cm" svg:height="0.419cm" svg:x="5.485cm" svg:y="6.723cm" svg:viewBox="0 0 125 420" svg:d="M51 154c0 25-13 38-48 52-2 1-3 2-3 4 0 3 1 4 4 5 47 19 47 37 47 56 0 33 0 65 0 97 0 10 5 23 21 33 17 12 45 19 49 19 3 0 4 0 4-4 0-3-1-4-6-6-10-4-37-15-43-36-1-4-1-5-1-18 0-28 0-57 0-86 0-18 0-43-57-59 57-18 57-42 57-61 0-29 0-58 0-86 0-20 0-38 48-55 2-1 1-3 2-4 0-3-1-5-4-5s-52 11-65 35c-5 10-5 13-5 28 0 30 0 60 0 91z">
              <text:p/>
            </draw:path>
            <draw:path draw:style-name="gr4" draw:text-style-name="P3" draw:layer="layout" svg:width="0.174cm" svg:height="0.226cm" svg:x="5.666cm" svg:y="6.863cm" svg:viewBox="0 0 175 227" svg:d="M175 6c0-2-1-6-6-6-11 5-21 5-32 15-5-6-17-15-38-15-61 0-99 55-99 103 0 44 33 58 62 58 17 0 31-6 38-11-4 17-9 35-13 53-2 6-2 6-5 6-3 1-9 1-13 1-6 0-8 0-10 2s-2 5-3 8c0 2 2 7 7 7 12 0 25-1 38-1s26 1 39 1c2 0 9 0 9-11 0-5-6-6-9-6-5 0-11 0-15 0 17-68 33-136 50-204zM107 121c-1 6-1 7-5 10-12 11-26 18-39 18-21 0-23-19-23-27 0-18 12-61 17-75 11-26 29-34 43-34 21 0 29 16 29 20 0 1 0 4-1 5-7 28-14 55-21 83z">
              <text:p/>
            </draw:path>
            <draw:path draw:style-name="gr4" draw:text-style-name="P3" draw:layer="layout" svg:width="0.06cm" svg:height="0.127cm" svg:x="5.866cm" svg:y="6.739cm" svg:viewBox="0 0 61 128" svg:d="M59 22c2-5 2-6 2-8 0-8-6-14-14-14-9 0-12 8-14 12-11 35-21 70-32 106 0 1-1 2-1 4 0 3 7 6 9 6s2-1 4-5c15-34 31-67 46-101z">
              <text:p/>
            </draw:path>
            <draw:path draw:style-name="gr4" draw:text-style-name="P3" draw:layer="layout" svg:width="0.232cm" svg:height="0.081cm" svg:x="6.07cm" svg:y="6.893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4" draw:text-style-name="P3" draw:layer="layout" svg:width="0.311cm" svg:height="0.182cm" svg:x="6.44cm" svg:y="6.686cm" svg:viewBox="0 0 312 183" svg:d="M299 99c6 0 13 0 13-7s-7-7-13-7c-87 0-174 0-261 0 19-15 29-29 32-34 15-24 18-46 18-47 0-4-4-4-7-4-6 0-6 1-7 7-9 35-29 64-69 80-4 2-5 2-5 5 0 2 1 3 5 4 37 15 60 43 69 82 1 4 1 5 7 5 3 0 7 0 7-4-6-16-3-23-18-46-7-11-17-23-32-34 87 0 174 0 261 0z">
              <text:p/>
            </draw:path>
            <draw:path draw:style-name="gr4" draw:text-style-name="P3" draw:layer="layout" svg:width="0.214cm" svg:height="0.013cm" svg:x="6.527cm" svg:y="6.771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174cm" svg:height="0.226cm" svg:x="6.51cm" svg:y="6.863cm" svg:viewBox="0 0 175 227" svg:d="M175 6c0-2-2-6-7-6-11 5-21 5-32 15-4-6-16-15-37-15-61 0-99 55-99 103 0 44 32 58 61 58 17 0 31-6 39-11-5 17-9 35-14 53-1 6-2 6-4 6-4 1-9 1-13 1-6 0-8 0-10 2s-2 5-3 8c0 2 1 7 7 7 12 0 25-1 37-1 13 0 27 1 39 1 3 0 9 0 9-11 0-5-6-6-9-6-5 0-10 0-15 0 17-68 34-136 51-204zM107 121c-2 6-2 7-6 10-11 11-26 18-38 18-22 0-23-19-23-27 0-18 11-61 17-75 11-26 28-34 43-34 20 0 29 16 29 20 0 1-1 4-1 5-7 28-14 55-21 83z">
              <text:p/>
            </draw:path>
            <draw:path draw:style-name="gr4" draw:text-style-name="P3" draw:layer="layout" svg:width="0.159cm" svg:height="0.158cm" svg:x="6.786cm" svg:y="6.866cm" svg:viewBox="0 0 160 159" svg:d="M117 23c-7-13-17-23-33-23-41 0-84 52-84 103 0 33 19 56 46 56 7 0 25-1 46-26 3 15 15 26 32 26 12 0 20-8 26-19 6-13 10-34 10-35 0-3-3-3-4-3-3 0-4 1-5 6-6 23-12 44-26 44-10 0-11-9-11-16 0-8 1-11 5-26s4-19 7-32c4-16 9-33 13-49 2-10 2-11 2-12 0-6-4-10-10-10-8 0-13 8-14 16zM94 114c-2 6-2 7-7 13-16 19-30 25-40 25-18 0-23-20-23-33 0-18 12-61 20-77 11-21 27-34 41-34 22 0 27 29 27 31s0 4-1 6c-6 23-11 46-17 69z">
              <text:p/>
            </draw:path>
            <draw:path draw:style-name="gr4" draw:text-style-name="P3" draw:layer="layout" svg:width="0.014cm" svg:height="0.224cm" svg:x="7.008cm" svg:y="6.716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014cm" svg:height="0.225cm" svg:x="7.008cm" svg:y="6.925cm" svg:viewBox="0 0 15 226" svg:d="M0 213c0 5 0 13 8 13 7 0 7-7 7-13 0-67 0-133 0-200 0-5 0-13-7-13-8 0-8 7-8 13 0 67 0 133 0 200z">
              <text:p/>
            </draw:path>
            <draw:path draw:style-name="gr4" draw:text-style-name="P3" draw:layer="layout" svg:width="0.174cm" svg:height="0.226cm" svg:x="7.09cm" svg:y="6.863cm" svg:viewBox="0 0 175 227" svg:d="M175 6c0-2-1-6-6-6-1 0-21 5-32 15-5-6-17-15-38-15-61 0-99 55-99 103 0 44 32 58 62 58 17 0 31-6 38-11-4 17-9 35-13 53-2 6-2 6-5 6-3 1-9 1-13 1-6 0-8 0-10 2s-2 5-3 8c0 2 2 7 7 7 12 0 25-1 38-1s26 1 39 1c2 0 9 0 9-11 0-5-6-6-9-6-5 0-11 0-15 0 17-68 33-136 50-204zM107 121c-1 6-1 7-5 10-12 11-26 18-39 18-21 0-23-19-23-27 0-18 12-61 17-75 11-26 29-34 43-34 21 0 29 16 29 20 0 1 0 4-1 5-7 28-14 55-21 83z">
              <text:p/>
            </draw:path>
            <draw:path draw:style-name="gr4" draw:text-style-name="P3" draw:layer="layout" svg:width="0.06cm" svg:height="0.127cm" svg:x="7.29cm" svg:y="6.739cm" svg:viewBox="0 0 61 128" svg:d="M59 22c2-5 2-6 2-8 0-8-6-14-14-14-9 0-12 8-14 12-11 35-21 70-32 106 0 1-1 2-1 4 0 3 7 6 9 6s2-1 4-5c15-34 31-67 46-101z">
              <text:p/>
            </draw:path>
            <draw:path draw:style-name="gr4" draw:text-style-name="P3" draw:layer="layout" svg:width="0.175cm" svg:height="0.203cm" svg:x="7.503cm" svg:y="6.832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4" draw:text-style-name="P3" draw:layer="layout" svg:width="0.236cm" svg:height="0.289cm" svg:x="7.846cm" svg:y="6.774cm" svg:viewBox="0 0 237 290" svg:d="M38 238c-6 0-10 0-19 5-3 2-11 6-11 11 0 2 2 2 3 2 24 1 38 4 73 17 25 8 50 17 77 17 41 0 76-36 76-49 0-2-2-3-4-3-3 0-11 3-16 6-8 5-9 7-11 12-5 14-12 15-21 15-24 0-39-6-90-23 61-16 137-77 137-162 0-47-26-86-77-86-72 0-155 73-155 146 0 38 22 66 61 66 35 0 75-23 75-32 0-2-2-2-3-2-5 0-11 4-16 6-15 8-29 8-33 8-32 0-54-24-54-60 0-44 39-113 101-113 45 0 71 36 71 82 0 35-14 75-47 104-23 21-49 33-106 33-4 0-7 0-11 0z">
              <text:p/>
            </draw:path>
            <draw:path draw:style-name="gr4" draw:text-style-name="P3" draw:layer="layout" svg:width="0.124cm" svg:height="0.419cm" svg:x="8.133cm" svg:y="6.723cm" svg:viewBox="0 0 125 420" svg:d="M75 266c0-12 0-32 45-50 4-2 5-2 5-6-1-1 0-3-3-3-47-19-47-38-47-58 0-33 0-65 0-97-1-19-17-30-22-34-15-10-45-18-49-18-3 0-4 2-4 5s1 4 4 4c46 18 46 35 46 55 0 28 0 57 0 86 0 19 0 43 57 60-57 19-57 39-57 61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bm{q}§svg§600§TRUE§</svg:desc>
          <draw:g>
            <draw:path draw:style-name="gr4" draw:text-style-name="P3" draw:layer="layout" svg:width="0.172cm" svg:height="0.225cm" svg:x="9.033cm" svg:y="2.33cm" svg:viewBox="0 0 173 226" svg:d="M173 7c0-2-2-7-6-7-1 0-21 5-32 15-5-5-17-15-36-15-61 0-99 56-99 104 0 42 32 57 61 57 17 0 31-7 38-12-5 18-9 36-13 54-1 5-2 5-4 6-4 0-10 0-13 0-6 0-9 0-10 2-2 3-2 5-3 8 0 3 1 7 7 7 12 0 25-1 37-1s25 1 38 1c2 0 9 0 9-10 0-6-6-7-9-7-5 0-11 0-15 0 17-67 34-135 50-202zM106 121c-2 6-2 6-6 9-10 12-25 18-37 18-22 0-23-19-23-26 0-18 11-61 17-75 11-25 28-34 42-34 20 0 28 16 28 20 0 2 0 4-1 5-6 27-13 55-20 83z">
              <text:p/>
            </draw:path>
          </draw:g>
        </draw:g>
        <draw:g>
          <svg:title>TexMaths</svg:title>
          <svg:desc>10§display§\bm{q}'§svg§600§TRUE§</svg:desc>
          <draw:g>
            <draw:path draw:style-name="gr4" draw:text-style-name="P3" draw:layer="layout" svg:width="0.172cm" svg:height="0.225cm" svg:x="12.935cm" svg:y="2.327cm" svg:viewBox="0 0 173 226" svg:d="M173 7c0-2-1-7-6-7-10 5-21 5-32 16-5-6-16-16-36-16-61 0-99 56-99 104 0 43 32 58 61 58 17 0 31-7 38-11-5 17-9 35-13 52-1 5-2 5-4 6-4 1-10 1-13 1-6 0-8 0-10 2s-3 7-3 8c0 2 1 6 7 6 12 0 25-1 37-1 13 0 26 1 38 1 2 0 9 0 9-10 0-6-6-6-9-6-5 0-10 0-14-1 16-67 33-135 49-202zM107 121c-2 6-2 7-6 11-11 11-26 17-38 17-22 0-23-19-23-26 0-19 11-62 17-76 11-25 28-34 42-34 21 0 29 17 29 20 0 2 0 4 0 5-7 27-14 55-21 83z">
              <text:p/>
            </draw:path>
            <draw:path draw:style-name="gr4" draw:text-style-name="P3" draw:layer="layout" svg:width="0.06cm" svg:height="0.126cm" svg:x="13.133cm" svg:y="2.204cm" svg:viewBox="0 0 61 127" svg:d="M59 21c2-4 2-6 2-8 0-7-7-13-14-13-10 0-13 8-14 12-11 35-21 70-32 106 0 1-1 3-1 4 0 3 7 5 9 5s2 0 4-4c15-34 30-68 46-102z">
              <text:p/>
            </draw:path>
          </draw:g>
        </draw:g>
        <draw:g>
          <svg:title>TexMaths</svg:title>
          <svg:desc>10§display§a§svg§600§TRUE§</svg:desc>
          <draw:g>
            <draw:path draw:style-name="gr4" draw:text-style-name="P3" draw:layer="layout" svg:width="0.158cm" svg:height="0.156cm" svg:x="11.434cm" svg:y="2.332cm" svg:viewBox="0 0 159 157" svg:d="M115 22c-6-13-16-22-32-22-40 0-83 51-83 101 0 33 19 56 46 56 7 0 25-1 45-26 3 14 15 26 32 26 12 0 20-8 26-19 5-13 10-34 10-35 0-3-3-3-4-3-4 0-4 1-5 6-6 23-12 43-27 43-9 0-10-9-10-16s1-10 4-26c4-14 5-18 8-30 5-17 9-33 13-49 2-10 2-10 2-12 0-6-4-9-10-9-8 0-14 8-15 15zM93 112c-2 6-2 7-7 13-15 19-29 24-39 24-17 0-22-19-22-32 0-18 11-60 19-76 11-20 27-33 40-33 22 0 27 28 27 30s-1 5-1 6c-5 23-11 45-17 68z">
              <text:p/>
            </draw:path>
          </draw:g>
        </draw:g>
        <draw:g>
          <svg:title>TexMaths</svg:title>
          <svg:desc>10§display§\bm{q}, \bm{q}' \in \mathcal{Q}§svg§600§TRUE§</svg:desc>
          <draw:g>
            <draw:path draw:style-name="gr4" draw:text-style-name="P3" draw:layer="layout" svg:width="0.174cm" svg:height="0.225cm" svg:x="8.261cm" svg:y="3.29cm" svg:viewBox="0 0 175 226" svg:d="M175 7c0-2-2-7-6-7-1 0-22 5-32 16-5-6-17-16-38-16-61 0-99 56-99 104 0 43 32 58 61 58 17 0 31-7 39-11-5 17-9 35-14 52-1 5-1 5-4 6-4 1-9 1-13 1-6 0-8 0-10 2s-3 7-3 8c0 2 2 6 7 6 12 0 25-1 37-1 13 0 27 1 39 1 3 0 10 0 10-10 0-6-6-6-10-6-5 0-10 0-15-1 17-67 34-135 51-202zM107 121c-2 6-2 7-6 11-11 11-26 17-38 17-22 0-23-19-23-26 0-19 12-62 17-76 11-25 28-34 43-34 20 0 29 17 29 20 0 2 0 4-1 5-7 27-14 55-21 83z">
              <text:p/>
            </draw:path>
            <draw:path draw:style-name="gr4" draw:text-style-name="P3" draw:layer="layout" svg:width="0.04cm" svg:height="0.104cm" svg:x="8.479cm" svg:y="3.411cm" svg:viewBox="0 0 41 105" svg:d="M41 37c0-24-9-37-23-37-11 0-18 9-18 18 0 10 7 19 18 19 5 0 9-1 13-5 1 0 1-1 1-1 1 0 1 1 1 6 0 26-12 47-24 58-4 4-4 5-4 6 0 2 2 4 4 4 4 0 32-27 32-68z">
              <text:p/>
            </draw:path>
            <draw:path draw:style-name="gr4" draw:text-style-name="P3" draw:layer="layout" svg:width="0.174cm" svg:height="0.225cm" svg:x="8.62cm" svg:y="3.29cm" svg:viewBox="0 0 175 226" svg:d="M175 7c0-2-1-7-6-7-11 5-21 5-32 16-5-6-17-16-38-16-61 0-99 56-99 104 0 43 33 58 62 58 17 0 31-7 38-11-4 17-9 35-13 52-2 5-2 5-4 6-4 1-10 1-14 1-6 0-9 0-10 2-2 2-2 7-2 8 0 2 1 6 7 6 12 0 25-1 37-1 13 0 26 1 39 1 2 0 9 0 9-10 0-6-6-6-9-6-5 0-11 0-15-1 17-67 33-135 50-202zM108 121c-2 6-2 7-6 11-11 11-26 17-38 17-22 0-24-19-24-26 0-19 12-62 18-76 11-25 28-34 42-34 21 0 29 17 29 20 0 2 0 4 0 5-7 27-14 55-21 83z">
              <text:p/>
            </draw:path>
            <draw:path draw:style-name="gr4" draw:text-style-name="P3" draw:layer="layout" svg:width="0.06cm" svg:height="0.126cm" svg:x="8.82cm" svg:y="3.167cm" svg:viewBox="0 0 61 127" svg:d="M59 21c2-4 2-6 2-8 0-7-6-13-14-13-9 0-12 8-14 12-11 35-21 70-32 106 0 1-1 3-1 4 0 3 7 5 9 5s2 0 4-4c15-34 31-68 46-102z">
              <text:p/>
            </draw:path>
            <draw:path draw:style-name="gr4" draw:text-style-name="P3" draw:layer="layout" svg:width="0.175cm" svg:height="0.201cm" svg:x="9.032cm" svg:y="3.26cm" svg:viewBox="0 0 176 202" svg:d="M163 108c6 0 13 0 13-7s-7-7-13-7c-49 0-99 0-148 0 4-47 44-80 94-80 18 0 36 0 54 0 6 0 13 0 13-7s-7-7-13-7c-18 0-37 0-55 0-60 0-108 45-108 101s48 101 108 101c18 0 37 0 55 0 6 0 13 0 13-7s-7-7-13-7c-18 0-36 0-54 0-50 0-90-33-94-80 49 0 99 0 148 0z">
              <text:p/>
            </draw:path>
            <draw:path draw:style-name="gr4" draw:text-style-name="P3" draw:layer="layout" svg:width="0.236cm" svg:height="0.288cm" svg:x="9.374cm" svg:y="3.202cm" svg:viewBox="0 0 237 289" svg:d="M39 236c-7 0-11 0-19 5-3 2-12 8-12 12 0 2 2 2 4 2 23 1 38 5 73 17 24 9 49 17 77 17 41 0 75-36 75-50 0-2-1-3-3-3-4 0-11 3-17 7-8 5-8 8-10 12-5 14-12 15-22 15-23 0-39-5-90-23 61-17 138-76 138-161 0-48-26-86-78-86-71 0-155 73-155 146 0 36 22 64 61 64 36 0 76-23 76-31 0-2-3-2-4-2-5 0-11 3-16 6-14 8-29 8-32 8-32 0-55-24-55-60 0-44 40-112 102-112 44 0 71 35 71 82 0 34-14 74-48 103-23 20-48 32-106 32-3 0-7 0-10 0z">
              <text:p/>
            </draw:path>
          </draw:g>
        </draw:g>
        <draw:g>
          <svg:title>TexMaths</svg:title>
          <svg:desc>10§display§a \in \Sigma§svg§600§TRUE§</svg:desc>
          <draw:g>
            <draw:path draw:style-name="gr4" draw:text-style-name="P3" draw:layer="layout" svg:width="0.16cm" svg:height="0.157cm" svg:x="8.261cm" svg:y="3.752cm" svg:viewBox="0 0 161 158" svg:d="M117 23c-6-13-17-23-32-23-41 0-85 52-85 103 0 32 19 55 47 55 7 0 24-2 45-26 3 14 15 26 32 26 13 0 21-8 26-19 6-13 11-33 11-34 0-4-3-4-4-4-4 0-4 2-5 7-6 22-13 42-27 42-10 0-11-9-11-16 0-8 1-9 5-25 4-15 5-18 8-31 4-17 8-33 12-49 3-10 3-11 3-12 0-6-4-10-10-10-9 0-14 8-15 16zM94 113c-2 7-2 7-7 13-15 19-30 24-40 24-17 0-22-19-22-32 0-17 11-60 19-76 11-21 27-34 41-34 23 0 28 29 28 31s-1 4-1 6c-6 22-12 45-18 68z">
              <text:p/>
            </draw:path>
            <draw:path draw:style-name="gr4" draw:text-style-name="P3" draw:layer="layout" svg:width="0.175cm" svg:height="0.201cm" svg:x="8.559cm" svg:y="3.718cm" svg:viewBox="0 0 176 202" svg:d="M163 109c6 0 13 0 13-7s-7-7-13-7c-49 0-99 0-148 0 4-47 44-81 94-81 18 0 36 0 54 0 6 0 13 0 13-7s-7-7-13-7c-19 0-37 0-55 0-60 0-108 46-108 102 0 55 48 100 108 100 18 0 36 0 55 0 6 0 13 0 13-7s-7-7-13-7c-18 0-36 0-54 0-50 0-90-34-94-79 49 0 99 0 148 0z">
              <text:p/>
            </draw:path>
            <draw:path draw:style-name="gr4" draw:text-style-name="P3" draw:layer="layout" svg:width="0.213cm" svg:height="0.237cm" svg:x="8.88cm" svg:y="3.668cm" svg:viewBox="0 0 214 238" svg:d="M111 125c3-4 3-5 3-6s-1-3-2-5c-24-35-48-69-72-103 27 0 54 0 81 0 59 0 77 12 84 68 3 0 6 0 9 0-4-27-7-53-10-79-65 0-130 0-195 0-8 0-9 0-9 8 29 42 59 84 88 126-28 32-56 64-84 95-3 3-3 4-3 5 0 4 3 4 8 4 65 0 130 0 195 0 3-27 6-55 10-83-3 0-6 0-9 0-6 59-30 68-85 68-32 0-65 0-97 0 29-33 59-66 88-98z">
              <text:p/>
            </draw:path>
          </draw:g>
        </draw:g>
        <draw:frame draw:style-name="gr35" draw:text-style-name="P2" draw:layer="layout" svg:width="0.861cm" svg:height="0.395cm" svg:x="1.418cm" svg:y="5.709cm">
          <draw:text-box>
            <text:p><text:span text:style-name="T2">state:</text:span></text:p>
          </draw:text-box>
        </draw:frame>
        <draw:g>
          <svg:title>TexMaths</svg:title>
          <svg:desc>10§display§\bm{q} = q_0 q_1 \dots q_{\ell-2} q_{\ell-1} \in \mathcal{Q}§svg§600§TRUE§</svg:desc>
          <draw:g>
            <draw:path draw:style-name="gr4" draw:text-style-name="P3" draw:layer="layout" svg:width="0.174cm" svg:height="0.224cm" svg:x="4.039cm" svg:y="5.829cm" svg:viewBox="0 0 175 225" svg:d="M175 6c0-2-1-6-6-6-1 0-21 5-32 15-5-6-17-15-38-15-61 0-99 55-99 103 0 43 32 57 61 57 17 0 31-6 39-10-5 17-9 35-14 52-1 5-1 5-4 6-4 1-9 1-13 1-6 0-8 0-10 2s-3 7-3 8c0 2 2 6 7 6 12 0 25-1 38-1s26 1 39 1c2 0 9 0 9-10 0-6-6-6-9-6-5 0-11 0-16-1 17-67 34-135 51-202zM107 121c-2 5-2 6-5 10-12 11-26 17-39 17-22 0-23-19-23-26 0-19 12-62 17-75 11-26 28-35 43-35 21 0 29 17 29 21 0 1 0 3-1 4-7 28-14 56-21 84z">
              <text:p/>
            </draw:path>
            <draw:path draw:style-name="gr4" draw:text-style-name="P3" draw:layer="layout" svg:width="0.233cm" svg:height="0.081cm" svg:x="4.344cm" svg:y="5.8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44cm" svg:height="0.221cm" svg:x="4.709cm" svg:y="5.832cm" svg:viewBox="0 0 145 222" svg:d="M145 4c0-1-1-3-3-3-4 0-18 14-24 24-8-19-22-25-33-25-41 0-85 52-85 103 0 34 21 55 47 55 15 0 29-8 41-20-3 12-15 58-16 62-2 9-5 11-25 11-5 0-8 0-8 7 2 2 0 4 5 4 11 0 23-1 35-1s24 1 36 1c2 0 6 0 6-7 0-4-3-4-9-4-17 0-17-2-17-5s1-5 2-8c16-64 32-129 48-194zM48 151c-21 0-23-27-23-33 0-17 10-55 16-69 11-26 30-41 44-41 23 0 28 28 28 31 0 2-20 79-21 80-5 10-25 32-44 32z">
              <text:p/>
            </draw:path>
            <draw:path draw:style-name="gr4" draw:text-style-name="P3" draw:layer="layout" svg:width="0.113cm" svg:height="0.165cm" svg:x="4.865cm" svg:y="5.877cm" svg:viewBox="0 0 114 166" svg:d="M114 84c0-27-3-46-14-63-8-11-23-21-43-21-57 0-57 66-57 84 0 17 0 82 57 82s57-64 57-82zM57 160c-11 0-26-6-31-26-4-15-4-35-4-53s0-36 4-50c5-19 21-24 31-24 13 0 26 8 30 22 4 13 5 31 5 52 0 18 0 36-4 52-4 22-21 27-31 27z">
              <text:p/>
            </draw:path>
            <draw:path draw:style-name="gr4" draw:text-style-name="P3" draw:layer="layout" svg:width="0.144cm" svg:height="0.221cm" svg:x="5.024cm" svg:y="5.832cm" svg:viewBox="0 0 145 222" svg:d="M145 4c0-1-1-3-4-3-4 0-18 14-24 24-8-19-21-25-32-25-42 0-85 52-85 103 0 34 21 55 46 55 15 0 29-8 42-20-3 12-15 58-16 62-3 9-6 11-25 11-5 0-9 0-9 7 2 2 0 4 5 4 11 0 24-1 35-1 12 0 25 1 36 1 2 0 7 0 7-7 0-4-4-4-9-4-17 0-17-2-17-5s0-5 1-8c16-64 33-129 49-194zM47 151c-21 0-22-27-22-33 0-17 10-55 16-69 11-26 29-41 44-41 22 0 27 28 27 31 0 2-19 79-20 80-5 10-25 32-45 32z">
              <text:p/>
            </draw:path>
            <draw:path draw:style-name="gr4" draw:text-style-name="P3" draw:layer="layout" svg:width="0.089cm" svg:height="0.161cm" svg:x="5.193cm" svg:y="5.877cm" svg:viewBox="0 0 90 162" svg:d="M56 7c0-7 0-7-7-7-16 15-38 15-49 15 0 3 0 6 0 9 6 0 23 0 36-7 0 41 0 83 0 125 0 9 0 12-24 12-3 0-7 0-10 0 0 3 0 5 0 8 5-1 35-1 44-1 8 0 39 0 44 1 0-3 0-5 0-8-3 0-6 0-9 0-25 0-25-3-25-12 0-45 0-90 0-135z">
              <text:p/>
            </draw:path>
            <draw:path draw:style-name="gr4" draw:text-style-name="P3" draw:layer="layout" svg:width="0.036cm" svg:height="0.036cm" svg:x="5.413cm" svg:y="5.949cm" svg:viewBox="0 0 37 37" svg:d="M37 18c0-10-8-18-18-18s-19 7-19 18c0 10 9 19 19 19s18-8 18-19z">
              <text:p/>
            </draw:path>
            <draw:path draw:style-name="gr4" draw:text-style-name="P3" draw:layer="layout" svg:width="0.037cm" svg:height="0.036cm" svg:x="5.569cm" svg:y="5.949cm" svg:viewBox="0 0 38 37" svg:d="M38 18c0-10-9-18-19-18s-19 7-19 18c0 10 9 19 19 19s19-8 19-19z">
              <text:p/>
            </draw:path>
            <draw:path draw:style-name="gr4" draw:text-style-name="P3" draw:layer="layout" svg:width="0.037cm" svg:height="0.036cm" svg:x="5.725cm" svg:y="5.949cm" svg:viewBox="0 0 38 37" svg:d="M38 18c0-10-9-18-19-18s-19 7-19 18c0 10 9 19 19 19s19-8 19-19z">
              <text:p/>
            </draw:path>
            <draw:path draw:style-name="gr4" draw:text-style-name="P3" draw:layer="layout" svg:width="0.144cm" svg:height="0.221cm" svg:x="5.865cm" svg:y="5.832cm" svg:viewBox="0 0 145 222" svg:d="M145 4c0-1-1-3-3-3-4 0-18 14-24 24-8-19-22-25-33-25-41 0-85 52-85 103 0 34 21 55 47 55 15 0 29-8 41-20-3 12-14 58-16 62-2 9-5 11-25 11-4 0-8 0-8 7 2 2 0 4 5 4 11 0 23-1 35-1s24 1 36 1c2 0 6 0 6-7 0-4-3-4-9-4-17 0-17-2-17-5s1-5 2-8c16-64 32-129 48-194zM48 151c-21 0-23-27-23-33 0-17 11-55 17-69 10-26 29-41 43-41 23 0 28 28 28 31 0 2-19 79-20 80-6 10-25 32-45 32z">
              <text:p/>
            </draw:path>
            <draw:path draw:style-name="gr4" draw:text-style-name="P3" draw:layer="layout" svg:width="0.101cm" svg:height="0.174cm" svg:x="6.013cm" svg:y="5.867cm" svg:viewBox="0 0 102 175" svg:d="M24 139c2 16 10 36 31 36 8 0 17-4 26-9 4-3 17-11 17-14 0-1-2-4-4-4s-2 0-6 3c-10 9-22 17-33 17-16 0-16-28-16-33 0-3 0-3 0-8 0-2 0-3 3-6 14-12 60-57 60-100 0-3 0-21-16-21-20 0-37 32-41 39-11 21-16 41-19 53-4 17-4 25-4 37-1 2-15 14-18 16-4 4-4 4-4 6 0 1 2 4 4 4s8-6 10-8c3-3 7-6 10-8zM41 111c5-25 24-104 45-104 5 0 8 4 8 13 0 2 0 24-21 54-12 18-26 31-32 37z">
              <text:p/>
            </draw:path>
            <draw:path draw:style-name="gr4" draw:text-style-name="P3" draw:layer="layout" svg:width="0.166cm" svg:height="0.011cm" svg:x="6.151cm" svg:y="5.971cm" svg:viewBox="0 0 167 12" svg:d="M157 12c4 0 10 0 10-6s-6-6-10-6c-49 0-98 0-147 0-4 0-10 0-10 6s6 6 10 6c49 0 98 0 147 0z">
              <text:p/>
            </draw:path>
            <draw:path draw:style-name="gr4" draw:text-style-name="P3" draw:layer="layout" svg:width="0.108cm" svg:height="0.161cm" svg:x="6.36cm" svg:y="5.877cm" svg:viewBox="0 0 109 162" svg:d="M109 118c-3 0-6 0-9 0 0 5-3 20-6 22-2 2-21 2-24 2-15 0-31 0-46 0 26-23 35-30 50-41 18-15 35-30 35-53 0-30-26-48-58-48-30 0-51 21-51 44 0 12 11 13 13 13 6 0 13-4 13-13 0-4-2-13-14-13 7-17 24-22 35-22 25 0 38 19 38 39 0 21-15 38-23 47-20 19-40 38-60 58-2 2-2 3-2 9 34 0 67 0 101 0 3-14 5-29 8-44z">
              <text:p/>
            </draw:path>
            <draw:path draw:style-name="gr4" draw:text-style-name="P3" draw:layer="layout" svg:width="0.144cm" svg:height="0.221cm" svg:x="6.516cm" svg:y="5.832cm" svg:viewBox="0 0 145 222" svg:d="M145 4c0-1-1-3-4-3s-17 14-23 24c-8-19-22-25-33-25-42 0-85 52-85 103 0 34 21 55 47 55 15 0 28-8 41-20-3 12-15 58-16 62-3 9-5 11-25 11-5 0-8 0-8 7 1 2 0 4 4 4 12 0 24-1 36-1s24 1 36 1c2 0 6 0 6-7 0-4-3-4-9-4-17 0-17-2-17-5s1-5 2-8c16-64 32-129 48-194zM48 151c-21 0-23-27-23-33 0-17 10-55 16-69 11-26 30-41 44-41 23 0 28 28 28 31 0 2-20 79-21 80-5 10-25 32-44 32z">
              <text:p/>
            </draw:path>
            <draw:path draw:style-name="gr4" draw:text-style-name="P3" draw:layer="layout" svg:width="0.101cm" svg:height="0.174cm" svg:x="6.665cm" svg:y="5.867cm" svg:viewBox="0 0 102 175" svg:d="M23 139c3 16 11 36 32 36 8 0 17-4 25-9 5-3 17-11 17-14 0-1-1-4-4-4-1 0-1 0-5 3-11 9-22 17-33 17-17 0-17-28-17-33 0-3 0-3 1-8 0-2 0-3 3-6 14-12 60-57 60-100 0-3 0-21-16-21-21 0-37 32-41 39-11 21-17 41-19 53-4 17-4 25-4 37-2 2-16 14-18 16-4 4-4 4-4 6 0 1 2 4 4 4s8-6 10-8c3-3 6-6 9-8zM41 111c4-25 24-104 45-104 5 0 8 4 8 13 0 2 0 24-21 54-13 18-26 31-32 37z">
              <text:p/>
            </draw:path>
            <draw:path draw:style-name="gr4" draw:text-style-name="P3" draw:layer="layout" svg:width="0.166cm" svg:height="0.011cm" svg:x="6.803cm" svg:y="5.971cm" svg:viewBox="0 0 167 12" svg:d="M157 12c4 0 10 0 10-6s-6-6-10-6c-49 0-98 0-147 0-4 0-10 0-10 6s6 6 10 6c49 0 98 0 147 0z">
              <text:p/>
            </draw:path>
            <draw:path draw:style-name="gr4" draw:text-style-name="P3" draw:layer="layout" svg:width="0.089cm" svg:height="0.161cm" svg:x="7.023cm" svg:y="5.877cm" svg:viewBox="0 0 90 162" svg:d="M56 7c0-7-1-7-8-7-15 15-38 15-48 15 0 3 0 6 0 9 6 0 22 0 36-7 0 41 0 83 0 125 0 9 0 12-25 12-3 0-6 0-9 0 0 3 0 5 0 8 4-1 35-1 44-1 7 0 38 0 44 1 0-3 0-5 0-8-3 0-7 0-10 0-24 0-24-3-24-12 0-45 0-90 0-135z">
              <text:p/>
            </draw:path>
            <draw:path draw:style-name="gr4" draw:text-style-name="P3" draw:layer="layout" svg:width="0.174cm" svg:height="0.201cm" svg:x="7.281cm" svg:y="5.798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4" draw:text-style-name="P3" draw:layer="layout" svg:width="0.236cm" svg:height="0.288cm" svg:x="7.623cm" svg:y="5.74cm" svg:viewBox="0 0 237 289" svg:d="M39 236c-7 0-11 0-20 5-2 2-11 8-11 12 0 2 2 2 4 2 23 2 38 5 73 17 24 9 49 17 77 17 41 0 75-36 75-50 0-2-1-3-3-3-4 0-11 3-17 7-8 5-8 8-10 12-5 14-13 15-22 15-23 0-39-5-90-23 61-17 138-77 138-161 0-47-26-86-78-86-72 0-155 73-155 146 0 36 22 64 61 64 36 0 76-23 76-31 0-2-3-2-4-2-5 0-11 3-16 6-14 8-29 8-33 8-31 0-54-25-54-60 0-43 40-112 102-112 44 0 71 35 71 82 0 35-14 73-48 103-23 20-48 32-106 32-3 0-7 0-10 0z">
              <text:p/>
            </draw:path>
          </draw:g>
        </draw:g>
        <draw:frame draw:style-name="gr36" draw:text-style-name="P2" draw:layer="layout" svg:width="1.327cm" svg:height="0.395cm" svg:x="1.419cm" svg:y="6.21cm">
          <draw:text-box>
            <text:p><text:span text:style-name="T2">left-shift:</text:span></text:p>
          </draw:text-box>
        </draw:frame>
        <draw:g>
          <svg:title>TexMaths</svg:title>
          <svg:desc>10§display§\overleftarrow{\bm{q}}a = q_1 q_2 \dots q_{\ell-1} a
\in
\Sigma^\ell§svg§600§TRUE§</svg:desc>
          <draw:g>
            <draw:path draw:style-name="gr4" draw:text-style-name="P3" draw:layer="layout" svg:width="0.311cm" svg:height="0.182cm" svg:x="4.039cm" svg:y="6.198cm" svg:viewBox="0 0 312 183" svg:d="M300 99c6 0 12 0 12-7s-6-7-12-7c-87 0-174 0-261 0 19-15 28-29 31-34 16-24 19-46 19-47 0-4-4-4-7-4-6 0-7 1-8 7-8 35-29 64-69 80-3 1-5 2-5 5 0 2 2 3 5 4 37 15 61 43 69 82 1 4 2 5 8 5 3 0 7 0 7-4 0-1-3-23-18-46-7-11-17-23-32-34 87 0 174 0 261 0z">
              <text:p/>
            </draw:path>
            <draw:path draw:style-name="gr4" draw:text-style-name="P3" draw:layer="layout" svg:width="0.213cm" svg:height="0.013cm" svg:x="4.127cm" svg:y="6.283cm" svg:viewBox="0 0 214 14" svg:d="M202 14c6 0 12 0 12-7s-6-7-12-7c-63 0-127 0-190 0-6 0-12 0-12 7s6 7 12 7c63 0 127 0 190 0z">
              <text:p/>
            </draw:path>
            <draw:path draw:style-name="gr4" draw:text-style-name="P3" draw:layer="layout" svg:width="0.174cm" svg:height="0.224cm" svg:x="4.109cm" svg:y="6.375cm" svg:viewBox="0 0 175 225" svg:d="M175 6c0-2-1-6-6-6-11 5-21 4-32 15-5-6-17-15-38-15-61 0-99 55-99 103 0 43 33 58 62 58 17 0 31-7 38-12-4 18-9 36-13 54-2 5-2 5-4 6-4 0-10 0-14 0-6 0-8-1-10 2-2 2-2 7-2 8 0 2 1 6 7 6 11 0 24-1 37-1s26 1 39 1c2 0 9 0 9-10 0-5-6-6-9-6-5 0-11 0-15 0 17-68 33-136 50-203zM107 120c-1 6-1 7-5 11-11 11-26 17-38 17-22 0-24-19-24-27 0-18 12-61 18-75 10-25 28-34 42-34 21 0 29 17 29 20 0 2 0 4 0 5-7 28-15 55-22 83z">
              <text:p/>
            </draw:path>
            <draw:path draw:style-name="gr4" draw:text-style-name="P3" draw:layer="layout" svg:width="0.16cm" svg:height="0.158cm" svg:x="4.385cm" svg:y="6.378cm" svg:viewBox="0 0 161 159" svg:d="M117 22c-6-13-17-22-32-22-41 0-85 52-85 103 0 33 19 56 47 56 7 0 24-2 45-27 3 15 15 27 32 27 13 0 21-8 26-20 6-12 7-23 11-34 0-4-3-4-4-4-4 0-4 2-5 7-6 22-13 43-27 43-9 0-10-9-10-16 0-8 0-11 4-26s5-18 8-32c4-16 8-33 12-49 3-9 3-10 3-12 0-5-4-9-10-9-9 0-14 8-15 15zM94 113c-2 6-2 7-7 13-15 19-30 25-40 25-17 0-22-19-22-33 0-17 11-61 19-77 11-20 27-33 41-33 23 0 28 28 28 31 0 2-1 4-1 6-6 23-12 45-18 68z">
              <text:p/>
            </draw:path>
            <draw:path draw:style-name="gr4" draw:text-style-name="P3" draw:layer="layout" svg:width="0.233cm" svg:height="0.081cm" svg:x="4.674cm" svg:y="6.40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44cm" svg:height="0.221cm" svg:x="5.039cm" svg:y="6.378cm" svg:viewBox="0 0 145 222" svg:d="M145 4c0-2-1-4-4-4s-17 14-23 25c-8-19-22-25-33-25-42 0-85 52-85 103 0 34 21 56 47 56 15 0 28-9 41-21-3 12-15 59-16 62-3 10-5 12-25 12-5 0-8 0-8 6 1 2 0 4 4 4 12 0 24-1 36-1 11 0 24 1 36 1 1 0 6 0 6-7 0-3-3-3-9-3-17 0-17-2-17-6 0-2 1-4 1-7 16-65 33-130 49-195zM48 151c-21 0-23-27-23-33 0-17 10-55 16-70 11-26 29-40 44-40 23 0 28 28 28 31 0 2-20 78-21 80-5 10-25 32-44 32z">
              <text:p/>
            </draw:path>
            <draw:path draw:style-name="gr4" draw:text-style-name="P3" draw:layer="layout" svg:width="0.088cm" svg:height="0.161cm" svg:x="5.209cm" svg:y="6.422cm" svg:viewBox="0 0 89 162" svg:d="M55 6c0-6 0-6-7-6-16 15-38 15-48 15 0 3 0 6 0 9 6 0 22 0 35-7 0 42 0 83 0 125 0 8 0 12-24 12-3 0-6 0-9 0 0 2 0 5 0 8 4 0 34-1 43-1 8 0 39 1 44 1 0-3 0-6 0-8-3 0-6 0-9 0-25 0-25-4-25-12 0-46 0-91 0-136z">
              <text:p/>
            </draw:path>
            <draw:path draw:style-name="gr4" draw:text-style-name="P3" draw:layer="layout" svg:width="0.143cm" svg:height="0.221cm" svg:x="5.354cm" svg:y="6.378cm" svg:viewBox="0 0 144 222" svg:d="M144 4c0-2-1-4-3-4-4 0-18 14-24 25-8-19-21-25-33-25-41 0-84 52-84 103 0 34 20 56 46 56 15 0 29-9 42-21-4 12-15 59-16 62-3 10-6 12-26 12-4 0-8 0-8 6 2 2 0 4 5 4 11 0 23-1 35-1s25 1 36 1c2 0 7 0 7-7 0-3-4-3-10-3-16 0-16-2-16-6 0-2 0-4 1-7 16-65 32-130 48-195zM47 151c-21 0-22-27-22-33 0-17 10-55 16-70 11-26 29-40 43-40 23 0 28 28 28 31 0 2-19 78-20 80-6 10-25 32-45 32z">
              <text:p/>
            </draw:path>
            <draw:path draw:style-name="gr4" draw:text-style-name="P3" draw:layer="layout" svg:width="0.108cm" svg:height="0.161cm" svg:x="5.512cm" svg:y="6.422cm" svg:viewBox="0 0 109 162" svg:d="M109 118c-3 0-6 0-9 0 0 5-3 20-6 22-2 2-21 2-24 2-15 0-31 0-46 0 26-23 35-30 50-42 18-14 35-29 35-53 0-29-26-47-58-47-30 0-51 21-51 43 0 13 11 14 13 14 6 0 13-4 13-13 0-4-2-13-14-13 7-17 24-23 35-23 25 0 38 20 38 39 0 22-15 39-23 47-20 19-40 39-60 59-2 2-2 3-2 9 34 0 67 0 101 0 3-15 5-30 8-44z">
              <text:p/>
            </draw:path>
            <draw:path draw:style-name="gr4" draw:text-style-name="P3" draw:layer="layout" svg:width="0.036cm" svg:height="0.036cm" svg:x="5.743cm" svg:y="6.495cm" svg:viewBox="0 0 37 37" svg:d="M37 18c0-10-8-18-18-18-11 0-19 8-19 18s8 19 19 19c10 0 18-9 18-19z">
              <text:p/>
            </draw:path>
            <draw:path draw:style-name="gr4" draw:text-style-name="P3" draw:layer="layout" svg:width="0.036cm" svg:height="0.036cm" svg:x="5.899cm" svg:y="6.495cm" svg:viewBox="0 0 37 37" svg:d="M37 18c0-10-8-18-18-18-11 0-19 8-19 18s8 19 19 19c10 0 18-9 18-19z">
              <text:p/>
            </draw:path>
            <draw:path draw:style-name="gr4" draw:text-style-name="P3" draw:layer="layout" svg:width="0.036cm" svg:height="0.036cm" svg:x="6.054cm" svg:y="6.495cm" svg:viewBox="0 0 37 37" svg:d="M37 18c0-10-8-18-18-18s-19 8-19 18 9 19 19 19 18-9 18-19z">
              <text:p/>
            </draw:path>
            <draw:path draw:style-name="gr4" draw:text-style-name="P3" draw:layer="layout" svg:width="0.144cm" svg:height="0.221cm" svg:x="6.194cm" svg:y="6.378cm" svg:viewBox="0 0 145 222" svg:d="M145 4c0-2-1-4-4-4s-17 14-23 25c-8-19-22-25-33-25-42 0-85 52-85 103 0 34 21 56 47 56 15 0 28-9 41-21-3 12-15 59-16 62-3 10-5 12-25 12-5 0-8 0-8 6 1 2 0 4 4 4 12 0 24-1 36-1s24 1 36 1c2 0 6 0 6-7 0-3-3-3-9-3-17 0-17-2-17-6 0-2 1-4 1-7 16-65 33-130 49-195zM48 151c-21 0-23-27-23-33 0-17 10-55 16-70 11-26 29-40 44-40 23 0 28 28 28 31 0 2-20 78-21 80-5 10-25 32-44 32z">
              <text:p/>
            </draw:path>
            <draw:path draw:style-name="gr4" draw:text-style-name="P3" draw:layer="layout" svg:width="0.101cm" svg:height="0.174cm" svg:x="6.343cm" svg:y="6.412cm" svg:viewBox="0 0 102 175" svg:d="M23 139c3 16 11 36 32 36 8 0 16-3 25-8 5-3 17-12 17-15 0-1-1-5-4-5-1 0-1 0-5 4-11 9-22 17-33 17-17 0-17-28-17-33 0-3 0-4 1-8 0-3 0-3 3-6 14-13 60-57 60-100 0-4 0-21-16-21-21 0-37 31-41 39-11 21-17 41-19 53-4 16-4 25-4 37-2 2-16 14-18 16-4 4-4 4-4 5 0 2 2 5 4 5s8-6 10-8c3-3 6-6 9-8zM41 111c4-25 24-104 45-104 5 0 8 4 8 12 0 3 0 25-21 55-13 18-26 31-32 37z">
              <text:p/>
            </draw:path>
            <draw:path draw:style-name="gr4" draw:text-style-name="P3" draw:layer="layout" svg:width="0.165cm" svg:height="0.011cm" svg:x="6.481cm" svg:y="6.517cm" svg:viewBox="0 0 166 12" svg:d="M157 12c4 0 9 0 9-6s-5-6-9-6c-49 0-98 0-147 0-4 0-10 0-10 6s6 6 10 6c49 0 98 0 147 0z">
              <text:p/>
            </draw:path>
            <draw:path draw:style-name="gr4" draw:text-style-name="P3" draw:layer="layout" svg:width="0.089cm" svg:height="0.161cm" svg:x="6.701cm" svg:y="6.422cm" svg:viewBox="0 0 90 162" svg:d="M56 6c0-6-1-6-8-6-15 15-38 15-48 15 0 3 0 6 0 9 6 0 22 0 36-7 0 42 0 83 0 125 0 8 0 12-25 12-3 0-6 0-9 0 0 2 0 5 0 8 4 0 34-1 44-1 7 0 38 1 44 1 0-3 0-6 0-8-3 0-7 0-10 0-24 0-24-4-24-12 0-46 0-91 0-136z">
              <text:p/>
            </draw:path>
            <draw:path draw:style-name="gr4" draw:text-style-name="P3" draw:layer="layout" svg:width="0.16cm" svg:height="0.158cm" svg:x="6.846cm" svg:y="6.378cm" svg:viewBox="0 0 161 159" svg:d="M117 22c-6-13-17-22-32-22-42 0-85 52-85 103 0 33 19 56 47 56 7 0 24-2 45-27 3 15 15 27 32 27 13 0 21-8 26-20 6-12 7-23 11-34 0-4-3-4-4-4-4 0-4 2-5 7-6 22-13 43-27 43-9 0-11-9-11-16 0-8 1-11 5-26s5-18 8-32c4-16 8-33 12-49 3-9 3-10 3-12 0-5-4-9-10-9-9 0-14 8-15 15zM94 113c-2 6-2 7-7 13-15 19-30 25-40 25-17 0-22-19-22-33 0-17 11-61 19-77 11-20 27-33 41-33 23 0 28 28 28 31 0 2-1 4-1 6-6 23-12 45-18 68z">
              <text:p/>
            </draw:path>
            <draw:path draw:style-name="gr4" draw:text-style-name="P3" draw:layer="layout" svg:width="0.175cm" svg:height="0.202cm" svg:x="7.144cm" svg:y="6.34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4" draw:text-style-name="P3" draw:layer="layout" svg:width="0.213cm" svg:height="0.237cm" svg:x="7.467cm" svg:y="6.294cm" svg:viewBox="0 0 214 238" svg:d="M111 125c3-4 3-5 3-6 0-2-2-3-3-5-24-35-48-69-72-104 27 0 55 0 82 0 59 0 77 13 84 68 3 0 6 0 9 0-3-26-7-52-10-78-65 0-130 0-195 0-9 0-9 0-9 8 29 42 58 84 87 126-28 31-55 63-83 94-4 4-4 5-4 6 0 4 4 4 9 4 65 0 130 0 195 0 3-27 7-55 10-82-3 0-6 0-9 0-6 59-30 67-85 67-32 0-65 0-97 0 29-32 59-65 88-98z">
              <text:p/>
            </draw:path>
            <draw:path draw:style-name="gr4" draw:text-style-name="P3" draw:layer="layout" svg:width="0.102cm" svg:height="0.174cm" svg:x="7.706cm" svg:y="6.216cm" svg:viewBox="0 0 103 175" svg:d="M24 139c3 16 11 36 32 36 7 0 16-3 25-9 4-2 17-11 17-14 0-2-2-5-4-5-1 0-2 0-5 4-11 9-22 17-33 17-17 0-17-28-17-33 0-3 0-4 1-8 0-3 0-3 3-6 13-13 60-57 60-100 0-4 0-21-16-21-21 0-37 31-41 39-11 20-17 41-19 53-4 16-4 25-4 37-2 2-16 14-18 16-4 3-5 4-5 5 0 2 3 5 5 5 1 0 8-7 10-8 3-3 6-6 9-8zM42 111c4-25 24-105 44-105 6 0 9 4 9 13 0 3 0 25-21 55-13 18-26 31-32 37z">
              <text:p/>
            </draw:path>
          </draw:g>
        </draw:g>
        <draw:frame draw:style-name="gr37" draw:text-style-name="P2" draw:layer="layout" svg:width="2.28cm" svg:height="0.395cm" svg:x="1.418cm" svg:y="7.609cm">
          <draw:text-box>
            <text:p><text:span text:style-name="T2">edge label set:</text:span></text:p>
          </draw:text-box>
        </draw:frame>
        <draw:g>
          <svg:title>TexMaths</svg:title>
          <svg:desc>10§display§\mathcal{L}(\bm{q}) 
=
\left\{
a
\middle|
t(\bm{q},a) \neq \phi
\right\}§svg§600§TRUE§</svg:desc>
          <draw:g>
            <draw:path draw:style-name="gr4" draw:text-style-name="P3" draw:layer="layout" svg:width="0.219cm" svg:height="0.253cm" svg:x="4.039cm" svg:y="7.681cm" svg:viewBox="0 0 220 254" svg:d="M53 214c19-29 25-51 29-70 12-48 26-90 48-115 4-4 7-7 18-7 24 0 25 24 25 29 0 6-2 11-2 13s1 1 2 2c6 0 16-4 24-10 7-5 10-8 10-23 0-19-10-33-30-33-11 0-42 3-76 37-28 29-45 92-52 119-6 24-9 34-19 55-3 4-12 19-17 24-9 9-13 15-13 17 1 1 1 2 3 2s9-2 18-7c6-4 7-5 15-13 18 0 30 3 52 10 18 5 36 10 54 10 28 0 57-22 68-37 7-9 10-18 10-19 0-3-2-2-3-3-6 0-14 4-20 8-9 6-10 8-12 14s-4 9-6 11c-2 4-3 4-8 4-17 0-34-5-58-11-9-3-29-9-46-9-5 0-10 0-14 2z">
              <text:p/>
            </draw:path>
            <draw:path draw:style-name="gr4" draw:text-style-name="P3" draw:layer="layout" svg:width="0.081cm" svg:height="0.349cm" svg:x="4.305cm" svg:y="7.665cm" svg:viewBox="0 0 82 350" svg:d="M82 346c0-1 0-1-6-7-44-45-55-111-55-164 0-61 13-122 56-165 5-5 5-5 5-6 0-3-1-4-3-4-4 0-36 24-56 69-18 38-23 77-23 106 0 27 4 69 24 109 21 43 51 66 55 66 2 0 3-1 3-4z">
              <text:p/>
            </draw:path>
            <draw:path draw:style-name="gr4" draw:text-style-name="P3" draw:layer="layout" svg:width="0.174cm" svg:height="0.224cm" svg:x="4.423cm" svg:y="7.77cm" svg:viewBox="0 0 175 225" svg:d="M175 6c0-2-1-6-6-6-11 5-21 5-32 15-5-6-17-15-38-15-61 0-99 55-99 103 0 43 33 58 62 58 17 0 31-7 38-11-4 17-9 35-13 52-2 5-2 6-5 6-3 1-9 1-13 1-6 0-8 0-10 2s-2 6-3 8c0 2 2 6 7 6 12 0 25-1 38-1s26 1 39 1c2 0 9 0 9-10 0-6-6-6-9-6-5 0-11 0-15-1 17-67 33-135 50-202zM107 121c-1 6-1 6-5 10-12 11-26 17-39 17-21 0-23-19-23-26 0-19 12-62 17-75 11-26 29-35 43-35 21 0 29 17 29 21 0 1 0 3-1 5-7 27-14 55-21 83z">
              <text:p/>
            </draw:path>
            <draw:path draw:style-name="gr4" draw:text-style-name="P3" draw:layer="layout" svg:width="0.08cm" svg:height="0.349cm" svg:x="4.631cm" svg:y="7.665cm" svg:viewBox="0 0 81 350" svg:d="M81 175c0-27-3-69-23-109-21-43-51-66-55-66-2 0-3 2-3 4 0 1 0 1 7 8 34 34 54 90 54 163 0 59-13 121-57 165-4 5-4 5-4 6 0 2 1 4 3 4 4 0 36-24 56-69 18-38 22-77 22-106z">
              <text:p/>
            </draw:path>
            <draw:path draw:style-name="gr4" draw:text-style-name="P3" draw:layer="layout" svg:width="0.233cm" svg:height="0.082cm" svg:x="4.865cm" svg:y="7.799cm" svg:viewBox="0 0 234 83" svg:d="M222 15c5 0 12-1 12-8s-7-7-12-7c-70 0-141 0-211 0-4 0-11 0-11 7s7 8 12 8c70 0 140 0 210 0zM222 83c5 0 12 0 12-7 0-8-7-8-12-8-70 0-140 0-210 0-5 0-12 0-12 8 0 7 7 7 11 7 70 0 141 0 211 0z">
              <text:p/>
            </draw:path>
            <draw:path draw:style-name="gr4" draw:text-style-name="P3" draw:layer="layout" svg:width="0.124cm" svg:height="0.349cm" svg:x="5.241cm" svg:y="7.665cm" svg:viewBox="0 0 125 350" svg:d="M75 47c0-14 9-37 47-39 2 0 3-2 3-4 0-4-3-4-7-4-35 0-67 18-67 44s0 53 0 80c0 14 0 25-14 36-12 11-26 11-33 12-2 0-4 1-4 3 0 4 2 4 6 4 23 2 40 13 44 31 1 3 1 4 1 17 0 23 0 46 0 69 0 15 0 26 17 39 14 11 37 15 50 15 4 0 7 0 7-4s-2-4-5-4c-23-1-40-13-44-30-1-4-1-4-1-17 0-24 0-49 0-74 0-16-3-22-15-32-7-7-17-11-27-14 29-8 42-24 42-44 0-28 0-56 0-84z">
              <text:p/>
            </draw:path>
            <draw:path draw:style-name="gr4" draw:text-style-name="P3" draw:layer="layout" svg:width="0.16cm" svg:height="0.158cm" svg:x="5.406cm" svg:y="7.773cm" svg:viewBox="0 0 161 159" svg:d="M117 23c-6-13-17-23-32-23-42 0-85 52-85 103 0 33 19 56 47 56 7 0 24-1 45-26 3 14 15 26 32 26 13 0 21-8 26-19 6-13 11-34 11-35 0-3-3-3-4-3-4 0-4 1-5 6-6 23-13 43-27 43-10 0-11-9-11-16 0-8 1-10 5-26 4-15 5-18 8-31 4-16 8-33 12-49 3-10 3-11 3-12 0-6-4-10-10-10-9 0-14 8-15 16zM94 113c-2 7-2 7-7 13-15 20-30 25-40 25-17 0-22-19-22-33 0-17 11-60 19-76 11-21 27-34 41-34 23 0 28 29 28 31s-1 4-1 6c-6 22-12 45-18 68z">
              <text:p/>
            </draw:path>
            <draw:path draw:style-name="gr4" draw:text-style-name="P3" draw:layer="layout" svg:width="0.013cm" svg:height="0.349cm" svg:x="5.619cm" svg:y="7.665cm" svg:viewBox="0 0 14 350" svg:d="M14 13c0-6 0-13-7-13s-7 7-7 13c0 108 0 216 0 324 0 6 0 13 7 13s7-7 7-13c0-108 0-216 0-324z">
              <text:p/>
            </draw:path>
            <draw:path draw:style-name="gr4" draw:text-style-name="P3" draw:layer="layout" svg:width="0.107cm" svg:height="0.221cm" svg:x="5.683cm" svg:y="7.709cm" svg:viewBox="0 0 108 222" svg:d="M65 79c11 0 22 0 33 0 7 0 10 0 10-7 0-4-3-4-10-4-10 0-21 0-31 0 13-50 15-57 15-59 0-6-4-9-10-9-1 0-11 0-14 12-5 19-9 37-14 56-11 0-22 0-33 0-7 0-11 0-11 7 0 4 3 4 10 4 10 0 21 0 31 0-25 99-27 105-27 111 0 19 14 32 33 32 35 0 55-50 55-53s-2-3-4-3c-3 0-3 1-5 4-15 36-34 44-46 44-7 0-11-4-11-16 0-8 1-10 3-16 9-35 17-69 26-103z">
              <text:p/>
            </draw:path>
            <draw:path draw:style-name="gr4" draw:text-style-name="P3" draw:layer="layout" svg:width="0.08cm" svg:height="0.349cm" svg:x="5.836cm" svg:y="7.665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174cm" svg:height="0.224cm" svg:x="5.954cm" svg:y="7.77cm" svg:viewBox="0 0 175 225" svg:d="M175 6c0-2-2-6-7-6-11 5-21 5-32 15-5-6-17-15-37-15-62 0-99 55-99 103 0 43 32 58 61 58 17 0 31-7 38-11-4 17-9 35-13 52-1 5-2 6-4 6-4 1-10 1-14 1-6 0-7 0-9 2s-2 6-3 8c0 2 1 6 7 6 12 0 25-1 37-1 13 0 26 1 39 1 2 0 9 0 9-10 0-6-6-6-9-6-5 0-11 0-15-1 17-67 34-135 51-202zM107 121c-2 6-2 6-6 10-11 11-26 17-38 17-22 0-24-19-24-26 0-19 12-62 18-75 11-26 28-35 42-35 21 0 29 17 29 21 0 1 0 3 0 5-7 27-14 55-21 83z">
              <text:p/>
            </draw:path>
            <draw:path draw:style-name="gr4" draw:text-style-name="P3" draw:layer="layout" svg:width="0.041cm" svg:height="0.104cm" svg:x="6.171cm" svg:y="7.89cm" svg:viewBox="0 0 42 105" svg:d="M42 37c0-23-9-37-23-37-12 0-19 9-19 19 0 9 7 18 19 18 4 0 9-1 12-4 1-1 1-1 2-1 0 2 1 0 1 5 0 26-12 47-24 58-4 4-4 5-4 6 0 2 2 4 4 4 3 0 32-27 32-68z">
              <text:p/>
            </draw:path>
            <draw:path draw:style-name="gr4" draw:text-style-name="P3" draw:layer="layout" svg:width="0.16cm" svg:height="0.158cm" svg:x="6.311cm" svg:y="7.773cm" svg:viewBox="0 0 161 159" svg:d="M117 23c-6-13-16-23-32-23-41 0-85 52-85 103 0 33 20 56 47 56 7 0 25-1 46-26 3 14 15 26 32 26 12 0 20-8 26-19 6-13 10-34 10-35 0-3-3-3-4-3-3 0-4 1-5 6-6 23-12 43-26 43-10 0-11-9-11-16 0-8 1-10 5-26 3-15 4-18 7-31 4-16 9-33 13-49 2-10 2-11 2-12 0-6-4-10-10-10-8 0-13 8-15 16zM95 113c-2 7-2 7-7 13-16 20-30 25-40 25-18 0-23-19-23-33 0-17 12-60 20-76 11-21 26-34 40-34 23 0 28 29 28 31s0 4-1 6c-6 22-11 45-17 68z">
              <text:p/>
            </draw:path>
            <draw:path draw:style-name="gr4" draw:text-style-name="P3" draw:layer="layout" svg:width="0.081cm" svg:height="0.349cm" svg:x="6.503cm" svg:y="7.665cm" svg:viewBox="0 0 82 350" svg:d="M82 175c0-27-4-69-23-109-22-43-52-66-55-66-2 0-4 2-4 4 0 1 0 1 7 8 34 34 54 90 54 163 0 59-13 121-56 165-5 5-5 5-5 6 0 2 2 4 4 4 3 0 35-24 56-69 17-38 22-77 22-106z">
              <text:p/>
            </draw:path>
            <draw:path draw:style-name="gr4" draw:text-style-name="P3" draw:layer="layout" svg:width="0.175cm" svg:height="0.325cm" svg:x="6.766cm" svg:y="7.677cm" svg:viewBox="0 0 176 326" svg:d="M173 14c3-5 3-6 3-7 0-2-2-7-7-7s-6 2-8 7c-53 102-105 203-158 305-3 5-3 6-3 7 0 3 3 7 7 7 5 0 6-2 8-7 53-102 105-203 158-305z">
              <text:p/>
            </draw:path>
            <draw:path draw:style-name="gr4" draw:text-style-name="P3" draw:layer="layout" svg:width="0.233cm" svg:height="0.082cm" svg:x="6.737cm" svg:y="7.799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3" draw:layer="layout" svg:width="0.183cm" svg:height="0.313cm" svg:x="7.106cm" svg:y="7.685cm" svg:viewBox="0 0 184 314" svg:d="M136 8c0-2 1-4 1-5-1-1 0-3-4-3s-4 1-6 7c-7 27-13 54-20 81-56 2-107 48-107 96 0 32 24 60 67 62-3 11-5 22-8 33-4 17-8 30-8 31 0 4 2 4 4 4 1 0 3 0 4-1s3-9 4-14c4-17 9-35 13-53 57-1 108-49 108-95 0-27-19-60-68-63 7-27 13-53 20-80zM69 239c-21-1-47-14-47-49 0-41 31-90 83-94-12 48-24 95-36 143zM114 96c27 1 47 17 47 48 0 41-30 90-83 95 12-48 24-95 36-143z">
              <text:p/>
            </draw:path>
            <draw:path draw:style-name="gr4" draw:text-style-name="P3" draw:layer="layout" svg:width="0.124cm" svg:height="0.349cm" svg:x="7.323cm" svg:y="7.665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38" draw:text-style-name="P2" draw:layer="layout" svg:width="1.522cm" svg:height="0.395cm" svg:x="1.418cm" svg:y="8.11cm">
          <draw:text-box>
            <text:p><text:span text:style-name="T2">encoding:</text:span></text:p>
          </draw:text-box>
        </draw:frame>
        <draw:g>
          <svg:title>TexMaths</svg:title>
          <svg:desc>10§display§f_{\rm e}: 
\mathcal{Q} \!\times\! \mathbb{B}^2
\to 
\Sigma§svg§600§TRUE§</svg:desc>
          <draw:g>
            <draw:path draw:style-name="gr4" draw:text-style-name="P3" draw:layer="layout" svg:width="0.174cm" svg:height="0.317cm" svg:x="4.039cm" svg:y="8.213cm" svg:viewBox="0 0 175 318" svg:d="M110 107c10 0 21 0 31 0 7 0 10 0 10-7 0-4-3-4-9-4-10 0-20 0-30 0 3-14 5-27 8-40 1-8 6-33 8-37 3-6 9-12 17-12 1 0 10 0 17 7-15 1-19 13-19 19 0 8 6 12 13 12 9 0 19-8 19-21 0-16-16-24-30-24-12 0-34 6-45 41-2 7-3 11-11 55-8 0-17 0-25 0-6 0-10 0-10 6 0 5 3 5 10 5 8 0 15 0 23 0-9 46-18 91-27 137-6 34-12 66-30 66-2 0-10 0-17-6 16-1 19-14 19-19 0-8-6-12-13-12-9 0-19 7-19 21 0 16 15 24 30 24 19 0 33-21 40-34 11-22 19-65 19-67 7-36 14-73 21-110z">
              <text:p/>
            </draw:path>
            <draw:path draw:style-name="gr4" draw:text-style-name="P3" draw:layer="layout" svg:width="0.105cm" svg:height="0.111cm" svg:x="4.202cm" svg:y="8.402cm" svg:viewBox="0 0 106 112" svg:d="M99 54c5 0 7 0 7-6 0-21-13-48-49-48-32 0-57 26-57 56 0 31 27 56 60 56s46-26 46-32c0-1-1-3-5-3-3 0-3 1-4 4-8 20-26 23-35 23-12 0-23-5-30-14-9-12-10-27-10-36 26 0 51 0 77 0zM23 47c2-34 24-40 34-40 30 0 31 34 31 40-22 0-43 0-65 0z">
              <text:p/>
            </draw:path>
            <draw:path draw:style-name="gr4" draw:text-style-name="P3" draw:layer="layout" svg:width="0.036cm" svg:height="0.15cm" svg:x="4.463cm" svg:y="8.309cm" svg:viewBox="0 0 37 151" svg:d="M37 18c0-10-9-18-19-18-11 0-18 7-18 18 0 10 7 19 18 19 10 0 19-8 19-19zM37 132c0-10-9-18-19-18-11 0-18 7-18 18 0 10 7 19 18 19 10 0 19-8 19-19z">
              <text:p/>
            </draw:path>
            <draw:path draw:style-name="gr4" draw:text-style-name="P3" draw:layer="layout" svg:width="0.236cm" svg:height="0.289cm" svg:x="4.667cm" svg:y="8.213cm" svg:viewBox="0 0 237 290" svg:d="M39 236c-7 0-11 0-19 5-3 2-12 8-12 12 0 3 2 3 4 3 24 1 38 4 73 16 24 9 49 18 77 18 41 0 75-37 75-51 0-2-1-3-3-3-3 0-11 3-16 7-9 5-9 8-11 12-5 14-12 15-22 15-23 0-39-5-89-23 60-17 137-76 137-161 0-48-26-86-78-86-71 0-155 73-155 146 0 37 23 64 62 64 35 0 75-22 75-30 0-2-2-2-4-2-5 0-11 3-16 6-14 7-29 7-32 7-32 0-55-24-55-60 0-44 40-112 102-112 44 0 71 35 71 82 0 34-14 74-48 103-23 20-48 32-106 32-3 0-7 0-10 0z">
              <text:p/>
            </draw:path>
            <draw:path draw:style-name="gr4" draw:text-style-name="P3" draw:layer="layout" svg:width="0.168cm" svg:height="0.168cm" svg:x="4.986cm" svg:y="8.288cm" svg:viewBox="0 0 169 169" svg:d="M85 74c-23-23-47-46-70-69-5-5-5-5-8-5-4 0-7 3-7 7 0 2 0 3 4 7 24 23 47 47 71 70-24 23-47 47-71 71-4 4-4 4-4 7 0 4 3 7 7 7 3 0 3-1 8-5 23-24 46-47 69-70 24 24 49 48 73 73 1 0 3 2 5 2 5 0 7-3 7-7 0-1 0-2-1-4 0-1-56-56-73-74 21-21 43-43 64-64 2-2 7-7 9-9 0-1 1-2 1-4 0-4-2-7-7-7-2 0-4 1-8 5-23 23-46 46-69 69z">
              <text:p/>
            </draw:path>
            <draw:path draw:style-name="gr4" draw:text-style-name="P3" draw:layer="layout" svg:width="0.214cm" svg:height="0.238cm" svg:x="5.229cm" svg:y="8.22cm" svg:viewBox="0 0 215 239" svg:d="M46 32c0-5 0-14-3-20 13 0 25 0 38 0-4 6-4 13-4 18 0 60 0 120 0 179 0 5 0 12 4 18-13 0-25 0-38 0 3-7 3-15 3-20 0-58 0-117 0-175zM142 105c11-11 14-29 14-44 0-24-8-39-16-48 25 3 49 12 49 47 0 22-24 40-47 45zM89 31c0-7 0-11 5-15 1-1 7-4 15-4 15 0 35 12 35 49 0 39-20 48-55 48 0-26 0-52 0-78zM163 111c19-10 39-27 39-51 0-49-41-60-83-60-36 0-71 0-107 0-6 0-12 0-12 6s6 6 12 6c21 0 22 3 22 20 0 58 0 116 0 174 0 18-2 21-24 21-4 0-10 0-10 6s6 6 12 6c35 0 69 0 104 0 44 0 99-17 99-65 0-36-27-56-52-63zM89 208c0-28 0-57 0-86 28 0 40 0 51 8 14 10 15 33 15 44 0 14-1 53-45 53-21 0-21-13-21-19zM152 223c13-15 15-33 15-49 0-24-5-42-19-54 32 6 55 24 55 54 0 26-21 42-51 49z">
              <text:p/>
            </draw:path>
            <draw:path draw:style-name="gr4" draw:text-style-name="P3" draw:layer="layout" svg:width="0.107cm" svg:height="0.162cm" svg:x="5.476cm" svg:y="8.152cm" svg:viewBox="0 0 108 163" svg:d="M108 118c-3 0-5 0-8 0-1 6-3 20-6 23-2 1-21 1-25 1-15 0-30 0-45 0 26-23 34-29 49-41 18-15 35-30 35-53 0-30-26-48-57-48s-51 21-51 44c0 13 10 14 13 14 6 0 13-4 13-13 0-5-2-13-15-13 8-18 25-23 36-23 25 0 38 19 38 39 0 21-16 38-24 47-20 19-39 39-59 59-2 2-2 2-2 9 34 0 67 0 101 0 2-15 5-30 7-45z">
              <text:p/>
            </draw:path>
            <draw:path draw:style-name="gr4" draw:text-style-name="P3" draw:layer="layout" svg:width="0.311cm" svg:height="0.182cm" svg:x="5.735cm" svg:y="8.281cm" svg:viewBox="0 0 312 183" svg:d="M273 98c-19 15-28 29-31 34-16 24-19 46-19 47 0 4 4 4 7 4 6 0 7-1 8-7 8-35 29-64 68-80 5-2 6-3 6-5 0-3-2-3-3-4-16-6-58-23-71-82-1-4-2-5-8-5-3 0-7 0-7 4 0 1 3 23 18 46 7 11 17 23 32 34-87 0-174 0-261 0-6 0-12 0-12 7s6 7 12 7c87 0 174 0 261 0z">
              <text:p/>
            </draw:path>
            <draw:path draw:style-name="gr4" draw:text-style-name="P3" draw:layer="layout" svg:width="0.213cm" svg:height="0.238cm" svg:x="6.184cm" svg:y="8.22cm" svg:viewBox="0 0 214 239" svg:d="M111 126c3-4 3-5 3-6 0-2-1-3-2-5-24-35-48-69-72-104 27 0 54 0 81 0 59 0 77 13 84 68 3 0 6 0 9 0-3-26-7-53-10-79-65 0-130 0-195 0-8 0-9 0-9 8 29 42 59 84 88 127-28 32-56 63-84 95-4 3-4 4-4 5 0 4 4 4 9 4 65 0 130 0 195 0 3-27 7-55 10-82-3 0-6 0-9 0-6 58-30 67-85 67-32 0-65 0-97 0 29-33 59-65 88-98z">
              <text:p/>
            </draw:path>
          </draw:g>
        </draw:g>
        <draw:g>
          <svg:title>TexMaths</svg:title>
          <svg:desc>8§display§\arraycolsep=1mm
\begin{array}{l|cccc}
\hline
\mathcal{L}(\bm{q}) &amp; 00 &amp; 01 &amp; 10 &amp; 11 \\
\hline
\{0,1,2,3\}  &amp; 0 &amp; 1 &amp; 2 &amp; 3    \\
\{0,1,2\}     &amp; 0 &amp; 1 &amp; \textcolor{red}{2} &amp; \textcolor{red}{2} \\
\{0,1,3\}     &amp; 0 &amp; 1 &amp; \textcolor{red}{3} &amp; \textcolor{red}{3} \\
\{0,2,3\}     &amp; \textcolor{red}{0} &amp; \textcolor{red}{0} &amp; 2 &amp; 3 \\
\{1,2,3\}     &amp; \textcolor{red}{1} &amp; \textcolor{red}{1} &amp; 2 &amp; 3 \\
\{q_0,q_1\} &amp; \textcolor{red}{q_0} &amp; \textcolor{red}{q_0} &amp; \textcolor{red}{q_1} &amp; \textcolor{red}{q_1} \\
\{q\}           &amp; \textcolor{blue}{q} &amp; \textcolor{blue}{q} &amp; \textcolor{blue}{q} &amp; \textcolor{blue}{q} \\
\phi &amp; \multicolumn{4}{|l}{\mbox{(invalidate $\bm{q}$)}} \\
\hline
\end{array}§svg§600§TRUE§</svg:desc>
          <draw:g>
            <draw:path draw:style-name="gr4" draw:text-style-name="P3" draw:layer="layout" svg:width="3.198cm" svg:height="0.01cm" svg:x="3.98cm" svg:y="8.654cm" svg:viewBox="0 0 3199 11" svg:d="M1600 11c-534 0-1067 0-1600 0 0-4 0-7 0-11 1066 0 2133 0 3199 0 0 4 0 7 0 11-533 0-1066 0-1599 0z">
              <text:p/>
            </draw:path>
            <draw:path draw:style-name="gr4" draw:text-style-name="P3" draw:layer="layout" svg:width="0.174cm" svg:height="0.203cm" svg:x="4.069cm" svg:y="8.704cm" svg:viewBox="0 0 175 204" svg:d="M42 172c15-24 20-42 24-57 9-38 20-73 37-92 4-3 6-6 15-6 20 0 20 20 20 24 0 5-1 9-1 10 0 2 1 1 1 2 5 0 12-3 20-8 5-4 8-7 8-19 0-15-8-26-24-26-9 0-34 2-61 30-23 23-36 73-42 95-5 19-7 28-15 45-2 3-10 16-14 19-7 7-10 12-10 13s1 2 2 2c2 0 8-1 15-6 5-3 5-3 12-10 13 0 24 3 41 8 15 4 29 8 44 8 22 0 45-17 54-30 6-7 7-14 7-15 0-2-1-1-1-2-5 0-12 3-16 7-8 5-8 6-10 11-2 4-3 7-5 8-2 3-2 3-6 3-14 0-28-4-47-8-8-3-23-8-37-8-3 0-7 1-11 2z">
              <text:p/>
            </draw:path>
            <draw:path draw:style-name="gr4" draw:text-style-name="P3" draw:layer="layout" svg:width="0.065cm" svg:height="0.28cm" svg:x="4.282cm" svg:y="8.691cm" svg:viewBox="0 0 66 281" svg:d="M66 278c0 0 0-1-5-6-35-35-44-89-44-131 0-50 10-99 45-134 4-3 4-4 4-5s-2-2-4-2-28 19-44 54c-14 32-18 63-18 87 0 21 3 55 18 87 18 34 42 53 44 53s4-1 4-3z">
              <text:p/>
            </draw:path>
            <draw:path draw:style-name="gr4" draw:text-style-name="P3" draw:layer="layout" svg:width="0.139cm" svg:height="0.181cm" svg:x="4.376cm" svg:y="8.775cm" svg:viewBox="0 0 140 182" svg:d="M140 5c0-2-1-5-5-5-1 0-17 4-25 12-4-5-14-12-31-12-49 0-79 44-79 82 0 35 26 47 49 47 13 0 25-5 31-9-4 14-7 28-11 42-1 5-1 5-3 5-4 1-8 1-11 1-5 0-6 0-8 2-1 1-1 4-2 6 0 2 1 6 5 6 10 0 20-1 30-1s22 1 31 1c3 0 8 0 8-9 0-5-5-5-8-5s-8 0-12 0c14-54 27-109 41-163zM86 97c-2 5-2 5-5 8-9 9-21 14-31 14-17 0-18-15-18-21 0-15 10-50 14-60 8-21 22-28 34-28 16 0 23 13 23 16 0 1 0 3-1 4-5 23-11 45-16 67z">
              <text:p/>
            </draw:path>
            <draw:path draw:style-name="gr4" draw:text-style-name="P3" draw:layer="layout" svg:width="0.064cm" svg:height="0.28cm" svg:x="4.542cm" svg:y="8.691cm" svg:viewBox="0 0 65 281" svg:d="M65 141c0-23-3-56-19-88-16-35-40-53-44-53-1 0-2 1-2 2s0 2 5 7c28 28 44 73 44 132 0 48-11 97-46 133-3 3-3 4-3 4 0 2 1 3 2 3 4 0 28-19 45-55 15-31 18-62 18-85z">
              <text:p/>
            </draw:path>
            <draw:path draw:style-name="gr4" draw:text-style-name="P3" draw:layer="layout" svg:width="0.01cm" svg:height="0.337cm" svg:x="5.352cm" svg:y="8.665cm" svg:viewBox="0 0 11 338" svg:d="M6 338c-2 0-4 0-6 0 0-113 0-225 0-338 4 0 7 0 11 0 0 113 0 225 0 338-2 0-4 0-5 0z">
              <text:p/>
            </draw:path>
            <draw:path draw:style-name="gr4" draw:text-style-name="P3" draw:layer="layout" svg:width="0.117cm" svg:height="0.193cm" svg:x="5.448cm" svg:y="8.714cm" svg:viewBox="0 0 118 194" svg:d="M118 98c0-23-1-45-11-66-13-27-36-32-48-32-17 0-37 8-49 34-8 19-10 41-10 64 0 20 2 46 13 68 12 22 33 28 46 28 15 0 37-6 49-33 9-19 10-41 10-63zM59 187c-11 0-27-6-33-33-3-17-3-44-3-60 0-18 0-36 3-52 5-33 26-36 33-36 10 0 28 5 33 33 3 16 3 38 3 55 0 21 0 40-3 58-4 27-20 35-33 35z">
              <text:p/>
            </draw:path>
            <draw:path draw:style-name="gr4" draw:text-style-name="P3" draw:layer="layout" svg:width="0.117cm" svg:height="0.193cm" svg:x="5.589cm" svg:y="8.714cm" svg:viewBox="0 0 118 194" svg:d="M118 98c0-23-1-45-11-66-13-27-36-32-48-32-17 0-37 8-49 34-8 19-10 41-10 64 0 20 1 46 13 68s32 28 46 28c15 0 36-6 49-33 9-19 10-41 10-63zM59 187c-11 0-28-6-33-33-3-17-3-44-3-60 0-18 0-36 3-52 5-33 26-36 33-36 9 0 27 5 33 33 3 16 3 38 3 55 0 21 0 40-3 58-4 27-20 35-33 35z">
              <text:p/>
            </draw:path>
            <draw:path draw:style-name="gr4" draw:text-style-name="P3" draw:layer="layout" svg:width="0.117cm" svg:height="0.193cm" svg:x="5.89cm" svg:y="8.714cm" svg:viewBox="0 0 118 194" svg:d="M118 98c0-23-1-45-12-66-12-27-36-32-47-32-17 0-37 8-49 34-9 19-10 41-10 64 0 20 1 46 12 68 12 22 33 28 46 28 16 0 37-6 49-33 10-19 11-41 11-63zM58 187c-10 0-27-6-32-33-3-17-3-44-3-60 0-18 0-36 2-52 5-33 27-36 33-36 10 0 28 5 34 33 2 16 2 38 2 55 0 21 0 40-3 58-4 27-20 35-33 35z">
              <text:p/>
            </draw:path>
            <draw:path draw:style-name="gr4" draw:text-style-name="P3" draw:layer="layout" svg:width="0.092cm" svg:height="0.186cm" svg:x="6.044cm" svg:y="8.714cm" svg:viewBox="0 0 93 187" svg:d="M58 8c0-7 0-8-7-8-17 18-42 18-51 18 0 3 0 6 0 9 6 0 22 0 37-7 0 49 0 97 0 146 0 9-1 13-27 13-3 0-5 0-8 0 0 3 0 5 0 8 9-1 34-1 45-1s35 0 46 1c0-3 0-5 0-8-3 0-7 0-10 0-25 0-25-3-25-13 0-53 0-105 0-158z">
              <text:p/>
            </draw:path>
            <draw:path draw:style-name="gr4" draw:text-style-name="P3" draw:layer="layout" svg:width="0.092cm" svg:height="0.186cm" svg:x="6.344cm" svg:y="8.714cm" svg:viewBox="0 0 93 187" svg:d="M58 8c0-7 0-8-7-8-17 18-41 18-51 18 0 3 0 6 0 9 6 0 22 0 37-7 0 49 0 97 0 146 0 9-1 13-26 13-3 0-6 0-9 0 0 3 0 5 0 8 10-1 34-1 45-1s36 0 46 1c0-3 0-5 0-8-3 0-6 0-9 0-26 0-26-3-26-13 0-53 0-105 0-158z">
              <text:p/>
            </draw:path>
            <draw:path draw:style-name="gr4" draw:text-style-name="P3" draw:layer="layout" svg:width="0.117cm" svg:height="0.193cm" svg:x="6.47cm" svg:y="8.714cm" svg:viewBox="0 0 118 194" svg:d="M118 98c0-23 0-45-11-66-13-27-36-32-47-32-18 0-38 8-50 34-8 19-10 41-10 64 0 20 2 46 13 68 12 22 33 28 46 28 15 0 37-6 49-33 10-19 10-41 10-63zM59 187c-10 0-27-6-33-33-2-17-2-44-2-60 0-18 0-36 2-52 5-33 26-36 33-36 10 0 28 5 34 33 2 16 2 38 2 55 0 21 0 40-3 58-4 27-20 35-33 35z">
              <text:p/>
            </draw:path>
            <draw:path draw:style-name="gr4" draw:text-style-name="P3" draw:layer="layout" svg:width="0.092cm" svg:height="0.186cm" svg:x="6.814cm" svg:y="8.714cm" svg:viewBox="0 0 93 187" svg:d="M58 8c0-7 0-8-7-8-17 18-42 18-51 18 0 3 0 6 0 9 6 0 22 0 37-7 0 49 0 97 0 146 0 9-1 13-27 13-3 0-5 0-8 0 0 3 0 5 0 8 9-1 34-1 45-1s35 0 46 1c0-3 0-5 0-8-3 0-7 0-10 0-25 0-25-3-25-13 0-53 0-105 0-158z">
              <text:p/>
            </draw:path>
            <draw:path draw:style-name="gr4" draw:text-style-name="P3" draw:layer="layout" svg:width="0.092cm" svg:height="0.186cm" svg:x="6.954cm" svg:y="8.714cm" svg:viewBox="0 0 93 187" svg:d="M58 8c0-7 0-8-7-8-17 18-41 18-51 18 0 3 0 6 0 9 6 0 22 0 37-7 0 49 0 97 0 146 0 9-1 13-26 13-3 0-6 0-9 0 0 3 0 5 0 8 10-1 34-1 45-1s36 0 46 1c0-3 0-5 0-8-3 0-6 0-9 0-26 0-26-3-26-13 0-53 0-105 0-158z">
              <text:p/>
            </draw:path>
            <draw:path draw:style-name="gr4" draw:text-style-name="P3" draw:layer="layout" svg:width="3.198cm" svg:height="0.01cm" svg:x="3.98cm" svg:y="9.003cm" svg:viewBox="0 0 3199 11" svg:d="M1600 11c-534 0-1067 0-1600 0 0-4 0-7 0-11 1066 0 2133 0 3199 0 0 4 0 7 0 11-533 0-1066 0-1599 0z">
              <text:p/>
            </draw:path>
            <draw:path draw:style-name="gr4" draw:text-style-name="P3" draw:layer="layout" svg:width="0.099cm" svg:height="0.28cm" svg:x="4.08cm" svg:y="9.04cm" svg:viewBox="0 0 100 281" svg:d="M60 37c0-11 7-29 38-31 1 0 2-1 2-4 0-2-2-2-5-2-29 0-54 14-54 34 0 22 0 44 0 65 0 11 0 20-11 29-10 8-21 9-27 9-1 1-3 1-3 3 0 3 2 3 5 3 18 1 32 11 35 25 1 3 1 4 1 14 0 19 0 37 0 56 0 12 0 20 13 31 12 9 30 12 41 12 3 0 5 0 5-3s-2-3-4-4c-18 0-32-9-35-24-1-3-1-3-1-13 0-20 0-40 0-59 0-13-2-18-11-27-7-5-15-9-23-11 24-6 34-19 34-35 0-23 0-46 0-68z">
              <text:p/>
            </draw:path>
            <draw:path draw:style-name="gr4" draw:text-style-name="P3" draw:layer="layout" svg:width="0.117cm" svg:height="0.193cm" svg:x="4.212cm" svg:y="9.063cm" svg:viewBox="0 0 118 194" svg:d="M118 98c0-23-1-46-12-67-12-26-36-31-47-31-17 0-37 7-49 34-9 19-10 41-10 64 0 20 1 46 12 67 12 23 33 29 46 29 16 0 37-7 49-33 10-19 11-42 11-63zM58 187c-10 0-27-7-32-33-3-18-3-44-3-60 0-18 0-36 3-52 4-33 26-36 32-36 10 0 28 5 34 33 2 16 2 37 2 55 0 21 0 40-3 58-4 27-20 35-33 35z">
              <text:p/>
            </draw:path>
            <draw:path draw:style-name="gr4" draw:text-style-name="P3" draw:layer="layout" svg:width="0.032cm" svg:height="0.083cm" svg:x="4.365cm" svg:y="9.22cm" svg:viewBox="0 0 33 84" svg:d="M33 30c0-19-7-30-19-30-8 0-14 7-14 14 0 8 6 16 14 16 4 0 8-1 11-4 1 0 0-1 1-1 0 0 0 1 0 5 0 20-9 37-19 46-3 3-3 4-3 5s2 3 3 3c3 0 26-22 26-54z">
              <text:p/>
            </draw:path>
            <draw:path draw:style-name="gr4" draw:text-style-name="P3" draw:layer="layout" svg:width="0.092cm" svg:height="0.186cm" svg:x="4.491cm" svg:y="9.063cm" svg:viewBox="0 0 93 187" svg:d="M58 7c0-6 0-7-7-7-17 18-42 18-51 18 0 3 0 6 0 8 6 0 22 0 37-7 0 49 0 97 0 146 0 10-1 13-27 13-3 0-5 0-8 0 0 3 0 6 0 9 9-1 34-1 45-1s36 0 46 1c0-3 0-6 0-9-3 0-6 0-9 0-26 0-26-3-26-13 0-53 0-105 0-158z">
              <text:p/>
            </draw:path>
            <draw:path draw:style-name="gr4" draw:text-style-name="P3" draw:layer="layout" svg:width="0.032cm" svg:height="0.083cm" svg:x="4.631cm" svg:y="9.22cm" svg:viewBox="0 0 33 84" svg:d="M33 30c0-19-7-30-19-30-8 0-14 7-14 14 0 8 6 16 14 16 4 0 8-1 10-4 2 0 1-1 2-1 0 0 0 1 0 5 0 20-9 37-19 46-3 3-3 4-3 5s2 3 3 3c3 0 26-22 26-54z">
              <text:p/>
            </draw:path>
            <draw:path draw:style-name="gr4" draw:text-style-name="P3" draw:layer="layout" svg:width="0.111cm" svg:height="0.186cm" svg:x="4.745cm" svg:y="9.063cm" svg:viewBox="0 0 112 187" svg:d="M22 166c9-10 19-20 29-29 44-39 61-55 61-83 0-32-25-54-59-54-32 0-53 26-53 51 0 15 14 15 15 15 5 0 15-3 15-14 0-7-5-15-16-15-1 0-2 0-3 1 7-19 22-29 38-29 25 0 37 22 37 45s-13 45-29 63c-18 20-36 40-54 60-3 3-3 4-3 10 35 0 69 0 104 0 3-16 5-32 8-49-2 0-5 0-7 0-1 8-3 21-6 25-2 3-21 3-27 3-17 0-34 0-50 0z">
              <text:p/>
            </draw:path>
            <draw:path draw:style-name="gr4" draw:text-style-name="P3" draw:layer="layout" svg:width="0.032cm" svg:height="0.083cm" svg:x="4.896cm" svg:y="9.22cm" svg:viewBox="0 0 33 84" svg:d="M33 30c0-19-7-30-18-30-9 0-15 7-15 14 0 8 6 16 15 16 3 0 7-1 10-4 1 0 1-1 1-1 1 1 1 1 1 5 0 20-10 37-19 46-3 3-3 4-3 5s1 3 2 3c3 0 26-22 26-54z">
              <text:p/>
            </draw:path>
            <draw:path draw:style-name="gr4" draw:text-style-name="P3" draw:layer="layout" svg:width="0.116cm" svg:height="0.193cm" svg:x="5.008cm" svg:y="9.063cm" svg:viewBox="0 0 117 194" svg:d="M70 88c23-7 39-27 39-49 0-23-25-39-51-39-29 0-50 17-50 38 0 9 6 15 14 15s14-7 14-15c0-13-13-13-17-13 8-15 27-18 37-18 12 0 27 7 27 31 0 4-1 20-8 32-8 14-17 15-25 16-2 0-8 0-11 0-2 0-4 0-4 4 0 3 2 3 7 3 4 0 8 0 12 0 24 0 34 19 34 46 0 39-20 47-32 47s-33-5-43-22c10 2 18-5 18-15 0-11-7-16-15-16-7 0-16 4-16 17 0 25 26 44 57 44 34 0 60-26 60-55 0-23-18-45-47-51z">
              <text:p/>
            </draw:path>
            <draw:path draw:style-name="gr4" draw:text-style-name="P3" draw:layer="layout" svg:width="0.099cm" svg:height="0.28cm" svg:x="5.157cm" svg:y="9.04cm" svg:viewBox="0 0 100 281" svg:d="M41 243c0 11-7 30-39 31 0 1-2 2-2 4 0 3 3 3 6 3 27 0 53-14 53-35 0-22 0-43 0-64 0-12 0-20 11-30 11-8 21-9 28-9 1 0 2-1 2-3s-2-2-5-3c-18-1-32-11-35-25-1-3-1-3-1-14 0-18 0-37 0-56 0-11 0-20-13-31-12-9-31-11-40-11-3 0-6 0-6 2 0 4 2 4 5 4 17 1 31 10 35 24 1 3 1 4 1 13 0 20 0 40 0 59 0 13 2 18 11 28 5 5 14 8 22 10-24 6-33 19-33 36 0 22 0 45 0 67z">
              <text:p/>
            </draw:path>
            <draw:path draw:style-name="gr4" draw:text-style-name="P3" draw:layer="layout" svg:width="0.01cm" svg:height="0.337cm" svg:x="5.352cm" svg:y="9.014cm" svg:viewBox="0 0 11 338" svg:d="M6 338c-2 0-4 0-6 0 0-113 0-225 0-338 4 0 7 0 11 0 0 113 0 225 0 338-2 0-4 0-5 0z">
              <text:p/>
            </draw:path>
            <draw:path draw:style-name="gr4" draw:text-style-name="P3" draw:layer="layout" svg:width="0.117cm" svg:height="0.193cm" svg:x="5.519cm" svg:y="9.063cm" svg:viewBox="0 0 118 194" svg:d="M118 98c0-23-1-46-11-67-13-26-36-31-48-31-17 0-37 7-49 34-8 19-10 41-10 64 0 20 1 46 13 67 12 23 33 29 46 29 15 0 37-7 49-33 9-19 10-42 10-63zM59 187c-11 0-28-7-33-33-3-18-3-44-3-60 0-18 0-36 3-52 5-33 26-36 33-36 9 0 28 5 33 33 3 16 3 37 3 55 0 21 0 40-3 58-4 27-20 35-33 35z">
              <text:p/>
            </draw:path>
            <draw:path draw:style-name="gr4" draw:text-style-name="P3" draw:layer="layout" svg:width="0.092cm" svg:height="0.186cm" svg:x="5.974cm" svg:y="9.063cm" svg:viewBox="0 0 93 187" svg:d="M58 7c0-6 0-7-7-7-17 18-42 18-51 18 0 3 0 6 0 8 6 0 22 0 37-7 0 49 0 97 0 146 0 10-1 13-27 13-3 0-5 0-8 0 0 3 0 6 0 9 9-1 34-1 45-1s36 0 46 1c0-3 0-6 0-9-3 0-6 0-9 0-26 0-26-3-26-13 0-53 0-105 0-158z">
              <text:p/>
            </draw:path>
            <draw:path draw:style-name="gr4" draw:text-style-name="P3" draw:layer="layout" svg:width="0.112cm" svg:height="0.186cm" svg:x="6.403cm" svg:y="9.063cm" svg:viewBox="0 0 113 187" svg:d="M22 166c10-10 20-20 30-29 44-39 61-55 61-83 0-32-26-54-60-54-32 0-53 26-53 51 0 15 14 15 15 15 5 0 15-3 15-14 0-7-5-15-15-15-2 0-3 0-4 1 7-19 22-29 39-29 25 0 37 22 37 45s-14 45-29 63c-19 20-37 40-55 60-3 3-3 4-3 10 35 0 70 0 105 0 2-16 5-32 8-49-3 0-5 0-7 0-2 8-4 21-7 25-1 3-21 3-26 3-17 0-34 0-51 0z">
              <text:p/>
            </draw:path>
            <draw:path draw:style-name="gr4" draw:text-style-name="P3" draw:layer="layout" svg:width="0.116cm" svg:height="0.193cm" svg:x="6.871cm" svg:y="9.063cm" svg:viewBox="0 0 117 194" svg:d="M70 88c23-7 39-27 39-49 0-23-25-39-51-39-29 0-51 17-51 38 0 9 7 15 15 15s14-7 14-15c0-13-13-13-17-13 8-15 27-18 37-18 12 0 27 7 27 31 0 4-1 20-8 32-8 14-17 15-25 16-2 0-8 0-11 0-2 0-4 0-4 4 0 3 2 3 7 3 4 0 8 0 12 0 24 0 34 19 34 46 0 39-20 47-32 47s-34-5-43-22c9 2 18-5 18-15 0-11-7-16-15-16-7 0-16 4-16 17 0 25 26 44 57 44 34 0 60-26 60-55 0-23-18-45-47-51z">
              <text:p/>
            </draw:path>
            <draw:path draw:style-name="gr4" draw:text-style-name="P3" draw:layer="layout" svg:width="0.099cm" svg:height="0.28cm" svg:x="4.08cm" svg:y="9.376cm" svg:viewBox="0 0 100 281" svg:d="M60 38c0-12 7-30 38-32 1 0 2-1 2-3 0-3-2-3-5-3-29 0-54 14-54 35 0 22 0 43 0 64 0 11 0 20-11 30-10 8-21 9-27 9-1 0-3 1-3 3s2 2 5 3c18 1 32 11 35 25 1 3 1 4 1 13 0 19 0 38 0 56 0 12 0 21 13 32 12 8 30 11 41 11 3 0 5 0 5-3s-2-3-4-3c-18-1-32-10-35-25-1-2-1-3-1-12 0-20 0-40 0-60 0-12-2-17-11-26-7-6-15-9-23-11 24-7 34-19 34-36 0-23 0-45 0-67z">
              <text:p/>
            </draw:path>
            <draw:path draw:style-name="gr4" draw:text-style-name="P3" draw:layer="layout" svg:width="0.117cm" svg:height="0.192cm" svg:x="4.212cm" svg:y="9.4cm" svg:viewBox="0 0 118 193" svg:d="M118 97c0-23-1-45-12-66-12-27-36-31-47-31-17 0-37 7-49 33-9 20-10 41-10 64 0 21 1 46 12 68 12 22 33 28 46 28 16 0 37-6 49-32 10-20 11-42 11-64zM58 187c-10 0-27-7-32-34-3-17-3-43-3-59 0-18 0-37 3-52 4-33 26-36 32-36 10 0 28 5 34 32 2 16 2 38 2 56 0 20 0 40-3 58-4 26-20 35-33 35z">
              <text:p/>
            </draw:path>
            <draw:path draw:style-name="gr4" draw:text-style-name="P3" draw:layer="layout" svg:width="0.032cm" svg:height="0.083cm" svg:x="4.365cm" svg:y="9.557cm" svg:viewBox="0 0 33 84" svg:d="M33 30c0-19-7-30-19-30-8 0-14 7-14 15s6 15 14 15c4 0 8-1 11-4 1 0 0 0 1 0v4c0 20-9 37-19 47-3 3-3 4-3 5s2 2 3 2c3 0 26-22 26-54z">
              <text:p/>
            </draw:path>
            <draw:path draw:style-name="gr4" draw:text-style-name="P3" draw:layer="layout" svg:width="0.092cm" svg:height="0.186cm" svg:x="4.491cm" svg:y="9.4cm" svg:viewBox="0 0 93 187" svg:d="M58 7c0-7 0-7-7-7-17 18-42 18-51 18 0 3 0 5 0 8 6 0 22 0 37-7 0 49 0 97 0 146 0 10-1 13-27 13-3 0-5 0-8 0 0 3 0 6 0 9 9-1 34-1 45-1s36 0 46 1c0-3 0-6 0-9-3 0-6 0-9 0-26 0-26-3-26-13 0-53 0-105 0-158z">
              <text:p/>
            </draw:path>
            <draw:path draw:style-name="gr4" draw:text-style-name="P3" draw:layer="layout" svg:width="0.032cm" svg:height="0.083cm" svg:x="4.631cm" svg:y="9.557cm" svg:viewBox="0 0 33 84" svg:d="M33 30c0-19-7-30-19-30-8 0-14 7-14 15s6 15 14 15c4 0 8-1 10-4 2 0 1 0 2 0v4c0 20-9 37-19 47-3 3-3 4-3 5s2 2 3 2c3 0 26-22 26-54z">
              <text:p/>
            </draw:path>
            <draw:path draw:style-name="gr4" draw:text-style-name="P3" draw:layer="layout" svg:width="0.111cm" svg:height="0.186cm" svg:x="4.745cm" svg:y="9.4cm" svg:viewBox="0 0 112 187" svg:d="M22 166c9-10 19-20 29-30 44-38 61-54 61-82 0-32-25-54-59-54-32 0-53 26-53 50 0 16 14 16 15 16 5 0 15-3 15-15 0-7-5-14-16-14-1 0-2 0-3 0 7-18 22-28 38-28 25 0 37 22 37 45s-13 45-29 62c-18 20-36 41-54 61-3 3-3 3-3 10 35 0 69 0 104 0 3-16 5-32 8-49-2 0-5 0-7 0-1 8-3 21-6 25-2 3-21 3-27 3-17 0-34 0-50 0z">
              <text:p/>
            </draw:path>
            <draw:path draw:style-name="gr4" draw:text-style-name="P3" draw:layer="layout" svg:width="0.099cm" svg:height="0.28cm" svg:x="4.892cm" svg:y="9.376cm" svg:viewBox="0 0 100 281" svg:d="M41 244c0 11-7 29-38 31-1 0-3 2-3 3 0 3 3 3 6 3 28 0 53-14 54-35 0-21 0-43 0-64 0-11 0-20 11-29 10-8 20-9 27-9 1-1 2-2 2-3 0-3-2-3-4-3-19-1-33-12-35-25-1-3-1-4-1-15 0-18 0-36 0-55 0-12 0-21-14-31-11-9-31-12-40-12-3 0-6 0-6 3s2 3 5 3c17 1 31 11 35 24 1 4 1 4 1 14 0 20 0 39 0 59 0 13 2 18 11 27 6 5 14 8 22 11-23 6-33 19-33 35 0 23 0 45 0 68z">
              <text:p/>
            </draw:path>
            <draw:path draw:style-name="gr4" draw:text-style-name="P3" draw:layer="layout" svg:width="0.01cm" svg:height="0.336cm" svg:x="5.352cm" svg:y="9.351cm" svg:viewBox="0 0 11 337" svg:d="M6 337c-2 0-4 0-6 0 0-113 0-225 0-337 4 0 7 0 11 0 0 112 0 224 0 337-2 0-4 0-5 0z">
              <text:p/>
            </draw:path>
            <draw:path draw:style-name="gr4" draw:text-style-name="P3" draw:layer="layout" svg:width="0.117cm" svg:height="0.192cm" svg:x="5.519cm" svg:y="9.4cm" svg:viewBox="0 0 118 193" svg:d="M118 97c0-23-1-45-11-66-13-27-36-31-48-31-17 0-37 7-49 33-8 20-10 41-10 64 0 21 1 46 13 68s33 28 46 28c15 0 37-6 49-32 9-20 10-42 10-64zM59 187c-11 0-28-7-33-34-3-17-3-43-3-59 0-18 0-37 3-52 5-33 26-36 33-36 9 0 28 5 33 32 3 16 3 38 3 56 0 20 0 40-3 58-4 26-20 35-33 35z">
              <text:p/>
            </draw:path>
            <draw:path draw:style-name="gr4" draw:text-style-name="P3" draw:layer="layout" svg:width="0.092cm" svg:height="0.186cm" svg:x="5.974cm" svg:y="9.4cm" svg:viewBox="0 0 93 187" svg:d="M58 7c0-7 0-7-7-7-17 18-42 18-51 18 0 3 0 5 0 8 6 0 22 0 37-7 0 49 0 97 0 146 0 10-1 13-27 13-3 0-5 0-8 0 0 3 0 6 0 9 9-1 34-1 45-1s36 0 46 1c0-3 0-6 0-9-3 0-6 0-9 0-26 0-26-3-26-13 0-53 0-105 0-158z">
              <text:p/>
            </draw:path>
            <draw:path draw:style-name="gr12" draw:text-style-name="P5" draw:layer="layout" svg:width="0.112cm" svg:height="0.186cm" svg:x="6.403cm" svg:y="9.4cm" svg:viewBox="0 0 113 187" svg:d="M22 166c10-10 20-20 30-30 44-38 61-54 61-82 0-32-26-54-60-54-32 0-53 26-53 50 0 16 14 16 15 16 5 0 15-3 15-15 0-7-5-14-15-14-2 0-3 0-4 0 7-18 22-28 39-28 25 0 37 22 37 45s-14 45-29 62c-19 20-37 41-55 61-3 3-3 3-3 10 35 0 70 0 105 0 2-16 5-32 8-49-3 0-5 0-7 0-2 8-4 21-7 25-1 3-21 3-26 3-17 0-34 0-51 0z">
              <text:p/>
            </draw:path>
            <draw:path draw:style-name="gr12" draw:text-style-name="P5" draw:layer="layout" svg:width="0.111cm" svg:height="0.186cm" svg:x="6.873cm" svg:y="9.4cm" svg:viewBox="0 0 112 187" svg:d="M22 166c9-10 19-20 29-30 44-38 61-54 61-82 0-32-26-54-59-54-32 0-53 26-53 50 0 16 14 16 14 16 5 0 16-3 16-15 0-7-6-14-16-14-2 0-2 0-3 0 7-18 22-28 38-28 25 0 37 22 37 45s-14 45-29 62c-18 20-36 41-54 61-3 3-3 3-3 10 35 0 69 0 104 0 3-16 5-32 8-49-2 0-5 0-7 0-2 8-3 21-7 25-1 3-20 3-26 3-17 0-34 0-50 0z">
              <text:p/>
            </draw:path>
            <draw:path draw:style-name="gr4" draw:text-style-name="P3" draw:layer="layout" svg:width="0.099cm" svg:height="0.28cm" svg:x="4.08cm" svg:y="9.714cm" svg:viewBox="0 0 100 281" svg:d="M60 37c0-11 7-29 38-31 1 0 2-1 2-3 0-3-2-3-5-3-29 0-54 14-54 35 0 22 0 43 0 64 0 11 0 20-11 29-10 8-21 9-27 10-1 0-3 0-3 2 0 3 2 3 5 3 18 2 32 11 35 26 1 2 1 3 1 13 0 19 0 37 0 56 0 12 0 20 13 32 12 8 30 11 41 11 3 0 5 0 5-3s-2-3-4-4c-18 0-32-9-35-24-1-2-1-3-1-13 0-20 0-40 0-59 0-13-2-18-11-27-6-6-15-9-23-11 24-6 34-19 34-35 0-23 0-46 0-68z">
              <text:p/>
            </draw:path>
            <draw:path draw:style-name="gr4" draw:text-style-name="P3" draw:layer="layout" svg:width="0.117cm" svg:height="0.193cm" svg:x="4.212cm" svg:y="9.737cm" svg:viewBox="0 0 118 194" svg:d="M118 98c0-23-1-45-12-66-12-27-36-32-47-32-17 0-37 7-49 34-9 19-10 41-10 64 0 20 1 46 12 67 12 23 33 29 46 29 16 0 37-6 49-33 10-19 11-41 11-63zM58 187c-10 0-27-7-32-33-3-17-3-44-3-60 0-18 0-36 3-52 4-33 26-36 32-36 10 0 28 5 34 33 2 16 2 37 2 55 0 21 0 40-3 58-4 27-20 35-33 35z">
              <text:p/>
            </draw:path>
            <draw:path draw:style-name="gr4" draw:text-style-name="P3" draw:layer="layout" svg:width="0.032cm" svg:height="0.083cm" svg:x="4.365cm" svg:y="9.895cm" svg:viewBox="0 0 33 84" svg:d="M33 30c0-19-7-30-19-30-8 0-14 7-14 15 0 7 6 15 14 15 4 0 8-1 11-4 1 0 0 0 1 0v4c0 20-9 38-19 47-3 3-3 3-3 4 0 2 2 3 3 3 3 0 26-22 26-54z">
              <text:p/>
            </draw:path>
            <draw:path draw:style-name="gr4" draw:text-style-name="P3" draw:layer="layout" svg:width="0.092cm" svg:height="0.186cm" svg:x="4.491cm" svg:y="9.737cm" svg:viewBox="0 0 93 187" svg:d="M58 7c0-6 0-7-7-7-17 18-42 18-51 18 0 3 0 6 0 9 6 0 22 0 37-7 0 48 0 97 0 145 0 10-1 13-27 13-3 0-5 0-8 0 0 3 0 6 0 9 9-1 34-1 45-1s36 0 46 1c0-3 0-6 0-9-3 0-6 0-9 0-26 0-26-3-26-13 0-53 0-105 0-158z">
              <text:p/>
            </draw:path>
            <draw:path draw:style-name="gr4" draw:text-style-name="P3" draw:layer="layout" svg:width="0.032cm" svg:height="0.083cm" svg:x="4.631cm" svg:y="9.895cm" svg:viewBox="0 0 33 84" svg:d="M33 30c0-19-7-30-19-30-8 0-14 7-14 15 0 7 6 15 14 15 4 0 8-1 10-4 2 0 1 0 2 0v4c0 20-9 38-19 47-3 3-3 3-3 4 0 2 2 3 3 3 3 0 26-22 26-54z">
              <text:p/>
            </draw:path>
            <draw:path draw:style-name="gr4" draw:text-style-name="P3" draw:layer="layout" svg:width="0.116cm" svg:height="0.193cm" svg:x="4.743cm" svg:y="9.737cm" svg:viewBox="0 0 117 194" svg:d="M70 89c23-8 40-28 40-50 0-23-25-39-52-39-29 0-50 17-50 38 0 10 6 15 14 15 9 0 15-6 15-15 0-13-14-13-18-13 9-14 27-18 38-18s26 7 26 31c0 4 0 20-8 32-8 14-17 15-25 16-2 0-8 0-11 0-1 0-4 0-4 4 0 3 3 3 7 3s8 0 12 0c24 0 34 19 34 46 0 39-19 47-32 47-12 0-33-5-43-22 10 2 19-5 19-15 0-11-8-16-16-16-7 0-16 4-16 17 0 25 26 44 57 44 34 0 60-26 60-55 0-23-18-45-47-50z">
              <text:p/>
            </draw:path>
            <draw:path draw:style-name="gr4" draw:text-style-name="P3" draw:layer="layout" svg:width="0.099cm" svg:height="0.28cm" svg:x="4.892cm" svg:y="9.714cm" svg:viewBox="0 0 100 281" svg:d="M41 243c0 11-7 30-38 31-1 1-3 2-3 4 0 3 3 3 6 3 28 0 53-14 54-35 0-22 0-43 0-64 0-12 0-20 11-29 10-9 20-9 27-10 1 0 2-1 2-3s-2-2-4-2c-19-2-33-12-35-26-1-3-1-3-1-14 0-18 0-36 0-55 0-12 0-21-14-32-11-9-31-11-40-11-3 0-6 0-6 3s2 3 5 3c17 1 31 10 35 24 1 3 1 4 1 14 0 19 0 39 0 58 0 13 2 18 11 28 5 5 14 8 22 10-23 6-33 20-33 36 0 22 0 45 0 67z">
              <text:p/>
            </draw:path>
            <draw:path draw:style-name="gr4" draw:text-style-name="P3" draw:layer="layout" svg:width="0.01cm" svg:height="0.337cm" svg:x="5.352cm" svg:y="9.688cm" svg:viewBox="0 0 11 338" svg:d="M6 338c-2 0-4 0-6 0 0-113 0-225 0-338 4 0 7 0 11 0 0 113 0 225 0 338-2 0-4 0-5 0z">
              <text:p/>
            </draw:path>
            <draw:path draw:style-name="gr4" draw:text-style-name="P3" draw:layer="layout" svg:width="0.117cm" svg:height="0.193cm" svg:x="5.519cm" svg:y="9.737cm" svg:viewBox="0 0 118 194" svg:d="M118 98c0-23-1-45-11-66-13-27-36-32-48-32-17 0-37 7-49 34-8 19-10 41-10 64 0 20 1 46 13 67 12 23 33 29 46 29 15 0 37-6 49-33 9-19 10-41 10-63zM59 187c-11 0-28-7-33-33-3-17-3-44-3-60 0-18 0-36 3-52 5-33 26-36 33-36 9 0 28 5 33 33 3 16 3 37 3 55 0 21 0 40-3 58-4 27-20 35-33 35z">
              <text:p/>
            </draw:path>
            <draw:path draw:style-name="gr4" draw:text-style-name="P3" draw:layer="layout" svg:width="0.092cm" svg:height="0.186cm" svg:x="5.974cm" svg:y="9.737cm" svg:viewBox="0 0 93 187" svg:d="M58 7c0-6 0-7-7-7-17 18-42 18-51 18 0 3 0 6 0 9 6 0 22 0 37-7 0 48 0 97 0 145 0 10-1 13-27 13-3 0-5 0-8 0 0 3 0 6 0 9 9-1 34-1 45-1s36 0 46 1c0-3 0-6 0-9-3 0-6 0-9 0-26 0-26-3-26-13 0-53 0-105 0-158z">
              <text:p/>
            </draw:path>
            <draw:path draw:style-name="gr12" draw:text-style-name="P5" draw:layer="layout" svg:width="0.115cm" svg:height="0.193cm" svg:x="6.402cm" svg:y="9.737cm" svg:viewBox="0 0 116 194" svg:d="M70 89c23-8 39-28 39-50 0-23-25-39-52-39-28 0-50 17-50 38 0 10 7 15 15 15s14-6 14-15c0-13-14-13-18-13 9-14 28-18 38-18 11 0 27 7 27 31 0 4-1 20-8 32-9 14-18 15-25 16-2 0-9 0-11 0s-4 0-4 4c0 3 2 3 7 3 4 0 8 0 12 0 23 0 33 19 33 46 0 39-19 47-31 47-13 0-34-5-43-22 9 2 18-5 18-15 0-11-7-16-16-16-6 0-15 4-15 17 0 25 26 44 57 44 33 0 59-26 59-55 0-23-18-45-46-50z">
              <text:p/>
            </draw:path>
            <draw:path draw:style-name="gr12" draw:text-style-name="P5" draw:layer="layout" svg:width="0.116cm" svg:height="0.193cm" svg:x="6.871cm" svg:y="9.737cm" svg:viewBox="0 0 117 194" svg:d="M70 89c23-8 39-28 39-50 0-23-25-39-51-39-29 0-51 17-51 38 0 10 7 15 15 15s14-6 14-15c0-13-13-13-17-13 8-14 27-18 37-18 12 0 27 7 27 31 0 4-1 20-8 32-8 14-17 15-25 16-2 0-8 0-11 0-2 0-4 0-4 4 0 3 2 3 7 3 4 0 8 0 12 0 24 0 34 19 34 46 0 39-20 47-32 47s-34-5-43-22c9 2 18-5 18-15 0-11-7-16-15-16-7 0-16 4-16 17 0 25 26 44 57 44 34 0 60-26 60-55 0-23-18-45-47-50z">
              <text:p/>
            </draw:path>
            <draw:path draw:style-name="gr4" draw:text-style-name="P3" draw:layer="layout" svg:width="0.099cm" svg:height="0.281cm" svg:x="4.08cm" svg:y="10.051cm" svg:viewBox="0 0 100 282" svg:d="M60 38c0-12 7-29 38-32 1 0 2-1 2-3 0-3-2-3-5-3-29 0-54 14-54 35 0 22 0 43 0 64 0 11 0 20-11 30-10 8-21 9-27 9-1 0-3 1-3 3 0 3 2 3 5 3 18 1 32 11 35 25 1 3 1 4 1 13 0 19 0 38 0 56 0 12 0 21 13 32 12 8 30 12 41 12 3 0 5 0 5-4 0-3-2-3-4-3-18-1-32-10-35-25-1-2-1-2-1-12 0-20 0-40 0-60 0-12-2-17-11-26-7-6-15-9-23-11 24-7 34-19 34-36 0-23 0-45 0-67z">
              <text:p/>
            </draw:path>
            <draw:path draw:style-name="gr4" draw:text-style-name="P3" draw:layer="layout" svg:width="0.117cm" svg:height="0.193cm" svg:x="4.212cm" svg:y="10.075cm" svg:viewBox="0 0 118 194" svg:d="M118 97c0-23-1-45-12-66-12-27-36-31-47-31-17 0-37 7-49 34-9 19-10 40-10 63 0 21 1 46 12 68 12 23 33 29 46 29 16 0 37-7 49-33 10-19 11-42 11-64zM58 187c-10 0-27-7-32-34-3-17-3-43-3-59 0-18 0-36 3-52 4-33 26-36 32-36 10 0 28 5 34 33 2 15 2 37 2 55 0 21 0 40-3 58-4 26-20 35-33 35z">
              <text:p/>
            </draw:path>
            <draw:path draw:style-name="gr4" draw:text-style-name="P3" draw:layer="layout" svg:width="0.032cm" svg:height="0.083cm" svg:x="4.365cm" svg:y="10.232cm" svg:viewBox="0 0 33 84" svg:d="M33 29c0-19-7-29-19-29-8 0-14 6-14 14s6 16 14 16c4 0 8-2 11-4 1 0 0-1 1-1 0 0 0 1 0 4 0 21-9 38-19 47-3 3-3 4-3 5s2 3 3 3c3 0 26-22 26-55z">
              <text:p/>
            </draw:path>
            <draw:path draw:style-name="gr4" draw:text-style-name="P3" draw:layer="layout" svg:width="0.111cm" svg:height="0.186cm" svg:x="4.48cm" svg:y="10.075cm" svg:viewBox="0 0 112 187" svg:d="M22 166c10-10 20-20 30-29 43-39 60-55 60-83 0-32-25-54-59-54-32 0-53 26-53 50 0 16 14 16 15 16 5 0 15-3 15-14 0-8-5-15-15-15-2 0-3 0-4 1 7-19 22-29 38-29 25 0 37 22 37 45s-13 45-28 63c-19 20-37 40-55 60-3 3-3 3-3 10 35 0 70 0 105 0 2-16 5-32 7-49-2 0-4 0-6 0-2 8-4 21-7 25-2 3-21 3-26 3-17 0-34 0-51 0z">
              <text:p/>
            </draw:path>
            <draw:path draw:style-name="gr4" draw:text-style-name="P3" draw:layer="layout" svg:width="0.032cm" svg:height="0.083cm" svg:x="4.631cm" svg:y="10.232cm" svg:viewBox="0 0 33 84" svg:d="M33 29c0-19-7-29-19-29-8 0-14 6-14 14s6 16 14 16c4 0 8-2 10-4 2 0 1-1 2-1 0 0 0 1 0 4 0 21-9 38-19 47-3 3-3 4-3 5s2 3 3 3c3 0 26-22 26-55z">
              <text:p/>
            </draw:path>
            <draw:path draw:style-name="gr4" draw:text-style-name="P3" draw:layer="layout" svg:width="0.116cm" svg:height="0.193cm" svg:x="4.743cm" svg:y="10.075cm" svg:viewBox="0 0 117 194" svg:d="M70 88c23-7 40-27 40-50 0-22-25-38-52-38-29 0-50 17-50 38 0 9 6 15 14 15 9 0 15-7 15-15 0-14-14-14-18-14 9-14 27-17 38-17s26 6 26 31c0 4 0 20-8 32-8 14-17 15-25 15-2 1-8 1-11 1-1 0-4 0-4 4 0 2 3 2 7 2s8 0 12 0c24 0 34 19 34 47 0 39-19 47-32 47-12 0-33-5-43-22 10 2 19-5 19-15 0-11-8-16-16-16-7 0-16 4-16 16 0 25 26 45 57 45 34 0 60-26 60-55 0-23-18-45-47-51z">
              <text:p/>
            </draw:path>
            <draw:path draw:style-name="gr4" draw:text-style-name="P3" draw:layer="layout" svg:width="0.099cm" svg:height="0.281cm" svg:x="4.892cm" svg:y="10.051cm" svg:viewBox="0 0 100 282" svg:d="M41 244c0 11-7 29-38 31-1 0-3 2-3 3 0 4 3 4 6 4 28 0 53-15 54-36 0-21 0-42 0-64 0-11 0-20 11-29 10-8 20-9 27-9 1 0 2-2 2-3 0-3-2-3-4-3-19-1-33-12-35-25-1-3-1-4-1-14 0-18 0-37 0-56 0-12 0-21-14-31-11-9-31-12-40-12-3 0-6 0-6 3s2 3 5 3c17 1 31 11 35 25 1 3 1 3 1 13 0 20 0 39 0 59 0 13 2 18 11 27 6 6 14 8 22 11-23 6-33 19-33 36 0 22 0 45 0 67z">
              <text:p/>
            </draw:path>
            <draw:path draw:style-name="gr4" draw:text-style-name="P3" draw:layer="layout" svg:width="0.01cm" svg:height="0.336cm" svg:x="5.352cm" svg:y="10.026cm" svg:viewBox="0 0 11 337" svg:d="M6 337c-2 0-4 0-6 0 0-113 0-225 0-337 4 0 7 0 11 0 0 112 0 224 0 337-2 0-4 0-5 0z">
              <text:p/>
            </draw:path>
            <draw:path draw:style-name="gr12" draw:text-style-name="P5" draw:layer="layout" svg:width="0.117cm" svg:height="0.193cm" svg:x="5.519cm" svg:y="10.075cm" svg:viewBox="0 0 118 194" svg:d="M118 97c0-23-1-45-11-66-13-27-36-31-48-31-17 0-37 7-49 34-8 19-10 40-10 63 0 21 1 46 13 68 12 23 33 29 46 29 15 0 37-7 49-33 9-19 10-42 10-64zM59 187c-11 0-28-7-33-34-3-17-3-43-3-59 0-18 0-36 3-52 5-33 26-36 33-36 9 0 28 5 33 33 3 15 3 37 3 55 0 21 0 40-3 58-4 26-20 35-33 35z">
              <text:p/>
            </draw:path>
            <draw:path draw:style-name="gr12" draw:text-style-name="P5" draw:layer="layout" svg:width="0.117cm" svg:height="0.193cm" svg:x="5.959cm" svg:y="10.075cm" svg:viewBox="0 0 118 194" svg:d="M118 97c0-23 0-45-11-66-13-27-36-31-48-31-17 0-37 7-49 34-8 19-10 40-10 63 0 21 2 46 13 68 12 23 33 29 46 29 15 0 37-7 49-33 10-19 10-42 10-64zM59 187c-11 0-27-7-33-34-2-17-2-43-2-59 0-18 0-36 2-52 5-33 26-36 33-36 10 0 28 5 34 33 2 15 2 37 2 55 0 21 0 40-3 58-4 26-20 35-33 35z">
              <text:p/>
            </draw:path>
            <draw:path draw:style-name="gr4" draw:text-style-name="P3" draw:layer="layout" svg:width="0.112cm" svg:height="0.186cm" svg:x="6.403cm" svg:y="10.075cm" svg:viewBox="0 0 113 187" svg:d="M22 166c10-10 20-20 30-29 44-39 61-55 61-83 0-32-26-54-60-54-32 0-53 26-53 50 0 16 14 16 15 16 5 0 15-3 15-14 0-8-5-15-15-15-2 0-3 0-4 1 7-19 22-29 39-29 25 0 37 22 37 45s-14 45-29 63c-19 20-37 40-55 60-3 3-3 3-3 10 35 0 70 0 105 0 2-16 5-32 8-49-3 0-5 0-7 0-2 8-4 21-7 25-1 3-21 3-26 3-17 0-34 0-51 0z">
              <text:p/>
            </draw:path>
            <draw:path draw:style-name="gr4" draw:text-style-name="P3" draw:layer="layout" svg:width="0.116cm" svg:height="0.193cm" svg:x="6.871cm" svg:y="10.075cm" svg:viewBox="0 0 117 194" svg:d="M70 88c23-7 39-27 39-50 0-22-25-38-51-38-29 0-51 17-51 38 0 9 7 15 15 15s14-7 14-15c0-14-13-14-17-14 8-14 27-17 37-17 12 0 27 6 27 31 0 4-1 20-8 32-8 14-17 15-25 15-2 1-8 1-11 1-2 0-4 0-4 4 0 2 2 2 7 2 4 0 8 0 12 0 24 0 34 19 34 47 0 39-20 47-32 47s-34-5-43-22c9 2 18-5 18-15 0-11-7-16-15-16-7 0-16 4-16 16 0 25 26 45 57 45 34 0 60-26 60-55 0-23-18-45-47-51z">
              <text:p/>
            </draw:path>
            <draw:path draw:style-name="gr4" draw:text-style-name="P3" draw:layer="layout" svg:width="0.099cm" svg:height="0.28cm" svg:x="4.08cm" svg:y="10.388cm" svg:viewBox="0 0 100 281" svg:d="M60 38c0-12 7-30 38-32 1 0 2-1 2-3 0-3-2-3-5-3-29 0-54 14-54 35 0 22 0 43 0 64 0 11 0 20-11 30-10 8-21 8-27 9-1 0-3 1-3 3s2 2 5 2c18 2 32 12 35 26 1 3 1 3 1 13 0 19 0 38 0 56 0 12 0 21 13 32 12 8 30 11 41 11 3 0 5 0 5-3s-2-3-4-3c-18-1-32-10-35-25-1-2-1-3-1-13 0-20 0-39 0-59 0-12-2-18-11-27-6-6-15-9-23-10 24-7 34-20 34-36 0-23 0-45 0-67z">
              <text:p/>
            </draw:path>
            <draw:path draw:style-name="gr4" draw:text-style-name="P3" draw:layer="layout" svg:width="0.092cm" svg:height="0.186cm" svg:x="4.226cm" svg:y="10.411cm" svg:viewBox="0 0 93 187" svg:d="M58 8c0-7 0-8-7-8-17 18-42 18-51 18 0 3 0 6 0 9 6 0 22 0 37-7 0 49 0 97 0 146 0 9-1 13-27 13-3 0-5 0-8 0 0 3 0 5 0 8 10-1 34-1 45-1s36 0 46 1c0-3 0-5 0-8-3 0-6 0-9 0-26 0-26-3-26-13 0-53 0-105 0-158z">
              <text:p/>
            </draw:path>
            <draw:path draw:style-name="gr4" draw:text-style-name="P3" draw:layer="layout" svg:width="0.032cm" svg:height="0.083cm" svg:x="4.365cm" svg:y="10.569cm" svg:viewBox="0 0 33 84" svg:d="M33 30c0-19-7-30-19-30-8 0-14 7-14 15 0 7 6 15 14 15 4 0 8-1 11-4 1 0 0 0 1 0v4c0 20-9 37-19 47-3 3-3 3-3 4 0 2 2 3 3 3 3 0 26-22 26-54z">
              <text:p/>
            </draw:path>
            <draw:path draw:style-name="gr4" draw:text-style-name="P3" draw:layer="layout" svg:width="0.111cm" svg:height="0.186cm" svg:x="4.48cm" svg:y="10.411cm" svg:viewBox="0 0 112 187" svg:d="M22 166c10-10 20-20 30-29 43-39 60-54 60-82 0-32-25-55-59-55-32 0-53 26-53 51 0 16 14 16 15 16 5 0 15-3 15-15 0-7-5-14-15-14-2 0-3 0-4 0 7-19 22-29 38-29 25 0 37 23 37 46s-13 44-28 62c-19 20-37 40-55 60-3 3-3 4-3 10 35 0 70 0 105 0 2-16 5-32 7-49-2 0-4 0-6 0-2 9-4 21-7 26-2 2-21 2-26 2-17 0-34 0-51 0z">
              <text:p/>
            </draw:path>
            <draw:path draw:style-name="gr4" draw:text-style-name="P3" draw:layer="layout" svg:width="0.032cm" svg:height="0.083cm" svg:x="4.631cm" svg:y="10.569cm" svg:viewBox="0 0 33 84" svg:d="M33 30c0-19-7-30-19-30-8 0-14 7-14 15 0 7 6 15 14 15 4 0 8-1 10-4 2 0 1 0 2 0v4c0 20-9 37-19 47-3 3-3 3-3 4 0 2 2 3 3 3 3 0 26-22 26-54z">
              <text:p/>
            </draw:path>
            <draw:path draw:style-name="gr4" draw:text-style-name="P3" draw:layer="layout" svg:width="0.116cm" svg:height="0.193cm" svg:x="4.743cm" svg:y="10.411cm" svg:viewBox="0 0 117 194" svg:d="M70 89c23-8 40-27 40-50s-25-39-52-39c-29 0-50 18-50 38 0 10 6 16 14 16 9 0 15-7 15-15 0-14-14-14-18-14 9-14 27-18 38-18s26 7 26 32c0 3 0 19-8 32-8 14-17 15-25 15-2 0-8 0-11 0-1 0-4 1-4 4s3 3 7 3 8 0 12 0c24 0 34 19 34 46 0 39-19 47-32 47-12 0-33-5-43-21 10 1 19-5 19-16 0-10-8-15-16-15-7 0-16 4-16 16 0 25 26 44 57 44 34 0 60-26 60-55 0-22-18-45-47-50z">
              <text:p/>
            </draw:path>
            <draw:path draw:style-name="gr4" draw:text-style-name="P3" draw:layer="layout" svg:width="0.099cm" svg:height="0.28cm" svg:x="4.892cm" svg:y="10.388cm" svg:viewBox="0 0 100 281" svg:d="M41 244c0 11-7 29-38 31-1 0-3 1-3 3 0 3 3 3 6 3 28 0 53-14 54-35 0-22 0-43 0-64 0-11 0-20 11-29 10-8 20-9 27-10 1 0 2-1 2-2 0-3-2-3-4-3-19-2-33-12-35-26-1-2-1-3-1-14 0-18 0-36 0-55 0-12 0-21-14-32-11-9-31-11-40-11-3 0-6 0-6 3s2 3 5 3c17 1 31 10 35 24 1 3 1 4 1 14 0 20 0 39 0 59 0 13 2 18 11 27 6 5 14 8 22 11-23 6-33 19-33 35 0 23 0 45 0 68z">
              <text:p/>
            </draw:path>
            <draw:path draw:style-name="gr4" draw:text-style-name="P3" draw:layer="layout" svg:width="0.01cm" svg:height="0.337cm" svg:x="5.352cm" svg:y="10.362cm" svg:viewBox="0 0 11 338" svg:d="M6 338c-2 0-4 0-6 0 0-113 0-225 0-338 4 0 7 0 11 0 0 113 0 225 0 338-2 0-4 0-5 0z">
              <text:p/>
            </draw:path>
            <draw:path draw:style-name="gr12" draw:text-style-name="P5" draw:layer="layout" svg:width="0.092cm" svg:height="0.186cm" svg:x="5.533cm" svg:y="10.411cm" svg:viewBox="0 0 93 187" svg:d="M58 8c0-7 0-8-7-8-17 18-42 18-51 18 0 3 0 6 0 9 6 0 22 0 37-7 0 49 0 97 0 146 0 9-1 13-27 13-3 0-5 0-8 0 0 3 0 5 0 8 9-1 34-1 45-1s35 0 46 1c0-3 0-5 0-8-3 0-7 0-10 0-25 0-25-3-25-13 0-53 0-105 0-158z">
              <text:p/>
            </draw:path>
            <draw:path draw:style-name="gr12" draw:text-style-name="P5" draw:layer="layout" svg:width="0.092cm" svg:height="0.186cm" svg:x="5.974cm" svg:y="10.411cm" svg:viewBox="0 0 93 187" svg:d="M58 8c0-7 0-8-7-8-17 18-42 18-51 18 0 3 0 6 0 9 6 0 22 0 37-7 0 49 0 97 0 146 0 9-1 13-27 13-3 0-5 0-8 0 0 3 0 5 0 8 9-1 34-1 45-1s36 0 46 1c0-3 0-5 0-8-3 0-6 0-9 0-26 0-26-3-26-13 0-53 0-105 0-158z">
              <text:p/>
            </draw:path>
            <draw:path draw:style-name="gr4" draw:text-style-name="P3" draw:layer="layout" svg:width="0.112cm" svg:height="0.186cm" svg:x="6.403cm" svg:y="10.411cm" svg:viewBox="0 0 113 187" svg:d="M22 166c10-10 20-20 30-29 44-39 61-54 61-82 0-32-26-55-60-55-32 0-53 26-53 51 0 16 14 16 15 16 5 0 15-3 15-15 0-7-5-14-15-14-2 0-3 0-4 0 7-19 22-29 39-29 25 0 37 23 37 46s-14 44-29 62c-19 20-37 40-55 60-3 3-3 4-3 10 35 0 70 0 105 0 2-16 5-32 8-49-3 0-5 0-7 0-2 9-4 21-7 26-1 2-21 2-26 2-17 0-34 0-51 0z">
              <text:p/>
            </draw:path>
            <draw:path draw:style-name="gr4" draw:text-style-name="P3" draw:layer="layout" svg:width="0.116cm" svg:height="0.193cm" svg:x="6.871cm" svg:y="10.411cm" svg:viewBox="0 0 117 194" svg:d="M70 89c23-8 39-27 39-50s-25-39-51-39c-29 0-51 18-51 38 0 10 7 16 15 16s14-7 14-15c0-14-13-14-17-14 8-14 27-18 37-18 12 0 27 7 27 32 0 3-1 19-8 32-8 14-17 15-25 15-2 0-8 0-11 0-2 0-4 1-4 4s2 3 7 3c4 0 8 0 12 0 24 0 34 19 34 46 0 39-20 47-32 47s-34-5-43-21c9 1 18-5 18-16 0-10-7-15-15-15-7 0-16 4-16 16 0 25 26 44 57 44 34 0 60-26 60-55 0-22-18-45-47-50z">
              <text:p/>
            </draw:path>
            <draw:path draw:style-name="gr4" draw:text-style-name="P3" draw:layer="layout" svg:width="0.099cm" svg:height="0.28cm" svg:x="4.08cm" svg:y="10.726cm" svg:viewBox="0 0 100 281" svg:d="M60 37c0-11 7-29 38-31 1 0 2-1 2-4 0-2-2-2-5-2-29 0-54 14-54 34 0 22 0 44 0 65 0 11 0 20-11 29-10 8-21 9-27 9-1 1-3 1-3 3 0 3 2 3 5 3 18 1 32 11 35 25 1 3 1 4 1 14 0 19 0 37 0 56 0 12 0 20 13 31 12 9 30 12 41 12 3 0 5 0 5-3 0-4-2-4-4-4-18 0-32-10-35-24-1-3-1-3-1-13 0-20 0-40 0-59 0-13-2-18-11-27-6-6-15-9-23-11 24-6 34-19 34-35 0-23 0-46 0-68z">
              <text:p/>
            </draw:path>
            <draw:path draw:style-name="gr4" draw:text-style-name="P3" draw:layer="layout" svg:width="0.115cm" svg:height="0.177cm" svg:x="4.212cm" svg:y="10.812cm" svg:viewBox="0 0 116 178" svg:d="M116 3c0-1-1-3-3-3-3 0-15 11-19 19-6-15-17-19-26-19-34 0-68 42-68 82 0 28 17 45 37 45 12 0 23-7 33-17-2 10-12 48-12 51-3 8-5 9-20 9-4 0-7 0-7 5 0 1 0 3 3 3 9 0 20 0 28 0 10 0 20 0 29 0 2 0 6 0 6-5 0-3-3-3-7-3-14 0-14-2-14-4 0-3 0-4 1-7 13-52 26-104 39-156zM38 121c-17 0-18-22-18-27 0-13 8-44 13-56 9-20 23-32 35-32 18 0 22 23 22 24 0 3-16 64-16 65-4 8-20 26-36 26z">
              <text:p/>
            </draw:path>
            <draw:path draw:style-name="gr4" draw:text-style-name="P3" draw:layer="layout" svg:width="0.091cm" svg:height="0.134cm" svg:x="4.336cm" svg:y="10.847cm" svg:viewBox="0 0 92 135" svg:d="M92 68c0-22-3-37-12-50-6-10-18-18-34-18-46 0-46 54-46 68s0 67 46 67 46-53 46-67zM46 130c-9 0-21-6-25-22-3-12-3-28-3-42 0-15 0-30 4-40 4-16 16-20 24-20 11 0 21 6 24 18 4 10 4 25 4 42 0 14 0 28-3 41-4 18-17 23-25 23z">
              <text:p/>
            </draw:path>
            <draw:path draw:style-name="gr4" draw:text-style-name="P3" draw:layer="layout" svg:width="0.032cm" svg:height="0.083cm" svg:x="4.477cm" svg:y="10.906cm" svg:viewBox="0 0 33 84" svg:d="M33 30c0-19-7-30-19-30-8 0-14 7-14 14 0 8 6 16 14 16 4 0 8-1 10-4 1 0 1-1 2-1 0 0 0 1 0 5 0 20-9 37-19 46-3 3-3 4-3 5s2 3 3 3c3 0 26-22 26-54z">
              <text:p/>
            </draw:path>
            <draw:path draw:style-name="gr4" draw:text-style-name="P3" draw:layer="layout" svg:width="0.114cm" svg:height="0.177cm" svg:x="4.589cm" svg:y="10.812cm" svg:viewBox="0 0 115 178" svg:d="M115 3c0-1-1-3-2-3-3 0-15 11-19 19-7-15-18-19-27-19-33 0-67 42-67 82 0 28 16 45 37 45 12 0 23-7 33-17-3 10-12 48-12 51-3 8-5 9-21 9-3 0-7 0-7 5 0 1 0 3 4 3 9 0 19 0 28 0 10 0 20 0 29 0 2 0 5 0 5-5 0-3-2-3-7-3-14 0-14-2-14-4 0-3 1-4 2-7 13-52 25-104 38-156zM38 121c-17 0-19-22-19-27 0-13 9-44 14-56 9-20 23-32 34-32 19 0 23 23 23 24 0 3-16 64-16 65-5 8-20 26-36 26z">
              <text:p/>
            </draw:path>
            <draw:path draw:style-name="gr4" draw:text-style-name="P3" draw:layer="layout" svg:width="0.071cm" svg:height="0.13cm" svg:x="4.724cm" svg:y="10.847cm" svg:viewBox="0 0 72 131" svg:d="M45 6c0-5-1-6-7-6-12 13-30 13-38 13 0 2 0 5 0 7 5 0 18 0 29-6 0 34 0 68 0 101 0 7 0 9-20 9-3 0-5 0-7 0 0 2 0 5 0 7 3-1 27-1 35-1 5 0 30 0 35 1 0-2 0-5 0-7-3 0-5 0-8 0-19 0-19-2-19-9 0-36 0-73 0-109z">
              <text:p/>
            </draw:path>
            <draw:path draw:style-name="gr4" draw:text-style-name="P3" draw:layer="layout" svg:width="0.099cm" svg:height="0.28cm" svg:x="4.849cm" svg:y="10.726cm" svg:viewBox="0 0 100 281" svg:d="M41 243c0 11-7 30-39 31 0 0-2 2-2 4 0 3 3 3 6 3 27 0 53-14 53-35 0-22 0-43 0-64 0-12 0-20 11-30 11-8 21-9 28-9 1 0 2-1 2-3s-2-2-5-3c-18-1-32-11-35-25-1-3-1-3-1-14 0-18 0-37 0-56 0-11 0-20-13-31-12-9-31-11-40-11-3 0-6 0-6 2 0 4 2 4 5 4 17 1 31 10 35 24 1 3 1 4 1 13 0 20 0 40 0 59 0 13 2 18 11 28 5 5 14 8 22 10-24 6-33 19-33 36 0 22 0 45 0 67z">
              <text:p/>
            </draw:path>
            <draw:path draw:style-name="gr4" draw:text-style-name="P3" draw:layer="layout" svg:width="0.01cm" svg:height="0.337cm" svg:x="5.352cm" svg:y="10.7cm" svg:viewBox="0 0 11 338" svg:d="M6 338c-2 0-4 0-6 0 0-113 0-225 0-338 4 0 7 0 11 0 0 113 0 225 0 338-2 0-4 0-5 0z">
              <text:p/>
            </draw:path>
            <draw:path draw:style-name="gr12" draw:text-style-name="P5" draw:layer="layout" svg:width="0.115cm" svg:height="0.177cm" svg:x="5.464cm" svg:y="10.812cm" svg:viewBox="0 0 116 178" svg:d="M116 3c0-1-1-3-3-3-3 0-15 11-19 19-6-15-17-19-26-19-34 0-68 42-68 82 0 28 17 45 37 45 13 0 23-7 33-17-2 10-12 48-12 51-3 8-5 9-20 9-4 0-7 0-7 5 0 1 0 3 3 3 10 0 20 0 28 0 10 0 20 0 30 0 1 0 5 0 5-5 0-3-3-3-7-3-14 0-14-2-14-4 0-3 1-4 1-7 13-52 26-104 39-156zM38 121c-17 0-18-22-18-27 0-13 8-44 13-56 9-20 23-32 35-32 18 0 22 23 22 24 0 3-16 64-16 65-4 8-20 26-36 26z">
              <text:p/>
            </draw:path>
            <draw:path draw:style-name="gr12" draw:text-style-name="P5" draw:layer="layout" svg:width="0.09cm" svg:height="0.134cm" svg:x="5.588cm" svg:y="10.847cm" svg:viewBox="0 0 91 135" svg:d="M91 68c0-22-2-37-12-50-5-10-18-18-33-18-46 0-46 54-46 68s0 67 46 67c45 0 45-53 45-67zM46 130c-10 0-22-6-26-22-2-12-2-28-2-42 0-15 0-30 3-40 4-16 17-20 25-20 10 0 20 6 24 18 3 10 3 25 3 42 0 14 0 28-3 41-4 18-16 23-24 23z">
              <text:p/>
            </draw:path>
            <draw:path draw:style-name="gr12" draw:text-style-name="P5" draw:layer="layout" svg:width="0.115cm" svg:height="0.177cm" svg:x="5.904cm" svg:y="10.812cm" svg:viewBox="0 0 116 178" svg:d="M116 3c0-1-1-3-2-3-4 0-15 11-20 19-6-15-17-19-26-19-33 0-68 42-68 82 0 28 17 45 38 45 12 0 22-7 32-17-2 10-12 48-12 51-2 8-4 9-20 9-4 0-7 0-7 5 0 1 0 3 4 3 9 0 19 0 28 0 10 0 19 0 29 0 2 0 5 0 5-5 0-3-3-3-7-3-14 0-14-2-14-4 0-3 1-4 2-7 12-52 25-104 38-156zM38 121c-16 0-18-22-18-27 0-13 8-44 13-56 9-20 24-32 35-32 18 0 22 23 22 24 0 3-16 64-16 65-4 8-20 26-36 26z">
              <text:p/>
            </draw:path>
            <draw:path draw:style-name="gr12" draw:text-style-name="P5" draw:layer="layout" svg:width="0.09cm" svg:height="0.134cm" svg:x="6.029cm" svg:y="10.847cm" svg:viewBox="0 0 91 135" svg:d="M91 68c0-22-2-37-12-50-5-10-17-18-33-18-46 0-46 54-46 68s0 67 46 67c45 0 45-53 45-67zM46 130c-9 0-21-6-25-22-3-12-3-28-3-42 0-15 0-30 3-40 4-16 17-20 25-20 10 0 20 6 24 18 3 10 4 25 4 42 0 14 0 28-4 41-3 18-16 23-24 23z">
              <text:p/>
            </draw:path>
            <draw:path draw:style-name="gr12" draw:text-style-name="P5" draw:layer="layout" svg:width="0.114cm" svg:height="0.177cm" svg:x="6.346cm" svg:y="10.812cm" svg:viewBox="0 0 115 178" svg:d="M115 3c0-1-1-3-2-3-3 0-15 11-19 19-7-15-18-19-27-19-33 0-67 42-67 82 0 28 16 45 37 45 12 0 23-7 33-17-3 10-12 48-12 51-3 8-5 9-21 9-3 0-7 0-7 5 0 1 0 3 4 3 9 0 19 0 28 0 10 0 20 0 29 0 2 0 5 0 5-5 0-3-2-3-7-3-14 0-14-2-14-4 0-3 1-4 2-7 13-52 25-104 38-156zM38 121c-17 0-18-22-18-27 0-13 8-44 13-56 9-20 23-32 34-32 19 0 23 23 23 24 0 3-16 64-16 65-5 8-20 26-36 26z">
              <text:p/>
            </draw:path>
            <draw:path draw:style-name="gr12" draw:text-style-name="P5" draw:layer="layout" svg:width="0.071cm" svg:height="0.13cm" svg:x="6.481cm" svg:y="10.847cm" svg:viewBox="0 0 72 131" svg:d="M45 6c0-5-1-6-7-6-12 13-30 13-38 13 0 2 0 5 0 7 5 0 18 0 29-6 0 34 0 68 0 101 0 7 0 9-20 9-3 0-5 0-7 0 0 2 0 5 0 7 3-1 28-1 35-1 5 0 30 0 35 1 0-2 0-5 0-7-3 0-5 0-8 0-19 0-19-2-19-9 0-36 0-73 0-109z">
              <text:p/>
            </draw:path>
            <draw:path draw:style-name="gr12" draw:text-style-name="P5" draw:layer="layout" svg:width="0.115cm" svg:height="0.177cm" svg:x="6.815cm" svg:y="10.812cm" svg:viewBox="0 0 116 178" svg:d="M116 3c0-1-1-3-3-3-3 0-15 11-19 19-6-15-17-19-26-19-34 0-68 42-68 82 0 28 17 45 37 45 12 0 23-7 33-17-2 10-12 48-12 51-3 8-5 9-20 9-4 0-7 0-7 5 0 1 0 3 3 3 9 0 20 0 28 0 10 0 20 0 29 0 2 0 6 0 6-5 0-3-3-3-7-3-14 0-14-2-14-4 0-3 0-4 1-7 13-52 26-104 39-156zM38 121c-17 0-18-22-18-27 0-13 8-44 13-56 9-20 23-32 35-32 18 0 22 23 22 24 0 3-16 64-16 65-4 8-20 26-36 26z">
              <text:p/>
            </draw:path>
            <draw:path draw:style-name="gr12" draw:text-style-name="P5" draw:layer="layout" svg:width="0.071cm" svg:height="0.13cm" svg:x="6.95cm" svg:y="10.847cm" svg:viewBox="0 0 72 131" svg:d="M45 6c0-5 0-6-6-6-13 13-30 13-39 13 0 2 0 5 0 7 5 0 18 0 29-6 0 34 0 68 0 101 0 7 0 9-19 9-3 0-6 0-8 0 0 2 0 5 0 7 4-1 28-1 35-1 6 0 31 0 35 1 0-2 0-5 0-7-2 0-5 0-7 0-20 0-20-2-20-9 0-36 0-73 0-109z">
              <text:p/>
            </draw:path>
            <draw:path draw:style-name="gr4" draw:text-style-name="P3" draw:layer="layout" svg:width="0.099cm" svg:height="0.28cm" svg:x="4.08cm" svg:y="11.062cm" svg:viewBox="0 0 100 281" svg:d="M60 38c0-12 7-30 38-32 1 0 2-1 2-3 0-3-2-3-5-3-29 0-54 14-54 35 0 22 0 43 0 64 0 11 0 20-11 30-10 8-21 9-27 9-1 0-3 1-3 3s2 2 5 3c18 1 32 11 35 25 1 3 1 4 1 13 0 19 0 38 0 56 0 12 0 21 13 32 12 8 30 11 41 11 3 0 5 0 5-3s-2-3-4-3c-18-1-32-10-35-25-1-2-1-3-1-12 0-20 0-40 0-60 0-12-2-17-11-26-7-6-15-9-23-11 24-7 34-19 34-36 0-23 0-45 0-67z">
              <text:p/>
            </draw:path>
            <draw:path draw:style-name="gr4" draw:text-style-name="P3" draw:layer="layout" svg:width="0.115cm" svg:height="0.178cm" svg:x="4.212cm" svg:y="11.149cm" svg:viewBox="0 0 116 179" svg:d="M116 3c0-1-1-2-3-2-3 0-15 11-19 19-6-15-17-20-26-20-34 0-68 42-68 82 0 28 17 46 37 46 12 0 23-7 33-18-2 11-12 48-12 51-3 8-5 9-20 9-4 0-7 0-7 6 1 1 0 3 3 3 9 0 20-1 28-1 10 0 20 1 29 1 2 0 6 0 6-5 0-4-3-4-7-4-14 0-14-2-14-4s0-4 1-6c13-52 26-105 39-157zM38 122c-17 0-18-22-18-27 0-13 8-44 13-56 9-21 23-33 35-33 18 0 22 24 22 25 0 2-16 63-16 64-4 8-20 27-36 27z">
              <text:p/>
            </draw:path>
            <draw:path draw:style-name="gr4" draw:text-style-name="P3" draw:layer="layout" svg:width="0.098cm" svg:height="0.28cm" svg:x="4.357cm" svg:y="11.062cm" svg:viewBox="0 0 99 281" svg:d="M40 244c0 11-7 29-38 31-1 0-2 2-2 3 0 3 2 3 6 3 27 0 52-14 53-35 0-21 0-43 0-64 0-11 0-20 11-29 10-8 20-9 27-9 1-1 2-2 2-3 0-3-1-3-4-3-18-1-32-12-35-25-1-3-1-4-1-15 0-18 0-36 0-55 0-12 0-21-13-31-12-9-31-12-40-12-4 0-6 0-6 3s2 3 4 3c18 1 32 11 35 24 1 4 1 4 1 14 0 20 0 39 0 59 0 13 2 18 11 27 7 5 15 8 23 11-24 6-34 19-34 35 0 23 0 45 0 68z">
              <text:p/>
            </draw:path>
            <draw:path draw:style-name="gr4" draw:text-style-name="P3" draw:layer="layout" svg:width="0.01cm" svg:height="0.336cm" svg:x="5.352cm" svg:y="11.038cm" svg:viewBox="0 0 11 337" svg:d="M6 337c-2 0-4 0-6 0 0-113 0-225 0-337 4 0 7 0 11 0 0 112 0 224 0 337-2 0-4 0-5 0z">
              <text:p/>
            </draw:path>
            <draw:path draw:style-name="gr39" draw:text-style-name="P8" draw:layer="layout" svg:width="0.114cm" svg:height="0.178cm" svg:x="5.522cm" svg:y="11.149cm" svg:viewBox="0 0 115 179" svg:d="M115 3c0-1-1-2-2-2-3 0-15 11-19 19-7-15-18-20-27-20-33 0-67 42-67 82 0 28 16 46 37 46 12 0 23-7 33-18-3 11-12 48-12 51-3 8-5 9-21 9-3 0-7 0-7 6 2 1 0 3 4 3 9 0 19-1 28-1 10 0 20 1 29 1 2 0 5 0 5-5 0-4-2-4-7-4-14 0-14-2-14-4s1-4 2-6c13-52 25-105 38-157zM38 122c-17 0-19-22-19-27 0-13 9-44 14-56 9-21 23-33 34-33 19 0 23 24 23 25 0 2-16 63-16 64-5 8-20 27-36 27z">
              <text:p/>
            </draw:path>
            <draw:path draw:style-name="gr39" draw:text-style-name="P8" draw:layer="layout" svg:width="0.115cm" svg:height="0.178cm" svg:x="5.963cm" svg:y="11.149cm" svg:viewBox="0 0 116 179" svg:d="M116 3c0-1-1-2-3-2-3 0-15 11-19 19-7-15-17-20-27-20-33 0-67 42-67 82 0 28 17 46 37 46 12 0 23-7 33-18-3 11-12 48-12 51-3 8-5 9-20 9-4 0-8 0-8 6 2 1 0 3 4 3 9 0 20-1 28-1 10 0 20 1 29 1 2 0 6 0 6-5 0-4-3-4-7-4-14 0-14-2-14-4s0-4 1-6c13-52 26-105 39-157zM38 122c-17 0-18-22-18-27 0-13 8-44 13-56 9-21 23-33 34-33 19 0 23 24 23 25 0 2-16 63-16 64-4 8-20 27-36 27z">
              <text:p/>
            </draw:path>
            <draw:path draw:style-name="gr39" draw:text-style-name="P8" draw:layer="layout" svg:width="0.115cm" svg:height="0.178cm" svg:x="6.403cm" svg:y="11.149cm" svg:viewBox="0 0 116 179" svg:d="M116 3c0-1-1-2-3-2-3 0-15 11-19 19-6-15-17-20-26-20-34 0-68 42-68 82 0 28 17 46 37 46 13 0 23-7 33-18-2 11-12 48-12 51-3 8-5 9-20 9-4 0-7 0-7 6 1 1 0 3 3 3 10 0 20-1 28-1 10 0 20 1 30 1 1 0 5 0 5-5 0-4-3-4-7-4-14 0-14-2-14-4s1-4 1-6c13-52 26-105 39-157zM38 122c-17 0-18-22-18-27 0-13 8-44 13-56 9-21 23-33 35-33 18 0 22 24 22 25 0 2-16 63-16 64-4 8-20 27-36 27z">
              <text:p/>
            </draw:path>
            <draw:path draw:style-name="gr39" draw:text-style-name="P8" draw:layer="layout" svg:width="0.115cm" svg:height="0.178cm" svg:x="6.873cm" svg:y="11.149cm" svg:viewBox="0 0 116 179" svg:d="M116 3c0-1-1-2-2-2-4 0-15 11-20 19-6-15-17-20-26-20-33 0-68 42-68 82 0 28 17 46 38 46 12 0 23-7 32-18-2 11-12 48-12 51-2 8-4 9-20 9-4 0-7 0-7 6 2 1 0 3 4 3 9 0 19-1 28-1 10 0 19 1 29 1 2 0 5 0 5-5 0-4-3-4-7-4-14 0-14-2-14-4s1-4 2-6c12-52 25-105 38-157zM38 122c-16 0-18-22-18-27 0-13 9-44 14-56 8-21 23-33 34-33 18 0 22 24 22 25 0 2-15 63-16 64-4 8-20 27-36 27z">
              <text:p/>
            </draw:path>
            <draw:path draw:style-name="gr4" draw:text-style-name="P3" draw:layer="layout" svg:width="0.147cm" svg:height="0.252cm" svg:x="4.074cm" svg:y="11.415cm" svg:viewBox="0 0 148 253" svg:d="M110 7c0-1 0-2 0-4-1-1 0-3-3-3s-3 1-5 6c-5 21-10 43-16 65-44 1-86 39-86 77 0 26 20 49 54 50-2 9-4 19-6 27-3 13-6 24-6 25 0 3 2 3 3 3s2 0 3-1c0-1 2-7 3-11 4-14 7-29 11-43 45 0 86-39 86-76 0-23-15-48-54-51 5-21 10-42 16-64zM56 193c-17-1-38-11-38-39 0-34 24-73 67-77-10 38-19 77-29 116zM92 77c22 1 38 14 38 39 0 33-25 74-67 77 10-39 19-78 29-116z">
              <text:p/>
            </draw:path>
            <draw:path draw:style-name="gr4" draw:text-style-name="P3" draw:layer="layout" svg:width="0.01cm" svg:height="0.337cm" svg:x="5.352cm" svg:y="11.374cm" svg:viewBox="0 0 11 338" svg:d="M6 338c-2 0-4 0-6 0 0-113 0-225 0-338 4 0 7 0 11 0 0 113 0 225 0 338-2 0-4 0-5 0z">
              <text:p/>
            </draw:path>
            <draw:path draw:style-name="gr4" draw:text-style-name="P3" draw:layer="layout" svg:width="0.01cm" svg:height="0.337cm" svg:x="5.352cm" svg:y="11.374cm" svg:viewBox="0 0 11 338" svg:d="M6 338c-2 0-4 0-6 0 0-113 0-225 0-338 4 0 7 0 11 0 0 113 0 225 0 338-2 0-4 0-5 0z">
              <text:p/>
            </draw:path>
            <draw:path draw:style-name="gr4" draw:text-style-name="P3" draw:layer="layout" svg:width="0.065cm" svg:height="0.28cm" svg:x="5.465cm" svg:y="11.4cm" svg:viewBox="0 0 66 281" svg:d="M66 278c0 0 0-1-5-6-35-35-44-89-44-132 0-49 10-98 45-133 4-3 4-4 4-5s-2-2-4-2-28 19-44 54c-14 32-18 63-18 86 0 22 3 56 19 88 17 34 41 53 43 53s4-1 4-3z">
              <text:p/>
            </draw:path>
            <draw:path draw:style-name="gr4" draw:text-style-name="P3" draw:layer="layout" svg:width="0.059cm" svg:height="0.187cm" svg:x="5.556cm" svg:y="11.422cm" svg:viewBox="0 0 60 188" svg:d="M40 64c-13 1-26 2-39 3 0 3 0 6 0 9 18 0 21 2 21 15 0 26 0 51 0 76 0 12-4 12-22 12 0 3 0 6 0 9 9 0 24-1 30-1 11 0 20 1 30 1 0-3 0-6 0-9-18 0-20-1-20-12 0-34 0-69 0-103zM42 15c0-9-8-15-16-15s-14 8-14 15 6 15 14 15 16-6 16-15z">
              <text:p/>
            </draw:path>
            <draw:path draw:style-name="gr4" draw:text-style-name="P3" draw:layer="layout" svg:width="0.141cm" svg:height="0.123cm" svg:x="5.634cm" svg:y="11.486cm" svg:viewBox="0 0 142 124" svg:d="M22 27c0 26 0 51 0 76 0 12-3 12-22 12 0 3 0 6 0 9 10 0 24-1 32-1 7 0 22 1 31 1 0-3 0-6 0-9-18 0-21 0-21-12 0-17 0-34 0-52 0-29 20-45 37-45 18 0 21 16 21 32 0 21 0 43 0 65 0 12-3 12-22 12 0 3 0 6 0 9 10 0 24-1 32-1s22 1 32 1c0-3 0-6 0-9-16 0-22 0-23-8 0-18 0-36 0-53 0-25 0-33-9-44-3-4-12-10-28-10-21 0-35 12-42 30 0-10 0-20 0-30-13 1-27 2-40 3 0 3 0 6 0 9 20 0 22 2 22 15z">
              <text:p/>
            </draw:path>
            <draw:path draw:style-name="gr4" draw:text-style-name="P3" draw:layer="layout" svg:width="0.137cm" svg:height="0.123cm" svg:x="5.779cm" svg:y="11.489cm" svg:viewBox="0 0 138 124" svg:d="M111 27c3-6 7-18 27-18 0-3 0-6 0-9-7 1-16 1-22 1s-19-1-24-1c0 3 0 6 0 9 10 0 14 6 14 12 0 2-1 3-2 6-10 24-19 48-29 72-10-26-21-52-32-78-1-4-1-4-1-5 0-7 11-7 16-7 0-3 0-6 0-9-8 0-24 1-31 1-8 0-19 0-27-1 0 3 0 6 0 9 18 0 18 1 22 10 14 33 28 66 41 99 2 4 2 6 6 6s5-2 5-6c13-30 25-60 37-91z">
              <text:p/>
            </draw:path>
            <draw:path draw:style-name="gr4" draw:text-style-name="P3" draw:layer="layout" svg:width="0.125cm" svg:height="0.128cm" svg:x="5.918cm" svg:y="11.485cm" svg:viewBox="0 0 126 129" svg:d="M82 105c1 11 8 22 22 22 6 0 22-4 22-26 0-6 0-11 0-16-2 0-4 0-6 0 0 5 0 10 0 16 0 16-7 17-10 17-10 0-11-12-11-13 0-19 0-38 0-56 0-12 0-23-10-34-11-11-25-15-39-15-23 0-42 13-42 32 0 8 6 13 13 13 8 0 13-6 13-13 0-3-1-13-15-13 8-10 22-13 31-13 14 0 30 11 30 36 0 4 0 7 0 11-14 1-34 1-52 9-21 10-28 24-28 37 0 23 27 30 45 30s31-11 37-24zM80 58c0 10 0 19 0 28 0 27-21 36-33 36-14 0-25-9-25-23 0-16 12-39 58-41z">
              <text:p/>
            </draw:path>
            <draw:path draw:style-name="gr4" draw:text-style-name="P3" draw:layer="layout" svg:width="0.061cm" svg:height="0.194cm" svg:x="6.055cm" svg:y="11.415cm" svg:viewBox="0 0 62 195" svg:d="M41 0c-14 1-27 2-41 3 0 3 0 6 0 9 20 0 22 2 22 16 0 49 0 98 0 146 0 12-3 12-22 12 0 3 0 6 0 9 10 0 24-1 31-1s21 1 31 1c0-3 0-6 0-9-18 0-21 0-21-12 0-58 0-116 0-174z">
              <text:p/>
            </draw:path>
            <draw:path draw:style-name="gr4" draw:text-style-name="P3" draw:layer="layout" svg:width="0.059cm" svg:height="0.187cm" svg:x="6.134cm" svg:y="11.422cm" svg:viewBox="0 0 60 188" svg:d="M41 64c-14 1-27 2-40 3 0 3 0 6 0 9 18 0 21 2 21 15 0 26 0 51 0 76 0 12-3 12-22 12 0 3 0 6 0 9 9 0 24-1 31-1 10 0 19 1 29 1 0-3 0-6 0-9-18 0-19-1-19-12 0-34 0-69 0-103zM42 15c0-9-8-15-16-15s-14 8-14 15 6 15 14 15 16-6 16-15z">
              <text:p/>
            </draw:path>
            <draw:path draw:style-name="gr4" draw:text-style-name="P3" draw:layer="layout" svg:width="0.137cm" svg:height="0.197cm" svg:x="6.212cm" svg:y="11.415cm" svg:viewBox="0 0 138 198" svg:d="M97 180c0 6 0 12 0 18 14-1 27-2 41-3 0-3 0-6 0-9-19 0-21-1-21-15 0-57 0-114 0-171-14 1-27 2-41 3 0 3 0 6 0 9 20 0 22 2 22 16 0 20 0 41 0 61-8-11-20-18-36-18-32 0-62 27-62 64 0 35 27 63 59 63 19 0 31-9 38-18zM97 105c0 19 0 38 0 57 0 5 0 6-3 11-8 13-21 19-33 19-13 0-23-7-30-18-7-12-8-28-8-39 0-10 1-27 9-40 6-9 17-17 32-17 10 0 22 4 30 16 3 5 3 5 3 11z">
              <text:p/>
            </draw:path>
            <draw:path draw:style-name="gr4" draw:text-style-name="P3" draw:layer="layout" svg:width="0.125cm" svg:height="0.128cm" svg:x="6.37cm" svg:y="11.485cm" svg:viewBox="0 0 126 129" svg:d="M82 105c1 11 8 22 22 22 6 0 22-4 22-26 0-6 0-11 0-16-2 0-4 0-6 0 0 5 0 10 0 16 0 16-7 17-10 17-10 0-11-12-11-13 0-19 0-38 0-56 0-12 0-23-10-34-11-11-25-15-39-15-23 0-42 13-42 32 0 8 6 13 13 13 8 0 13-6 13-13 0-3-1-13-15-13 8-10 22-13 31-13 14 0 30 11 30 36 0 4 0 7 0 11-14 1-34 1-52 9-21 10-28 24-28 37 0 23 27 30 45 30s31-11 37-24zM80 58c0 10 0 19 0 28 0 27-21 36-33 36-14 0-25-9-25-23 0-16 12-39 58-41z">
              <text:p/>
            </draw:path>
            <draw:path draw:style-name="gr4" draw:text-style-name="P3" draw:layer="layout" svg:width="0.087cm" svg:height="0.175cm" svg:x="6.504cm" svg:y="11.437cm" svg:viewBox="0 0 88 176" svg:d="M44 61c13 0 27 0 40 0 0-3 0-6 0-9-13 0-27 0-40 0 0-17 0-35 0-52-2 0-5 0-7 0-1 23-9 54-37 54 0 3 0 5 0 7 8 0 16 0 24 0 0 26 0 52 0 77 0 35 26 38 37 38 20 0 27-20 27-38 0-5 0-10 0-16-2 0-4 0-6 0 0 5 0 11 0 16 0 20-9 31-20 31-18 0-18-26-18-31 0-25 0-51 0-77z">
              <text:p/>
            </draw:path>
            <draw:path draw:style-name="gr4" draw:text-style-name="P3" draw:layer="layout" svg:width="0.108cm" svg:height="0.128cm" svg:x="6.616cm" svg:y="11.485cm" svg:viewBox="0 0 109 129" svg:d="M24 55c2-42 25-49 34-49 30 0 32 38 32 49-22 0-44 0-66 0zM23 61c26 0 52 0 79 0 6 0 7 0 7-6 0-28-15-55-51-55-32 0-58 29-58 64 0 38 30 65 62 65 34 0 47-31 47-37 0-2-3-3-3-3-3 0-4 1-4 4-10 29-36 29-38 29-14 0-26-8-32-19-9-13-9-32-9-42z">
              <text:p/>
            </draw:path>
            <draw:path draw:style-name="gr4" draw:text-style-name="P3" draw:layer="layout" svg:width="0.138cm" svg:height="0.181cm" svg:x="6.84cm" svg:y="11.483cm" svg:viewBox="0 0 139 182" svg:d="M139 6c0-2-1-6-5-6-8 4-16 4-25 13-4-5-14-13-30-13-49 0-79 45-79 83 0 35 26 47 49 47 13 0 25-6 30-9-3 14-7 28-10 42-1 4-2 5-3 5-4 1-8 1-12 1s-6 0-7 1c-1 2-1 5-2 7 0 1 1 5 5 5 10 0 20-1 30-1s21 1 31 1c2 0 7 0 7-8 0-5-4-5-7-5-4 0-9 0-12 0 13-55 27-109 40-163zM86 98c-2 4-2 4-5 8-9 8-21 13-31 13-17 0-19-15-19-21 0-15 10-49 15-60 8-20 22-28 33-28 17 0 23 14 23 16s0 4 0 4c-5 23-11 45-16 68z">
              <text:p/>
            </draw:path>
            <draw:path draw:style-name="gr4" draw:text-style-name="P3" draw:layer="layout" svg:width="0.065cm" svg:height="0.28cm" svg:x="7.005cm" svg:y="11.4cm" svg:viewBox="0 0 66 281" svg:d="M66 140c0-22-4-56-19-87-17-35-41-53-44-53-1 0-3 1-3 2s0 2 6 7c27 28 43 73 43 131 0 48-11 98-45 134-4 3-4 4-4 4 0 2 2 3 3 3 3 0 28-19 45-55 14-31 18-62 18-86z">
              <text:p/>
            </draw:path>
            <draw:path draw:style-name="gr4" draw:text-style-name="P3" draw:layer="layout" svg:width="3.198cm" svg:height="0.01cm" svg:x="3.98cm" svg:y="11.712cm" svg:viewBox="0 0 3199 11" svg:d="M1600 11c-534 0-1067 0-1600 0 0-4 0-7 0-11 1066 0 2133 0 3199 0 0 4 0 7 0 11-533 0-1066 0-1599 0z">
              <text:p/>
            </draw:path>
          </draw:g>
        </draw:g>
        <draw:g>
          <svg:title>TexMaths</svg:title>
          <svg:desc>10§display§| t(\bm{q},a) | \in \{0,1\}§svg§600§TRUE§</svg:desc>
          <draw:g>
            <draw:path draw:style-name="gr4" draw:text-style-name="P3" draw:layer="layout" svg:width="0.013cm" svg:height="0.349cm" svg:x="4.386cm" svg:y="7.152cm" svg:viewBox="0 0 14 350" svg:d="M14 13c0-6 0-13-7-13s-7 7-7 13c0 108 0 216 0 324 0 6 0 13 7 13s7-7 7-13c0-108 0-216 0-324z">
              <text:p/>
            </draw:path>
            <draw:path draw:style-name="gr4" draw:text-style-name="P3" draw:layer="layout" svg:width="0.107cm" svg:height="0.221cm" svg:x="4.45cm" svg:y="7.196cm" svg:viewBox="0 0 108 222" svg:d="M64 79c11 0 22 0 33 0 7 0 11 0 11-7 0-4-4-4-10-4-10 0-21 0-31 0 13-50 15-57 15-59 0-6-5-9-11-9-1 0-10 0-14 12-4 19-9 37-13 56-11 0-22 0-33 0-7 0-11 0-11 7 0 4 3 4 10 4 10 0 21 0 31 0-25 99-27 105-27 111 0 19 13 32 32 32 36 0 56-50 56-53s-2-3-4-3c-3 0-3 1-5 4-15 36-34 44-46 44-7 0-11-4-11-16 0-8 1-10 2-16 9-35 17-69 26-103z">
              <text:p/>
            </draw:path>
            <draw:path draw:style-name="gr4" draw:text-style-name="P3" draw:layer="layout" svg:width="0.08cm" svg:height="0.349cm" svg:x="4.604cm" svg:y="7.152cm" svg:viewBox="0 0 81 350" svg:d="M81 346c0-1 0-1-6-7-44-45-55-111-55-163 0-62 13-123 57-166 4-5 4-5 4-6 0-3-1-4-3-4-4 0-35 24-56 69-18 38-22 77-22 107 0 26 4 68 23 108 21 43 51 66 55 66 2 0 3-1 3-4z">
              <text:p/>
            </draw:path>
            <draw:path draw:style-name="gr4" draw:text-style-name="P3" draw:layer="layout" svg:width="0.174cm" svg:height="0.224cm" svg:x="4.721cm" svg:y="7.257cm" svg:viewBox="0 0 175 225" svg:d="M175 6c0-2-1-6-6-6-11 5-21 5-32 15-5-6-17-15-38-15-61 0-99 55-99 103 0 43 33 58 62 58 17 0 31-7 38-11-4 17-9 35-13 52-2 5-2 6-4 6-4 1-10 1-14 1-6 0-9 0-10 2-2 2-1 6-2 8 0 2 1 6 7 6 12 0 25-1 37-1 13 0 26 1 39 1 2 0 9 0 9-10 0-6-6-6-9-6-5 0-11 0-15-1 17-67 33-135 50-202zM108 121c-2 6-2 6-6 10-11 11-26 17-38 17-22 0-24-19-24-26 0-19 12-62 18-75 11-26 28-35 42-35 21 0 29 17 29 21 0 1 0 3 0 5-7 27-14 55-21 83z">
              <text:p/>
            </draw:path>
            <draw:path draw:style-name="gr4" draw:text-style-name="P3" draw:layer="layout" svg:width="0.04cm" svg:height="0.104cm" svg:x="4.939cm" svg:y="7.377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3" draw:layer="layout" svg:width="0.16cm" svg:height="0.158cm" svg:x="5.079cm" svg:y="7.26cm" svg:viewBox="0 0 161 159" svg:d="M117 23c-6-13-16-23-32-23-41 0-85 52-85 103 0 33 20 56 47 56 7 0 25-1 46-26 2 14 15 26 32 26 12 0 20-8 26-19 6-13 10-34 10-35 0-3-3-3-4-3-4 0-4 1-5 6-6 23-12 43-27 43-9 0-10-9-10-16 0-8 0-10 4-26 4-15 5-18 8-31 4-16 9-33 13-49 2-10 2-11 2-12 0-6-4-10-10-10-8 0-14 8-15 16zM94 113c-1 7-1 7-7 13-15 20-30 25-39 25-18 0-23-19-23-33 0-17 11-60 19-76 11-21 27-34 41-34 23 0 28 29 28 31s-1 4-1 6c-6 22-12 45-18 68z">
              <text:p/>
            </draw:path>
            <draw:path draw:style-name="gr4" draw:text-style-name="P3" draw:layer="layout" svg:width="0.08cm" svg:height="0.349cm" svg:x="5.271cm" svg:y="7.152cm" svg:viewBox="0 0 81 350" svg:d="M81 176c0-28-3-70-23-110-21-43-51-66-55-66-2 0-3 2-3 4 0 1 0 1 7 8 34 34 54 90 54 164 0 58-13 120-57 164-4 5-4 5-4 6 0 2 1 4 3 4 4 0 36-24 56-69 18-38 22-77 22-105z">
              <text:p/>
            </draw:path>
            <draw:path draw:style-name="gr4" draw:text-style-name="P3" draw:layer="layout" svg:width="0.013cm" svg:height="0.349cm" svg:x="5.429cm" svg:y="7.152cm" svg:viewBox="0 0 14 350" svg:d="M14 13c0-6 0-13-7-13s-7 7-7 13c0 108 0 216 0 324 0 6 0 13 7 13s7-7 7-13c0-108 0-216 0-324z">
              <text:p/>
            </draw:path>
            <draw:path draw:style-name="gr4" draw:text-style-name="P3" draw:layer="layout" svg:width="0.175cm" svg:height="0.201cm" svg:x="5.611cm" svg:y="7.226cm" svg:viewBox="0 0 176 202" svg:d="M163 109c6 0 13 0 13-7 0-8-7-8-13-8-50 0-99 0-149 0 5-46 45-80 94-80 18 0 37 0 55 0 6 0 13 0 13-7s-7-7-13-7c-18 0-37 0-55 0-60 0-108 45-108 102 0 56 48 100 108 100 18 0 37 0 55 0 6 0 13 0 13-7 0-6-7-6-13-6-18 0-37 0-55 0-49 0-89-34-94-80 50 0 99 0 149 0z">
              <text:p/>
            </draw:path>
            <draw:path draw:style-name="gr4" draw:text-style-name="P3" draw:layer="layout" svg:width="0.124cm" svg:height="0.349cm" svg:x="5.939cm" svg:y="7.152cm" svg:viewBox="0 0 125 350" svg:d="M74 47c0-14 9-37 47-39 2 0 4-2 4-4 0-4-3-4-7-4-35 0-67 18-68 44 0 26 0 53 0 80 0 14 0 25-14 36-12 11-25 11-33 12-2 0-3 1-3 4s2 3 5 3c24 2 41 13 44 31 1 3 1 4 1 17 0 23 0 46 0 69 0 15 0 26 17 39 14 11 37 15 51 15 4 0 7 0 7-4s-3-4-6-4c-22-1-39-13-44-30-1-4-1-4-1-17 0-24 0-49 0-74 0-16-3-22-14-32-7-7-18-11-27-13 28-9 41-25 41-45 0-28 0-56 0-84z">
              <text:p/>
            </draw:path>
            <draw:path draw:style-name="gr4" draw:text-style-name="P3" draw:layer="layout" svg:width="0.147cm" svg:height="0.239cm" svg:x="6.103cm" svg:y="7.182cm" svg:viewBox="0 0 148 240" svg:d="M148 121c0-28-2-56-14-82-16-34-45-39-60-39-21 0-47 9-61 41-11 25-13 52-13 80 0 26 1 58 16 83 15 29 41 36 58 36 19 0 45-7 61-41 11-23 13-50 13-78zM74 232c-14 0-35-9-41-42-4-20-4-53-4-73 0-23 0-46 3-65 7-41 33-45 42-45 11 0 35 7 41 41 4 20 4 47 4 69 0 26 0 50-4 72-5 33-25 43-41 43z">
              <text:p/>
            </draw:path>
            <draw:path draw:style-name="gr4" draw:text-style-name="P3" draw:layer="layout" svg:width="0.04cm" svg:height="0.104cm" svg:x="6.295cm" svg:y="7.377cm" svg:viewBox="0 0 41 105" svg:d="M41 37c0-23-9-37-22-37-12 0-19 9-19 19 0 9 7 18 19 18 4 0 9-1 12-4 1-1 1-1 2-1 0 2 1 0 1 5 0 26-13 47-24 58-4 4-4 5-4 6 0 2 2 4 3 4 4 0 32-27 32-68z">
              <text:p/>
            </draw:path>
            <draw:path draw:style-name="gr4" draw:text-style-name="P3" draw:layer="layout" svg:width="0.115cm" svg:height="0.231cm" svg:x="6.452cm" svg:y="7.182cm" svg:viewBox="0 0 116 232" svg:d="M72 9c0-9 0-9-8-9-21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4" draw:text-style-name="P3" draw:layer="layout" svg:width="0.124cm" svg:height="0.349cm" svg:x="6.622cm" svg:y="7.152cm" svg:viewBox="0 0 125 350" svg:d="M51 303c0 14-9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custom-shape draw:style-name="gr23" draw:text-style-name="P6" draw:layer="layout" svg:width="0.2cm" svg:height="0.2cm" svg:x="10.1cm" svg:y="7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2cm" svg:height="0.2cm" svg:x="11.7cm" svg:y="7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2cm" svg:height="0.2cm" svg:x="13.3cm" svg:y="7.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2cm" svg:height="0.2cm" svg:x="10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2cm" svg:height="0.2cm" svg:x="12.5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2cm" svg:height="0.2cm" svg:x="11.702cm" svg:y="8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2cm" svg:height="0.2cm" svg:x="10.103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2cm" svg:height="0.2cm" svg:x="13.304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0.3cm" svg:y1="7.4cm" svg:x2="10.9cm" svg:y2="7.4cm">
          <text:p/>
        </draw:line>
        <draw:line draw:style-name="gr25" draw:text-style-name="P4" draw:layer="layout" svg:x1="11.1cm" svg:y1="7.4cm" svg:x2="11.7cm" svg:y2="7.4cm">
          <text:p/>
        </draw:line>
        <draw:line draw:style-name="gr25" draw:text-style-name="P4" draw:layer="layout" svg:x1="11.9cm" svg:y1="7.4cm" svg:x2="12.5cm" svg:y2="7.4cm">
          <text:p/>
        </draw:line>
        <draw:line draw:style-name="gr25" draw:text-style-name="P4" draw:layer="layout" svg:x1="12.7cm" svg:y1="7.4cm" svg:x2="13.3cm" svg:y2="7.4cm">
          <text:p/>
        </draw:line>
        <draw:line draw:style-name="gr25" draw:text-style-name="P4" draw:layer="layout" svg:x1="9.5cm" svg:y1="7.4cm" svg:x2="10.1cm" svg:y2="7.4cm">
          <text:p/>
        </draw:line>
        <draw:line draw:style-name="gr25" draw:text-style-name="P4" draw:layer="layout" svg:x1="13.5cm" svg:y1="7.4cm" svg:x2="14.1cm" svg:y2="7.4cm">
          <text:p/>
        </draw:line>
        <draw:line draw:style-name="gr25" draw:text-style-name="P4" draw:layer="layout" svg:x1="10.2cm" svg:y1="7.5cm" svg:x2="10.2cm" svg:y2="8.1cm">
          <text:p/>
        </draw:line>
        <draw:line draw:style-name="gr25" draw:text-style-name="P4" draw:layer="layout" svg:x1="11.8cm" svg:y1="7.5cm" svg:x2="11.8cm" svg:y2="8.1cm">
          <text:p/>
        </draw:line>
        <draw:line draw:style-name="gr25" draw:text-style-name="P4" draw:layer="layout" svg:x1="13.4cm" svg:y1="7.5cm" svg:x2="13.4cm" svg:y2="8.1cm">
          <text:p/>
        </draw:line>
        <draw:g>
          <svg:title>TexMaths</svg:title>
          <svg:desc>10§latex§\begin{align*}
&amp; s_{i} = (\bm{q}_{i}, d_i)
\end{align*} §svg§600§TRUE§</svg:desc>
          <draw:g>
            <draw:path draw:style-name="gr4" draw:text-style-name="P3" draw:layer="layout" svg:width="0.128cm" svg:height="0.158cm" svg:x="9.999cm" svg:y="5.863cm" svg:viewBox="0 0 129 159" svg:d="M119 24c-10 0-17 8-17 16 0 5 3 10 11 10 7 0 16-6 16-20 0-15-15-30-41-30-47 0-60 36-60 51 0 28 26 33 36 35 19 4 37 7 37 27 0 9-8 38-50 38-5 0-32 0-40-18 13 1 22-9 22-19 0-8-6-12-13-12-9 0-20 7-20 23 0 20 20 34 50 34 57 0 71-42 71-58 0-13-7-22-11-26-9-10-20-11-35-15-13-2-27-5-27-21 0-10 9-31 40-31 8 0 26 2 31 16z">
              <text:p/>
            </draw:path>
            <draw:path draw:style-name="gr4" draw:text-style-name="P3" draw:layer="layout" svg:width="0.074cm" svg:height="0.164cm" svg:x="10.157cm" svg:y="5.908cm" svg:viewBox="0 0 75 165" svg:d="M68 9c0-4-3-9-10-9-6 0-13 6-13 14 0 4 3 9 9 9 8 0 14-7 14-14zM18 134c-1 3-2 6-2 10 0 12 10 21 23 21 25 0 36-34 36-37 0-4-3-3-4-4-4 0-4 2-5 5-6 19-16 29-26 29-5 0-6-3-6-8 0-6 2-11 4-16 2-7 5-13 8-20 2-5 11-28 12-31 0-2 1-5 1-8 0-11-10-20-23-20-25 0-36 33-36 37 0 3 3 2 4 3 4 0 4-1 5-4 6-21 17-30 26-30 4 0 6 2 6 9 0 6-1 9-7 25-5 13-11 26-16 39z">
              <text:p/>
            </draw:path>
            <draw:path draw:style-name="gr4" draw:text-style-name="P3" draw:layer="layout" svg:width="0.232cm" svg:height="0.082cm" svg:x="10.38cm" svg:y="5.889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4" draw:text-style-name="P3" draw:layer="layout" svg:width="0.081cm" svg:height="0.349cm" svg:x="10.765cm" svg:y="5.755cm" svg:viewBox="0 0 82 350" svg:d="M82 346c0-1 0-1-6-7-44-45-55-111-55-163 0-62 13-123 56-166 5-5 5-5 5-6 0-3-1-4-4-4s-35 24-55 69c-18 38-23 77-23 107 0 26 4 68 24 108 21 43 51 66 54 66s4-1 4-4z">
              <text:p/>
            </draw:path>
            <draw:path draw:style-name="gr4" draw:text-style-name="P3" draw:layer="layout" svg:width="0.174cm" svg:height="0.224cm" svg:x="10.882cm" svg:y="5.86cm" svg:viewBox="0 0 175 225" svg:d="M175 6c0-2-1-6-6-6-1 0-21 5-32 15-5-6-17-15-38-15-61 0-99 55-99 103 0 43 32 58 62 58 16 0 30-7 38-11-5 17-9 35-14 52-1 5-1 6-4 6-4 1-9 1-13 1-6 0-8 0-10 2s-2 6-3 8c0 2 2 6 7 6 12 0 25-1 37-1 13 0 27 1 39 1 3 0 10 0 10-10 0-6-6-6-10-6s-10 0-15-1c17-67 34-135 51-202zM107 121c-2 6-2 6-5 10-12 11-26 17-39 17-22 0-23-19-23-26 0-19 12-62 17-75 11-26 28-35 43-35 21 0 29 17 29 21 0 1 0 3-1 5-7 27-14 55-21 83z">
              <text:p/>
            </draw:path>
            <draw:path draw:style-name="gr4" draw:text-style-name="P3" draw:layer="layout" svg:width="0.074cm" svg:height="0.164cm" svg:x="11.068cm" svg:y="5.908cm" svg:viewBox="0 0 75 165" svg:d="M68 9c0-4-3-9-10-9-6 0-13 6-13 14 0 4 3 9 10 9s13-7 13-14zM18 134c-1 3-2 6-2 10 0 12 10 21 23 21 25 0 36-34 36-37 0-4-3-3-4-4-4 0-4 2-5 5-6 19-16 29-26 29-5 0-6-3-6-8 0-6 2-11 4-16 2-7 5-13 8-20 2-5 11-28 12-31 0-2 1-5 1-8 0-11-10-20-23-20-25 0-36 33-36 37 0 3 3 2 4 3 4 0 4-1 5-4 6-21 17-30 26-30 4 0 6 2 6 9 0 6-1 9-7 25-5 13-11 26-16 39z">
              <text:p/>
            </draw:path>
            <draw:path draw:style-name="gr4" draw:text-style-name="P3" draw:layer="layout" svg:width="0.04cm" svg:height="0.104cm" svg:x="11.204cm" svg:y="5.98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3" draw:layer="layout" svg:width="0.166cm" svg:height="0.245cm" svg:x="11.344cm" svg:y="5.775cm" svg:viewBox="0 0 167 246" svg:d="M167 4c0-1 0-4-5-4s-38 3-44 4c-3 0-5 2-5 6 0 5 3 5 8 5 17 0 18 2 18 6 0 2-1 5-1 7-7 28-14 55-21 83-7-13-17-23-33-23-41 0-84 52-84 102 0 33 19 56 46 56 7 0 25-1 46-26 3 14 15 26 32 26 12 0 20-8 26-19 6-13 10-34 10-35 0-3-3-3-4-3-3 0-4 1-5 6-6 23-12 43-26 43-10 0-11-9-11-16 0-8 1-11 2-17 17-67 34-134 51-201zM94 200c-2 7-2 7-7 13-16 20-30 25-40 25-17 0-22-19-22-33 0-17 11-59 19-75 11-21 27-34 41-34 22 0 27 29 27 31s0 4-1 6c-6 22-11 45-17 67z">
              <text:p/>
            </draw:path>
            <draw:path draw:style-name="gr4" draw:text-style-name="P3" draw:layer="layout" svg:width="0.073cm" svg:height="0.164cm" svg:x="11.524cm" svg:y="5.908cm" svg:viewBox="0 0 74 165" svg:d="M68 9c0-4-3-9-10-9-6 0-14 6-14 14 0 4 4 9 10 9 7 0 14-7 14-14zM18 134c-1 3-2 6-2 10 0 12 10 21 23 21 25 0 35-34 35-37 0-4-3-4-4-4-3 0-3 2-4 5-6 19-17 29-26 29-5 0-6-3-6-8 0-6 1-11 4-16 2-7 5-13 7-20 3-5 11-28 12-31 1-2 2-5 2-8 0-11-10-20-23-20-25 0-36 33-36 37 0 3 3 3 4 3 4 0 4-1 5-4 6-21 17-30 26-30 4 0 6 2 6 9 0 6-1 9-8 25-5 13-10 26-15 39z">
              <text:p/>
            </draw:path>
            <draw:path draw:style-name="gr4" draw:text-style-name="P3" draw:layer="layout" svg:width="0.081cm" svg:height="0.349cm" svg:x="11.649cm" svg:y="5.755cm" svg:viewBox="0 0 82 350" svg:d="M82 176c0-28-4-70-23-110-21-43-52-66-55-66-2 0-4 2-4 4 0 1 0 1 7 8 34 34 54 90 54 164 0 58-13 120-56 164-5 5-5 5-5 6 0 2 2 4 4 4 3 0 35-24 56-69 18-38 22-77 22-105z">
              <text:p/>
            </draw:path>
          </draw:g>
        </draw:g>
        <draw:g>
          <svg:title>TexMaths</svg:title>
          <svg:desc>10§display§s_i§svg§600§TRUE§</svg:desc>
          <draw:g>
            <draw:path draw:style-name="gr4" draw:text-style-name="P3" draw:layer="layout" svg:width="0.127cm" svg:height="0.157cm" svg:x="10.851cm" svg:y="7.023cm" svg:viewBox="0 0 128 158" svg:d="M118 24c-9 0-16 8-16 16 0 5 3 10 11 10 7 0 15-6 15-20 0-16-14-30-41-30-46 0-59 36-59 51 0 28 26 33 36 35 18 3 37 7 37 26 0 9-8 38-51 38-4 0-31 0-39-18 13 1 22-9 22-19 0-8-6-11-13-11-9 0-20 6-20 22 0 20 20 34 50 34 57 0 70-43 70-57 0-13-6-22-10-26-10-10-20-12-35-15-13-3-27-5-27-21 0-10 8-31 39-31 9 0 27 2 31 16z">
              <text:p/>
            </draw:path>
            <draw:path draw:style-name="gr4" draw:text-style-name="P3" draw:layer="layout" svg:width="0.073cm" svg:height="0.163cm" svg:x="11.008cm" svg:y="7.068cm" svg:viewBox="0 0 74 164" svg:d="M68 9c0-4-3-9-10-9s-14 6-14 13c0 5 3 10 10 10s14-7 14-14zM18 133c-1 3-3 6-3 10 0 12 10 21 24 21 24 0 35-34 35-38 0-3-3-3-4-3-3 0-4 2-5 4-5 20-16 30-26 30-5 0-6-3-6-8 0-6 2-11 4-16 3-7 5-13 8-20 2-6 11-27 12-30 1-2 2-5 2-8 0-11-10-21-24-21-24 0-35 34-35 38 0 3 3 3 4 3 3 0 3-1 4-4 7-21 17-30 26-30 4 0 7 2 7 9 0 5-2 9-8 24-5 13-10 26-15 39z">
              <text:p/>
            </draw:path>
          </draw:g>
        </draw:g>
        <draw:g>
          <svg:title>TexMaths</svg:title>
          <svg:desc>10§display§s_{i+1}§svg§600§TRUE§</svg:desc>
          <draw:g>
            <draw:path draw:style-name="gr4" draw:text-style-name="P3" draw:layer="layout" svg:width="0.128cm" svg:height="0.157cm" svg:x="12.452cm" svg:y="7.024cm" svg:viewBox="0 0 129 158" svg:d="M119 24c-10 0-17 8-17 16 0 5 3 10 11 10s16-6 16-20c0-15-15-30-42-30-46 0-59 36-59 51 0 28 26 33 36 35 19 4 37 7 37 27 0 9-8 37-50 37-5 0-32 0-40-18 13 2 22-8 22-18 0-8-6-12-13-12-9 0-20 7-20 23 0 19 20 33 50 33 57 0 71-41 71-57 0-13-7-22-11-26-10-10-20-11-35-14-13-3-27-6-27-22 0-10 9-31 39-31 9 0 27 2 32 16z">
              <text:p/>
            </draw:path>
            <draw:path draw:style-name="gr4" draw:text-style-name="P3" draw:layer="layout" svg:width="0.073cm" svg:height="0.163cm" svg:x="12.61cm" svg:y="7.069cm" svg:viewBox="0 0 74 164" svg:d="M68 9c0-4-3-9-10-9s-14 6-14 14c0 4 3 9 10 9s14-7 14-14zM18 133c-1 3-2 6-2 10 0 12 9 21 23 21 24 0 35-33 35-36s-3-3-4-3c-3 0-3 1-4 4-6 18-17 28-26 28-5 0-7-3-7-8 0-6 2-10 4-16 3-6 6-12 8-19 2-5 11-28 12-31 1-2 2-5 2-8 0-11-10-20-24-20-24 0-35 33-35 37 0 3 3 3 4 3 3 0 4-1 4-4 7-21 18-30 27-30 4 0 6 2 6 9 0 6-2 9-8 25-5 13-10 26-15 38z">
              <text:p/>
            </draw:path>
            <draw:path draw:style-name="gr4" draw:text-style-name="P3" draw:layer="layout" svg:width="0.179cm" svg:height="0.179cm" svg:x="12.715cm" svg:y="7.08cm" svg:viewBox="0 0 180 180" svg:d="M96 96c25 0 50 0 75 0 3 0 9 0 9-6s-5-6-9-6c-25 0-50 0-75 0 0-25 0-50 0-75 0-3 0-9-6-9s-6 6-6 9c0 25 0 50 0 75-25 0-50 0-75 0-3 0-9 0-9 6s5 6 9 6c25 0 50 0 75 0 0 25 0 50 0 75 0 3 0 9 6 9s6-6 6-9c0-25 0-50 0-75z">
              <text:p/>
            </draw:path>
            <draw:path draw:style-name="gr4" draw:text-style-name="P3" draw:layer="layout" svg:width="0.089cm" svg:height="0.161cm" svg:x="12.938cm" svg:y="7.069cm" svg:viewBox="0 0 90 162" svg:d="M56 7c0-7-1-7-7-7-16 15-38 16-49 16 0 3 0 5 0 8 6 0 23 0 36-7 0 42 0 84 0 125 0 8 0 11-24 11-3 0-7 0-10 0 0 3 0 6 0 9 5 0 35-1 44-1 7 0 38 1 44 1 0-3 0-6 0-9-3 0-7 0-10 0-24 0-24-3-24-11 0-45 0-90 0-135z">
              <text:p/>
            </draw:path>
          </draw:g>
        </draw:g>
        <draw:custom-shape draw:style-name="gr23" draw:text-style-name="P6" draw:layer="layout" svg:width="0.2cm" svg:height="0.2cm" svg:x="9.7cm" svg:y="8.1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9.9cm" svg:y1="8.2cm" svg:x2="10.1cm" svg:y2="8.2cm">
          <text:p/>
        </draw:line>
        <draw:custom-shape draw:style-name="gr23" draw:text-style-name="P6" draw:layer="layout" svg:width="0.2cm" svg:height="0.2cm" svg:x="11.301cm" svg:y="8.1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1.501cm" svg:y1="8.2cm" svg:x2="11.701cm" svg:y2="8.2cm">
          <text:p/>
        </draw:line>
        <draw:custom-shape draw:style-name="gr23" draw:text-style-name="P6" draw:layer="layout" svg:width="0.2cm" svg:height="0.2cm" svg:x="12.902cm" svg:y="8.1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3.102cm" svg:y1="8.2cm" svg:x2="13.302cm" svg:y2="8.2cm">
          <text:p/>
        </draw:line>
        <draw:g>
          <svg:title>TexMaths</svg:title>
          <svg:desc>10§display§x_i = (x^0_i, x^1_i)
\in \mathbb{B}^2§svg§600§TRUE§</svg:desc>
          <draw:g>
            <draw:path draw:style-name="gr4" draw:text-style-name="P3" draw:layer="layout" svg:width="0.174cm" svg:height="0.158cm" svg:x="9.999cm" svg:y="6.358cm" svg:viewBox="0 0 175 159" svg:d="M107 49c2-9 10-41 35-41 2 0 10 0 18 4-10 2-17 11-17 19 0 6 4 12 13 12 8 0 19-6 19-20 0-18-21-23-33-23-20 0-32 18-37 26-8-23-27-26-38-26-36 0-56 45-56 54 0 3 3 3 4 3 3 0 4 0 5-4 12-37 35-45 47-45 6 0 19 3 19 23 0 11-6 34-19 84-6 21-18 36-34 36-2 0-10 0-17-5 9-1 16-9 16-19 0-9-7-12-13-12-10 0-19 9-19 21 0 16 18 23 33 23 23 0 36-25 37-27 4 13 17 27 38 27 36 0 56-46 56-54 0-4-3-4-4-4-3 0-4 2-5 4-11 38-35 46-46 46-14 0-20-11-20-23 0-8 2-16 6-31 4-16 8-32 12-48z">
              <text:p/>
            </draw:path>
            <draw:path draw:style-name="gr4" draw:text-style-name="P3" draw:layer="layout" svg:width="0.074cm" svg:height="0.164cm" svg:x="10.201cm" svg:y="6.403cm" svg:viewBox="0 0 75 165" svg:d="M68 9c0-4-3-9-10-9-6 0-13 6-13 13 0 4 3 10 10 10s13-7 13-14zM18 134c-1 3-2 6-2 10 0 12 10 21 23 21 25 0 36-34 36-38 0-3-3-2-4-3-4 0-4 2-5 4-6 20-16 30-26 30-5 0-6-3-6-9 0-5 2-10 4-15 2-7 5-14 8-20 2-6 11-28 12-31 0-3 1-6 1-8 0-11-10-21-23-21-25 0-36 34-36 38 0 3 3 2 4 3 4 0 4-1 5-4 6-21 17-30 26-30 4 0 6 2 6 9 0 5-1 9-7 24-5 13-11 26-16 40z">
              <text:p/>
            </draw:path>
            <draw:path draw:style-name="gr4" draw:text-style-name="P3" draw:layer="layout" svg:width="0.232cm" svg:height="0.081cm" svg:x="10.424cm" svg:y="6.384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4" draw:text-style-name="P3" draw:layer="layout" svg:width="0.08cm" svg:height="0.349cm" svg:x="10.81cm" svg:y="6.25cm" svg:viewBox="0 0 81 350" svg:d="M81 346c0-1 0-2-6-8-44-44-55-110-55-163 0-61 14-122 57-166 4-4 4-5 4-6 0-2-1-3-3-3-4 0-35 24-56 68-18 39-22 78-22 107 0 27 4 69 23 109 21 43 51 66 55 66 2 0 3-2 3-4z">
              <text:p/>
            </draw:path>
            <draw:path draw:style-name="gr4" draw:text-style-name="P3" draw:layer="layout" svg:width="0.174cm" svg:height="0.158cm" svg:x="10.922cm" svg:y="6.358cm" svg:viewBox="0 0 175 159" svg:d="M107 49c2-9 10-41 35-41 2 0 10 0 17 4-10 2-17 11-17 19 0 6 4 12 14 12 8 0 19-6 19-20 0-18-21-23-33-23-20 0-33 18-37 26-9-23-28-26-38-26-36 0-56 45-56 54 0 3 3 3 4 3 3 0 4 0 4-4 12-37 36-45 48-45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4" draw:text-style-name="P3" draw:layer="layout" svg:width="0.113cm" svg:height="0.167cm" svg:x="11.125cm" svg:y="6.205cm" svg:viewBox="0 0 114 168" svg:d="M114 85c0-27-3-47-14-64-8-11-23-21-43-21-57 0-57 67-57 85 0 17 0 83 57 83s57-66 57-83zM57 161c-11 0-26-7-31-27-3-14-3-34-3-52s0-37 3-51c5-19 21-24 31-24 14 0 26 8 31 22 4 13 4 31 4 53 0 18 0 36-3 51-5 23-22 28-32 28z">
              <text:p/>
            </draw:path>
            <draw:path draw:style-name="gr4" draw:text-style-name="P3" draw:layer="layout" svg:width="0.073cm" svg:height="0.164cm" svg:x="11.124cm" svg:y="6.436cm" svg:viewBox="0 0 74 165" svg:d="M68 9c0-4-3-9-10-9-6 0-14 6-14 13 0 4 4 10 10 10 7 0 14-7 14-14zM18 134c-1 3-2 6-2 10 0 12 10 21 23 21 25 0 35-34 35-38 0-3-2-2-3-3-4 0-4 2-5 4-6 20-17 30-26 30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4" draw:text-style-name="P3" draw:layer="layout" svg:width="0.04cm" svg:height="0.104cm" svg:x="11.3cm" svg:y="6.475cm" svg:viewBox="0 0 41 105" svg:d="M41 36c0-23-8-36-22-36-12 0-19 8-19 18s7 19 19 19c4 0 9-2 12-5 1 0 1-1 2-1 0 2 1 1 1 5 0 26-13 47-24 59-4 4-4 5-4 6 0 2 2 4 3 4 4 0 32-27 32-69z">
              <text:p/>
            </draw:path>
            <draw:path draw:style-name="gr4" draw:text-style-name="P3" draw:layer="layout" svg:width="0.174cm" svg:height="0.158cm" svg:x="11.435cm" svg:y="6.358cm" svg:viewBox="0 0 175 159" svg:d="M108 49c2-9 10-41 34-41 2 0 10 0 18 4-10 2-17 11-17 19 0 6 4 12 13 12 8 0 19-6 19-20 0-18-20-23-32-23-21 0-33 18-37 26-9-23-28-26-38-26-37 0-57 45-57 54 0 3 3 2 4 3 3 0 4 0 5-4 12-37 35-45 47-45 7 0 19 3 19 23 0 11-6 34-19 84-6 21-18 36-33 36-2 0-10 0-18-5 9-1 17-9 17-19 0-9-8-12-13-12-11 0-20 9-20 21 0 16 18 23 33 23 24 0 36-25 37-27 4 13 17 27 38 27 36 0 56-46 56-54 0-4-3-4-4-4-3 0-4 2-4 4-12 38-36 46-47 46-14 0-19-11-19-23 0-8 2-16 6-31 4-16 8-32 12-48z">
              <text:p/>
            </draw:path>
            <draw:path draw:style-name="gr4" draw:text-style-name="P3" draw:layer="layout" svg:width="0.088cm" svg:height="0.162cm" svg:x="11.653cm" svg:y="6.205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4" draw:text-style-name="P3" draw:layer="layout" svg:width="0.073cm" svg:height="0.164cm" svg:x="11.638cm" svg:y="6.436cm" svg:viewBox="0 0 74 165" svg:d="M68 9c0-4-3-9-10-9s-14 6-14 13c0 4 3 10 10 10s14-7 14-14zM17 134c-1 3-2 6-2 10 0 12 10 21 24 21 24 0 35-34 35-38 0-3-3-3-4-3-3 0-4 2-5 4-5 20-16 30-26 30-5 0-6-3-6-8 0-6 2-11 4-16 3-7 5-13 8-20 2-6 11-28 12-31 1-2 2-5 2-8 0-11-10-21-24-21-24 0-35 34-35 38 0 3 3 3 4 3 3 0 3-1 4-4 7-21 17-30 26-30 4 0 7 2 7 9 0 5-2 9-8 24-5 13-11 26-16 40z">
              <text:p/>
            </draw:path>
            <draw:path draw:style-name="gr4" draw:text-style-name="P3" draw:layer="layout" svg:width="0.08cm" svg:height="0.349cm" svg:x="11.804cm" svg:y="6.25cm" svg:viewBox="0 0 81 350" svg:d="M81 175c0-27-4-70-23-109-21-43-51-66-55-66-2 0-3 1-3 3 0 1 0 2 6 8 35 35 55 91 55 164 0 59-13 121-57 165-4 4-4 5-4 6 0 2 1 4 3 4 4 0 35-24 56-69 18-38 22-77 22-106z">
              <text:p/>
            </draw:path>
            <draw:path draw:style-name="gr4" draw:text-style-name="P3" draw:layer="layout" svg:width="0.175cm" svg:height="0.202cm" svg:x="12.047cm" svg:y="6.323cm" svg:viewBox="0 0 176 203" svg:d="M163 109c6 0 13 0 13-7s-7-7-13-7c-50 0-99 0-149 0 5-47 45-81 95-81 18 0 36 0 54 0 6 0 13 0 13-7s-7-7-13-7c-18 0-37 0-55 0-60 0-108 46-108 102s48 101 108 101c18 0 37 0 55 0 6 0 13 0 13-6 0-7-7-7-13-7-18 0-36 0-54 0-50 0-90-34-95-81 50 0 99 0 149 0z">
              <text:p/>
            </draw:path>
            <draw:path draw:style-name="gr4" draw:text-style-name="P3" draw:layer="layout" svg:width="0.214cm" svg:height="0.238cm" svg:x="12.353cm" svg:y="6.273cm" svg:viewBox="0 0 215 239" svg:d="M46 32c0-5 0-14-3-20 13 0 25 0 38 0-5 5-5 12-5 18 0 60 0 120 0 179 0 5 0 12 5 18-13 0-25 0-38 0 3-7 3-16 3-20 0-58 0-117 0-175zM141 105c12-11 15-29 15-44 0-24-8-39-16-48 24 3 49 12 49 47 0 22-24 40-48 45zM89 31c0-7 0-11 5-15 1-1 6-4 15-4 15 0 34 12 34 49 0 39-20 48-54 48 0-26 0-52 0-78zM162 111c20-10 39-28 39-51 0-49-40-60-83-60-35 0-71 0-106 0-7 0-12 0-12 6s6 6 11 6c21 0 22 3 22 20 0 58 0 116 0 174 0 18-1 21-23 21-4 0-10 0-10 6s5 6 12 6c35 0 69 0 104 0 43 0 99-17 99-65 0-36-27-56-53-63zM89 208c0-28 0-57 0-86 28 0 40 0 51 8 13 10 14 33 14 44 0 14-1 53-45 53-20 0-20-13-20-19zM151 222c13-14 16-32 16-48 0-24-6-42-20-54 33 5 55 24 55 54 0 26-21 41-51 48z">
              <text:p/>
            </draw:path>
            <draw:path draw:style-name="gr4" draw:text-style-name="P3" draw:layer="layout" svg:width="0.108cm" svg:height="0.162cm" svg:x="12.599cm" svg:y="6.205cm" svg:viewBox="0 0 109 163" svg:d="M109 118c-3 0-5 0-8 0-1 6-4 20-7 23-2 1-21 1-24 1-15 0-30 0-45 0 25-23 34-30 49-41 18-15 35-30 35-53 0-30-26-48-58-48-30 0-51 21-51 44 0 12 11 14 13 14 6 0 13-4 13-13 0-5-1-13-14-13 7-18 24-23 36-23 24 0 37 19 37 39 0 21-15 38-23 47-20 19-39 38-59 58-3 3-3 3-3 10 34 0 68 0 102 0 2-15 5-30 7-45z">
              <text:p/>
            </draw:path>
          </draw:g>
        </draw:g>
        <draw:g>
          <svg:title>TexMaths</svg:title>
          <svg:desc>10§display§x_i§svg§600§TRUE§</svg:desc>
          <draw:g>
            <draw:path draw:style-name="gr4" draw:text-style-name="P3" draw:layer="layout" svg:width="0.173cm" svg:height="0.157cm" svg:x="11.953cm" svg:y="8.125cm" svg:viewBox="0 0 174 158" svg:d="M107 49c2-9 10-41 34-41 1 0 10 0 17 4-10 2-17 11-17 19 0 6 4 12 14 12 7 0 19-6 19-20 0-18-21-23-33-23-19 0-32 19-36 27-9-23-28-27-38-27-36 0-56 45-56 54 0 3 3 3 4 3 3 0 4 0 5-3 12-38 35-46 47-46 6 0 19 3 19 23 0 11-6 35-19 83-6 21-18 36-34 36-2 0-10 0-17-4 9-2 16-10 16-19 0-10-7-13-13-13-10 0-19 9-19 21 0 16 18 23 33 23 23 0 36-25 37-27 4 13 17 27 38 27 35 0 55-45 55-53 0-4-3-4-5-4-3 0-3 2-4 4-12 37-34 45-46 45-13 0-19-11-19-23 0-8 2-15 6-30 4-16 8-32 12-48z">
              <text:p/>
            </draw:path>
            <draw:path draw:style-name="gr4" draw:text-style-name="P3" draw:layer="layout" svg:width="0.073cm" svg:height="0.163cm" svg:x="12.154cm" svg:y="8.17cm" svg:viewBox="0 0 74 164" svg:d="M68 9c0-4-3-9-10-9s-14 6-14 13c0 5 3 10 10 10s14-7 14-14zM18 133c-1 3-3 6-3 10 0 12 10 21 24 21 24 0 35-34 35-38 0-3-3-3-4-3-3 0-4 2-5 4-5 20-16 30-26 30-4 0-6-3-6-8 0-6 2-11 4-16 3-7 5-13 8-20 2-6 11-27 12-30 1-2 2-5 2-8 0-11-10-21-24-21-24 0-35 34-35 38 0 3 3 3 4 3 3 0 4-1 4-4 7-21 17-30 27-30 3 0 6 2 6 9 0 5-2 9-8 24-5 13-10 26-15 39z">
              <text:p/>
            </draw:path>
          </draw:g>
        </draw:g>
        <draw:g>
          <svg:title>TexMaths</svg:title>
          <svg:desc>10§display§x_{i-1}§svg§600§TRUE§</svg:desc>
          <draw:g>
            <draw:path draw:style-name="gr4" draw:text-style-name="P3" draw:layer="layout" svg:width="0.174cm" svg:height="0.157cm" svg:x="10.355cm" svg:y="8.127cm" svg:viewBox="0 0 175 158" svg:d="M107 49c2-9 10-41 35-41 1 0 10 0 17 4-10 2-17 11-17 19 0 6 4 12 14 12 7 0 19-6 19-20 0-18-21-23-33-23-20 0-33 19-37 27-9-23-27-27-38-27-36 0-56 45-56 54 0 3 3 3 4 3 3 0 4 0 5-3 12-38 35-46 47-46 6 0 19 3 19 23 0 11-6 35-19 83-6 21-18 36-34 36-2 0-10 0-17-4 9-2 16-10 16-19 0-10-7-13-13-13-10 0-19 9-19 21 0 16 18 23 33 23 23 0 36-25 37-27 4 13 17 27 38 27 36 0 56-45 56-53 0-4-3-4-4-4-4 0-4 2-5 4-12 37-35 45-47 45-13 0-19-11-19-23 0-8 2-15 6-30 4-16 8-32 12-48z">
              <text:p/>
            </draw:path>
            <draw:path draw:style-name="gr4" draw:text-style-name="P3" draw:layer="layout" svg:width="0.073cm" svg:height="0.163cm" svg:x="10.557cm" svg:y="8.172cm" svg:viewBox="0 0 74 164" svg:d="M68 9c0-4-3-9-10-9s-14 6-14 13c0 5 4 10 10 10 7 0 14-7 14-14zM18 133c-1 3-2 6-2 10 0 12 9 21 23 21 24 0 35-34 35-38 0-3-3-3-4-3-3 0-3 2-4 4-6 20-17 30-26 30-5 0-6-3-6-8 0-6 1-11 3-16 3-7 6-13 8-20 3-6 11-27 12-30 1-2 2-5 2-8 0-11-10-21-24-21-24 0-35 34-35 38 0 3 3 3 4 3 3 0 4-1 4-4 7-21 18-30 27-30 4 0 6 2 6 9 0 5-2 9-8 24-5 13-10 26-15 39z">
              <text:p/>
            </draw:path>
            <draw:path draw:style-name="gr4" draw:text-style-name="P3" draw:layer="layout" svg:width="0.165cm" svg:height="0.011cm" svg:x="10.67cm" svg:y="8.266cm" svg:viewBox="0 0 166 12" svg:d="M156 12c4 0 10 0 10-6s-6-6-10-6c-49 0-97 0-146 0-4 0-10 0-10 6s6 6 10 6c49 0 97 0 146 0z">
              <text:p/>
            </draw:path>
            <draw:path draw:style-name="gr4" draw:text-style-name="P3" draw:layer="layout" svg:width="0.088cm" svg:height="0.161cm" svg:x="10.89cm" svg:y="8.172cm" svg:viewBox="0 0 89 162" svg:d="M55 6c0-6 0-6-7-6-16 15-38 15-48 15 0 3 0 6 0 9 6 0 22 0 35-7 0 41 0 83 0 124 0 9 0 12-24 12-3 0-7 0-10 0 0 3 0 6 0 9 5-1 35-1 44-1 8 0 39 0 44 1 0-3 0-6 0-9-3 0-6 0-9 0-25 0-25-3-25-12 0-45 0-90 0-135z">
              <text:p/>
            </draw:path>
          </draw:g>
        </draw:g>
        <draw:g>
          <svg:title>TexMaths</svg:title>
          <svg:desc>10§display§x_{i+1}§svg§600§TRUE§</svg:desc>
          <draw:g>
            <draw:path draw:style-name="gr4" draw:text-style-name="P3" draw:layer="layout" svg:width="0.174cm" svg:height="0.156cm" svg:x="13.557cm" svg:y="8.129cm" svg:viewBox="0 0 175 157" svg:d="M107 49c2-9 10-41 35-41 1 0 10 0 17 4-10 2-17 11-17 19 0 6 4 12 14 12 7 0 19-6 19-20 0-18-21-23-33-23-20 0-33 19-37 27-9-24-27-27-38-27-36 0-56 45-56 54 0 3 3 3 4 3 3 0 4 0 5-3 12-38 35-46 47-46 6 0 19 3 19 23 0 11-6 34-19 83-6 21-18 36-34 36-2 0-10 0-17-5 9-2 16-9 16-19 0-8-7-11-13-11-10 0-19 8-19 19 0 16 18 23 33 23 23 0 36-24 37-26 4 13 17 26 38 26 36 0 56-44 56-52 0-4-3-4-4-4-4 0-4 2-5 4-12 36-35 45-47 45-13 0-19-11-19-23 0-8 2-15 6-30 4-16 8-32 12-48z">
              <text:p/>
            </draw:path>
            <draw:path draw:style-name="gr4" draw:text-style-name="P3" draw:layer="layout" svg:width="0.073cm" svg:height="0.163cm" svg:x="13.759cm" svg:y="8.174cm" svg:viewBox="0 0 74 164" svg:d="M68 9c0-4-3-9-10-9s-14 6-14 13c0 4 3 10 10 10s14-7 14-14zM18 132c-1 4-2 7-2 11 0 11 9 21 23 21 24 0 35-34 35-38 0-3-3-3-4-3-3 0-3 1-4 4-6 20-17 30-26 30-5 0-7-3-7-9s2-10 4-16c3-6 6-13 8-18 2-6 11-28 12-31s2-6 2-8c0-12-10-21-24-21-24 0-35 33-35 38 0 3 3 3 4 3 3 0 4-1 4-4 7-21 18-30 27-30 4 0 6 2 6 9 0 5-2 9-8 24-5 13-10 25-15 38z">
              <text:p/>
            </draw:path>
            <draw:path draw:style-name="gr4" draw:text-style-name="P3" draw:layer="layout" svg:width="0.179cm" svg:height="0.178cm" svg:x="13.864cm" svg:y="8.185cm" svg:viewBox="0 0 180 179" svg:d="M96 96c25 0 50 0 75 0 4 0 9 0 9-6s-5-6-9-6c-25 0-50 0-75 0 0-25 0-50 0-75 0-4 0-9-6-9s-6 5-6 9c0 25 0 50 0 75-25 0-50 0-75 0-3 0-9 0-9 6s5 6 9 6c25 0 50 0 75 0 0 24 0 49 0 74 0 3 0 9 6 9s6-6 6-9c0-25 0-50 0-74z">
              <text:p/>
            </draw:path>
            <draw:path draw:style-name="gr4" draw:text-style-name="P3" draw:layer="layout" svg:width="0.088cm" svg:height="0.161cm" svg:x="14.088cm" svg:y="8.173cm" svg:viewBox="0 0 89 162" svg:d="M55 7c0-6 0-7-7-7-16 16-38 16-48 16 0 3 0 6 0 9 6 0 22 0 35-7 0 41 0 83 0 124 0 8 0 11-24 11-3 0-7 0-10 0 0 3 0 6 0 9 5 0 35-1 44-1 8 0 39 1 44 1 0-3 0-6 0-9-3 0-6 0-9 0-25 0-25-3-25-11 0-45 0-90 0-135z">
              <text:p/>
            </draw:path>
          </draw:g>
        </draw:g>
        <draw:line draw:style-name="gr25" draw:text-style-name="P4" draw:layer="layout" svg:x1="10.2cm" svg:y1="8.3cm" svg:x2="10.2cm" svg:y2="8.6cm">
          <text:p/>
        </draw:line>
        <draw:line draw:style-name="gr25" draw:text-style-name="P4" draw:layer="layout" svg:x1="11.8cm" svg:y1="8.3cm" svg:x2="11.8cm" svg:y2="8.6cm">
          <text:p/>
        </draw:line>
        <draw:line draw:style-name="gr25" draw:text-style-name="P4" draw:layer="layout" svg:x1="13.4cm" svg:y1="8.3cm" svg:x2="13.4cm" svg:y2="8.6cm">
          <text:p/>
        </draw:line>
      </draw:page>
      <draw:page draw:name="page2" draw:style-name="dp1" draw:master-page-name="Default">
        <draw:line draw:style-name="gr26" draw:text-style-name="P4" draw:layer="layout" svg:x1="11.867cm" svg:y1="10cm" svg:x2="12.933cm" svg:y2="11.6cm">
          <text:p/>
        </draw:line>
        <draw:custom-shape draw:style-name="gr41" draw:text-style-name="P9" draw:layer="layout" svg:width="0.8cm" svg:height="0.4cm" svg:x="2.205cm" svg:y="12.80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4" draw:layer="layout" svg:x1="3.6cm" svg:y1="10.4cm" svg:x2="3.6cm" svg:y2="8.4cm">
          <text:p/>
        </draw:line>
        <draw:line draw:style-name="gr43" draw:text-style-name="P4" draw:layer="layout" svg:x1="3.7cm" svg:y1="10.4cm" svg:x2="3.7cm" svg:y2="9.2cm">
          <text:p/>
        </draw:line>
        <draw:line draw:style-name="gr44" draw:text-style-name="P4" draw:layer="layout" svg:x1="3.9cm" svg:y1="8.4cm" svg:x2="3.9cm" svg:y2="10.4cm">
          <text:p/>
        </draw:line>
        <draw:line draw:style-name="gr45" draw:text-style-name="P4" draw:layer="layout" svg:x1="3.801cm" svg:y1="8.401cm" svg:x2="3.8cm" svg:y2="9.6cm">
          <text:p/>
        </draw:line>
        <draw:custom-shape draw:style-name="gr46" draw:text-style-name="P10" draw:layer="layout" svg:width="0.8cm" svg:height="0.4cm" svg:x="7.402cm" svg:y="10.4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0.8cm" svg:height="0.4cm" svg:x="9.003cm" svg:y="10.4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3.404cm" svg:y="10.4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5.005cm" svg:y="10.40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7.401cm" svg:y="9.6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0.8cm" svg:height="0.4cm" svg:x="9.002cm" svg:y="9.6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3.403cm" svg:y="9.6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5.004cm" svg:y="9.6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7.401cm" svg:y="8.8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0.8cm" svg:height="0.4cm" svg:x="9.002cm" svg:y="8.8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3.403cm" svg:y="8.8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5.004cm" svg:y="8.8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1.804cm" svg:y="8.0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7.4cm" svg:y="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0.8cm" svg:height="0.4cm" svg:x="9.001cm" svg:y="8.0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3.402cm" svg:y="8.0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5.003cm" svg:y="8.0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47" draw:text-style-name="P2" draw:layer="layout" svg:width="1.776cm" svg:height="0.395cm" svg:x="1.402cm" svg:y="7.402cm">
          <draw:text-box>
            <text:p><text:span text:style-name="T2">run-length:</text:span></text:p>
          </draw:text-box>
        </draw:frame>
        <draw:frame draw:style-name="gr48" draw:text-style-name="P2" draw:layer="layout" svg:width="1.424cm" svg:height="0.395cm" svg:x="1.403cm" svg:y="11.403cm">
          <draw:text-box>
            <text:p><text:span text:style-name="T2">balance:</text:span></text:p>
          </draw:text-box>
        </draw:frame>
        <draw:g>
          <svg:title>TexMaths</svg:title>
          <svg:desc>8§display§p_{0,k\!-\!1}§svg§600§TRUE§</svg:desc>
          <draw:g>
            <draw:path draw:style-name="gr4" draw:text-style-name="P3" draw:layer="layout" svg:width="0.145cm" svg:height="0.177cm" svg:x="7.479cm" svg:y="8.127cm" svg:viewBox="0 0 146 178" svg:d="M22 158c-3 9-3 11-16 11-3 0-6 0-6 5 0 3 2 4 4 4 7 0 15-1 23-1 10 0 19 1 28 1 2 0 5 0 5-6 0-3-2-3-6-3-15 0-15-2-15-4 0-4 12-50 14-57 4 9 12 19 26 19 32 0 67-41 67-82 0-27-16-45-37-45-14 0-28 10-36 21-3-15-15-21-26-21-13 0-18 11-21 16-4 9-8 26-8 27 0 3 2 2 3 3 3 0 3-1 5-7 4-19 10-33 20-33 5 0 9 3 9 13 0 6-1 10-2 14-11 42-21 83-31 125zM71 37c2-8 10-16 14-20 10-9 19-11 23-11 12 0 18 10 18 27 0 16-9 48-14 59-10 19-23 28-34 28-18 0-21-23-21-24s0-1 1-5c4-18 9-36 13-54z">
              <text:p/>
            </draw:path>
            <draw:path draw:style-name="gr4" draw:text-style-name="P3" draw:layer="layout" svg:width="0.09cm" svg:height="0.133cm" svg:x="7.64cm" svg:y="8.163cm" svg:viewBox="0 0 91 134" svg:d="M91 67c0-22-3-37-12-50-5-10-18-17-33-17-46 0-46 53-46 67s0 67 46 67c45 0 45-53 45-67zM46 128c-10 0-22-5-26-21-2-12-2-28-2-43 0-14 0-28 3-39 4-15 17-20 25-20 10 0 20 7 24 18 3 10 3 25 3 41 0 15 0 29-3 42-4 17-17 22-24 22z">
              <text:p/>
            </draw:path>
            <draw:path draw:style-name="gr4" draw:text-style-name="P3" draw:layer="layout" svg:width="0.024cm" svg:height="0.06cm" svg:x="7.763cm" svg:y="8.27cm" svg:viewBox="0 0 25 61" svg:d="M20 20c0 10-2 23-16 36-1 1-1 1-1 2s2 3 3 3c3 0 19-16 19-40 0-11-4-21-14-21-6 0-11 6-11 11 0 7 5 12 12 12 4 0 7-3 8-3z">
              <text:p/>
            </draw:path>
            <draw:path draw:style-name="gr4" draw:text-style-name="P3" draw:layer="layout" svg:width="0.095cm" svg:height="0.137cm" svg:x="7.823cm" svg:y="8.156cm" svg:viewBox="0 0 96 138" svg:d="M46 6c0 0 1-2 1-3s-1-3-3-3c-4 0-20 2-25 2-1 0-5 0-5 4s4 4 6 4c9 0 9 1 9 2 0 2 0 3-1 5-9 37-18 73-27 110-1 4-1 3-1 4 0 4 2 7 6 7 6 0 8-4 9-8 1-1 9-35 10-38 14 1 25 6 25 15 0 1 0 3 0 4-1 4-1 4-1 7 0 13 11 20 21 20 19 0 16-20 24-30 0-3-1-2-2-3-3 0-3 2-4 5-3 9-8 22-18 22-5 0-7-5-7-10 0-3 0-3 2-9 0-2 1-4 1-6 0-17-24-20-32-20 5-4 13-11 16-13 10-10 20-19 31-19 2 0 4 1 6 2-8 2-9 8-9 11 0 5 3 8 7 8 5 0 11-4 11-12 0-7-4-15-15-15s-21 8-31 18c-8 8-15 13-23 17 7-26 13-52 19-78z">
              <text:p/>
            </draw:path>
            <draw:path draw:style-name="gr4" draw:text-style-name="P3" draw:layer="layout" svg:width="0.132cm" svg:height="0.009cm" svg:x="7.914cm" svg:y="8.238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8.052cm" svg:y="8.163cm" svg:viewBox="0 0 71 130" svg:d="M44 5c0-5 0-5-6-5-12 12-30 12-38 12 0 2 0 5 0 7 4 0 18 0 28-5 0 33 0 66 0 99 0 7 0 10-19 10-3 0-6 0-8 0 0 2 0 4 0 7 4-1 28-1 35-1 6 0 31 0 35 1 0-3 0-5 0-7-2 0-5 0-7 0-20 0-20-3-20-10 0-36 0-72 0-108z">
              <text:p/>
            </draw:path>
          </draw:g>
        </draw:g>
        <draw:g>
          <svg:title>TexMaths</svg:title>
          <svg:desc>8§display§p_{0,k}§svg§600§TRUE§</svg:desc>
          <draw:g>
            <draw:path draw:style-name="gr4" draw:text-style-name="P3" draw:layer="layout" svg:width="0.145cm" svg:height="0.177cm" svg:x="9.154cm" svg:y="8.127cm" svg:viewBox="0 0 146 178" svg:d="M22 158c-3 10-4 12-16 12-3 0-6 0-6 5 0 3 2 3 4 3 7 0 15 0 23 0 10 0 19 0 28 0 1 0 5 0 5-5 0-3-2-3-6-3-15 0-15-2-15-4 0-4 12-50 14-57 4 9 12 18 26 18 32 0 67-41 67-82 0-27-16-45-37-45-14 0-27 10-37 21-2-15-14-21-25-21-13 0-18 11-21 16-4 10-8 26-8 27 0 3 2 2 3 3 3 0 3 0 5-7 4-19 10-33 20-33 5 0 9 3 9 13 0 7-1 10-2 15-11 41-21 83-31 124zM71 37c2-8 10-16 15-20 9-9 17-11 22-11 11 0 18 10 18 27 0 16-9 49-14 59-10 20-23 29-34 29-18 0-22-23-22-25 0-1 0-1 2-5 4-18 9-36 13-54z">
              <text:p/>
            </draw:path>
            <draw:path draw:style-name="gr4" draw:text-style-name="P3" draw:layer="layout" svg:width="0.09cm" svg:height="0.133cm" svg:x="9.314cm" svg:y="8.163cm" svg:viewBox="0 0 91 134" svg:d="M91 67c0-21-2-37-11-50-6-10-18-17-34-17-46 0-46 53-46 67s0 67 46 67c45 0 45-52 45-67zM46 129c-9 0-21-6-25-22-3-12-3-28-3-42 0-15 0-29 3-40 5-15 17-20 25-20 11 0 20 7 24 18s4 25 4 42c0 14 0 29-3 41-4 18-17 23-25 23z">
              <text:p/>
            </draw:path>
            <draw:path draw:style-name="gr4" draw:text-style-name="P3" draw:layer="layout" svg:width="0.024cm" svg:height="0.06cm" svg:x="9.438cm" svg:y="8.27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96cm" svg:height="0.137cm" svg:x="9.497cm" svg:y="8.157cm" svg:viewBox="0 0 97 138" svg:d="M47 6c0 0 1-2 1-3s-1-3-3-3c-4 0-21 2-26 2-1 0-4 0-4 4s3 4 5 4c10 0 10 1 10 2 0 2 0 3-1 5-10 37-19 74-28 111-1 3-1 3-1 4 0 3 2 6 7 6s7-4 9-8c0 0 9-35 10-38 13 2 24 6 24 16 0 1 0 2 0 4 0 3 0 4 0 6 0 14 11 20 20 20 20 0 17-19 25-29 0-3-2-3-3-3-2 0-3 1-4 4-2 9-7 23-17 23-5 0-7-5-7-11 0-3 0-3 1-8 1 0 1-4 1-6 0-18-24-21-32-21 6-4 13-10 16-13 11-9 20-19 32-19 2 0 4 1 6 3-9 1-10 8-10 11 0 5 3 7 8 7s11-4 11-12c0-7-5-14-15-14-12 0-22 8-32 17-8 8-15 14-23 18 7-26 14-52 20-79z">
              <text:p/>
            </draw:path>
          </draw:g>
        </draw:g>
        <draw:g>
          <svg:title>TexMaths</svg:title>
          <svg:desc>8§display§p_{0,1}§svg§600§TRUE§</svg:desc>
          <draw:g>
            <draw:path draw:style-name="gr4" draw:text-style-name="P3" draw:layer="layout" svg:width="0.146cm" svg:height="0.177cm" svg:x="3.556cm" svg:y="8.128cm" svg:viewBox="0 0 147 178" svg:d="M22 158c-3 10-3 12-16 12-3 0-6 0-6 5 0 3 2 3 4 3 7 0 15 0 23 0 10 0 19 0 28 0 2 0 5 0 5-5 0-3-2-3-6-3-15 0-15-2-15-4 0-4 12-50 14-57 4 9 12 18 26 18 32 0 68-41 68-82 0-27-16-45-38-45-14 0-27 10-36 21-3-15-15-21-26-21-13 0-18 11-21 16-4 10-8 26-8 27 0 3 2 2 3 3 3 0 3 0 5-7 4-19 10-33 20-33 5 0 9 3 9 13 0 7-1 10-2 15-11 41-21 83-31 124zM71 37c2-8 10-16 15-20 9-9 17-11 22-11 11 0 19 10 19 27 0 16-10 49-15 59-10 20-23 29-34 29-18 0-21-23-21-25 0-1 0-1 1-5 4-18 9-36 13-54z">
              <text:p/>
            </draw:path>
            <draw:path draw:style-name="gr4" draw:text-style-name="P3" draw:layer="layout" svg:width="0.09cm" svg:height="0.133cm" svg:x="3.716cm" svg:y="8.164cm" svg:viewBox="0 0 91 134" svg:d="M91 67c0-21-2-37-11-50-6-10-18-17-34-17-46 0-46 53-46 67s0 67 46 67c45 0 45-52 45-67zM46 129c-9 0-21-6-25-22-3-12-3-28-3-42 0-15 0-29 4-40 4-15 16-20 24-20 11 0 20 7 24 18s4 25 4 42c0 14 0 29-3 41-4 18-17 23-25 23z">
              <text:p/>
            </draw:path>
            <draw:path draw:style-name="gr4" draw:text-style-name="P3" draw:layer="layout" svg:width="0.024cm" svg:height="0.06cm" svg:x="3.84cm" svg:y="8.271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7cm" svg:height="0.129cm" svg:x="3.907cm" svg:y="8.164cm" svg:viewBox="0 0 71 130" svg:d="M44 5c0-5 0-5-6-5-12 12-30 12-38 12 0 2 0 5 0 7 5 0 18 0 28-5 0 33 0 66 0 100 0 7 0 9-19 9-3 0-6 0-8 0 0 3 0 5 0 7 4 0 28 0 35 0 6 0 31 0 35 0 0-2 0-4 0-7-2 0-5 0-7 0-20 0-20-2-20-9 0-37 0-73 0-109z">
              <text:p/>
            </draw:path>
          </draw:g>
        </draw:g>
        <draw:g>
          <svg:title>TexMaths</svg:title>
          <svg:desc>8§display§p_{0,2}§svg§600§TRUE§</svg:desc>
          <draw:g>
            <draw:path draw:style-name="gr4" draw:text-style-name="P3" draw:layer="layout" svg:width="0.145cm" svg:height="0.177cm" svg:x="5.157cm" svg:y="8.129cm" svg:viewBox="0 0 146 178" svg:d="M22 158c-3 10-3 12-16 12-3 0-6 0-6 5 0 3 2 3 4 3 7 0 15 0 23 0 10 0 19 0 28 0 2 0 5 0 5-5 0-3-2-3-6-3-15 0-15-2-15-4 0-4 12-50 14-57 4 9 12 18 26 18 32 0 67-41 67-82 0-27-16-45-37-45-14 0-27 10-36 21-3-15-15-21-26-21-13 0-18 11-21 16-4 10-8 26-8 27 0 3 2 2 3 3 3 0 3 0 5-7 4-19 10-33 20-33 5 0 9 3 9 13 0 7-1 10-2 15-11 41-21 83-31 124zM71 37c2-8 10-16 15-20 9-9 17-11 22-11 11 0 18 10 18 27 0 16-9 49-14 59-10 20-23 29-34 29-18 0-21-23-21-25 0-1 0-1 1-5 4-18 9-36 13-54z">
              <text:p/>
            </draw:path>
            <draw:path draw:style-name="gr4" draw:text-style-name="P3" draw:layer="layout" svg:width="0.09cm" svg:height="0.133cm" svg:x="5.318cm" svg:y="8.165cm" svg:viewBox="0 0 91 134" svg:d="M91 67c0-21-3-37-12-50-6-10-18-17-33-17-46 0-46 53-46 67s0 67 46 67c45 0 45-52 45-67zM46 129c-10 0-22-6-26-22-2-12-2-28-2-42 0-15 0-29 3-40 4-15 16-20 25-20 10 0 20 7 24 18 3 11 3 25 3 42 0 14 0 29-3 41-4 18-17 23-24 23z">
              <text:p/>
            </draw:path>
            <draw:path draw:style-name="gr4" draw:text-style-name="P3" draw:layer="layout" svg:width="0.024cm" svg:height="0.06cm" svg:x="5.441cm" svg:y="8.272cm" svg:viewBox="0 0 25 61" svg:d="M19 20c0 10-1 23-15 36-1 1-1 1-1 2s2 3 3 3c2 0 19-16 19-39 0-12-5-22-14-22-6 0-11 6-11 11 0 7 5 12 11 12 5 0 6-2 8-3z">
              <text:p/>
            </draw:path>
            <draw:path draw:style-name="gr4" draw:text-style-name="P3" draw:layer="layout" svg:width="0.086cm" svg:height="0.129cm" svg:x="5.498cm" svg:y="8.165cm" svg:viewBox="0 0 87 130" svg:d="M87 94c-2 0-4 0-6 0-1 4-3 16-6 18-1 2-17 2-19 2-12 0-24 0-36 0 21-19 27-24 39-33 15-12 28-24 28-43 0-24-21-38-45-38-25 0-42 17-42 35 0 10 9 11 10 11 5 0 11-4 11-11 0-3-1-10-11-10 6-14 19-19 28-19 20 0 30 16 30 32 0 17-12 31-18 38-16 15-32 31-48 46-2 2-2 3-2 8 27 0 54 0 82 0 1-12 3-24 5-36z">
              <text:p/>
            </draw:path>
          </draw:g>
        </draw:g>
        <draw:line draw:style-name="gr42" draw:text-style-name="P4" draw:layer="layout" svg:x1="4.2cm" svg:y1="8.2cm" svg:x2="5cm" svg:y2="8.2cm">
          <text:p/>
        </draw:line>
        <draw:line draw:style-name="gr42" draw:text-style-name="P4" draw:layer="layout" svg:x1="8.2cm" svg:y1="8.2cm" svg:x2="9cm" svg:y2="8.2cm">
          <text:p/>
        </draw:line>
        <draw:line draw:style-name="gr42" draw:text-style-name="P4" draw:layer="layout" svg:x1="5.8cm" svg:y1="8.2cm" svg:x2="6.4cm" svg:y2="8.2cm">
          <text:p/>
        </draw:line>
        <draw:line draw:style-name="gr42" draw:text-style-name="P4" draw:layer="layout" svg:x1="6.8cm" svg:y1="8.2cm" svg:x2="7.4cm" svg:y2="8.2cm">
          <text:p/>
        </draw:line>
        <draw:line draw:style-name="gr26" draw:text-style-name="P4" draw:layer="layout" svg:x1="6.4cm" svg:y1="8.2cm" svg:x2="6.8cm" svg:y2="8.2cm">
          <text:p/>
        </draw:line>
        <draw:g>
          <svg:title>TexMaths</svg:title>
          <svg:desc>8§display§p_{1,k\!-\!1}§svg§600§TRUE§</svg:desc>
          <draw:g>
            <draw:path draw:style-name="gr4" draw:text-style-name="P3" draw:layer="layout" svg:width="0.145cm" svg:height="0.177cm" svg:x="7.481cm" svg:y="8.929cm" svg:viewBox="0 0 146 178" svg:d="M22 158c-3 9-3 11-16 11-3 0-6 0-6 5 0 3 2 4 4 4 7 0 15-1 23-1 10 0 19 1 28 1 2 0 5 0 5-6 0-3-2-3-6-3-15 0-15-2-15-4 0-4 12-50 14-57 4 9 12 19 26 19 32 0 67-41 67-82 0-27-16-45-37-45-14 0-28 10-36 21-3-15-15-21-26-21-13 0-18 11-21 16-4 9-8 26-8 27 0 3 2 2 3 3 3 0 3-1 5-7 4-19 10-33 20-33 5 0 9 3 9 13 0 6-1 10-2 14-11 42-21 83-31 125zM71 37c2-8 10-16 14-20 10-9 19-11 23-11 12 0 18 10 18 27 0 16-9 48-14 59-10 19-23 28-34 28-18 0-21-23-21-24s0-1 1-5c4-18 9-36 13-54z">
              <text:p/>
            </draw:path>
            <draw:path draw:style-name="gr4" draw:text-style-name="P3" draw:layer="layout" svg:width="0.07cm" svg:height="0.129cm" svg:x="7.653cm" svg:y="8.965cm" svg:viewBox="0 0 71 130" svg:d="M44 5c0-5 0-5-6-5-12 12-30 12-38 12 0 2 0 5 0 7 5 0 18 0 28-5 0 33 0 66 0 99 0 7 0 10-19 10-3 0-6 0-8 0 0 2 0 4 0 7 4-1 28-1 35-1 6 0 31 0 35 1 0-3 0-5 0-7-2 0-5 0-7 0-20 0-20-3-20-10 0-36 0-72 0-108z">
              <text:p/>
            </draw:path>
            <draw:path draw:style-name="gr4" draw:text-style-name="P3" draw:layer="layout" svg:width="0.024cm" svg:height="0.06cm" svg:x="7.765cm" svg:y="9.072cm" svg:viewBox="0 0 25 61" svg:d="M20 20c0 10-2 23-16 36-1 1-1 1-1 2s2 3 3 3c3 0 19-16 19-40 0-11-4-21-14-21-6 0-11 6-11 11 0 7 5 12 12 12 4 0 7-3 8-3z">
              <text:p/>
            </draw:path>
            <draw:path draw:style-name="gr4" draw:text-style-name="P3" draw:layer="layout" svg:width="0.095cm" svg:height="0.137cm" svg:x="7.825cm" svg:y="8.958cm" svg:viewBox="0 0 96 138" svg:d="M46 6c0 0 1-2 1-3s-1-3-3-3c-4 0-20 2-25 2-1 0-5 0-5 4s4 4 6 4c9 0 9 1 9 2 0 2 0 3-1 5-9 37-18 73-27 110-1 4-1 3-1 4 0 4 2 7 6 7 6 0 8-4 9-8 1-1 9-35 10-38 14 1 25 6 25 15 0 1 0 3 0 4-1 4-1 4-1 7 0 13 11 20 21 20 19 0 16-20 24-30 0-3-1-2-2-3-3 0-3 2-4 5-3 9-8 22-18 22-5 0-7-5-7-10 0-3 0-3 2-9 0-2 1-4 1-6 0-17-24-20-32-20 5-4 13-11 16-13 10-10 20-19 31-19 2 0 4 1 6 2-8 2-9 8-9 11 0 5 3 8 7 8 5 0 11-4 11-12 0-7-4-15-15-15s-21 8-31 18c-8 8-15 13-23 17 7-26 13-52 19-78z">
              <text:p/>
            </draw:path>
            <draw:path draw:style-name="gr4" draw:text-style-name="P3" draw:layer="layout" svg:width="0.132cm" svg:height="0.009cm" svg:x="7.916cm" svg:y="9.04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8.054cm" svg:y="8.965cm" svg:viewBox="0 0 71 130" svg:d="M44 5c0-5 0-5-6-5-12 12-30 12-38 12 0 2 0 5 0 7 4 0 18 0 28-5 0 33 0 66 0 99 0 7 0 10-19 10-3 0-6 0-8 0 0 2 0 4 0 7 4-1 28-1 35-1 6 0 31 0 35 1 0-3 0-5 0-7-2 0-5 0-7 0-20 0-20-3-20-10 0-36 0-72 0-108z">
              <text:p/>
            </draw:path>
          </draw:g>
        </draw:g>
        <draw:g>
          <svg:title>TexMaths</svg:title>
          <svg:desc>8§display§p_{1,k}§svg§600§TRUE§</svg:desc>
          <draw:g>
            <draw:path draw:style-name="gr4" draw:text-style-name="P3" draw:layer="layout" svg:width="0.145cm" svg:height="0.177cm" svg:x="9.156cm" svg:y="8.928cm" svg:viewBox="0 0 146 178" svg:d="M22 158c-3 10-4 12-16 12-3 0-6 0-6 5 0 3 2 3 4 3 7 0 15 0 23 0 10 0 19 0 28 0 1 0 5 0 5-5 0-3-2-3-6-3-15 0-15-2-15-4 0-4 12-50 14-57 4 9 12 18 26 18 32 0 67-41 67-82 0-27-16-45-37-45-14 0-27 10-37 21-2-15-14-21-25-21-13 0-18 11-21 16-4 10-8 26-8 27 0 3 2 2 3 3 3 0 3 0 5-7 4-19 10-33 20-33 5 0 9 3 9 13 0 7-1 10-2 15-11 41-21 83-31 124zM71 37c2-8 10-16 15-20 9-9 17-11 22-11 11 0 18 10 18 27 0 16-9 49-14 59-10 20-23 29-34 29-18 0-22-23-22-25 0-1 0-1 2-5 4-18 9-36 13-54z">
              <text:p/>
            </draw:path>
            <draw:path draw:style-name="gr4" draw:text-style-name="P3" draw:layer="layout" svg:width="0.071cm" svg:height="0.129cm" svg:x="9.327cm" svg:y="8.964cm" svg:viewBox="0 0 72 130" svg:d="M45 5c0-5-1-5-6-5-13 12-30 12-39 12 0 2 0 5 0 7 5 0 18 0 29-5 0 33 0 66 0 100 0 7 0 9-20 9-3 0-5 0-7 0 0 3 0 5 0 7 4 0 28 0 35 0 5 0 30 0 35 0 0-2 0-4 0-7-3 0-5 0-8 0-19 0-19-2-19-9 0-37 0-73 0-109z">
              <text:p/>
            </draw:path>
            <draw:path draw:style-name="gr4" draw:text-style-name="P3" draw:layer="layout" svg:width="0.024cm" svg:height="0.06cm" svg:x="9.44cm" svg:y="9.071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96cm" svg:height="0.137cm" svg:x="9.499cm" svg:y="8.958cm" svg:viewBox="0 0 97 138" svg:d="M47 6c0 0 1-2 1-3s-1-3-3-3c-4 0-21 2-26 2-1 0-4 0-4 4s3 4 5 4c10 0 10 1 10 2 0 2 0 3-1 5-10 37-19 74-28 111-1 3-1 3-1 4 0 3 2 6 7 6s7-4 9-8c0 0 9-35 10-38 13 2 24 6 24 16 0 1 0 2 0 4 0 3 0 4 0 6 0 14 11 20 20 20 20 0 17-19 25-29 0-3-2-3-3-3-2 0-3 1-4 4-2 9-7 23-17 23-5 0-7-5-7-11 0-3 0-3 1-8 1 0 1-4 1-6 0-18-24-21-32-21 6-4 13-10 16-13 11-9 20-19 32-19 2 0 4 1 6 3-9 1-10 8-10 11 0 5 3 7 8 7s11-4 11-12c0-7-5-14-15-14-12 0-22 8-32 17-8 8-15 14-23 18 7-26 14-52 20-79z">
              <text:p/>
            </draw:path>
          </draw:g>
        </draw:g>
        <draw:g>
          <svg:title>TexMaths</svg:title>
          <svg:desc>8§display§p_{1,1}§svg§600§TRUE§</svg:desc>
          <draw:g>
            <draw:path draw:style-name="gr4" draw:text-style-name="P3" draw:layer="layout" svg:width="0.146cm" svg:height="0.177cm" svg:x="3.557cm" svg:y="8.929cm" svg:viewBox="0 0 147 178" svg:d="M22 158c-3 10-3 12-16 12-3 0-6 0-6 5 0 3 2 3 4 3 7 0 15 0 23 0 10 0 19 0 28 0 2 0 5 0 5-5 0-3-2-3-6-3-15 0-15-2-15-4 0-4 12-50 14-57 4 9 12 18 26 18 32 0 68-41 68-82 0-27-16-45-38-45-14 0-27 10-36 21-3-15-15-21-26-21-13 0-18 11-21 16-4 10-8 26-8 27 0 3 2 2 3 3 3 0 3 0 5-7 4-19 10-33 20-33 5 0 9 3 9 13 0 7-1 10-2 15-11 41-21 83-31 124zM71 37c2-8 10-16 15-20 9-9 17-11 22-11 11 0 19 10 19 27 0 16-10 49-15 59-10 20-23 29-34 29-18 0-21-23-21-25 0-1 0-1 1-5 4-18 9-36 13-54z">
              <text:p/>
            </draw:path>
            <draw:path draw:style-name="gr4" draw:text-style-name="P3" draw:layer="layout" svg:width="0.071cm" svg:height="0.129cm" svg:x="3.728cm" svg:y="8.965cm" svg:viewBox="0 0 72 130" svg:d="M45 5c0-5-1-5-6-5-13 12-30 12-39 12 0 2 0 5 0 7 5 0 18 0 29-5 0 33 0 66 0 100 0 7 0 9-19 9-3 0-6 0-8 0 0 3 0 5 0 7 4 0 28 0 35 0 6 0 30 0 35 0 0-2 0-4 0-7-2 0-5 0-7 0-20 0-20-2-20-9 0-37 0-73 0-109z">
              <text:p/>
            </draw:path>
            <draw:path draw:style-name="gr4" draw:text-style-name="P3" draw:layer="layout" svg:width="0.024cm" svg:height="0.06cm" svg:x="3.841cm" svg:y="9.072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7cm" svg:height="0.129cm" svg:x="3.908cm" svg:y="8.965cm" svg:viewBox="0 0 71 130" svg:d="M44 5c0-5 0-5-6-5-12 12-30 12-38 12 0 2 0 5 0 7 5 0 18 0 28-5 0 33 0 66 0 100 0 7 0 9-19 9-3 0-6 0-8 0 0 3 0 5 0 7 4 0 28 0 35 0 6 0 31 0 35 0 0-2 0-4 0-7-2 0-5 0-7 0-20 0-20-2-20-9 0-37 0-73 0-109z">
              <text:p/>
            </draw:path>
          </draw:g>
        </draw:g>
        <draw:g>
          <svg:title>TexMaths</svg:title>
          <svg:desc>8§display§p_{1,2}§svg§600§TRUE§</svg:desc>
          <draw:g>
            <draw:path draw:style-name="gr4" draw:text-style-name="P3" draw:layer="layout" svg:width="0.145cm" svg:height="0.177cm" svg:x="5.158cm" svg:y="8.931cm" svg:viewBox="0 0 146 178" svg:d="M22 158c-3 10-3 12-16 12-3 0-6 0-6 5 0 3 2 3 4 3 7 0 15 0 23 0 10 0 19 0 28 0 2 0 5 0 5-5 0-3-2-3-6-3-15 0-15-2-15-4 0-4 12-50 14-57 4 9 12 18 26 18 32 0 67-41 67-82 0-27-16-45-37-45-14 0-27 10-36 21-3-15-15-21-26-21-13 0-18 11-21 16-4 10-8 26-8 27 0 3 2 2 3 3 3 0 3 0 5-7 4-19 10-33 20-33 5 0 9 3 9 13 0 7-1 10-2 15-11 41-21 83-31 124zM71 37c2-8 10-16 15-20 9-9 17-11 22-11 11 0 18 10 18 27 0 16-9 49-14 59-10 20-23 29-34 29-18 0-21-23-21-25 0-1 0-1 1-5 4-18 9-36 13-54z">
              <text:p/>
            </draw:path>
            <draw:path draw:style-name="gr4" draw:text-style-name="P3" draw:layer="layout" svg:width="0.07cm" svg:height="0.129cm" svg:x="5.33cm" svg:y="8.967cm" svg:viewBox="0 0 71 130" svg:d="M44 5c0-5 0-5-6-5-12 12-30 12-38 12 0 2 0 5 0 7 4 0 18 0 28-5 0 33 0 66 0 100 0 7 0 9-19 9-3 0-6 0-8 0 0 3 0 5 0 7 4 0 28 0 35 0 6 0 31 0 35 0 0-2 0-4 0-7-2 0-5 0-7 0-20 0-20-2-20-9 0-37 0-73 0-109z">
              <text:p/>
            </draw:path>
            <draw:path draw:style-name="gr4" draw:text-style-name="P3" draw:layer="layout" svg:width="0.024cm" svg:height="0.06cm" svg:x="5.442cm" svg:y="9.074cm" svg:viewBox="0 0 25 61" svg:d="M19 20c0 10-1 23-15 36-1 1-1 1-1 2s2 3 3 3c2 0 19-16 19-39 0-12-5-22-14-22-6 0-11 6-11 11 0 7 5 12 11 12 5 0 6-2 8-3z">
              <text:p/>
            </draw:path>
            <draw:path draw:style-name="gr4" draw:text-style-name="P3" draw:layer="layout" svg:width="0.086cm" svg:height="0.129cm" svg:x="5.499cm" svg:y="8.967cm" svg:viewBox="0 0 87 130" svg:d="M87 94c-2 0-4 0-6 0-1 4-3 16-6 18-1 2-17 2-19 2-12 0-24 0-36 0 21-19 27-24 39-33 15-12 28-24 28-43 0-24-21-38-45-38-25 0-42 17-42 35 0 10 9 11 10 11 5 0 11-4 11-11 0-3-1-10-11-10 6-14 19-19 28-19 20 0 30 16 30 32 0 17-12 31-18 38-16 15-32 31-48 46-2 2-2 3-2 8 27 0 54 0 82 0 1-12 3-24 5-36z">
              <text:p/>
            </draw:path>
          </draw:g>
        </draw:g>
        <draw:line draw:style-name="gr43" draw:text-style-name="P4" draw:layer="layout" svg:x1="4.201cm" svg:y1="9.001cm" svg:x2="5.001cm" svg:y2="9.001cm">
          <text:p/>
        </draw:line>
        <draw:line draw:style-name="gr43" draw:text-style-name="P4" draw:layer="layout" svg:x1="8.201cm" svg:y1="9.001cm" svg:x2="9.001cm" svg:y2="9.001cm">
          <text:p/>
        </draw:line>
        <draw:line draw:style-name="gr43" draw:text-style-name="P4" draw:layer="layout" svg:x1="5.801cm" svg:y1="9.001cm" svg:x2="6.401cm" svg:y2="9.001cm">
          <text:p/>
        </draw:line>
        <draw:line draw:style-name="gr43" draw:text-style-name="P4" draw:layer="layout" svg:x1="6.801cm" svg:y1="9.001cm" svg:x2="7.401cm" svg:y2="9.001cm">
          <text:p/>
        </draw:line>
        <draw:line draw:style-name="gr49" draw:text-style-name="P4" draw:layer="layout" svg:x1="6.401cm" svg:y1="9.001cm" svg:x2="6.801cm" svg:y2="9.001cm">
          <text:p/>
        </draw:line>
        <draw:g>
          <svg:title>TexMaths</svg:title>
          <svg:desc>8§display§p_{2,k\!-\!1}§svg§600§TRUE§</svg:desc>
          <draw:g>
            <draw:path draw:style-name="gr4" draw:text-style-name="P3" draw:layer="layout" svg:width="0.145cm" svg:height="0.177cm" svg:x="7.481cm" svg:y="9.729cm" svg:viewBox="0 0 146 178" svg:d="M22 158c-3 9-3 11-16 11-3 0-6 0-6 5 0 3 2 4 4 4 7 0 15-1 23-1 10 0 19 1 28 1 2 0 5 0 5-6 0-3-2-3-6-3-15 0-15-2-15-4 0-4 12-50 14-57 4 9 12 19 26 19 32 0 67-41 67-82 0-27-16-45-37-45-14 0-28 10-36 21-3-15-15-21-26-21-13 0-18 11-21 16-4 9-8 26-8 27 0 3 2 2 3 3 3 0 3-1 5-7 4-19 10-33 20-33 5 0 9 3 9 13 0 6-1 10-2 14-11 42-21 83-31 125zM71 37c2-8 10-16 14-20 10-9 19-11 23-11 12 0 18 10 18 27 0 16-9 48-14 59-10 19-23 28-34 28-18 0-21-23-21-24s0-1 1-5c4-18 9-36 13-54z">
              <text:p/>
            </draw:path>
            <draw:path draw:style-name="gr4" draw:text-style-name="P3" draw:layer="layout" svg:width="0.086cm" svg:height="0.129cm" svg:x="7.643cm" svg:y="9.765cm" svg:viewBox="0 0 87 130" svg:d="M87 94c-2 0-4 0-6 0-1 4-3 16-6 17-1 2-17 2-19 2-12 0-24 0-36 0 20-18 27-24 39-33 15-12 28-23 28-43 0-23-21-37-46-37-24 0-41 17-41 35 0 10 9 10 10 10 5 0 11-3 11-10 0-3-1-10-11-10 5-14 19-19 28-19 20 0 30 16 30 31 0 18-12 31-18 39-16 15-32 30-48 46-2 1-2 2-2 8 27 0 54 0 81 0 2-12 4-24 6-36z">
              <text:p/>
            </draw:path>
            <draw:path draw:style-name="gr4" draw:text-style-name="P3" draw:layer="layout" svg:width="0.024cm" svg:height="0.06cm" svg:x="7.765cm" svg:y="9.872cm" svg:viewBox="0 0 25 61" svg:d="M20 20c0 10-2 23-16 36-1 1-1 1-1 2s2 3 3 3c3 0 19-16 19-40 0-11-4-21-14-21-6 0-11 6-11 11 0 7 5 12 12 12 4 0 7-3 8-3z">
              <text:p/>
            </draw:path>
            <draw:path draw:style-name="gr4" draw:text-style-name="P3" draw:layer="layout" svg:width="0.095cm" svg:height="0.137cm" svg:x="7.825cm" svg:y="9.758cm" svg:viewBox="0 0 96 138" svg:d="M46 6c0 0 1-2 1-3s-1-3-3-3c-4 0-20 2-25 2-1 0-5 0-5 4s4 4 6 4c9 0 9 1 9 2 0 2 0 3-1 5-9 37-18 73-27 110-1 4-1 3-1 4 0 4 2 7 6 7 6 0 8-4 9-8 1-1 9-35 10-38 14 1 25 6 25 15 0 1 0 3 0 4-1 4-1 4-1 7 0 13 11 20 21 20 19 0 16-20 24-30 0-3-1-2-2-3-3 0-3 2-4 5-3 9-8 22-18 22-5 0-7-5-7-10 0-3 0-3 2-9 0-2 1-4 1-6 0-17-24-20-32-20 5-4 13-11 16-13 10-10 20-19 31-19 2 0 4 1 6 2-8 2-9 8-9 11 0 5 3 8 7 8 5 0 11-4 11-12 0-7-4-15-15-15s-21 8-31 18c-8 8-15 13-23 17 7-26 13-52 19-78z">
              <text:p/>
            </draw:path>
            <draw:path draw:style-name="gr4" draw:text-style-name="P3" draw:layer="layout" svg:width="0.132cm" svg:height="0.009cm" svg:x="7.916cm" svg:y="9.84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8.054cm" svg:y="9.765cm" svg:viewBox="0 0 71 130" svg:d="M44 5c0-5 0-5-6-5-12 12-30 12-38 12 0 2 0 5 0 7 4 0 18 0 28-5 0 33 0 66 0 99 0 7 0 10-19 10-3 0-6 0-8 0 0 2 0 4 0 7 4-1 28-1 35-1 6 0 31 0 35 1 0-3 0-5 0-7-2 0-5 0-7 0-20 0-20-3-20-10 0-36 0-72 0-108z">
              <text:p/>
            </draw:path>
          </draw:g>
        </draw:g>
        <draw:g>
          <svg:title>TexMaths</svg:title>
          <svg:desc>8§display§p_{2,k}§svg§600§TRUE§</svg:desc>
          <draw:g>
            <draw:path draw:style-name="gr4" draw:text-style-name="P3" draw:layer="layout" svg:width="0.145cm" svg:height="0.177cm" svg:x="9.156cm" svg:y="9.729cm" svg:viewBox="0 0 146 178" svg:d="M22 158c-3 10-4 12-16 12-3 0-6 0-6 5 0 3 2 3 4 3 7 0 15 0 23 0 10 0 19 0 28 0 1 0 5 0 5-5 0-3-2-3-6-3-15 0-15-2-15-4 0-4 12-50 14-57 4 9 12 18 26 18 32 0 67-41 67-82 0-27-16-45-37-45-14 0-27 10-37 21-2-15-14-21-25-21-13 0-18 11-21 16-4 10-8 26-8 27 0 3 2 2 3 3 3 0 3 0 5-7 4-19 10-33 20-33 5 0 9 3 9 13 0 7-1 10-2 15-11 41-21 83-31 124zM71 37c2-8 10-16 15-20 9-9 17-11 22-11 11 0 18 10 18 27 0 16-9 49-14 59-10 20-23 29-34 29-18 0-22-23-22-25 0-1 0-1 2-5 4-18 9-36 13-54z">
              <text:p/>
            </draw:path>
            <draw:path draw:style-name="gr4" draw:text-style-name="P3" draw:layer="layout" svg:width="0.086cm" svg:height="0.129cm" svg:x="9.318cm" svg:y="9.765cm" svg:viewBox="0 0 87 130" svg:d="M87 94c-2 0-5 0-7 0 0 4-2 16-5 18-1 2-17 2-19 2-12 0-25 0-37 0 21-19 28-24 40-33 15-12 28-24 28-43 0-24-21-38-46-38-24 0-41 17-41 35 0 10 9 11 10 11 5 0 11-4 11-11 0-3-2-10-11-10 5-14 19-19 28-19 20 0 30 16 30 32 0 17-12 31-18 38-16 15-32 31-48 46-2 2-2 3-2 8 27 0 54 0 81 0 2-12 4-24 6-36z">
              <text:p/>
            </draw:path>
            <draw:path draw:style-name="gr4" draw:text-style-name="P3" draw:layer="layout" svg:width="0.024cm" svg:height="0.06cm" svg:x="9.44cm" svg:y="9.872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96cm" svg:height="0.137cm" svg:x="9.499cm" svg:y="9.759cm" svg:viewBox="0 0 97 138" svg:d="M47 6c0 0 1-2 1-3s-1-3-3-3c-4 0-21 2-26 2-1 0-4 0-4 4s3 4 5 4c10 0 10 1 10 2 0 2 0 3-1 5-10 37-19 74-28 111-1 3-1 3-1 4 0 3 2 6 7 6s7-4 9-8c0 0 9-35 10-38 13 2 24 6 24 16 0 1 0 2 0 4 0 3 0 4 0 6 0 14 11 20 20 20 20 0 17-19 25-29 0-3-2-3-3-3-2 0-3 1-4 4-2 9-7 23-17 23-5 0-7-5-7-11 0-3 0-3 1-8 1 0 1-4 1-6 0-18-24-21-32-21 6-4 13-10 16-13 11-9 20-19 32-19 2 0 4 1 6 3-9 1-10 8-10 11 0 5 3 7 8 7s11-4 11-12c0-7-5-14-15-14-12 0-22 8-32 17-8 8-15 14-23 18 7-26 14-52 20-79z">
              <text:p/>
            </draw:path>
          </draw:g>
        </draw:g>
        <draw:g>
          <svg:title>TexMaths</svg:title>
          <svg:desc>8§display§p_{2,1}§svg§600§TRUE§</svg:desc>
          <draw:g>
            <draw:path draw:style-name="gr4" draw:text-style-name="P3" draw:layer="layout" svg:width="0.146cm" svg:height="0.177cm" svg:x="3.557cm" svg:y="9.729cm" svg:viewBox="0 0 147 178" svg:d="M22 158c-3 10-3 12-16 12-3 0-6 0-6 5 0 3 2 3 4 3 7 0 15 0 23 0 10 0 19 0 28 0 2 0 5 0 5-5 0-3-2-3-6-3-15 0-15-2-15-4 0-4 12-50 14-57 4 9 12 18 26 18 32 0 68-41 68-82 0-27-16-45-38-45-14 0-27 10-36 21-3-15-15-21-26-21-13 0-18 11-21 16-4 10-8 26-8 27 0 3 2 2 3 3 3 0 3 0 5-7 4-19 10-33 20-33 5 0 9 3 9 13 0 7-1 10-2 15-11 41-21 83-31 124zM71 37c2-8 10-16 15-20 9-9 17-11 22-11 11 0 19 10 19 27 0 16-10 49-15 59-10 20-23 29-34 29-18 0-21-23-21-25 0-1 0-1 1-5 4-18 9-36 13-54z">
              <text:p/>
            </draw:path>
            <draw:path draw:style-name="gr4" draw:text-style-name="P3" draw:layer="layout" svg:width="0.086cm" svg:height="0.129cm" svg:x="3.72cm" svg:y="9.765cm" svg:viewBox="0 0 87 130" svg:d="M87 94c-2 0-5 0-7 0 0 4-2 16-5 18-1 2-17 2-19 2-12 0-25 0-37 0 21-19 28-24 40-33 15-12 28-24 28-43 0-24-21-38-46-38-24 0-41 17-41 35 0 10 9 11 10 11 5 0 11-4 11-11 0-3-2-10-11-10 5-14 19-19 28-19 20 0 30 16 30 32 0 17-12 31-18 38-16 15-32 31-48 46-2 2-2 3-2 8 27 0 54 0 81 0 2-12 4-24 6-36z">
              <text:p/>
            </draw:path>
            <draw:path draw:style-name="gr4" draw:text-style-name="P3" draw:layer="layout" svg:width="0.024cm" svg:height="0.06cm" svg:x="3.841cm" svg:y="9.872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7cm" svg:height="0.129cm" svg:x="3.908cm" svg:y="9.765cm" svg:viewBox="0 0 71 130" svg:d="M44 5c0-5 0-5-6-5-12 12-30 12-38 12 0 2 0 5 0 7 5 0 18 0 28-5 0 33 0 66 0 100 0 7 0 9-19 9-3 0-6 0-8 0 0 3 0 5 0 7 4 0 28 0 35 0 6 0 31 0 35 0 0-2 0-4 0-7-2 0-5 0-7 0-20 0-20-2-20-9 0-37 0-73 0-109z">
              <text:p/>
            </draw:path>
          </draw:g>
        </draw:g>
        <draw:g>
          <svg:title>TexMaths</svg:title>
          <svg:desc>8§display§p_{2,2}§svg§600§TRUE§</svg:desc>
          <draw:g>
            <draw:path draw:style-name="gr4" draw:text-style-name="P3" draw:layer="layout" svg:width="0.145cm" svg:height="0.177cm" svg:x="5.158cm" svg:y="9.731cm" svg:viewBox="0 0 146 178" svg:d="M22 158c-3 10-3 12-16 12-3 0-6 0-6 5 0 3 2 3 4 3 7 0 15 0 23 0 10 0 19 0 28 0 2 0 5 0 5-5 0-3-2-3-6-3-15 0-15-2-15-4 0-4 12-50 14-57 4 9 12 18 26 18 32 0 67-41 67-82 0-27-16-45-37-45-14 0-27 10-36 21-3-15-15-21-26-21-13 0-18 11-21 16-4 10-8 26-8 27 0 3 2 2 3 3 3 0 3 0 5-7 4-19 10-33 20-33 5 0 9 3 9 13 0 7-1 10-2 15-11 41-21 83-31 124zM71 37c2-8 10-16 15-20 9-9 17-11 22-11 11 0 18 10 18 27 0 16-9 49-14 59-10 20-23 29-34 29-18 0-21-23-21-25 0-1 0-1 1-5 4-18 9-36 13-54z">
              <text:p/>
            </draw:path>
            <draw:path draw:style-name="gr4" draw:text-style-name="P3" draw:layer="layout" svg:width="0.086cm" svg:height="0.129cm" svg:x="5.32cm" svg:y="9.767cm" svg:viewBox="0 0 87 130" svg:d="M87 94c-2 0-5 0-7 0 0 4-2 16-5 18-1 2-17 2-19 2-12 0-24 0-36 0 20-19 27-24 39-33 15-12 28-24 28-43 0-24-21-38-46-38-24 0-41 17-41 35 0 10 9 11 10 11 5 0 11-4 11-11 0-3-1-10-11-10 5-14 19-19 28-19 20 0 30 16 30 32 0 17-12 31-18 38-16 15-32 31-48 46-2 2-2 3-2 8 27 0 54 0 81 0 2-12 4-24 6-36z">
              <text:p/>
            </draw:path>
            <draw:path draw:style-name="gr4" draw:text-style-name="P3" draw:layer="layout" svg:width="0.024cm" svg:height="0.06cm" svg:x="5.442cm" svg:y="9.874cm" svg:viewBox="0 0 25 61" svg:d="M19 20c0 10-1 23-15 36-1 1-1 1-1 2s2 3 3 3c2 0 19-16 19-39 0-12-5-22-14-22-6 0-11 6-11 11 0 7 5 12 11 12 5 0 6-2 8-3z">
              <text:p/>
            </draw:path>
            <draw:path draw:style-name="gr4" draw:text-style-name="P3" draw:layer="layout" svg:width="0.086cm" svg:height="0.129cm" svg:x="5.499cm" svg:y="9.767cm" svg:viewBox="0 0 87 130" svg:d="M87 94c-2 0-4 0-6 0-1 4-3 16-6 18-1 2-17 2-19 2-12 0-24 0-36 0 21-19 27-24 39-33 15-12 28-24 28-43 0-24-21-38-45-38-25 0-42 17-42 35 0 10 9 11 10 11 5 0 11-4 11-11 0-3-1-10-11-10 6-14 19-19 28-19 20 0 30 16 30 32 0 17-12 31-18 38-16 15-32 31-48 46-2 2-2 3-2 8 27 0 54 0 82 0 1-12 3-24 5-36z">
              <text:p/>
            </draw:path>
          </draw:g>
        </draw:g>
        <draw:line draw:style-name="gr45" draw:text-style-name="P4" draw:layer="layout" svg:x1="4.201cm" svg:y1="9.801cm" svg:x2="5.001cm" svg:y2="9.801cm">
          <text:p/>
        </draw:line>
        <draw:line draw:style-name="gr45" draw:text-style-name="P4" draw:layer="layout" svg:x1="8.201cm" svg:y1="9.801cm" svg:x2="9.001cm" svg:y2="9.801cm">
          <text:p/>
        </draw:line>
        <draw:line draw:style-name="gr45" draw:text-style-name="P4" draw:layer="layout" svg:x1="5.801cm" svg:y1="9.801cm" svg:x2="6.401cm" svg:y2="9.801cm">
          <text:p/>
        </draw:line>
        <draw:line draw:style-name="gr45" draw:text-style-name="P4" draw:layer="layout" svg:x1="6.801cm" svg:y1="9.801cm" svg:x2="7.401cm" svg:y2="9.801cm">
          <text:p/>
        </draw:line>
        <draw:line draw:style-name="gr50" draw:text-style-name="P4" draw:layer="layout" svg:x1="6.401cm" svg:y1="9.801cm" svg:x2="6.801cm" svg:y2="9.801cm">
          <text:p/>
        </draw:line>
        <draw:g>
          <svg:title>TexMaths</svg:title>
          <svg:desc>8§display§p_{3,k\!-\!1}§svg§600§TRUE§</svg:desc>
          <draw:g>
            <draw:path draw:style-name="gr4" draw:text-style-name="P3" draw:layer="layout" svg:width="0.145cm" svg:height="0.177cm" svg:x="7.483cm" svg:y="10.531cm" svg:viewBox="0 0 146 178" svg:d="M22 158c-3 9-3 11-16 11-3 0-6 0-6 5 0 3 2 4 4 4 7 0 15-1 23-1 10 0 19 1 28 1 2 0 5 0 5-6 0-3-2-3-6-3-15 0-15-2-15-4 0-4 12-50 14-57 4 9 12 19 26 19 32 0 67-41 67-82 0-27-16-45-37-45-14 0-28 10-36 21-3-15-15-21-26-21-13 0-18 11-21 16-4 9-8 26-8 27 0 3 2 2 3 3 3 0 3-1 5-7 4-19 10-33 20-33 5 0 9 3 9 13 0 6-1 10-2 14-11 42-21 83-31 125zM71 37c2-8 10-16 14-20 10-9 19-11 23-11 12 0 18 10 18 27 0 16-9 48-14 59-10 19-23 28-34 28-18 0-21-23-21-24s0-1 1-5c4-18 9-36 13-54z">
              <text:p/>
            </draw:path>
            <draw:path draw:style-name="gr4" draw:text-style-name="P3" draw:layer="layout" svg:width="0.089cm" svg:height="0.133cm" svg:x="7.644cm" svg:y="10.567cm" svg:viewBox="0 0 90 134" svg:d="M43 64c15 0 27 11 27 32 0 24-15 31-26 31-8 0-26-2-34-14 10 0 12-6 12-10 0-7-5-11-11-11-5 0-11 3-11 11 0 19 21 31 44 31 28 0 46-19 46-38 0-16-12-31-34-35 21-8 29-23 29-35 0-15-19-26-40-26-22 0-39 10-39 26 0 7 4 11 10 11s10-5 10-11c0-5-4-9-10-10 7-9 21-10 28-10 9 0 22 4 22 20 0 9-4 18-8 24-7 7-12 8-22 8-6 1-6 1-6 1-1 0-3 0-3 2 0 3 2 3 6 3 3 0 7 0 10 0z">
              <text:p/>
            </draw:path>
            <draw:path draw:style-name="gr4" draw:text-style-name="P3" draw:layer="layout" svg:width="0.024cm" svg:height="0.06cm" svg:x="7.767cm" svg:y="10.674cm" svg:viewBox="0 0 25 61" svg:d="M20 20c0 10-2 23-16 36-1 1-1 1-1 2s2 3 3 3c3 0 19-16 19-40 0-11-4-21-14-21-6 0-11 6-11 11 0 7 5 12 12 12 4 0 7-3 8-3z">
              <text:p/>
            </draw:path>
            <draw:path draw:style-name="gr4" draw:text-style-name="P3" draw:layer="layout" svg:width="0.095cm" svg:height="0.137cm" svg:x="7.827cm" svg:y="10.56cm" svg:viewBox="0 0 96 138" svg:d="M46 6c0 0 1-2 1-3s-1-3-3-3c-4 0-20 2-25 2-1 0-5 0-5 4s4 4 6 4c9 0 9 1 9 2 0 2 0 3-1 5-9 37-18 73-27 110-1 4-1 3-1 4 0 4 2 7 6 7 6 0 8-4 9-8 1-1 9-35 10-38 14 1 25 6 25 15 0 1 0 3 0 4-1 4-1 4-1 7 0 13 11 20 21 20 19 0 16-20 24-30 0-3-1-2-2-3-3 0-3 2-4 5-3 9-8 22-18 22-5 0-7-5-7-10 0-3 0-3 2-9 0-2 1-4 1-6 0-17-24-20-32-20 5-4 13-11 16-13 10-10 20-19 31-19 2 0 4 1 6 2-8 2-9 8-9 11 0 5 3 8 7 8 5 0 11-4 11-12 0-7-4-15-15-15s-21 8-31 18c-8 8-15 13-23 17 7-26 13-52 19-78z">
              <text:p/>
            </draw:path>
            <draw:path draw:style-name="gr4" draw:text-style-name="P3" draw:layer="layout" svg:width="0.132cm" svg:height="0.009cm" svg:x="7.918cm" svg:y="10.642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8.056cm" svg:y="10.567cm" svg:viewBox="0 0 71 130" svg:d="M44 5c0-5 0-5-6-5-12 12-30 12-38 12 0 2 0 5 0 7 4 0 18 0 28-5 0 33 0 66 0 99 0 7 0 10-19 10-3 0-6 0-8 0 0 2 0 4 0 7 4-1 28-1 35-1 6 0 31 0 35 1 0-3 0-5 0-7-2 0-5 0-7 0-20 0-20-3-20-10 0-36 0-72 0-108z">
              <text:p/>
            </draw:path>
          </draw:g>
        </draw:g>
        <draw:g>
          <svg:title>TexMaths</svg:title>
          <svg:desc>8§display§p_{3,k}§svg§600§TRUE§</svg:desc>
          <draw:g>
            <draw:path draw:style-name="gr4" draw:text-style-name="P3" draw:layer="layout" svg:width="0.145cm" svg:height="0.177cm" svg:x="9.158cm" svg:y="10.529cm" svg:viewBox="0 0 146 178" svg:d="M22 158c-3 10-4 12-16 12-3 0-6 0-6 5 0 3 2 3 4 3 7 0 15 0 23 0 10 0 19 0 28 0 1 0 5 0 5-5 0-3-2-3-6-3-15 0-15-2-15-4 0-4 12-50 14-57 4 9 12 18 26 18 32 0 67-41 67-82 0-27-16-45-37-45-14 0-27 10-37 21-2-15-14-21-25-21-13 0-18 11-21 16-4 10-8 26-8 27 0 3 2 2 3 3 3 0 3 0 5-7 4-19 10-33 20-33 5 0 9 3 9 13 0 7-1 10-2 15-11 41-21 83-31 124zM71 37c2-8 10-16 15-20 9-9 17-11 22-11 11 0 18 10 18 27 0 16-9 49-14 59-10 20-23 29-34 29-18 0-22-23-22-25 0-1 0-1 2-5 4-18 9-36 13-54z">
              <text:p/>
            </draw:path>
            <draw:path draw:style-name="gr4" draw:text-style-name="P3" draw:layer="layout" svg:width="0.089cm" svg:height="0.133cm" svg:x="9.319cm" svg:y="10.565cm" svg:viewBox="0 0 90 134" svg:d="M43 65c15 0 27 10 27 31 0 25-15 32-26 32-8 0-26-2-34-14 9 0 12-7 12-11 0-6-5-11-11-11-5 0-11 3-11 11 0 19 20 31 44 31 27 0 46-18 46-38 0-15-12-30-34-35 21-7 28-23 28-35 0-15-17-26-39-26s-39 10-39 26c0 7 4 11 10 11s10-5 10-11c0-5-4-9-10-10 7-9 21-10 28-10 9 0 21 4 21 20 0 9-3 18-7 24-7 8-12 8-23 8-5 1-5 1-5 1-1 0-3 0-3 3s2 3 5 3c4 0 7 0 11 0z">
              <text:p/>
            </draw:path>
            <draw:path draw:style-name="gr4" draw:text-style-name="P3" draw:layer="layout" svg:width="0.024cm" svg:height="0.06cm" svg:x="9.442cm" svg:y="10.672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96cm" svg:height="0.137cm" svg:x="9.501cm" svg:y="10.559cm" svg:viewBox="0 0 97 138" svg:d="M47 6c0 0 1-2 1-3s-1-3-3-3c-4 0-21 2-26 2-1 0-4 0-4 4s3 4 5 4c10 0 10 1 10 2 0 2 0 3-1 5-10 37-19 74-28 111-1 3-1 3-1 4 0 3 2 6 7 6s7-4 9-8c0 0 9-35 10-38 13 2 24 6 24 16 0 1 0 2 0 4 0 3 0 4 0 6 0 14 11 20 20 20 20 0 17-19 25-29 0-3-2-3-3-3-2 0-3 1-4 4-2 9-7 23-17 23-5 0-7-5-7-11 0-3 0-3 1-8 1 0 1-4 1-6 0-18-24-21-32-21 6-4 13-10 16-13 11-9 20-19 32-19 2 0 4 1 6 3-9 1-10 8-10 11 0 5 3 7 8 7s11-4 11-12c0-7-5-14-15-14-12 0-22 8-32 17-8 8-15 14-23 18 7-26 14-52 20-79z">
              <text:p/>
            </draw:path>
          </draw:g>
        </draw:g>
        <draw:g>
          <svg:title>TexMaths</svg:title>
          <svg:desc>8§display§p_{3,1}§svg§600§TRUE§</svg:desc>
          <draw:g>
            <draw:path draw:style-name="gr4" draw:text-style-name="P3" draw:layer="layout" svg:width="0.146cm" svg:height="0.177cm" svg:x="3.558cm" svg:y="10.531cm" svg:viewBox="0 0 147 178" svg:d="M22 158c-3 10-3 12-16 12-3 0-6 0-6 5 0 3 2 3 4 3 7 0 15 0 23 0 10 0 19 0 28 0 2 0 5 0 5-5 0-3-2-3-6-3-15 0-15-2-15-4 0-4 12-50 14-57 4 9 12 18 26 18 32 0 68-41 68-82 0-27-16-45-38-45-14 0-27 10-36 21-3-15-15-21-26-21-13 0-18 11-21 16-4 10-8 26-8 27 0 3 2 2 3 3 3 0 3 0 5-7 4-19 10-33 20-33 5 0 9 3 9 13 0 7-1 10-2 15-11 41-21 83-31 124zM71 37c2-8 10-16 15-20 9-9 17-11 22-11 11 0 19 10 19 27 0 16-10 49-15 59-10 20-23 29-34 29-18 0-21-23-21-25 0-1 0-1 1-5 4-18 9-36 13-54z">
              <text:p/>
            </draw:path>
            <draw:path draw:style-name="gr4" draw:text-style-name="P3" draw:layer="layout" svg:width="0.089cm" svg:height="0.133cm" svg:x="3.719cm" svg:y="10.567cm" svg:viewBox="0 0 90 134" svg:d="M43 65c15 0 27 10 27 31 0 25-15 32-26 32-8 0-26-2-34-14 10 0 12-7 12-11 0-6-5-11-11-11-5 0-11 3-11 11 0 19 21 31 44 31 27 0 46-18 46-38 0-15-12-30-34-35 21-7 28-23 28-35 0-15-17-26-39-26s-39 10-39 26c0 7 4 11 10 11s10-5 10-11c0-5-4-9-10-10 7-9 21-10 28-10 9 0 21 4 21 20 0 9-3 18-7 24-7 8-12 8-23 8-5 1-5 1-5 1-1 0-3 0-3 3s2 3 5 3c4 0 8 0 11 0z">
              <text:p/>
            </draw:path>
            <draw:path draw:style-name="gr4" draw:text-style-name="P3" draw:layer="layout" svg:width="0.024cm" svg:height="0.06cm" svg:x="3.842cm" svg:y="10.674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7cm" svg:height="0.129cm" svg:x="3.909cm" svg:y="10.567cm" svg:viewBox="0 0 71 130" svg:d="M44 5c0-5 0-5-6-5-12 12-30 12-38 12 0 2 0 5 0 7 5 0 18 0 28-5 0 33 0 66 0 100 0 7 0 9-19 9-3 0-6 0-8 0 0 3 0 5 0 7 4 0 28 0 35 0 6 0 31 0 35 0 0-2 0-4 0-7-2 0-5 0-7 0-20 0-20-2-20-9 0-37 0-73 0-109z">
              <text:p/>
            </draw:path>
          </draw:g>
        </draw:g>
        <draw:g>
          <svg:title>TexMaths</svg:title>
          <svg:desc>8§display§p_{3,2}§svg§600§TRUE§</svg:desc>
          <draw:g>
            <draw:path draw:style-name="gr4" draw:text-style-name="P3" draw:layer="layout" svg:width="0.145cm" svg:height="0.177cm" svg:x="5.159cm" svg:y="10.532cm" svg:viewBox="0 0 146 178" svg:d="M22 158c-3 10-3 12-16 12-3 0-6 0-6 5 0 3 2 3 4 3 7 0 15 0 23 0 10 0 19 0 28 0 2 0 5 0 5-5 0-3-2-3-6-3-15 0-15-2-15-4 0-4 12-50 14-57 4 9 12 18 26 18 32 0 67-41 67-82 0-27-16-45-37-45-14 0-27 10-36 21-3-15-15-21-26-21-13 0-18 11-21 16-4 10-8 26-8 27 0 3 2 2 3 3 3 0 3 0 5-7 4-19 10-33 20-33 5 0 9 3 9 13 0 7-1 10-2 15-11 41-21 83-31 124zM71 37c2-8 10-16 15-20 9-9 17-11 22-11 11 0 18 10 18 27 0 16-9 49-14 59-10 20-23 29-34 29-18 0-21-23-21-25 0-1 0-1 1-5 4-18 9-36 13-54z">
              <text:p/>
            </draw:path>
            <draw:path draw:style-name="gr4" draw:text-style-name="P3" draw:layer="layout" svg:width="0.089cm" svg:height="0.133cm" svg:x="5.32cm" svg:y="10.568cm" svg:viewBox="0 0 90 134" svg:d="M43 65c15 0 27 10 27 31 0 25-15 32-26 32-8 0-26-2-34-14 10 0 12-7 12-11 0-6-5-11-11-11-5 0-11 3-11 11 0 19 21 31 44 31 27 0 46-18 46-38 0-15-12-30-34-35 21-7 28-23 28-35 0-15-18-26-39-26-22 0-39 10-39 26 0 7 4 11 10 11s10-5 10-11c0-5-4-9-10-10 7-9 21-10 28-10 9 0 22 4 22 20 0 9-4 18-8 24-7 8-12 8-23 8-5 1-5 1-5 1-1 0-3 0-3 3s2 3 6 3c3 0 7 0 10 0z">
              <text:p/>
            </draw:path>
            <draw:path draw:style-name="gr4" draw:text-style-name="P3" draw:layer="layout" svg:width="0.024cm" svg:height="0.06cm" svg:x="5.443cm" svg:y="10.675cm" svg:viewBox="0 0 25 61" svg:d="M19 20c0 10-1 23-15 36-1 1-1 1-1 2s2 3 3 3c2 0 19-16 19-39 0-12-5-22-14-22-6 0-11 6-11 11 0 7 5 12 11 12 5 0 6-2 8-3z">
              <text:p/>
            </draw:path>
            <draw:path draw:style-name="gr4" draw:text-style-name="P3" draw:layer="layout" svg:width="0.086cm" svg:height="0.129cm" svg:x="5.5cm" svg:y="10.568cm" svg:viewBox="0 0 87 130" svg:d="M87 94c-2 0-4 0-6 0-1 4-3 16-6 18-1 2-17 2-19 2-12 0-24 0-36 0 21-19 27-24 39-33 15-12 28-24 28-43 0-24-21-38-45-38-25 0-42 17-42 35 0 10 9 11 10 11 5 0 11-4 11-11 0-3-1-10-11-10 6-14 19-19 28-19 20 0 30 16 30 32 0 17-12 31-18 38-16 15-32 31-48 46-2 2-2 3-2 8 27 0 54 0 82 0 1-12 3-24 5-36z">
              <text:p/>
            </draw:path>
          </draw:g>
        </draw:g>
        <draw:line draw:style-name="gr44" draw:text-style-name="P4" draw:layer="layout" svg:x1="4.202cm" svg:y1="10.602cm" svg:x2="5.002cm" svg:y2="10.602cm">
          <text:p/>
        </draw:line>
        <draw:line draw:style-name="gr44" draw:text-style-name="P4" draw:layer="layout" svg:x1="8.202cm" svg:y1="10.602cm" svg:x2="9.002cm" svg:y2="10.602cm">
          <text:p/>
        </draw:line>
        <draw:line draw:style-name="gr44" draw:text-style-name="P4" draw:layer="layout" svg:x1="5.802cm" svg:y1="10.602cm" svg:x2="6.402cm" svg:y2="10.602cm">
          <text:p/>
        </draw:line>
        <draw:line draw:style-name="gr44" draw:text-style-name="P4" draw:layer="layout" svg:x1="6.802cm" svg:y1="10.602cm" svg:x2="7.402cm" svg:y2="10.602cm">
          <text:p/>
        </draw:line>
        <draw:line draw:style-name="gr51" draw:text-style-name="P4" draw:layer="layout" svg:x1="6.402cm" svg:y1="10.602cm" svg:x2="6.802cm" svg:y2="10.602cm">
          <text:p/>
        </draw:line>
        <draw:g>
          <svg:title>TexMaths</svg:title>
          <svg:desc>8§display§p_{0}§svg§600§TRUE§</svg:desc>
          <draw:g>
            <draw:path draw:style-name="gr4" draw:text-style-name="P3" draw:layer="layout" svg:width="0.145cm" svg:height="0.177cm" svg:x="2.059cm" svg:y="8.13cm" svg:viewBox="0 0 146 178" svg:d="M21 158c-2 10-3 11-15 11-3 0-6 0-6 6 0 2 2 3 4 3 7 0 15-1 23-1 10 0 18 1 28 1 1 0 5 0 5-6 0-3-3-3-7-3-14 0-14-1-14-4 0-4 12-49 14-56 4 8 11 18 25 18 33 0 68-41 68-82 0-27-16-45-38-45-13 0-27 10-36 21-3-15-15-21-25-21-13 0-18 11-21 16-5 10-8 26-8 27 0 3 2 2 3 3 3 0 3-1 4-7 5-19 11-33 21-33 5 0 9 3 9 13 0 7-1 10-2 15-11 41-21 83-32 124zM71 37c1-8 9-16 14-20 10-9 18-11 22-11 12 0 19 10 19 27 0 16-10 48-15 59-9 20-23 29-33 29-18 0-22-24-22-25s0-1 1-5c4-18 9-36 14-54z">
              <text:p/>
            </draw:path>
            <draw:path draw:style-name="gr4" draw:text-style-name="P3" draw:layer="layout" svg:width="0.09cm" svg:height="0.132cm" svg:x="2.218cm" svg:y="8.166cm" svg:viewBox="0 0 91 133" svg:d="M91 67c0-22-3-37-11-50-7-10-19-17-35-17-45 0-45 53-45 67s0 66 45 66c46 0 46-52 46-66zM45 129c-8 0-20-6-24-22-3-12-3-28-3-42 0-15 0-29 3-40 4-15 16-20 24-20 11 0 21 7 25 18 2 11 3 25 3 42 0 14 0 28-3 41-3 18-17 23-25 23z">
              <text:p/>
            </draw:path>
          </draw:g>
        </draw:g>
        <draw:line draw:style-name="gr43" draw:text-style-name="P4" draw:layer="layout" svg:x1="3.701cm" svg:y1="8.401cm" svg:x2="3.7cm" svg:y2="8.8cm">
          <text:p/>
        </draw:line>
        <draw:line draw:style-name="gr45" draw:text-style-name="P4" draw:layer="layout" svg:x1="3.801cm" svg:y1="10.401cm" svg:x2="3.8cm" svg:y2="10cm">
          <text:p/>
        </draw:line>
        <draw:line draw:style-name="gr52" draw:text-style-name="P4" draw:layer="layout" svg:x1="3.7cm" svg:y1="8.5cm" svg:x2="9.3cm" svg:y2="8.5cm">
          <text:p/>
        </draw:line>
        <draw:line draw:style-name="gr52" draw:text-style-name="P4" draw:layer="layout" svg:x1="5.3cm" svg:y1="8.4cm" svg:x2="5.3cm" svg:y2="8.5cm">
          <text:p/>
        </draw:line>
        <draw:line draw:style-name="gr52" draw:text-style-name="P4" draw:layer="layout" svg:x1="7.7cm" svg:y1="8.4cm" svg:x2="7.7cm" svg:y2="8.5cm">
          <text:p/>
        </draw:line>
        <draw:line draw:style-name="gr52" draw:text-style-name="P4" draw:layer="layout" svg:x1="9.3cm" svg:y1="8.4cm" svg:x2="9.3cm" svg:y2="8.5cm">
          <text:p/>
        </draw:line>
        <draw:line draw:style-name="gr53" draw:text-style-name="P4" draw:layer="layout" svg:x1="3.8cm" svg:y1="8.6cm" svg:x2="9.4cm" svg:y2="8.6cm">
          <text:p/>
        </draw:line>
        <draw:line draw:style-name="gr53" draw:text-style-name="P4" draw:layer="layout" svg:x1="5.4cm" svg:y1="8.4cm" svg:x2="5.4cm" svg:y2="8.6cm">
          <text:p/>
        </draw:line>
        <draw:line draw:style-name="gr53" draw:text-style-name="P4" draw:layer="layout" svg:x1="7.8cm" svg:y1="8.4cm" svg:x2="7.8cm" svg:y2="8.6cm">
          <text:p/>
        </draw:line>
        <draw:line draw:style-name="gr53" draw:text-style-name="P4" draw:layer="layout" svg:x1="9.4cm" svg:y1="8.4cm" svg:x2="9.4cm" svg:y2="8.6cm">
          <text:p/>
        </draw:line>
        <draw:line draw:style-name="gr54" draw:text-style-name="P4" draw:layer="layout" svg:x1="3.9cm" svg:y1="8.7cm" svg:x2="9.5cm" svg:y2="8.7cm">
          <text:p/>
        </draw:line>
        <draw:line draw:style-name="gr54" draw:text-style-name="P4" draw:layer="layout" svg:x1="9.5cm" svg:y1="8.4cm" svg:x2="9.5cm" svg:y2="8.7cm">
          <text:p/>
        </draw:line>
        <draw:line draw:style-name="gr54" draw:text-style-name="P4" draw:layer="layout" svg:x1="7.9cm" svg:y1="8.4cm" svg:x2="7.9cm" svg:y2="8.7cm">
          <text:p/>
        </draw:line>
        <draw:line draw:style-name="gr54" draw:text-style-name="P4" draw:layer="layout" svg:x1="5.5cm" svg:y1="8.4cm" svg:x2="5.5cm" svg:y2="8.7cm">
          <text:p/>
        </draw:line>
        <draw:line draw:style-name="gr25" draw:text-style-name="P4" draw:layer="layout" svg:x1="5.2cm" svg:y1="9.2cm" svg:x2="5.2cm" svg:y2="9.3cm">
          <text:p/>
        </draw:line>
        <draw:line draw:style-name="gr25" draw:text-style-name="P4" draw:layer="layout" svg:x1="7.6cm" svg:y1="9.2cm" svg:x2="7.6cm" svg:y2="9.3cm">
          <text:p/>
        </draw:line>
        <draw:line draw:style-name="gr25" draw:text-style-name="P4" draw:layer="layout" svg:x1="9.2cm" svg:y1="9.2cm" svg:x2="9.2cm" svg:y2="9.3cm">
          <text:p/>
        </draw:line>
        <draw:line draw:style-name="gr25" draw:text-style-name="P4" draw:layer="layout" svg:x1="9.2cm" svg:y1="9.3cm" svg:x2="3.6cm" svg:y2="9.3cm">
          <text:p/>
        </draw:line>
        <draw:line draw:style-name="gr53" draw:text-style-name="P4" draw:layer="layout" svg:x1="5.4cm" svg:y1="9.2cm" svg:x2="5.4cm" svg:y2="9.4cm">
          <text:p/>
        </draw:line>
        <draw:line draw:style-name="gr53" draw:text-style-name="P4" draw:layer="layout" svg:x1="7.8cm" svg:y1="9.2cm" svg:x2="7.8cm" svg:y2="9.4cm">
          <text:p/>
        </draw:line>
        <draw:line draw:style-name="gr53" draw:text-style-name="P4" draw:layer="layout" svg:x1="9.4cm" svg:y1="9.2cm" svg:x2="9.4cm" svg:y2="9.4cm">
          <text:p/>
        </draw:line>
        <draw:line draw:style-name="gr53" draw:text-style-name="P4" draw:layer="layout" svg:x1="3.8cm" svg:y1="9.4cm" svg:x2="9.4cm" svg:y2="9.4cm">
          <text:p/>
        </draw:line>
        <draw:line draw:style-name="gr54" draw:text-style-name="P4" draw:layer="layout" svg:x1="5.5cm" svg:y1="9.2cm" svg:x2="5.5cm" svg:y2="9.5cm">
          <text:p/>
        </draw:line>
        <draw:line draw:style-name="gr54" draw:text-style-name="P4" draw:layer="layout" svg:x1="7.9cm" svg:y1="9.2cm" svg:x2="7.9cm" svg:y2="9.5cm">
          <text:p/>
        </draw:line>
        <draw:line draw:style-name="gr54" draw:text-style-name="P4" draw:layer="layout" svg:x1="9.5cm" svg:y1="9.2cm" svg:x2="9.5cm" svg:y2="9.5cm">
          <text:p/>
        </draw:line>
        <draw:line draw:style-name="gr54" draw:text-style-name="P4" draw:layer="layout" svg:x1="3.9cm" svg:y1="9.5cm" svg:x2="9.5cm" svg:y2="9.5cm">
          <text:p/>
        </draw:line>
        <draw:line draw:style-name="gr25" draw:text-style-name="P4" draw:layer="layout" svg:x1="5.2cm" svg:y1="10cm" svg:x2="5.2cm" svg:y2="10.1cm">
          <text:p/>
        </draw:line>
        <draw:line draw:style-name="gr25" draw:text-style-name="P4" draw:layer="layout" svg:x1="7.6cm" svg:y1="10cm" svg:x2="7.6cm" svg:y2="10.1cm">
          <text:p/>
        </draw:line>
        <draw:line draw:style-name="gr25" draw:text-style-name="P4" draw:layer="layout" svg:x1="9.2cm" svg:y1="10cm" svg:x2="9.2cm" svg:y2="10.1cm">
          <text:p/>
        </draw:line>
        <draw:line draw:style-name="gr25" draw:text-style-name="P4" draw:layer="layout" svg:x1="9.2cm" svg:y1="10.1cm" svg:x2="3.6cm" svg:y2="10.1cm">
          <text:p/>
        </draw:line>
        <draw:line draw:style-name="gr52" draw:text-style-name="P4" draw:layer="layout" svg:x1="5.3cm" svg:y1="10cm" svg:x2="5.3cm" svg:y2="10.2cm">
          <text:p/>
        </draw:line>
        <draw:line draw:style-name="gr52" draw:text-style-name="P4" draw:layer="layout" svg:x1="7.7cm" svg:y1="10cm" svg:x2="7.7cm" svg:y2="10.2cm">
          <text:p/>
        </draw:line>
        <draw:line draw:style-name="gr52" draw:text-style-name="P4" draw:layer="layout" svg:x1="9.3cm" svg:y1="10cm" svg:x2="9.3cm" svg:y2="10.2cm">
          <text:p/>
        </draw:line>
        <draw:line draw:style-name="gr52" draw:text-style-name="P4" draw:layer="layout" svg:x1="3.7cm" svg:y1="10.2cm" svg:x2="9.3cm" svg:y2="10.2cm">
          <text:p/>
        </draw:line>
        <draw:line draw:style-name="gr54" draw:text-style-name="P4" draw:layer="layout" svg:x1="5.5cm" svg:y1="10cm" svg:x2="5.5cm" svg:y2="10.3cm">
          <text:p/>
        </draw:line>
        <draw:line draw:style-name="gr54" draw:text-style-name="P4" draw:layer="layout" svg:x1="7.9cm" svg:y1="10cm" svg:x2="7.9cm" svg:y2="10.3cm">
          <text:p/>
        </draw:line>
        <draw:line draw:style-name="gr54" draw:text-style-name="P4" draw:layer="layout" svg:x1="9.5cm" svg:y1="10cm" svg:x2="9.5cm" svg:y2="10.3cm">
          <text:p/>
        </draw:line>
        <draw:line draw:style-name="gr54" draw:text-style-name="P4" draw:layer="layout" svg:x1="3.9cm" svg:y1="10.3cm" svg:x2="9.5cm" svg:y2="10.3cm">
          <text:p/>
        </draw:line>
        <draw:line draw:style-name="gr25" draw:text-style-name="P4" draw:layer="layout" svg:x1="5.2cm" svg:y1="10.8cm" svg:x2="5.2cm" svg:y2="10.9cm">
          <text:p/>
        </draw:line>
        <draw:line draw:style-name="gr25" draw:text-style-name="P4" draw:layer="layout" svg:x1="7.6cm" svg:y1="10.8cm" svg:x2="7.6cm" svg:y2="10.9cm">
          <text:p/>
        </draw:line>
        <draw:line draw:style-name="gr25" draw:text-style-name="P4" draw:layer="layout" svg:x1="9.2cm" svg:y1="10.8cm" svg:x2="9.2cm" svg:y2="10.9cm">
          <text:p/>
        </draw:line>
        <draw:line draw:style-name="gr25" draw:text-style-name="P4" draw:layer="layout" svg:x1="9.2cm" svg:y1="10.9cm" svg:x2="3.6cm" svg:y2="10.9cm">
          <text:p/>
        </draw:line>
        <draw:line draw:style-name="gr52" draw:text-style-name="P4" draw:layer="layout" svg:x1="5.3cm" svg:y1="10.8cm" svg:x2="5.3cm" svg:y2="11cm">
          <text:p/>
        </draw:line>
        <draw:line draw:style-name="gr52" draw:text-style-name="P4" draw:layer="layout" svg:x1="7.7cm" svg:y1="10.8cm" svg:x2="7.7cm" svg:y2="11cm">
          <text:p/>
        </draw:line>
        <draw:line draw:style-name="gr52" draw:text-style-name="P4" draw:layer="layout" svg:x1="9.3cm" svg:y1="10.8cm" svg:x2="9.3cm" svg:y2="11cm">
          <text:p/>
        </draw:line>
        <draw:line draw:style-name="gr52" draw:text-style-name="P4" draw:layer="layout" svg:x1="3.7cm" svg:y1="11cm" svg:x2="9.3cm" svg:y2="11cm">
          <text:p/>
        </draw:line>
        <draw:line draw:style-name="gr53" draw:text-style-name="P4" draw:layer="layout" svg:x1="5.4cm" svg:y1="10.8cm" svg:x2="5.4cm" svg:y2="11.1cm">
          <text:p/>
        </draw:line>
        <draw:line draw:style-name="gr53" draw:text-style-name="P4" draw:layer="layout" svg:x1="7.8cm" svg:y1="10.8cm" svg:x2="7.8cm" svg:y2="11.1cm">
          <text:p/>
        </draw:line>
        <draw:line draw:style-name="gr53" draw:text-style-name="P4" draw:layer="layout" svg:x1="9.4cm" svg:y1="10.8cm" svg:x2="9.4cm" svg:y2="11.1cm">
          <text:p/>
        </draw:line>
        <draw:line draw:style-name="gr53" draw:text-style-name="P4" draw:layer="layout" svg:x1="3.8cm" svg:y1="11.1cm" svg:x2="9.4cm" svg:y2="11.1cm">
          <text:p/>
        </draw:line>
        <draw:line draw:style-name="gr25" draw:text-style-name="P4" draw:layer="layout" svg:x1="3.6cm" svg:y1="10.8cm" svg:x2="3.6cm" svg:y2="10.9cm">
          <text:p/>
        </draw:line>
        <draw:line draw:style-name="gr52" draw:text-style-name="P4" draw:layer="layout" svg:x1="3.7cm" svg:y1="10.8cm" svg:x2="3.7cm" svg:y2="11cm">
          <text:p/>
        </draw:line>
        <draw:line draw:style-name="gr53" draw:text-style-name="P4" draw:layer="layout" svg:x1="3.8cm" svg:y1="10.8cm" svg:x2="3.8cm" svg:y2="11.1cm">
          <text:p/>
        </draw:line>
        <draw:line draw:style-name="gr42" draw:text-style-name="P4" draw:layer="layout" svg:x1="1.4cm" svg:y1="8.2cm" svg:x2="1.8cm" svg:y2="8.2cm">
          <text:p/>
        </draw:line>
        <draw:line draw:style-name="gr42" draw:text-style-name="P4" draw:layer="layout" svg:x1="2.6cm" svg:y1="8.2cm" svg:x2="3.4cm" svg:y2="8.2cm">
          <text:p/>
        </draw:line>
        <draw:line draw:style-name="gr43" draw:text-style-name="P4" draw:layer="layout" svg:x1="2.6cm" svg:y1="8.2cm" svg:x2="3.4cm" svg:y2="9cm">
          <text:p/>
        </draw:line>
        <draw:line draw:style-name="gr45" draw:text-style-name="P4" draw:layer="layout" svg:x1="2.6cm" svg:y1="8.2cm" svg:x2="3.4cm" svg:y2="9.8cm">
          <text:p/>
        </draw:line>
        <draw:line draw:style-name="gr44" draw:text-style-name="P4" draw:layer="layout" svg:x1="2.6cm" svg:y1="8.2cm" svg:x2="3.4cm" svg:y2="10.6cm">
          <text:p/>
        </draw:line>
        <draw:line draw:style-name="gr42" draw:text-style-name="P4" draw:layer="layout" svg:x1="1.9cm" svg:y1="9.6cm" svg:x2="2.4cm" svg:y2="9.6cm">
          <text:p/>
        </draw:line>
        <draw:g>
          <svg:title>TexMaths</svg:title>
          <svg:desc>10§display§0§svg§600§TRUE§</svg:desc>
          <draw:g>
            <draw:path draw:style-name="gr4" draw:text-style-name="P3" draw:layer="layout" svg:width="0.145cm" svg:height="0.239cm" svg:x="1.7cm" svg:y="9.45cm" svg:viewBox="0 0 146 240" svg:d="M146 121c0-28-2-56-14-82-16-33-45-39-58-39-21 0-47 9-61 42-11 24-13 51-13 79 0 25 1 57 16 84 15 28 40 35 57 35 18 0 45-7 60-41 11-24 13-51 13-78zM73 232c-13 0-34-8-40-42-4-21-4-53-4-73 0-22 0-46 3-64 6-42 33-45 41-45 11 0 34 6 41 41 3 19 3 46 3 68 0 25 0 49-4 72-5 33-25 43-40 43z">
              <text:p/>
            </draw:path>
          </draw:g>
        </draw:g>
        <draw:g>
          <svg:title>TexMaths</svg:title>
          <svg:desc>10§display§1§svg§600§TRUE§</svg:desc>
          <draw:g>
            <draw:path draw:style-name="gr4" draw:text-style-name="P3" draw:layer="layout" svg:width="0.113cm" svg:height="0.231cm" svg:x="1.702cm" svg:y="9.752cm" svg:viewBox="0 0 114 232" svg:d="M70 9c0-8 0-9-8-9-20 22-51 22-62 22 0 4 0 7 0 11 7 0 28 0 46-9 0 60 0 120 0 180 0 13-1 17-33 17-4 0-7 0-11 0 0 4 0 7 0 11 12-1 43-1 56-1 14 0 44 0 56 1 0-4 0-7 0-11-4 0-7 0-11 0-32 0-33-4-33-17 0-65 0-130 0-195z">
              <text:p/>
            </draw:path>
          </draw:g>
        </draw:g>
        <draw:g>
          <svg:title>TexMaths</svg:title>
          <svg:desc>10§display§2§svg§600§TRUE§</svg:desc>
          <draw:g>
            <draw:path draw:style-name="gr4" draw:text-style-name="P3" draw:layer="layout" svg:width="0.137cm" svg:height="0.231cm" svg:x="1.703cm" svg:y="10.053cm" svg:viewBox="0 0 138 232" svg:d="M27 205c12-12 24-24 37-36 53-48 74-66 74-101 0-40-31-68-73-68-39 0-65 32-65 63 0 20 17 20 18 20 6 0 19-4 19-19 0-9-7-18-19-18-3 0-3 0-4 1 8-23 26-36 47-36 30 0 45 28 45 57 0 28-17 54-36 76-22 25-44 50-66 75-4 4-4 5-4 13 43 0 85 0 128 0 3-20 7-40 10-61-3 0-6 0-9 0-1 11-4 26-7 31-3 3-26 3-33 3-20 0-41 0-62 0z">
              <text:p/>
            </draw:path>
          </draw:g>
        </draw:g>
        <draw:g>
          <svg:title>TexMaths</svg:title>
          <svg:desc>10§display§3§svg§600§TRUE§</svg:desc>
          <draw:g>
            <draw:path draw:style-name="gr4" draw:text-style-name="P3" draw:layer="layout" svg:width="0.143cm" svg:height="0.239cm" svg:x="1.703cm" svg:y="10.353cm" svg:viewBox="0 0 144 240" svg:d="M86 110c28-9 49-34 49-62s-31-48-64-48c-35 0-62 21-62 48 0 11 8 18 18 18 11 0 18-8 18-18 0-18-16-18-22-18 11-17 34-21 47-21s32 7 32 39c0 4 0 25-9 40-11 17-22 18-30 18-3 0-12 1-14 1-3 1-5 1-5 4 0 4 2 4 8 4 5 0 10 0 15 0 28 0 41 23 41 57 0 48-24 58-38 58-15 0-42-6-54-26 12 1 23-6 23-20 0-12-9-19-19-19-9 0-20 5-20 20 0 32 32 55 71 55 41 0 73-32 73-68 0-28-22-55-58-62z">
              <text:p/>
            </draw:path>
          </draw:g>
        </draw:g>
        <draw:line draw:style-name="gr43" draw:text-style-name="P4" draw:layer="layout" svg:x1="1.901cm" svg:y1="9.902cm" svg:x2="2.4cm" svg:y2="9.9cm">
          <text:p/>
        </draw:line>
        <draw:line draw:style-name="gr45" draw:text-style-name="P4" draw:layer="layout" svg:x1="1.901cm" svg:y1="10.202cm" svg:x2="2.4cm" svg:y2="10.2cm">
          <text:p/>
        </draw:line>
        <draw:line draw:style-name="gr44" draw:text-style-name="P4" draw:layer="layout" svg:x1="1.902cm" svg:y1="10.503cm" svg:x2="2.4cm" svg:y2="10.5cm">
          <text:p/>
        </draw:line>
        <draw:g>
          <svg:title>TexMaths</svg:title>
          <svg:desc>8§display§q_{-\delta}§svg§600§TRUE§</svg:desc>
          <draw:g>
            <draw:path draw:style-name="gr4" draw:text-style-name="P3" draw:layer="layout" svg:width="0.115cm" svg:height="0.177cm" svg:x="2.435cm" svg:y="12.908cm" svg:viewBox="0 0 116 178" svg:d="M116 3c0-1-2-3-3-3-4 0-15 11-20 20-6-15-16-20-25-20-34 0-68 42-68 82 0 27 17 45 37 45 12 0 23-7 33-17-2 10-12 47-13 50-2 8-4 9-19 9-4 0-7 0-7 6 1 1 0 3 3 3 9 0 19-1 28-1 10 0 20 1 29 1 2 0 6 0 6-6 0-3-4-3-8-3-13 0-13-1-13-4 0-2 0-4 1-6 13-52 26-104 39-156zM38 121c-17 0-18-22-18-27 0-13 8-44 13-56 8-20 23-32 35-32 17 0 21 23 21 25s-15 62-16 64c-4 8-20 26-35 26z">
              <text:p/>
            </draw:path>
            <draw:path draw:style-name="gr4" draw:text-style-name="P3" draw:layer="layout" svg:width="0.131cm" svg:height="0.009cm" svg:x="2.57cm" svg:y="13.02cm" svg:viewBox="0 0 132 10" svg:d="M124 10c4 0 8 0 8-5s-4-5-8-5c-38 0-77 0-116 0-3 0-8 0-8 5s5 5 8 5c39 0 78 0 116 0z">
              <text:p/>
            </draw:path>
            <draw:path draw:style-name="gr4" draw:text-style-name="P3" draw:layer="layout" svg:width="0.085cm" svg:height="0.142cm" svg:x="2.736cm" svg:y="12.934cm" svg:viewBox="0 0 86 143" svg:d="M45 55c-29 7-45 33-45 54 0 20 16 34 35 34 24 0 42-28 42-57 0-19-10-30-16-37-8-8-22-24-22-33 0-2 2-8 10-8s13 3 17 6c2 0 9 4 12 4 5 0 8-4 8-8 0-5-2-5-13-8-2 0-12-2-18-2-14 0-22 9-22 21 0 10 6 22 12 34zM49 60c5 9 12 21 12 34 0 17-9 43-26 43-10 0-21-7-21-24 0-12 8-46 35-53z">
              <text:p/>
            </draw:path>
          </draw:g>
        </draw:g>
        <draw:custom-shape draw:style-name="gr46" draw:text-style-name="P10" draw:layer="layout" svg:width="0.8cm" svg:height="0.4cm" svg:x="4.206cm" svg:y="12.80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_{-1}§svg§600§TRUE§</svg:desc>
          <draw:g>
            <draw:path draw:style-name="gr4" draw:text-style-name="P3" draw:layer="layout" svg:width="0.115cm" svg:height="0.177cm" svg:x="4.436cm" svg:y="12.908cm" svg:viewBox="0 0 116 178" svg:d="M116 3c0-1-2-3-3-3-4 0-15 11-19 20-7-15-17-20-26-20-34 0-68 42-68 82 0 27 17 45 37 45 12 0 23-7 33-17-2 10-12 47-12 50-3 8-5 9-20 9-4 0-7 0-7 6 1 1 0 3 3 3 9 0 20-1 28-1 10 0 20 1 29 1 2 0 6 0 6-6 0-3-3-3-7-3-14 0-14-1-14-4 0-2 0-4 1-6 13-52 26-104 39-156zM38 121c-17 0-18-22-18-27 0-13 8-44 13-56 9-20 23-32 35-32 18 0 22 23 22 25s-16 62-16 64c-4 8-20 26-36 26z">
              <text:p/>
            </draw:path>
            <draw:path draw:style-name="gr4" draw:text-style-name="P3" draw:layer="layout" svg:width="0.132cm" svg:height="0.009cm" svg:x="4.571cm" svg:y="13.02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4.747cm" svg:y="12.944cm" svg:viewBox="0 0 71 130" svg:d="M44 5c0-5 0-5-6-5-12 12-30 12-38 12 0 2 0 5 0 7 5 0 18 0 28-5 0 33 0 66 0 99 0 8 0 10-19 10-3 0-6 0-8 0 0 2 0 5 0 7 4-1 28-1 35-1 6 0 31 0 35 1 0-2 0-5 0-7-2 0-5 0-7 0-20 0-20-2-20-10 0-36 0-72 0-108z">
              <text:p/>
            </draw:path>
          </draw:g>
        </draw:g>
        <draw:custom-shape draw:style-name="gr46" draw:text-style-name="P10" draw:layer="layout" svg:width="0.8cm" svg:height="0.4cm" svg:x="5.607cm" svg:y="12.80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_{0}§svg§600§TRUE§</svg:desc>
          <draw:g>
            <draw:path draw:style-name="gr4" draw:text-style-name="P3" draw:layer="layout" svg:width="0.114cm" svg:height="0.177cm" svg:x="5.898cm" svg:y="12.908cm" svg:viewBox="0 0 115 178" svg:d="M115 3c0-1-1-3-2-3-4 0-15 11-19 20-7-15-17-20-27-20-33 0-67 42-67 82 0 27 17 45 37 45 12 0 23-7 33-17-3 10-12 47-12 50-3 8-5 9-20 9-4 0-7 0-7 6 1 1 0 3 3 3 9 0 20-1 28-1 10 0 20 1 29 1 2 0 6 0 6-6 0-3-3-3-8-3-13 0-13-1-13-4 0-2 0-4 1-6 13-52 25-104 38-156zM38 121c-17 0-18-22-18-27 0-13 8-44 13-56 9-20 23-32 34-32 19 0 23 23 23 25s-16 62-16 64c-4 8-20 26-36 26z">
              <text:p/>
            </draw:path>
            <draw:path draw:style-name="gr4" draw:text-style-name="P3" draw:layer="layout" svg:width="0.09cm" svg:height="0.132cm" svg:x="6.022cm" svg:y="12.944cm" svg:viewBox="0 0 91 133" svg:d="M91 67c0-22-2-37-11-50-6-10-18-17-34-17-46 0-46 53-46 67s0 66 46 66c45 0 45-52 45-66zM46 129c-9 0-21-6-25-22-3-12-3-28-3-42 0-15 0-29 3-40 4-15 17-20 25-20 10 0 20 7 24 18 3 11 4 25 4 42 0 14 0 28-4 41-3 18-16 23-24 23z">
              <text:p/>
            </draw:path>
          </draw:g>
        </draw:g>
        <draw:custom-shape draw:style-name="gr46" draw:text-style-name="P10" draw:layer="layout" svg:width="0.8cm" svg:height="0.4cm" svg:x="7.007cm" svg:y="12.80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_{+1}§svg§600§TRUE§</svg:desc>
          <draw:g>
            <draw:path draw:style-name="gr4" draw:text-style-name="P3" draw:layer="layout" svg:width="0.115cm" svg:height="0.176cm" svg:x="7.237cm" svg:y="12.908cm" svg:viewBox="0 0 116 177" svg:d="M116 3c0-1-2-3-4-3-3 0-14 11-19 19-6-14-16-19-25-19-34 0-68 41-68 82 0 27 17 44 37 44 12 0 23-7 33-17-2 10-12 48-13 50-2 8-4 9-20 10-4 0-6 0-6 5 1 1 0 3 3 3 9 0 19-1 28-1 10 0 20 1 29 1 2 0 5 0 5-5 0-3-3-3-7-3-13 0-13-3-13-5 0-1 0-3 1-6 13-52 26-103 39-155zM37 120c-16 0-17-21-17-26 0-14 8-44 13-56 8-20 23-32 35-32 17 0 21 23 21 24 0 3-15 63-16 65-4 7-20 25-36 25z">
              <text:p/>
            </draw:path>
            <draw:path draw:style-name="gr4" draw:text-style-name="P3" draw:layer="layout" svg:width="0.143cm" svg:height="0.142cm" svg:x="7.365cm" svg:y="12.953cm" svg:viewBox="0 0 144 143" svg:d="M77 76c19 0 39 0 59 0 4 0 8 0 8-4 0-5-4-5-8-5-20 0-40 0-59 0 0-20 0-40 0-60 0-3 0-7-5-7s-5 4-5 7c0 20 0 40 0 60-20 0-40 0-60 0-2 0-7 0-7 5 0 4 4 4 7 4 20 0 40 0 60 0 0 20 0 40 0 60 0 3 0 7 5 7s5-4 5-7c0-20 0-40 0-60z">
              <text:p/>
            </draw:path>
            <draw:path draw:style-name="gr4" draw:text-style-name="P3" draw:layer="layout" svg:width="0.07cm" svg:height="0.129cm" svg:x="7.544cm" svg:y="12.943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custom-shape draw:style-name="gr41" draw:text-style-name="P9" draw:layer="layout" svg:width="0.8cm" svg:height="0.4cm" svg:x="9.006cm" svg:y="12.80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_{+\delta}§svg§600§TRUE§</svg:desc>
          <draw:g>
            <draw:path draw:style-name="gr4" draw:text-style-name="P3" draw:layer="layout" svg:width="0.115cm" svg:height="0.177cm" svg:x="9.237cm" svg:y="12.908cm" svg:viewBox="0 0 116 178" svg:d="M116 3c0-1-1-2-3-2-4 0-15 11-20 19-5-15-16-20-25-20-34 0-68 41-68 82 0 27 17 45 38 45 12 0 22-7 32-17-2 10-12 48-12 50-3 8-4 9-20 9-4 0-7 0-7 6 0 1 0 3 3 3 10 0 20-1 29-1s19 1 29 1c1 0 5 0 5-6 0-3-4-3-8-3-13 0-13-1-13-4 0-2 1-4 1-6 13-52 26-104 39-156zM38 120c-16 0-18-21-18-26 0-13 8-44 13-55 9-21 23-33 35-33 18 0 22 23 22 25s-16 63-17 64c-4 8-19 25-35 25z">
              <text:p/>
            </draw:path>
            <draw:path draw:style-name="gr4" draw:text-style-name="P3" draw:layer="layout" svg:width="0.144cm" svg:height="0.143cm" svg:x="9.365cm" svg:y="12.953cm" svg:viewBox="0 0 145 144" svg:d="M77 77c20 0 40 0 60 0 3 0 8 0 8-5s-5-5-8-5c-20 0-40 0-60 0 0-20 0-40 0-60 0-2 0-7-4-7-5 0-5 5-5 7 0 20 0 40 0 60-20 0-41 0-61 0-2 0-7 0-7 5s5 5 7 5c20 0 41 0 61 0 0 20 0 40 0 60 0 3 0 7 5 7 4 0 4-4 4-7 0-20 0-40 0-60z">
              <text:p/>
            </draw:path>
            <draw:path draw:style-name="gr4" draw:text-style-name="P3" draw:layer="layout" svg:width="0.086cm" svg:height="0.141cm" svg:x="9.535cm" svg:y="12.934cm" svg:viewBox="0 0 87 142" svg:d="M46 54c-29 7-46 33-46 54 0 20 16 34 36 34 23 0 41-28 41-57 0-19-9-30-15-36-8-8-22-25-22-34 0-2 2-8 10-8 7 0 12 3 17 6 2 1 9 5 11 5 5 0 9-4 9-8 0-5-2-6-14-8-2 0-11-2-17-2-14 0-23 8-23 20 0 10 6 22 13 34zM50 60c5 9 12 20 12 34 0 16-9 42-26 42-10 0-22-7-22-23 0-13 8-47 36-53z">
              <text:p/>
            </draw:path>
          </draw:g>
        </draw:g>
        <draw:custom-shape draw:style-name="gr46" draw:text-style-name="P10" draw:layer="layout" svg:width="0.8cm" svg:height="0.4cm" svg:x="5.608cm" svg:y="12.0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§svg§600§TRUE§</svg:desc>
          <draw:g>
            <draw:path draw:style-name="gr4" draw:text-style-name="P3" draw:layer="layout" svg:width="0.113cm" svg:height="0.177cm" svg:x="5.963cm" svg:y="12.111cm" svg:viewBox="0 0 114 178" svg:d="M114 3c0-1-1-2-3-2s-14 11-18 19c-7-15-18-20-26-20-33 0-67 42-67 82 0 27 17 45 36 45 12 0 23-7 33-17-2 10-11 47-12 50-2 8-5 9-20 9-4 0-6 0-6 6 1 1 0 3 3 3 9 0 18-1 28-1 9 0 19 1 28 1 2 0 5 0 5-6 0-3-2-3-7-3-14 0-14-1-14-4 0-2 1-4 2-6 13-52 25-104 38-156zM37 121c-16 0-17-22-17-27 0-13 8-44 12-56 9-20 23-32 35-32 18 0 22 23 22 25s-15 62-16 64c-5 8-20 26-36 26z">
              <text:p/>
            </draw:path>
          </draw:g>
        </draw:g>
        <draw:line draw:style-name="gr42" draw:text-style-name="P4" draw:layer="layout" svg:x1="5cm" svg:y1="12.2cm" svg:x2="5.6cm" svg:y2="12.2cm">
          <text:p/>
        </draw:line>
        <draw:line draw:style-name="gr43" draw:text-style-name="P4" draw:layer="layout" svg:x1="6cm" svg:y1="12.4cm" svg:x2="4.6cm" svg:y2="12.8cm">
          <text:p/>
        </draw:line>
        <draw:line draw:style-name="gr45" draw:text-style-name="P4" draw:layer="layout" svg:x1="6cm" svg:y1="12.4cm" svg:x2="7.4cm" svg:y2="12.8cm">
          <text:p/>
        </draw:line>
        <draw:line draw:style-name="gr45" draw:text-style-name="P4" draw:layer="layout" svg:x1="7.8cm" svg:y1="12.9cm" svg:x2="8.2cm" svg:y2="12.9cm">
          <text:p/>
        </draw:line>
        <draw:line draw:style-name="gr45" draw:text-style-name="P4" draw:layer="layout" svg:x1="8.6cm" svg:y1="12.9cm" svg:x2="9cm" svg:y2="12.9cm">
          <text:p/>
        </draw:line>
        <draw:line draw:style-name="gr50" draw:text-style-name="P4" draw:layer="layout" svg:x1="8.201cm" svg:y1="12.901cm" svg:x2="8.601cm" svg:y2="12.901cm">
          <text:p/>
        </draw:line>
        <draw:line draw:style-name="gr45" draw:text-style-name="P4" draw:layer="layout" svg:x1="3cm" svg:y1="12.9cm" svg:x2="3.4cm" svg:y2="12.9cm">
          <text:p/>
        </draw:line>
        <draw:line draw:style-name="gr45" draw:text-style-name="P4" draw:layer="layout" svg:x1="3.8cm" svg:y1="12.9cm" svg:x2="4.2cm" svg:y2="12.9cm">
          <text:p/>
        </draw:line>
        <draw:line draw:style-name="gr50" draw:text-style-name="P4" draw:layer="layout" svg:x1="3.401cm" svg:y1="12.901cm" svg:x2="3.801cm" svg:y2="12.901cm">
          <text:p/>
        </draw:line>
        <draw:line draw:style-name="gr45" draw:text-style-name="P4" draw:layer="layout" svg:x1="6.4cm" svg:y1="12.9cm" svg:x2="7cm" svg:y2="12.9cm">
          <text:p/>
        </draw:line>
        <draw:line draw:style-name="gr45" draw:text-style-name="P4" draw:layer="layout" svg:x1="5cm" svg:y1="12.9cm" svg:x2="5.6cm" svg:y2="12.9cm">
          <text:p/>
        </draw:line>
        <draw:line draw:style-name="gr43" draw:text-style-name="P4" draw:layer="layout" svg:x1="3.4cm" svg:y1="13.1cm" svg:x2="3cm" svg:y2="13.1cm">
          <text:p/>
        </draw:line>
        <draw:line draw:style-name="gr43" draw:text-style-name="P4" draw:layer="layout" svg:x1="4.201cm" svg:y1="13.1cm" svg:x2="3.801cm" svg:y2="13.1cm">
          <text:p/>
        </draw:line>
        <draw:line draw:style-name="gr49" draw:text-style-name="P4" draw:layer="layout" svg:x1="3.401cm" svg:y1="13.101cm" svg:x2="3.801cm" svg:y2="13.101cm">
          <text:p/>
        </draw:line>
        <draw:line draw:style-name="gr43" draw:text-style-name="P4" draw:layer="layout" svg:x1="8.201cm" svg:y1="13.1cm" svg:x2="7.801cm" svg:y2="13.1cm">
          <text:p/>
        </draw:line>
        <draw:line draw:style-name="gr43" draw:text-style-name="P4" draw:layer="layout" svg:x1="9.002cm" svg:y1="13.1cm" svg:x2="8.602cm" svg:y2="13.1cm">
          <text:p/>
        </draw:line>
        <draw:line draw:style-name="gr49" draw:text-style-name="P4" draw:layer="layout" svg:x1="8.202cm" svg:y1="13.101cm" svg:x2="8.602cm" svg:y2="13.101cm">
          <text:p/>
        </draw:line>
        <draw:line draw:style-name="gr43" draw:text-style-name="P4" draw:layer="layout" svg:x1="7.002cm" svg:y1="13.1cm" svg:x2="6.4cm" svg:y2="13.1cm">
          <text:p/>
        </draw:line>
        <draw:line draw:style-name="gr43" draw:text-style-name="P4" draw:layer="layout" svg:x1="5.603cm" svg:y1="13.1cm" svg:x2="5.001cm" svg:y2="13.1cm">
          <text:p/>
        </draw:line>
        <draw:g>
          <svg:title>TexMaths</svg:title>
          <svg:desc>10§display§0,1§svg§600§TRUE§</svg:desc>
          <draw:g>
            <draw:path draw:style-name="gr4" draw:text-style-name="P3" draw:layer="layout" svg:width="0.147cm" svg:height="0.239cm" svg:x="1.702cm" svg:y="11.961cm" svg:viewBox="0 0 148 240" svg:d="M148 121c0-28-2-56-14-82-16-33-45-39-60-39-21 0-46 9-61 42-11 24-13 51-13 79 0 27 2 57 16 84 15 28 41 35 58 35 19 0 45-7 61-41 11-24 13-50 13-78zM74 232c-14 0-35-8-41-42-4-21-4-52-4-73 0-22 0-45 3-64 7-42 33-45 42-45 11 0 35 6 41 41 4 19 4 46 4 68 0 26 0 49-4 72-5 33-25 43-41 43z">
              <text:p/>
            </draw:path>
            <draw:path draw:style-name="gr4" draw:text-style-name="P3" draw:layer="layout" svg:width="0.04cm" svg:height="0.104cm" svg:x="1.894cm" svg:y="12.156cm" svg:viewBox="0 0 41 105" svg:d="M41 37c0-23-9-37-22-37-12 0-19 9-19 19 0 9 7 18 19 18 4 0 8-1 12-4 1-1 1-1 2-1 0 2 0 0 0 5 0 26-12 47-23 58-4 4-4 5-4 6 0 2 1 4 3 4 4 0 32-27 32-68z">
              <text:p/>
            </draw:path>
            <draw:path draw:style-name="gr4" draw:text-style-name="P3" draw:layer="layout" svg:width="0.115cm" svg:height="0.231cm" svg:x="2.05cm" svg:y="11.961cm" svg:viewBox="0 0 116 232" svg:d="M72 9c0-8 0-9-8-9-22 23-53 23-64 23 0 3 0 7 0 10 7 0 28 0 46-9 0 60 0 121 0 181 0 12-1 16-33 16-4 0-7 0-11 0 0 4 0 8 0 11 12-1 43-1 57-1s45 0 57 1c0-3 0-7 0-11-4 0-8 0-11 0-32 0-33-3-33-16 0-65 0-131 0-196z">
              <text:p/>
            </draw:path>
          </draw:g>
        </draw:g>
        <draw:g>
          <svg:title>TexMaths</svg:title>
          <svg:desc>10§display§2,3§svg§600§TRUE§</svg:desc>
          <draw:g>
            <draw:path draw:style-name="gr4" draw:text-style-name="P3" draw:layer="layout" svg:width="0.139cm" svg:height="0.231cm" svg:x="1.704cm" svg:y="12.263cm" svg:viewBox="0 0 140 232" svg:d="M27 205c12-12 25-24 37-36 55-47 76-66 76-101 0-40-32-68-74-68-40 0-66 32-66 63 0 20 18 20 19 20 6 0 18-4 18-19 0-9-6-18-19-18-3 0-3 0-4 1 8-23 27-36 47-36 32 0 47 28 47 57 0 28-18 56-37 77-22 24-45 49-67 74-4 4-4 5-4 13 43 0 86 0 130 0 3-20 6-40 10-61-3 0-6 0-9 0-2 11-4 26-8 32-2 2-25 2-33 2-21 0-42 0-63 0z">
              <text:p/>
            </draw:path>
            <draw:path draw:style-name="gr4" draw:text-style-name="P3" draw:layer="layout" svg:width="0.04cm" svg:height="0.104cm" svg:x="1.892cm" svg:y="12.458cm" svg:viewBox="0 0 41 105" svg:d="M41 37c0-23-9-37-22-37-12 0-19 9-19 19 0 9 7 18 19 18 4 0 8-1 12-4 1-1 1-1 2-1 0 2 0 0 0 5 0 26-12 47-24 59-3 3-3 4-3 5 0 3 1 4 3 4 4 0 32-27 32-68z">
              <text:p/>
            </draw:path>
            <draw:path draw:style-name="gr4" draw:text-style-name="P3" draw:layer="layout" svg:width="0.145cm" svg:height="0.239cm" svg:x="2.031cm" svg:y="12.263cm" svg:viewBox="0 0 146 240" svg:d="M87 110c29-9 50-34 50-62s-31-48-65-48c-35 0-62 21-62 48 0 11 8 18 18 18 11 0 18-8 18-18 0-18-17-18-22-18 11-17 34-21 47-21 14 0 33 7 33 39 0 4 0 25-10 40-10 17-22 18-31 18-3 1-11 1-13 1-3 1-6 1-6 4 0 4 3 4 9 4 5 0 10 0 15 0 29 0 42 24 42 57 0 48-24 58-40 58-15 0-41-6-53-26 12 1 23-6 23-20 0-12-10-19-20-19-8 0-20 5-20 20 0 32 33 55 71 55 43 0 75-32 75-68 0-27-22-55-59-62z">
              <text:p/>
            </draw:path>
          </draw:g>
        </draw:g>
        <draw:line draw:style-name="gr43" draw:text-style-name="P4" draw:layer="layout" svg:x1="2.201cm" svg:y1="12.111cm" svg:x2="2.7cm" svg:y2="12.109cm">
          <text:p/>
        </draw:line>
        <draw:line draw:style-name="gr45" draw:text-style-name="P4" draw:layer="layout" svg:x1="2.201cm" svg:y1="12.411cm" svg:x2="2.7cm" svg:y2="12.409cm">
          <text:p/>
        </draw:line>
        <draw:custom-shape draw:style-name="gr40" draw:text-style-name="P4" draw:layer="layout" svg:width="0.2cm" svg:height="0.2cm" svg:x="10.7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4" draw:layer="layout" svg:x1="10.8cm" svg:y1="8.5cm" svg:x2="10.8cm" svg:y2="8.9cm">
          <text:p/>
        </draw:line>
        <draw:g>
          <draw:custom-shape draw:style-name="gr55" draw:text-style-name="P11" draw:layer="layout" svg:width="2.8cm" svg:height="1.6cm" svg:x="11.876cm" svg:y="8.4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1.876cm" svg:y1="8.6cm" svg:x2="14.676cm" svg:y2="8.6cm">
            <text:p/>
          </draw:line>
          <draw:line draw:style-name="gr49" draw:text-style-name="P4" draw:layer="layout" svg:x1="11.876cm" svg:y1="9cm" svg:x2="14.676cm" svg:y2="9cm">
            <text:p/>
          </draw:line>
          <draw:line draw:style-name="gr50" draw:text-style-name="P4" draw:layer="layout" svg:x1="11.876cm" svg:y1="9.4cm" svg:x2="14.676cm" svg:y2="9.4cm">
            <text:p/>
          </draw:line>
          <draw:line draw:style-name="gr51" draw:text-style-name="P4" draw:layer="layout" svg:x1="11.876cm" svg:y1="9.8cm" svg:x2="14.676cm" svg:y2="9.8cm">
            <text:p/>
          </draw:line>
        </draw:g>
        <draw:g>
          <draw:custom-shape draw:style-name="gr55" draw:text-style-name="P11" draw:layer="layout" svg:width="2.8cm" svg:height="1.6cm" svg:x="12.2cm" svg:y="8.9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2.2cm" svg:y1="9.1cm" svg:x2="15cm" svg:y2="9.1cm">
            <text:p/>
          </draw:line>
          <draw:line draw:style-name="gr49" draw:text-style-name="P4" draw:layer="layout" svg:x1="12.2cm" svg:y1="9.5cm" svg:x2="15cm" svg:y2="9.5cm">
            <text:p/>
          </draw:line>
          <draw:line draw:style-name="gr50" draw:text-style-name="P4" draw:layer="layout" svg:x1="12.2cm" svg:y1="9.9cm" svg:x2="15cm" svg:y2="9.9cm">
            <text:p/>
          </draw:line>
          <draw:line draw:style-name="gr51" draw:text-style-name="P4" draw:layer="layout" svg:x1="12.2cm" svg:y1="10.3cm" svg:x2="15cm" svg:y2="10.3cm">
            <text:p/>
          </draw:line>
        </draw:g>
        <draw:g>
          <draw:custom-shape draw:style-name="gr55" draw:text-style-name="P11" draw:layer="layout" svg:width="2.8cm" svg:height="1.6cm" svg:x="12.4cm" svg:y="9.2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2.4cm" svg:y1="9.4cm" svg:x2="15.2cm" svg:y2="9.4cm">
            <text:p/>
          </draw:line>
          <draw:line draw:style-name="gr49" draw:text-style-name="P4" draw:layer="layout" svg:x1="12.4cm" svg:y1="9.8cm" svg:x2="15.2cm" svg:y2="9.8cm">
            <text:p/>
          </draw:line>
          <draw:line draw:style-name="gr50" draw:text-style-name="P4" draw:layer="layout" svg:x1="12.4cm" svg:y1="10.2cm" svg:x2="15.2cm" svg:y2="10.2cm">
            <text:p/>
          </draw:line>
          <draw:line draw:style-name="gr51" draw:text-style-name="P4" draw:layer="layout" svg:x1="12.4cm" svg:y1="10.6cm" svg:x2="15.2cm" svg:y2="10.6cm">
            <text:p/>
          </draw:line>
        </draw:g>
        <draw:g>
          <draw:custom-shape draw:style-name="gr55" draw:text-style-name="P11" draw:layer="layout" svg:width="2.8cm" svg:height="1.6cm" svg:x="12.6cm" svg:y="9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2.6cm" svg:y1="9.7cm" svg:x2="15.4cm" svg:y2="9.7cm">
            <text:p/>
          </draw:line>
          <draw:line draw:style-name="gr49" draw:text-style-name="P4" draw:layer="layout" svg:x1="12.6cm" svg:y1="10.1cm" svg:x2="15.4cm" svg:y2="10.1cm">
            <text:p/>
          </draw:line>
          <draw:line draw:style-name="gr50" draw:text-style-name="P4" draw:layer="layout" svg:x1="12.6cm" svg:y1="10.5cm" svg:x2="15.4cm" svg:y2="10.5cm">
            <text:p/>
          </draw:line>
          <draw:line draw:style-name="gr51" draw:text-style-name="P4" draw:layer="layout" svg:x1="12.6cm" svg:y1="10.9cm" svg:x2="15.4cm" svg:y2="10.9cm">
            <text:p/>
          </draw:line>
        </draw:g>
        <draw:g>
          <draw:custom-shape draw:style-name="gr55" draw:text-style-name="P11" draw:layer="layout" svg:width="2.8cm" svg:height="1.6cm" svg:x="12.924cm" svg:y="10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2.924cm" svg:y1="10.2cm" svg:x2="15.724cm" svg:y2="10.2cm">
            <text:p/>
          </draw:line>
          <draw:line draw:style-name="gr49" draw:text-style-name="P4" draw:layer="layout" svg:x1="12.924cm" svg:y1="10.6cm" svg:x2="15.724cm" svg:y2="10.6cm">
            <text:p/>
          </draw:line>
          <draw:line draw:style-name="gr50" draw:text-style-name="P4" draw:layer="layout" svg:x1="12.924cm" svg:y1="11cm" svg:x2="15.724cm" svg:y2="11cm">
            <text:p/>
          </draw:line>
          <draw:line draw:style-name="gr51" draw:text-style-name="P4" draw:layer="layout" svg:x1="12.924cm" svg:y1="11.4cm" svg:x2="15.724cm" svg:y2="11.4cm">
            <text:p/>
          </draw:line>
        </draw:g>
        <draw:line draw:style-name="gr42" draw:text-style-name="P4" draw:layer="layout" svg:x1="10.9cm" svg:y1="9cm" svg:x2="12.2cm" svg:y2="9.1cm">
          <text:p/>
        </draw:line>
        <draw:line draw:style-name="gr43" draw:text-style-name="P4" draw:layer="layout" svg:x1="10.9cm" svg:y1="9cm" svg:x2="12.2cm" svg:y2="9.5cm">
          <text:p/>
        </draw:line>
        <draw:line draw:style-name="gr45" draw:text-style-name="P4" draw:layer="layout" svg:x1="10.9cm" svg:y1="9cm" svg:x2="12.6cm" svg:y2="10.5cm">
          <text:p/>
        </draw:line>
        <draw:line draw:style-name="gr44" draw:text-style-name="P4" draw:layer="layout" svg:x1="10.9cm" svg:y1="9cm" svg:x2="12.6cm" svg:y2="10.9cm">
          <text:p/>
        </draw:line>
        <draw:g>
          <svg:title>TexMaths</svg:title>
          <svg:desc>8§display§0§svg§600§TRUE§</svg:desc>
          <draw:g>
            <draw:path draw:style-name="gr4" draw:text-style-name="P3" draw:layer="layout" svg:width="0.116cm" svg:height="0.191cm" svg:x="15.415cm" svg:y="9.139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>
          <svg:title>TexMaths</svg:title>
          <svg:desc>8§display§-1§svg§600§TRUE§</svg:desc>
          <draw:g>
            <draw:path draw:style-name="gr4" draw:text-style-name="P3" draw:layer="layout" svg:width="0.17cm" svg:height="0.01cm" svg:x="15.117cm" svg:y="8.952cm" svg:viewBox="0 0 171 11" svg:d="M161 11c5 0 10 0 10-5 0-6-5-6-10-6-50 0-101 0-151 0-5 0-10 0-10 6 0 5 5 5 10 5 50 0 101 0 151 0z">
              <text:p/>
            </draw:path>
            <draw:path draw:style-name="gr4" draw:text-style-name="P3" draw:layer="layout" svg:width="0.092cm" svg:height="0.185cm" svg:x="15.335cm" svg:y="8.841cm" svg:viewBox="0 0 93 186" svg:d="M57 7c0-6 0-7-6-7-18 18-41 18-51 18 0 2 0 5 0 8 6 0 22 0 37-7 0 48 0 96 0 145 0 10-1 13-26 13-3 0-6 0-9 0 0 3 0 6 0 9 10-1 34-1 45-1s36 0 46 1c0-3 0-6 0-9-3 0-6 0-9 0-26 0-27-3-27-13 0-53 0-105 0-157z">
              <text:p/>
            </draw:path>
          </draw:g>
        </draw:g>
        <draw:g>
          <svg:title>TexMaths</svg:title>
          <svg:desc>8§display§-\delta§svg§600§TRUE§</svg:desc>
          <draw:g>
            <draw:path draw:style-name="gr4" draw:text-style-name="P3" draw:layer="layout" svg:width="0.171cm" svg:height="0.01cm" svg:x="14.743cm" svg:y="8.466cm" svg:viewBox="0 0 172 11" svg:d="M161 11c5 0 11 0 11-5 0-6-6-6-11-6-50 0-100 0-151 0-4 0-10 0-10 6 0 5 6 5 10 5 51 0 101 0 151 0z">
              <text:p/>
            </draw:path>
            <draw:path draw:style-name="gr4" draw:text-style-name="P3" draw:layer="layout" svg:width="0.114cm" svg:height="0.201cm" svg:x="14.95cm" svg:y="8.343cm" svg:viewBox="0 0 115 202" svg:d="M62 76c-35 9-62 45-62 79 0 27 18 47 44 47 33 0 57-44 57-83 0-25-12-39-21-51-10-13-27-34-27-46 0-6 5-13 16-13 8 0 13 4 19 8 5 3 11 7 16 7 7 0 11-7 11-11 0-7-5-7-14-10-15-3-19-3-23-3-23 0-32 12-32 29 0 15 8 31 16 47zM66 83c7 12 15 28 15 47 0 20-11 66-37 66-15 0-26-12-26-33 0-17 10-70 48-80z">
              <text:p/>
            </draw:path>
          </draw:g>
        </draw:g>
        <draw:g>
          <svg:title>TexMaths</svg:title>
          <svg:desc>8§display§+1§svg§600§TRUE§</svg:desc>
          <draw:g>
            <draw:path draw:style-name="gr4" draw:text-style-name="P3" draw:layer="layout" svg:width="0.185cm" svg:height="0.185cm" svg:x="15.519cm" svg:y="9.466cm" svg:viewBox="0 0 186 186" svg:d="M99 99c26 0 52 0 78 0 4 0 9 0 9-6 0-5-5-5-9-5-26 0-52 0-78 0 0-26 0-52 0-78 0-4 0-10-6-10-5 0-5 6-5 10 0 26 0 52 0 78-26 0-52 0-78 0-4 0-10 0-10 5 0 6 6 6 10 6 26 0 52 0 78 0 0 26 0 52 0 77 0 4 0 10 5 10 6 0 6-6 6-10 0-25 0-51 0-77z">
              <text:p/>
            </draw:path>
            <draw:path draw:style-name="gr4" draw:text-style-name="P3" draw:layer="layout" svg:width="0.092cm" svg:height="0.185cm" svg:x="15.745cm" svg:y="9.443cm" svg:viewBox="0 0 93 186" svg:d="M57 7c0-6 0-7-6-7-18 18-41 18-51 18 0 2 0 5 0 8 6 0 22 0 37-7 0 48 0 96 0 145 0 10-1 13-26 13-3 0-6 0-9 0 0 3 0 6 0 9 10-1 34-1 45-1s36 0 46 1c0-3 0-6 0-9-3 0-6 0-9 0-26 0-27-3-27-13 0-53 0-105 0-157z">
              <text:p/>
            </draw:path>
          </draw:g>
        </draw:g>
        <draw:g>
          <svg:title>TexMaths</svg:title>
          <svg:desc>8§display§+\delta§svg§600§TRUE§</svg:desc>
          <draw:g>
            <draw:path draw:style-name="gr4" draw:text-style-name="P3" draw:layer="layout" svg:width="0.185cm" svg:height="0.185cm" svg:x="15.822cm" svg:y="9.98cm" svg:viewBox="0 0 186 186" svg:d="M99 99c26 0 52 0 78 0 4 0 9 0 9-6 0-5-5-5-9-5-26 0-52 0-78 0 0-26 0-52 0-78 0-4 0-10-6-10-5 0-5 6-5 10 0 26 0 52 0 78-26 0-52 0-78 0-4 0-10 0-10 5 0 6 6 6 10 6 26 0 52 0 78 0 0 26 0 52 0 78 0 4 0 9 5 9 6 0 6-5 6-9 0-26 0-52 0-78z">
              <text:p/>
            </draw:path>
            <draw:path draw:style-name="gr4" draw:text-style-name="P3" draw:layer="layout" svg:width="0.114cm" svg:height="0.201cm" svg:x="16.036cm" svg:y="9.944cm" svg:viewBox="0 0 115 202" svg:d="M62 76c-35 9-62 45-62 79 0 27 18 47 44 47 33 0 57-44 57-83 0-25-12-39-21-51-11-13-27-34-27-46 0-6 5-13 16-13 8 0 13 4 19 8 6 3 12 7 16 7 7 0 11-7 11-11 0-7-5-7-14-10-16-3-20-3-24-3-22 0-31 12-31 29 0 15 8 31 16 47zM65 83c8 13 16 28 16 48 0 19-11 65-37 65-15 0-26-12-26-33 0-17 10-70 47-80z">
              <text:p/>
            </draw:path>
          </draw:g>
        </draw:g>
        <draw:frame draw:style-name="gr56" draw:text-style-name="P2" draw:layer="layout" svg:width="3.401cm" svg:height="0.395cm" svg:x="10.403cm" svg:y="7.403cm">
          <draw:text-box>
            <text:p><text:span text:style-name="T2">run-length + balance:</text:span></text:p>
          </draw:text-box>
        </draw:frame>
        <draw:g>
          <svg:title>TexMaths</svg:title>
          <svg:desc>10§display§4k(2\delta \!+\! 1) \!+\! 1§svg§600§TRUE§</svg:desc>
          <draw:g>
            <draw:path draw:style-name="gr4" draw:text-style-name="P3" draw:layer="layout" svg:width="0.155cm" svg:height="0.235cm" svg:x="16.71cm" svg:y="10.984cm" svg:viewBox="0 0 156 236" svg:d="M94 179c0 10 0 20 0 30 0 12-1 16-27 16-2 0-5 0-7 0 0 4 0 8 0 11 14-1 32-1 47-1s33 0 48 1c0-3 0-7 0-11-3 0-5 0-8 0-26 0-26-4-26-16 0-10 0-20 0-30 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4" draw:text-style-name="P3" draw:layer="layout" svg:width="0.159cm" svg:height="0.245cm" svg:x="16.895cm" svg:y="10.978cm" svg:viewBox="0 0 160 246" svg:d="M82 4c0-1 0-4-5-4-8 0-33 3-43 3-2 1-6 1-6 7 0 5 3 5 8 5 17 0 18 2 18 6 0 2-1 5-1 7-17 67-34 134-51 200-2 5-2 6-2 8 0 8 7 10 11 10s9-3 12-7c1-4 17-67 19-76 12 1 41 7 41 29 0 2 0 4-1 7-1 4-2 8-2 12 0 21 15 35 33 35 10 0 20-6 28-19 8-15 12-34 12-35 0-3-3-3-4-3-4 0-4 1-5 6-7 25-15 43-31 43-6 0-11-4-11-16 0-6 2-14 3-20s1-7 1-11c0-21-22-32-52-36 11-6 23-17 31-25 17-19 33-34 50-34 2 0 2 0 3 0 4 1 5 1 7 3 1 0 1 1 2 1-17 2-20 15-20 19 0 6 4 13 13 13s20-8 20-22c0-10-9-22-24-22-10 0-26 3-52 31-12 13-25 27-39 33 12-50 25-99 37-148z">
              <text:p/>
            </draw:path>
            <draw:path draw:style-name="gr4" draw:text-style-name="P3" draw:layer="layout" svg:width="0.08cm" svg:height="0.349cm" svg:x="17.105cm" svg:y="10.958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139cm" svg:height="0.231cm" svg:x="17.224cm" svg:y="10.988cm" svg:viewBox="0 0 140 232" svg:d="M27 205c12-12 25-23 37-35 55-48 76-67 76-102 0-40-31-68-74-68-40 0-66 32-66 63 0 20 18 20 19 20 6 0 18-4 18-19 0-9-6-18-19-18-2 0-3 0-4 0 8-23 27-35 47-35 32 0 47 28 47 57 0 28-17 55-36 77-23 25-45 49-68 74-4 4-4 5-4 13 44 0 87 0 131 0 3-20 6-40 9-60-3 0-5 0-8 0-2 11-5 25-8 30-3 3-26 3-34 3-21 0-42 0-63 0z">
              <text:p/>
            </draw:path>
            <draw:path draw:style-name="gr4" draw:text-style-name="P3" draw:layer="layout" svg:width="0.143cm" svg:height="0.251cm" svg:x="17.397cm" svg:y="10.972cm" svg:viewBox="0 0 144 252" svg:d="M78 96c-44 10-78 56-78 97 0 34 23 59 56 59 41 0 70-55 70-102 0-32-14-50-26-65-13-16-34-42-34-58 0-7 7-16 20-16 10 0 17 5 25 10 7 4 14 8 19 8 9 0 14-8 14-14 0-7-6-8-18-11-18-4-23-4-29-4-27 0-40 15-40 36 0 19 10 39 21 60zM82 104c9 16 20 35 20 60 0 23-14 81-46 81-20 0-34-15-34-42 0-21 13-87 60-99z">
              <text:p/>
            </draw:path>
            <draw:path draw:style-name="gr4" draw:text-style-name="P3" draw:layer="layout" svg:width="0.233cm" svg:height="0.231cm" svg:x="17.591cm" svg:y="11.017cm" svg:viewBox="0 0 234 232" svg:d="M124 124c33 0 65 0 98 0 5 0 12-1 12-8 0-8-7-7-12-7-33 0-65 0-98 0 0-33 0-65 0-98 0-5 0-11-7-11s-7 6-7 11c0 33 0 65 0 98-33 0-65 0-98 0-5 0-12-1-12 7 0 7 7 8 12 8 33 0 65 0 98 0 0 32 0 65 0 97 0 5 0 11 7 11s7-6 7-11c0-32 0-65 0-97z">
              <text:p/>
            </draw:path>
            <draw:path draw:style-name="gr4" draw:text-style-name="P3" draw:layer="layout" svg:width="0.115cm" svg:height="0.231cm" svg:x="17.894cm" svg:y="10.988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4" draw:text-style-name="P3" draw:layer="layout" svg:width="0.08cm" svg:height="0.349cm" svg:x="18.059cm" svg:y="10.958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4" draw:text-style-name="P3" draw:layer="layout" svg:width="0.233cm" svg:height="0.231cm" svg:x="18.214cm" svg:y="11.017cm" svg:viewBox="0 0 234 232" svg:d="M124 124c33 0 66 0 99 0 4 0 11-1 11-8 0-8-7-7-11-7-33 0-66 0-99 0 0-33 0-65 0-98 0-5 0-11-7-11s-7 6-7 11c0 33 0 65 0 98-33 0-65 0-98 0-5 0-12-1-12 7 0 7 7 8 12 8 33 0 65 0 98 0 0 32 0 65 0 97 0 5 0 11 7 11s7-6 7-11c0-32 0-65 0-97z">
              <text:p/>
            </draw:path>
            <draw:path draw:style-name="gr4" draw:text-style-name="P3" draw:layer="layout" svg:width="0.115cm" svg:height="0.231cm" svg:x="18.519cm" svg:y="10.988cm" svg:viewBox="0 0 116 232" svg:d="M72 9c0-9 0-9-8-9-22 22-53 22-64 22 0 4 0 7 0 11 7 0 28 0 46-9 0 60 0 120 0 180 0 13-1 17-33 17-4 0-7 0-11 0 0 4 0 8 0 11 12-1 43-1 57-1s44 0 57 1c0-3 0-7 0-11-4 0-7 0-11 0-32 0-33-4-33-17 0-65 0-130 0-195z">
              <text:p/>
            </draw:path>
          </draw:g>
        </draw:g>
        <draw:frame draw:style-name="gr57" draw:text-style-name="P2" draw:layer="layout" svg:width="2.716cm" svg:height="0.395cm" svg:x="16.002cm" svg:y="10.502cm">
          <draw:text-box>
            <text:p><text:span text:style-name="T2">number of states:</text:span></text:p>
          </draw:text-box>
        </draw:frame>
        <draw:line draw:style-name="gr25" draw:text-style-name="P4" draw:layer="layout" svg:x1="5.4cm" svg:y1="4.8cm" svg:x2="9.4cm" svg:y2="4.8cm">
          <text:p/>
        </draw:line>
        <draw:line draw:style-name="gr25" draw:text-style-name="P4" draw:layer="layout" svg:x1="5.4cm" svg:y1="4cm" svg:x2="5.4cm" svg:y2="5.6cm">
          <text:p/>
        </draw:line>
        <draw:line draw:style-name="gr26" draw:text-style-name="P4" draw:layer="layout" svg:x1="5.4cm" svg:y1="4.2cm" svg:x2="9.4cm" svg:y2="4.2cm">
          <text:p/>
        </draw:line>
        <draw:line draw:style-name="gr26" draw:text-style-name="P4" draw:layer="layout" svg:x1="5.4cm" svg:y1="5.4cm" svg:x2="9.4cm" svg:y2="5.4cm">
          <text:p/>
        </draw:line>
        <draw:g>
          <svg:title>TexMaths</svg:title>
          <svg:desc>10§display§0§svg§600§TRUE§</svg:desc>
          <draw:g>
            <draw:path draw:style-name="gr4" draw:text-style-name="P3" draw:layer="layout" svg:width="0.145cm" svg:height="0.239cm" svg:x="5.2cm" svg:y="4.714cm" svg:viewBox="0 0 146 240" svg:d="M146 121c0-28-2-56-14-82-16-33-45-39-58-39-21 0-47 9-61 42-11 24-13 51-13 79 0 25 1 57 16 84 15 28 40 35 57 35 18 0 45-7 60-41 11-24 13-51 13-78zM73 232c-13 0-34-8-40-42-4-21-4-53-4-73 0-22 0-46 3-64 6-42 33-45 41-45 11 0 34 6 41 41 3 19 3 46 3 68 0 25 0 49-4 72-5 33-25 43-40 43z">
              <text:p/>
            </draw:path>
          </draw:g>
        </draw:g>
        <draw:g>
          <svg:title>TexMaths</svg:title>
          <svg:desc>10§display§+\delta§svg§600§TRUE§</svg:desc>
          <draw:g>
            <draw:path draw:style-name="gr4" draw:text-style-name="P3" draw:layer="layout" svg:width="0.231cm" svg:height="0.232cm" svg:x="4.903cm" svg:y="4.161cm" svg:viewBox="0 0 232 233" svg:d="M124 124c32 0 65 0 97 0 5 0 11 0 11-7s-6-7-11-7c-32 0-65 0-97 0 0-33 0-65 0-98 0-5 0-12-7-12s-7 7-7 12c0 33 0 65 0 98-33 0-65 0-98 0-5 0-12 0-12 7s7 7 12 7c33 0 65 0 98 0 0 32 0 65 0 97 0 5 0 12 7 12s7-7 7-12c0-32 0-65 0-97z">
              <text:p/>
            </draw:path>
            <draw:path draw:style-name="gr4" draw:text-style-name="P3" draw:layer="layout" svg:width="0.143cm" svg:height="0.252cm" svg:x="5.17cm" svg:y="4.116cm" svg:viewBox="0 0 144 253" svg:d="M78 96c-44 11-78 56-78 98 0 34 22 59 55 59 41 0 71-55 71-103 0-32-14-49-26-65-13-16-34-42-34-57 0-8 7-17 20-17 10 0 17 5 24 10 8 4 15 9 20 9 9 0 14-9 14-14 0-8-6-9-18-12-19-4-24-4-29-4-28 0-40 15-40 36 0 19 10 39 21 60zM82 104c9 16 19 35 19 59s-13 82-46 82c-19 0-33-15-33-41 0-22 13-87 60-100z">
              <text:p/>
            </draw:path>
          </draw:g>
        </draw:g>
        <draw:g>
          <svg:title>TexMaths</svg:title>
          <svg:desc>10§display§-\delta§svg§600§TRUE§</svg:desc>
          <draw:g>
            <draw:path draw:style-name="gr4" draw:text-style-name="P3" draw:layer="layout" svg:width="0.214cm" svg:height="0.013cm" svg:x="4.904cm" svg:y="5.473cm" svg:viewBox="0 0 215 14" svg:d="M202 14c6 0 13 0 13-7s-7-7-13-7c-63 0-126 0-189 0-6 0-13 0-13 7s7 7 13 7c63 0 126 0 189 0z">
              <text:p/>
            </draw:path>
            <draw:path draw:style-name="gr4" draw:text-style-name="P3" draw:layer="layout" svg:width="0.143cm" svg:height="0.252cm" svg:x="5.162cm" svg:y="5.319cm" svg:viewBox="0 0 144 253" svg:d="M78 96c-44 11-78 55-78 98 0 34 22 59 55 59 41 0 71-55 71-104 0-31-15-48-26-64-13-16-34-42-34-57 0-8 7-17 20-17 10 0 17 5 24 10 7 4 14 9 20 9 9 0 14-9 14-14 0-8-6-9-18-12-19-4-24-4-29-4-28 0-40 15-40 36 0 19 10 39 21 60zM82 104c9 16 19 35 19 59s-13 82-46 82c-19 0-33-15-33-41 0-22 13-87 60-100z">
              <text:p/>
            </draw:path>
          </draw:g>
        </draw:g>
        <draw:g>
          <draw:line draw:style-name="gr58" draw:text-style-name="P4" draw:layer="layout" svg:x1="5.4cm" svg:y1="5.4cm" svg:x2="6.6cm" svg:y2="4.2cm">
            <text:p/>
          </draw:line>
          <draw:line draw:style-name="gr58" draw:text-style-name="P4" draw:layer="layout" svg:x1="5.6cm" svg:y1="5.4cm" svg:x2="6.8cm" svg:y2="4.2cm">
            <text:p/>
          </draw:line>
          <draw:line draw:style-name="gr58" draw:text-style-name="P4" draw:layer="layout" svg:x1="5.8cm" svg:y1="5.4cm" svg:x2="7cm" svg:y2="4.2cm">
            <text:p/>
          </draw:line>
          <draw:line draw:style-name="gr58" draw:text-style-name="P4" draw:layer="layout" svg:x1="6cm" svg:y1="5.4cm" svg:x2="7.2cm" svg:y2="4.2cm">
            <text:p/>
          </draw:line>
          <draw:line draw:style-name="gr58" draw:text-style-name="P4" draw:layer="layout" svg:x1="6.2cm" svg:y1="5.4cm" svg:x2="7.4cm" svg:y2="4.2cm">
            <text:p/>
          </draw:line>
          <draw:line draw:style-name="gr58" draw:text-style-name="P4" draw:layer="layout" svg:x1="6.4cm" svg:y1="5.4cm" svg:x2="7.6cm" svg:y2="4.2cm">
            <text:p/>
          </draw:line>
          <draw:line draw:style-name="gr58" draw:text-style-name="P4" draw:layer="layout" svg:x1="6.6cm" svg:y1="5.4cm" svg:x2="7.8cm" svg:y2="4.2cm">
            <text:p/>
          </draw:line>
          <draw:line draw:style-name="gr58" draw:text-style-name="P4" draw:layer="layout" svg:x1="6.8cm" svg:y1="5.4cm" svg:x2="8cm" svg:y2="4.2cm">
            <text:p/>
          </draw:line>
          <draw:line draw:style-name="gr58" draw:text-style-name="P4" draw:layer="layout" svg:x1="7cm" svg:y1="5.4cm" svg:x2="8.2cm" svg:y2="4.2cm">
            <text:p/>
          </draw:line>
          <draw:line draw:style-name="gr58" draw:text-style-name="P4" draw:layer="layout" svg:x1="7.2cm" svg:y1="5.4cm" svg:x2="8.4cm" svg:y2="4.2cm">
            <text:p/>
          </draw:line>
          <draw:line draw:style-name="gr58" draw:text-style-name="P4" draw:layer="layout" svg:x1="7.4cm" svg:y1="5.4cm" svg:x2="8.6cm" svg:y2="4.2cm">
            <text:p/>
          </draw:line>
          <draw:line draw:style-name="gr58" draw:text-style-name="P4" draw:layer="layout" svg:x1="7.6cm" svg:y1="5.4cm" svg:x2="8.8cm" svg:y2="4.2cm">
            <text:p/>
          </draw:line>
          <draw:line draw:style-name="gr58" draw:text-style-name="P4" draw:layer="layout" svg:x1="7.8cm" svg:y1="5.4cm" svg:x2="9cm" svg:y2="4.2cm">
            <text:p/>
          </draw:line>
          <draw:line draw:style-name="gr58" draw:text-style-name="P4" draw:layer="layout" svg:x1="8cm" svg:y1="5.4cm" svg:x2="9.2cm" svg:y2="4.2cm">
            <text:p/>
          </draw:line>
          <draw:line draw:style-name="gr58" draw:text-style-name="P4" draw:layer="layout" svg:x1="8.2cm" svg:y1="5.4cm" svg:x2="9.4cm" svg:y2="4.2cm">
            <text:p/>
          </draw:line>
          <draw:line draw:style-name="gr58" draw:text-style-name="P4" draw:layer="layout" svg:x1="8.4cm" svg:y1="5.4cm" svg:x2="9.4cm" svg:y2="4.4cm">
            <text:p/>
          </draw:line>
          <draw:line draw:style-name="gr58" draw:text-style-name="P4" draw:layer="layout" svg:x1="8.6cm" svg:y1="5.4cm" svg:x2="9.4cm" svg:y2="4.6cm">
            <text:p/>
          </draw:line>
          <draw:line draw:style-name="gr58" draw:text-style-name="P4" draw:layer="layout" svg:x1="8.8cm" svg:y1="5.4cm" svg:x2="9.4cm" svg:y2="4.8cm">
            <text:p/>
          </draw:line>
          <draw:line draw:style-name="gr58" draw:text-style-name="P4" draw:layer="layout" svg:x1="9cm" svg:y1="5.4cm" svg:x2="9.4cm" svg:y2="5cm">
            <text:p/>
          </draw:line>
          <draw:line draw:style-name="gr58" draw:text-style-name="P4" draw:layer="layout" svg:x1="9.2cm" svg:y1="5.4cm" svg:x2="9.4cm" svg:y2="5.2cm">
            <text:p/>
          </draw:line>
          <draw:line draw:style-name="gr58" draw:text-style-name="P4" draw:layer="layout" svg:x1="5.4cm" svg:y1="5.2cm" svg:x2="6.4cm" svg:y2="4.2cm">
            <text:p/>
          </draw:line>
          <draw:line draw:style-name="gr58" draw:text-style-name="P4" draw:layer="layout" svg:x1="5.4cm" svg:y1="5cm" svg:x2="6.2cm" svg:y2="4.2cm">
            <text:p/>
          </draw:line>
          <draw:line draw:style-name="gr58" draw:text-style-name="P4" draw:layer="layout" svg:x1="5.4cm" svg:y1="4.8cm" svg:x2="6cm" svg:y2="4.2cm">
            <text:p/>
          </draw:line>
          <draw:line draw:style-name="gr58" draw:text-style-name="P4" draw:layer="layout" svg:x1="5.4cm" svg:y1="4.6cm" svg:x2="5.8cm" svg:y2="4.2cm">
            <text:p/>
          </draw:line>
          <draw:line draw:style-name="gr58" draw:text-style-name="P4" draw:layer="layout" svg:x1="5.4cm" svg:y1="4.4cm" svg:x2="5.6cm" svg:y2="4.2cm">
            <text:p/>
          </draw:line>
        </draw:g>
        <draw:g>
          <draw:line draw:style-name="gr58" draw:text-style-name="P4" draw:layer="layout" svg:x1="9.4cm" svg:y1="5.4cm" svg:x2="8.2cm" svg:y2="4.2cm">
            <text:p/>
          </draw:line>
          <draw:line draw:style-name="gr58" draw:text-style-name="P4" draw:layer="layout" svg:x1="9.2cm" svg:y1="5.4cm" svg:x2="8cm" svg:y2="4.2cm">
            <text:p/>
          </draw:line>
          <draw:line draw:style-name="gr58" draw:text-style-name="P4" draw:layer="layout" svg:x1="9cm" svg:y1="5.4cm" svg:x2="7.8cm" svg:y2="4.2cm">
            <text:p/>
          </draw:line>
          <draw:line draw:style-name="gr58" draw:text-style-name="P4" draw:layer="layout" svg:x1="8.8cm" svg:y1="5.4cm" svg:x2="7.6cm" svg:y2="4.2cm">
            <text:p/>
          </draw:line>
          <draw:line draw:style-name="gr58" draw:text-style-name="P4" draw:layer="layout" svg:x1="8.6cm" svg:y1="5.4cm" svg:x2="7.4cm" svg:y2="4.2cm">
            <text:p/>
          </draw:line>
          <draw:line draw:style-name="gr58" draw:text-style-name="P4" draw:layer="layout" svg:x1="8.4cm" svg:y1="5.4cm" svg:x2="7.2cm" svg:y2="4.2cm">
            <text:p/>
          </draw:line>
          <draw:line draw:style-name="gr58" draw:text-style-name="P4" draw:layer="layout" svg:x1="8.2cm" svg:y1="5.4cm" svg:x2="7cm" svg:y2="4.2cm">
            <text:p/>
          </draw:line>
          <draw:line draw:style-name="gr58" draw:text-style-name="P4" draw:layer="layout" svg:x1="8cm" svg:y1="5.4cm" svg:x2="6.8cm" svg:y2="4.2cm">
            <text:p/>
          </draw:line>
          <draw:line draw:style-name="gr58" draw:text-style-name="P4" draw:layer="layout" svg:x1="7.8cm" svg:y1="5.4cm" svg:x2="6.6cm" svg:y2="4.2cm">
            <text:p/>
          </draw:line>
          <draw:line draw:style-name="gr58" draw:text-style-name="P4" draw:layer="layout" svg:x1="7.6cm" svg:y1="5.4cm" svg:x2="6.4cm" svg:y2="4.2cm">
            <text:p/>
          </draw:line>
          <draw:line draw:style-name="gr58" draw:text-style-name="P4" draw:layer="layout" svg:x1="7.4cm" svg:y1="5.4cm" svg:x2="6.2cm" svg:y2="4.2cm">
            <text:p/>
          </draw:line>
          <draw:line draw:style-name="gr58" draw:text-style-name="P4" draw:layer="layout" svg:x1="7.2cm" svg:y1="5.4cm" svg:x2="6cm" svg:y2="4.2cm">
            <text:p/>
          </draw:line>
          <draw:line draw:style-name="gr58" draw:text-style-name="P4" draw:layer="layout" svg:x1="7cm" svg:y1="5.4cm" svg:x2="5.8cm" svg:y2="4.2cm">
            <text:p/>
          </draw:line>
          <draw:line draw:style-name="gr58" draw:text-style-name="P4" draw:layer="layout" svg:x1="6.8cm" svg:y1="5.4cm" svg:x2="5.6cm" svg:y2="4.2cm">
            <text:p/>
          </draw:line>
          <draw:line draw:style-name="gr58" draw:text-style-name="P4" draw:layer="layout" svg:x1="6.6cm" svg:y1="5.4cm" svg:x2="5.4cm" svg:y2="4.2cm">
            <text:p/>
          </draw:line>
          <draw:line draw:style-name="gr58" draw:text-style-name="P4" draw:layer="layout" svg:x1="6.4cm" svg:y1="5.4cm" svg:x2="5.4cm" svg:y2="4.4cm">
            <text:p/>
          </draw:line>
          <draw:line draw:style-name="gr58" draw:text-style-name="P4" draw:layer="layout" svg:x1="6.2cm" svg:y1="5.4cm" svg:x2="5.4cm" svg:y2="4.6cm">
            <text:p/>
          </draw:line>
          <draw:line draw:style-name="gr58" draw:text-style-name="P4" draw:layer="layout" svg:x1="6cm" svg:y1="5.4cm" svg:x2="5.4cm" svg:y2="4.8cm">
            <text:p/>
          </draw:line>
          <draw:line draw:style-name="gr58" draw:text-style-name="P4" draw:layer="layout" svg:x1="5.8cm" svg:y1="5.4cm" svg:x2="5.4cm" svg:y2="5cm">
            <text:p/>
          </draw:line>
          <draw:line draw:style-name="gr58" draw:text-style-name="P4" draw:layer="layout" svg:x1="5.6cm" svg:y1="5.4cm" svg:x2="5.4cm" svg:y2="5.2cm">
            <text:p/>
          </draw:line>
          <draw:line draw:style-name="gr58" draw:text-style-name="P4" draw:layer="layout" svg:x1="9.4cm" svg:y1="5.2cm" svg:x2="8.4cm" svg:y2="4.2cm">
            <text:p/>
          </draw:line>
          <draw:line draw:style-name="gr58" draw:text-style-name="P4" draw:layer="layout" svg:x1="9.4cm" svg:y1="5cm" svg:x2="8.6cm" svg:y2="4.2cm">
            <text:p/>
          </draw:line>
          <draw:line draw:style-name="gr58" draw:text-style-name="P4" draw:layer="layout" svg:x1="9.4cm" svg:y1="4.8cm" svg:x2="8.8cm" svg:y2="4.2cm">
            <text:p/>
          </draw:line>
          <draw:line draw:style-name="gr58" draw:text-style-name="P4" draw:layer="layout" svg:x1="9.4cm" svg:y1="4.6cm" svg:x2="9cm" svg:y2="4.2cm">
            <text:p/>
          </draw:line>
          <draw:line draw:style-name="gr58" draw:text-style-name="P4" draw:layer="layout" svg:x1="9.4cm" svg:y1="4.4cm" svg:x2="9.2cm" svg:y2="4.2cm">
            <text:p/>
          </draw:line>
        </draw:g>
        <draw:polyline draw:style-name="gr59" draw:text-style-name="P4" draw:layer="layout" svg:width="3.11cm" svg:height="2.545cm" draw:transform="rotate (0.785398163397448) translate (5.4cm 4.8cm)" svg:viewBox="0 0 3111 2546" draw:points="0,0 566,0 566,283 849,283 849,1131 1131,1131 1131,1980 2828,1980 2828,2546 3111,2546">
          <text:p/>
        </draw:polyline>
        <draw:line draw:style-name="gr26" draw:text-style-name="P4" draw:layer="layout" svg:x1="11.867cm" svg:y1="8.4cm" svg:x2="12.933cm" svg:y2="10cm">
          <text:p/>
        </draw:line>
        <draw:line draw:style-name="gr26" draw:text-style-name="P4" draw:layer="layout" svg:x1="14.667cm" svg:y1="8.4cm" svg:x2="15.733cm" svg:y2="10cm">
          <text:p/>
        </draw:line>
        <draw:frame draw:style-name="gr3" draw:text-style-name="P2" draw:layer="layout" svg:width="8.088cm" svg:height="0.395cm" svg:x="1.21cm" svg:y="1.203cm">
          <draw:text-box>
            <text:p><text:span text:style-name="T2">[Synchronization + Constrained coding (inner code)]</text:span></text:p>
          </draw:text-box>
        </draw:frame>
        <draw:g>
          <svg:title>TexMaths</svg:title>
          <svg:desc>10§display§\Sigma = \{0,1,2,3\}§svg§600§TRUE§</svg:desc>
          <draw:g>
            <draw:path draw:style-name="gr4" draw:text-style-name="P3" draw:layer="layout" svg:width="0.213cm" svg:height="0.237cm" svg:x="1.401cm" svg:y="1.872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4" draw:text-style-name="P3" draw:layer="layout" svg:width="0.232cm" svg:height="0.082cm" svg:x="1.753cm" svg:y="1.982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4" draw:text-style-name="P3" draw:layer="layout" svg:width="0.124cm" svg:height="0.349cm" svg:x="2.129cm" svg:y="1.848cm" svg:viewBox="0 0 125 350" svg:d="M74 47c0-14 9-37 48-39 1 0 3-2 3-4 0-4-3-4-7-4-35 0-67 18-67 44s0 53 0 80c0 14 0 25-14 36-13 11-26 11-34 12-1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4" draw:text-style-name="P3" draw:layer="layout" svg:width="0.147cm" svg:height="0.239cm" svg:x="2.293cm" svg:y="1.878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4" draw:text-style-name="P3" draw:layer="layout" svg:width="0.041cm" svg:height="0.104cm" svg:x="2.485cm" svg:y="2.073cm" svg:viewBox="0 0 42 105" svg:d="M42 37c0-23-9-37-23-37-12 0-19 9-19 19 0 9 7 18 19 18 4 0 9-1 12-4 1-1 1-1 2-1 0 2 1 0 1 5 0 26-13 47-24 58-4 4-4 5-4 6 0 2 2 4 4 4 3 0 32-27 32-68z">
              <text:p/>
            </draw:path>
            <draw:path draw:style-name="gr4" draw:text-style-name="P3" draw:layer="layout" svg:width="0.115cm" svg:height="0.231cm" svg:x="2.642cm" svg:y="1.878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4" draw:text-style-name="P3" draw:layer="layout" svg:width="0.04cm" svg:height="0.104cm" svg:x="2.816cm" svg:y="2.073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3" draw:layer="layout" svg:width="0.139cm" svg:height="0.231cm" svg:x="2.96cm" svg:y="1.878cm" svg:viewBox="0 0 140 232" svg:d="M27 205c12-12 25-23 37-35 55-48 76-67 76-102 0-40-32-68-75-68-39 0-65 32-65 63 0 20 17 20 18 20 6 0 19-4 19-19 0-9-7-18-19-18-3 0-3 0-5 0 9-23 28-35 48-35 32 0 47 28 47 57 0 28-18 55-37 77-22 25-45 49-67 74-4 4-4 5-4 13 43 0 87 0 130 0 3-20 7-40 10-60-3 0-6 0-9 0-2 11-4 25-8 30-2 3-25 3-33 3-21 0-42 0-63 0z">
              <text:p/>
            </draw:path>
            <draw:path draw:style-name="gr4" draw:text-style-name="P3" draw:layer="layout" svg:width="0.04cm" svg:height="0.104cm" svg:x="3.148cm" svg:y="2.073cm" svg:viewBox="0 0 41 105" svg:d="M41 37c0-23-9-37-22-37-12 0-19 9-19 19 0 9 7 18 19 18 4 0 9-1 12-4 1-1 1-1 2-1 0 2 0 0 0 5 0 26-12 47-23 58-4 4-4 5-4 6 0 2 1 4 3 4 4 0 32-27 32-68z">
              <text:p/>
            </draw:path>
            <draw:path draw:style-name="gr4" draw:text-style-name="P3" draw:layer="layout" svg:width="0.145cm" svg:height="0.239cm" svg:x="3.289cm" svg:y="1.878cm" svg:viewBox="0 0 146 240" svg:d="M87 110c29-10 49-34 49-62 0-29-31-48-65-48-35 0-62 21-62 47 0 12 8 19 18 19 11 0 18-8 18-18 0-18-16-18-22-18 11-17 34-22 47-22 14 0 34 8 34 40 0 4-1 24-10 40-11 16-23 18-31 18-3 0-12 1-14 1-3 0-5 1-5 4 0 4 2 4 8 4 5 0 11 0 16 0 28 0 41 24 41 58 0 47-24 57-39 57s-42-6-54-27c12 2 23-6 23-18 0-13-9-20-20-20-8 0-19 5-19 21 0 31 32 54 71 54 43 0 75-32 75-67 0-29-23-56-59-63z">
              <text:p/>
            </draw:path>
            <draw:path draw:style-name="gr4" draw:text-style-name="P3" draw:layer="layout" svg:width="0.124cm" svg:height="0.349cm" svg:x="3.475cm" svg:y="1.848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60" draw:text-style-name="P1" draw:layer="layout" svg:width="1.352cm" svg:height="0.319cm" svg:x="3.91cm" svg:y="1.803cm">
          <draw:text-box>
            <text:p><text:span text:style-name="T1">(=A,T,G,C)</text:span></text:p>
          </draw:text-box>
        </draw:frame>
        <draw:g>
          <svg:title>TexMaths</svg:title>
          <svg:desc>10§display§k: §svg§600§TRUE§</svg:desc>
          <draw:g>
            <draw:path draw:style-name="gr4" draw:text-style-name="P3" draw:layer="layout" svg:width="0.158cm" svg:height="0.245cm" svg:x="1.401cm" svg:y="2.362cm" svg:viewBox="0 0 159 246" svg:d="M81 4c-2-1 0-4-4-4-8 0-34 3-43 4-3 0-7 0-7 7 0 4 4 4 9 4 17 0 17 2 17 6 0 2-1 5-1 7-17 67-34 133-51 200-1 5-1 6-1 8 0 8 7 10 10 10 5 0 10-3 12-7s18-68 20-77c12 1 40 7 40 30 0 2 0 4-1 7 0 4-1 8-1 12 0 21 14 35 32 35 11 0 20-6 28-19 9-15 13-34 13-35 0-3-4-3-5-3-3 0-4 1-5 6-7 25-15 43-30 43-7 0-11-4-11-16 0-6 1-14 2-20 2-6 2-7 2-11 0-22-22-33-52-36 11-7 22-18 30-26 17-18 33-33 50-33 2 0 2 0 3 0 5 1 5 1 8 3 1 1 1 1 1 2-17 1-20 14-20 18 0 5 4 12 14 12 9 0 19-7 19-21 0-10-8-22-24-22-10 0-26 3-51 31-12 12-26 26-39 32 12-49 24-98 36-147z">
              <text:p/>
            </draw:path>
            <draw:path draw:style-name="gr4" draw:text-style-name="P3" draw:layer="layout" svg:width="0.036cm" svg:height="0.149cm" svg:x="1.702cm" svg:y="2.454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7" draw:text-style-name="P2" draw:layer="layout" svg:width="3.198cm" svg:height="0.395cm" svg:x="2.002cm" svg:y="2.302cm">
          <draw:text-box>
            <text:p><text:span text:style-name="T2">maximum run-length</text:span></text:p>
          </draw:text-box>
        </draw:frame>
        <draw:g>
          <svg:title>TexMaths</svg:title>
          <svg:desc>10§display§\delta:§svg§600§TRUE§</svg:desc>
          <draw:g>
            <draw:path draw:style-name="gr4" draw:text-style-name="P3" draw:layer="layout" svg:width="0.143cm" svg:height="0.252cm" svg:x="1.401cm" svg:y="2.772cm" svg:viewBox="0 0 144 253" svg:d="M78 96c-44 11-78 55-78 98 0 34 23 59 55 59 41 0 71-55 71-104 0-31-14-48-26-64-13-16-34-42-34-57 0-8 7-17 20-17 10 0 17 5 24 10 7 4 14 9 20 9 8 0 14-9 14-14 0-8-6-9-18-12-19-4-24-4-29-4-27 0-40 15-40 36 0 19 10 39 21 60zM82 104c9 16 19 35 19 59s-13 82-46 82c-19 0-33-15-33-41 0-22 13-87 60-100z">
              <text:p/>
            </draw:path>
            <draw:path draw:style-name="gr4" draw:text-style-name="P3" draw:layer="layout" svg:width="0.036cm" svg:height="0.15cm" svg:x="1.682cm" svg:y="2.87cm" svg:viewBox="0 0 37 151" svg:d="M37 19c0-10-9-19-19-19s-18 9-18 19 8 19 18 19 19-9 19-19zM37 133c0-10-9-19-19-19s-18 9-18 19c0 9 8 18 18 18s19-9 19-18z">
              <text:p/>
            </draw:path>
          </draw:g>
        </draw:g>
        <draw:frame draw:style-name="gr61" draw:text-style-name="P2" draw:layer="layout" svg:width="2.398cm" svg:height="0.395cm" svg:x="2.002cm" svg:y="2.703cm">
          <draw:text-box>
            <text:p><text:span text:style-name="T2">balance margin</text:span></text:p>
          </draw:text-box>
        </draw:frame>
        <draw:g>
          <svg:title>TexMaths</svg:title>
          <svg:desc>10§display§\left| 
w_{01}(\bm{x}_0^{i-1}) - w_{23}(\bm{x}_0^{i-1}) 
\right|
\leq
\delta§svg§600§TRUE§</svg:desc>
          <draw:g>
            <draw:path draw:style-name="gr4" draw:text-style-name="P3" draw:layer="layout" svg:width="0.014cm" svg:height="0.224cm" svg:x="4.636cm" svg:y="2.747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014cm" svg:height="0.225cm" svg:x="4.636cm" svg:y="2.957cm" svg:viewBox="0 0 15 226" svg:d="M0 213c0 5 0 13 8 13 7 0 7-7 7-13 0-67 0-134 0-200 0-5 0-13-7-13-8 0-8 7-8 13 0 66 0 133 0 200z">
              <text:p/>
            </draw:path>
            <draw:path draw:style-name="gr4" draw:text-style-name="P3" draw:layer="layout" svg:width="0.231cm" svg:height="0.158cm" svg:x="4.713cm" svg:y="2.897cm" svg:viewBox="0 0 232 159" svg:d="M152 37c1-8 5-21 5-23 0-7-5-10-10-10-4 0-11 3-13 10-1 3-18 70-20 79-3 10-3 17-3 23 0 4 0 4 0 6-8 19-19 30-32 30-28 0-28-26-28-32 0-11 1-25 18-68 4-11 6-16 6-23 0-16-12-29-29-29-33 0-46 51-46 54 0 4 3 4 4 4 3 0 4-1 5-6 10-33 24-44 36-44 3 0 9 0 9 12 0 8-4 18-7 24-15 42-19 58-19 71 0 32 23 44 50 44 6 0 22 0 36-24 9 22 34 24 44 24 26 0 42-22 51-43 12-27 23-74 23-91 0-19-9-25-15-25-9 0-18 10-18 17 0 5 2 7 5 10 4 4 13 13 13 30 0 11-10 46-19 64s-22 31-39 31c-16 0-26-11-26-31 0-10 3-21 4-25 5-20 10-39 15-59z">
              <text:p/>
            </draw:path>
            <draw:path draw:style-name="gr4" draw:text-style-name="P3" draw:layer="layout" svg:width="0.113cm" svg:height="0.167cm" svg:x="4.967cm" svg:y="2.942cm" svg:viewBox="0 0 114 168" svg:d="M114 85c0-27-3-47-15-64-7-11-23-21-42-21-57 0-57 67-57 85s0 83 57 83 57-65 57-83zM57 161c-12 0-27-6-31-27-4-14-4-34-4-52s0-37 4-51c5-19 21-24 31-24 13 0 26 8 30 22s4 31 4 53c0 18 0 36-3 51-5 23-21 28-31 28z">
              <text:p/>
            </draw:path>
            <draw:path draw:style-name="gr4" draw:text-style-name="P3" draw:layer="layout" svg:width="0.088cm" svg:height="0.162cm" svg:x="5.121cm" svg:y="2.942cm" svg:viewBox="0 0 89 163" svg:d="M55 7c0-7 0-7-7-7-16 16-38 16-48 16 0 3 0 6 0 9 6 0 22 0 35-7 0 42 0 83 0 125 0 8 0 11-24 11-3 0-6 0-9 0 0 3 0 6 0 9 4 0 34-1 43-1 8 0 39 1 44 1 0-3 0-6 0-9-3 0-6 0-9 0-25 0-25-3-25-11 0-46 0-91 0-136z">
              <text:p/>
            </draw:path>
            <draw:path draw:style-name="gr4" draw:text-style-name="P3" draw:layer="layout" svg:width="0.081cm" svg:height="0.349cm" svg:x="5.286cm" svg:y="2.789cm" svg:viewBox="0 0 82 350" svg:d="M82 347c0-1 0-2-6-8-44-44-55-110-55-163 0-61 13-122 56-166 5-4 5-5 5-6 0-3-1-4-4-4s-35 24-55 69c-18 38-23 77-23 107 0 27 4 69 24 108 21 43 51 66 54 66s4-1 4-3z">
              <text:p/>
            </draw:path>
            <draw:path draw:style-name="gr4" draw:text-style-name="P3" draw:layer="layout" svg:width="0.198cm" svg:height="0.16cm" svg:x="5.402cm" svg:y="2.894cm" svg:viewBox="0 0 199 161" svg:d="M175 18c-13 3-19 15-19 24 0 8 6 16 17 16 13 0 26-10 26-27 0-19-19-31-41-31-20 0-33 15-37 21-9-14-29-21-49-21-44 0-68 43-68 55 0 5 5 5 9 5s6 0 8-5c10-32 35-42 50-42 13 0 19 6 19 17 0 7-5 26-8 39-4 16-8 32-12 48-5 21-18 32-30 32-1 0-9 0-16-6 12-3 19-15 19-24 0-7-6-16-18-16s-25 10-25 27c0 19 18 31 40 31 20 0 33-15 37-21 9 15 29 21 49 21 44 0 68-43 68-54 0-5-5-5-8-5-5 0-7 0-9 4-10 32-35 43-49 43s-20-7-20-18c0-7 4-26 8-39 2-9 10-42 12-48 5-21 17-31 30-31 2 0 10 0 17 5z">
              <text:p/>
            </draw:path>
            <draw:path draw:style-name="gr4" draw:text-style-name="P3" draw:layer="layout" svg:width="0.074cm" svg:height="0.165cm" svg:x="5.631cm" svg:y="2.739cm" svg:viewBox="0 0 75 166" svg:d="M69 10c0-4-3-10-10-10s-14 7-14 14c0 4 3 9 10 9s14-7 14-13zM18 135c-1 3-2 6-2 10 0 11 10 21 24 21 24 0 35-34 35-38 0-3-3-3-4-3-3 0-4 2-5 4-5 20-16 30-26 30-5 0-6-3-6-9 0-5 2-10 4-15 3-7 5-14 8-20 2-6 11-28 12-31s1-6 1-8c0-12-9-21-23-21-24 0-36 33-36 38 0 3 4 3 5 3 3 0 3-1 4-4 6-21 17-30 26-30 4 0 6 2 6 8s-1 10-7 25c-5 13-11 26-16 40z">
              <text:p/>
            </draw:path>
            <draw:path draw:style-name="gr4" draw:text-style-name="P3" draw:layer="layout" svg:width="0.165cm" svg:height="0.011cm" svg:x="5.746cm" svg:y="2.835cm" svg:viewBox="0 0 166 12" svg:d="M156 12c4 0 10 0 10-6s-6-6-10-6c-49 0-97 0-146 0-4 0-10 0-10 6s5 6 10 6c49 0 97 0 146 0z">
              <text:p/>
            </draw:path>
            <draw:path draw:style-name="gr4" draw:text-style-name="P3" draw:layer="layout" svg:width="0.088cm" svg:height="0.162cm" svg:x="5.966cm" svg:y="2.739cm" svg:viewBox="0 0 89 163" svg:d="M55 7c0-7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4" draw:text-style-name="P3" draw:layer="layout" svg:width="0.113cm" svg:height="0.167cm" svg:x="5.633cm" svg:y="2.982cm" svg:viewBox="0 0 114 168" svg:d="M114 85c0-27-3-47-15-64-7-11-23-21-42-21-57 0-57 67-57 85 0 17 0 83 57 83s57-66 57-83zM57 161c-12 0-27-6-32-27-3-14-3-34-3-52s0-37 4-51c5-19 21-24 31-24 13 0 26 8 30 22s4 31 4 53c0 18 0 36-3 51-5 23-21 28-31 28z">
              <text:p/>
            </draw:path>
            <draw:path draw:style-name="gr4" draw:text-style-name="P3" draw:layer="layout" svg:width="0.08cm" svg:height="0.349cm" svg:x="6.117cm" svg:y="2.789cm" svg:viewBox="0 0 81 350" svg:d="M81 176c0-28-4-70-23-110-21-43-51-66-55-66-2 0-3 2-3 4 0 1 0 2 6 8 35 35 55 90 55 164 0 59-13 121-57 165-4 4-4 5-4 6 0 2 1 3 3 3 4 0 35-24 56-68 18-39 22-77 22-106z">
              <text:p/>
            </draw:path>
            <draw:path draw:style-name="gr4" draw:text-style-name="P3" draw:layer="layout" svg:width="0.214cm" svg:height="0.013cm" svg:x="6.34cm" svg:y="2.958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231cm" svg:height="0.158cm" svg:x="6.673cm" svg:y="2.897cm" svg:viewBox="0 0 232 159" svg:d="M152 37c2-8 5-21 5-23 0-7-5-10-10-10-4 0-11 3-13 10-1 3-18 70-20 79-2 10-3 17-3 23 0 4 0 4 0 6-8 19-18 30-32 30-28 0-28-26-28-32 0-11 1-25 18-68 4-11 6-16 6-23 0-16-12-29-29-29-33 0-46 51-46 54 0 4 3 4 4 4 4 0 4-1 6-6 9-33 23-44 35-44 3 0 9 0 9 12 0 8-4 18-6 24-16 42-20 58-20 71 0 32 23 44 50 44 6 0 22 0 36-24 9 22 34 24 44 24 27 0 42-22 51-43 12-27 23-74 23-91 0-19-9-25-15-25-9 0-18 10-18 17 0 5 2 7 6 10 4 4 12 13 12 30 0 11-10 46-19 64s-21 31-39 31c-16 0-26-11-26-31 0-10 3-21 4-25 5-20 10-39 15-59z">
              <text:p/>
            </draw:path>
            <draw:path draw:style-name="gr4" draw:text-style-name="P3" draw:layer="layout" svg:width="0.107cm" svg:height="0.162cm" svg:x="6.929cm" svg:y="2.942cm" svg:viewBox="0 0 108 163" svg:d="M108 118c-3 0-5 0-8 0-1 6-3 20-6 23-2 1-21 1-25 1-15 0-30 0-45 0 26-23 34-29 49-41 18-14 35-30 35-53 0-30-26-48-57-48s-51 21-51 44c0 13 10 14 13 14 6 0 13-4 13-13 0-5-2-13-15-13 8-18 25-23 36-23 25 0 38 19 38 39 0 21-16 38-24 47-20 19-39 39-59 59-2 2-2 2-2 9 34 0 67 0 101 0 2-15 5-30 7-45z">
              <text:p/>
            </draw:path>
            <draw:path draw:style-name="gr4" draw:text-style-name="P3" draw:layer="layout" svg:width="0.113cm" svg:height="0.167cm" svg:x="7.066cm" svg:y="2.942cm" svg:viewBox="0 0 114 168" svg:d="M54 81c20 0 33 13 33 40 0 30-17 39-32 39-9 0-31-2-41-17 11 0 14-9 14-14 0-8-6-13-14-13-7 0-14 4-14 14 0 23 26 38 56 38 34 0 58-23 58-47 0-19-16-39-43-44 26-10 35-28 35-43 0-19-23-34-50-34-28 0-48 13-48 33 0 8 6 13 13 13 8 0 12-6 12-13s-4-12-12-12c9-11 25-14 35-14 11 0 26 6 26 27 0 10-3 22-10 29-8 10-15 10-27 11-6 0-7 0-8 0-1 1-2 1-2 4s2 3 6 3 9 0 13 0z">
              <text:p/>
            </draw:path>
            <draw:path draw:style-name="gr4" draw:text-style-name="P3" draw:layer="layout" svg:width="0.08cm" svg:height="0.349cm" svg:x="7.246cm" svg:y="2.789cm" svg:viewBox="0 0 81 350" svg:d="M81 347c0-1 0-2-6-8-44-44-55-110-55-163 0-61 13-122 57-166 4-4 4-5 4-6 0-3-1-4-3-4-4 0-36 24-56 69-18 38-22 77-22 107 0 27 3 69 23 108 21 43 51 66 55 66 2 0 3-1 3-3z">
              <text:p/>
            </draw:path>
            <draw:path draw:style-name="gr4" draw:text-style-name="P3" draw:layer="layout" svg:width="0.198cm" svg:height="0.16cm" svg:x="7.361cm" svg:y="2.894cm" svg:viewBox="0 0 199 161" svg:d="M175 18c-13 3-19 15-19 24 0 8 6 16 17 16 13 0 26-10 26-27 0-19-19-31-40-31-20 0-33 15-38 21-9-14-28-21-48-21-45 0-69 43-69 55 0 5 6 5 9 5 4 0 7 0 8-5 10-32 35-42 50-42 13 0 19 6 19 17 0 7-4 26-8 39-4 16-8 32-12 48-5 21-17 32-29 32-2 0-10 0-17-6 12-3 19-15 19-24 0-7-6-16-18-16s-25 10-25 27c0 19 18 31 40 31 20 0 33-15 37-21 9 15 29 21 49 21 44 0 68-43 68-54 0-5-5-5-8-5-5 0-7 0-8 4-11 32-36 43-50 43s-20-7-20-18c0-7 5-26 8-39 2-9 10-42 12-48 5-21 18-31 30-31 2 0 10 0 17 5z">
              <text:p/>
            </draw:path>
            <draw:path draw:style-name="gr4" draw:text-style-name="P3" draw:layer="layout" svg:width="0.073cm" svg:height="0.165cm" svg:x="7.591cm" svg:y="2.739cm" svg:viewBox="0 0 74 166" svg:d="M68 10c0-4-3-10-10-10s-14 7-14 14c0 4 3 9 10 9s14-7 14-13zM18 135c-1 3-3 6-3 10 0 11 10 21 24 21 24 0 35-34 35-38 0-3-3-3-4-3-3 0-3 2-4 4-6 20-17 30-27 30-4 0-6-3-6-9 0-5 2-10 4-15 3-7 5-14 8-20 2-6 11-28 12-31s2-6 2-8c0-12-10-21-24-21-24 0-35 33-35 38 0 3 3 3 4 3 3 0 3-1 4-4 7-21 17-30 27-30 3 0 6 2 6 8s-2 10-8 25c-5 13-10 26-15 40z">
              <text:p/>
            </draw:path>
            <draw:path draw:style-name="gr4" draw:text-style-name="P3" draw:layer="layout" svg:width="0.165cm" svg:height="0.011cm" svg:x="7.705cm" svg:y="2.835cm" svg:viewBox="0 0 166 12" svg:d="M156 12c4 0 10 0 10-6s-5-6-10-6c-49 0-97 0-146 0-4 0-10 0-10 6s6 6 10 6c49 0 97 0 146 0z">
              <text:p/>
            </draw:path>
            <draw:path draw:style-name="gr4" draw:text-style-name="P3" draw:layer="layout" svg:width="0.088cm" svg:height="0.162cm" svg:x="7.925cm" svg:y="2.739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4" draw:text-style-name="P3" draw:layer="layout" svg:width="0.113cm" svg:height="0.167cm" svg:x="7.592cm" svg:y="2.982cm" svg:viewBox="0 0 114 168" svg:d="M114 85c0-27-3-47-15-64-7-11-22-21-42-21-57 0-57 67-57 85 0 17 0 83 57 83s57-66 57-83zM57 161c-11 0-26-6-31-27-4-14-4-34-4-52s0-37 4-51c5-19 21-24 31-24 13 0 26 8 30 22s5 31 5 53c0 18 0 36-4 51-5 23-21 28-31 28z">
              <text:p/>
            </draw:path>
            <draw:path draw:style-name="gr4" draw:text-style-name="P3" draw:layer="layout" svg:width="0.08cm" svg:height="0.349cm" svg:x="8.076cm" svg:y="2.789cm" svg:viewBox="0 0 81 350" svg:d="M81 176c0-28-4-70-23-110-21-43-51-66-55-66-2 0-3 2-3 4 0 1 0 2 6 8 35 35 55 90 55 164 0 59-13 121-57 165-4 4-4 5-4 6 0 2 1 3 3 3 4 0 35-24 56-68 18-39 22-77 22-106z">
              <text:p/>
            </draw:path>
            <draw:path draw:style-name="gr4" draw:text-style-name="P3" draw:layer="layout" svg:width="0.014cm" svg:height="0.224cm" svg:x="8.243cm" svg:y="2.747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014cm" svg:height="0.225cm" svg:x="8.243cm" svg:y="2.957cm" svg:viewBox="0 0 15 226" svg:d="M0 213c0 5 0 13 8 13 7 0 7-7 7-13 0-67 0-134 0-200 0-5 0-13-7-13-8 0-8 7-8 13 0 66 0 133 0 200z">
              <text:p/>
            </draw:path>
            <draw:path draw:style-name="gr4" draw:text-style-name="P3" draw:layer="layout" svg:width="0.214cm" svg:height="0.27cm" svg:x="8.436cm" svg:y="2.829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4" draw:text-style-name="P3" draw:layer="layout" svg:width="0.143cm" svg:height="0.252cm" svg:x="8.793cm" svg:y="2.803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4-14-34-40 0-23 13-88 61-101z">
              <text:p/>
            </draw:path>
          </draw:g>
        </draw:g>
        <draw:g>
          <svg:title>TexMaths</svg:title>
          <svg:desc>10§display§\left| 
2w_{01}(\bm{x}_0^{i-1}) - i 
\right|
\leq
\delta§svg§600§TRUE§</svg:desc>
          <draw:g>
            <draw:path draw:style-name="gr4" draw:text-style-name="P3" draw:layer="layout" svg:width="0.014cm" svg:height="0.224cm" svg:x="4.638cm" svg:y="3.249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014cm" svg:height="0.225cm" svg:x="4.638cm" svg:y="3.459cm" svg:viewBox="0 0 15 226" svg:d="M0 213c0 5 0 13 8 13 7 0 7-7 7-13 0-67 0-134 0-200 0-5 0-13-7-13-8 0-8 7-8 13 0 66 0 133 0 200z">
              <text:p/>
            </draw:path>
            <draw:path draw:style-name="gr4" draw:text-style-name="P3" draw:layer="layout" svg:width="0.139cm" svg:height="0.233cm" svg:x="4.722cm" svg:y="3.321cm" svg:viewBox="0 0 140 234" svg:d="M27 207c12-13 25-25 37-37 55-48 76-67 76-102 0-40-31-68-74-68-40 0-66 32-66 63 0 20 18 20 19 20 6 0 18-4 18-19 0-9-6-18-19-18-3 0-3 0-4 0 8-22 27-35 47-35 32 0 47 28 47 57 0 28-17 56-37 77-22 25-45 50-67 76-4 3-4 4-4 13 43 0 87 0 130 0 3-21 7-42 10-62-3 0-6 0-9 0-1 11-4 26-7 32-3 3-26 3-34 3-21 0-42 0-63 0z">
              <text:p/>
            </draw:path>
            <draw:path draw:style-name="gr4" draw:text-style-name="P3" draw:layer="layout" svg:width="0.232cm" svg:height="0.158cm" svg:x="4.89cm" svg:y="3.399cm" svg:viewBox="0 0 233 159" svg:d="M152 37c2-8 6-21 6-23 0-7-5-10-10-10s-11 3-13 10c-2 3-18 70-21 79-2 10-3 17-3 23 0 4 0 4 1 6-8 19-19 30-33 30-28 0-28-26-28-32 0-11 2-25 18-68 4-11 6-16 6-23 0-16-11-29-28-29-34 0-47 51-47 54 0 4 3 3 4 4 4 0 4-1 6-6 10-33 23-44 36-44 3 0 8 0 8 12 0 8-3 18-6 24-15 42-20 58-20 71 0 32 24 44 50 44 6 0 23 0 37-24 9 22 33 24 44 24 26 0 42-22 51-43 12-27 23-74 23-91 0-19-10-25-16-25-8 0-17 10-17 17 0 5 2 7 5 10 4 4 13 13 13 30 0 11-10 46-20 64-9 18-21 31-38 31s-26-11-26-31c0-10 2-21 4-25 5-20 9-39 14-59z">
              <text:p/>
            </draw:path>
            <draw:path draw:style-name="gr4" draw:text-style-name="P3" draw:layer="layout" svg:width="0.114cm" svg:height="0.167cm" svg:x="5.144cm" svg:y="3.444cm" svg:viewBox="0 0 115 168" svg:d="M115 85c0-27-4-47-15-64-8-11-23-21-43-21-57 0-57 67-57 85s0 83 57 83 58-65 58-83zM57 161c-11 0-26-6-31-27-3-14-3-34-3-52s0-37 4-51c5-19 20-24 30-24 14 0 27 8 31 22s4 31 4 53c0 18 0 36-3 51-5 23-22 28-32 28z">
              <text:p/>
            </draw:path>
            <draw:path draw:style-name="gr4" draw:text-style-name="P3" draw:layer="layout" svg:width="0.088cm" svg:height="0.162cm" svg:x="5.299cm" svg:y="3.444cm" svg:viewBox="0 0 89 163" svg:d="M55 7c0-7 0-7-7-7-16 16-38 16-48 16 0 3 0 6 0 9 5 0 22 0 35-7 0 42 0 83 0 125 0 8 0 11-24 11-3 0-7 0-10 0 0 3 0 6 0 9 5 0 35-1 44-1 8 0 39 1 44 1 0-3 0-6 0-9-3 0-6 0-9 0-25 0-25-3-25-11 0-46 0-91 0-136z">
              <text:p/>
            </draw:path>
            <draw:path draw:style-name="gr4" draw:text-style-name="P3" draw:layer="layout" svg:width="0.081cm" svg:height="0.349cm" svg:x="5.464cm" svg:y="3.291cm" svg:viewBox="0 0 82 350" svg:d="M82 347c0-1 0-2-6-8-44-44-56-110-56-163 0-61 14-122 57-166 5-4 5-5 5-6 0-3-2-4-4-4-3 0-35 24-56 69-18 38-22 77-22 107 0 27 4 69 23 108 21 43 52 66 55 66 2 0 4-1 4-3z">
              <text:p/>
            </draw:path>
            <draw:path draw:style-name="gr4" draw:text-style-name="P3" draw:layer="layout" svg:width="0.198cm" svg:height="0.16cm" svg:x="5.579cm" svg:y="3.396cm" svg:viewBox="0 0 199 161" svg:d="M175 18c-12 3-19 15-19 24 0 8 6 16 18 16s25-10 25-27c0-19-18-31-40-31-20 0-33 15-37 21-9-14-29-21-49-21-44 0-68 43-68 55 0 5 5 5 8 5 5 0 7 0 8-5 11-32 36-42 50-42s20 6 20 17c0 7-5 26-8 39-4 16-8 32-12 48-5 21-18 32-30 32-2 0-10 0-17-6 13-3 19-15 19-24 0-7-6-16-17-16-13 0-26 10-26 27 0 19 19 31 40 31 20 0 33-15 38-21 9 15 28 21 48 21 45 0 69-43 69-54 0-5-6-5-9-5-4 0-6 0-8 4-10 32-35 43-50 43-13 0-19-7-19-18 0-7 4-26 7-39 3-9 11-42 13-48 5-21 17-31 29-31 2 0 10 0 17 5z">
              <text:p/>
            </draw:path>
            <draw:path draw:style-name="gr4" draw:text-style-name="P3" draw:layer="layout" svg:width="0.074cm" svg:height="0.165cm" svg:x="5.809cm" svg:y="3.241cm" svg:viewBox="0 0 75 166" svg:d="M68 10c0-4-3-10-10-10-6 0-13 7-13 14 0 4 3 9 9 9 8 0 14-7 14-13zM18 135c-1 3-2 6-2 10 0 11 10 21 23 21 25 0 36-34 36-38 0-3-3-2-4-3-4 0-4 2-5 4-6 20-16 30-26 30-5 0-6-3-6-9 0-5 2-10 4-15 2-7 5-14 8-20 2-6 11-28 12-31 0-3 1-6 1-8 0-12-10-21-23-21-25 0-36 33-36 38 0 3 3 2 4 3 4 0 4-1 5-4 6-21 17-30 26-30 4 0 6 2 6 8s-1 10-7 25c-5 13-11 26-16 40z">
              <text:p/>
            </draw:path>
            <draw:path draw:style-name="gr4" draw:text-style-name="P3" draw:layer="layout" svg:width="0.165cm" svg:height="0.011cm" svg:x="5.924cm" svg:y="3.337cm" svg:viewBox="0 0 166 12" svg:d="M156 12c4 0 10 0 10-6s-6-6-10-6c-49 0-98 0-147 0-4 0-9 0-9 6s5 6 9 6c49 0 98 0 147 0z">
              <text:p/>
            </draw:path>
            <draw:path draw:style-name="gr4" draw:text-style-name="P3" draw:layer="layout" svg:width="0.089cm" svg:height="0.162cm" svg:x="6.143cm" svg:y="3.241cm" svg:viewBox="0 0 90 163" svg:d="M56 7c0-7-1-7-7-7-16 16-39 16-49 16 0 3 0 6 0 9 6 0 23 0 36-7 0 42 0 83 0 125 0 8 0 12-25 12-3 0-6 0-9 0 0 2 0 5 0 8 5 0 35-1 44-1 7 0 38 1 44 1 0-3 0-6 0-8-3 0-6 0-9 0-25 0-25-4-25-12 0-46 0-91 0-136z">
              <text:p/>
            </draw:path>
            <draw:path draw:style-name="gr4" draw:text-style-name="P3" draw:layer="layout" svg:width="0.113cm" svg:height="0.167cm" svg:x="5.81cm" svg:y="3.484cm" svg:viewBox="0 0 114 168" svg:d="M114 85c0-27-3-47-14-64-8-11-23-21-43-21-57 0-57 67-57 85 0 17 0 83 57 83s57-66 57-83zM57 161c-11 0-26-6-31-27-3-14-3-34-3-52s0-37 3-51c6-19 21-24 31-24 14 0 26 8 31 22 4 14 4 31 4 53 0 18 0 36-3 51-5 23-22 28-32 28z">
              <text:p/>
            </draw:path>
            <draw:path draw:style-name="gr4" draw:text-style-name="P3" draw:layer="layout" svg:width="0.081cm" svg:height="0.349cm" svg:x="6.293cm" svg:y="3.291cm" svg:viewBox="0 0 82 350" svg:d="M82 176c0-28-4-70-23-110-22-43-52-66-55-66-2 0-4 2-4 4 0 1 0 2 7 8 34 35 54 90 54 164 0 59-13 121-56 165-5 4-5 5-5 6 0 2 2 3 4 3 3 0 35-24 56-68 18-39 22-77 22-106z">
              <text:p/>
            </draw:path>
            <draw:path draw:style-name="gr4" draw:text-style-name="P3" draw:layer="layout" svg:width="0.214cm" svg:height="0.013cm" svg:x="6.517cm" svg:y="3.46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092cm" svg:height="0.234cm" svg:x="6.849cm" svg:y="3.323cm" svg:viewBox="0 0 93 235" svg:d="M90 12c0-7-5-12-13-12-9 0-19 9-19 18 0 7 5 13 13 13 9 0 19-8 19-19zM63 144c5-10 5-11 8-20 3-7 5-12 5-19 0-16-12-29-29-29-33 0-47 51-47 54 0 4 4 4 5 4 3 0 4-1 5-6 10-33 24-44 36-44 3 0 9 0 9 11 0 8-3 15-4 19-3 9-19 49-25 65-3 9-8 20-8 28 0 16 12 28 29 28 33 0 46-50 46-54 0-3-3-3-4-3-3 0-3 1-5 6-7 22-18 44-36 44-6 0-9-4-9-12 0-9 3-14 11-35 4-13 9-25 13-37z">
              <text:p/>
            </draw:path>
            <draw:path draw:style-name="gr4" draw:text-style-name="P3" draw:layer="layout" svg:width="0.014cm" svg:height="0.224cm" svg:x="7.011cm" svg:y="3.249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014cm" svg:height="0.225cm" svg:x="7.011cm" svg:y="3.459cm" svg:viewBox="0 0 15 226" svg:d="M0 213c0 5 0 13 8 13 7 0 7-7 7-13 0-67 0-134 0-200 0-5 0-13-7-13-8 0-8 7-8 13 0 66 0 133 0 200z">
              <text:p/>
            </draw:path>
            <draw:path draw:style-name="gr4" draw:text-style-name="P3" draw:layer="layout" svg:width="0.214cm" svg:height="0.27cm" svg:x="7.204cm" svg:y="3.331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4" draw:text-style-name="P3" draw:layer="layout" svg:width="0.143cm" svg:height="0.252cm" svg:x="7.561cm" svg:y="3.305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4-14-34-40 0-23 13-88 61-101z">
              <text:p/>
            </draw:path>
          </draw:g>
        </draw:g>
        <draw:g>
          <svg:title>TexMaths</svg:title>
          <svg:desc>10§display§(\forall i \in [n])§svg§600§TRUE§</svg:desc>
          <draw:g>
            <draw:path draw:style-name="gr4" draw:text-style-name="P3" draw:layer="layout" svg:width="0.081cm" svg:height="0.348cm" svg:x="8.066cm" svg:y="3.285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4" draw:text-style-name="P3" draw:layer="layout" svg:width="0.194cm" svg:height="0.248cm" svg:x="8.168cm" svg:y="3.305cm" svg:viewBox="0 0 195 249" svg:d="M193 13c2-4 2-5 2-6 0-4-3-7-7-7s-7 4-8 8c-10 26-19 51-29 77-36 0-71 0-107 0-10-26-19-51-29-77-2-5-4-8-8-8s-7 3-7 7c1 2 0 1 2 6 29 76 58 152 87 228 2 5 4 8 9 8 4 0 6-4 7-7 29-76 59-153 88-229zM50 99c32 0 63 0 95 0-16 41-31 82-47 123-16-41-32-82-48-123z">
              <text:p/>
            </draw:path>
            <draw:path draw:style-name="gr4" draw:text-style-name="P3" draw:layer="layout" svg:width="0.092cm" svg:height="0.233cm" svg:x="8.373cm" svg:y="3.316cm" svg:viewBox="0 0 93 234" svg:d="M90 13c0-7-5-13-13-13-10 0-19 9-19 19 0 6 5 12 13 12s19-8 19-18zM63 144c4-10 4-11 8-20 3-7 4-12 4-19 0-15-11-28-28-28-33 0-47 51-47 54s3 2 4 3c4 0 4-1 6-6 10-33 24-44 36-44 2 0 8 0 8 12 0 7-2 14-4 18-2 9-18 50-24 64-3 9-8 20-8 28 0 16 12 28 29 28 33 0 46-50 46-54 0-3-3-3-4-3-4 0-4 1-6 6-6 22-17 44-35 44-6 0-9-4-9-12 0-9 2-14 10-35 5-12 9-24 14-36z">
              <text:p/>
            </draw:path>
            <draw:path draw:style-name="gr4" draw:text-style-name="P3" draw:layer="layout" svg:width="0.174cm" svg:height="0.201cm" svg:x="8.611cm" svg:y="3.358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4" draw:text-style-name="P3" draw:layer="layout" svg:width="0.047cm" svg:height="0.348cm" svg:x="8.954cm" svg:y="3.285cm" svg:viewBox="0 0 48 349" svg:d="M48 349c0-5 0-9 0-14-11 0-23 0-34 0 0-107 0-214 0-321 11 0 23 0 34 0 0-5 0-9 0-14-16 0-32 0-48 0 0 116 0 233 0 349 16 0 32 0 48 0z">
              <text:p/>
            </draw:path>
            <draw:path draw:style-name="gr4" draw:text-style-name="P3" draw:layer="layout" svg:width="0.19cm" svg:height="0.157cm" svg:x="9.02cm" svg:y="3.393cm" svg:viewBox="0 0 191 158" svg:d="M21 134c-1 5-3 13-3 15 0 6 5 9 10 9 4 0 10-2 13-9 0-1 5-18 7-26 2-11 5-22 7-32 2-8 5-15 6-23 2-6 5-16 5-18 5-11 24-43 57-43 16 0 19 13 19 25 0 22-17 66-23 82-3 8-3 12-3 16 0 16 12 28 29 28 33 0 46-51 46-54s-4-3-5-3c-3 0-3 1-5 6-7 24-18 44-36 44-6 0-8-4-8-12 0-9 3-17 6-25 7-18 22-57 22-77 0-23-15-37-41-37-31 0-49 22-55 30-1-19-16-30-32-30s-23 13-26 20c-6 12-11 32-11 34 0 3 3 2 4 3 4 0 4 0 6-8 6-25 13-42 26-42 7 0 11 5 11 17 0 7-1 11-6 29-7 27-13 54-20 81z">
              <text:p/>
            </draw:path>
            <draw:path draw:style-name="gr4" draw:text-style-name="P3" draw:layer="layout" svg:width="0.047cm" svg:height="0.348cm" svg:x="9.229cm" svg:y="3.285cm" svg:viewBox="0 0 48 349" svg:d="M48 0c-16 0-32 0-48 0 0 5 0 9 0 14 11 0 23 0 34 0 0 107 0 214 0 321-11 0-23 0-34 0 0 5 0 9 0 14 16 0 32 0 48 0 0-116 0-233 0-349z">
              <text:p/>
            </draw:path>
            <draw:path draw:style-name="gr4" draw:text-style-name="P3" draw:layer="layout" svg:width="0.081cm" svg:height="0.348cm" svg:x="9.338cm" svg:y="3.28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8§display§w_{01}(\bm{x}_0^{i-1}) - w_{23}(\bm{x}_0^{i-1}) §svg§600§TRUE§</svg:desc>
          <draw:g>
            <draw:path draw:style-name="gr4" draw:text-style-name="P3" draw:layer="layout" svg:width="0.185cm" svg:height="0.126cm" svg:x="1.838cm" svg:y="4.766cm" svg:viewBox="0 0 186 127" svg:d="M122 29c1-7 4-17 4-19 0-4-4-7-8-7s-8 2-11 8c-1 2-13 55-16 62-1 8-2 14-2 19 0 3 0 4 0 5-7 15-15 24-26 24-22 0-22-21-22-26 0-9 1-20 14-54 3-9 5-12 5-18 0-13-9-23-23-23-27 0-37 41-37 43s2 2 3 2c3 0 3 0 5-4 7-27 18-35 28-35 2 0 7 0 7 9 0 7-3 15-5 20-12 33-16 46-16 56 0 26 20 36 40 36 5 0 19 0 30-20 7 17 26 20 34 20 22 0 34-18 41-35 10-22 19-59 19-73 0-15-8-19-12-19-8 0-14 7-14 14 0 3 2 4 4 7 3 3 10 10 10 24 0 9-8 36-16 51-7 15-16 25-30 25s-21-9-21-25c0-7 2-16 3-20 4-16 8-32 12-47z">
              <text:p/>
            </draw:path>
            <draw:path draw:style-name="gr4" draw:text-style-name="P3" draw:layer="layout" svg:width="0.09cm" svg:height="0.133cm" svg:x="2.041cm" svg:y="4.801cm" svg:viewBox="0 0 91 134" svg:d="M91 68c0-22-2-37-11-51-6-9-18-17-34-17-46 0-46 53-46 68 0 14 0 66 46 66 45 0 45-52 45-66zM46 128c-9 0-21-4-25-20-3-12-3-28-3-43 0-14 0-29 3-39 4-16 17-20 25-20 11 0 20 6 24 18 4 10 4 24 4 41 0 15 0 29-3 42-4 17-17 21-25 21z">
              <text:p/>
            </draw:path>
            <draw:path draw:style-name="gr4" draw:text-style-name="P3" draw:layer="layout" svg:width="0.071cm" svg:height="0.129cm" svg:x="2.164cm" svg:y="4.801cm" svg:viewBox="0 0 72 130" svg:d="M45 6c0-5-1-6-7-6-12 13-30 13-38 13 0 2 0 5 0 7 5 0 18 0 29-6 0 34 0 67 0 100 0 7 0 9-20 9-3 0-5 0-7 0 0 2 0 5 0 7 3 0 28-1 35-1 5 0 30 1 35 1 0-2 0-5 0-7-3 0-5 0-8 0-19 0-19-2-19-9 0-36 0-72 0-108z">
              <text:p/>
            </draw:path>
            <draw:path draw:style-name="gr4" draw:text-style-name="P3" draw:layer="layout" svg:width="0.064cm" svg:height="0.278cm" svg:x="2.297cm" svg:y="4.68cm" svg:viewBox="0 0 65 279" svg:d="M65 277c0-1 0-2-5-6-34-36-44-88-44-131 0-49 11-98 46-133 3-3 3-3 3-5 0-1-1-2-3-2-3 0-28 19-44 54-15 31-18 63-18 86 0 21 3 56 18 87 17 34 41 52 44 52 2 0 3 0 3-2z">
              <text:p/>
            </draw:path>
            <draw:path draw:style-name="gr4" draw:text-style-name="P3" draw:layer="layout" svg:width="0.158cm" svg:height="0.127cm" svg:x="2.389cm" svg:y="4.763cm" svg:viewBox="0 0 159 128" svg:d="M140 14c-10 4-15 13-15 20 0 6 5 12 14 12 10 0 20-8 20-21 0-15-15-25-32-25-16 0-26 12-30 18-7-12-23-18-39-18-35 0-54 34-54 44 0 4 4 4 6 4 4 0 6 0 7-4 8-26 29-34 40-34 10 0 16 5 16 14 0 6-4 21-7 31-3 13-6 26-9 38-5 17-15 26-24 26-2 0-8 0-14-4 11-3 15-13 15-20 0-6-4-13-14-13s-20 8-20 23c0 14 15 23 32 23 16 0 26-11 30-16 8 12 23 16 39 16 36 0 54-34 54-43 0-4-4-4-6-4-3 0-6 0-7 4-8 25-28 34-40 34-10 0-16-5-16-14 0-6 4-21 7-32 2-7 9-33 9-37 5-17 15-26 24-26 2 0 8 0 14 4z">
              <text:p/>
            </draw:path>
            <draw:path draw:style-name="gr4" draw:text-style-name="P3" draw:layer="layout" svg:width="0.058cm" svg:height="0.131cm" svg:x="2.573cm" svg:y="4.64cm" svg:viewBox="0 0 59 132" svg:d="M54 8c0-3-2-8-8-8-4 0-11 6-11 11 0 3 3 7 8 7 6 0 11-5 11-10zM14 107c0 2-1 5-1 8 0 9 7 17 18 17 20 0 28-27 28-30 0-2-1-1-2-2-3 0-3 1-4 3-5 15-14 23-21 23-4 0-5-2-5-6 0-5 1-8 3-13s4-10 6-15 9-23 10-26c0-1 1-4 1-5 0-10-8-17-18-17-20 0-29 26-29 29s2 3 3 3c3 0 3-1 4-3 5-17 14-24 21-24 3 0 5 2 5 7s-1 7-7 20c-4 10-8 21-12 31z">
              <text:p/>
            </draw:path>
            <draw:path draw:style-name="gr4" draw:text-style-name="P3" draw:layer="layout" svg:width="0.133cm" svg:height="0.009cm" svg:x="2.664cm" svg:y="4.716cm" svg:viewBox="0 0 134 10" svg:d="M126 10c3 0 8 0 8-4 0-6-5-6-8-6-40 0-79 0-118 0-3 0-8 0-8 5s5 5 8 5c39 0 78 0 118 0z">
              <text:p/>
            </draw:path>
            <draw:path draw:style-name="gr4" draw:text-style-name="P3" draw:layer="layout" svg:width="0.071cm" svg:height="0.129cm" svg:x="2.84cm" svg:y="4.64cm" svg:viewBox="0 0 72 130" svg:d="M45 6c0-6-1-6-7-6-12 12-30 13-38 13 0 2 0 5 0 7 5 0 18 0 29-6 0 34 0 67 0 100 0 7 0 9-20 9-3 0-5 0-7 0 0 2 0 5 0 7 3 0 28-1 35-1 5 0 30 1 35 1 0-2 0-5 0-7-3 0-5 0-8 0-19 0-19-2-19-9 0-36 0-72 0-108z">
              <text:p/>
            </draw:path>
            <draw:path draw:style-name="gr4" draw:text-style-name="P3" draw:layer="layout" svg:width="0.09cm" svg:height="0.133cm" svg:x="2.574cm" svg:y="4.834cm" svg:viewBox="0 0 91 134" svg:d="M91 68c0-22-2-37-11-51-6-9-18-17-34-17-46 0-46 53-46 68 0 14 0 66 46 66 45 0 45-52 45-66zM46 128c-9 0-21-4-25-21-3-11-3-27-3-42 0-14 0-29 3-39 4-16 17-20 25-20 10 0 20 6 24 17s4 25 4 42c0 15 0 29-3 41-4 18-17 22-25 22z">
              <text:p/>
            </draw:path>
            <draw:path draw:style-name="gr4" draw:text-style-name="P3" draw:layer="layout" svg:width="0.065cm" svg:height="0.278cm" svg:x="2.961cm" svg:y="4.68cm" svg:viewBox="0 0 66 279" svg:d="M66 140c0-22-4-56-20-87-16-35-40-53-43-53-2 0-3 1-3 2 0 2 0 2 6 8 27 27 43 71 43 130 0 48-11 97-45 132-4 3-4 4-4 5 0 2 1 2 3 2 3 0 28-19 44-54 15-31 19-61 19-85z">
              <text:p/>
            </draw:path>
            <draw:path draw:style-name="gr4" draw:text-style-name="P3" draw:layer="layout" svg:width="0.171cm" svg:height="0.01cm" svg:x="3.14cm" svg:y="4.814cm" svg:viewBox="0 0 172 11" svg:d="M162 11c4 0 10 0 10-5 0-6-6-6-10-6-51 0-102 0-152 0-5 0-10 0-10 6 0 5 5 5 10 5 50 0 101 0 152 0z">
              <text:p/>
            </draw:path>
            <draw:path draw:style-name="gr4" draw:text-style-name="P3" draw:layer="layout" svg:width="0.185cm" svg:height="0.126cm" svg:x="3.406cm" svg:y="4.766cm" svg:viewBox="0 0 186 127" svg:d="M122 29c1-7 4-17 4-19 0-4-4-7-8-7s-8 2-10 8c-1 2-14 55-16 62-2 8-3 14-3 19 0 3 0 4 1 5-7 15-16 24-27 24-22 0-22-21-22-26 0-9 1-20 15-54 2-9 5-12 5-18 0-13-10-23-23-23-28 0-38 41-38 43s3 2 4 2c2 0 2 0 4-4 8-27 18-35 29-35 2 0 7 0 7 9 0 7-3 15-6 20-12 33-15 46-15 56 0 26 19 36 39 36 5 0 19 0 30-20 7 17 26 20 35 20 21 0 34-18 41-35 10-22 18-59 18-73 0-15-7-19-12-19-7 0-14 7-14 14 0 3 2 4 4 7 3 3 10 10 10 24 0 9-8 36-15 51-8 15-17 25-31 25s-21-9-21-25c0-7 2-16 3-20 4-16 8-32 12-47z">
              <text:p/>
            </draw:path>
            <draw:path draw:style-name="gr4" draw:text-style-name="P3" draw:layer="layout" svg:width="0.086cm" svg:height="0.129cm" svg:x="3.611cm" svg:y="4.801cm" svg:viewBox="0 0 87 130" svg:d="M87 95c-2 0-4 0-6 0-1 4-3 15-6 18-1 0-17 0-19 0-12 0-24 0-36 0 20-17 27-23 39-32 15-12 28-24 28-43 0-23-21-38-46-38-24 0-41 18-41 35 0 10 9 11 10 11 5 0 11-3 11-10 0-3-1-10-11-10 5-14 19-19 28-19 20 0 30 15 30 31 0 18-12 31-18 38-16 16-32 31-48 47-2 1-2 1-2 7 27 0 54 0 82 0 1-12 3-23 5-35z">
              <text:p/>
            </draw:path>
            <draw:path draw:style-name="gr4" draw:text-style-name="P3" draw:layer="layout" svg:width="0.089cm" svg:height="0.133cm" svg:x="3.721cm" svg:y="4.801cm" svg:viewBox="0 0 90 134" svg:d="M43 65c15 0 27 11 27 32 0 24-15 31-26 31-8 0-25-2-34-14 10 0 12-6 12-11 0-6-4-10-11-10-5 0-11 3-11 11 0 18 21 30 44 30 28 0 46-18 46-37 0-16-12-31-34-36 21-7 29-22 29-34 0-15-19-27-40-27-22 0-39 11-39 26 0 8 4 11 11 11 5 0 9-4 9-10 0-5-4-10-9-10 6-9 20-11 27-11 9 0 22 4 22 21 0 9-4 18-8 23-7 8-12 8-22 9-5 0-6 0-6 1-1 0-3 0-3 2 0 3 3 3 6 3s7 0 10 0z">
              <text:p/>
            </draw:path>
            <draw:path draw:style-name="gr4" draw:text-style-name="P3" draw:layer="layout" svg:width="0.065cm" svg:height="0.278cm" svg:x="3.865cm" svg:y="4.68cm" svg:viewBox="0 0 66 279" svg:d="M66 277c0-1 0-2-5-6-35-36-44-88-44-131 0-49 10-98 45-133 4-3 4-3 4-5 0-1-2-2-4-2s-28 19-44 54c-14 31-18 63-18 86 0 21 3 56 18 87 18 34 42 52 44 52s4 0 4-2z">
              <text:p/>
            </draw:path>
            <draw:path draw:style-name="gr4" draw:text-style-name="P3" draw:layer="layout" svg:width="0.157cm" svg:height="0.127cm" svg:x="3.957cm" svg:y="4.763cm" svg:viewBox="0 0 158 128" svg:d="M140 14c-10 4-15 13-15 20 0 6 5 12 13 12 10 0 20-8 20-21 0-15-14-25-32-25-16 0-26 12-29 18-7-12-23-18-39-18-36 0-55 34-55 44 0 4 4 4 7 4 4 0 5 0 7-4 8-26 28-34 39-34s16 5 16 14c0 6-4 21-6 31-4 13-7 26-10 38-4 17-14 26-24 26-1 0-8 0-14-4 11-3 16-13 16-20 0-6-5-13-14-13-10 0-20 8-20 23 0 14 14 23 32 23 16 0 26-11 30-16 7 12 23 16 39 16 35 0 54-34 54-43 0-4-4-4-7-4s-5 0-6 4c-8 25-28 34-40 34-11 0-16-5-16-14 0-6 4-21 6-32 2-7 9-33 10-37 4-17 14-26 24-26 1 0 8 0 14 4z">
              <text:p/>
            </draw:path>
            <draw:path draw:style-name="gr4" draw:text-style-name="P3" draw:layer="layout" svg:width="0.059cm" svg:height="0.131cm" svg:x="4.141cm" svg:y="4.64cm" svg:viewBox="0 0 60 132" svg:d="M54 8c0-3-2-8-7-8s-11 6-11 11c0 3 2 7 8 7s10-5 10-10zM14 107c0 2-1 5-1 8 0 9 8 17 18 17 20 0 29-27 29-30 0-2-2-2-3-2-3 0-3 1-4 3-4 15-13 23-21 23-4 0-5-2-5-6 0-5 2-8 3-13 2-5 4-10 7-15 1-5 9-23 9-26 1-1 1-4 1-5 0-10-7-17-18-17-19 0-29 26-29 29s2 2 3 3c3 0 3-1 4-3 5-17 14-24 21-24 3 0 5 2 5 7s-1 7-6 20c-4 10-8 21-13 31z">
              <text:p/>
            </draw:path>
            <draw:path draw:style-name="gr4" draw:text-style-name="P3" draw:layer="layout" svg:width="0.132cm" svg:height="0.009cm" svg:x="4.233cm" svg:y="4.716cm" svg:viewBox="0 0 133 10" svg:d="M125 10c3 0 8 0 8-4 0-6-5-6-8-6-39 0-78 0-117 0-3 0-8 0-8 5s4 5 8 5c39 0 78 0 117 0z">
              <text:p/>
            </draw:path>
            <draw:path draw:style-name="gr4" draw:text-style-name="P3" draw:layer="layout" svg:width="0.07cm" svg:height="0.129cm" svg:x="4.408cm" svg:y="4.64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  <draw:path draw:style-name="gr4" draw:text-style-name="P3" draw:layer="layout" svg:width="0.09cm" svg:height="0.133cm" svg:x="4.142cm" svg:y="4.834cm" svg:viewBox="0 0 91 134" svg:d="M91 68c0-22-3-37-12-51-5-9-18-17-33-17-46 0-46 53-46 68 0 14 0 66 46 66 45 0 45-52 45-66zM46 128c-10 0-22-4-26-21-2-11-2-27-2-42 0-14 0-29 3-39 4-16 17-20 25-20 10 0 20 6 24 17 3 11 3 25 3 42 0 15 0 29-3 41-4 18-17 22-24 22z">
              <text:p/>
            </draw:path>
            <draw:path draw:style-name="gr4" draw:text-style-name="P3" draw:layer="layout" svg:width="0.065cm" svg:height="0.278cm" svg:x="4.528cm" svg:y="4.68cm" svg:viewBox="0 0 66 279" svg:d="M66 140c0-22-4-56-19-87-17-35-41-53-44-53-1 0-3 1-3 2 0 2 0 2 6 8 28 27 44 71 44 130 0 48-11 97-46 132-4 3-4 4-4 5 0 2 2 2 3 2 3 0 28-19 45-54 14-31 18-61 18-85z">
              <text:p/>
            </draw:path>
          </draw:g>
        </draw:g>
        <draw:frame draw:style-name="gr62" draw:text-style-name="P2" draw:layer="layout" svg:width="2.436cm" svg:height="0.395cm" svg:x="9.902cm" svg:y="2.704cm">
          <draw:text-box>
            <text:p><text:span text:style-name="T2">local balance:</text:span></text:p>
          </draw:text-box>
        </draw:frame>
        <draw:line draw:style-name="gr63" draw:text-style-name="P4" draw:layer="layout" svg:x1="6cm" svg:y1="5.6cm" svg:x2="8.8cm" svg:y2="5.6cm">
          <text:p/>
        </draw:line>
        <draw:g>
          <svg:title>TexMaths</svg:title>
          <svg:desc>10§display§\ell§svg§600§TRUE§</svg:desc>
          <draw:g>
            <draw:path draw:style-name="gr4" draw:text-style-name="P3" draw:layer="layout" svg:width="0.133cm" svg:height="0.249cm" svg:x="7.277cm" svg:y="5.671cm" svg:viewBox="0 0 134 250" svg:d="M2 211c-1 1-2 2-2 4 0 1 2 4 4 4s3-1 13-11c3-2 10-9 12-12 4 28 14 54 39 54 13 0 25-8 33-13 5-4 21-18 21-21 0-1-1-4-4-4-1 0-2 0-5 3-22 22-34 27-44 27-16 0-21-18-21-45 0-2 1-18 2-20 0-1 0-2 7-9 27-28 77-86 77-141 0-6 0-27-21-27-29 0-53 58-57 66-17 38-27 78-27 120-9 9-18 17-27 25zM51 162c1-4 16-80 35-121 9-19 17-33 28-33 12 0 12 12 12 18 0 58-58 119-75 136z">
              <text:p/>
            </draw:path>
          </draw:g>
        </draw:g>
        <draw:line draw:style-name="gr64" draw:text-style-name="P4" draw:layer="layout" svg:x1="9.4cm" svg:y1="2.9cm" svg:x2="9.8cm" svg:y2="2.9cm">
          <text:p/>
        </draw:line>
        <draw:g>
          <svg:title>TexMaths</svg:title>
          <svg:desc>10§display§b = (2\delta + \ell') / \ell§svg§600§TRUE§</svg:desc>
          <draw:g>
            <draw:path draw:style-name="gr4" draw:text-style-name="P3" draw:layer="layout" svg:width="0.128cm" svg:height="0.245cm" svg:x="12.257cm" svg:y="2.78cm" svg:viewBox="0 0 129 246" svg:d="M68 4c0-1 0-4-5-4-8 0-34 3-43 3-3 1-6 1-6 7 0 5 3 5 8 5 17 0 18 2 18 6 0 2-4 14-5 21-10 38-19 76-29 115-4 17-6 23-6 35 0 32 19 54 45 54 41 0 84-51 84-102 0-32-18-56-46-56-16 0-31 10-41 21 9-35 17-70 26-105zM35 136c2-7 2-8 5-12 17-23 33-28 42-28 13 0 22 10 22 33 0 21-11 61-18 73-11 24-27 36-41 36-12 0-24-9-24-35 0-6 0-12 6-35 3-11 5-22 8-32z">
              <text:p/>
            </draw:path>
            <draw:path draw:style-name="gr4" draw:text-style-name="P3" draw:layer="layout" svg:width="0.232cm" svg:height="0.082cm" svg:x="12.509cm" svg:y="2.894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4" draw:text-style-name="P3" draw:layer="layout" svg:width="0.08cm" svg:height="0.349cm" svg:x="12.895cm" svg:y="2.76cm" svg:viewBox="0 0 81 350" svg:d="M81 346c0-1 0-1-6-7-44-45-55-111-55-163 0-62 13-123 57-166 4-5 4-5 4-6 0-3-1-4-3-4-4 0-36 24-56 69-18 38-22 77-22 107 0 26 3 68 23 108 21 43 51 66 55 66 2 0 3-1 3-4z">
              <text:p/>
            </draw:path>
            <draw:path draw:style-name="gr4" draw:text-style-name="P3" draw:layer="layout" svg:width="0.139cm" svg:height="0.231cm" svg:x="13.014cm" svg:y="2.79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4" draw:text-style-name="P3" draw:layer="layout" svg:width="0.143cm" svg:height="0.251cm" svg:x="13.187cm" svg:y="2.774cm" svg:viewBox="0 0 144 252" svg:d="M78 96c-44 10-78 56-78 98 0 33 22 58 55 58 41 0 71-54 71-102 0-32-14-50-26-65-13-16-34-42-34-58 0-7 7-16 20-16 10 0 17 5 24 10 7 4 15 8 20 8 9 0 14-8 14-14 0-7-6-8-18-11-19-4-24-4-29-4-28 0-40 15-40 36 0 19 10 39 21 60zM82 104c9 16 19 35 19 60 0 23-13 81-46 81-19 0-33-15-33-42 0-21 13-87 60-99z">
              <text:p/>
            </draw:path>
            <draw:path draw:style-name="gr4" draw:text-style-name="P3" draw:layer="layout" svg:width="0.233cm" svg:height="0.231cm" svg:x="13.438cm" svg:y="2.819cm" svg:viewBox="0 0 234 232" svg:d="M124 124c33 0 65 0 98 0 5 0 12 0 12-7 0-8-7-8-12-8-33 0-65 0-98 0 0-33 0-65 0-98 0-5 0-11-7-11s-7 6-7 11c0 33 0 65 0 98-33 0-65 0-98 0-5 0-12 0-12 8 0 7 7 7 12 7 33 0 65 0 98 0 0 32 0 65 0 97 0 5 0 11 7 11s7-6 7-11c0-32 0-65 0-97z">
              <text:p/>
            </draw:path>
            <draw:path draw:style-name="gr4" draw:text-style-name="P3" draw:layer="layout" svg:width="0.135cm" svg:height="0.249cm" svg:x="13.774cm" svg:y="2.776cm" svg:viewBox="0 0 136 250" svg:d="M1 211c0 1-1 3-1 4 0 2 2 5 4 5s3-2 13-11c2-3 9-9 12-11 4 26 14 52 40 52 14 0 26-8 33-13 5-3 22-17 22-21 0-1-1-4-5-4-1 0-1 0-4 3-23 22-36 28-46 28-16 0-21-19-21-45 0-2 1-18 2-20 0-1 0-2 7-9 29-28 79-87 79-142 0-6 0-27-21-27-29 0-55 58-59 66-17 38-28 79-28 121-9 8-18 16-27 24zM51 163c1-3 16-81 36-122 10-19 17-33 28-33 12 0 12 12 12 18 0 58-59 120-76 137z">
              <text:p/>
            </draw:path>
            <draw:path draw:style-name="gr4" draw:text-style-name="P3" draw:layer="layout" svg:width="0.061cm" svg:height="0.126cm" svg:x="13.928cm" svg:y="2.741cm" svg:viewBox="0 0 62 127" svg:d="M59 22c2-5 3-7 3-8 0-8-7-14-15-14-9 0-12 8-13 12-11 35-22 70-33 106 0 1-1 2-1 4 0 3 8 5 10 5 1 0 2 0 3-4 15-34 31-67 46-101z">
              <text:p/>
            </draw:path>
            <draw:path draw:style-name="gr4" draw:text-style-name="P3" draw:layer="layout" svg:width="0.08cm" svg:height="0.349cm" svg:x="14.035cm" svg:y="2.76cm" svg:viewBox="0 0 81 350" svg:d="M81 176c0-28-4-70-23-110-21-43-51-66-55-66-2 0-3 2-3 4 0 1 0 1 6 8 35 34 55 90 55 164 0 58-13 120-57 164-4 5-4 5-4 6 0 2 1 4 3 4 4 0 35-24 56-69 18-38 22-77 22-105z">
              <text:p/>
            </draw:path>
            <draw:path draw:style-name="gr4" draw:text-style-name="P3" draw:layer="layout" svg:width="0.135cm" svg:height="0.349cm" svg:x="14.171cm" svg:y="2.76cm" svg:viewBox="0 0 136 350" svg:d="M135 14c1-5 1-6 1-7 0-4-3-7-7-7-2 0-5 1-6 3-41 111-81 222-122 333-1 5-1 6-1 7 0 4 3 7 7 7s5-3 7-9c40-109 81-218 121-327z">
              <text:p/>
            </draw:path>
            <draw:path draw:style-name="gr4" draw:text-style-name="P3" draw:layer="layout" svg:width="0.135cm" svg:height="0.249cm" svg:x="14.331cm" svg:y="2.776cm" svg:viewBox="0 0 136 250" svg:d="M2 211c-1 1-2 3-2 4 0 2 2 5 4 5s3-2 13-11c3-3 10-9 12-11 4 26 14 52 40 52 14 0 26-8 33-13 5-3 22-17 22-21 0-1-1-4-4-4-1 0-2 0-5 3-22 22-35 28-46 28-15 0-21-19-21-45 0-2 1-18 2-20 0-1 0-2 7-9 29-28 79-87 79-142 0-6 0-27-21-27-29 0-55 58-59 66-16 38-27 79-27 121-9 8-18 16-27 24zM51 163c1-3 16-81 36-122 10-19 17-33 28-33 12 0 12 12 12 18 0 58-59 120-76 137z">
              <text:p/>
            </draw:path>
          </draw:g>
        </draw:g>
        <draw:g>
          <svg:title>TexMaths</svg:title>
          <svg:desc>10§display§\ell' = 
\begin{cases}
(\ell - 2\delta)/2 &amp; (\ell: \mbox{even}) \\
(\ell - 2\delta -1)/2 &amp; (\ell: \mbox{odd})
\end{cases}§svg§600§TRUE§</svg:desc>
          <draw:g>
            <draw:path draw:style-name="gr4" draw:text-style-name="P3" draw:layer="layout" svg:width="0.135cm" svg:height="0.251cm" svg:x="10.117cm" svg:y="3.537cm" svg:viewBox="0 0 136 252" svg:d="M2 213c-1 1-2 2-2 3 0 2 2 5 4 5s3-1 13-11c3-3 10-9 13-12 3 28 13 54 39 54 14 0 26-8 34-14 5-3 21-17 21-20 0-1-1-5-4-5-1 0-1 1-5 4-22 22-35 27-45 27-16 0-22-18-22-46 0-2 1-18 2-20 1-1 1-1 8-8 28-29 78-88 78-143 0-6 0-27-21-27-29 0-55 58-58 66-17 38-28 79-28 121-9 8-18 17-27 26zM52 164c1-4 16-82 36-123 9-19 17-33 28-33 12 0 12 12 12 18 0 59-59 120-76 138z">
              <text:p/>
            </draw:path>
            <draw:path draw:style-name="gr4" draw:text-style-name="P3" draw:layer="layout" svg:width="0.06cm" svg:height="0.126cm" svg:x="10.272cm" svg:y="3.502cm" svg:viewBox="0 0 61 127" svg:d="M59 22c2-5 2-7 2-8 0-8-7-14-14-14-10 0-12 8-14 12-11 35-21 71-32 106 0 1-1 3-1 4 0 3 7 5 9 5s2 0 4-4c15-34 31-67 46-101z">
              <text:p/>
            </draw:path>
            <draw:path draw:style-name="gr4" draw:text-style-name="P3" draw:layer="layout" svg:width="0.232cm" svg:height="0.081cm" svg:x="10.476cm" svg:y="3.65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81cm" svg:height="1.051cm" svg:x="10.877cm" svg:y="3.17cm" svg:viewBox="0 0 182 1052" svg:d="M108 654c0-38-26-97-88-127 38-21 84-62 88-127 0-1 0-2 0-2 0-82 0-163 0-244 0-28 0-35 3-48 6-28 23-63 68-89 3-2 3-2 3-9s0-8-8-8c-6 0-7 0-16 6-79 44-84 110-84 122 0 83 0 166 0 250 0 25 0 53-18 85-16 29-35 44-50 54-5 3-6 3-6 9 0 7 1 7 4 9 29 18 61 50 69 107 1 8 1 8 1 12 0 90 0 180 0 270 0 28 18 87 86 123 8 5 8 5 14 5 8 0 8-1 8-8s0-7-2-8c-15-9-61-37-70-98-2-9-2-10-2-14 0-90 0-180 0-270z">
              <text:p/>
            </draw:path>
            <draw:path draw:style-name="gr4" draw:text-style-name="P3" draw:layer="layout" svg:width="0.08cm" svg:height="0.35cm" svg:x="11.145cm" svg:y="3.282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4" draw:text-style-name="P3" draw:layer="layout" svg:width="0.135cm" svg:height="0.25cm" svg:x="11.25cm" svg:y="3.298cm" svg:viewBox="0 0 136 251" svg:d="M2 212c-1 1-2 2-2 4s3 4 5 4c1 0 2-1 12-10 3-3 10-10 13-12 3 27 14 53 39 53 14 0 27-8 34-13 5-4 21-17 21-21 0-1-1-4-4-4-1 0-1 0-4 3-23 22-36 28-46 28-16 0-21-19-21-46 0-2 0-18 1-20 1-1 1-2 8-9 29-28 78-88 78-142 0-6 0-27-20-27-29 0-55 58-59 66-17 38-28 79-28 121-9 8-18 16-27 25zM52 163c1-4 16-82 36-123 9-19 17-33 28-33 12 0 12 13 12 19 0 58-59 120-76 137z">
              <text:p/>
            </draw:path>
            <draw:path draw:style-name="gr4" draw:text-style-name="P3" draw:layer="layout" svg:width="0.214cm" svg:height="0.013cm" svg:x="11.5cm" svg:y="3.45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139cm" svg:height="0.233cm" svg:x="11.84cm" svg:y="3.311cm" svg:viewBox="0 0 140 234" svg:d="M27 207c12-12 25-24 37-36 55-49 76-68 76-103 0-40-31-68-74-68-40 0-66 33-66 64 0 19 18 19 19 19 6 0 18-4 18-18 0-9-6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4" draw:text-style-name="P3" draw:layer="layout" svg:width="0.143cm" svg:height="0.252cm" svg:x="12.013cm" svg:y="3.296cm" svg:viewBox="0 0 144 253" svg:d="M78 96c-44 10-78 56-78 98 0 34 22 59 55 59 41 0 71-55 71-103 0-32-14-50-26-66-13-15-34-42-34-57 0-8 7-16 20-16 10 0 17 4 25 9 7 4 14 9 19 9 9 0 14-8 14-14 0-8-6-9-18-12-19-3-24-3-29-3-28 0-40 15-40 36 0 19 10 38 21 60zM82 103c9 17 19 36 19 61 0 23-13 82-46 82-19 0-33-15-33-42 0-22 13-88 60-101z">
              <text:p/>
            </draw:path>
            <draw:path draw:style-name="gr4" draw:text-style-name="P3" draw:layer="layout" svg:width="0.08cm" svg:height="0.35cm" svg:x="12.188cm" svg:y="3.282cm" svg:viewBox="0 0 81 351" svg:d="M81 175c0-27-4-70-23-109-21-43-51-66-55-66-2 0-3 1-3 3 0 1 0 2 6 8 35 35 55 91 55 164 0 60-13 122-57 166-4 5-4 5-4 6 0 2 1 4 3 4 4 0 35-24 56-69 18-38 22-77 22-107z">
              <text:p/>
            </draw:path>
            <draw:path draw:style-name="gr4" draw:text-style-name="P3" draw:layer="layout" svg:width="0.135cm" svg:height="0.35cm" svg:x="12.324cm" svg:y="3.282cm" svg:viewBox="0 0 136 351" svg:d="M134 13c2-4 1-4 2-6 0-4-3-7-7-7-2 0-5 1-6 3-41 111-81 222-122 334-1 5-1 6-1 7 0 4 3 7 7 7s5-3 7-9c40-110 80-219 120-329z">
              <text:p/>
            </draw:path>
            <draw:path draw:style-name="gr4" draw:text-style-name="P3" draw:layer="layout" svg:width="0.14cm" svg:height="0.233cm" svg:x="12.497cm" svg:y="3.311cm" svg:viewBox="0 0 141 234" svg:d="M28 207c12-12 25-24 37-36 55-49 76-68 76-103 0-40-32-68-75-68-40 0-66 33-66 64 0 19 18 19 19 19 6 0 18-4 18-18 0-9-6-18-18-18-3 0-4 0-5 0 8-23 27-36 48-36 32 0 47 29 47 57s-18 56-37 78c-23 25-45 50-68 75-4 4-4 5-4 13 44 0 87 0 131 0 3-21 7-41 10-61-3 0-6 0-9 0-2 11-4 26-8 31-2 3-25 3-33 3-21 0-42 0-63 0z">
              <text:p/>
            </draw:path>
            <draw:path draw:style-name="gr4" draw:text-style-name="P3" draw:layer="layout" svg:width="0.08cm" svg:height="0.35cm" svg:x="13.646cm" svg:y="3.282cm" svg:viewBox="0 0 81 351" svg:d="M81 347c0-1 0-1-6-7-43-45-55-111-55-165 0-61 14-122 57-166 4-4 4-5 4-6 0-2-1-3-3-3-4 0-35 24-56 68-18 39-22 78-22 107 0 28 4 70 23 110 21 43 51 66 55 66 2 0 3-1 3-4z">
              <text:p/>
            </draw:path>
            <draw:path draw:style-name="gr4" draw:text-style-name="P3" draw:layer="layout" svg:width="0.135cm" svg:height="0.25cm" svg:x="13.752cm" svg:y="3.298cm" svg:viewBox="0 0 136 251" svg:d="M1 212c0 1-1 2-1 4s2 4 4 4 3-1 13-10c2-3 9-10 12-12 4 27 14 53 40 53 14 0 26-8 33-13 5-4 22-17 22-21 0-1-1-4-5-4-1 0-1 0-4 3-23 22-36 28-46 28-16 0-21-19-21-46 0-2 0-18 2-20 0-1 0-2 7-9 29-28 79-88 79-142 0-6 0-27-21-27-29 0-55 58-59 66-17 38-28 79-28 121-9 8-18 16-27 25zM51 163c1-4 16-82 36-123 10-19 17-33 28-33 12 0 12 13 12 19 0 58-59 120-76 137z">
              <text:p/>
            </draw:path>
            <draw:path draw:style-name="gr4" draw:text-style-name="P3" draw:layer="layout" svg:width="0.036cm" svg:height="0.15cm" svg:x="14.022cm" svg:y="3.394cm" svg:viewBox="0 0 37 151" svg:d="M37 18c0-10-8-18-18-18-11 0-19 7-19 18 0 10 8 19 19 19 10 0 18-8 18-19zM37 132c0-10-8-18-18-18-11 0-19 7-19 18 0 10 8 19 19 19 10 0 18-8 18-19z">
              <text:p/>
            </draw:path>
            <draw:path draw:style-name="gr4" draw:text-style-name="P3" draw:layer="layout" svg:width="0.135cm" svg:height="0.16cm" svg:x="14.197cm" svg:y="3.388cm" svg:viewBox="0 0 136 161" svg:d="M29 69c2-53 32-61 44-61 36 0 40 47 40 61-28 0-56 0-84 0zM29 76c33 0 65 0 98 0 8 0 9 0 9-7 0-35-19-69-63-69-41 0-73 36-73 80 0 47 37 81 77 81 43 0 59-39 59-46 0-3-3-4-5-4-3 0-4 2-4 5-13 36-44 36-48 36-17 0-31-10-39-23-11-17-11-40-11-53z">
              <text:p/>
            </draw:path>
            <draw:path draw:style-name="gr4" draw:text-style-name="P3" draw:layer="layout" svg:width="0.171cm" svg:height="0.154cm" svg:x="14.35cm" svg:y="3.394cm" svg:viewBox="0 0 172 155" svg:d="M139 34c3-8 9-23 33-23 0-4 0-7 0-11-8 0-19 1-27 1s-24-1-30-1c0 4 0 7 0 11 13 0 17 8 17 15 0 3-1 4-3 8-12 30-23 60-35 90-13-33-27-65-40-98-2-5-1-4-2-6 0-9 14-9 20-9 0-4 0-7 0-11-10 0-30 1-38 1-10 0-24-1-34-1 0 4 0 7 0 11 22 0 23 2 28 13 17 41 34 83 51 124 2 5 2 7 7 7 4 0 6-3 7-7 15-38 31-76 46-114z">
              <text:p/>
            </draw:path>
            <draw:path draw:style-name="gr4" draw:text-style-name="P3" draw:layer="layout" svg:width="0.135cm" svg:height="0.16cm" svg:x="14.529cm" svg:y="3.388cm" svg:viewBox="0 0 136 161" svg:d="M29 69c2-53 32-61 44-61 36 0 39 47 39 61-28 0-55 0-83 0zM29 76c33 0 65 0 98 0 8 0 9 0 9-7 0-35-19-69-63-69-41 0-73 36-73 80 0 47 37 81 77 81 43 0 59-39 59-46 0-3-3-4-5-4-3 0-4 2-4 5-13 36-44 36-48 36-17 0-32-10-40-23-10-17-10-40-10-53z">
              <text:p/>
            </draw:path>
            <draw:path draw:style-name="gr4" draw:text-style-name="P3" draw:layer="layout" svg:width="0.176cm" svg:height="0.154cm" svg:x="14.686cm" svg:y="3.39cm" svg:viewBox="0 0 177 155" svg:d="M28 34c0 31 0 63 0 94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26 0-42 15-52 37 0-12 0-25 0-37-17 1-33 3-50 4 0 4 0 7 0 11 25 0 28 2 28 19z">
              <text:p/>
            </draw:path>
            <draw:path draw:style-name="gr4" draw:text-style-name="P3" draw:layer="layout" svg:width="0.081cm" svg:height="0.35cm" svg:x="14.89cm" svg:y="3.282cm" svg:viewBox="0 0 82 351" svg:d="M82 175c0-27-4-70-23-109-21-43-52-66-55-66-2 0-4 1-4 3 0 1 0 2 7 8 34 35 54 91 54 164 0 60-13 122-56 166-5 5-5 5-5 6 0 2 2 4 4 4 3 0 35-24 56-69 18-38 22-77 22-107z">
              <text:p/>
            </draw:path>
            <draw:path draw:style-name="gr4" draw:text-style-name="P3" draw:layer="layout" svg:width="0.08cm" svg:height="0.35cm" svg:x="11.145cm" svg:y="3.786cm" svg:viewBox="0 0 81 351" svg:d="M81 348c0-1 0-2-6-8-44-44-55-111-55-164 0-61 13-122 57-166 4-5 4-5 4-6 0-3-1-4-3-4-4 0-35 24-56 69-18 38-22 77-22 107 0 27 4 70 23 109 21 43 51 66 55 66 2 0 3-1 3-3z">
              <text:p/>
            </draw:path>
            <draw:path draw:style-name="gr4" draw:text-style-name="P3" draw:layer="layout" svg:width="0.135cm" svg:height="0.251cm" svg:x="11.25cm" svg:y="3.802cm" svg:viewBox="0 0 136 252" svg:d="M2 213c-1 1-2 2-2 3 0 2 3 5 5 5 1 0 2-1 12-11 3-3 10-9 13-12 3 28 14 54 39 54 14 0 27-8 34-14 5-3 21-17 21-20 0-1-1-5-4-5-1 0-1 1-4 4-23 22-36 27-46 27-16 0-21-18-21-46 0-2 0-18 1-20 1-1 1-1 8-8 29-29 78-88 78-143 0-6 0-27-20-27-29 0-55 58-59 66-17 38-28 79-28 121-9 8-18 17-27 26zM52 164c1-4 16-82 36-123 9-19 17-33 28-33 12 0 12 12 12 18 0 59-59 120-76 138z">
              <text:p/>
            </draw:path>
            <draw:path draw:style-name="gr4" draw:text-style-name="P3" draw:layer="layout" svg:width="0.214cm" svg:height="0.013cm" svg:x="11.5cm" svg:y="3.955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139cm" svg:height="0.232cm" svg:x="11.84cm" svg:y="3.816cm" svg:viewBox="0 0 140 233" svg:d="M27 206c12-12 25-24 37-36 55-48 76-67 76-102 0-40-31-68-74-68-40 0-66 32-66 63 0 20 18 20 19 20 6 0 18-4 18-19 0-9-6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4" draw:text-style-name="P3" draw:layer="layout" svg:width="0.143cm" svg:height="0.253cm" svg:x="12.013cm" svg:y="3.8cm" svg:viewBox="0 0 144 254" svg:d="M78 96c-44 11-78 56-78 99 0 33 22 59 55 59 41 0 71-55 71-104 0-32-14-49-26-65-13-16-34-42-34-58 0-7 7-16 20-16 10 0 17 5 25 10 7 4 14 8 19 8 9 0 14-8 14-14 0-7-6-8-18-11-19-4-24-4-29-4-28 0-40 15-40 36 0 19 10 39 21 60zM82 104c9 16 19 35 19 60 0 23-13 82-46 82-19 0-33-15-33-41 0-23 13-89 60-101z">
              <text:p/>
            </draw:path>
            <draw:path draw:style-name="gr4" draw:text-style-name="P3" draw:layer="layout" svg:width="0.214cm" svg:height="0.013cm" svg:x="12.275cm" svg:y="3.955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115cm" svg:height="0.232cm" svg:x="12.627cm" svg:y="3.816cm" svg:viewBox="0 0 116 233" svg:d="M72 9c0-9 0-9-8-9-22 22-52 22-64 22 0 4 0 7 0 11 7 0 28 0 46-9 0 61 0 121 0 182 0 12-1 17-32 17-4 0-8 0-12 0 0 3 0 6 0 10 13-1 43-1 57-1s45 0 57 1c0-4 0-7 0-10-4 0-7 0-11 0-32 0-33-4-33-17 0-66 0-131 0-197z">
              <text:p/>
            </draw:path>
            <draw:path draw:style-name="gr4" draw:text-style-name="P3" draw:layer="layout" svg:width="0.08cm" svg:height="0.35cm" svg:x="12.792cm" svg:y="3.786cm" svg:viewBox="0 0 81 351" svg:d="M81 176c0-28-4-70-23-110-21-43-51-66-55-66-2 0-3 2-3 4 0 1 0 1 6 8 35 35 55 90 55 164 0 60-13 122-57 166-4 4-4 5-4 6 0 2 1 3 3 3 4 0 35-24 56-68 18-39 22-78 22-107z">
              <text:p/>
            </draw:path>
            <draw:path draw:style-name="gr4" draw:text-style-name="P3" draw:layer="layout" svg:width="0.135cm" svg:height="0.35cm" svg:x="12.928cm" svg:y="3.786cm" svg:viewBox="0 0 136 351" svg:d="M135 14c1-5 1-6 1-7 0-4-3-7-7-7-2 0-5 1-6 3-41 112-81 223-122 335-1 4-1 4-1 6 0 4 3 7 7 7s5-2 7-8c40-110 81-219 121-329z">
              <text:p/>
            </draw:path>
            <draw:path draw:style-name="gr4" draw:text-style-name="P3" draw:layer="layout" svg:width="0.139cm" svg:height="0.232cm" svg:x="13.102cm" svg:y="3.816cm" svg:viewBox="0 0 140 233" svg:d="M27 206c12-12 25-24 37-36 55-48 76-67 76-102 0-40-32-68-75-68-39 0-65 32-65 63 0 20 17 20 18 20 6 0 19-4 19-19 0-9-7-18-19-18-3 0-4 0-5 0 8-22 27-35 48-35 32 0 47 28 47 57 0 28-18 56-37 77-23 25-45 50-68 75-3 4-3 5-3 13 43 0 87 0 130 0 3-21 7-41 10-61-3 0-6 0-9 0-2 11-4 26-8 32-2 2-25 2-33 2-21 0-42 0-63 0z">
              <text:p/>
            </draw:path>
            <draw:path draw:style-name="gr4" draw:text-style-name="P3" draw:layer="layout" svg:width="0.08cm" svg:height="0.35cm" svg:x="13.646cm" svg:y="3.786cm" svg:viewBox="0 0 81 351" svg:d="M81 348c0-1 0-2-6-8-43-44-55-111-55-164 0-61 14-122 57-166 4-5 4-5 4-6 0-3-1-4-3-4-4 0-35 24-56 69-18 38-22 77-22 107 0 27 4 70 23 109 21 43 51 66 55 66 2 0 3-1 3-3z">
              <text:p/>
            </draw:path>
            <draw:path draw:style-name="gr4" draw:text-style-name="P3" draw:layer="layout" svg:width="0.135cm" svg:height="0.251cm" svg:x="13.752cm" svg:y="3.802cm" svg:viewBox="0 0 136 252" svg:d="M1 213c0 1-1 2-1 3 0 2 2 5 4 5s3-1 13-11c2-3 9-9 12-12 4 28 14 54 40 54 14 0 26-8 33-14 5-3 22-17 22-20 0-1-1-5-5-5-1 0-1 1-4 4-23 22-36 27-46 27-16 0-21-18-21-46 0-2 0-18 2-20 0-1 0-1 7-8 29-29 79-88 79-143 0-6 0-27-21-27-29 0-55 58-59 66-17 38-28 79-28 121-9 8-18 17-27 26zM51 164c1-4 16-82 36-123 10-19 17-33 28-33 12 0 12 12 12 18 0 59-59 120-76 138z">
              <text:p/>
            </draw:path>
            <draw:path draw:style-name="gr4" draw:text-style-name="P3" draw:layer="layout" svg:width="0.036cm" svg:height="0.15cm" svg:x="14.022cm" svg:y="3.898cm" svg:viewBox="0 0 37 151" svg:d="M37 19c0-10-8-19-18-19-11 0-19 9-19 19s8 18 19 18c10 0 18-8 18-18zM37 133c0-10-8-19-18-19-11 0-19 9-19 19s8 18 19 18c10 0 18-8 18-18z">
              <text:p/>
            </draw:path>
            <draw:path draw:style-name="gr4" draw:text-style-name="P3" draw:layer="layout" svg:width="0.154cm" svg:height="0.16cm" svg:x="14.197cm" svg:y="3.892cm" svg:viewBox="0 0 155 161" svg:d="M155 82c0-45-35-82-77-82-44 0-78 38-78 82 0 46 36 79 77 79 43 0 78-34 78-79zM78 153c-15 0-31-8-40-24-9-15-9-37-9-49 0-14 0-33 8-49 10-16 26-23 40-23 16 0 31 8 40 23s9 35 9 49c0 12 0 31-7 47-8 15-24 26-41 26z">
              <text:p/>
            </draw:path>
            <draw:path draw:style-name="gr4" draw:text-style-name="P3" draw:layer="layout" svg:width="0.173cm" svg:height="0.246cm" svg:x="14.384cm" svg:y="3.806cm" svg:viewBox="0 0 174 247" svg:d="M122 224c0 7 0 15 0 23 17-2 35-3 52-4 0-4 0-7 0-10-25 0-28-3-28-20 0-71 0-142 0-213-17 1-33 3-50 4 0 4 0 7 0 11 24 0 27 2 27 19 0 25 0 51 0 76-10-13-25-22-44-22-42 0-79 35-79 80s35 79 75 79c22 0 38-12 47-23zM122 130c0 24 0 48 0 72 0 6 0 7-4 13-10 17-26 25-41 25-16 0-29-10-37-23-9-14-10-34-10-49 0-13 0-34 10-49 8-11 21-23 40-23 12 0 27 5 38 21 4 6 4 7 4 13z">
              <text:p/>
            </draw:path>
            <draw:path draw:style-name="gr4" draw:text-style-name="P3" draw:layer="layout" svg:width="0.172cm" svg:height="0.246cm" svg:x="14.58cm" svg:y="3.806cm" svg:viewBox="0 0 173 247" svg:d="M121 224c0 7 0 15 0 23 17-2 35-3 52-4 0-4 0-7 0-10-25 0-28-3-28-20 0-71 0-142 0-213-17 1-33 3-50 4 0 4 0 7 0 11 24 0 27 2 27 19 0 25 0 51 0 76-10-13-25-22-44-22-42 0-78 35-78 80s34 79 74 79c23 0 38-12 47-23zM121 130c0 24 0 48 0 72 0 6 0 7-4 13-10 17-26 25-41 25-16 0-29-10-37-23-9-14-10-34-10-49 0-13 0-34 11-49 7-11 20-23 39-23 13 0 27 5 38 21 4 6 4 7 4 13z">
              <text:p/>
            </draw:path>
            <draw:path draw:style-name="gr4" draw:text-style-name="P3" draw:layer="layout" svg:width="0.08cm" svg:height="0.35cm" svg:x="14.783cm" svg:y="3.786cm" svg:viewBox="0 0 81 351" svg:d="M81 176c0-28-3-70-23-110-21-43-51-66-55-66-2 0-3 2-3 4 0 1 0 1 7 8 34 35 54 90 54 164 0 60-13 122-57 166-4 4-4 5-4 6 0 2 1 3 3 3 4 0 36-24 56-68 18-39 22-78 22-107z">
              <text:p/>
            </draw:path>
          </draw:g>
        </draw:g>
        <draw:g>
          <svg:title>TexMaths</svg:title>
          <svg:desc>10§display§b = 
\begin{cases}
\frac{1}{2} + \frac{\delta}{\ell}  &amp; (\ell: \mbox{even}) \\
\frac{1}{2} + \frac{\delta}{\ell} - \frac{1}{2\ell} &amp; (\ell: \mbox{odd})
\end{cases}§svg§600§TRUE§</svg:desc>
          <draw:g>
            <draw:path draw:style-name="gr4" draw:text-style-name="P3" draw:layer="layout" svg:width="0.129cm" svg:height="0.246cm" svg:x="10.12cm" svg:y="4.643cm" svg:viewBox="0 0 130 247" svg:d="M68 4c0-1 0-4-5-4-8 0-34 3-43 3-3 1-6 1-6 7 0 5 3 5 8 5 17 0 18 2 18 6 0 2-4 14-5 21-10 38-19 77-29 115-4 17-6 23-6 35 0 34 19 55 45 55 41 0 85-52 85-103 0-31-19-56-47-56-16 0-31 10-41 21 9-35 17-70 26-105zM35 136c2-7 2-8 5-12 17-23 33-28 42-28 13 0 22 11 22 33 0 21-11 61-18 74-11 24-27 37-41 37-12 0-24-10-24-36 0-7 0-13 6-35 3-11 5-22 8-33z">
              <text:p/>
            </draw:path>
            <draw:path draw:style-name="gr4" draw:text-style-name="P3" draw:layer="layout" svg:width="0.233cm" svg:height="0.081cm" svg:x="10.372cm" svg:y="4.758cm" svg:viewBox="0 0 234 82" svg:d="M222 14c5 0 12 0 12-7s-7-7-12-7c-70 0-141 0-211 0-5 0-11 0-11 7s6 7 12 7c70 0 140 0 210 0zM222 82c5 0 12 0 12-7s-7-7-12-7c-70 0-140 0-210 0-6 0-12 0-12 7s6 7 11 7c70 0 141 0 211 0z">
              <text:p/>
            </draw:path>
            <draw:path draw:style-name="gr4" draw:text-style-name="P3" draw:layer="layout" svg:width="0.18cm" svg:height="1.051cm" svg:x="10.774cm" svg:y="4.272cm" svg:viewBox="0 0 181 1052" svg:d="M108 654c0-38-27-97-88-127 38-21 83-62 87-127 0-1 1-2 1-2 0-82 0-163 0-244 0-28 0-35 2-48 7-28 24-63 68-89 3-2 3-2 3-9s0-8-8-8c-6 0-7 0-16 6-79 44-84 110-84 122 0 83 0 166 0 250 0 25 0 53-18 85-16 29-35 44-50 54-5 3-5 3-5 9 0 7 0 7 3 9 30 18 62 50 69 107 1 8 1 8 1 12 0 90 0 180 0 270 0 28 18 87 86 123 8 5 9 5 14 5 8 0 8-1 8-8s0-7-1-8c-16-9-62-37-71-98-1-9-1-10-1-14 0-90 0-180 0-270z">
              <text:p/>
            </draw:path>
            <draw:path draw:style-name="gr4" draw:text-style-name="P3" draw:layer="layout" svg:width="0.089cm" svg:height="0.162cm" svg:x="11.075cm" svg:y="4.346cm" svg:viewBox="0 0 90 163" svg:d="M56 7c0-7-1-7-8-7-15 15-38 15-48 15 0 3 0 6 0 9 6 0 22 0 36-7 0 42 0 84 0 126 0 8 0 11-25 11-3 0-6 0-9 0 0 3 0 6 0 9 4 0 35-1 44-1 7 0 38 1 44 1 0-3 0-6 0-9-3 0-7 0-10 0-24 0-24-3-24-11 0-45 0-91 0-136z">
              <text:p/>
            </draw:path>
            <draw:path draw:style-name="gr4" draw:text-style-name="P3" draw:layer="layout" svg:width="0.139cm" svg:height="0.013cm" svg:x="11.048cm" svg:y="4.552cm" svg:viewBox="0 0 140 14" svg:d="M70 14c-23 0-47 0-70 0 0-5 0-9 0-14 47 0 93 0 140 0 0 5 0 9 0 14-23 0-47 0-70 0z">
              <text:p/>
            </draw:path>
            <draw:path draw:style-name="gr4" draw:text-style-name="P3" draw:layer="layout" svg:width="0.108cm" svg:height="0.162cm" svg:x="11.064cm" svg:y="4.605cm" svg:viewBox="0 0 109 163" svg:d="M109 118c-3 0-6 0-9 0-1 6-3 20-6 23-2 1-21 1-25 1-15 0-30 0-45 0 26-23 35-30 49-41 19-15 36-30 36-53 0-30-27-48-58-48s-51 21-51 44c0 12 10 14 13 14 6 0 13-4 13-13 0-5-2-13-15-13 8-18 25-23 36-23 25 0 38 19 38 39 0 21-16 38-23 47-20 20-40 39-60 59-2 2-2 2-2 9 34 0 67 0 101 0 3-15 5-30 8-45z">
              <text:p/>
            </draw:path>
            <draw:path draw:style-name="gr4" draw:text-style-name="P3" draw:layer="layout" svg:width="0.233cm" svg:height="0.233cm" svg:x="11.328cm" svg:y="4.442cm" svg:viewBox="0 0 234 234" svg:d="M124 124c33 0 65 0 98 0 5 0 12 0 12-7s-7-7-12-7c-33 0-65 0-98 0 0-33 0-65 0-98 0-5 0-12-7-12s-7 7-7 12c0 33 0 65 0 98-33 0-65 0-98 0-5 0-12 0-12 7s7 7 12 7c33 0 65 0 98 0 0 33 0 66 0 99 0 5 0 11 7 11s7-6 7-11c0-33 0-66 0-99z">
              <text:p/>
            </draw:path>
            <draw:path draw:style-name="gr4" draw:text-style-name="P3" draw:layer="layout" svg:width="0.108cm" svg:height="0.178cm" svg:x="11.717cm" svg:y="4.333cm" svg:viewBox="0 0 109 179" svg:d="M58 69c-37 9-58 41-58 67s20 43 45 43c29 0 52-35 52-71 0-24-12-38-20-46-9-10-28-31-28-42 0-3 4-10 14-10 8 0 15 4 21 7 2 1 11 6 14 6 6 0 11-5 11-10 0-6-3-7-17-10-3 0-14-3-22-3-18 0-29 11-29 26 0 13 8 28 17 43zM62 76c7 11 16 25 16 43 0 20-12 53-33 53-14 0-27-9-27-29 0-17 10-59 44-67z">
              <text:p/>
            </draw:path>
            <draw:path draw:style-name="gr4" draw:text-style-name="P3" draw:layer="layout" svg:width="0.136cm" svg:height="0.013cm" svg:x="11.702cm" svg:y="4.552cm" svg:viewBox="0 0 137 14" svg:d="M69 14c-23 0-46 0-69 0 0-5 0-9 0-14 46 0 91 0 137 0 0 5 0 9 0 14-23 0-45 0-68 0z">
              <text:p/>
            </draw:path>
            <draw:path draw:style-name="gr4" draw:text-style-name="P3" draw:layer="layout" svg:width="0.102cm" svg:height="0.175cm" svg:x="11.717cm" svg:y="4.595cm" svg:viewBox="0 0 103 176" svg:d="M24 139c2 16 11 37 32 37 7 0 16-3 25-9 4-2 17-11 17-14 0-2-2-5-4-5-1 0-2 0-5 4-11 9-22 17-33 17-17 0-17-29-17-33 0-3 0-4 1-9 0-2 0-3 3-5 13-13 60-58 60-100 0-4 0-22-17-22-20 0-36 32-40 39-11 21-17 41-20 54-3 16-3 25-3 37-2 1-16 14-18 16-4 3-5 4-5 5 0 2 3 4 5 4 1 0 8-6 10-7 3-3 6-6 9-9zM42 111c4-25 24-104 44-104 6 0 9 4 9 13 0 3 0 25-21 55-13 18-26 31-32 36z">
              <text:p/>
            </draw:path>
            <draw:path draw:style-name="gr4" draw:text-style-name="P3" draw:layer="layout" svg:width="0.08cm" svg:height="0.35cm" svg:x="13.038cm" svg:y="4.384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4" draw:text-style-name="P3" draw:layer="layout" svg:width="0.135cm" svg:height="0.25cm" svg:x="13.144cm" svg:y="4.4cm" svg:viewBox="0 0 136 251" svg:d="M1 212c0 1-1 2-1 4s2 4 4 4c1 0 3-1 12-10 3-3 10-10 13-12 4 27 14 53 39 53 14 0 27-8 34-13 5-4 22-17 22-21 0-1-1-4-5-4-1 0-1 0-4 3-23 22-36 28-46 28-16 0-21-19-21-46 0-2 0-18 1-20 1-1 1-2 8-9 29-28 79-88 79-142 0-6 0-27-21-27-29 0-55 58-59 66-17 38-28 79-28 121-9 8-18 16-27 25zM51 163c1-4 16-82 36-123 10-19 17-33 28-33 12 0 12 13 12 19 0 58-59 120-76 137z">
              <text:p/>
            </draw:path>
            <draw:path draw:style-name="gr4" draw:text-style-name="P3" draw:layer="layout" svg:width="0.036cm" svg:height="0.15cm" svg:x="13.414cm" svg:y="4.496cm" svg:viewBox="0 0 37 151" svg:d="M37 18c0-10-8-18-18-18-11 0-19 7-19 18 0 10 8 19 19 19 10 0 18-8 18-19zM37 132c0-10-8-18-18-18-11 0-19 7-19 18 0 10 8 19 19 19 10 0 18-8 18-19z">
              <text:p/>
            </draw:path>
            <draw:path draw:style-name="gr4" draw:text-style-name="P3" draw:layer="layout" svg:width="0.135cm" svg:height="0.16cm" svg:x="13.589cm" svg:y="4.49cm" svg:viewBox="0 0 136 161" svg:d="M29 69c2-53 32-61 44-61 36 0 40 47 40 61-28 0-56 0-84 0zM29 76c33 0 65 0 98 0 8 0 9 0 9-7 0-35-19-69-63-69-41 0-73 36-73 80 0 47 37 81 77 81 43 0 59-39 59-46 0-3-3-4-5-4-3 0-4 2-4 5-13 36-44 36-48 36-17 0-31-10-40-23-10-17-10-40-10-53z">
              <text:p/>
            </draw:path>
            <draw:path draw:style-name="gr4" draw:text-style-name="P3" draw:layer="layout" svg:width="0.171cm" svg:height="0.154cm" svg:x="13.742cm" svg:y="4.496cm" svg:viewBox="0 0 172 155" svg:d="M139 34c3-8 9-23 33-23 0-4 0-7 0-11-8 0-19 1-27 1s-24-1-30-1c0 4 0 7 0 11 13 0 17 8 17 15 0 3-1 4-3 8-12 30-23 60-35 90-13-33-27-65-40-98-2-5-1-4-2-6 0-9 14-9 20-9 0-4 0-7 0-11-10 0-30 1-38 1-10 0-24-1-34-1 0 4 0 7 0 11 22 0 23 2 28 13 17 41 33 83 50 124 3 5 3 7 8 7 4 0 6-3 7-7 15-38 31-76 46-114z">
              <text:p/>
            </draw:path>
            <draw:path draw:style-name="gr4" draw:text-style-name="P3" draw:layer="layout" svg:width="0.135cm" svg:height="0.16cm" svg:x="13.921cm" svg:y="4.49cm" svg:viewBox="0 0 136 161" svg:d="M29 69c2-53 32-61 44-61 36 0 39 47 39 61-28 0-55 0-83 0zM29 76c33 0 65 0 98 0 8 0 9 0 9-7 0-35-19-69-63-69-41 0-73 36-73 80 0 47 37 81 77 81 43 0 59-39 59-46 0-3-3-4-5-4-3 0-4 2-4 5-13 36-44 36-48 36-18 0-32-10-40-23-10-17-10-40-10-53z">
              <text:p/>
            </draw:path>
            <draw:path draw:style-name="gr4" draw:text-style-name="P3" draw:layer="layout" svg:width="0.176cm" svg:height="0.154cm" svg:x="14.078cm" svg:y="4.492cm" svg:viewBox="0 0 177 155" svg:d="M28 34c0 31 0 63 0 94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26 0-42 15-52 37 0-12 0-25 0-37-17 1-33 3-50 4 0 4 0 7 0 11 25 0 28 2 28 19z">
              <text:p/>
            </draw:path>
            <draw:path draw:style-name="gr4" draw:text-style-name="P3" draw:layer="layout" svg:width="0.081cm" svg:height="0.35cm" svg:x="14.282cm" svg:y="4.384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4" draw:text-style-name="P3" draw:layer="layout" svg:width="0.089cm" svg:height="0.162cm" svg:x="11.075cm" svg:y="4.85cm" svg:viewBox="0 0 90 163" svg:d="M56 7c0-7-1-7-8-7-15 16-38 16-48 16 0 3 0 6 0 9 6 0 22 0 36-7 0 42 0 83 0 125 0 8 0 11-25 11-3 0-6 0-9 0 0 3 0 6 0 9 4 0 35-1 44-1 7 0 38 1 44 1 0-3 0-6 0-9-3 0-7 0-10 0-24 0-24-3-24-11 0-45 0-91 0-136z">
              <text:p/>
            </draw:path>
            <draw:path draw:style-name="gr4" draw:text-style-name="P3" draw:layer="layout" svg:width="0.139cm" svg:height="0.013cm" svg:x="11.048cm" svg:y="5.057cm" svg:viewBox="0 0 140 14" svg:d="M70 14c-23 0-47 0-70 0 0-5 0-9 0-14 47 0 93 0 140 0 0 5 0 9 0 14-23 0-47 0-70 0z">
              <text:p/>
            </draw:path>
            <draw:path draw:style-name="gr4" draw:text-style-name="P3" draw:layer="layout" svg:width="0.108cm" svg:height="0.162cm" svg:x="11.064cm" svg:y="5.109cm" svg:viewBox="0 0 109 163" svg:d="M109 119c-3 0-6 0-9 0-1 5-3 20-6 22-2 2-21 2-25 2-15 0-30 0-45 0 26-23 35-30 49-42 19-14 36-29 36-53 0-29-27-48-58-48s-51 22-51 44c0 13 10 14 13 14 6 0 13-4 13-13 0-4-2-13-15-13 8-17 25-23 36-23 25 0 38 19 38 39 0 22-16 39-23 47-20 20-40 39-60 59-2 2-2 3-2 9 34 0 67 0 101 0 3-15 5-29 8-44z">
              <text:p/>
            </draw:path>
            <draw:path draw:style-name="gr4" draw:text-style-name="P3" draw:layer="layout" svg:width="0.233cm" svg:height="0.233cm" svg:x="11.328cm" svg:y="4.947cm" svg:viewBox="0 0 234 234" svg:d="M124 124c33 0 65 0 98 0 5 0 12 0 12-7s-7-7-12-7c-33 0-65 0-98 0 0-33 0-66 0-99 0-4 0-11-7-11s-7 7-7 11c0 33 0 66 0 99-33 0-65 0-98 0-5 0-12 0-12 7s7 7 12 7c33 0 65 0 98 0 0 33 0 65 0 98 0 5 0 12 7 12s7-7 7-12c0-33 0-65 0-98z">
              <text:p/>
            </draw:path>
            <draw:path draw:style-name="gr4" draw:text-style-name="P3" draw:layer="layout" svg:width="0.108cm" svg:height="0.177cm" svg:x="11.717cm" svg:y="4.838cm" svg:viewBox="0 0 109 178" svg:d="M58 68c-37 10-58 41-58 67s20 43 45 43c29 0 52-35 52-71 0-23-12-37-20-46-9-10-28-30-28-41 0-4 4-11 14-11 8 0 15 4 21 7 2 1 11 6 14 6 6 0 11-5 11-10 0-6-3-6-17-9-3-1-14-3-22-3-18 0-29 11-29 26 0 13 8 28 17 42zM62 75c7 11 16 25 16 43 0 20-12 53-33 53-14 0-27-9-27-29 0-16 10-59 44-67z">
              <text:p/>
            </draw:path>
            <draw:path draw:style-name="gr4" draw:text-style-name="P3" draw:layer="layout" svg:width="0.136cm" svg:height="0.013cm" svg:x="11.702cm" svg:y="5.057cm" svg:viewBox="0 0 137 14" svg:d="M69 14c-23 0-46 0-69 0 0-5 0-9 0-14 46 0 91 0 137 0 0 5 0 9 0 14-23 0-45 0-68 0z">
              <text:p/>
            </draw:path>
            <draw:path draw:style-name="gr4" draw:text-style-name="P3" draw:layer="layout" svg:width="0.102cm" svg:height="0.174cm" svg:x="11.717cm" svg:y="5.1cm" svg:viewBox="0 0 103 175" svg:d="M24 139c2 16 11 36 32 36 7 0 16-3 25-8 4-3 17-12 17-15 0-1-2-5-4-5-1 0-2 0-5 4-11 9-22 18-33 18-17 0-17-29-17-34 0-3 0-4 1-8 0-3 0-3 3-6 13-13 60-57 60-100 0-4 0-21-17-21-20 0-36 31-40 39-11 20-17 41-20 53-3 16-3 25-3 37-2 2-16 14-18 16-4 4-5 4-5 5 0 2 3 5 5 5 1 0 8-6 10-8 3-3 6-5 9-8zM42 111c4-25 24-105 44-105 6 0 9 4 9 13 0 3 0 25-21 55-13 18-26 31-32 37z">
              <text:p/>
            </draw:path>
            <draw:path draw:style-name="gr4" draw:text-style-name="P3" draw:layer="layout" svg:width="0.214cm" svg:height="0.013cm" svg:x="11.988cm" svg:y="5.057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089cm" svg:height="0.162cm" svg:x="12.437cm" svg:y="4.85cm" svg:viewBox="0 0 90 163" svg:d="M56 7c0-7-1-7-7-7-16 16-39 16-49 16 0 3 0 6 0 9 6 0 22 0 36-7 0 42 0 83 0 125 0 8 0 11-25 11-3 0-6 0-9 0 0 3 0 6 0 9 4 0 35-1 44-1 7 0 38 1 44 1 0-3 0-6 0-9-3 0-6 0-9 0-25 0-25-3-25-11 0-45 0-91 0-136z">
              <text:p/>
            </draw:path>
            <draw:path draw:style-name="gr4" draw:text-style-name="P3" draw:layer="layout" svg:width="0.256cm" svg:height="0.013cm" svg:x="12.352cm" svg:y="5.057cm" svg:viewBox="0 0 257 14" svg:d="M129 14c-43 0-86 0-129 0 0-5 0-9 0-14 86 0 171 0 257 0 0 5 0 9 0 14-43 0-85 0-128 0z">
              <text:p/>
            </draw:path>
            <draw:path draw:style-name="gr4" draw:text-style-name="P3" draw:layer="layout" svg:width="0.108cm" svg:height="0.162cm" svg:x="12.367cm" svg:y="5.109cm" svg:viewBox="0 0 109 163" svg:d="M109 119c-3 0-5 0-8 0-1 5-4 20-7 22-2 2-21 2-24 2-15 0-30 0-45 0 25-23 34-30 49-42 18-14 35-29 35-53 0-29-26-48-58-48-30 0-51 22-51 44 0 13 11 14 13 14 6 0 13-4 13-13 0-4-1-13-14-13 7-17 24-23 36-23 24 0 37 19 37 39 0 22-15 39-23 47-20 20-39 39-59 59-3 2-3 3-3 9 34 0 68 0 102 0 2-15 5-29 7-44z">
              <text:p/>
            </draw:path>
            <draw:path draw:style-name="gr4" draw:text-style-name="P3" draw:layer="layout" svg:width="0.102cm" svg:height="0.174cm" svg:x="12.497cm" svg:y="5.1cm" svg:viewBox="0 0 103 175" svg:d="M24 139c3 16 11 36 32 36 7 0 16-3 25-8 4-3 17-12 17-15 0-1-2-5-4-5-1 0-2 0-5 4-11 9-22 18-33 18-17 0-17-29-17-34 0-3 0-4 1-8 0-3 0-3 3-6 13-13 60-57 60-100 0-4 0-21-16-21-21 0-37 31-41 39-11 20-17 41-19 53-4 16-4 25-4 37-2 2-16 14-18 16-4 4-5 4-5 5 0 2 3 5 5 5 1 0 8-6 10-8 3-3 6-5 9-8zM42 111c4-25 24-105 44-105 6 0 9 4 9 13 0 3 0 25-21 55-13 18-26 31-32 37z">
              <text:p/>
            </draw:path>
            <draw:path draw:style-name="gr4" draw:text-style-name="P3" draw:layer="layout" svg:width="0.08cm" svg:height="0.35cm" svg:x="13.038cm" svg:y="4.888cm" svg:viewBox="0 0 81 351" svg:d="M81 348c0-1 0-2-6-8-44-44-55-111-55-164 0-61 14-122 57-166 4-5 4-5 4-6 0-3-1-4-3-4-4 0-35 24-56 69-18 38-22 77-22 107 0 27 4 70 23 109 21 43 51 66 55 66 2 0 3-1 3-3z">
              <text:p/>
            </draw:path>
            <draw:path draw:style-name="gr4" draw:text-style-name="P3" draw:layer="layout" svg:width="0.135cm" svg:height="0.251cm" svg:x="13.144cm" svg:y="4.904cm" svg:viewBox="0 0 136 252" svg:d="M1 213c0 1-1 2-1 3 0 2 2 5 4 5 1 0 3-1 12-11 3-3 10-9 13-12 4 28 14 54 39 54 14 0 27-8 34-14 5-3 22-17 22-20 0-1-1-5-5-5-1 0-1 1-4 4-23 22-36 27-46 27-16 0-21-18-21-46 0-2 0-18 1-20 1-1 1-1 8-8 29-29 79-88 79-143 0-6 0-27-21-27-29 0-55 58-59 66-17 38-28 79-28 121-9 8-18 17-27 26zM51 164c1-4 16-82 36-123 10-19 17-33 28-33 12 0 12 12 12 18 0 59-59 120-76 138z">
              <text:p/>
            </draw:path>
            <draw:path draw:style-name="gr4" draw:text-style-name="P3" draw:layer="layout" svg:width="0.036cm" svg:height="0.15cm" svg:x="13.414cm" svg:y="5cm" svg:viewBox="0 0 37 151" svg:d="M37 19c0-10-8-19-18-19-11 0-19 9-19 19s8 18 19 18c10 0 18-8 18-18zM37 133c0-10-8-19-18-19-11 0-19 9-19 19s8 18 19 18c10 0 18-8 18-18z">
              <text:p/>
            </draw:path>
            <draw:path draw:style-name="gr4" draw:text-style-name="P3" draw:layer="layout" svg:width="0.154cm" svg:height="0.16cm" svg:x="13.589cm" svg:y="4.994cm" svg:viewBox="0 0 155 161" svg:d="M155 82c0-45-35-82-77-82-44 0-78 38-78 82 0 46 36 79 77 79 43 0 78-34 78-79zM78 153c-15 0-31-8-40-24-9-15-9-37-9-49 0-14 0-33 8-49 10-16 26-23 40-23 16 0 31 8 40 23s9 35 9 49c0 12 0 31-7 47-8 15-24 26-41 26z">
              <text:p/>
            </draw:path>
            <draw:path draw:style-name="gr4" draw:text-style-name="P3" draw:layer="layout" svg:width="0.173cm" svg:height="0.246cm" svg:x="13.776cm" svg:y="4.908cm" svg:viewBox="0 0 174 247" svg:d="M122 224c0 7 0 15 0 23 17-2 35-3 52-4 0-4 0-7 0-10-25 0-28-3-28-20 0-71 0-142 0-213-17 1-33 3-50 4 0 4 0 7 0 11 24 0 27 2 27 19 0 25 0 51 0 76-10-13-25-22-44-22-42 0-79 35-79 80s35 79 75 79c22 0 38-12 47-23zM122 130c0 24 0 48 0 72 0 6 0 7-4 13-10 17-26 25-41 25-16 0-29-10-37-23-9-14-11-34-11-49 0-13 1-34 11-49 8-11 21-23 40-23 12 0 27 5 38 21 4 6 4 7 4 13z">
              <text:p/>
            </draw:path>
            <draw:path draw:style-name="gr4" draw:text-style-name="P3" draw:layer="layout" svg:width="0.172cm" svg:height="0.246cm" svg:x="13.972cm" svg:y="4.908cm" svg:viewBox="0 0 173 247" svg:d="M121 224c0 7 0 15 0 23 17-2 35-3 52-4 0-4 0-7 0-10-25 0-28-3-28-20 0-71 0-142 0-213-17 1-33 3-50 4 0 4 0 7 0 11 24 0 27 2 27 19 0 25 0 51 0 76-10-13-25-22-44-22-42 0-78 35-78 80s34 79 74 79c23 0 38-12 47-23zM121 130c0 24 0 48 0 72 0 6 0 7-4 13-10 17-26 25-41 25-16 0-29-10-37-23-9-14-10-34-10-49 0-13 0-34 11-49 7-11 20-23 39-23 13 0 27 5 38 21 4 6 4 7 4 13z">
              <text:p/>
            </draw:path>
            <draw:path draw:style-name="gr4" draw:text-style-name="P3" draw:layer="layout" svg:width="0.08cm" svg:height="0.35cm" svg:x="14.175cm" svg:y="4.888cm" svg:viewBox="0 0 81 351" svg:d="M81 176c0-28-3-70-23-110-21-43-51-66-55-66-2 0-3 2-3 4 0 1 0 1 7 8 34 35 54 90 54 164 0 60-13 122-57 166-4 4-4 5-4 6 0 2 1 3 3 3 4 0 36-24 56-68 18-39 22-78 22-107z">
              <text:p/>
            </draw:path>
          </draw:g>
        </draw:g>
        <draw:frame draw:style-name="gr65" draw:text-style-name="P2" draw:layer="layout" svg:width="2.479cm" svg:height="0.395cm" svg:x="1.202cm" svg:y="6.803cm">
          <draw:text-box>
            <text:p><text:span text:style-name="T2">[state transition]</text:span></text:p>
          </draw:text-box>
        </draw:frame>
        <draw:g>
          <svg:title>TexMaths</svg:title>
          <svg:desc>10§latex§\begin{align*}
&amp; 
t(p,q,a) = \\[-1mm]
&amp;
\begin{cases}
(p',q') &amp; (t_{\rm R}(p,a)=p', t_{\rm B}(q,a)=q') \\
\bot &amp; (\mbox{otherwise}) 
\end{cases}
\end{align*}§svg§600§TRUE§</svg:desc>
          <draw:g>
            <draw:path draw:style-name="gr4" draw:text-style-name="P3" draw:layer="layout" svg:width="0.107cm" svg:height="0.222cm" svg:x="10.786cm" svg:y="11.816cm" svg:viewBox="0 0 108 223" svg:d="M65 79c11 0 22 0 33 0 7 0 10 0 10-7 0-4-3-4-10-4-10 0-21 0-31 0 13-50 15-57 15-59 0-6-4-9-10-9-1 0-11 0-14 12-5 19-9 37-14 56-11 0-22 0-33 0-7 0-11 0-11 7 0 4 3 4 10 4 10 0 21 0 31 0-25 100-27 106-27 112 0 19 14 32 33 32 35 0 55-51 55-54s-2-3-4-3c-3 0-3 1-5 5-15 36-34 45-46 45-7 0-11-5-11-16 0-9 1-11 3-17 9-35 17-69 26-104z">
              <text:p/>
            </draw:path>
            <draw:path draw:style-name="gr4" draw:text-style-name="P3" draw:layer="layout" svg:width="0.08cm" svg:height="0.35cm" svg:x="10.94cm" svg:y="11.772cm" svg:viewBox="0 0 81 351" svg:d="M81 348c0-1 0-2-6-8-44-44-55-110-55-164 0-61 14-122 57-166 4-5 4-5 4-6 0-3-1-4-3-4-4 0-35 24-56 69-18 38-22 77-22 107 0 27 4 70 23 109 21 44 51 66 55 66 2 0 3-1 3-3z">
              <text:p/>
            </draw:path>
            <draw:path draw:style-name="gr4" draw:text-style-name="P3" draw:layer="layout" svg:width="0.183cm" svg:height="0.223cm" svg:x="11.03cm" svg:y="11.88cm" svg:viewBox="0 0 184 224" svg:d="M27 198c-2 12-3 15-18 15-5 0-9 0-9 7 0 2 2 4 5 4 9 0 20-1 30-1 11 0 23 1 34 1 2 0 7 0 7-7 0-4-4-4-9-4-17 0-17-3-17-6 0-4 14-61 17-70 4 10 14 22 32 22 41 0 85-51 85-102 0-33-20-57-47-57-17 0-34 13-46 27-3-19-19-27-32-27-16 0-22 14-26 20-6 12-10 33-10 34 0 4 3 4 4 4 3 0 4 0 6-8 6-25 13-42 25-42 6 0 11 3 11 16 0 8-1 12-2 18-13 52-27 104-40 156zM89 46c3-9 12-19 19-25 12-10 22-13 28-13 14 0 23 12 23 33s-12 61-18 75c-12 24-29 36-42 36-23 0-28-29-28-32 0-2 0-1 1-5 6-23 11-46 17-69z">
              <text:p/>
            </draw:path>
            <draw:path draw:style-name="gr4" draw:text-style-name="P3" draw:layer="layout" svg:width="0.04cm" svg:height="0.104cm" svg:x="11.249cm" svg:y="11.998cm" svg:viewBox="0 0 41 105" svg:d="M41 37c0-23-9-37-23-37-11 0-18 9-18 19 0 9 7 19 18 19 5 0 9-2 13-5 1-1 1-1 1-1 1 0 1 0 1 5 0 26-12 47-24 59-4 4-4 4-4 6s2 3 4 3c4 0 32-27 32-68z">
              <text:p/>
            </draw:path>
            <draw:path draw:style-name="gr4" draw:text-style-name="P3" draw:layer="layout" svg:width="0.143cm" svg:height="0.223cm" svg:x="11.389cm" svg:y="11.88cm" svg:viewBox="0 0 144 224" svg:d="M144 4c0-1-1-3-3-3-4 0-18 14-24 24-8-19-21-25-33-25-41 0-84 52-84 103 0 35 20 56 46 56 15 0 29-8 42-21-4 13-15 60-16 63-3 10-6 11-26 12-4 0-8 0-8 7 2 1 0 4 5 4 11 0 23-1 35-1s25 1 36 1c2 0 7 0 7-7 0-4-4-4-10-4-16 0-16-3-16-6 0-2 0-4 1-7 16-65 32-131 48-196zM47 152c-21 0-22-27-22-33 0-17 10-55 16-70 11-26 29-41 43-41 23 0 28 29 28 31s-19 79-20 80c-6 10-25 33-45 33z">
              <text:p/>
            </draw:path>
            <draw:path draw:style-name="gr4" draw:text-style-name="P3" draw:layer="layout" svg:width="0.04cm" svg:height="0.104cm" svg:x="11.574cm" svg:y="11.998cm" svg:viewBox="0 0 41 105" svg:d="M41 37c0-23-8-37-22-37-12 0-19 9-19 19 0 9 7 19 19 19 4 0 9-2 12-5 1-1 1-1 2-1 0 2 1 0 1 5 0 26-13 47-24 59-4 4-4 4-4 6s2 3 3 3c4 0 32-27 32-68z">
              <text:p/>
            </draw:path>
            <draw:path draw:style-name="gr4" draw:text-style-name="P3" draw:layer="layout" svg:width="0.16cm" svg:height="0.158cm" svg:x="11.714cm" svg:y="11.88cm" svg:viewBox="0 0 161 159" svg:d="M117 23c-6-13-16-23-32-23-41 0-85 52-85 103 0 33 20 56 47 56 7 0 25-1 46-26 3 15 15 26 32 26 12 0 20-8 26-19 6-12 10-34 10-35 0-3-3-3-4-3-3 0-4 1-5 6-6 23-12 44-27 44-9 0-10-9-10-16 0-8 1-11 4-26 4-15 5-19 8-32 4-16 9-33 13-49 2-10 2-11 2-12 0-6-4-10-10-10-8 0-14 8-15 16zM94 114c-1 6-1 7-7 13-15 19-29 25-39 25-18 0-23-20-23-33 0-18 12-61 20-77 10-21 26-34 40-34 23 0 28 29 28 31s-1 4-1 6c-6 23-12 46-18 69z">
              <text:p/>
            </draw:path>
            <draw:path draw:style-name="gr4" draw:text-style-name="P3" draw:layer="layout" svg:width="0.081cm" svg:height="0.35cm" svg:x="11.906cm" svg:y="11.772cm" svg:viewBox="0 0 82 351" svg:d="M82 176c0-28-4-70-24-110-21-43-51-66-54-66s-4 2-4 4c0 1 0 1 7 8 34 35 54 90 54 164 0 60-13 122-56 166-5 4-5 5-5 6 0 2 1 3 4 3s35-23 55-68c18-39 23-78 23-107z">
              <text:p/>
            </draw:path>
            <draw:path draw:style-name="gr4" draw:text-style-name="P3" draw:layer="layout" svg:width="0.233cm" svg:height="0.081cm" svg:x="12.14cm" svg:y="11.90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81cm" svg:height="1.051cm" svg:x="10.887cm" svg:y="12.203cm" svg:viewBox="0 0 182 1052" svg:d="M108 655c0-38-27-98-88-129 38-20 84-61 88-127 0-1 0-2 0-2 0-81 0-162 0-243 0-29 0-35 3-49 6-28 23-63 68-89 3-2 3-2 3-8 0-8 0-8-8-8-6 0-7 0-17 5-78 45-83 110-83 122 0 83 0 166 0 250 0 25 0 54-18 86-16 29-35 43-50 54-5 3-6 3-6 9s1 7 3 8c30 20 62 51 70 109 1 7 1 8 1 12 0 90 0 179 0 269 0 28 18 87 85 123 9 5 9 5 15 5 8 0 8-1 8-8s0-7-2-8c-15-9-61-37-70-98-2-9-2-10-2-14 0-90 0-179 0-269z">
              <text:p/>
            </draw:path>
            <draw:path draw:style-name="gr4" draw:text-style-name="P3" draw:layer="layout" svg:width="0.08cm" svg:height="0.35cm" svg:x="11.155cm" svg:y="12.314cm" svg:viewBox="0 0 81 351" svg:d="M81 348c0-1 0-2-6-8-44-44-55-110-55-164 0-61 13-122 56-166 5-4 5-5 5-6 0-3-1-4-3-4-4 0-36 24-56 69-18 38-22 77-22 107 0 27 3 70 23 109 21 44 51 66 55 66 2 0 3-1 3-3z">
              <text:p/>
            </draw:path>
            <draw:path draw:style-name="gr4" draw:text-style-name="P3" draw:layer="layout" svg:width="0.183cm" svg:height="0.223cm" svg:x="11.245cm" svg:y="12.422cm" svg:viewBox="0 0 184 224" svg:d="M27 198c-3 12-3 15-19 15-4 0-8 0-8 7 0 2 2 4 5 4 9 0 19-1 29-1 12 0 24 1 35 1 2 0 6 0 6-7 0-4-3-4-8-4-18 0-18-3-18-6 0-4 15-61 18-70 4 10 14 23 32 23 41 0 85-52 85-103 0-33-20-57-47-57-18 0-35 13-46 27-4-19-19-27-32-27-16 0-23 14-26 20-6 12-11 33-11 35 0 3 4 3 5 3 3 0 3 0 5-8 6-25 13-42 26-42 6 0 11 3 11 16 0 8-1 12-2 18-13 52-27 104-40 156zM89 46c3-9 12-19 18-24 13-11 23-14 29-14 14 0 22 12 22 33s-11 61-18 75c-12 24-28 36-41 36-24 0-28-29-28-31 0-1 0-2 1-6 6-23 11-46 17-69z">
              <text:p/>
            </draw:path>
            <draw:path draw:style-name="gr4" draw:text-style-name="P3" draw:layer="layout" svg:width="0.061cm" svg:height="0.126cm" svg:x="11.445cm" svg:y="12.313cm" svg:viewBox="0 0 62 127" svg:d="M60 21c1-4 2-6 2-8 0-7-7-13-15-13-9 0-12 7-13 11-11 36-22 71-33 107 0 1-1 3-1 4 0 3 8 5 10 5 1 0 2 0 3-4 16-34 31-68 47-102z">
              <text:p/>
            </draw:path>
            <draw:path draw:style-name="gr4" draw:text-style-name="P3" draw:layer="layout" svg:width="0.04cm" svg:height="0.104cm" svg:x="11.562cm" svg:y="12.539cm" svg:viewBox="0 0 41 105" svg:d="M41 37c0-23-9-37-22-37-12 0-19 9-19 19s7 19 19 19c4 0 8-2 12-5 1-1 1-1 2-1 0 2 0 0 0 5 0 26-12 47-24 59-3 4-3 5-3 6 0 2 1 3 3 3 4 0 32-27 32-68z">
              <text:p/>
            </draw:path>
            <draw:path draw:style-name="gr4" draw:text-style-name="P3" draw:layer="layout" svg:width="0.144cm" svg:height="0.223cm" svg:x="11.702cm" svg:y="12.422cm" svg:viewBox="0 0 145 224" svg:d="M145 4c0-1-1-3-4-3-4 0-18 14-24 24-7-19-21-25-32-25-42 0-85 52-85 103 0 35 21 57 46 57 15 0 29-9 42-22-3 13-15 60-16 63-3 10-6 12-25 12-5 0-8 0-8 7 1 1 0 4 4 4 11 0 24-1 35-1 12 0 25 1 37 1 1 0 6 0 6-7 0-4-4-4-9-4-17 0-17-3-17-6 0-2 1-4 1-7 16-65 33-131 49-196zM47 152c-21 0-22-27-22-33 0-17 10-55 16-70 11-26 29-41 44-41 23 0 27 29 27 31s-19 79-20 80c-5 10-25 33-45 33z">
              <text:p/>
            </draw:path>
            <draw:path draw:style-name="gr4" draw:text-style-name="P3" draw:layer="layout" svg:width="0.061cm" svg:height="0.126cm" svg:x="11.869cm" svg:y="12.313cm" svg:viewBox="0 0 62 127" svg:d="M60 21c2-4 2-6 2-8 0-7-7-13-15-13-9 0-12 7-13 11-11 36-22 71-33 107 0 1-1 3-1 4 0 3 8 5 10 5s2 0 3-4c16-34 31-68 47-102z">
              <text:p/>
            </draw:path>
            <draw:path draw:style-name="gr4" draw:text-style-name="P3" draw:layer="layout" svg:width="0.081cm" svg:height="0.35cm" svg:x="11.976cm" svg:y="12.314cm" svg:viewBox="0 0 82 351" svg:d="M82 176c0-28-4-70-24-110-21-43-51-66-54-66s-4 2-4 4c0 1 0 2 7 8 34 35 54 90 54 164 0 60-13 122-56 166-5 4-5 5-5 6 0 2 1 3 4 3s35-23 55-68c18-39 23-78 23-107z">
              <text:p/>
            </draw:path>
            <draw:path draw:style-name="gr4" draw:text-style-name="P3" draw:layer="layout" svg:width="0.08cm" svg:height="0.35cm" svg:x="12.479cm" svg:y="12.314cm" svg:viewBox="0 0 81 351" svg:d="M81 348c0-1 0-2-6-8-44-44-55-110-55-164 0-61 14-122 57-166 4-4 4-5 4-6 0-3-1-4-3-4-4 0-35 24-56 69-18 38-22 77-22 107 0 27 4 70 23 109 21 44 51 66 55 66 2 0 3-1 3-3z">
              <text:p/>
            </draw:path>
            <draw:path draw:style-name="gr4" draw:text-style-name="P3" draw:layer="layout" svg:width="0.107cm" svg:height="0.223cm" svg:x="12.589cm" svg:y="12.358cm" svg:viewBox="0 0 108 224" svg:d="M64 79c11 0 22 0 33 0 7 0 11 0 11-7 0-4-4-4-10-4-10 0-21 0-31 0 13-50 14-57 14-59 0-6-4-9-10-9-1 0-11 0-14 12-5 19-9 37-14 56-11 0-22 0-33 0-7 0-10 0-10 7 0 4 3 4 10 4 10 0 21 0 31 0-26 100-27 106-27 112 0 19 13 33 32 33 36 0 56-52 56-55s-3-3-4-3c-3 0-4 1-5 5-16 36-34 45-46 45-8 0-11-5-11-16 0-9 1-11 2-17 9-35 17-69 26-104z">
              <text:p/>
            </draw:path>
            <draw:path draw:style-name="gr4" draw:text-style-name="P3" draw:layer="layout" svg:width="0.186cm" svg:height="0.172cm" svg:x="12.722cm" svg:y="12.462cm" svg:viewBox="0 0 187 173" svg:d="M109 85c22-6 44-20 44-40 0-25-32-45-70-45-28 0-55 0-83 0 0 3 0 6 0 9 2 0 4 0 6 0 19 0 19 3 19 11 0 43 0 85 0 128 0 9 0 11-19 11-2 0-4 0-6 0 0 3 0 6 0 9 12 0 26-1 36-1 11 0 25 1 37 1 0-3 0-6 0-9-2 0-4 0-6 0-19 0-19-2-19-11 0-20 0-40 0-60 11 0 21 0 32 0 5 0 17 0 28 10 9 7 9 14 9 30s0 26 11 35 25 10 32 10c21 0 27-20 27-27 0-2 0-5-5-5-3 0-4 3-4 5-1 14-9 20-17 20-14 0-16-14-19-37-2-19-3-23-10-31-3-3-10-9-23-13zM80 81c-11 0-21 0-32 0 0-21 0-41 0-62 0-7 0-9 6-9 2-1 11-1 16-1 23 0 57 0 57 36 0 27-21 36-47 36z">
              <text:p/>
            </draw:path>
            <draw:path draw:style-name="gr4" draw:text-style-name="P3" draw:layer="layout" svg:width="0.08cm" svg:height="0.35cm" svg:x="12.964cm" svg:y="12.314cm" svg:viewBox="0 0 81 351" svg:d="M81 348c0-1 0-2-6-8-43-44-55-110-55-164 0-61 14-122 57-166 4-4 4-5 4-6 0-3-1-4-3-4-4 0-35 24-56 69-18 38-22 77-22 107 0 27 4 70 23 109 21 44 51 66 55 66 2 0 3-1 3-3z">
              <text:p/>
            </draw:path>
            <draw:path draw:style-name="gr4" draw:text-style-name="P3" draw:layer="layout" svg:width="0.182cm" svg:height="0.223cm" svg:x="13.055cm" svg:y="12.422cm" svg:viewBox="0 0 183 224" svg:d="M27 198c-3 12-4 15-19 15-5 0-8 0-8 7 0 2 1 4 4 4 10 0 20-1 30-1 11 0 23 1 34 1 2 0 7 0 7-7 0-4-4-4-9-4-17 0-17-3-17-6 0-4 14-61 17-70 4 10 14 23 32 23 41 0 85-52 85-103 0-33-20-57-47-57-17 0-34 13-46 27-3-19-18-27-31-27-17 0-23 14-26 20-7 12-11 33-11 35 0 3 3 3 4 3 3 0 4 0 6-8 6-25 13-42 25-42 6 0 11 3 11 16 0 8-1 12-2 18-13 52-26 104-39 156zM88 46c3-9 12-19 19-24 12-11 22-14 28-14 14 0 23 12 23 33s-12 61-18 75c-12 24-29 36-42 36-23 0-28-29-28-31 0-1 0-2 1-6 6-23 11-46 17-69z">
              <text:p/>
            </draw:path>
            <draw:path draw:style-name="gr4" draw:text-style-name="P3" draw:layer="layout" svg:width="0.04cm" svg:height="0.104cm" svg:x="13.273cm" svg:y="12.539cm" svg:viewBox="0 0 41 105" svg:d="M41 37c0-23-9-37-23-37-11 0-18 9-18 19s7 19 18 19c5 0 9-2 13-5 1-1 1-1 1-1 1 0 1 0 1 5 0 26-12 47-24 59-4 4-4 5-4 6 0 2 2 3 4 3 4 0 32-27 32-68z">
              <text:p/>
            </draw:path>
            <draw:path draw:style-name="gr4" draw:text-style-name="P3" draw:layer="layout" svg:width="0.16cm" svg:height="0.159cm" svg:x="13.413cm" svg:y="12.422cm" svg:viewBox="0 0 161 160" svg:d="M117 23c-7-13-17-23-33-23-41 0-84 52-84 103 0 33 19 57 47 57 7 0 24-2 45-27 3 15 15 27 32 27 12 0 21-9 26-20 6-12 11-34 11-35 0-3-3-3-5-3-3 0-3 1-4 6-6 23-13 44-27 44-10 0-11-9-11-16 0-8 1-11 5-26s4-19 8-32c4-16 8-33 12-49 3-10 3-11 3-12 0-6-4-10-10-10-9 0-14 8-15 16zM94 114c-2 6-2 7-7 13-16 19-30 25-40 25-17 0-22-20-22-33 0-18 11-61 19-77 11-21 27-34 41-34 23 0 28 29 28 31s-1 4-1 6c-6 23-12 46-18 69z">
              <text:p/>
            </draw:path>
            <draw:path draw:style-name="gr4" draw:text-style-name="P3" draw:layer="layout" svg:width="0.081cm" svg:height="0.35cm" svg:x="13.604cm" svg:y="12.314cm" svg:viewBox="0 0 82 351" svg:d="M82 176c0-28-4-70-23-110-21-43-51-66-55-66-2 0-4 2-4 4 0 1 0 2 7 8 35 35 55 90 55 164 0 60-13 122-57 166-5 4-5 5-5 6 0 2 2 3 4 3 4 0 35-23 56-68 18-39 22-78 22-107z">
              <text:p/>
            </draw:path>
            <draw:path draw:style-name="gr4" draw:text-style-name="P3" draw:layer="layout" svg:width="0.233cm" svg:height="0.081cm" svg:x="13.837cm" svg:y="12.44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83cm" svg:height="0.223cm" svg:x="14.177cm" svg:y="12.422cm" svg:viewBox="0 0 184 224" svg:d="M27 198c-2 12-3 15-19 15-4 0-8 0-8 7 0 2 2 4 5 4 9 0 20-1 29-1 12 0 24 1 35 1 2 0 7 0 7-7 0-4-4-4-9-4-17 0-17-3-17-6 0-4 14-61 17-70 4 10 14 23 32 23 41 0 85-52 85-103 0-33-20-57-47-57-18 0-34 13-46 27-4-19-19-27-32-27-16 0-22 14-26 20-6 12-11 33-11 35 0 3 4 3 5 3 3 0 4 0 6-8 6-25 13-42 25-42 6 0 11 3 11 16 0 8-1 12-2 18-13 52-27 104-40 156zM89 46c3-9 12-19 19-24 12-11 22-14 28-14 14 0 22 12 22 33s-11 61-17 75c-12 24-29 36-42 36-23 0-28-29-28-31 0-1 0-2 1-6 6-23 11-46 17-69z">
              <text:p/>
            </draw:path>
            <draw:path draw:style-name="gr4" draw:text-style-name="P3" draw:layer="layout" svg:width="0.061cm" svg:height="0.126cm" svg:x="14.377cm" svg:y="12.313cm" svg:viewBox="0 0 62 127" svg:d="M60 21c2-4 2-6 2-8 0-7-7-13-15-13-9 0-12 7-13 11-11 36-22 71-33 107 0 1-1 3-1 4 0 3 8 5 10 5s2 0 3-4c16-34 31-68 47-102z">
              <text:p/>
            </draw:path>
            <draw:path draw:style-name="gr4" draw:text-style-name="P3" draw:layer="layout" svg:width="0.04cm" svg:height="0.104cm" svg:x="14.494cm" svg:y="12.539cm" svg:viewBox="0 0 41 105" svg:d="M41 37c0-23-8-37-22-37-12 0-19 9-19 19s7 19 19 19c4 0 9-2 12-5 1-1 1-1 2-1 0 2 1 0 1 5 0 26-13 47-24 59-4 4-4 5-4 6 0 2 2 3 3 3 4 0 32-27 32-68z">
              <text:p/>
            </draw:path>
            <draw:path draw:style-name="gr4" draw:text-style-name="P3" draw:layer="layout" svg:width="0.107cm" svg:height="0.223cm" svg:x="14.628cm" svg:y="12.358cm" svg:viewBox="0 0 108 224" svg:d="M65 79c11 0 22 0 33 0 7 0 10 0 10-7 0-4-3-4-10-4-10 0-21 0-31 0 13-50 15-57 15-59 0-6-4-9-10-9-2 0-11 0-15 12-4 19-9 37-13 56-11 0-22 0-33 0-7 0-11 0-11 7 0 4 3 4 10 4 10 0 21 0 31 0-25 100-27 106-27 112 0 19 14 33 33 33 35 0 55-52 55-55s-2-3-4-3c-3 0-3 1-5 5-15 36-34 45-46 45-7 0-11-5-11-16 0-9 1-11 3-17 9-35 17-69 26-104z">
              <text:p/>
            </draw:path>
            <draw:path draw:style-name="gr4" draw:text-style-name="P3" draw:layer="layout" svg:width="0.163cm" svg:height="0.167cm" svg:x="14.762cm" svg:y="12.462cm" svg:viewBox="0 0 164 168" svg:d="M0 0c0 3 0 6 0 9 2 0 4 0 6 0 19 0 19 3 19 11 0 43 0 85 0 128 0 9 0 11-19 11-2 0-4 0-6 0 0 3 0 6 0 9 35 0 69 0 104 0s60-21 60-45c0-21-22-39-52-42 25-5 45-20 45-39 0-22-26-42-60-42-32 0-65 0-97 0zM47 78c0-20 0-39 0-59 0-8 0-10 12-10s24 0 36 0c24 0 37 18 37 33 0 18-16 36-45 36-13 0-27 0-40 0zM59 159c-12 0-12-1-12-9 0-22 0-43 0-65 17 0 35 0 52 0 26 0 40 21 40 38 0 18-16 36-44 36-12 0-24 0-36 0z">
              <text:p/>
            </draw:path>
            <draw:path draw:style-name="gr4" draw:text-style-name="P3" draw:layer="layout" svg:width="0.08cm" svg:height="0.35cm" svg:x="14.996cm" svg:y="12.314cm" svg:viewBox="0 0 81 351" svg:d="M81 348c0-1 0-2-6-8-44-44-55-110-55-164 0-61 14-122 57-166 4-4 4-5 4-6 0-3-1-4-3-4-4 0-35 24-56 69-18 38-22 77-22 107 0 27 4 70 23 109 21 44 51 66 55 66 2 0 3-1 3-3z">
              <text:p/>
            </draw:path>
            <draw:path draw:style-name="gr4" draw:text-style-name="P3" draw:layer="layout" svg:width="0.143cm" svg:height="0.223cm" svg:x="15.112cm" svg:y="12.422cm" svg:viewBox="0 0 144 224" svg:d="M144 4c0-1-1-3-3-3-4 0-18 14-24 24-8-19-21-25-33-25-41 0-84 52-84 103 0 35 20 57 46 57 15 0 29-9 42-22-4 13-15 60-16 63-3 10-6 12-26 12-4 0-8 0-8 7 2 1 0 4 5 4 11 0 23-1 35-1s25 1 36 1c2 0 7 0 7-7 0-4-4-4-10-4-16 0-16-3-16-6 0-2 0-4 1-7 16-65 32-131 48-196zM47 152c-21 0-22-27-22-33 0-17 10-55 16-70 11-26 29-41 43-41 23 0 28 29 28 31s-19 79-20 80c-5 10-25 33-45 33z">
              <text:p/>
            </draw:path>
            <draw:path draw:style-name="gr4" draw:text-style-name="P3" draw:layer="layout" svg:width="0.04cm" svg:height="0.104cm" svg:x="15.297cm" svg:y="12.539cm" svg:viewBox="0 0 41 105" svg:d="M41 37c0-23-8-37-22-37-12 0-19 9-19 19s7 19 19 19c4 0 9-2 12-5 1-1 1-1 2-1 0 2 1 0 1 5 0 26-13 47-24 59-4 4-4 5-4 6 0 2 2 3 3 3 4 0 32-27 32-68z">
              <text:p/>
            </draw:path>
            <draw:path draw:style-name="gr4" draw:text-style-name="P3" draw:layer="layout" svg:width="0.16cm" svg:height="0.159cm" svg:x="15.437cm" svg:y="12.422cm" svg:viewBox="0 0 161 160" svg:d="M117 23c-6-13-16-23-32-23-41 0-85 52-85 103 0 33 20 57 47 57 7 0 25-2 46-27 3 15 15 27 32 27 12 0 20-9 26-20 6-12 10-34 10-35 0-3-3-3-4-3-3 0-4 1-5 6-6 23-12 44-27 44-9 0-10-9-10-16 0-8 1-11 4-26 4-15 5-19 8-32 4-16 9-33 13-49 2-10 2-11 2-12 0-6-4-10-10-10-8 0-14 8-15 16zM95 114c-2 6-2 7-8 13-15 19-29 25-39 25-18 0-23-20-23-33 0-18 12-61 20-77 11-21 26-34 40-34 23 0 28 29 28 31s-1 4-1 6c-6 23-11 46-17 69z">
              <text:p/>
            </draw:path>
            <draw:path draw:style-name="gr4" draw:text-style-name="P3" draw:layer="layout" svg:width="0.081cm" svg:height="0.35cm" svg:x="15.629cm" svg:y="12.314cm" svg:viewBox="0 0 82 351" svg:d="M82 176c0-28-4-70-24-110-21-43-51-66-54-66s-4 2-4 4c0 1 0 2 7 8 34 35 54 90 54 164 0 60-13 122-56 166-5 4-5 5-5 6 0 2 1 3 4 3s35-23 55-68c18-39 23-78 23-107z">
              <text:p/>
            </draw:path>
            <draw:path draw:style-name="gr4" draw:text-style-name="P3" draw:layer="layout" svg:width="0.233cm" svg:height="0.081cm" svg:x="15.863cm" svg:y="12.44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44cm" svg:height="0.223cm" svg:x="16.228cm" svg:y="12.422cm" svg:viewBox="0 0 145 224" svg:d="M145 4c0-1-1-3-4-3s-17 14-23 24c-8-19-22-25-33-25-42 0-85 52-85 103 0 35 21 57 47 57 15 0 28-9 41-22-3 13-15 60-16 63-3 10-5 12-25 12-5 0-8 0-8 7 1 1 0 4 4 4 12 0 24-1 36-1s24 1 36 1c2 0 6 0 6-7 0-4-3-4-9-4-17 0-17-3-17-6 0-2 1-4 2-7 16-65 32-131 48-196zM48 152c-21 0-23-27-23-33 0-17 10-55 16-70 11-26 30-41 44-41 23 0 28 29 28 31s-20 79-21 80c-5 10-25 33-44 33z">
              <text:p/>
            </draw:path>
            <draw:path draw:style-name="gr4" draw:text-style-name="P3" draw:layer="layout" svg:width="0.061cm" svg:height="0.126cm" svg:x="16.395cm" svg:y="12.313cm" svg:viewBox="0 0 62 127" svg:d="M60 21c2-4 2-6 2-8 0-7-7-13-14-13-10 0-13 7-14 11-11 36-21 71-32 107-1 0-2 3-2 4 0 3 8 5 10 5s2 0 4-4c15-34 31-68 46-102z">
              <text:p/>
            </draw:path>
            <draw:path draw:style-name="gr4" draw:text-style-name="P3" draw:layer="layout" svg:width="0.081cm" svg:height="0.35cm" svg:x="16.502cm" svg:y="12.314cm" svg:viewBox="0 0 82 351" svg:d="M82 176c0-28-4-70-23-110-21-43-52-66-55-66-2 0-4 2-4 4 0 1 0 2 7 8 34 35 54 90 54 164 0 60-13 122-56 166-5 4-5 5-5 6 0 2 2 3 4 3 3 0 35-23 56-68 18-39 22-78 22-107z">
              <text:p/>
            </draw:path>
            <draw:path draw:style-name="gr4" draw:text-style-name="P3" draw:layer="layout" svg:width="0.234cm" svg:height="0.233cm" svg:x="11.139cm" svg:y="12.848cm" svg:viewBox="0 0 235 234" svg:d="M124 12c0-6 0-12-7-12s-7 7-7 12c0 69 0 139 0 208-32 0-65 0-97 0-6 0-13 0-13 7s7 7 13 7c70 0 140 0 210 0 5 0 12 0 12-7s-7-7-12-7c-33 0-66 0-99 0 0-69 0-139 0-208z">
              <text:p/>
            </draw:path>
            <draw:path draw:style-name="gr4" draw:text-style-name="P3" draw:layer="layout" svg:width="0.08cm" svg:height="0.35cm" svg:x="12.479cm" svg:y="12.819cm" svg:viewBox="0 0 81 351" svg:d="M81 348c0-1 0-2-6-8-44-44-55-111-55-164 0-62 14-123 57-167 4-4 4-4 4-6s-1-3-3-3c-4 0-35 24-56 68-18 39-22 78-22 108 0 27 4 69 23 109 21 43 51 66 55 66 2 0 3-1 3-3z">
              <text:p/>
            </draw:path>
            <draw:path draw:style-name="gr4" draw:text-style-name="P3" draw:layer="layout" svg:width="0.154cm" svg:height="0.16cm" svg:x="12.591cm" svg:y="12.925cm" svg:viewBox="0 0 155 161" svg:d="M155 82c0-45-35-82-77-82-44 0-78 38-78 82 0 46 36 79 77 79 43 0 78-34 78-79zM78 152c-16 0-31-7-41-23-8-16-8-37-8-50s0-32 8-48c10-16 26-23 40-23 16 0 31 7 40 23 9 15 9 35 9 48s0 32-8 47c-7 16-23 26-40 26z">
              <text:p/>
            </draw:path>
            <draw:path draw:style-name="gr4" draw:text-style-name="P3" draw:layer="layout" svg:width="0.109cm" svg:height="0.219cm" svg:x="12.763cm" svg:y="12.866cm" svg:viewBox="0 0 110 220" svg:d="M54 76c17 0 33 0 50 0 0-4 0-7 0-11-17 0-33 0-50 0 0-22 0-43 0-65-3 0-6 0-9 0 0 29-11 67-45 68 0 3 0 5 0 8 10 0 20 0 30 0 0 32 0 65 0 97 0 43 33 47 45 47 25 0 35-25 35-47 0-7 0-13 0-20-3 0-6 0-9 0 0 6 0 13 0 19 0 26-10 39-23 39-24 0-24-32-24-37 0-33 0-65 0-98z">
              <text:p/>
            </draw:path>
            <draw:path draw:style-name="gr4" draw:text-style-name="P3" draw:layer="layout" svg:width="0.176cm" svg:height="0.242cm" svg:x="12.904cm" svg:y="12.839cm" svg:viewBox="0 0 177 243" svg:d="M28 217c0 15-4 15-28 15 0 4 0 7 0 11 13 0 30-1 40-1 9 0 27 1 39 1 0-4 0-7 0-11-23 0-27 0-27-15 0-22 0-43 0-65 0-36 25-56 47-56s26 19 26 39c0 27 0 55 0 82 0 15-4 15-27 15 0 4 0 7 0 11 12 0 30-1 40-1 9 0 27 1 39 1 0-4 0-7 0-11-18 0-27 0-27-10 0-22 0-45 0-67 0-30 0-41-11-54-5-6-17-13-37-13-30 0-45 21-51 35 0-41 0-82 0-123-17 1-34 2-51 3 0 4 0 7 0 11 25 0 28 3 28 20 0 61 0 122 0 183z">
              <text:p/>
            </draw:path>
            <draw:path draw:style-name="gr4" draw:text-style-name="P3" draw:layer="layout" svg:width="0.135cm" svg:height="0.16cm" svg:x="13.098cm" svg:y="12.925cm" svg:viewBox="0 0 136 161" svg:d="M30 69c2-52 31-61 43-61 36 0 40 47 40 61-28 0-55 0-83 0zM29 76c33 0 65 0 98 0 8 0 9 0 9-7 0-35-19-69-63-69-41 0-73 36-73 80 0 47 37 81 77 81 43 0 59-39 59-45 0-4-3-5-5-5-3 0-3 2-4 5-12 36-44 36-48 36-17 0-31-10-39-23-11-17-11-40-11-53z">
              <text:p/>
            </draw:path>
            <draw:path draw:style-name="gr4" draw:text-style-name="P3" draw:layer="layout" svg:width="0.117cm" svg:height="0.154cm" svg:x="13.254cm" svg:y="12.927cm" svg:viewBox="0 0 118 155" svg:d="M49 39c0-13 0-26 0-39-16 1-33 3-49 4 0 4 0 7 0 11 25 0 28 2 28 20 0 31 0 63 0 94 0 15-4 15-28 15 0 4 0 7 0 11 14 0 30-1 40-1 14 0 31 0 45 1 0-4 0-7 0-11-2 0-5 0-7 0-26 0-27-3-27-16 0-18 0-36 0-54 0-35 15-66 41-66 3 0 3 0 4 0-1 1-8 5-8 14 0 10 7 15 15 15 6 0 15-4 15-15 0-12-11-22-26-22-25 0-38 24-43 39z">
              <text:p/>
            </draw:path>
            <draw:path draw:style-name="gr4" draw:text-style-name="P3" draw:layer="layout" svg:width="0.24cm" svg:height="0.154cm" svg:x="13.388cm" svg:y="12.931cm" svg:viewBox="0 0 241 155" svg:d="M212 33c6-17 17-22 29-22 0-4 0-7 0-11-8 1-18 1-26 1-10 0-26-1-32-1 0 4 0 7 0 11 12 0 20 7 20 17 0 2 0 3-2 7-11 30-21 60-32 90-11-33-23-65-34-98-2-4-2-5-2-7 0-9 13-9 21-9 0-4 0-7 0-11-11 0-29 1-37 1-11 0-21 0-31-1 0 4 0 7 0 11 13 0 18 1 22 5 2 2 5 13 8 19-10 28-20 57-30 85-11-31-23-62-34-93-1-5-1-5-1-7 0-9 13-9 20-9 0-4 0-7 0-11-10 0-30 1-38 1-1 0-20 0-33-1 0 4 0 7 0 11 18 0 22 1 26 12 15 41 30 83 45 124 1 5 2 8 7 8s5-2 7-7c12-33 23-66 35-99 12 33 24 67 36 100 2 3 2 6 7 6 4 0 6-3 7-6 14-39 28-77 42-116z">
              <text:p/>
            </draw:path>
            <draw:path draw:style-name="gr4" draw:text-style-name="P3" draw:layer="layout" svg:width="0.075cm" svg:height="0.234cm" svg:x="13.647cm" svg:y="12.847cm" svg:viewBox="0 0 76 235" svg:d="M51 80c-16 1-33 3-49 4 0 4 0 7 0 11 23 0 26 2 26 19 0 32 0 63 0 95 0 15-4 15-28 15 0 4 0 7 0 11 12 0 31-1 39-1 12 0 25 1 37 1 0-4 0-7 0-11-24 0-25-1-25-15 0-43 0-86 0-129zM52 19c0-11-8-19-18-19-11 0-19 10-19 19 0 10 8 19 19 19 10 0 18-8 18-19z">
              <text:p/>
            </draw:path>
            <draw:path draw:style-name="gr4" draw:text-style-name="P3" draw:layer="layout" svg:width="0.114cm" svg:height="0.16cm" svg:x="13.744cm" svg:y="12.925cm" svg:viewBox="0 0 115 161" svg:d="M61 89c8 2 37 7 37 33 0 17-12 31-40 31-29 0-42-20-49-49-1-5-1-6-4-6-5 0-5 2-5 8 0 16 0 31 0 47 0 6 0 8 4 8 2 0 2 0 9-7 1-1 0-1 7-8 15 15 31 15 38 15 41 0 57-23 57-49 0-18-11-29-15-33-11-11-25-14-40-17-20-4-43-8-43-29 0-12 9-26 39-26 39 0 41 31 41 42 1 3 4 3 5 3 4 0 4-1 4-8 0-12 0-24 0-36 0-6 0-8-4-8-2 0-2 0-7 4-1 2-4 5-6 6-13-10-28-10-33-10-43 0-56 24-56 43 0 13 6 22 15 30 11 9 21 11 46 16z">
              <text:p/>
            </draw:path>
            <draw:path draw:style-name="gr4" draw:text-style-name="P3" draw:layer="layout" svg:width="0.135cm" svg:height="0.16cm" svg:x="13.881cm" svg:y="12.925cm" svg:viewBox="0 0 136 161" svg:d="M29 69c2-52 32-61 44-61 36 0 40 47 40 61-28 0-56 0-84 0zM29 76c33 0 65 0 98 0 8 0 9 0 9-7 0-35-19-69-63-69-41 0-73 36-73 80 0 47 37 81 77 81 43 0 59-39 59-45 0-4-3-5-5-5-3 0-4 2-4 5-13 36-44 36-48 36-17 0-31-10-39-23-11-17-11-40-11-53z">
              <text:p/>
            </draw:path>
            <draw:path draw:style-name="gr4" draw:text-style-name="P3" draw:layer="layout" svg:width="0.081cm" svg:height="0.35cm" svg:x="14.047cm" svg:y="12.819cm" svg:viewBox="0 0 82 351" svg:d="M82 176c0-28-4-70-23-110-22-43-52-66-55-66-2 0-4 1-4 3s0 2 7 9c34 34 54 90 54 164 0 60-13 121-56 166-5 4-5 5-5 6 0 2 2 3 4 3 3 0 35-24 56-68 17-39 22-78 22-107z">
              <text:p/>
            </draw:path>
          </draw:g>
        </draw:g>
        <draw:g>
          <svg:title>TexMaths</svg:title>
          <svg:desc>10§display§t_{\rm R}(p,a):
\mathcal{P} \!\times\! \Sigma \to 
\mathcal{P} \!\cup\! \{\bot\}§svg§600§TRUE§</svg:desc>
          <draw:g>
            <draw:path draw:style-name="gr4" draw:text-style-name="P3" draw:layer="layout" svg:width="0.107cm" svg:height="0.221cm" svg:x="3.247cm" svg:y="7.494cm" svg:viewBox="0 0 108 222" svg:d="M65 79c11 0 22 0 33 0 7 0 10 0 10-7 0-4-3-4-10-4-10 0-21 0-31 0 13-50 15-57 15-59 0-6-4-9-10-9-2 0-11 0-15 12-4 19-9 37-13 56-11 0-22 0-33 0-7 0-11 0-11 7 0 4 3 4 10 4 10 0 21 0 31 0-25 99-27 105-27 111 0 19 14 32 33 32 35 0 55-50 55-53s-2-3-4-3c-3 0-3 1-5 4-15 36-34 44-46 44-7 0-11-4-11-16 0-8 1-10 3-16 9-35 17-69 26-103z">
              <text:p/>
            </draw:path>
            <draw:path draw:style-name="gr4" draw:text-style-name="P3" draw:layer="layout" svg:width="0.186cm" svg:height="0.172cm" svg:x="3.38cm" svg:y="7.598cm" svg:viewBox="0 0 187 173" svg:d="M109 84c23-5 45-20 45-39 0-25-33-45-71-45-28 0-55 0-83 0 0 3 0 6 0 9 2 0 4 0 6 0 19 0 20 2 20 11 0 43 0 85 0 128 0 8-1 11-20 11-2 0-4 0-6 0 0 3 0 6 0 9 1 0 27-1 37-1s24 0 36 1c0-3 0-6 0-9-2 0-4 0-6 0-19 0-19-3-19-11 0-21 0-41 0-61 11 0 22 0 33 0 4 0 17 0 28 10 8 8 8 14 8 30s0 27 12 36c10 8 25 10 32 10 21 0 26-20 26-28 0-1 0-4-4-4s-4 2-4 4c-2 15-10 21-17 21-14 0-16-15-19-37-3-20-4-24-11-32-2-2-9-9-23-13zM80 80c-11 0-21 0-32 0 0-20 0-41 0-61 0-7 0-9 7-10 2 0 10 0 15 0 24 0 57 0 57 36 0 27-21 35-47 35z">
              <text:p/>
            </draw:path>
            <draw:path draw:style-name="gr4" draw:text-style-name="P3" draw:layer="layout" svg:width="0.081cm" svg:height="0.349cm" svg:x="3.622cm" svg:y="7.45cm" svg:viewBox="0 0 82 350" svg:d="M82 346c0-1 0-1-6-7-44-45-55-111-55-163 0-62 13-123 56-166 5-5 5-5 5-6 0-3-2-4-4-4-3 0-35 24-56 69-17 38-22 77-22 107 0 26 4 68 24 108 21 43 51 66 54 66 2 0 4-1 4-4z">
              <text:p/>
            </draw:path>
            <draw:path draw:style-name="gr4" draw:text-style-name="P3" draw:layer="layout" svg:width="0.182cm" svg:height="0.221cm" svg:x="3.713cm" svg:y="7.558cm" svg:viewBox="0 0 183 222" svg:d="M27 197c-3 12-3 14-19 14-4 0-8 0-8 7 0 3 2 4 5 4 9 0 19-1 29-1 12 0 24 1 35 1 2 0 6 0 6-7 0-4-3-4-8-4-18 0-18-2-18-5 0-5 15-61 17-69 5 10 15 22 33 22 40 0 84-51 84-103 0-33-20-56-46-56-18 0-35 13-46 26-4-18-19-26-32-26-16 0-23 14-26 20-6 12-11 33-11 34 0 4 3 3 4 4 4 0 4-1 6-8 6-25 13-42 26-42 6 0 11 3 11 16 0 8-1 12-3 18-13 52-26 104-39 155zM89 46c2-10 12-20 18-25 12-11 23-13 29-13 14 0 22 12 22 33s-12 61-18 74c-12 25-29 36-42 36-23 0-27-29-27-31 0-1 0-1 1-6 6-23 11-46 17-68z">
              <text:p/>
            </draw:path>
            <draw:path draw:style-name="gr4" draw:text-style-name="P3" draw:layer="layout" svg:width="0.04cm" svg:height="0.104cm" svg:x="3.931cm" svg:y="7.675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3" draw:layer="layout" svg:width="0.16cm" svg:height="0.158cm" svg:x="4.071cm" svg:y="7.558cm" svg:viewBox="0 0 161 159" svg:d="M117 23c-6-13-16-23-32-23-41 0-85 52-85 103 0 33 20 56 47 56 7 0 25-1 46-26 2 14 15 26 32 26 12 0 20-8 26-19 6-13 10-34 10-35 0-3-3-3-4-3-4 0-4 1-5 6-6 23-12 43-27 43-9 0-10-9-10-16 0-8 0-10 4-26 4-15 5-18 8-31 4-16 9-33 13-49 2-10 2-11 2-12 0-6-4-10-10-10-8 0-14 8-15 16zM94 113c-1 7-1 7-7 13-15 20-30 25-39 25-18 0-23-19-23-33 0-17 11-60 19-76 11-21 27-34 41-34 23 0 28 29 28 31s-1 4-1 6c-6 22-12 45-18 68z">
              <text:p/>
            </draw:path>
            <draw:path draw:style-name="gr4" draw:text-style-name="P3" draw:layer="layout" svg:width="0.08cm" svg:height="0.349cm" svg:x="4.263cm" svg:y="7.45cm" svg:viewBox="0 0 81 350" svg:d="M81 176c0-28-3-70-23-110-21-43-51-66-55-66-2 0-3 2-3 4 0 1 0 1 7 8 34 34 54 90 54 164 0 58-13 120-57 164-4 5-4 5-4 6 0 2 1 4 3 4 4 0 36-24 56-69 18-38 22-77 22-105z">
              <text:p/>
            </draw:path>
            <draw:path draw:style-name="gr4" draw:text-style-name="P3" draw:layer="layout" svg:width="0.037cm" svg:height="0.15cm" svg:x="4.507cm" svg:y="7.562cm" svg:viewBox="0 0 38 151" svg:d="M38 19c0-11-9-19-19-19s-19 8-19 19c0 10 9 18 19 18s19-8 19-18zM38 133c0-11-9-19-19-19s-19 8-19 19c0 10 9 18 19 18s19-8 19-18z">
              <text:p/>
            </draw:path>
            <draw:path draw:style-name="gr4" draw:text-style-name="P3" draw:layer="layout" svg:width="0.249cm" svg:height="0.255cm" svg:x="4.68cm" svg:y="7.474cm" svg:viewBox="0 0 250 256" svg:d="M115 0c-50 0-88 24-102 40-12 14-13 24-13 25 0 2 1 3 3 3 6 0 14-5 17-7 7-5 8-7 10-14 5-14 15-26 59-28-6 79-27 156-57 228-2 5-1 4-2 6 0 1 1 3 4 3 5 0 22-8 26-17 18-43 47-123 58-220 6 0 12 0 18 0 43 0 84 16 84 52 0 26-25 75-93 77-8 0-12 0-22 7-6 4-9 8-9 10s2 2 7 2c64 0 147-54 147-112 0-40-48-55-88-55-16 0-31 0-47 0z">
              <text:p/>
            </draw:path>
            <draw:path draw:style-name="gr4" draw:text-style-name="P3" draw:layer="layout" svg:width="0.168cm" svg:height="0.168cm" svg:x="5.017cm" svg:y="7.541cm" svg:viewBox="0 0 169 169" svg:d="M85 75c-23-23-47-47-70-70-5-4-5-5-8-5-4 0-7 3-7 7 0 2 0 3 4 7 24 24 47 47 71 71-24 23-47 46-71 70-4 4-4 5-4 7 0 4 3 7 7 7 3 0 3-1 8-5 23-24 46-47 69-70 24 24 49 48 73 73 1 0 3 2 5 2 5 0 7-3 7-7 0-1 0-2-1-4 0-1-56-56-73-73 21-22 43-43 64-65 2-2 7-6 9-8 0-1 1-3 1-5 0-4-2-7-7-7-2 0-4 1-8 5-23 23-46 47-69 70z">
              <text:p/>
            </draw:path>
            <draw:path draw:style-name="gr4" draw:text-style-name="P3" draw:layer="layout" svg:width="0.213cm" svg:height="0.237cm" svg:x="5.277cm" svg:y="7.474cm" svg:viewBox="0 0 214 238" svg:d="M111 125c3-4 3-5 3-6 0-2-2-3-3-5-24-35-48-69-72-103 27 0 54 0 81 0 60 0 77 12 85 68 3 0 6 0 9 0-3-26-7-53-10-79-65 0-130 0-195 0-9 0-9 0-9 8 29 42 58 84 87 127-28 31-56 63-84 94-3 4-3 4-3 5 0 4 3 4 9 4 65 0 130 0 195 0 3-27 7-55 10-82-3 0-6 0-9 0-7 58-30 67-86 67-32 0-65 0-97 0 30-33 59-65 89-98z">
              <text:p/>
            </draw:path>
            <draw:path draw:style-name="gr4" draw:text-style-name="P3" draw:layer="layout" svg:width="0.311cm" svg:height="0.182cm" svg:x="5.628cm" svg:y="7.534cm" svg:viewBox="0 0 312 183" svg:d="M273 99c-19 14-29 29-31 33-16 24-19 46-19 47 0 4 4 4 7 4 6 0 6-1 8-7 8-34 29-64 68-80 5-1 6-2 6-4 0-3-2-3-3-4-16-6-58-24-72-83-1-4-1-5-7-5-3 0-7 0-7 4 0 1 3 23 18 46 7 11 17 23 32 34-87 0-174 0-261 0-6 0-12 0-12 8 0 7 6 7 12 7 87 0 174 0 261 0z">
              <text:p/>
            </draw:path>
            <draw:path draw:style-name="gr4" draw:text-style-name="P3" draw:layer="layout" svg:width="0.249cm" svg:height="0.255cm" svg:x="6.065cm" svg:y="7.474cm" svg:viewBox="0 0 250 256" svg:d="M114 0c-49 0-87 24-101 40-12 14-13 24-13 25 0 2 1 3 3 3 6 0 14-5 17-7 7-5 8-7 10-14 5-14 15-26 59-28-6 79-27 156-57 228-2 5-1 4-2 6 0 1 1 3 4 3 5 0 22-8 26-17 18-43 47-123 58-220 6 0 12 0 18 0 43 0 84 16 84 52 0 26-25 75-94 77-7 0-11 0-21 7-6 4-9 8-9 10s2 2 7 2c64 0 147-54 147-112 0-40-48-55-88-55-16 0-32 0-48 0z">
              <text:p/>
            </draw:path>
            <draw:path draw:style-name="gr4" draw:text-style-name="P3" draw:layer="layout" svg:width="0.195cm" svg:height="0.216cm" svg:x="6.369cm" svg:y="7.503cm" svg:viewBox="0 0 196 217" svg:d="M196 13c0-6 0-13-7-13s-7 7-7 13c0 42 0 84 0 127 0 52-58 63-84 63-16 0-38-3-57-14-27-17-27-40-27-49 0-43 0-85 0-127 0-6 0-13-7-13s-7 7-7 13c0 43 0 85 0 128 0 53 54 76 98 76 46 0 98-25 98-75 0-43 0-86 0-129z">
              <text:p/>
            </draw:path>
            <draw:path draw:style-name="gr4" draw:text-style-name="P3" draw:layer="layout" svg:width="0.124cm" svg:height="0.349cm" svg:x="6.629cm" svg:y="7.45cm" svg:viewBox="0 0 125 350" svg:d="M74 47c0-14 9-37 48-39 1 0 3-2 3-4 0-4-3-4-7-4-35 0-67 18-67 44s0 53 0 80c0 14 0 25-14 36-13 11-26 11-34 12-2 0-3 1-3 4s2 3 6 3c23 2 40 13 44 31 1 3 1 4 1 17 0 23 0 46 0 69 0 15 0 26 17 39 13 11 36 15 50 15 4 0 7 0 7-4s-2-4-6-4c-22-1-39-13-44-30-1-4-1-4-1-17 0-24 0-49 0-74 0-16-3-22-14-32-7-7-17-11-27-13 29-9 41-25 41-45 0-28 0-56 0-84z">
              <text:p/>
            </draw:path>
            <draw:path draw:style-name="gr4" draw:text-style-name="P3" draw:layer="layout" svg:width="0.233cm" svg:height="0.232cm" svg:x="6.799cm" svg:y="7.479cm" svg:viewBox="0 0 234 233" svg:d="M124 13c0-7 0-13-7-13s-7 7-7 13c0 69 0 138 0 206-33 0-65 0-98 0-5 0-12 0-12 7s7 7 12 7c70 0 140 0 210 0 6 0 12 0 12-7s-6-7-12-7c-33 0-65 0-98 0 0-68 0-137 0-206z">
              <text:p/>
            </draw:path>
            <draw:path draw:style-name="gr4" draw:text-style-name="P3" draw:layer="layout" svg:width="0.124cm" svg:height="0.349cm" svg:x="7.078cm" svg:y="7.45cm" svg:viewBox="0 0 125 350" svg:d="M51 303c0 14-9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g>
          <svg:title>TexMaths</svg:title>
          <svg:desc>10§display§t_{\rm B}(q,a):
\mathcal{Q} \!\times\! \Sigma 
\to 
\mathcal{Q} \!\cup\! \{ \bot \}§svg§600§TRUE§</svg:desc>
          <draw:g>
            <draw:path draw:style-name="gr4" draw:text-style-name="P3" draw:layer="layout" svg:width="0.107cm" svg:height="0.221cm" svg:x="2.849cm" svg:y="11.495cm" svg:viewBox="0 0 108 222" svg:d="M64 80c11 0 22 0 33 0 7 0 11 0 11-8 0-3-4-3-10-3-10 0-21 0-31 0 13-50 15-57 15-59 0-6-5-10-11-10-1 0-11 1-14 13-4 19-9 37-13 56-11 0-22 0-33 0-7 0-11 0-11 6 0 5 3 5 10 5 10 0 21 0 31 0-26 98-27 104-27 110 0 19 13 32 32 32 36 0 56-50 56-53s-3-3-4-3c-3 0-3 1-5 5-15 35-34 44-46 44-7 0-11-5-11-16 0-9 1-11 2-17 9-34 17-68 26-102z">
              <text:p/>
            </draw:path>
            <draw:path draw:style-name="gr4" draw:text-style-name="P3" draw:layer="layout" svg:width="0.163cm" svg:height="0.166cm" svg:x="2.983cm" svg:y="11.6cm" svg:viewBox="0 0 164 167" svg:d="M0 0c0 3 0 5 0 8 2 0 3 0 5 0 19 0 20 3 20 12 0 42 0 84 0 127 0 8-1 11-20 11-2 0-3 0-5 0 0 3 0 6 0 9 35 0 69 0 104 0s60-22 60-45c0-21-22-39-52-42 24-5 44-20 44-39 0-22-25-41-60-41-32 0-64 0-96 0zM47 77c0-20 0-39 0-59 0-8 0-10 11-10 12 0 25 0 37 0 24 0 37 18 37 33 0 18-17 36-45 36-13 0-27 0-40 0zM58 158c-11 0-11-2-11-9 0-22 0-44 0-66 17 0 35 0 52 0 26 0 40 22 40 39 0 18-17 36-44 36-12 0-25 0-37 0z">
              <text:p/>
            </draw:path>
            <draw:path draw:style-name="gr4" draw:text-style-name="P3" draw:layer="layout" svg:width="0.08cm" svg:height="0.348cm" svg:x="3.217cm" svg:y="11.452cm" svg:viewBox="0 0 81 349" svg:d="M81 345c0-1 0-1-6-7-44-44-55-110-55-163 0-61 13-122 57-166 4-4 4-4 4-6s-1-3-3-3c-4 0-36 24-56 68-18 39-22 78-22 107 0 26 3 69 23 108 21 43 51 66 55 66 2 0 3-1 3-4z">
              <text:p/>
            </draw:path>
            <draw:path draw:style-name="gr4" draw:text-style-name="P3" draw:layer="layout" svg:width="0.144cm" svg:height="0.22cm" svg:x="3.332cm" svg:y="11.56cm" svg:viewBox="0 0 145 221" svg:d="M145 4c0-2-1-4-3-4-4 0-18 14-24 24-8-19-22-24-33-24-41 0-85 52-85 102 0 35 21 56 47 56 15 0 29-8 41-21-3 13-14 59-15 62-3 10-6 11-26 12-4 0-8 0-8 7 2 1 0 3 5 3 11 0 23-1 35-1s24 1 36 1c2 0 6 0 6-7 0-3-3-3-9-3-17 0-17-3-17-6s1-5 2-8c16-64 32-129 48-193zM48 151c-21 0-23-27-23-33 0-17 11-55 17-70 10-26 29-41 43-41 23 0 28 29 28 31s-19 79-20 80c-6 10-25 33-45 33z">
              <text:p/>
            </draw:path>
            <draw:path draw:style-name="gr4" draw:text-style-name="P3" draw:layer="layout" svg:width="0.04cm" svg:height="0.104cm" svg:x="3.518cm" svg:y="11.676cm" svg:viewBox="0 0 41 105" svg:d="M41 37c0-23-9-37-22-37-12 0-19 9-19 19 0 9 7 19 19 19 4 0 9-2 12-5 1-1 1-1 2-1 0 2 0 0 0 5 0 26-11 47-23 59-4 3-4 4-4 5 0 3 1 4 3 4 4 0 32-27 32-68z">
              <text:p/>
            </draw:path>
            <draw:path draw:style-name="gr4" draw:text-style-name="P3" draw:layer="layout" svg:width="0.16cm" svg:height="0.157cm" svg:x="3.658cm" svg:y="11.56cm" svg:viewBox="0 0 161 158" svg:d="M117 22c-6-13-16-22-32-22-41 0-85 51-85 102 0 33 19 56 47 56 7 0 24-1 46-26 2 15 15 26 31 26 13 0 21-8 26-19 6-13 11-34 11-35 0-3-3-3-4-3-4 0-4 1-5 6-6 23-12 44-27 44-9 0-10-9-10-16 0-8 0-11 4-26s5-19 8-32c4-17 9-33 13-49 2-10 2-10 2-12 0-6-4-9-10-9-9 0-14 8-15 15zM94 113c-1 6-1 7-7 13-15 19-30 25-39 25-18 0-23-20-23-33 0-18 11-61 19-77 11-21 27-34 41-34 23 0 28 29 28 31s-1 4-1 6c-6 23-12 46-18 69z">
              <text:p/>
            </draw:path>
            <draw:path draw:style-name="gr4" draw:text-style-name="P3" draw:layer="layout" svg:width="0.08cm" svg:height="0.348cm" svg:x="3.85cm" svg:y="11.452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4" draw:text-style-name="P3" draw:layer="layout" svg:width="0.036cm" svg:height="0.15cm" svg:x="4.094cm" svg:y="11.564cm" svg:viewBox="0 0 37 151" svg:d="M37 18c0-10-8-18-18-18s-19 8-19 18 9 19 19 19 18-9 18-19zM37 132c0-10-8-19-18-19s-19 9-19 19 9 19 19 19 18-9 18-19z">
              <text:p/>
            </draw:path>
            <draw:path draw:style-name="gr4" draw:text-style-name="P3" draw:layer="layout" svg:width="0.236cm" svg:height="0.288cm" svg:x="4.299cm" svg:y="11.468cm" svg:viewBox="0 0 237 289" svg:d="M39 236c-7 0-11 0-20 5-3 2-11 7-11 11 0 3 2 3 4 3 23 1 37 4 73 16 24 9 49 18 77 18 41 0 75-36 75-51 0-1-2-2-3-2-4 0-11 2-17 6-8 6-9 8-10 13-5 14-13 15-22 15-23 0-39-6-90-23 61-17 138-77 138-161 0-48-26-86-78-86-72 0-155 73-155 146 0 36 22 64 61 64 36 0 76-23 76-32 0-2-3-2-4-2-5 0-11 4-16 6-14 8-29 9-33 9-31 0-54-24-54-60 0-44 39-112 102-112 44 0 71 35 71 82 0 34-15 74-48 102-23 21-49 33-106 33-3 0-7 0-10 0z">
              <text:p/>
            </draw:path>
            <draw:path draw:style-name="gr4" draw:text-style-name="P3" draw:layer="layout" svg:width="0.169cm" svg:height="0.167cm" svg:x="4.617cm" svg:y="11.543cm" svg:viewBox="0 0 170 168" svg:d="M85 74c-23-23-47-46-70-69-4-5-5-5-8-5s-7 3-7 7c0 2 1 3 5 7 23 23 47 46 70 70-23 23-47 46-70 70-4 4-5 5-5 7 0 4 4 7 7 7s4 0 8-5c23-23 47-46 70-69 24 24 49 48 73 72 0 1 3 2 5 2 4 0 7-3 7-7 0-2 0-2-1-4-25-25-56-55-74-73 21-22 43-43 64-64 2-2 8-7 9-9 1-1 2-2 2-4 0-4-3-7-7-7-3 0-4 1-8 5-23 23-47 46-70 69z">
              <text:p/>
            </draw:path>
            <draw:path draw:style-name="gr4" draw:text-style-name="P3" draw:layer="layout" svg:width="0.213cm" svg:height="0.238cm" svg:x="4.877cm" svg:y="11.475cm" svg:viewBox="0 0 214 239" svg:d="M111 125c3-3 2-4 3-5 0-2-1-4-2-5-24-35-48-69-72-104 27 0 54 0 81 0 59 0 77 13 84 68 3 0 6 0 9 0-3-26-7-53-10-79-65 0-130 0-195 0-8 0-9 0-9 8 29 42 59 84 88 127-28 31-56 63-84 94-4 4-4 5-4 6 0 3 4 4 9 4 65 0 130 0 195 0 3-27 7-55 10-82-3 0-6 0-9 0-6 57-30 67-85 67-32 0-65 0-97 0 29-33 59-66 88-99z">
              <text:p/>
            </draw:path>
            <draw:path draw:style-name="gr4" draw:text-style-name="P3" draw:layer="layout" svg:width="0.311cm" svg:height="0.18cm" svg:x="5.228cm" svg:y="11.536cm" svg:viewBox="0 0 312 181" svg:d="M274 98c-19 15-29 29-32 34-16 24-12 30-18 45 0 4 4 4 7 4 6 0 6 0 7-6 8-34 29-63 69-79 4-2 5-3 5-5s-2-4-3-4c-15-6-58-23-71-82-1-4-1-5-7-5-3 0-7 0-7 4 0 1 3 23 18 46 7 11 17 23 32 34-87 0-174 0-261 0-7 0-13 0-13 7s6 7 13 7c87 0 174 0 261 0z">
              <text:p/>
            </draw:path>
            <draw:path draw:style-name="gr4" draw:text-style-name="P3" draw:layer="layout" svg:width="0.236cm" svg:height="0.288cm" svg:x="5.697cm" svg:y="11.468cm" svg:viewBox="0 0 237 289" svg:d="M39 236c-7 0-10 0-19 5-3 2-11 7-11 11 0 3 1 3 3 3 24 1 38 4 73 16 24 9 49 18 77 18 41 0 75-36 75-51 0-1-1-2-3-2-3 0-11 2-16 6-8 6-9 8-11 13-5 14-12 15-22 15-23 0-39-6-89-23 60-17 137-77 137-161 0-48-26-86-78-86-71 0-155 73-155 146 0 36 23 64 62 64 35 0 75-23 75-32 0-2-2-2-4-2-5 0-11 4-16 6-14 8-29 9-32 9-32 0-55-24-55-60 0-44 40-112 102-112 45 0 71 35 71 82 0 34-14 74-48 102-22 21-48 33-106 33-3 0-7 0-10 0z">
              <text:p/>
            </draw:path>
            <draw:path draw:style-name="gr4" draw:text-style-name="P3" draw:layer="layout" svg:width="0.194cm" svg:height="0.215cm" svg:x="5.984cm" svg:y="11.505cm" svg:viewBox="0 0 195 216" svg:d="M195 13c0-7 0-13-7-13s-7 6-7 13c0 42 0 84 0 127 0 51-57 62-84 62-16 0-38-3-56-15-27-16-27-38-27-48 0-42 0-84 0-126 0-7 0-13-7-13s-7 6-7 13c0 43 0 85 0 128 0 52 53 75 97 75 46 0 98-24 98-75 0-43 0-85 0-128z">
              <text:p/>
            </draw:path>
            <draw:path draw:style-name="gr4" draw:text-style-name="P3" draw:layer="layout" svg:width="0.124cm" svg:height="0.348cm" svg:x="6.243cm" svg:y="11.452cm" svg:viewBox="0 0 125 349" svg:d="M74 47c0-14 10-37 48-39 2-1 3-2 3-4 0-4-3-4-7-4-35 0-67 18-67 44s0 53 0 80c0 13 0 24-14 36-12 10-26 11-34 11-1 0-3 2-3 4s2 2 6 3c23 1 40 14 44 31 1 4 1 5 1 17 0 23 0 46 0 69 0 15 0 26 17 40 13 10 37 14 50 14 4 0 7 0 7-4 0-3-2-3-6-4-22-1-39-12-44-30-1-3-1-4-1-17 0-24 0-48 0-73 0-16-3-21-14-33-8-7-17-11-27-13 29-8 41-24 41-44 0-28 0-56 0-84z">
              <text:p/>
            </draw:path>
            <draw:path draw:style-name="gr4" draw:text-style-name="P3" draw:layer="layout" svg:width="0.234cm" svg:height="0.232cm" svg:x="6.413cm" svg:y="11.481cm" svg:viewBox="0 0 235 233" svg:d="M124 12c0-6 0-12-7-12s-7 7-7 12c0 69 0 138 0 206-32 0-65 0-97 0-6 0-13 0-13 7s7 8 13 8c70 0 139 0 209 0 6 0 13 0 13-8 0-7-7-7-13-7-33 0-65 0-98 0 0-68 0-137 0-206z">
              <text:p/>
            </draw:path>
            <draw:path draw:style-name="gr4" draw:text-style-name="P3" draw:layer="layout" svg:width="0.124cm" svg:height="0.348cm" svg:x="6.692cm" svg:y="11.452cm" svg:viewBox="0 0 125 349" svg:d="M51 302c0 14-9 37-48 39-1 1-3 2-3 4 0 4 4 4 7 4 34 0 67-17 67-44 0-26 0-53 0-80 0-13 0-24 14-36 13-10 26-11 34-11 2-1 3-2 3-3 0-4-2-4-6-4-23-1-40-14-44-31-1-4-1-5-1-17 0-23 0-46 0-69 0-15 0-26-16-40-15-11-39-14-51-14-3 0-7 0-7 4 0 3 2 3 6 4 22 1 39 12 44 30 1 3 1 4 1 17 0 24 0 48 0 73 0 16 3 21 14 33 7 7 17 11 27 14-28 7-41 23-41 43 0 28 0 56 0 84z">
              <text:p/>
            </draw:path>
          </draw:g>
        </draw:g>
        <draw:g>
          <svg:title>TexMaths</svg:title>
          <svg:desc>10§display§t(p,q,a):
\mathcal{P} \!\times\! \mathcal{Q} \!\times\! \Sigma
\to
(\mathcal{P} \!\times\! \mathcal{Q}) \cup \{\bot\}§svg§600§TRUE§</svg:desc>
          <draw:g>
            <draw:path draw:style-name="gr4" draw:text-style-name="P3" draw:layer="layout" svg:width="0.107cm" svg:height="0.221cm" svg:x="10.844cm" svg:y="7.891cm" svg:viewBox="0 0 108 222" svg:d="M65 79c11 0 22 0 33 0 7 0 10 0 10-7 0-4-3-4-10-4-10 0-21 0-31 0 13-50 15-57 15-59 0-6-4-9-10-9-1 0-11 0-14 12-5 19-9 37-14 56-11 0-22 0-33 0-7 0-11 0-11 7 0 4 3 4 10 4 10 0 21 0 31 0-25 99-27 105-27 111 0 19 14 32 33 32 35 0 55-50 55-53s-2-3-4-3c-3 0-3 1-5 4-15 36-34 44-46 44-7 0-11-4-11-16 0-8 1-10 3-16 9-35 17-69 26-103z">
              <text:p/>
            </draw:path>
            <draw:path draw:style-name="gr4" draw:text-style-name="P3" draw:layer="layout" svg:width="0.08cm" svg:height="0.349cm" svg:x="10.998cm" svg:y="7.847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183cm" svg:height="0.221cm" svg:x="11.088cm" svg:y="7.955cm" svg:viewBox="0 0 184 222" svg:d="M28 197c-3 12-4 14-19 14-5 0-9 0-9 7 0 3 2 4 5 4 10 0 20-1 30-1 11 0 23 1 34 1 2 0 7 0 7-7 0-4-4-4-9-4-17 0-17-2-17-5 0-5 14-61 17-69 4 10 14 22 32 22 41 0 85-51 85-103 0-33-20-56-47-56-17 0-34 13-46 26-3-18-18-26-31-26-17 0-23 14-26 20-7 12-11 33-11 34 0 4 3 4 4 4 3 0 4-1 6-8 6-25 13-42 25-42 6 0 11 3 11 16 0 8-1 12-2 18-13 52-26 104-39 155zM89 46c3-10 12-20 19-25 12-11 22-13 28-13 14 0 23 12 23 33s-12 61-18 74c-12 25-29 36-42 36-23 0-28-29-28-31 0-1 0-1 1-6 6-23 11-46 17-68z">
              <text:p/>
            </draw:path>
            <draw:path draw:style-name="gr4" draw:text-style-name="P3" draw:layer="layout" svg:width="0.04cm" svg:height="0.104cm" svg:x="11.307cm" svg:y="8.072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3" draw:layer="layout" svg:width="0.144cm" svg:height="0.221cm" svg:x="11.447cm" svg:y="7.955cm" svg:viewBox="0 0 145 222" svg:d="M145 4c0-1-2-3-4-3-4 0-18 14-24 24-8-19-21-25-33-25-41 0-84 52-84 103 0 34 20 56 46 56 15 0 29-8 42-21-4 12-15 59-16 62-3 10-6 11-25 11-5 0-9 0-9 7 0 1 0 4 5 4 11 0 24-1 35-1 12 0 25 1 36 1 2 0 7 0 7-7 0-4-4-4-9-4-17 0-17-2-17-5s0-5 1-8c16-64 33-129 49-194zM47 151c-21 0-22-27-22-33 0-16 10-55 16-69 11-26 29-41 43-41 23 0 28 28 28 31 0 2-19 79-20 80-5 10-25 32-45 32z">
              <text:p/>
            </draw:path>
            <draw:path draw:style-name="gr4" draw:text-style-name="P3" draw:layer="layout" svg:width="0.041cm" svg:height="0.104cm" svg:x="11.632cm" svg:y="8.072cm" svg:viewBox="0 0 42 105" svg:d="M42 37c0-23-9-37-23-37-12 0-19 9-19 19 0 9 7 18 19 18 4 0 9-1 12-4 1-1 1-1 2-1 0 2 1 0 1 5 0 26-12 47-24 58-4 4-4 5-4 6 0 2 2 4 4 4 3 0 32-27 32-68z">
              <text:p/>
            </draw:path>
            <draw:path draw:style-name="gr4" draw:text-style-name="P3" draw:layer="layout" svg:width="0.16cm" svg:height="0.158cm" svg:x="11.772cm" svg:y="7.955cm" svg:viewBox="0 0 161 159" svg:d="M117 23c-6-13-16-23-32-23-41 0-85 52-85 103 0 33 20 56 47 56 7 0 25-1 46-26 3 14 15 26 32 26 12 0 20-8 26-19 6-13 10-34 10-35 0-3-3-3-4-3-3 0-4 1-5 6-6 23-12 43-26 43-10 0-11-9-11-16 0-8 1-10 5-26 3-15 4-18 7-31 4-16 9-33 13-49 2-10 2-11 2-12 0-6-4-10-10-10-8 0-13 8-15 16zM95 113c-2 7-2 7-7 13-16 20-30 25-40 25-18 0-23-19-23-33 0-17 12-60 20-76 11-21 26-34 40-34 23 0 28 29 28 31s0 4-1 6c-6 22-11 45-17 68z">
              <text:p/>
            </draw:path>
            <draw:path draw:style-name="gr4" draw:text-style-name="P3" draw:layer="layout" svg:width="0.081cm" svg:height="0.349cm" svg:x="11.964cm" svg:y="7.847cm" svg:viewBox="0 0 82 350" svg:d="M82 175c0-27-4-69-23-109-22-43-52-66-55-66-2 0-4 2-4 4 0 1 0 1 7 8 34 34 54 90 54 163 0 59-13 121-56 165-5 5-5 5-5 6 0 2 2 4 4 4 3 0 35-24 56-69 17-38 22-77 22-106z">
              <text:p/>
            </draw:path>
            <draw:path draw:style-name="gr4" draw:text-style-name="P3" draw:layer="layout" svg:width="0.036cm" svg:height="0.15cm" svg:x="12.209cm" svg:y="7.959cm" svg:viewBox="0 0 37 151" svg:d="M37 19c0-11-9-19-19-19s-18 8-18 19c0 10 8 18 18 18s19-8 19-18zM37 133c0-11-9-19-19-19s-18 8-18 19c0 10 8 18 18 18s19-8 19-18z">
              <text:p/>
            </draw:path>
            <draw:path draw:style-name="gr4" draw:text-style-name="P3" draw:layer="layout" svg:width="0.249cm" svg:height="0.255cm" svg:x="12.381cm" svg:y="7.871cm" svg:viewBox="0 0 250 256" svg:d="M115 0c-50 0-87 24-102 40-12 14-13 24-13 25 0 2 1 3 4 3 5 0 13-5 16-7 7-5 8-7 11-14 5-14 14-26 59-28-7 79-28 156-57 228-2 5-1 4-2 6 0 1 1 3 3 3 6 0 23-8 26-17 19-43 48-123 58-220 6 0 12 0 18 0 43 0 84 16 84 52 0 26-25 75-93 77-7 0-11 0-21 7-7 4-9 8-9 10s2 2 6 2c64 0 147-54 147-112 0-40-47-55-88-55-16 0-31 0-47 0z">
              <text:p/>
            </draw:path>
            <draw:path draw:style-name="gr4" draw:text-style-name="P3" draw:layer="layout" svg:width="0.169cm" svg:height="0.168cm" svg:x="12.718cm" svg:y="7.938cm" svg:viewBox="0 0 170 169" svg:d="M85 75c-23-23-47-47-70-70-4-4-5-5-8-5s-7 3-7 7c0 2 1 3 5 7 23 23 47 47 70 70-23 23-47 47-70 71-4 4-5 5-5 7 0 4 4 7 7 7s4-1 8-5c23-24 47-47 70-70 24 24 49 48 73 73 2 0 3 2 5 2 4 0 7-3 7-7 0-1 0-2-1-4-1-1-56-56-74-74 21-21 43-43 64-64 2-2 7-6 9-8 0-1 2-3 2-5 0-4-3-7-7-7-3 0-4 1-8 5-23 23-47 47-70 70z">
              <text:p/>
            </draw:path>
            <draw:path draw:style-name="gr4" draw:text-style-name="P3" draw:layer="layout" svg:width="0.236cm" svg:height="0.289cm" svg:x="12.999cm" svg:y="7.863cm" svg:viewBox="0 0 237 290" svg:d="M39 236c-7 0-11 0-20 6-2 1-11 7-11 11 0 3 2 3 4 3 23 1 38 4 73 16 24 9 49 18 77 18 41 0 75-36 75-51 0-2-1-3-3-3-4 0-11 3-17 7-8 5-9 8-10 12-5 14-13 15-22 15-23 0-39-5-90-22 61-18 138-77 138-162 0-47-26-86-78-86-72 0-155 73-155 146 0 37 22 64 61 64 36 0 76-22 76-30 0-2-3-2-4-2-5 0-11 3-16 6-14 7-29 7-33 7-31 0-54-23-54-60 0-43 40-112 102-112 44 0 71 35 71 82 0 35-15 74-48 103-23 20-48 32-106 32-3 0-7 0-10 0z">
              <text:p/>
            </draw:path>
            <draw:path draw:style-name="gr4" draw:text-style-name="P3" draw:layer="layout" svg:width="0.168cm" svg:height="0.168cm" svg:x="13.318cm" svg:y="7.938cm" svg:viewBox="0 0 169 169" svg:d="M85 75c-24-23-47-47-71-70-4-4-5-5-7-5-4 0-7 3-7 7 0 2 0 3 4 7 23 23 47 47 70 70-23 23-47 47-70 71-4 4-4 5-4 7 0 4 3 7 7 7 2 0 3-1 7-5 23-24 47-47 70-70 24 24 49 48 73 73 1 0 3 2 5 2 4 0 7-3 7-7 0-1 0-2-1-4 0-1-56-56-74-74 22-21 43-43 65-64 1-2 7-6 9-8 0-1 1-3 1-5 0-4-3-7-7-7-3 0-4 1-8 5-23 23-46 47-69 70z">
              <text:p/>
            </draw:path>
            <draw:path draw:style-name="gr4" draw:text-style-name="P3" draw:layer="layout" svg:width="0.213cm" svg:height="0.237cm" svg:x="13.578cm" svg:y="7.871cm" svg:viewBox="0 0 214 238" svg:d="M111 125c4-4 4-5 4-6 0-2-2-3-3-5-24-35-48-69-72-103 27 0 54 0 81 0 60 0 77 12 85 68 3 0 5 0 8 0-3-26-6-53-9-79-65 0-130 0-195 0-9 0-10 0-10 8 29 42 59 84 88 127-28 31-56 63-84 94-3 4-3 4-3 5 0 4 3 4 9 4 65 0 130 0 195 0 3-27 6-55 9-82-3 0-5 0-8 0-7 58-31 67-86 67-32 0-65 0-97 0 29-33 59-65 88-98z">
              <text:p/>
            </draw:path>
            <draw:path draw:style-name="gr4" draw:text-style-name="P3" draw:layer="layout" svg:width="0.312cm" svg:height="0.182cm" svg:x="13.928cm" svg:y="7.931cm" svg:viewBox="0 0 313 183" svg:d="M274 99c-19 14-29 29-31 33-16 24-19 46-19 47 0 4 4 4 7 4 6 0 6-1 8-7 8-34 29-64 68-80 4-1 6-3 6-5 0-3-2-2-3-3-16-6-58-24-72-83-1-4-1-5-7-5-3 0-7 0-7 4 0 1 3 23 18 46 7 11 17 23 32 34-87 0-174 0-261 0-6 0-13-1-13 7 0 7 7 8 13 8 87 0 174 0 261 0z">
              <text:p/>
            </draw:path>
            <draw:path draw:style-name="gr4" draw:text-style-name="P3" draw:layer="layout" svg:width="0.081cm" svg:height="0.349cm" svg:x="14.393cm" svg:y="7.847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4" draw:text-style-name="P3" draw:layer="layout" svg:width="0.249cm" svg:height="0.255cm" svg:x="14.502cm" svg:y="7.871cm" svg:viewBox="0 0 250 256" svg:d="M115 0c-49 0-87 24-101 40-13 14-14 24-14 25 0 2 2 3 4 3 5 0 13-5 16-7 8-5 9-7 11-14 5-14 15-26 59-28-6 79-28 156-57 228-2 5-1 4-2 6 0 1 1 3 3 3 6 0 23-8 27-17 18-43 47-123 57-220 6 0 13 0 19 0 42 0 84 16 84 52 0 26-26 75-94 77-7 0-11 0-21 7-6 4-9 8-9 10s2 2 7 2c64 0 146-54 146-112 0-40-47-55-88-55-16 0-31 0-47 0z">
              <text:p/>
            </draw:path>
            <draw:path draw:style-name="gr4" draw:text-style-name="P3" draw:layer="layout" svg:width="0.169cm" svg:height="0.168cm" svg:x="14.839cm" svg:y="7.938cm" svg:viewBox="0 0 170 169" svg:d="M85 75c-23-23-47-47-70-70-4-4-5-5-8-5s-7 3-7 7c0 2 1 3 5 7 23 23 47 47 70 70-23 23-47 47-70 71-4 4-5 5-5 7 0 4 4 7 7 7s4-1 8-5c23-24 47-47 70-70 24 24 49 48 73 73 2 0 3 2 5 2 4 0 7-3 7-7 0-1 0-2-1-4 0-1-56-56-74-74 22-21 43-43 65-64 1-2 7-6 8-8 1-1 2-3 2-5 0-4-3-7-7-7-3 0-4 1-8 5-23 23-47 47-70 70z">
              <text:p/>
            </draw:path>
            <draw:path draw:style-name="gr4" draw:text-style-name="P3" draw:layer="layout" svg:width="0.236cm" svg:height="0.289cm" svg:x="15.12cm" svg:y="7.863cm" svg:viewBox="0 0 237 290" svg:d="M39 236c-7 0-11 0-19 6-3 1-12 7-12 11 0 3 2 3 4 3 23 1 38 4 73 16 24 9 49 18 77 18 41 0 75-36 75-51 0-2-1-3-3-3-4 0-11 3-17 7-8 5-8 8-10 12-5 14-12 15-22 15-23 0-39-5-90-22 61-18 138-77 138-162 0-47-26-86-78-86-71 0-155 73-155 146 0 37 22 64 61 64 36 0 76-22 76-30 0-2-2-2-4-2-5 0-11 3-16 6-14 7-29 7-32 7-32 0-55-23-55-60 0-43 40-112 102-112 44 0 71 35 71 82 0 35-14 74-48 103-23 20-48 32-106 32-3 0-7 0-10 0z">
              <text:p/>
            </draw:path>
            <draw:path draw:style-name="gr4" draw:text-style-name="P3" draw:layer="layout" svg:width="0.08cm" svg:height="0.349cm" svg:x="15.388cm" svg:y="7.847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4" draw:text-style-name="P3" draw:layer="layout" svg:width="0.194cm" svg:height="0.216cm" svg:x="15.602cm" svg:y="7.9cm" svg:viewBox="0 0 195 217" svg:d="M195 13c0-6 0-13-7-13s-7 7-7 13c0 42 0 84 0 127 0 52-57 63-84 63-15 0-38-3-56-14-27-17-27-40-27-49 0-43 0-85 0-127 0-6 0-13-7-13s-7 7-7 13c0 43 0 85 0 128 0 53 53 76 97 76 46 0 98-25 98-75 0-43 0-86 0-129z">
              <text:p/>
            </draw:path>
            <draw:path draw:style-name="gr4" draw:text-style-name="P3" draw:layer="layout" svg:width="0.124cm" svg:height="0.349cm" svg:x="15.92cm" svg:y="7.847cm" svg:viewBox="0 0 125 350" svg:d="M74 47c0-14 9-37 48-39 1 0 3-2 3-4 0-4-3-4-7-4-35 0-67 18-67 44s0 53 0 80c0 14 0 25-14 36-13 11-26 11-34 12-2 0-3 1-3 3 0 4 2 4 6 4 23 2 40 13 44 31 1 3 1 4 1 17 0 23 0 46 0 69 0 15 0 26 16 39 14 11 37 15 51 15 4 0 7 0 7-4s-2-4-6-4c-22-1-39-13-44-30-1-4-1-4-1-17 0-24 0-49 0-74 0-16-3-22-14-32-7-7-18-11-27-14 28-8 41-24 41-44 0-28 0-56 0-84z">
              <text:p/>
            </draw:path>
            <draw:path draw:style-name="gr4" draw:text-style-name="P3" draw:layer="layout" svg:width="0.233cm" svg:height="0.232cm" svg:x="16.09cm" svg:y="7.876cm" svg:viewBox="0 0 234 233" svg:d="M124 13c0-7 0-13-7-13s-7 7-7 13c0 69 0 138 0 206-33 0-65 0-98 0-5 0-12 0-12 7s7 7 12 7c70 0 140 0 210 0 6 0 12 0 12-7s-6-7-12-7c-33 0-65 0-98 0 0-68 0-137 0-206z">
              <text:p/>
            </draw:path>
            <draw:path draw:style-name="gr4" draw:text-style-name="P3" draw:layer="layout" svg:width="0.124cm" svg:height="0.349cm" svg:x="16.369cm" svg:y="7.847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66" draw:text-style-name="P2" draw:layer="layout" svg:width="3.368cm" svg:height="0.395cm" svg:x="1.203cm" svg:y="13.804cm">
          <draw:text-box>
            <text:p><text:span text:style-name="T2">[information mapping]</text:span></text:p>
          </draw:text-box>
        </draw:frame>
        <draw:g>
          <svg:title>TexMaths</svg:title>
          <svg:desc>10§display§\mathcal{L}(p,q) 
=
\left\{
a
\,\middle|\,
t(p,q,a) \neq \bot
\right\}§svg§600§TRUE§</svg:desc>
          <draw:g>
            <draw:path draw:style-name="gr4" draw:text-style-name="P3" draw:layer="layout" svg:width="0.219cm" svg:height="0.253cm" svg:x="1.45cm" svg:y="14.373cm" svg:viewBox="0 0 220 254" svg:d="M53 214c19-29 25-51 29-70 12-48 26-90 48-115 4-4 7-7 18-7 24 0 25 24 25 29 0 6-2 11-2 13s1 1 2 2c6 0 16-4 24-10 7-5 10-8 10-23 0-19-10-33-30-33-11 0-42 3-76 37-28 29-45 92-52 119-6 24-9 34-19 55-3 4-12 19-17 24-9 9-13 15-13 17 1 1 1 2 3 2s9-2 18-7c6-4 7-5 15-13 18 0 30 3 52 10 18 5 36 10 54 10 28 0 57-22 68-37 7-9 10-18 10-19 0-3-2-2-3-3-6 0-14 4-20 8-9 6-10 8-12 14s-4 9-6 11c-2 4-3 4-8 4-17 0-34-5-58-11-9-3-29-9-46-9-5 0-10 0-14 2z">
              <text:p/>
            </draw:path>
            <draw:path draw:style-name="gr4" draw:text-style-name="P3" draw:layer="layout" svg:width="0.081cm" svg:height="0.349cm" svg:x="1.716cm" svg:y="14.357cm" svg:viewBox="0 0 82 350" svg:d="M82 346c0-1 0-1-6-7-44-45-55-111-55-163 0-62 13-123 56-166 5-5 5-5 5-6 0-3-1-4-3-4-4 0-36 24-56 69-18 38-23 77-23 107 0 26 4 68 24 108 21 43 51 66 55 66 2 0 3-1 3-4z">
              <text:p/>
            </draw:path>
            <draw:path draw:style-name="gr4" draw:text-style-name="P3" draw:layer="layout" svg:width="0.183cm" svg:height="0.221cm" svg:x="1.807cm" svg:y="14.465cm" svg:viewBox="0 0 184 222" svg:d="M27 197c-3 12-3 14-19 14-4 0-8 0-8 7 0 3 2 4 5 4 9 0 19-1 29-1 12 0 24 1 35 1 2 0 6 0 6-7 0-4-3-4-8-4-18 0-18-2-18-5 0-5 15-61 18-69 4 10 14 22 32 22 41 0 85-51 85-103 0-33-20-56-47-56-18 0-35 13-46 26-4-18-19-26-32-26-16 0-23 14-26 20-6 12-11 33-11 34 0 4 3 3 4 4 4 0 4-1 6-8 6-25 13-42 26-42 6 0 11 3 11 16 0 8-1 12-2 18-13 52-27 104-40 155zM89 46c2-10 12-20 18-25 13-11 23-13 29-13 14 0 22 12 22 33s-11 61-18 74c-12 25-28 36-41 36-24 0-28-29-28-31 0-1 0-1 1-6 6-23 11-46 17-68z">
              <text:p/>
            </draw:path>
            <draw:path draw:style-name="gr4" draw:text-style-name="P3" draw:layer="layout" svg:width="0.041cm" svg:height="0.104cm" svg:x="2.025cm" svg:y="14.582cm" svg:viewBox="0 0 42 105" svg:d="M42 37c0-23-9-37-23-37-12 0-19 9-19 19 0 9 7 18 19 18 4 0 9-1 12-4 1-1 1-1 2-1 0 2 1 0 1 5 0 26-13 47-24 58-4 4-4 5-4 6 0 2 2 4 4 4 3 0 32-27 32-68z">
              <text:p/>
            </draw:path>
            <draw:path draw:style-name="gr4" draw:text-style-name="P3" draw:layer="layout" svg:width="0.144cm" svg:height="0.221cm" svg:x="2.165cm" svg:y="14.465cm" svg:viewBox="0 0 145 222" svg:d="M145 4c0-1-1-3-3-3-4 0-18 14-24 24-8-19-22-25-33-25-41 0-85 52-85 103 0 34 21 56 47 56 15 0 29-8 41-21-3 12-14 59-16 62-2 10-5 11-25 11-4 0-8 0-8 7 0 1 0 4 5 4 11 0 23-1 35-1s24 1 36 1c2 0 6 0 6-7 0-4-3-4-9-4-17 0-17-2-17-5s1-5 2-8c16-64 32-129 48-194zM48 151c-21 0-23-27-23-33 0-16 11-55 17-69 10-26 29-41 43-41 23 0 28 28 28 31 0 2-19 79-21 80-5 10-24 32-44 32z">
              <text:p/>
            </draw:path>
            <draw:path draw:style-name="gr4" draw:text-style-name="P3" draw:layer="layout" svg:width="0.08cm" svg:height="0.349cm" svg:x="2.341cm" svg:y="14.357cm" svg:viewBox="0 0 81 350" svg:d="M81 176c0-28-3-70-23-110-21-43-51-66-55-66-2 0-3 2-3 4 0 1 0 1 7 8 34 34 54 90 54 164 0 58-13 120-57 164-4 5-4 5-4 6 0 2 1 4 3 4 4 0 36-24 56-69 18-38 22-77 22-105z">
              <text:p/>
            </draw:path>
            <draw:path draw:style-name="gr4" draw:text-style-name="P3" draw:layer="layout" svg:width="0.232cm" svg:height="0.082cm" svg:x="2.575cm" svg:y="14.491cm" svg:viewBox="0 0 233 83" svg:d="M222 15c5 0 11-1 11-8s-6-7-11-7c-70 0-141 0-211 0-5 0-11 0-11 7s6 8 12 8c70 0 140 0 210 0zM222 83c5 0 11 0 11-7 0-8-6-8-11-8-70 0-140 0-210 0-6 0-12 0-12 8 0 7 6 7 11 7 70 0 141 0 211 0z">
              <text:p/>
            </draw:path>
            <draw:path draw:style-name="gr4" draw:text-style-name="P3" draw:layer="layout" svg:width="0.124cm" svg:height="0.349cm" svg:x="2.951cm" svg:y="14.357cm" svg:viewBox="0 0 125 350" svg:d="M74 47c0-14 10-37 48-39 2 0 3-2 3-4 0-4-3-4-7-4-35 0-67 18-67 44s0 53 0 80c0 14 0 25-14 36-12 11-26 11-33 12-2 0-4 1-4 4s2 3 6 3c23 2 40 13 44 31 1 3 1 4 1 17 0 23 0 46 0 69 0 15 0 26 17 39 14 11 37 15 50 15 4 0 7 0 7-4s-2-4-6-4c-22-1-39-13-43-30-2-4-2-4-2-17 0-24 0-49 0-74 0-16-2-21-14-32-7-7-17-11-27-13 29-9 41-25 41-45 0-28 0-56 0-84z">
              <text:p/>
            </draw:path>
            <draw:path draw:style-name="gr4" draw:text-style-name="P3" draw:layer="layout" svg:width="0.16cm" svg:height="0.158cm" svg:x="3.116cm" svg:y="14.465cm" svg:viewBox="0 0 161 159" svg:d="M117 23c-7-13-17-23-33-23-41 0-84 52-84 103 0 33 19 56 47 56 7 0 24-1 45-26 3 14 15 26 32 26 12 0 21-8 26-19 6-13 11-34 11-35 0-3-3-3-4-3-4 0-4 1-5 6-6 23-13 43-27 43-10 0-11-9-11-16 0-8 1-10 5-26 4-15 4-18 8-31 4-16 8-33 12-49 3-10 3-11 3-12 0-6-4-10-10-10-9 0-14 8-15 16zM94 113c-2 7-2 7-7 13-16 20-30 25-40 25-17 0-22-19-22-33 0-17 11-60 19-76 11-21 27-34 41-34 23 0 28 29 28 31s-1 4-1 6c-6 22-12 45-18 68z">
              <text:p/>
            </draw:path>
            <draw:path draw:style-name="gr4" draw:text-style-name="P3" draw:layer="layout" svg:width="0.013cm" svg:height="0.349cm" svg:x="3.388cm" svg:y="14.357cm" svg:viewBox="0 0 14 350" svg:d="M14 13c0-6 0-13-7-13s-7 7-7 13c0 108 0 216 0 324 0 6 0 13 7 13s7-7 7-13c0-108 0-216 0-324z">
              <text:p/>
            </draw:path>
            <draw:path draw:style-name="gr4" draw:text-style-name="P3" draw:layer="layout" svg:width="0.107cm" svg:height="0.221cm" svg:x="3.51cm" svg:y="14.401cm" svg:viewBox="0 0 108 222" svg:d="M65 79c11 0 22 0 33 0 7 0 10 0 10-7 0-4-3-4-10-4-10 0-21 0-31 0 13-50 15-57 15-59 0-6-4-9-10-9-1 0-11 0-14 12-5 19-9 37-14 56-11 0-22 0-33 0-7 0-11 0-11 7 0 4 3 4 10 4 10 0 21 0 31 0-25 99-27 105-27 111 0 19 14 32 33 32 36 0 56-50 56-53s-3-3-5-3c-3 0-3 1-5 4-15 36-34 44-46 44-7 0-10-4-10-16 0-8 0-10 2-16 9-35 17-69 26-103z">
              <text:p/>
            </draw:path>
            <draw:path draw:style-name="gr4" draw:text-style-name="P3" draw:layer="layout" svg:width="0.08cm" svg:height="0.349cm" svg:x="3.663cm" svg:y="14.357cm" svg:viewBox="0 0 81 350" svg:d="M81 346c0-1 0-1-6-7-43-45-55-111-55-163 0-62 14-123 57-166 4-5 4-5 4-6 0-3-1-4-3-4-4 0-35 24-56 69-18 38-22 77-22 107 0 26 4 68 23 108 21 43 51 66 55 66 2 0 3-1 3-4z">
              <text:p/>
            </draw:path>
            <draw:path draw:style-name="gr4" draw:text-style-name="P3" draw:layer="layout" svg:width="0.182cm" svg:height="0.221cm" svg:x="3.754cm" svg:y="14.465cm" svg:viewBox="0 0 183 222" svg:d="M27 197c-3 12-4 14-19 14-5 0-8 0-8 7 0 3 1 4 4 4 10 0 20-1 30-1 11 0 23 1 34 1 2 0 7 0 7-7 0-4-4-4-9-4-17 0-17-2-17-5 0-5 15-61 17-69 5 10 14 22 32 22 41 0 85-51 85-103 0-33-20-56-47-56-17 0-34 13-46 26-3-18-18-26-31-26-17 0-23 14-26 20-7 12-11 33-11 34 0 4 3 4 4 4 3 0 4-1 6-8 6-25 13-42 26-42 6 0 10 3 10 16 0 8-1 12-2 18-13 52-26 104-39 155zM88 46c3-10 12-20 19-25 12-11 22-13 28-13 14 0 23 12 23 33s-12 61-18 74c-12 25-29 36-42 36-23 0-28-29-28-31 0-1 0-1 1-6 6-23 11-46 17-68z">
              <text:p/>
            </draw:path>
            <draw:path draw:style-name="gr4" draw:text-style-name="P3" draw:layer="layout" svg:width="0.04cm" svg:height="0.104cm" svg:x="3.972cm" svg:y="14.582cm" svg:viewBox="0 0 41 105" svg:d="M41 37c0-23-9-37-23-37-11 0-18 9-18 19 0 9 7 18 18 18 5 0 9-1 13-4 1-1 1-1 2-1 0 2 0 0 0 5 0 26-12 47-24 58-4 4-4 5-4 6 0 2 2 4 4 4 4 0 32-27 32-68z">
              <text:p/>
            </draw:path>
            <draw:path draw:style-name="gr4" draw:text-style-name="P3" draw:layer="layout" svg:width="0.144cm" svg:height="0.221cm" svg:x="4.112cm" svg:y="14.465cm" svg:viewBox="0 0 145 222" svg:d="M145 4c0-1-1-3-4-3-4 0-18 14-24 24-8-19-21-25-32-25-42 0-85 52-85 103 0 34 21 56 46 56 15 0 29-8 42-21-3 12-15 59-16 62-3 10-6 11-25 11-5 0-9 0-9 7 0 1 0 4 5 4 11 0 24-1 35-1 12 0 25 1 36 1 2 0 7 0 7-7 0-4-4-4-9-4-17 0-17-2-17-5s0-5 1-8c16-64 33-129 49-194zM47 151c-21 0-22-27-22-33 0-16 10-55 16-69 11-26 29-41 44-41 22 0 27 28 27 31 0 2-19 79-20 80-5 10-25 32-45 32z">
              <text:p/>
            </draw:path>
            <draw:path draw:style-name="gr4" draw:text-style-name="P3" draw:layer="layout" svg:width="0.041cm" svg:height="0.104cm" svg:x="4.297cm" svg:y="14.582cm" svg:viewBox="0 0 42 105" svg:d="M42 37c0-23-9-37-23-37-11 0-19 9-19 19 0 9 8 18 19 18 4 0 9-1 12-4 1-1 1-1 2-1s1 0 1 5c0 26-12 47-24 58-4 4-4 5-4 6 0 2 2 4 4 4 3 0 32-27 32-68z">
              <text:p/>
            </draw:path>
            <draw:path draw:style-name="gr4" draw:text-style-name="P3" draw:layer="layout" svg:width="0.159cm" svg:height="0.158cm" svg:x="4.438cm" svg:y="14.465cm" svg:viewBox="0 0 160 159" svg:d="M117 23c-7-13-17-23-33-23-41 0-84 52-84 103 0 33 19 56 46 56 7 0 25-1 46-26 3 14 15 26 32 26 12 0 20-8 26-19 6-13 10-34 10-35 0-3-3-3-4-3-3 0-4 1-5 6-6 23-12 43-26 43-10 0-11-9-11-16 0-8 1-10 5-26 3-15 4-18 7-31 4-16 9-33 13-49 2-10 2-11 2-12 0-6-4-10-10-10-8 0-13 8-14 16zM94 113c-2 7-2 7-7 13-16 20-30 25-40 25-18 0-23-19-23-33 0-17 12-60 20-76 11-21 26-34 41-34 22 0 27 29 27 31s0 4-1 6c-6 22-11 45-17 68z">
              <text:p/>
            </draw:path>
            <draw:path draw:style-name="gr4" draw:text-style-name="P3" draw:layer="layout" svg:width="0.081cm" svg:height="0.349cm" svg:x="4.629cm" svg:y="14.357cm" svg:viewBox="0 0 82 350" svg:d="M82 176c0-28-4-70-23-110-22-43-52-66-55-66-2 0-4 2-4 4 0 1 0 1 7 8 34 34 54 90 54 164 0 58-13 120-56 164-5 5-5 5-5 6 0 2 2 4 4 4 3 0 35-24 56-69 18-38 22-77 22-105z">
              <text:p/>
            </draw:path>
            <draw:path draw:style-name="gr4" draw:text-style-name="P3" draw:layer="layout" svg:width="0.175cm" svg:height="0.325cm" svg:x="4.892cm" svg:y="14.369cm" svg:viewBox="0 0 176 326" svg:d="M173 14c3-5 3-6 3-7 0-2-2-7-7-7s-6 2-8 7c-53 102-105 203-158 305-3 5-3 6-3 7 0 3 3 7 7 7 5 0 6-2 8-7 53-102 105-203 158-305z">
              <text:p/>
            </draw:path>
            <draw:path draw:style-name="gr4" draw:text-style-name="P3" draw:layer="layout" svg:width="0.233cm" svg:height="0.082cm" svg:x="4.863cm" svg:y="14.49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3" draw:layer="layout" svg:width="0.233cm" svg:height="0.232cm" svg:x="5.234cm" svg:y="14.386cm" svg:viewBox="0 0 234 233" svg:d="M124 13c0-7 0-13-7-13s-7 7-7 13c0 69 0 138 0 206-33 0-65 0-98 0-5 0-12 0-12 7s7 7 12 7c70 0 140 0 210 0 6 0 12 0 12-7s-6-7-12-7c-33 0-65 0-98 0 0-68 0-137 0-206z">
              <text:p/>
            </draw:path>
            <draw:path draw:style-name="gr4" draw:text-style-name="P3" draw:layer="layout" svg:width="0.124cm" svg:height="0.349cm" svg:x="5.513cm" svg:y="14.357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g>
          <svg:title>TexMaths</svg:title>
          <svg:desc>8§display§\arraycolsep=1mm
\begin{array}{l|cccc}
\hline
\mathcal{L}(p,q) &amp; 00 &amp; 01 &amp; 10 &amp; 11 \\
\hline
\{0,1,2,3\}  &amp; 0 &amp; 1 &amp; 2 &amp; 3    \\
\{0,1,2\}     &amp; 0 &amp; 1 &amp; \textcolor{red}{2} &amp; \textcolor{red}{2} \\
\{0,1,3\}     &amp; 0 &amp; 1 &amp; \textcolor{red}{3} &amp; \textcolor{red}{3} \\
\{0,2,3\}     &amp; \textcolor{red}{0} &amp; \textcolor{red}{0} &amp; 2 &amp; 3 \\
\{1,2,3\}     &amp; \textcolor{red}{1} &amp; \textcolor{red}{1} &amp; 2 &amp; 3 \\
\{q_0,q_1\} &amp; \textcolor{red}{q_0} &amp; \textcolor{red}{q_0} &amp; \textcolor{red}{q_1} &amp; \textcolor{red}{q_1} \\
\{q\}           &amp; \textcolor{blue}{q} &amp; \textcolor{blue}{q} &amp; \textcolor{blue}{q} &amp; \textcolor{blue}{q} \\
\phi &amp; \multicolumn{4}{|l}{\mbox{(delete $(p,q)$)}} \\
\hline
\end{array}§svg§600§TRUE§</svg:desc>
          <draw:g>
            <draw:path draw:style-name="gr4" draw:text-style-name="P3" draw:layer="layout" svg:width="3.188cm" svg:height="0.01cm" svg:x="1.781cm" svg:y="15.258cm" svg:viewBox="0 0 3189 11" svg:d="M1595 11c-532 0-1063 0-1595 0 0-4 0-7 0-11 1063 0 2126 0 3189 0 0 4 0 7 0 11-531 0-1063 0-1594 0z">
              <text:p/>
            </draw:path>
            <draw:path draw:style-name="gr4" draw:text-style-name="P3" draw:layer="layout" svg:width="0.174cm" svg:height="0.203cm" svg:x="1.87cm" svg:y="15.308cm" svg:viewBox="0 0 175 204" svg:d="M42 172c15-24 20-42 24-57 9-38 20-73 37-92 4-3 6-6 15-6 20 0 20 20 20 24 0 5-1 9-1 10 0 2 1 1 1 2 5 0 12-3 20-8 5-4 8-7 8-19 0-15-8-26-24-26-9 0-34 2-61 30-23 23-36 73-42 95-5 19-7 28-15 45-2 3-10 16-14 19-7 7-10 12-10 13s1 2 2 2c2 0 8-1 15-6 5-3 5-3 12-10 14 0 24 3 41 8 15 4 29 8 44 8 22 0 45-17 54-30 6-7 7-14 7-15 0-2-1-1-1-2-5 0-12 3-16 7-8 5-8 6-10 11-2 4-3 7-5 8-2 3-2 3-6 3-14 0-28-4-47-8-8-3-23-8-36-8-4 0-8 1-12 2z">
              <text:p/>
            </draw:path>
            <draw:path draw:style-name="gr4" draw:text-style-name="P3" draw:layer="layout" svg:width="0.065cm" svg:height="0.28cm" svg:x="2.083cm" svg:y="15.295cm" svg:viewBox="0 0 66 281" svg:d="M66 278c0 0 0-1-5-6-35-35-44-89-44-131 0-50 10-99 45-134 4-3 4-4 4-5s-2-2-4-2-28 19-44 54c-14 32-18 63-18 87 0 21 3 55 19 87 17 34 41 53 43 53s4-1 4-3z">
              <text:p/>
            </draw:path>
            <draw:path draw:style-name="gr4" draw:text-style-name="P3" draw:layer="layout" svg:width="0.145cm" svg:height="0.178cm" svg:x="2.155cm" svg:y="15.381cm" svg:viewBox="0 0 146 179" svg:d="M22 158c-3 10-4 12-16 12-3 0-6 0-6 5 0 3 2 4 4 4 7 0 15-1 23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4" draw:text-style-name="P3" draw:layer="layout" svg:width="0.032cm" svg:height="0.083cm" svg:x="2.33cm" svg:y="15.476cm" svg:viewBox="0 0 33 84" svg:d="M33 30c0-19-7-30-18-30-9 0-15 7-15 15 0 7 6 15 15 15 3 0 7-1 10-4 1 0 1 0 1 0 1 1 1 0 1 4 0 20-10 37-19 47-3 3-3 3-3 4 0 2 1 3 2 3 3 0 26-22 26-54z">
              <text:p/>
            </draw:path>
            <draw:path draw:style-name="gr4" draw:text-style-name="P3" draw:layer="layout" svg:width="0.115cm" svg:height="0.178cm" svg:x="2.442cm" svg:y="15.381cm" svg:viewBox="0 0 116 179" svg:d="M116 3c0-1-1-3-3-3-3 0-14 12-19 20-6-15-17-20-26-20-34 0-68 42-68 82 0 28 17 45 38 45 12 0 22-6 32-17-2 10-12 48-12 51-3 8-4 9-20 9-4 0-7 0-7 6 1 1 0 3 3 3 10 0 20-1 29-1s19 1 29 1c1 0 5 0 5-5 0-4-3-4-7-4-14 0-14-2-14-4s1-4 1-7c13-52 26-104 39-156zM38 122c-16 0-18-23-18-27 0-13 8-45 13-56 9-21 23-33 35-33 18 0 22 23 22 25s-16 63-16 64c-4 8-20 27-36 27z">
              <text:p/>
            </draw:path>
            <draw:path draw:style-name="gr4" draw:text-style-name="P3" draw:layer="layout" svg:width="0.064cm" svg:height="0.28cm" svg:x="2.582cm" svg:y="15.295cm" svg:viewBox="0 0 65 281" svg:d="M65 141c0-23-3-56-19-88-16-35-40-53-44-53-1 0-2 1-2 2s0 2 5 7c28 28 44 73 44 132 0 48-11 97-46 133-3 3-3 4-3 4 0 2 1 3 2 3 4 0 28-19 45-55 15-31 18-62 18-85z">
              <text:p/>
            </draw:path>
            <draw:path draw:style-name="gr4" draw:text-style-name="P3" draw:layer="layout" svg:width="0.01cm" svg:height="0.337cm" svg:x="3.154cm" svg:y="15.269cm" svg:viewBox="0 0 11 338" svg:d="M6 338c-2 0-4 0-6 0 0-113 0-225 0-338 4 0 7 0 11 0 0 113 0 225 0 338-2 0-4 0-5 0z">
              <text:p/>
            </draw:path>
            <draw:path draw:style-name="gr4" draw:text-style-name="P3" draw:layer="layout" svg:width="0.117cm" svg:height="0.193cm" svg:x="3.25cm" svg:y="15.318cm" svg:viewBox="0 0 118 194" svg:d="M118 98c0-23 0-45-11-66-13-27-36-32-47-32-17 0-38 8-50 34-8 19-10 41-10 64 0 20 2 46 13 68 12 22 33 28 46 28 15 0 37-6 49-33 10-19 10-41 10-63zM59 187c-10 0-27-6-33-33-2-17-2-44-2-60 0-18 0-36 2-52 5-33 26-36 33-36 10 0 28 5 34 33 2 16 2 38 2 55 0 21 0 40-3 58-4 27-20 35-33 35z">
              <text:p/>
            </draw:path>
            <draw:path draw:style-name="gr4" draw:text-style-name="P3" draw:layer="layout" svg:width="0.117cm" svg:height="0.193cm" svg:x="3.39cm" svg:y="15.318cm" svg:viewBox="0 0 118 194" svg:d="M118 98c0-23-1-45-11-66-13-27-36-32-48-32-17 0-37 8-49 34-8 19-10 41-10 64 0 20 2 46 13 68 12 22 33 28 46 28 15 0 37-6 49-33 9-19 10-41 10-63zM59 187c-11 0-28-6-33-33-3-17-3-44-3-60 0-18 0-36 3-52 5-33 26-36 33-36 10 0 28 5 33 33 3 16 3 38 3 55 0 21 0 40-3 58-4 27-20 35-33 35z">
              <text:p/>
            </draw:path>
            <draw:path draw:style-name="gr4" draw:text-style-name="P3" draw:layer="layout" svg:width="0.117cm" svg:height="0.193cm" svg:x="3.691cm" svg:y="15.318cm" svg:viewBox="0 0 118 194" svg:d="M118 98c0-23-1-45-11-66-13-27-36-32-48-32-17 0-37 8-49 34-8 19-10 41-10 64 0 20 1 46 13 68s32 28 46 28c15 0 36-6 49-33 9-19 10-41 10-63zM59 187c-11 0-28-6-33-33-3-17-3-44-3-60 0-18 0-36 3-52 4-33 26-36 33-36 9 0 27 5 33 33 3 16 3 38 3 55 0 21 0 40-3 58-5 27-21 35-33 35z">
              <text:p/>
            </draw:path>
            <draw:path draw:style-name="gr4" draw:text-style-name="P3" draw:layer="layout" svg:width="0.092cm" svg:height="0.186cm" svg:x="3.845cm" svg:y="15.318cm" svg:viewBox="0 0 93 187" svg:d="M58 8c0-7 0-8-7-8-17 18-42 18-51 18 0 3 0 6 0 9 6 0 22 0 37-7 0 49 0 97 0 146 0 9-1 13-27 13-3 0-5 0-8 0 0 3 0 5 0 8 9-1 34-1 45-1s36 0 46 1c0-3 0-5 0-8-3 0-6 0-9 0-26 0-26-3-26-13 0-53 0-105 0-158z">
              <text:p/>
            </draw:path>
            <draw:path draw:style-name="gr4" draw:text-style-name="P3" draw:layer="layout" svg:width="0.092cm" svg:height="0.186cm" svg:x="4.146cm" svg:y="15.318cm" svg:viewBox="0 0 93 187" svg:d="M58 8c0-7 0-8-7-8-17 18-42 18-51 18 0 3 0 6 0 9 6 0 22 0 37-7 0 49 0 97 0 146 0 9-1 13-27 13-3 0-5 0-8 0 0 3 0 5 0 8 9-1 34-1 45-1s35 0 46 1c0-3 0-5 0-8-3 0-7 0-10 0-25 0-25-3-25-13 0-53 0-105 0-158z">
              <text:p/>
            </draw:path>
            <draw:path draw:style-name="gr4" draw:text-style-name="P3" draw:layer="layout" svg:width="0.117cm" svg:height="0.193cm" svg:x="4.273cm" svg:y="15.318cm" svg:viewBox="0 0 118 194" svg:d="M118 98c0-23-1-45-11-66-13-27-36-32-48-32-17 0-37 8-49 34-8 19-10 41-10 64 0 20 1 46 13 68s32 28 46 28c15 0 36-6 49-33 9-19 10-41 10-63zM59 187c-11 0-28-6-33-33-3-17-3-44-3-60 0-18 0-36 3-52 4-33 26-36 33-36 9 0 27 5 33 33 3 16 3 38 3 55 0 21 0 40-3 58-5 27-21 35-33 35z">
              <text:p/>
            </draw:path>
            <draw:path draw:style-name="gr4" draw:text-style-name="P3" draw:layer="layout" svg:width="0.092cm" svg:height="0.186cm" svg:x="4.61cm" svg:y="15.318cm" svg:viewBox="0 0 93 187" svg:d="M58 8c0-7 0-8-7-8-17 18-41 18-51 18 0 3 0 6 0 9 6 0 22 0 37-7 0 49 0 97 0 146 0 9-1 13-26 13-3 0-6 0-9 0 0 3 0 5 0 8 10-1 34-1 45-1s36 0 46 1c0-3 0-5 0-8-3 0-6 0-9 0-26 0-26-3-26-13 0-53 0-105 0-158z">
              <text:p/>
            </draw:path>
            <draw:path draw:style-name="gr4" draw:text-style-name="P3" draw:layer="layout" svg:width="0.092cm" svg:height="0.186cm" svg:x="4.751cm" svg:y="15.318cm" svg:viewBox="0 0 93 187" svg:d="M58 8c0-7 0-8-7-8-17 18-42 18-51 18 0 3 0 6 0 9 6 0 22 0 37-7 0 49 0 97 0 146 0 9-1 13-27 13-3 0-5 0-8 0 0 3 0 5 0 8 9-1 34-1 45-1s36 0 46 1c0-3 0-5 0-8-3 0-6 0-9 0-26 0-26-3-26-13 0-53 0-105 0-158z">
              <text:p/>
            </draw:path>
            <draw:path draw:style-name="gr4" draw:text-style-name="P3" draw:layer="layout" svg:width="3.188cm" svg:height="0.01cm" svg:x="1.781cm" svg:y="15.607cm" svg:viewBox="0 0 3189 11" svg:d="M1595 11c-532 0-1063 0-1595 0 0-4 0-7 0-11 1063 0 2126 0 3189 0 0 4 0 7 0 11-531 0-1063 0-1594 0z">
              <text:p/>
            </draw:path>
            <draw:path draw:style-name="gr4" draw:text-style-name="P3" draw:layer="layout" svg:width="0.099cm" svg:height="0.28cm" svg:x="1.881cm" svg:y="15.644cm" svg:viewBox="0 0 100 281" svg:d="M60 37c0-11 7-29 38-31 1 0 2-1 2-4 0-2-2-2-5-2-29 0-54 14-54 34 0 22 0 44 0 65 0 11 0 20-11 29-10 8-21 9-27 9-1 1-3 1-3 3 0 3 2 3 5 3 18 1 32 11 35 25 1 3 1 4 1 14 0 19 0 37 0 56 0 12 0 20 13 31 12 9 30 12 41 12 3 0 5 0 5-3s-2-3-4-4c-18 0-32-9-35-24-1-3-1-3-1-13 0-20 0-40 0-59 0-13-2-18-11-27-7-5-15-9-23-11 24-6 34-19 34-35 0-23 0-46 0-68z">
              <text:p/>
            </draw:path>
            <draw:path draw:style-name="gr4" draw:text-style-name="P3" draw:layer="layout" svg:width="0.117cm" svg:height="0.193cm" svg:x="2.013cm" svg:y="15.667cm" svg:viewBox="0 0 118 194" svg:d="M118 98c0-23-1-46-12-67-12-26-36-31-47-31-17 0-37 7-49 34-9 19-10 41-10 64 0 20 1 46 12 67 13 23 33 29 46 29 16 0 37-7 50-33 9-19 10-42 10-63zM58 187c-10 0-27-7-32-33-3-18-3-44-3-60 0-18 0-36 3-52 4-33 26-36 32-36 10 0 28 5 34 33 2 16 2 37 2 55 0 21 0 40-3 58-4 27-20 35-33 35z">
              <text:p/>
            </draw:path>
            <draw:path draw:style-name="gr4" draw:text-style-name="P3" draw:layer="layout" svg:width="0.032cm" svg:height="0.083cm" svg:x="2.167cm" svg:y="15.824cm" svg:viewBox="0 0 33 84" svg:d="M33 30c0-19-7-30-19-30-8 0-14 7-14 14 0 8 6 16 14 16 4 0 8-1 11-4 1 0 0-1 1-1 0 0 0 1 0 5 0 20-9 37-19 46-3 3-3 4-3 5s2 3 3 3c3 0 26-22 26-54z">
              <text:p/>
            </draw:path>
            <draw:path draw:style-name="gr4" draw:text-style-name="P3" draw:layer="layout" svg:width="0.092cm" svg:height="0.186cm" svg:x="2.292cm" svg:y="15.667cm" svg:viewBox="0 0 93 187" svg:d="M58 7c0-6 0-7-7-7-17 18-42 18-51 18 0 3 0 6 0 8 6 0 22 0 37-7 0 49 0 97 0 146 0 10-1 13-27 13-3 0-5 0-8 0 0 3 0 6 0 9 9-1 34-1 45-1s36 0 46 1c0-3 0-6 0-9-3 0-6 0-9 0-26 0-26-3-26-13 0-53 0-105 0-158z">
              <text:p/>
            </draw:path>
            <draw:path draw:style-name="gr4" draw:text-style-name="P3" draw:layer="layout" svg:width="0.032cm" svg:height="0.083cm" svg:x="2.432cm" svg:y="15.824cm" svg:viewBox="0 0 33 84" svg:d="M33 30c0-19-7-30-19-30-8 0-14 7-14 14 0 8 6 16 14 16 4 0 8-1 11-4 1 0 0-1 1-1 0 0 0 1 0 5 0 20-9 37-19 46-3 3-3 4-3 5s2 3 3 3c3 0 26-22 26-54z">
              <text:p/>
            </draw:path>
            <draw:path draw:style-name="gr4" draw:text-style-name="P3" draw:layer="layout" svg:width="0.111cm" svg:height="0.186cm" svg:x="2.546cm" svg:y="15.667cm" svg:viewBox="0 0 112 187" svg:d="M22 166c9-10 19-20 29-29 44-39 61-55 61-83 0-32-25-54-59-54-32 0-53 26-53 51 0 15 14 15 15 15 5 0 15-3 15-14 0-7-5-15-16-15-1 0-2 0-3 1 7-19 22-29 38-29 25 0 37 22 37 45s-13 45-29 63c-18 20-36 40-54 60-3 3-3 4-3 10 35 0 70 0 105 0 2-16 5-32 7-49-2 0-4 0-6 0-2 8-4 21-7 25-2 3-21 3-27 3-17 0-34 0-50 0z">
              <text:p/>
            </draw:path>
            <draw:path draw:style-name="gr4" draw:text-style-name="P3" draw:layer="layout" svg:width="0.033cm" svg:height="0.083cm" svg:x="2.697cm" svg:y="15.824cm" svg:viewBox="0 0 34 84" svg:d="M34 30c0-19-8-30-19-30-9 0-15 7-15 14 0 8 6 16 15 16 3 0 7-1 10-4 1 0 1-1 1-1 1 0 1 1 1 5 0 20-10 37-19 46-3 3-3 4-3 5s1 3 3 3 26-22 26-54z">
              <text:p/>
            </draw:path>
            <draw:path draw:style-name="gr4" draw:text-style-name="P3" draw:layer="layout" svg:width="0.116cm" svg:height="0.193cm" svg:x="2.81cm" svg:y="15.667cm" svg:viewBox="0 0 117 194" svg:d="M70 88c23-7 40-27 40-49 0-23-25-39-52-39-29 0-50 17-50 38 0 9 6 15 14 15s15-7 15-15c0-13-14-13-18-13 9-15 27-18 37-18 12 0 27 7 27 31 0 4-1 20-8 32-8 14-17 15-25 16-2 0-8 0-11 0-1 0-4 0-4 4 0 3 3 3 7 3s8 0 12 0c24 0 34 19 34 46 0 39-19 47-32 47-12 0-33-5-43-22 10 2 19-5 19-15 0-11-8-16-16-16-7 0-16 4-16 17 0 25 26 44 57 44 34 0 60-26 60-55 0-23-18-45-47-51z">
              <text:p/>
            </draw:path>
            <draw:path draw:style-name="gr4" draw:text-style-name="P3" draw:layer="layout" svg:width="0.099cm" svg:height="0.28cm" svg:x="2.958cm" svg:y="15.644cm" svg:viewBox="0 0 100 281" svg:d="M41 243c0 11-7 30-38 31-1 1-3 2-3 4 0 3 3 3 6 3 28 0 53-14 54-35 0-22 0-43 0-64 0-12 0-20 11-30 10-8 20-9 27-9 1 0 2-1 2-3s-2-2-4-3c-19-1-33-11-35-25-1-3-1-3-1-14 0-18 0-37 0-56 0-11 0-20-14-31-11-9-31-11-40-11-3 0-6 0-6 2 0 4 2 4 5 4 17 1 31 10 35 24 1 3 1 4 1 13 0 20 0 40 0 59 0 13 2 18 11 28 5 5 14 8 22 10-23 6-33 19-33 36 0 22 0 45 0 67z">
              <text:p/>
            </draw:path>
            <draw:path draw:style-name="gr4" draw:text-style-name="P3" draw:layer="layout" svg:width="0.01cm" svg:height="0.337cm" svg:x="3.154cm" svg:y="15.618cm" svg:viewBox="0 0 11 338" svg:d="M6 338c-2 0-4 0-6 0 0-113 0-225 0-338 4 0 7 0 11 0 0 113 0 225 0 338-2 0-4 0-5 0z">
              <text:p/>
            </draw:path>
            <draw:path draw:style-name="gr4" draw:text-style-name="P3" draw:layer="layout" svg:width="0.117cm" svg:height="0.193cm" svg:x="3.32cm" svg:y="15.667cm" svg:viewBox="0 0 118 194" svg:d="M118 98c0-23-1-46-11-67-13-26-36-31-48-31-17 0-37 7-49 34-8 19-10 41-10 64 0 20 2 46 13 67 12 23 33 29 46 29 15 0 37-7 49-33 9-19 10-42 10-63zM59 187c-11 0-27-7-33-33-3-18-3-44-3-60 0-18 0-36 3-52 5-33 26-36 33-36 10 0 28 5 34 33 2 16 2 37 2 55 0 21 0 40-3 58-4 27-20 35-33 35z">
              <text:p/>
            </draw:path>
            <draw:path draw:style-name="gr4" draw:text-style-name="P3" draw:layer="layout" svg:width="0.092cm" svg:height="0.186cm" svg:x="3.775cm" svg:y="15.667cm" svg:viewBox="0 0 93 187" svg:d="M58 7c0-6 0-7-7-7-17 18-42 18-51 18 0 3 0 6 0 8 6 0 22 0 37-7 0 49 0 97 0 146 0 10-1 13-26 13-3 0-6 0-9 0 0 3 0 6 0 9 10-1 34-1 45-1s36 0 46 1c0-3 0-6 0-9-3 0-6 0-9 0-26 0-26-3-26-13 0-53 0-105 0-158z">
              <text:p/>
            </draw:path>
            <draw:path draw:style-name="gr4" draw:text-style-name="P3" draw:layer="layout" svg:width="0.111cm" svg:height="0.186cm" svg:x="4.205cm" svg:y="15.667cm" svg:viewBox="0 0 112 187" svg:d="M22 166c9-10 19-20 29-29 44-39 61-55 61-83 0-32-26-54-59-54-32 0-53 26-53 51 0 15 14 15 14 15 5 0 16-3 16-14 0-7-6-15-16-15-2 0-2 0-4 1 8-19 23-29 39-29 25 0 37 22 37 45s-14 45-29 63c-18 20-36 40-54 60-3 3-3 4-3 10 35 0 69 0 104 0 3-16 5-32 8-49-2 0-5 0-7 0-2 8-3 21-7 25-1 3-20 3-26 3-17 0-34 0-50 0z">
              <text:p/>
            </draw:path>
            <draw:path draw:style-name="gr4" draw:text-style-name="P3" draw:layer="layout" svg:width="0.115cm" svg:height="0.193cm" svg:x="4.668cm" svg:y="15.667cm" svg:viewBox="0 0 116 194" svg:d="M70 88c23-7 39-27 39-49 0-23-25-39-52-39-28 0-50 17-50 38 0 9 7 15 15 15s14-7 14-15c0-13-14-13-18-13 9-15 28-18 38-18 11 0 27 7 27 31 0 4-1 20-8 32-9 14-18 15-25 16-2 0-9 0-11 0s-4 0-4 4c0 3 2 3 7 3 4 0 8 0 12 0 23 0 33 19 33 46 0 39-19 47-31 47-13 0-34-5-43-22 9 2 18-5 18-15 0-11-7-16-16-16-6 0-15 4-15 17 0 25 26 44 57 44 34 0 59-26 59-55 0-23-18-45-46-51z">
              <text:p/>
            </draw:path>
            <draw:path draw:style-name="gr4" draw:text-style-name="P3" draw:layer="layout" svg:width="0.099cm" svg:height="0.28cm" svg:x="1.881cm" svg:y="15.98cm" svg:viewBox="0 0 100 281" svg:d="M60 38c0-12 7-30 38-32 1 0 2-1 2-3 0-3-2-3-5-3-29 0-54 14-54 35 0 22 0 43 0 64 0 11 0 20-11 30-10 8-21 9-27 9-1 0-3 1-3 3s2 2 5 3c18 1 32 11 35 25 1 3 1 4 1 13 0 19 0 38 0 56 0 12 0 21 13 32 12 8 30 11 41 11 3 0 5 0 5-3s-2-3-4-3c-18-1-32-10-35-25-1-2-1-3-1-12 0-20 0-40 0-60 0-12-2-17-11-26-7-6-15-9-23-11 24-7 34-19 34-36 0-23 0-45 0-67z">
              <text:p/>
            </draw:path>
            <draw:path draw:style-name="gr4" draw:text-style-name="P3" draw:layer="layout" svg:width="0.117cm" svg:height="0.192cm" svg:x="2.013cm" svg:y="16.004cm" svg:viewBox="0 0 118 193" svg:d="M118 97c0-23-1-45-12-66-12-27-36-31-47-31-17 0-37 7-49 33-9 20-10 41-10 64 0 21 1 46 12 68 13 22 33 28 46 28 16 0 37-6 50-32 9-20 10-42 10-64zM58 187c-10 0-27-7-32-34-3-17-3-43-3-59 0-18 0-37 3-52 4-33 26-36 32-36 10 0 28 5 34 32 2 16 2 38 2 56 0 20 0 40-3 58-4 26-20 35-33 35z">
              <text:p/>
            </draw:path>
            <draw:path draw:style-name="gr4" draw:text-style-name="P3" draw:layer="layout" svg:width="0.032cm" svg:height="0.083cm" svg:x="2.167cm" svg:y="16.161cm" svg:viewBox="0 0 33 84" svg:d="M33 30c0-19-7-30-19-30-8 0-14 7-14 15s6 15 14 15c4 0 8-1 11-4 1 0 0 0 1 0v4c0 20-9 37-19 47-3 3-3 4-3 5s2 2 3 2c3 0 26-22 26-54z">
              <text:p/>
            </draw:path>
            <draw:path draw:style-name="gr4" draw:text-style-name="P3" draw:layer="layout" svg:width="0.092cm" svg:height="0.186cm" svg:x="2.292cm" svg:y="16.004cm" svg:viewBox="0 0 93 187" svg:d="M58 7c0-7 0-7-7-7-17 18-42 18-51 18 0 3 0 5 0 8 6 0 22 0 37-7 0 49 0 97 0 146 0 10-1 13-27 13-3 0-5 0-8 0 0 3 0 6 0 9 9-1 34-1 45-1s36 0 46 1c0-3 0-6 0-9-3 0-6 0-9 0-26 0-26-3-26-13 0-53 0-105 0-158z">
              <text:p/>
            </draw:path>
            <draw:path draw:style-name="gr4" draw:text-style-name="P3" draw:layer="layout" svg:width="0.032cm" svg:height="0.083cm" svg:x="2.432cm" svg:y="16.161cm" svg:viewBox="0 0 33 84" svg:d="M33 30c0-19-7-30-19-30-8 0-14 7-14 15s6 15 14 15c4 0 8-1 11-4 1 0 0 0 1 0v4c0 20-9 37-19 47-3 3-3 4-3 5s2 2 3 2c3 0 26-22 26-54z">
              <text:p/>
            </draw:path>
            <draw:path draw:style-name="gr4" draw:text-style-name="P3" draw:layer="layout" svg:width="0.111cm" svg:height="0.186cm" svg:x="2.546cm" svg:y="16.004cm" svg:viewBox="0 0 112 187" svg:d="M22 166c9-10 19-20 29-30 44-38 61-54 61-82 0-32-25-54-59-54-32 0-53 26-53 50 0 16 14 16 15 16 5 0 15-3 15-15 0-7-5-14-16-14-1 0-2 0-3 0 7-18 22-28 38-28 25 0 37 22 37 45s-13 45-29 62c-18 20-36 41-54 61-3 3-3 3-3 10 35 0 70 0 105 0 2-16 5-32 7-49-2 0-4 0-6 0-2 8-4 21-7 25-2 3-21 3-27 3-17 0-34 0-50 0z">
              <text:p/>
            </draw:path>
            <draw:path draw:style-name="gr4" draw:text-style-name="P3" draw:layer="layout" svg:width="0.098cm" svg:height="0.28cm" svg:x="2.694cm" svg:y="15.98cm" svg:viewBox="0 0 99 281" svg:d="M40 244c0 11-7 29-38 31-1 0-2 2-2 3 0 3 2 3 6 3 27 0 52-14 53-35 0-21 0-43 0-64 0-11 0-20 11-29 10-8 20-9 27-9 1-1 2-2 2-3 0-3-1-3-4-3-19-1-32-12-35-25-1-3-1-4-1-15 0-18 0-36 0-55 0-12 0-21-13-31-12-9-31-12-40-12-4 0-6 0-6 3s2 3 4 3c18 1 32 11 35 24 1 4 1 4 1 14 0 20 0 39 0 59 0 13 2 18 11 27 7 5 15 8 23 11-24 6-34 19-34 35 0 23 0 45 0 68z">
              <text:p/>
            </draw:path>
            <draw:path draw:style-name="gr4" draw:text-style-name="P3" draw:layer="layout" svg:width="0.01cm" svg:height="0.336cm" svg:x="3.154cm" svg:y="15.955cm" svg:viewBox="0 0 11 337" svg:d="M6 337c-2 0-4 0-6 0 0-113 0-225 0-337 4 0 7 0 11 0 0 112 0 224 0 337-2 0-4 0-5 0z">
              <text:p/>
            </draw:path>
            <draw:path draw:style-name="gr4" draw:text-style-name="P3" draw:layer="layout" svg:width="0.117cm" svg:height="0.192cm" svg:x="3.32cm" svg:y="16.004cm" svg:viewBox="0 0 118 193" svg:d="M118 97c0-23-1-45-11-66-13-27-36-31-48-31-17 0-37 7-49 33-8 20-10 41-10 64 0 21 2 46 13 68 12 22 33 28 46 28 15 0 37-6 49-32 9-20 10-42 10-64zM59 187c-11 0-27-7-33-34-3-17-3-43-3-59 0-18 0-37 3-52 5-33 26-36 33-36 10 0 28 5 34 32 2 16 2 38 2 56 0 20 0 40-3 58-4 26-20 35-33 35z">
              <text:p/>
            </draw:path>
            <draw:path draw:style-name="gr4" draw:text-style-name="P3" draw:layer="layout" svg:width="0.092cm" svg:height="0.186cm" svg:x="3.775cm" svg:y="16.004cm" svg:viewBox="0 0 93 187" svg:d="M58 7c0-7 0-7-7-7-17 18-42 18-51 18 0 3 0 5 0 8 6 0 22 0 37-7 0 49 0 97 0 146 0 10-1 13-26 13-3 0-6 0-9 0 0 3 0 6 0 9 10-1 34-1 45-1s36 0 46 1c0-3 0-6 0-9-3 0-6 0-9 0-26 0-26-3-26-13 0-53 0-105 0-158z">
              <text:p/>
            </draw:path>
            <draw:path draw:style-name="gr12" draw:text-style-name="P5" draw:layer="layout" svg:width="0.111cm" svg:height="0.186cm" svg:x="4.205cm" svg:y="16.004cm" svg:viewBox="0 0 112 187" svg:d="M22 166c9-10 19-20 29-30 44-38 61-54 61-82 0-32-26-54-59-54-32 0-53 26-53 50 0 16 14 16 14 16 5 0 16-3 16-15 0-7-6-14-16-14-2 0-2 0-4 0 8-18 23-28 39-28 25 0 37 22 37 45s-14 45-29 62c-18 20-36 41-54 61-3 3-3 3-3 10 35 0 69 0 104 0 3-16 5-32 8-49-2 0-5 0-7 0-2 8-3 21-7 25-1 3-20 3-26 3-17 0-34 0-50 0z">
              <text:p/>
            </draw:path>
            <draw:path draw:style-name="gr12" draw:text-style-name="P5" draw:layer="layout" svg:width="0.112cm" svg:height="0.186cm" svg:x="4.669cm" svg:y="16.004cm" svg:viewBox="0 0 113 187" svg:d="M22 166c10-10 20-20 30-30 44-38 61-54 61-82 0-32-26-54-60-54-32 0-53 26-53 50 0 16 14 16 15 16 5 0 15-3 15-15 0-7-5-14-15-14-2 0-3 0-4 0 7-18 22-28 39-28 25 0 37 22 37 45s-14 45-29 62c-19 20-37 41-55 61-3 3-3 3-3 10 35 0 70 0 105 0 2-16 5-32 8-49-3 0-5 0-7 0-2 8-4 21-7 25-1 3-20 3-26 3-17 0-34 0-51 0z">
              <text:p/>
            </draw:path>
            <draw:path draw:style-name="gr4" draw:text-style-name="P3" draw:layer="layout" svg:width="0.099cm" svg:height="0.28cm" svg:x="1.881cm" svg:y="16.318cm" svg:viewBox="0 0 100 281" svg:d="M60 37c0-11 7-29 38-31 1 0 2-1 2-3 0-3-2-3-5-3-29 0-54 14-54 35 0 22 0 43 0 64 0 11 0 20-11 29-10 8-21 9-27 10-1 0-3 0-3 2 0 3 2 3 5 3 18 2 32 11 35 26 1 2 1 3 1 13 0 19 0 37 0 56 0 12 0 20 13 32 12 8 30 11 41 11 3 0 5 0 5-3s-2-3-4-4c-18 0-32-9-35-24-1-2-1-3-1-13 0-20 0-40 0-59 0-13-2-18-11-27-6-6-15-9-23-11 24-6 34-19 34-35 0-23 0-46 0-68z">
              <text:p/>
            </draw:path>
            <draw:path draw:style-name="gr4" draw:text-style-name="P3" draw:layer="layout" svg:width="0.117cm" svg:height="0.193cm" svg:x="2.013cm" svg:y="16.341cm" svg:viewBox="0 0 118 194" svg:d="M118 98c0-23-1-45-12-66-12-27-36-32-47-32-17 0-37 7-49 34-9 19-10 41-10 64 0 20 1 46 12 67 13 23 33 29 46 29 16 0 37-6 50-33 9-19 10-41 10-63zM58 187c-10 0-27-7-32-33-3-17-3-44-3-60 0-18 0-36 3-52 4-33 26-36 32-36 10 0 28 5 34 33 2 16 2 37 2 55 0 21 0 40-3 58-4 27-20 35-33 35z">
              <text:p/>
            </draw:path>
            <draw:path draw:style-name="gr4" draw:text-style-name="P3" draw:layer="layout" svg:width="0.032cm" svg:height="0.083cm" svg:x="2.167cm" svg:y="16.499cm" svg:viewBox="0 0 33 84" svg:d="M33 30c0-19-7-30-19-30-8 0-14 7-14 15 0 7 6 15 14 15 4 0 8-1 11-4 1 0 0 0 1 0v4c0 20-9 38-19 47-3 3-3 3-3 4 0 2 2 3 3 3 3 0 26-22 26-54z">
              <text:p/>
            </draw:path>
            <draw:path draw:style-name="gr4" draw:text-style-name="P3" draw:layer="layout" svg:width="0.092cm" svg:height="0.186cm" svg:x="2.292cm" svg:y="16.341cm" svg:viewBox="0 0 93 187" svg:d="M58 7c0-6 0-7-7-7-17 18-42 18-51 18 0 3 0 6 0 9 6 0 22 0 37-7 0 48 0 97 0 145 0 10-1 13-27 13-3 0-5 0-8 0 0 3 0 6 0 9 9-1 34-1 45-1s36 0 46 1c0-3 0-6 0-9-3 0-6 0-9 0-26 0-26-3-26-13 0-53 0-105 0-158z">
              <text:p/>
            </draw:path>
            <draw:path draw:style-name="gr4" draw:text-style-name="P3" draw:layer="layout" svg:width="0.032cm" svg:height="0.083cm" svg:x="2.432cm" svg:y="16.499cm" svg:viewBox="0 0 33 84" svg:d="M33 30c0-19-7-30-19-30-8 0-14 7-14 15 0 7 6 15 14 15 4 0 8-1 11-4 1 0 0 0 1 0v4c0 20-9 38-19 47-3 3-3 3-3 4 0 2 2 3 3 3 3 0 26-22 26-54z">
              <text:p/>
            </draw:path>
            <draw:path draw:style-name="gr4" draw:text-style-name="P3" draw:layer="layout" svg:width="0.116cm" svg:height="0.193cm" svg:x="2.544cm" svg:y="16.341cm" svg:viewBox="0 0 117 194" svg:d="M70 89c23-8 40-28 40-50 0-23-25-39-52-39-28 0-50 17-50 38 0 10 6 15 14 15 9 0 15-6 15-15 0-13-14-13-18-13 9-14 27-18 38-18s26 7 26 31c0 4 0 20-7 32-9 14-18 15-26 16-2 0-8 0-10 0s-5 0-5 4c0 3 3 3 7 3s8 0 12 0c24 0 34 19 34 46 0 39-19 47-32 47-12 0-33-5-42-22 9 2 18-5 18-15 0-11-8-16-16-16-6 0-16 4-16 17 0 25 26 44 57 44 34 0 60-26 60-55 0-23-18-45-47-50z">
              <text:p/>
            </draw:path>
            <draw:path draw:style-name="gr4" draw:text-style-name="P3" draw:layer="layout" svg:width="0.098cm" svg:height="0.28cm" svg:x="2.694cm" svg:y="16.318cm" svg:viewBox="0 0 99 281" svg:d="M40 243c0 11-7 30-38 31-1 1-2 2-2 4 0 3 2 3 6 3 27 0 52-14 53-35 0-22 0-43 0-64 0-12 0-20 11-29 10-9 20-9 27-10 1 0 2-1 2-3s-1-2-4-2c-19-2-32-12-35-26-1-3-1-3-1-14 0-18 0-36 0-55 0-12 0-21-13-32-12-9-31-11-40-11-4 0-6 0-6 3s2 3 4 3c18 1 32 10 35 24 1 3 1 4 1 14 0 19 0 39 0 58 0 13 2 18 11 28 6 6 15 8 23 10-24 6-34 20-34 36 0 22 0 45 0 67z">
              <text:p/>
            </draw:path>
            <draw:path draw:style-name="gr4" draw:text-style-name="P3" draw:layer="layout" svg:width="0.01cm" svg:height="0.337cm" svg:x="3.154cm" svg:y="16.292cm" svg:viewBox="0 0 11 338" svg:d="M6 338c-2 0-4 0-6 0 0-113 0-225 0-338 4 0 7 0 11 0 0 113 0 225 0 338-2 0-4 0-5 0z">
              <text:p/>
            </draw:path>
            <draw:path draw:style-name="gr4" draw:text-style-name="P3" draw:layer="layout" svg:width="0.117cm" svg:height="0.193cm" svg:x="3.32cm" svg:y="16.341cm" svg:viewBox="0 0 118 194" svg:d="M118 98c0-23-1-45-11-66-13-27-36-32-48-32-17 0-37 7-49 34-8 19-10 41-10 64 0 20 2 46 13 67 12 23 33 29 46 29 15 0 37-6 49-33 9-19 10-41 10-63zM59 187c-11 0-27-7-33-33-3-17-3-44-3-60 0-18 0-36 3-52 5-33 26-36 33-36 10 0 28 5 34 33 2 16 2 37 2 55 0 21 0 40-3 58-4 27-20 35-33 35z">
              <text:p/>
            </draw:path>
            <draw:path draw:style-name="gr4" draw:text-style-name="P3" draw:layer="layout" svg:width="0.092cm" svg:height="0.186cm" svg:x="3.775cm" svg:y="16.341cm" svg:viewBox="0 0 93 187" svg:d="M58 7c0-6 0-7-7-7-17 18-42 18-51 18 0 3 0 6 0 9 6 0 22 0 37-7 0 48 0 97 0 145 0 10-1 13-26 13-3 0-6 0-9 0 0 3 0 6 0 9 10-1 34-1 45-1s36 0 46 1c0-3 0-6 0-9-3 0-6 0-9 0-26 0-26-3-26-13 0-53 0-105 0-158z">
              <text:p/>
            </draw:path>
            <draw:path draw:style-name="gr12" draw:text-style-name="P5" draw:layer="layout" svg:width="0.116cm" svg:height="0.193cm" svg:x="4.203cm" svg:y="16.341cm" svg:viewBox="0 0 117 194" svg:d="M70 89c23-8 39-28 39-50 0-23-25-39-51-39-29 0-51 17-51 38 0 10 7 15 15 15s14-6 14-15c0-13-13-13-17-13 8-14 27-18 37-18 12 0 27 7 27 31 0 4-1 20-8 32-8 14-17 15-25 16-2 0-8 0-11 0-2 0-4 0-4 4 0 3 2 3 7 3 4 0 8 0 12 0 24 0 34 19 34 46 0 39-20 47-32 47s-34-5-43-22c9 2 18-5 18-15 0-11-7-16-15-16-7 0-16 4-16 17 0 25 26 44 57 44 34 0 60-26 60-55 0-23-18-45-47-50z">
              <text:p/>
            </draw:path>
            <draw:path draw:style-name="gr12" draw:text-style-name="P5" draw:layer="layout" svg:width="0.115cm" svg:height="0.193cm" svg:x="4.668cm" svg:y="16.341cm" svg:viewBox="0 0 116 194" svg:d="M70 89c23-8 39-28 39-50 0-23-25-39-52-39-28 0-50 17-50 38 0 10 7 15 15 15s14-6 14-15c0-13-14-13-18-13 9-14 28-18 38-18 11 0 27 7 27 31 0 4-1 20-8 32-9 14-18 15-25 16-2 0-9 0-11 0s-4 0-4 4c0 3 2 3 7 3 4 0 8 0 12 0 23 0 33 19 33 46 0 39-19 47-31 47-13 0-34-5-43-22 9 2 18-5 18-15 0-11-7-16-16-16-6 0-15 4-15 17 0 25 26 44 57 44 34 0 59-26 59-55 0-23-18-45-46-50z">
              <text:p/>
            </draw:path>
            <draw:path draw:style-name="gr4" draw:text-style-name="P3" draw:layer="layout" svg:width="0.099cm" svg:height="0.281cm" svg:x="1.881cm" svg:y="16.655cm" svg:viewBox="0 0 100 282" svg:d="M60 38c0-12 7-29 38-32 1 0 2-1 2-3 0-3-2-3-5-3-29 0-54 14-54 35 0 22 0 43 0 64 0 11 0 20-11 30-10 8-21 9-27 9-1 0-3 1-3 3 0 3 2 3 5 3 18 1 32 11 35 25 1 3 1 4 1 13 0 19 0 38 0 56 0 12 0 21 13 32 12 8 30 12 41 12 3 0 5 0 5-4 0-3-2-3-4-3-18-1-32-10-35-25-1-2-1-2-1-12 0-20 0-40 0-60 0-12-2-17-11-26-7-6-15-9-23-11 24-7 34-19 34-36 0-23 0-45 0-67z">
              <text:p/>
            </draw:path>
            <draw:path draw:style-name="gr4" draw:text-style-name="P3" draw:layer="layout" svg:width="0.117cm" svg:height="0.193cm" svg:x="2.013cm" svg:y="16.679cm" svg:viewBox="0 0 118 194" svg:d="M118 97c0-23-1-45-12-66-12-27-36-31-47-31-17 0-37 7-49 34-9 19-10 40-10 63 0 21 1 46 12 68 13 23 33 29 46 29 16 0 37-7 50-33 9-19 10-42 10-64zM58 187c-10 0-27-7-32-34-3-17-3-43-3-59 0-18 0-36 3-52 4-33 26-36 32-36 10 0 28 5 34 33 2 15 2 37 2 55 0 21 0 40-3 58-4 26-20 35-33 35z">
              <text:p/>
            </draw:path>
            <draw:path draw:style-name="gr4" draw:text-style-name="P3" draw:layer="layout" svg:width="0.032cm" svg:height="0.083cm" svg:x="2.167cm" svg:y="16.836cm" svg:viewBox="0 0 33 84" svg:d="M33 29c0-19-7-29-19-29-8 0-14 6-14 14s6 16 14 16c4 0 8-2 11-4 1 0 0-1 1-1 0 0 0 1 0 4 0 21-9 38-19 47-3 3-3 4-3 5s2 3 3 3c3 0 26-22 26-55z">
              <text:p/>
            </draw:path>
            <draw:path draw:style-name="gr4" draw:text-style-name="P3" draw:layer="layout" svg:width="0.111cm" svg:height="0.186cm" svg:x="2.281cm" svg:y="16.679cm" svg:viewBox="0 0 112 187" svg:d="M22 166c10-10 20-20 30-29 43-39 60-55 60-83 0-32-25-54-59-54-32 0-53 26-53 50 0 16 14 16 15 16 5 0 15-3 15-14 0-8-5-15-15-15-2 0-3 0-4 1 7-19 22-29 38-29 25 0 38 22 38 45s-14 45-29 63c-19 20-37 40-55 60-3 3-3 3-3 10 35 0 70 0 105 0 2-16 5-32 7-49-2 0-4 0-6 0-2 8-4 21-7 25-1 3-21 3-26 3-17 0-34 0-51 0z">
              <text:p/>
            </draw:path>
            <draw:path draw:style-name="gr4" draw:text-style-name="P3" draw:layer="layout" svg:width="0.032cm" svg:height="0.083cm" svg:x="2.432cm" svg:y="16.836cm" svg:viewBox="0 0 33 84" svg:d="M33 29c0-19-7-29-19-29-8 0-14 6-14 14s6 16 14 16c4 0 8-2 11-4 1 0 0-1 1-1 0 0 0 1 0 4 0 21-9 38-19 47-3 3-3 4-3 5s2 3 3 3c3 0 26-22 26-55z">
              <text:p/>
            </draw:path>
            <draw:path draw:style-name="gr4" draw:text-style-name="P3" draw:layer="layout" svg:width="0.116cm" svg:height="0.193cm" svg:x="2.544cm" svg:y="16.679cm" svg:viewBox="0 0 117 194" svg:d="M70 88c23-7 40-27 40-50 0-22-25-38-52-38-28 0-50 17-50 38 0 9 6 15 14 15 9 0 15-7 15-15 0-14-14-14-18-14 9-14 27-17 38-17s26 6 26 31c0 4 0 20-7 32-9 14-18 15-26 15-2 1-8 1-10 1s-5 0-5 4c0 2 3 2 7 2s8 0 12 0c24 0 34 19 34 47 0 39-19 47-32 47-12 0-33-5-42-22 9 2 18-5 18-15 0-11-8-16-16-16-6 0-16 4-16 16 0 25 26 45 57 45 34 0 60-26 60-55 0-23-18-45-47-51z">
              <text:p/>
            </draw:path>
            <draw:path draw:style-name="gr4" draw:text-style-name="P3" draw:layer="layout" svg:width="0.098cm" svg:height="0.281cm" svg:x="2.694cm" svg:y="16.655cm" svg:viewBox="0 0 99 282" svg:d="M40 244c0 11-7 29-38 31-1 0-2 2-2 3 0 4 2 4 6 4 27 0 52-15 53-36 0-21 0-42 0-64 0-11 0-20 11-29 10-8 20-9 27-9 1 0 2-2 2-3 0-3-1-3-4-3-19-1-32-12-35-25-1-3-1-4-1-14 0-18 0-37 0-56 0-12 0-21-13-31-12-9-31-12-40-12-4 0-6 0-6 3s2 3 4 3c18 1 32 11 35 25 1 3 1 3 1 13 0 20 0 39 0 59 0 13 2 18 11 27 7 6 15 8 23 11-24 6-34 19-34 36 0 22 0 45 0 67z">
              <text:p/>
            </draw:path>
            <draw:path draw:style-name="gr4" draw:text-style-name="P3" draw:layer="layout" svg:width="0.01cm" svg:height="0.336cm" svg:x="3.154cm" svg:y="16.63cm" svg:viewBox="0 0 11 337" svg:d="M6 337c-2 0-4 0-6 0 0-113 0-225 0-337 4 0 7 0 11 0 0 112 0 224 0 337-2 0-4 0-5 0z">
              <text:p/>
            </draw:path>
            <draw:path draw:style-name="gr12" draw:text-style-name="P5" draw:layer="layout" svg:width="0.117cm" svg:height="0.193cm" svg:x="3.32cm" svg:y="16.679cm" svg:viewBox="0 0 118 194" svg:d="M118 97c0-23-1-45-11-66-13-27-36-31-48-31-17 0-37 7-49 34-8 19-10 40-10 63 0 21 2 46 13 68 12 23 33 29 46 29 15 0 37-7 49-33 9-19 10-42 10-64zM59 187c-11 0-27-7-33-34-3-17-3-43-3-59 0-18 0-36 3-52 5-33 26-36 33-36 10 0 28 5 34 33 2 15 2 37 2 55 0 21 0 40-3 58-4 26-20 35-33 35z">
              <text:p/>
            </draw:path>
            <draw:path draw:style-name="gr12" draw:text-style-name="P5" draw:layer="layout" svg:width="0.117cm" svg:height="0.193cm" svg:x="3.761cm" svg:y="16.679cm" svg:viewBox="0 0 118 194" svg:d="M118 97c0-23-1-45-12-66-12-27-35-31-47-31-17 0-37 7-49 34-9 19-10 40-10 63 0 21 1 46 12 68 13 23 33 29 46 29 16 0 37-7 50-33 9-19 10-42 10-64zM58 187c-10 0-27-7-32-34-3-17-3-43-3-59 0-18 0-36 3-52 4-33 26-36 32-36 10 0 28 5 34 33 2 15 2 37 2 55 0 21 0 40-2 58-5 26-21 35-34 35z">
              <text:p/>
            </draw:path>
            <draw:path draw:style-name="gr4" draw:text-style-name="P3" draw:layer="layout" svg:width="0.111cm" svg:height="0.186cm" svg:x="4.205cm" svg:y="16.679cm" svg:viewBox="0 0 112 187" svg:d="M22 166c9-10 19-20 29-29 44-39 61-55 61-83 0-32-26-54-59-54-32 0-53 26-53 50 0 16 14 16 14 16 5 0 16-3 16-14 0-8-6-15-16-15-2 0-2 0-4 1 8-19 23-29 39-29 25 0 37 22 37 45s-14 45-29 63c-18 20-36 40-54 60-3 3-3 3-3 10 35 0 69 0 104 0 3-16 5-32 8-49-2 0-5 0-7 0-2 8-3 21-7 25-1 3-20 3-26 3-17 0-34 0-50 0z">
              <text:p/>
            </draw:path>
            <draw:path draw:style-name="gr4" draw:text-style-name="P3" draw:layer="layout" svg:width="0.115cm" svg:height="0.193cm" svg:x="4.668cm" svg:y="16.679cm" svg:viewBox="0 0 116 194" svg:d="M70 88c23-7 39-27 39-50 0-22-25-38-52-38-28 0-50 17-50 38 0 9 7 15 15 15s14-7 14-15c0-14-14-14-18-14 9-14 28-17 38-17 11 0 27 6 27 31 0 4-1 20-8 32-9 14-18 15-25 15-2 1-9 1-11 1s-4 0-4 4c0 2 2 2 7 2 4 0 8 0 12 0 23 0 33 19 33 47 0 39-19 47-31 47-13 0-34-5-43-22 9 2 18-5 18-15 0-11-7-16-16-16-6 0-15 4-15 16 0 25 26 45 57 45 34 0 59-26 59-55 0-23-18-45-46-51z">
              <text:p/>
            </draw:path>
            <draw:path draw:style-name="gr4" draw:text-style-name="P3" draw:layer="layout" svg:width="0.099cm" svg:height="0.28cm" svg:x="1.881cm" svg:y="16.992cm" svg:viewBox="0 0 100 281" svg:d="M60 38c0-12 7-30 38-32 1 0 2-1 2-3 0-3-2-3-5-3-29 0-54 14-54 35 0 22 0 43 0 64 0 11 0 20-11 30-10 8-21 8-27 9-1 0-3 1-3 3s2 2 5 2c18 2 32 12 35 26 1 3 1 3 1 13 0 19 0 38 0 56 0 12 0 21 13 32 12 8 30 11 41 11 3 0 5 0 5-3s-2-3-4-3c-18-1-32-10-35-25-1-2-1-3-1-13 0-20 0-39 0-59 0-12-2-18-11-27-6-6-15-9-23-10 24-7 34-20 34-36 0-23 0-45 0-67z">
              <text:p/>
            </draw:path>
            <draw:path draw:style-name="gr4" draw:text-style-name="P3" draw:layer="layout" svg:width="0.092cm" svg:height="0.186cm" svg:x="2.027cm" svg:y="17.015cm" svg:viewBox="0 0 93 187" svg:d="M58 8c0-7 0-8-7-8-17 18-42 18-51 18 0 3 0 6 0 9 6 0 22 0 37-7 0 49 0 97 0 146 0 9-1 13-26 13-3 0-6 0-9 0 0 3 0 5 0 8 10-1 34-1 45-1s36 0 46 1c0-3 0-5 0-8-3 0-6 0-9 0-26 0-26-3-26-13 0-53 0-105 0-158z">
              <text:p/>
            </draw:path>
            <draw:path draw:style-name="gr4" draw:text-style-name="P3" draw:layer="layout" svg:width="0.032cm" svg:height="0.083cm" svg:x="2.167cm" svg:y="17.173cm" svg:viewBox="0 0 33 84" svg:d="M33 30c0-19-7-30-19-30-8 0-14 7-14 15 0 7 6 15 14 15 4 0 8-1 11-4 1 0 0 0 1 0v4c0 20-9 37-19 47-3 3-3 3-3 4 0 2 2 3 3 3 3 0 26-22 26-54z">
              <text:p/>
            </draw:path>
            <draw:path draw:style-name="gr4" draw:text-style-name="P3" draw:layer="layout" svg:width="0.111cm" svg:height="0.186cm" svg:x="2.281cm" svg:y="17.015cm" svg:viewBox="0 0 112 187" svg:d="M22 166c10-10 20-20 30-29 43-39 60-54 60-82 0-32-25-55-59-55-32 0-53 26-53 51 0 16 14 16 15 16 5 0 15-3 15-15 0-7-5-14-15-14-2 0-3 0-4 0 7-19 22-29 38-29 25 0 38 23 38 46s-14 44-29 62c-19 20-37 40-55 60-3 3-3 4-3 10 35 0 70 0 105 0 2-16 5-32 7-49-2 0-4 0-6 0-2 9-4 21-7 26-1 2-21 2-26 2-17 0-34 0-51 0z">
              <text:p/>
            </draw:path>
            <draw:path draw:style-name="gr4" draw:text-style-name="P3" draw:layer="layout" svg:width="0.032cm" svg:height="0.083cm" svg:x="2.432cm" svg:y="17.173cm" svg:viewBox="0 0 33 84" svg:d="M33 30c0-19-7-30-19-30-8 0-14 7-14 15 0 7 6 15 14 15 4 0 8-1 11-4 1 0 0 0 1 0v4c0 20-9 37-19 47-3 3-3 3-3 4 0 2 2 3 3 3 3 0 26-22 26-54z">
              <text:p/>
            </draw:path>
            <draw:path draw:style-name="gr4" draw:text-style-name="P3" draw:layer="layout" svg:width="0.116cm" svg:height="0.193cm" svg:x="2.544cm" svg:y="17.015cm" svg:viewBox="0 0 117 194" svg:d="M70 89c23-8 40-27 40-50s-25-39-52-39c-28 0-50 18-50 38 0 10 6 16 14 16 9 0 15-7 15-15 0-14-14-14-18-14 9-14 27-18 38-18s26 7 26 32c0 3 0 19-7 32-9 14-18 15-26 15-2 0-8 0-10 0s-5 1-5 4 3 3 7 3 8 0 12 0c24 0 34 19 34 46 0 39-19 47-32 47-12 0-33-5-42-21 9 1 18-5 18-16 0-10-8-15-16-15-6 0-16 4-16 16 0 25 26 44 57 44 34 0 60-26 60-55 0-22-18-45-47-50z">
              <text:p/>
            </draw:path>
            <draw:path draw:style-name="gr4" draw:text-style-name="P3" draw:layer="layout" svg:width="0.098cm" svg:height="0.28cm" svg:x="2.694cm" svg:y="16.992cm" svg:viewBox="0 0 99 281" svg:d="M40 244c0 11-7 29-38 31-1 0-2 1-2 3 0 3 2 3 6 3 27 0 52-14 53-35 0-22 0-43 0-64 0-11 0-20 11-29 10-8 20-9 27-10 1 0 2-1 2-2 0-3-1-3-4-3-19-2-32-12-35-26-1-2-1-3-1-14 0-18 0-36 0-55 0-12 0-21-13-32-12-9-31-11-40-11-4 0-6 0-6 3s2 3 4 3c18 1 32 10 35 24 1 3 1 4 1 14 0 20 0 39 0 59 0 13 2 18 11 27 6 5 15 8 23 11-24 6-34 19-34 35 0 23 0 45 0 68z">
              <text:p/>
            </draw:path>
            <draw:path draw:style-name="gr4" draw:text-style-name="P3" draw:layer="layout" svg:width="0.01cm" svg:height="0.337cm" svg:x="3.154cm" svg:y="16.966cm" svg:viewBox="0 0 11 338" svg:d="M6 338c-2 0-4 0-6 0 0-113 0-225 0-338 4 0 7 0 11 0 0 113 0 225 0 338-2 0-4 0-5 0z">
              <text:p/>
            </draw:path>
            <draw:path draw:style-name="gr12" draw:text-style-name="P5" draw:layer="layout" svg:width="0.092cm" svg:height="0.186cm" svg:x="3.334cm" svg:y="17.015cm" svg:viewBox="0 0 93 187" svg:d="M58 8c0-7 0-8-7-8-17 18-42 18-51 18 0 3 0 6 0 9 6 0 22 0 37-7 0 49 0 97 0 146 0 9-1 13-27 13-3 0-5 0-8 0 0 3 0 5 0 8 9-1 34-1 45-1s36 0 46 1c0-3 0-5 0-8-3 0-6 0-9 0-26 0-26-3-26-13 0-53 0-105 0-158z">
              <text:p/>
            </draw:path>
            <draw:path draw:style-name="gr12" draw:text-style-name="P5" draw:layer="layout" svg:width="0.092cm" svg:height="0.186cm" svg:x="3.775cm" svg:y="17.015cm" svg:viewBox="0 0 93 187" svg:d="M58 8c0-7 0-8-7-8-17 18-42 18-51 18 0 3 0 6 0 9 6 0 22 0 37-7 0 49 0 97 0 146 0 9-1 13-26 13-3 0-6 0-9 0 0 3 0 5 0 8 10-1 34-1 45-1s36 0 46 1c0-3 0-5 0-8-3 0-6 0-9 0-26 0-26-3-26-13 0-53 0-105 0-158z">
              <text:p/>
            </draw:path>
            <draw:path draw:style-name="gr4" draw:text-style-name="P3" draw:layer="layout" svg:width="0.111cm" svg:height="0.186cm" svg:x="4.205cm" svg:y="17.015cm" svg:viewBox="0 0 112 187" svg:d="M22 166c9-10 19-20 29-29 44-39 61-54 61-82 0-32-26-55-59-55-32 0-53 26-53 51 0 16 14 16 14 16 5 0 16-3 16-15 0-7-6-14-16-14-2 0-2 0-4 0 8-19 23-29 39-29 25 0 37 23 37 46s-14 44-29 62c-18 20-36 40-54 60-3 3-3 4-3 10 35 0 69 0 104 0 3-16 5-32 8-49-2 0-5 0-7 0-2 9-3 21-7 26-1 2-20 2-26 2-17 0-34 0-50 0z">
              <text:p/>
            </draw:path>
            <draw:path draw:style-name="gr4" draw:text-style-name="P3" draw:layer="layout" svg:width="0.115cm" svg:height="0.193cm" svg:x="4.668cm" svg:y="17.015cm" svg:viewBox="0 0 116 194" svg:d="M70 89c23-8 39-27 39-50s-25-39-52-39c-28 0-50 18-50 38 0 10 7 16 15 16s14-7 14-15c0-14-14-14-18-14 9-14 28-18 38-18 11 0 27 7 27 32 0 3-1 19-8 32-9 14-18 15-25 15-2 0-9 0-11 0s-4 1-4 4 2 3 7 3c4 0 8 0 12 0 23 0 33 19 33 46 0 39-19 47-31 47-13 0-34-5-43-21 9 1 18-5 18-16 0-10-7-15-16-15-6 0-15 4-15 16 0 25 26 44 57 44 34 0 59-26 59-55 0-22-18-45-46-50z">
              <text:p/>
            </draw:path>
            <draw:path draw:style-name="gr4" draw:text-style-name="P3" draw:layer="layout" svg:width="0.099cm" svg:height="0.28cm" svg:x="1.881cm" svg:y="17.33cm" svg:viewBox="0 0 100 281" svg:d="M60 37c0-11 7-29 38-31 1 0 2-1 2-4 0-2-2-2-5-2-29 0-54 14-54 34 0 22 0 44 0 65 0 11 0 20-11 29-10 8-21 9-27 9-1 1-3 1-3 3 0 3 2 3 5 3 18 1 32 11 35 25 1 3 1 4 1 14 0 19 0 37 0 56 0 12 0 20 13 31 12 9 30 12 41 12 3 0 5 0 5-3 0-4-2-4-4-4-18 0-32-10-35-24-1-3-1-3-1-13 0-20 0-40 0-59 0-13-2-18-11-27-6-6-15-9-23-11 24-6 34-19 34-35 0-23 0-46 0-68z">
              <text:p/>
            </draw:path>
            <draw:path draw:style-name="gr4" draw:text-style-name="P3" draw:layer="layout" svg:width="0.115cm" svg:height="0.177cm" svg:x="2.013cm" svg:y="17.416cm" svg:viewBox="0 0 116 178" svg:d="M116 3c0-1-1-3-3-3-3 0-15 11-19 19-6-15-17-19-26-19-34 0-68 42-68 82 0 28 17 45 37 45 12 0 23-7 33-17-2 10-12 48-12 51-3 8-5 9-20 9-4 0-7 0-7 5 0 1 0 3 3 3 9 0 20 0 28 0 10 0 20 0 29 0 2 0 6 0 6-5 0-3-3-3-7-3-14 0-14-2-14-4 0-3 1-4 1-7 13-52 26-104 39-156zM38 121c-17 0-18-22-18-27 0-13 8-44 13-56 9-20 23-32 35-32 18 0 22 23 22 24 0 3-16 64-16 65-4 8-20 26-36 26z">
              <text:p/>
            </draw:path>
            <draw:path draw:style-name="gr4" draw:text-style-name="P3" draw:layer="layout" svg:width="0.09cm" svg:height="0.134cm" svg:x="2.138cm" svg:y="17.451cm" svg:viewBox="0 0 91 135" svg:d="M91 68c0-22-3-37-12-50-5-10-18-18-33-18-46 0-46 54-46 68s0 67 46 67c45 0 45-53 45-67zM46 130c-10 0-22-6-26-22-2-12-2-28-2-42 0-15 0-30 3-40 4-16 17-20 25-20 10 0 20 6 24 18 3 10 3 25 3 42 0 14 0 28-3 41-4 18-17 23-24 23z">
              <text:p/>
            </draw:path>
            <draw:path draw:style-name="gr4" draw:text-style-name="P3" draw:layer="layout" svg:width="0.032cm" svg:height="0.083cm" svg:x="2.278cm" svg:y="17.51cm" svg:viewBox="0 0 33 84" svg:d="M33 30c0-19-7-30-19-30-8 0-14 7-14 14 0 8 6 16 14 16 4 0 8-1 11-4 1 0 0-1 1-1 0 0 0 1 0 5 0 20-9 37-19 46-3 3-3 4-3 5s2 3 3 3c3 0 26-22 26-54z">
              <text:p/>
            </draw:path>
            <draw:path draw:style-name="gr4" draw:text-style-name="P3" draw:layer="layout" svg:width="0.114cm" svg:height="0.177cm" svg:x="2.39cm" svg:y="17.416cm" svg:viewBox="0 0 115 178" svg:d="M115 3c0-1-1-3-2-3-3 0-15 11-19 19-7-15-17-19-27-19-33 0-67 42-67 82 0 28 16 45 37 45 12 0 23-7 33-17-3 10-12 48-12 51-3 8-5 9-21 9-3 0-7 0-7 5 0 1 0 3 4 3 9 0 19 0 28 0 10 0 20 0 29 0 2 0 5 0 5-5 0-3-2-3-7-3-14 0-14-2-14-4 0-3 1-4 2-7 13-52 25-104 38-156zM38 121c-17 0-18-22-18-27 0-13 8-44 13-56 9-20 23-32 34-32 19 0 23 23 23 24 0 3-16 64-16 65-5 8-20 26-36 26z">
              <text:p/>
            </draw:path>
            <draw:path draw:style-name="gr4" draw:text-style-name="P3" draw:layer="layout" svg:width="0.071cm" svg:height="0.13cm" svg:x="2.525cm" svg:y="17.451cm" svg:viewBox="0 0 72 131" svg:d="M45 6c0-5-1-6-7-6-12 13-30 13-38 13 0 2 0 5 0 7 5 0 18 0 29-6 0 34 0 68 0 101 0 7 0 9-20 9-3 0-5 0-7 0 0 2 0 5 0 7 3-1 28-1 35-1 5 0 30 0 35 1 0-2 0-5 0-7-3 0-5 0-8 0-19 0-19-2-19-9 0-36 0-73 0-109z">
              <text:p/>
            </draw:path>
            <draw:path draw:style-name="gr4" draw:text-style-name="P3" draw:layer="layout" svg:width="0.099cm" svg:height="0.28cm" svg:x="2.65cm" svg:y="17.33cm" svg:viewBox="0 0 100 281" svg:d="M41 243c0 11-7 30-39 31 0 0-2 2-2 4 0 3 3 3 6 3 27 0 53-14 53-35 0-22 0-43 0-64 0-12 0-20 12-30 10-8 20-9 27-9 1 0 2-1 2-3s-2-2-5-3c-18-1-32-11-34-25-2-3-2-3-2-14 0-18 0-37 0-56 0-11 0-20-13-31-11-9-31-11-40-11-3 0-6 0-6 2 0 4 2 4 5 4 17 1 31 10 35 24 1 3 1 4 1 13 0 20 0 40 0 59 0 13 2 18 11 28 5 5 14 8 22 10-23 6-33 19-33 36 0 22 0 45 0 67z">
              <text:p/>
            </draw:path>
            <draw:path draw:style-name="gr4" draw:text-style-name="P3" draw:layer="layout" svg:width="0.01cm" svg:height="0.337cm" svg:x="3.154cm" svg:y="17.304cm" svg:viewBox="0 0 11 338" svg:d="M6 338c-2 0-4 0-6 0 0-113 0-225 0-338 4 0 7 0 11 0 0 113 0 225 0 338-2 0-4 0-5 0z">
              <text:p/>
            </draw:path>
            <draw:path draw:style-name="gr12" draw:text-style-name="P5" draw:layer="layout" svg:width="0.115cm" svg:height="0.177cm" svg:x="3.265cm" svg:y="17.416cm" svg:viewBox="0 0 116 178" svg:d="M116 3c0-1-1-3-3-3-3 0-14 11-19 19-6-15-17-19-26-19-34 0-68 42-68 82 0 28 17 45 38 45 12 0 22-7 32-17-2 10-12 48-12 51-3 8-4 9-20 9-4 0-7 0-7 5 0 1 0 3 3 3 10 0 20 0 29 0 10 0 19 0 29 0 2 0 5 0 5-5 0-3-3-3-7-3-14 0-14-2-14-4 0-3 1-4 2-7 12-52 25-104 38-156zM38 121c-16 0-18-22-18-27 0-13 8-44 13-56 9-20 24-32 35-32 18 0 22 23 22 24 0 3-16 64-16 65-4 8-20 26-36 26z">
              <text:p/>
            </draw:path>
            <draw:path draw:style-name="gr12" draw:text-style-name="P5" draw:layer="layout" svg:width="0.09cm" svg:height="0.134cm" svg:x="3.389cm" svg:y="17.451cm" svg:viewBox="0 0 91 135" svg:d="M91 68c0-22-2-37-12-50-5-10-17-18-33-18-46 0-46 54-46 68s0 67 46 67c45 0 45-53 45-67zM46 130c-9 0-21-6-25-22-3-12-3-28-3-42 0-15 0-30 3-40 4-16 17-20 25-20 10 0 20 6 24 18 3 10 4 25 4 42 0 14 0 28-4 41-4 18-16 23-24 23z">
              <text:p/>
            </draw:path>
            <draw:path draw:style-name="gr12" draw:text-style-name="P5" draw:layer="layout" svg:width="0.114cm" svg:height="0.177cm" svg:x="3.706cm" svg:y="17.416cm" svg:viewBox="0 0 115 178" svg:d="M115 3c0-1-1-3-2-3-3 0-15 11-19 19-7-15-18-19-27-19-33 0-67 42-67 82 0 28 16 45 37 45 12 0 23-7 33-17-3 10-12 48-12 51-3 8-5 9-21 9-3 0-7 0-7 5 0 1 0 3 4 3 9 0 19 0 28 0 10 0 20 0 29 0 2 0 5 0 5-5 0-3-2-3-7-3-14 0-14-2-14-4 0-3 1-4 2-7 13-52 25-104 38-156zM38 121c-17 0-18-22-18-27 0-13 8-44 13-56 9-20 23-32 34-32 19 0 23 23 23 24 0 3-16 64-16 65-5 8-20 26-36 26z">
              <text:p/>
            </draw:path>
            <draw:path draw:style-name="gr12" draw:text-style-name="P5" draw:layer="layout" svg:width="0.09cm" svg:height="0.134cm" svg:x="3.83cm" svg:y="17.451cm" svg:viewBox="0 0 91 135" svg:d="M91 68c0-22-2-37-11-50-6-10-18-18-34-18-46 0-46 54-46 68s0 67 46 67c45 0 45-53 45-67zM46 130c-9 0-21-6-25-22-3-12-3-28-3-42 0-15 0-30 3-40 4-16 17-20 25-20 10 0 20 6 24 18 4 10 4 25 4 42 0 14 0 28-3 41-4 18-17 23-25 23z">
              <text:p/>
            </draw:path>
            <draw:path draw:style-name="gr12" draw:text-style-name="P5" draw:layer="layout" svg:width="0.115cm" svg:height="0.177cm" svg:x="4.147cm" svg:y="17.416cm" svg:viewBox="0 0 116 178" svg:d="M116 3c0-1-1-3-3-3-3 0-15 11-19 19-6-15-17-19-26-19-34 0-68 42-68 82 0 28 17 45 37 45 12 0 23-7 33-17-2 10-12 48-12 51-3 8-5 9-20 9-4 0-7 0-7 5 0 1 0 3 3 3 9 0 20 0 28 0 10 0 20 0 29 0 2 0 6 0 6-5 0-3-3-3-7-3-14 0-14-2-14-4 0-3 0-4 1-7 13-52 26-104 39-156zM38 121c-17 0-18-22-18-27 0-13 8-44 13-56 9-20 23-32 35-32 18 0 22 23 22 24 0 3-16 64-16 65-4 8-20 26-36 26z">
              <text:p/>
            </draw:path>
            <draw:path draw:style-name="gr12" draw:text-style-name="P5" draw:layer="layout" svg:width="0.071cm" svg:height="0.13cm" svg:x="4.282cm" svg:y="17.451cm" svg:viewBox="0 0 72 131" svg:d="M45 6c0-5 0-6-6-6-13 13-30 13-39 13 0 2 0 5 0 7 5 0 18 0 29-6 0 34 0 68 0 101 0 7 0 9-19 9-3 0-6 0-8 0 0 2 0 5 0 7 4-1 28-1 35-1 6 0 31 0 35 1 0-2 0-5 0-7-2 0-5 0-7 0-20 0-20-2-20-9 0-36 0-73 0-109z">
              <text:p/>
            </draw:path>
            <draw:path draw:style-name="gr12" draw:text-style-name="P5" draw:layer="layout" svg:width="0.114cm" svg:height="0.177cm" svg:x="4.612cm" svg:y="17.416cm" svg:viewBox="0 0 115 178" svg:d="M115 3c0-1-1-3-2-3-3 0-15 11-19 19-7-15-18-19-27-19-33 0-67 42-67 82 0 28 16 45 37 45 12 0 23-7 33-17-3 10-12 48-12 51-3 8-5 9-21 9-3 0-7 0-7 5 0 1 0 3 4 3 9 0 19 0 28 0 10 0 20 0 29 0 2 0 5 0 5-5 0-3-2-3-7-3-14 0-14-2-14-4 0-3 1-4 2-7 13-52 25-104 38-156zM38 121c-17 0-18-22-18-27 0-13 8-44 13-56 9-20 23-32 34-32 19 0 23 23 23 24 0 3-16 64-16 65-5 8-20 26-36 26z">
              <text:p/>
            </draw:path>
            <draw:path draw:style-name="gr12" draw:text-style-name="P5" draw:layer="layout" svg:width="0.071cm" svg:height="0.13cm" svg:x="4.747cm" svg:y="17.451cm" svg:viewBox="0 0 72 131" svg:d="M45 6c0-5-1-6-7-6-12 13-30 13-38 13 0 2 0 5 0 7 5 0 18 0 29-6 0 34 0 68 0 101 0 7 0 9-20 9-3 0-5 0-7 0 0 2 0 5 0 7 3-1 28-1 35-1 5 0 30 0 35 1 0-2 0-5 0-7-3 0-5 0-8 0-19 0-19-2-19-9 0-36 0-73 0-109z">
              <text:p/>
            </draw:path>
            <draw:path draw:style-name="gr4" draw:text-style-name="P3" draw:layer="layout" svg:width="0.099cm" svg:height="0.28cm" svg:x="1.881cm" svg:y="17.666cm" svg:viewBox="0 0 100 281" svg:d="M60 38c0-12 7-30 38-32 1 0 2-1 2-3 0-3-2-3-5-3-29 0-54 14-54 35 0 22 0 43 0 64 0 11 0 20-11 30-10 8-21 9-27 9-1 0-3 1-3 3s2 2 5 3c18 1 32 11 35 25 1 3 1 4 1 13 0 19 0 38 0 56 0 12 0 21 13 32 12 8 30 11 41 11 3 0 5 0 5-3s-2-3-4-3c-18-1-32-10-35-25-1-2-1-3-1-12 0-20 0-40 0-60 0-12-2-17-11-26-7-6-15-9-23-11 24-7 34-19 34-36 0-23 0-45 0-67z">
              <text:p/>
            </draw:path>
            <draw:path draw:style-name="gr4" draw:text-style-name="P3" draw:layer="layout" svg:width="0.115cm" svg:height="0.178cm" svg:x="2.013cm" svg:y="17.753cm" svg:viewBox="0 0 116 179" svg:d="M116 3c0-1-1-2-3-2-3 0-15 11-19 19-6-15-17-20-26-20-34 0-68 42-68 82 0 28 17 46 37 46 12 0 23-7 33-18-2 11-12 48-12 51-3 8-5 9-20 9-4 0-7 0-7 6 1 1 0 3 3 3 9 0 20-1 28-1 10 0 20 1 29 1 2 0 6 0 6-5 0-4-3-4-7-4-14 0-14-2-14-4s1-4 1-6c13-52 26-105 39-157zM38 122c-17 0-18-22-18-27 0-13 8-44 13-56 9-21 23-33 35-33 18 0 22 24 22 25 0 2-16 63-16 64-4 8-20 27-36 27z">
              <text:p/>
            </draw:path>
            <draw:path draw:style-name="gr4" draw:text-style-name="P3" draw:layer="layout" svg:width="0.098cm" svg:height="0.28cm" svg:x="2.158cm" svg:y="17.666cm" svg:viewBox="0 0 99 281" svg:d="M40 244c0 11-7 29-38 31-1 0-2 2-2 3 0 3 3 3 6 3 27 0 52-14 53-35 0-21 0-43 0-64 0-11 0-20 11-29 10-8 20-9 27-9 1-1 2-2 2-3 0-3-1-3-4-3-18-1-32-12-35-25-1-3-1-4-1-15 0-18 0-36 0-55 0-12 0-21-13-31-12-9-31-12-40-12-3 0-6 0-6 3s2 3 4 3c18 1 32 11 35 24 1 4 1 4 1 14 0 20 0 39 0 59 0 13 2 18 11 27 7 5 15 8 23 11-24 6-34 19-34 35 0 23 0 45 0 68z">
              <text:p/>
            </draw:path>
            <draw:path draw:style-name="gr4" draw:text-style-name="P3" draw:layer="layout" svg:width="0.01cm" svg:height="0.336cm" svg:x="3.154cm" svg:y="17.642cm" svg:viewBox="0 0 11 337" svg:d="M6 337c-2 0-4 0-6 0 0-113 0-225 0-337 4 0 7 0 11 0 0 112 0 224 0 337-2 0-4 0-5 0z">
              <text:p/>
            </draw:path>
            <draw:path draw:style-name="gr39" draw:text-style-name="P8" draw:layer="layout" svg:width="0.115cm" svg:height="0.178cm" svg:x="3.323cm" svg:y="17.753cm" svg:viewBox="0 0 116 179" svg:d="M116 3c0-1-2-2-3-2-3 0-15 11-19 19-7-15-17-20-27-20-33 0-67 42-67 82 0 28 16 46 37 46 12 0 23-7 33-18-3 11-12 48-12 51-3 8-5 9-21 9-3 0-7 0-7 6 2 1 0 3 4 3 9 0 20-1 28-1 10 0 20 1 29 1 2 0 6 0 6-5 0-4-3-4-8-4-13 0-13-2-13-4s0-4 1-6c13-52 26-105 39-157zM38 122c-17 0-18-22-18-27 0-13 8-44 13-56 9-21 23-33 34-33 19 0 23 24 23 25 0 2-16 63-16 64-4 8-20 27-36 27z">
              <text:p/>
            </draw:path>
            <draw:path draw:style-name="gr39" draw:text-style-name="P8" draw:layer="layout" svg:width="0.115cm" svg:height="0.178cm" svg:x="3.764cm" svg:y="17.753cm" svg:viewBox="0 0 116 179" svg:d="M116 3c0-1-1-2-3-2-3 0-15 11-19 19-6-15-17-20-26-20-34 0-68 42-68 82 0 28 17 46 37 46 13 0 23-7 33-18-2 11-12 48-12 51-3 8-5 9-20 9-4 0-7 0-7 6 1 1 0 3 3 3 10 0 20-1 28-1 10 0 20 1 30 1 1 0 5 0 5-5 0-4-3-4-7-4-14 0-14-2-14-4s1-4 1-6c13-52 26-105 39-157zM38 122c-17 0-18-22-18-27 0-13 8-44 13-56 9-21 23-33 35-33 18 0 22 24 22 25 0 2-16 63-16 64-4 8-20 27-36 27z">
              <text:p/>
            </draw:path>
            <draw:path draw:style-name="gr39" draw:text-style-name="P8" draw:layer="layout" svg:width="0.115cm" svg:height="0.178cm" svg:x="4.205cm" svg:y="17.753cm" svg:viewBox="0 0 116 179" svg:d="M116 3c0-1-1-2-2-2-4 0-15 11-20 19-6-15-17-20-26-20-33 0-68 42-68 82 0 28 17 46 38 46 12 0 23-7 32-18-2 11-12 48-12 51-2 8-4 9-20 9-4 0-7 0-7 6 2 1 0 3 4 3 9 0 19-1 28-1 10 0 19 1 29 1 2 0 5 0 5-5 0-4-3-4-7-4-14 0-14-2-14-4s1-4 2-6c12-52 25-105 38-157zM38 122c-16 0-18-22-18-27 0-13 9-44 14-56 8-21 23-33 34-33 18 0 22 24 22 25 0 2-15 63-16 64-4 8-20 27-36 27z">
              <text:p/>
            </draw:path>
            <draw:path draw:style-name="gr39" draw:text-style-name="P8" draw:layer="layout" svg:width="0.115cm" svg:height="0.178cm" svg:x="4.669cm" svg:y="17.753cm" svg:viewBox="0 0 116 179" svg:d="M116 3c0-1-1-2-3-2-3 0-15 11-19 19-6-15-17-20-26-20-34 0-68 42-68 82 0 28 17 46 37 46 13 0 23-7 33-18-2 11-12 48-12 51-3 8-5 9-20 9-4 0-7 0-7 6 1 1 0 3 3 3 10 0 20-1 28-1 10 0 20 1 30 1 1 0 5 0 5-5 0-4-3-4-7-4-14 0-14-2-14-4s1-4 1-6c13-52 26-105 39-157zM38 122c-17 0-18-22-18-27 0-13 8-44 13-56 9-21 23-33 35-33 18 0 22 24 22 25 0 2-16 63-16 64-4 8-20 27-36 27z">
              <text:p/>
            </draw:path>
            <draw:path draw:style-name="gr4" draw:text-style-name="P3" draw:layer="layout" svg:width="0.147cm" svg:height="0.252cm" svg:x="1.875cm" svg:y="18.019cm" svg:viewBox="0 0 148 253" svg:d="M110 7c0-1 0-2 0-4-1-1 0-3-3-3s-3 1-5 6c-5 21-10 43-16 65-44 1-86 39-86 77 0 26 20 49 54 50-2 9-4 19-6 27-3 13-6 24-6 25 0 3 2 3 3 3s2 0 3-1 2-7 3-11c4-14 7-29 11-43 45 0 86-39 86-76 0-23-15-48-54-51 5-21 10-42 16-64zM56 193c-17-1-38-11-38-39 0-34 24-73 67-77-10 38-19 77-29 116zM92 77c22 1 38 14 38 39 0 33-25 74-67 77 10-39 19-78 29-116z">
              <text:p/>
            </draw:path>
            <draw:path draw:style-name="gr4" draw:text-style-name="P3" draw:layer="layout" svg:width="0.01cm" svg:height="0.337cm" svg:x="3.154cm" svg:y="17.978cm" svg:viewBox="0 0 11 338" svg:d="M6 338c-2 0-4 0-6 0 0-113 0-225 0-338 4 0 7 0 11 0 0 113 0 225 0 338-2 0-4 0-5 0z">
              <text:p/>
            </draw:path>
            <draw:path draw:style-name="gr4" draw:text-style-name="P3" draw:layer="layout" svg:width="0.01cm" svg:height="0.337cm" svg:x="3.154cm" svg:y="17.978cm" svg:viewBox="0 0 11 338" svg:d="M6 338c-2 0-4 0-6 0 0-113 0-225 0-338 4 0 7 0 11 0 0 113 0 225 0 338-2 0-4 0-5 0z">
              <text:p/>
            </draw:path>
            <draw:path draw:style-name="gr4" draw:text-style-name="P3" draw:layer="layout" svg:width="0.064cm" svg:height="0.28cm" svg:x="3.267cm" svg:y="18.004cm" svg:viewBox="0 0 65 281" svg:d="M65 278c0 0 0-1-5-6-35-35-44-89-44-132 0-49 10-98 45-133 4-3 4-4 4-5s-1-2-3-2c-3 0-28 19-44 54-15 32-18 63-18 86 0 22 2 56 18 88 17 34 41 53 44 53 2 0 3-1 3-3z">
              <text:p/>
            </draw:path>
            <draw:path draw:style-name="gr4" draw:text-style-name="P3" draw:layer="layout" svg:width="0.138cm" svg:height="0.197cm" svg:x="3.358cm" svg:y="18.019cm" svg:viewBox="0 0 139 198" svg:d="M98 180c0 6 0 12 0 18 13-1 27-2 41-3 0-3 0-6 0-9-20 0-22-1-22-15 0-57 0-114 0-171-14 1-27 2-40 3 0 3 0 6 0 9 19 0 21 2 21 16 0 20 0 41 0 61-8-11-20-18-35-18-33 0-63 27-63 64 0 35 28 63 60 63 18 0 30-9 38-18zM98 105c0 19 0 38 0 57 0 5 0 6-4 11-8 13-20 19-32 19-13 0-24-7-30-18-7-12-8-28-8-39 0-10 0-27 8-40 6-9 17-17 32-17 10 0 22 4 30 16 4 5 4 5 4 11z">
              <text:p/>
            </draw:path>
            <draw:path draw:style-name="gr4" draw:text-style-name="P3" draw:layer="layout" svg:width="0.108cm" svg:height="0.128cm" svg:x="3.512cm" svg:y="18.089cm" svg:viewBox="0 0 109 129" svg:d="M24 55c2-42 26-49 35-49 29 0 31 38 31 49-22 0-44 0-66 0zM24 61c26 0 52 0 78 0 6 0 7 0 7-6 0-28-15-55-50-55-33 0-59 29-59 64 0 38 30 65 62 65 35 0 47-31 47-37 0-2-2-3-3-3-3 0-4 1-4 4-10 29-36 29-38 29-14 0-26-8-32-19-8-13-8-32-8-42z">
              <text:p/>
            </draw:path>
            <draw:path draw:style-name="gr4" draw:text-style-name="P3" draw:layer="layout" svg:width="0.061cm" svg:height="0.194cm" svg:x="3.638cm" svg:y="18.019cm" svg:viewBox="0 0 62 195" svg:d="M41 0c-14 1-27 2-41 3 0 3 0 6 0 9 20 0 22 2 22 16 0 49 0 98 0 146 0 12-3 12-22 12 0 3 0 6 0 9 10 0 24-1 31-1s21 1 31 1c0-3 0-6 0-9-18 0-21 0-21-12 0-58 0-116 0-174z">
              <text:p/>
            </draw:path>
            <draw:path draw:style-name="gr4" draw:text-style-name="P3" draw:layer="layout" svg:width="0.108cm" svg:height="0.128cm" svg:x="3.715cm" svg:y="18.089cm" svg:viewBox="0 0 109 129" svg:d="M24 55c2-42 25-49 34-49 29 0 32 38 32 49-22 0-44 0-66 0zM23 61c26 0 52 0 79 0 6 0 7 0 7-6 0-28-15-55-51-55-32 0-58 29-58 64 0 38 30 65 62 65 34 0 47-31 47-37 0-2-3-3-3-3-4 0-4 1-4 4-10 29-36 29-38 29-14 0-26-8-32-19-9-13-9-32-9-42z">
              <text:p/>
            </draw:path>
            <draw:path draw:style-name="gr4" draw:text-style-name="P3" draw:layer="layout" svg:width="0.087cm" svg:height="0.175cm" svg:x="3.837cm" svg:y="18.041cm" svg:viewBox="0 0 88 176" svg:d="M43 61c14 0 27 0 41 0 0-3 0-6 0-9-14 0-27 0-41 0 0-17 0-35 0-52-2 0-4 0-6 0-1 23-9 54-37 54 0 3 0 5 0 7 8 0 16 0 24 0 0 26 0 52 0 77 0 35 26 38 36 38 20 0 28-20 28-38 0-5 0-10 0-16-2 0-5 0-7 0 0 5 0 11 0 16 0 20-8 31-19 31-19 0-19-26-19-31 0-25 0-51 0-77z">
              <text:p/>
            </draw:path>
            <draw:path draw:style-name="gr4" draw:text-style-name="P3" draw:layer="layout" svg:width="0.108cm" svg:height="0.128cm" svg:x="3.949cm" svg:y="18.089cm" svg:viewBox="0 0 109 129" svg:d="M24 55c2-42 25-49 34-49 29 0 32 38 32 49-22 0-44 0-66 0zM23 61c26 0 52 0 79 0 6 0 7 0 7-6 0-28-15-55-51-55-32 0-58 29-58 64 0 38 30 65 62 65 34 0 47-31 47-37 0-2-3-3-4-3-3 0-3 1-3 4-10 29-36 29-39 29-13 0-25-8-31-19-9-13-9-32-9-42z">
              <text:p/>
            </draw:path>
            <draw:path draw:style-name="gr4" draw:text-style-name="P3" draw:layer="layout" svg:width="0.065cm" svg:height="0.28cm" svg:x="4.188cm" svg:y="18.004cm" svg:viewBox="0 0 66 281" svg:d="M66 278c0 0 0-1-5-6-35-35-44-89-44-132 0-49 10-98 45-133 4-3 4-4 4-5s-2-2-4-2-28 19-44 54c-15 32-18 63-18 86 0 22 3 56 18 88 18 34 42 53 44 53s4-1 4-3z">
              <text:p/>
            </draw:path>
            <draw:path draw:style-name="gr4" draw:text-style-name="P3" draw:layer="layout" svg:width="0.145cm" svg:height="0.177cm" svg:x="4.261cm" svg:y="18.09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19 10-33 20-33 5 0 9 2 9 13 0 7-1 10-2 15-11 41-21 83-31 124zM71 37c2-8 10-16 15-20 9-9 18-11 22-11 12 0 18 10 18 27 0 16-9 49-14 59-10 20-23 29-34 29-18 0-22-23-22-25 0-1 0-1 2-5 4-18 9-36 13-54z">
              <text:p/>
            </draw:path>
            <draw:path draw:style-name="gr4" draw:text-style-name="P3" draw:layer="layout" svg:width="0.032cm" svg:height="0.083cm" svg:x="4.435cm" svg:y="18.185cm" svg:viewBox="0 0 33 84" svg:d="M33 30c0-19-7-30-18-30-9 0-15 7-15 15 0 7 6 15 15 15 3 0 7-1 10-4 1 0 1 0 1 0 0 1 0 0 0 4 0 20-9 38-18 47-3 3-3 3-3 4 0 2 1 3 2 3 3 0 26-22 26-54z">
              <text:p/>
            </draw:path>
            <draw:path draw:style-name="gr4" draw:text-style-name="P3" draw:layer="layout" svg:width="0.115cm" svg:height="0.177cm" svg:x="4.547cm" svg:y="18.09cm" svg:viewBox="0 0 116 178" svg:d="M116 3c0-1-1-3-3-3-3 0-15 11-19 20-6-15-17-20-26-20-34 0-68 42-68 82 0 28 17 45 37 45 13 0 23-6 33-17-2 10-12 48-12 51-3 8-4 9-20 9-4 0-7 0-7 6 1 1 0 2 3 2 10 0 20 0 28 0 10 0 20 0 30 0 1 0 5 0 5-5 0-3-3-3-7-3-14 0-14-2-14-4 0-3 1-4 1-7 13-52 26-104 39-156zM38 121c-17 0-18-22-18-27 0-13 8-44 13-56 9-20 23-32 35-32 18 0 22 23 22 25s-16 63-16 64c-4 8-20 26-36 26z">
              <text:p/>
            </draw:path>
            <draw:path draw:style-name="gr4" draw:text-style-name="P3" draw:layer="layout" svg:width="0.064cm" svg:height="0.28cm" svg:x="4.688cm" svg:y="18.004cm" svg:viewBox="0 0 65 281" svg:d="M65 140c0-22-3-56-19-87-16-35-40-53-44-53-1 0-2 1-2 2s0 2 5 7c28 28 44 73 44 131 0 48-11 98-46 134-3 3-3 4-3 4 0 2 1 3 2 3 4 0 28-19 45-55 15-31 18-62 18-86z">
              <text:p/>
            </draw:path>
            <draw:path draw:style-name="gr4" draw:text-style-name="P3" draw:layer="layout" svg:width="0.065cm" svg:height="0.28cm" svg:x="4.796cm" svg:y="18.004cm" svg:viewBox="0 0 66 281" svg:d="M66 140c0-22-4-56-19-87-17-35-41-53-44-53-1 0-3 1-3 2s0 2 6 7c27 28 43 73 43 131 0 48-11 98-45 134-4 3-4 4-4 4 0 2 2 3 3 3 3 0 28-19 45-55 14-31 18-62 18-86z">
              <text:p/>
            </draw:path>
            <draw:path draw:style-name="gr4" draw:text-style-name="P3" draw:layer="layout" svg:width="3.188cm" svg:height="0.01cm" svg:x="1.781cm" svg:y="18.316cm" svg:viewBox="0 0 3189 11" svg:d="M1595 11c-532 0-1063 0-1595 0 0-4 0-7 0-11 1063 0 2126 0 3189 0 0 4 0 7 0 11-531 0-1063 0-1594 0z">
              <text:p/>
            </draw:path>
          </draw:g>
        </draw:g>
        <draw:g>
          <svg:title>TexMaths</svg:title>
          <svg:desc>10§display§f_{\rm e}: 
\mathcal{P} \!\times\! \mathcal{Q} \!\times\! \mathbb{B}^2
\to 
\Sigma§svg§600§TRUE§</svg:desc>
          <draw:g>
            <draw:path draw:style-name="gr4" draw:text-style-name="P3" draw:layer="layout" svg:width="0.174cm" svg:height="0.317cm" svg:x="1.441cm" svg:y="14.815cm" svg:viewBox="0 0 175 318" svg:d="M110 107c10 0 21 0 31 0 7 0 10 0 10-7 0-4-3-4-9-4-10 0-20 0-30 0 3-14 5-27 8-40 1-8 6-33 8-37 3-6 9-12 17-12 1 0 10 0 17 7-16 1-19 13-19 19 0 8 6 12 13 12 9 0 19-8 19-21 0-16-16-24-30-24-12 0-34 6-45 41-2 7-3 11-11 55-8 0-17 0-25 0-6 0-10 0-10 6 0 5 3 5 10 5 8 0 15 0 23 0-9 46-18 91-27 137-6 34-12 66-30 66-2 0-10 0-17-6 16-1 19-14 19-19 0-8-6-12-13-12-9 0-19 7-19 21 0 16 15 24 30 24 19 0 33-21 40-34 11-22 19-65 19-67 7-36 14-73 21-110z">
              <text:p/>
            </draw:path>
            <draw:path draw:style-name="gr4" draw:text-style-name="P3" draw:layer="layout" svg:width="0.104cm" svg:height="0.111cm" svg:x="1.604cm" svg:y="15.004cm" svg:viewBox="0 0 105 112" svg:d="M99 54c5 0 6 0 6-6 0-21-12-48-48-48-32 0-57 26-57 56 0 31 27 56 60 56s45-26 45-32c0-1 0-3-4-3-3 0-3 1-4 4-8 20-26 23-35 23-12 0-23-5-30-14-9-12-10-27-10-36 26 0 51 0 77 0zM23 47c2-34 24-40 34-40 30 0 31 34 31 40-22 0-43 0-65 0z">
              <text:p/>
            </draw:path>
            <draw:path draw:style-name="gr4" draw:text-style-name="P3" draw:layer="layout" svg:width="0.036cm" svg:height="0.15cm" svg:x="1.865cm" svg:y="14.911cm" svg:viewBox="0 0 37 151" svg:d="M37 18c0-10-9-18-19-18s-18 7-18 18c0 10 8 19 18 19s19-8 19-19zM37 132c0-10-9-18-19-18s-18 7-18 18c0 10 8 19 18 19s19-8 19-19z">
              <text:p/>
            </draw:path>
            <draw:path draw:style-name="gr4" draw:text-style-name="P3" draw:layer="layout" svg:width="0.249cm" svg:height="0.256cm" svg:x="2.037cm" svg:y="14.822cm" svg:viewBox="0 0 250 257" svg:d="M115 0c-50 0-87 24-102 41-12 14-13 24-13 25 0 2 1 2 3 2 6 0 14-4 17-6 7-5 8-7 11-14 4-14 14-26 59-28-7 79-28 155-57 228-2 5-1 4-2 6 0 1 1 3 3 3 6 0 22-8 26-17 19-43 47-123 58-220 6 0 12 0 18 0 43 0 84 16 84 51 0 27-25 76-93 78-8 0-11 0-21 6-7 5-9 9-9 11s2 2 6 2c64 0 147-54 147-112 0-40-47-56-88-56-16 0-31 0-47 0z">
              <text:p/>
            </draw:path>
            <draw:path draw:style-name="gr4" draw:text-style-name="P3" draw:layer="layout" svg:width="0.169cm" svg:height="0.168cm" svg:x="2.374cm" svg:y="14.89cm" svg:viewBox="0 0 170 169" svg:d="M85 74c-23-23-47-46-70-69-5-5-5-5-8-5-4 0-7 3-7 7 0 2 1 3 5 7 23 23 47 47 70 70-23 23-47 47-70 71-4 4-5 4-5 7 0 4 3 7 7 7 3 0 3-1 8-5 23-24 47-47 70-70 24 24 48 48 72 73 1 0 3 2 6 2 4 0 7-3 7-7 0-1 0-2-1-4-1-1-57-56-74-74 21-21 43-43 64-64 2-2 7-7 9-9 1-1 2-2 2-4 0-4-3-7-7-7-3 0-5 1-8 5-23 23-47 46-70 69z">
              <text:p/>
            </draw:path>
            <draw:path draw:style-name="gr4" draw:text-style-name="P3" draw:layer="layout" svg:width="0.236cm" svg:height="0.289cm" svg:x="2.655cm" svg:y="14.815cm" svg:viewBox="0 0 237 290" svg:d="M38 236c-6 0-10 0-19 5-3 2-11 8-11 12 0 3 2 3 3 3 24 1 38 4 73 16 25 9 50 18 77 18 41 0 76-37 76-51 0-2-2-3-4-3-3 0-11 3-16 7-8 5-9 8-11 12-5 14-12 15-21 15-24 0-39-5-90-23 61-17 137-76 137-161 0-48-26-86-77-86-72 0-155 73-155 146 0 37 22 64 61 64 35 0 75-22 75-30 0-2-2-2-3-2-5 0-11 3-16 6-15 7-29 7-33 7-32 0-54-24-54-60 0-44 39-112 101-112 45 0 71 35 71 82 0 34-14 74-47 103-23 20-49 32-106 32-4 0-7 0-11 0z">
              <text:p/>
            </draw:path>
            <draw:path draw:style-name="gr4" draw:text-style-name="P3" draw:layer="layout" svg:width="0.169cm" svg:height="0.168cm" svg:x="2.972cm" svg:y="14.89cm" svg:viewBox="0 0 170 169" svg:d="M85 74c-23-23-47-46-70-69-4-5-5-5-8-5s-7 3-7 7c0 2 1 3 5 7 23 23 47 47 70 70-23 23-47 47-70 71-4 4-5 4-5 7 0 4 4 7 7 7s4-1 8-5c23-24 47-47 70-70 24 24 48 48 72 73 1 0 4 2 6 2 4 0 7-3 7-7 0-1 0-2-1-4-1-1-57-56-74-74 21-21 43-43 64-64 2-2 7-7 9-9 1-1 2-2 2-4 0-4-3-7-7-7-3 0-4 1-8 5-23 23-47 46-70 69z">
              <text:p/>
            </draw:path>
            <draw:path draw:style-name="gr4" draw:text-style-name="P3" draw:layer="layout" svg:width="0.214cm" svg:height="0.238cm" svg:x="3.216cm" svg:y="14.822cm" svg:viewBox="0 0 215 239" svg:d="M46 32c0-5 0-14-3-20 13 0 25 0 38 0-4 6-4 13-4 18 0 60 0 120 0 179 0 5 0 12 4 18-13 0-25 0-38 0 3-7 3-15 3-20 0-58 0-117 0-175zM142 105c11-11 14-29 14-44 0-24-7-39-15-48 24 3 49 12 49 47 0 22-25 40-48 45zM89 31c0-7 0-11 5-15 2-1 7-4 15-4 16 0 35 12 35 49 0 39-20 48-55 48 0-26 0-52 0-78zM163 111c20-10 39-27 39-51 0-49-40-60-83-60-36 0-71 0-107 0-6 0-12 0-12 6s6 6 12 6c21 0 22 3 22 20 0 58 0 116 0 174 0 18-1 21-23 21-4 0-11 0-11 6s6 6 12 6c35 0 70 0 105 0 43 0 98-17 98-65 0-36-26-56-52-63zM89 208c0-28 0-57 0-86 28 0 40 0 51 8 14 10 15 33 15 44 0 14-1 53-45 53-21 0-21-13-21-19zM152 223c13-15 15-33 15-49 0-24-5-42-19-54 32 6 55 24 55 54 0 26-21 42-51 49z">
              <text:p/>
            </draw:path>
            <draw:path draw:style-name="gr4" draw:text-style-name="P3" draw:layer="layout" svg:width="0.108cm" svg:height="0.162cm" svg:x="3.463cm" svg:y="14.754cm" svg:viewBox="0 0 109 163" svg:d="M109 118c-3 0-6 0-9 0-1 6-3 20-6 23-2 1-21 1-25 1-15 0-30 0-45 0 26-23 35-29 49-41 19-15 36-30 36-53 0-30-27-48-58-48-30 0-51 21-51 44 0 13 10 14 13 14 6 0 13-4 13-13 0-5-2-13-15-13 8-18 25-23 36-23 25 0 38 19 38 39 0 21-16 38-23 47-20 19-40 39-60 59-2 2-2 2-2 9 34 0 67 0 101 0 3-15 5-30 8-45z">
              <text:p/>
            </draw:path>
            <draw:path draw:style-name="gr4" draw:text-style-name="P3" draw:layer="layout" svg:width="0.311cm" svg:height="0.182cm" svg:x="3.722cm" svg:y="14.883cm" svg:viewBox="0 0 312 183" svg:d="M274 98c-20 15-29 29-32 34-16 24-19 46-19 47 0 4 4 4 7 4 6 0 7-1 8-7 8-35 29-64 69-80 4-2 5-3 5-5 0-3-2-3-3-4-15-6-58-23-71-82-1-4-2-5-8-5-3 0-7 0-7 4 0 1 3 23 18 46 7 11 17 23 33 34-87 0-174 0-261 0-7 0-13 0-13 7s6 7 13 7c87 0 174 0 261 0z">
              <text:p/>
            </draw:path>
            <draw:path draw:style-name="gr4" draw:text-style-name="P3" draw:layer="layout" svg:width="0.213cm" svg:height="0.238cm" svg:x="4.171cm" svg:y="14.822cm" svg:viewBox="0 0 214 239" svg:d="M111 126c3-4 3-5 3-6 0-2-1-3-2-5-24-35-48-69-72-104 27 0 54 0 81 0 59 0 77 13 84 68 3 0 6 0 9 0-3-26-7-53-10-79-65 0-130 0-195 0-8 0-9 0-9 8 29 42 59 84 88 127-28 32-56 63-84 95-4 3-4 4-4 5 0 4 4 4 9 4 65 0 130 0 195 0 3-27 7-55 10-82-3 0-6 0-9 0-6 58-30 67-85 67-32 0-65 0-97 0 29-33 59-65 88-98z">
              <text:p/>
            </draw:path>
          </draw:g>
        </draw:g>
        <draw:frame draw:style-name="gr67" draw:text-style-name="P1" draw:layer="layout" svg:width="2.982cm" svg:height="0.637cm" svg:x="1.803cm" svg:y="18.304cm">
          <draw:text-box>
            <text:p><text:span text:style-name="T1">erasures:</text:span></text:p>
            <text:p><text:span text:style-name="T1">corrected by outer code</text:span></text:p>
          </draw:text-box>
        </draw:frame>
        <draw:frame draw:style-name="gr68" draw:text-style-name="P2" draw:layer="layout" svg:width="0.878cm" svg:height="0.395cm" svg:x="6.41cm" svg:y="13.81cm">
          <draw:text-box>
            <text:p><text:span text:style-name="T2">[FBA]</text:span></text:p>
          </draw:text-box>
        </draw:frame>
        <draw:custom-shape draw:style-name="gr23" draw:text-style-name="P6" draw:layer="layout" svg:width="0.2cm" svg:height="0.2cm" svg:x="12.102cm" svg:y="14.3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2cm" svg:height="0.2cm" svg:x="13.702cm" svg:y="14.3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2cm" svg:height="0.2cm" svg:x="15.302cm" svg:y="14.3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2cm" svg:height="0.2cm" svg:x="12.9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2cm" svg:height="0.2cm" svg:x="14.503cm" svg:y="1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2cm" svg:height="0.2cm" svg:x="13.704cm" svg:y="1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2cm" svg:height="0.2cm" svg:x="12.105cm" svg:y="1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2cm" svg:height="0.2cm" svg:x="15.306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2.302cm" svg:y1="14.402cm" svg:x2="12.902cm" svg:y2="14.402cm">
          <text:p/>
        </draw:line>
        <draw:line draw:style-name="gr25" draw:text-style-name="P4" draw:layer="layout" svg:x1="13.102cm" svg:y1="14.402cm" svg:x2="13.702cm" svg:y2="14.402cm">
          <text:p/>
        </draw:line>
        <draw:line draw:style-name="gr25" draw:text-style-name="P4" draw:layer="layout" svg:x1="13.902cm" svg:y1="14.402cm" svg:x2="14.502cm" svg:y2="14.402cm">
          <text:p/>
        </draw:line>
        <draw:line draw:style-name="gr25" draw:text-style-name="P4" draw:layer="layout" svg:x1="14.702cm" svg:y1="14.402cm" svg:x2="15.302cm" svg:y2="14.402cm">
          <text:p/>
        </draw:line>
        <draw:line draw:style-name="gr25" draw:text-style-name="P4" draw:layer="layout" svg:x1="11.502cm" svg:y1="14.402cm" svg:x2="12.102cm" svg:y2="14.402cm">
          <text:p/>
        </draw:line>
        <draw:line draw:style-name="gr25" draw:text-style-name="P4" draw:layer="layout" svg:x1="15.502cm" svg:y1="14.402cm" svg:x2="16.102cm" svg:y2="14.402cm">
          <text:p/>
        </draw:line>
        <draw:line draw:style-name="gr25" draw:text-style-name="P4" draw:layer="layout" svg:x1="12.2cm" svg:y1="14.5cm" svg:x2="12.202cm" svg:y2="14.902cm">
          <text:p/>
        </draw:line>
        <draw:line draw:style-name="gr25" draw:text-style-name="P4" draw:layer="layout" svg:x1="13.8cm" svg:y1="14.5cm" svg:x2="13.802cm" svg:y2="14.902cm">
          <text:p/>
        </draw:line>
        <draw:line draw:style-name="gr25" draw:text-style-name="P4" draw:layer="layout" svg:x1="15.4cm" svg:y1="14.5cm" svg:x2="15.402cm" svg:y2="14.902cm">
          <text:p/>
        </draw:line>
        <draw:g>
          <svg:title>TexMaths</svg:title>
          <svg:desc>10§latex§\begin{align*}
&amp; 
s_{i} = (p_i, q_i, d_i) \in
\mathcal{P} \!\times\! \mathcal{Q} \!\times\! \mathcal{D}
\end{align*} §svg§600§TRUE§</svg:desc>
          <draw:g>
            <draw:path draw:style-name="gr4" draw:text-style-name="P3" draw:layer="layout" svg:width="0.129cm" svg:height="0.158cm" svg:x="6.602cm" svg:y="14.467cm" svg:viewBox="0 0 130 159" svg:d="M119 24c-9 0-17 8-17 16 0 5 4 10 11 10 8 0 17-6 17-20 0-15-16-30-42-30-47 0-60 36-60 51 0 28 26 33 37 35 18 4 36 7 36 27 0 9-8 38-50 38-5 0-32 0-40-18 13 1 22-9 22-19 0-8-6-12-13-12-9 0-20 7-20 23 0 20 20 34 50 34 57 0 71-42 71-58 0-13-7-22-11-26-9-10-19-11-35-15-13-2-27-5-27-21 0-10 9-31 40-31 9 0 26 2 31 16z">
              <text:p/>
            </draw:path>
            <draw:path draw:style-name="gr4" draw:text-style-name="P3" draw:layer="layout" svg:width="0.074cm" svg:height="0.164cm" svg:x="6.76cm" svg:y="14.512cm" svg:viewBox="0 0 75 165" svg:d="M68 9c0-4-3-9-9-9-7 0-14 6-14 14 0 4 3 9 10 9s13-7 13-14zM18 134c-1 3-2 6-2 10 0 12 10 21 23 21 25 0 36-34 36-37 0-4-3-4-4-4-4 0-4 2-5 5-6 19-16 29-26 29-5 0-6-3-6-8 0-6 2-11 4-16 2-7 5-13 8-20 2-5 11-28 12-31 1-2 1-5 1-8 0-11-10-20-23-20-24 0-36 33-36 37 0 3 3 2 4 3 4 0 4-1 5-4 6-21 17-30 26-30 4 0 6 2 6 9 0 6-1 9-7 25-5 13-11 26-16 39z">
              <text:p/>
            </draw:path>
            <draw:path draw:style-name="gr4" draw:text-style-name="P3" draw:layer="layout" svg:width="0.233cm" svg:height="0.082cm" svg:x="6.983cm" svg:y="14.493cm" svg:viewBox="0 0 234 83" svg:d="M222 15c5 0 12 0 12-8 0-7-7-7-12-7-70 0-140 0-210 0-5 0-12 0-12 7 0 8 7 8 12 8 70 0 140 0 210 0zM222 83c5 0 12 1 12-7 0-7-7-8-12-8-70 0-140 0-210 0-5 0-12 1-12 8 0 8 7 7 12 7 70 0 140 0 210 0z">
              <text:p/>
            </draw:path>
            <draw:path draw:style-name="gr4" draw:text-style-name="P3" draw:layer="layout" svg:width="0.08cm" svg:height="0.35cm" svg:x="7.369cm" svg:y="14.359cm" svg:viewBox="0 0 81 351" svg:d="M81 347c0-1 0-1-6-7-43-45-55-111-55-164 0-62 14-123 57-166 4-5 4-5 4-6 0-3-1-4-3-4-4 0-35 24-56 69-18 38-22 77-22 107 0 27 4 69 23 109 21 43 51 66 55 66 2 0 3-1 3-4z">
              <text:p/>
            </draw:path>
            <draw:path draw:style-name="gr4" draw:text-style-name="P3" draw:layer="layout" svg:width="0.182cm" svg:height="0.222cm" svg:x="7.46cm" svg:y="14.467cm" svg:viewBox="0 0 183 223" svg:d="M27 198c-3 12-4 14-19 14-5 0-8 0-8 7 0 3 1 4 4 4 10 0 20-1 30-1 11 0 23 1 34 1 2 0 7 0 7-7 0-4-4-4-9-4-17 0-17-2-17-5 0-5 14-62 17-70 5 10 14 22 32 22 41 0 85-51 85-103 0-33-20-56-47-56-17 0-34 13-46 26-3-18-18-26-31-26-17 0-23 14-26 20-7 12-11 33-11 34 0 4 3 4 4 4 3 0 4-1 6-8 6-25 13-42 26-42 5 0 10 3 10 16 0 8-1 12-2 18-13 52-26 104-39 156zM88 46c3-10 12-20 19-25 12-11 22-13 28-13 14 0 23 12 23 33s-12 61-18 74c-12 25-29 36-42 36-23 0-28-29-28-31 0-1 0-1 1-6 6-23 11-45 17-68z">
              <text:p/>
            </draw:path>
            <draw:path draw:style-name="gr4" draw:text-style-name="P3" draw:layer="layout" svg:width="0.074cm" svg:height="0.164cm" svg:x="7.659cm" svg:y="14.512cm" svg:viewBox="0 0 75 165" svg:d="M68 9c0-4-3-9-10-9-6 0-13 6-13 14 0 4 3 9 9 9 8 0 14-7 14-14zM18 134c-1 3-2 6-2 10 0 12 10 21 23 21 25 0 36-34 36-37 0-4-3-3-4-4-4 0-4 2-5 5-6 19-16 29-26 29-5 0-6-3-6-8 0-6 2-11 4-16 2-7 5-13 8-20 2-5 11-28 12-31 0-2 1-5 1-8 0-11-10-20-23-20-25 0-36 33-36 37 0 3 3 2 4 3 4 0 4-1 5-4 6-21 17-30 26-30 4 0 6 2 6 9 0 6-1 9-7 25-5 13-11 26-16 39z">
              <text:p/>
            </draw:path>
            <draw:path draw:style-name="gr4" draw:text-style-name="P3" draw:layer="layout" svg:width="0.04cm" svg:height="0.104cm" svg:x="7.795cm" svg:y="14.585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3" draw:layer="layout" svg:width="0.144cm" svg:height="0.222cm" svg:x="7.935cm" svg:y="14.467cm" svg:viewBox="0 0 145 223" svg:d="M145 4c0-1-2-3-4-3-4 0-18 14-24 24-8-19-21-25-33-25-41 0-84 52-84 103 0 34 21 56 46 56 15 0 29-8 42-21-4 12-15 60-16 63-3 10-6 11-25 11-5 0-9 0-9 7 0 1 0 4 5 4 11 0 24-1 35-1 12 0 25 1 36 1 2 0 7 0 7-7 0-4-4-4-9-4-17 0-17-2-17-5s0-5 1-8c16-65 33-130 49-195zM47 151c-21 0-22-27-22-33 0-16 10-55 16-69 11-26 29-41 43-41 23 0 28 28 28 31 0 2-19 79-20 80-5 10-25 32-45 32z">
              <text:p/>
            </draw:path>
            <draw:path draw:style-name="gr4" draw:text-style-name="P3" draw:layer="layout" svg:width="0.074cm" svg:height="0.164cm" svg:x="8.089cm" svg:y="14.512cm" svg:viewBox="0 0 75 165" svg:d="M68 9c0-4-3-9-10-9-6 0-13 6-13 14 0 4 3 9 9 9 8 0 14-7 14-14zM18 134c-1 3-2 6-2 10 0 12 10 21 23 21 25 0 36-34 36-37 0-4-3-3-4-4-4 0-4 2-5 5-6 19-16 29-26 29-5 0-6-3-6-8 0-6 2-11 4-16 2-7 5-13 8-20 2-5 11-28 12-31 0-2 1-5 1-8 0-11-10-20-23-20-25 0-36 33-36 37 0 3 3 2 4 3 4 0 4-1 5-4 6-21 17-30 26-30 4 0 6 2 6 9 0 6-1 9-7 25-5 13-11 26-16 39z">
              <text:p/>
            </draw:path>
            <draw:path draw:style-name="gr4" draw:text-style-name="P3" draw:layer="layout" svg:width="0.04cm" svg:height="0.104cm" svg:x="8.225cm" svg:y="14.585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3" draw:layer="layout" svg:width="0.166cm" svg:height="0.246cm" svg:x="8.365cm" svg:y="14.379cm" svg:viewBox="0 0 167 247" svg:d="M167 4c0-1 0-4-5-4s-38 3-44 4c-3 0-5 2-5 6 0 5 3 5 8 5 17 0 18 2 18 6 0 2-1 5-1 7-7 28-14 55-21 83-7-13-17-23-33-23-41 0-84 52-84 103 0 33 19 56 47 56 7 0 24-1 45-26 3 14 15 26 32 26 12 0 21-8 26-19 6-13 11-34 11-35 0-3-3-3-5-3-3 0-3 1-4 6-6 23-13 43-27 43-10 0-11-9-11-16 0-8 1-11 2-17 17-67 34-135 51-202zM94 201c-2 7-2 7-7 13-16 20-30 25-40 25-17 0-22-19-22-33 0-17 11-60 19-76 11-21 27-34 41-34 23 0 28 29 28 31s-1 4-1 6c-6 23-12 45-18 68z">
              <text:p/>
            </draw:path>
            <draw:path draw:style-name="gr4" draw:text-style-name="P3" draw:layer="layout" svg:width="0.074cm" svg:height="0.164cm" svg:x="8.545cm" svg:y="14.512cm" svg:viewBox="0 0 75 165" svg:d="M68 9c0-4-3-9-10-9-6 0-13 6-13 14 0 4 3 9 10 9s13-7 13-14zM18 134c-1 3-2 6-2 10 0 12 10 21 23 21 25 0 36-34 36-37 0-4-3-4-4-4-4 0-4 2-5 5-6 19-16 29-26 29-5 0-6-3-6-8 0-6 2-11 4-16 2-7 5-13 8-20 2-5 11-28 12-31 0-2 1-5 1-8 0-11-10-20-23-20-25 0-36 33-36 37 0 3 3 2 4 3 4 0 4-1 5-4 6-21 17-30 26-30 4 0 6 2 6 9 0 6-1 9-7 25-5 13-11 26-16 39z">
              <text:p/>
            </draw:path>
            <draw:path draw:style-name="gr4" draw:text-style-name="P3" draw:layer="layout" svg:width="0.08cm" svg:height="0.35cm" svg:x="8.671cm" svg:y="14.359cm" svg:viewBox="0 0 81 351" svg:d="M81 176c0-28-4-70-23-110-21-43-51-66-55-66-2 0-3 2-3 4 0 1 0 1 6 8 35 34 55 90 55 164 0 59-13 121-57 165-4 5-4 5-4 6 0 2 1 4 3 4 4 0 35-24 56-69 18-38 22-77 22-106z">
              <text:p/>
            </draw:path>
            <draw:path draw:style-name="gr4" draw:text-style-name="P3" draw:layer="layout" svg:width="0.175cm" svg:height="0.202cm" svg:x="8.914cm" svg:y="14.433cm" svg:viewBox="0 0 176 203" svg:d="M163 109c6 0 13 1 13-7 0-7-7-8-13-8-50 0-99 0-149 0 5-46 45-80 95-80 18 0 36 0 54 0 6 0 13 0 13-7s-7-7-13-7c-18 0-37 0-55 0-60 0-108 46-108 102 0 57 48 101 108 101 18 0 37 0 55 0 6 0 13 0 13-7s-7-7-13-7c-18 0-36 0-54 0-50 0-90-34-95-80 50 0 99 0 149 0z">
              <text:p/>
            </draw:path>
            <draw:path draw:style-name="gr4" draw:text-style-name="P3" draw:layer="layout" svg:width="0.249cm" svg:height="0.256cm" svg:x="9.224cm" svg:y="14.383cm" svg:viewBox="0 0 250 257" svg:d="M115 0c-50 0-87 24-102 40-12 14-13 24-13 25 0 2 1 3 4 3 5 0 13-5 16-7 7-5 9-7 11-14 5-14 14-26 59-28-7 79-28 156-57 229-2 5-1 4-2 6 0 1 1 3 3 3 6 0 23-8 27-17 18-43 47-124 57-221 6 0 12 0 18 0 43 0 84 16 84 52 0 26-25 75-93 77-7 0-11 0-21 7-6 4-9 8-9 10s2 2 6 2c64 0 147-54 147-112 0-40-47-55-88-55-16 0-31 0-47 0z">
              <text:p/>
            </draw:path>
            <draw:path draw:style-name="gr4" draw:text-style-name="P3" draw:layer="layout" svg:width="0.169cm" svg:height="0.168cm" svg:x="9.561cm" svg:y="14.45cm" svg:viewBox="0 0 170 169" svg:d="M85 75c-23-23-47-47-70-70-4-4-5-5-8-5s-7 3-7 7c0 2 1 3 5 7 23 24 47 47 70 71-23 23-47 47-70 70-4 4-5 5-5 7 0 4 4 7 7 7s4-1 8-5c23-23 47-47 70-70 24 24 49 49 73 73 2 1 3 2 5 2 4 0 7-3 7-7 0-1 0-2-1-4-1-1-56-56-74-73 21-22 43-43 64-65 2-2 7-6 9-8 0-1 2-3 2-5 0-4-3-7-7-7-3 0-4 1-8 5-23 23-47 47-70 70z">
              <text:p/>
            </draw:path>
            <draw:path draw:style-name="gr4" draw:text-style-name="P3" draw:layer="layout" svg:width="0.236cm" svg:height="0.29cm" svg:x="9.842cm" svg:y="14.375cm" svg:viewBox="0 0 237 291" svg:d="M39 237c-7 0-11 0-20 6-2 1-11 7-11 11 0 3 2 3 4 3 23 1 38 4 73 16 24 9 49 18 77 18 41 0 75-36 75-51 0-2-2-3-3-3-4 0-11 3-17 7-8 5-9 8-10 12-5 14-13 15-22 15-23 0-39-5-90-22 61-18 138-78 138-163 0-47-26-86-78-86-72 0-155 73-155 146 0 37 22 65 61 65 36 0 76-23 76-31 0-2-3-2-4-2-5 0-11 3-16 6-14 8-29 8-33 8-31 0-54-24-54-61 0-43 40-112 102-112 44 0 71 35 71 82 0 35-15 74-48 104-23 20-48 32-106 32-3 0-7 0-10 0z">
              <text:p/>
            </draw:path>
            <draw:path draw:style-name="gr4" draw:text-style-name="P3" draw:layer="layout" svg:width="0.169cm" svg:height="0.168cm" svg:x="10.16cm" svg:y="14.45cm" svg:viewBox="0 0 170 169" svg:d="M85 75c-23-23-47-47-70-70-4-4-5-5-8-5s-7 3-7 7c0 2 1 3 5 7 23 24 47 47 70 71-23 23-47 47-70 70-4 4-5 5-5 7 0 4 4 7 7 7s4-1 8-5c23-23 47-47 70-70 24 24 49 49 73 73 1 0 3 2 5 2 4 0 7-3 7-7 0-1 0-2-1-4 0-1-56-56-74-73 22-22 43-43 65-65 1-2 7-6 8-8 1-1 2-3 2-5 0-4-3-7-7-7-3 0-4 1-8 5-23 23-47 47-70 70z">
              <text:p/>
            </draw:path>
            <draw:path draw:style-name="gr4" draw:text-style-name="P3" draw:layer="layout" svg:width="0.261cm" svg:height="0.238cm" svg:x="10.409cm" svg:y="14.383cm" svg:viewBox="0 0 262 239" svg:d="M64 239c82 0 198-62 198-158 0-31-15-51-32-62-30-19-63-19-96-19-30 0-51 0-81 12-46 21-53 50-53 53 0 2 1 3 4 3 5 0 13-5 16-7 7-5 8-7 11-14 4-14 14-26 59-28-6 73-24 140-49 202-13 4-21 12-21 16 0 2 0 2 8 2 12 0 24 0 36 0zM66 220c40-98 47-159 52-201 24 0 114 0 114 77 0 69-62 124-147 124-6 0-13 0-19 0z">
              <text:p/>
            </draw:path>
          </draw:g>
        </draw:g>
        <draw:g>
          <svg:title>TexMaths</svg:title>
          <svg:desc>10§display§s_i§svg§600§TRUE§</svg:desc>
          <draw:g>
            <draw:path draw:style-name="gr4" draw:text-style-name="P3" draw:layer="layout" svg:width="0.127cm" svg:height="0.157cm" svg:x="12.853cm" svg:y="14.025cm" svg:viewBox="0 0 128 158" svg:d="M118 24c-9 0-16 8-16 16 0 5 3 10 11 10 7 0 15-6 15-20 0-16-14-30-41-30-46 0-59 36-59 51 0 28 26 33 36 35 18 3 37 7 37 26 0 9-8 38-51 38-4 0-31 0-39-18 13 1 22-9 22-19 0-8-6-11-13-11-9 0-20 6-20 22 0 20 20 34 50 34 57 0 70-43 70-57 0-13-6-22-10-26-10-10-20-12-35-15-13-3-27-5-27-21 0-10 8-31 39-31 9 0 27 2 31 16z">
              <text:p/>
            </draw:path>
            <draw:path draw:style-name="gr4" draw:text-style-name="P3" draw:layer="layout" svg:width="0.073cm" svg:height="0.163cm" svg:x="13.01cm" svg:y="14.07cm" svg:viewBox="0 0 74 164" svg:d="M68 9c0-4-3-9-10-9s-14 6-14 13c0 5 3 10 10 10s14-7 14-14zM18 133c-1 3-3 6-3 10 0 12 10 21 24 21 24 0 35-34 35-38 0-3-3-3-4-3-3 0-4 2-5 4-5 20-16 30-26 30-5 0-6-3-6-8 0-6 2-11 4-16 3-7 5-13 8-20 2-6 11-27 12-30 1-2 2-5 2-8 0-11-10-21-24-21-24 0-35 34-35 38 0 3 3 3 4 3 3 0 3-1 4-4 7-21 17-30 26-30 4 0 7 2 7 9 0 5-2 9-8 24-5 13-10 26-15 39z">
              <text:p/>
            </draw:path>
          </draw:g>
        </draw:g>
        <draw:g>
          <svg:title>TexMaths</svg:title>
          <svg:desc>10§display§s_{i+1}§svg§600§TRUE§</svg:desc>
          <draw:g>
            <draw:path draw:style-name="gr4" draw:text-style-name="P3" draw:layer="layout" svg:width="0.128cm" svg:height="0.157cm" svg:x="14.454cm" svg:y="14.026cm" svg:viewBox="0 0 129 158" svg:d="M119 24c-10 0-17 8-17 16 0 5 3 10 11 10s16-6 16-20c0-15-15-30-42-30-46 0-59 36-59 51 0 28 26 33 36 35 19 4 37 7 37 27 0 9-8 37-50 37-5 0-32 0-40-18 13 2 22-8 22-18 0-8-6-12-13-12-9 0-20 7-20 23 0 19 20 33 50 33 57 0 71-41 71-57 0-13-7-22-11-26-10-10-20-11-35-14-13-3-27-6-27-22 0-10 9-31 39-31 9 0 27 2 32 16z">
              <text:p/>
            </draw:path>
            <draw:path draw:style-name="gr4" draw:text-style-name="P3" draw:layer="layout" svg:width="0.073cm" svg:height="0.163cm" svg:x="14.612cm" svg:y="14.071cm" svg:viewBox="0 0 74 164" svg:d="M68 9c0-4-3-9-10-9s-14 6-14 14c0 4 3 9 10 9s14-7 14-14zM18 133c-1 3-2 6-2 10 0 12 9 21 23 21 24 0 35-33 35-36s-3-3-4-3c-3 0-3 1-4 4-6 18-17 28-26 28-5 0-7-3-7-8 0-6 2-10 4-16 3-6 6-12 8-19 2-5 11-28 12-31 1-2 2-5 2-8 0-11-10-20-24-20-24 0-35 33-35 37 0 3 3 3 4 3 3 0 4-1 4-4 7-21 18-30 27-30 4 0 6 2 6 9 0 6-2 9-8 25-5 13-10 26-15 38z">
              <text:p/>
            </draw:path>
            <draw:path draw:style-name="gr4" draw:text-style-name="P3" draw:layer="layout" svg:width="0.179cm" svg:height="0.179cm" svg:x="14.717cm" svg:y="14.082cm" svg:viewBox="0 0 180 180" svg:d="M96 96c25 0 50 0 75 0 3 0 9 0 9-6s-5-6-9-6c-25 0-50 0-75 0 0-25 0-50 0-75 0-3 0-9-6-9s-6 6-6 9c0 25 0 50 0 75-25 0-50 0-75 0-3 0-9 0-9 6s5 6 9 6c25 0 50 0 75 0 0 25 0 50 0 75 0 3 0 9 6 9s6-6 6-9c0-25 0-50 0-75z">
              <text:p/>
            </draw:path>
            <draw:path draw:style-name="gr4" draw:text-style-name="P3" draw:layer="layout" svg:width="0.089cm" svg:height="0.161cm" svg:x="14.94cm" svg:y="14.071cm" svg:viewBox="0 0 90 162" svg:d="M56 7c0-7-1-7-7-7-16 15-38 16-49 16 0 3 0 5 0 8 6 0 23 0 36-7 0 42 0 84 0 125 0 8 0 11-24 11-3 0-7 0-10 0 0 3 0 6 0 9 5 0 35-1 44-1 7 0 38 1 44 1 0-3 0-6 0-9-3 0-7 0-10 0-24 0-24-3-24-11 0-45 0-90 0-135z">
              <text:p/>
            </draw:path>
          </draw:g>
        </draw:g>
        <draw:custom-shape draw:style-name="gr23" draw:text-style-name="P6" draw:layer="layout" svg:width="0.2cm" svg:height="0.2cm" svg:x="11.702cm" svg:y="14.902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1.902cm" svg:y1="15.002cm" svg:x2="12.102cm" svg:y2="15.002cm">
          <text:p/>
        </draw:line>
        <draw:custom-shape draw:style-name="gr23" draw:text-style-name="P6" draw:layer="layout" svg:width="0.2cm" svg:height="0.2cm" svg:x="13.303cm" svg:y="14.902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3.503cm" svg:y1="15.002cm" svg:x2="13.703cm" svg:y2="15.002cm">
          <text:p/>
        </draw:line>
        <draw:custom-shape draw:style-name="gr23" draw:text-style-name="P6" draw:layer="layout" svg:width="0.2cm" svg:height="0.2cm" svg:x="14.904cm" svg:y="14.902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5.104cm" svg:y1="15.002cm" svg:x2="15.304cm" svg:y2="15.002cm">
          <text:p/>
        </draw:line>
        <draw:g>
          <svg:title>TexMaths</svg:title>
          <svg:desc>10§display§x_i = (x^0_i, x^1_i)
\in \mathbb{B}^2§svg§600§TRUE§</svg:desc>
          <draw:g>
            <draw:path draw:style-name="gr4" draw:text-style-name="P3" draw:layer="layout" svg:width="0.174cm" svg:height="0.158cm" svg:x="6.601cm" svg:y="14.96cm" svg:viewBox="0 0 175 159" svg:d="M107 49c2-9 10-41 35-41 2 0 10 0 18 4-10 2-17 11-17 19 0 6 4 12 13 12 8 0 19-6 19-20 0-18-21-23-33-23-20 0-32 18-37 26-8-23-27-26-38-26-36 0-56 45-56 54 0 3 3 3 4 3 3 0 4 0 5-4 12-37 35-45 47-45 6 0 19 3 19 23 0 11-6 34-19 84-6 21-18 36-34 36-2 0-10 0-17-5 9-1 16-9 16-19 0-9-7-12-13-12-10 0-19 9-19 21 0 16 18 23 33 23 23 0 36-25 37-27 4 13 17 27 38 27 36 0 56-46 56-54 0-4-3-4-4-4-3 0-4 2-5 4-11 38-35 46-46 46-14 0-20-11-20-23 0-8 2-16 6-31 4-16 8-32 12-48z">
              <text:p/>
            </draw:path>
            <draw:path draw:style-name="gr4" draw:text-style-name="P3" draw:layer="layout" svg:width="0.074cm" svg:height="0.164cm" svg:x="6.803cm" svg:y="15.005cm" svg:viewBox="0 0 75 165" svg:d="M68 9c0-4-3-9-10-9-6 0-13 6-13 13 0 4 3 10 10 10s13-7 13-14zM18 134c-1 3-2 6-2 10 0 12 10 21 23 21 25 0 36-34 36-38 0-3-3-2-4-3-4 0-4 2-5 4-6 20-16 30-26 30-5 0-6-3-6-9 0-5 2-10 4-15 2-7 5-14 8-20 2-6 11-28 12-31 0-3 1-6 1-8 0-11-10-21-23-21-25 0-36 34-36 38 0 3 3 2 4 3 4 0 4-1 5-4 6-21 17-30 26-30 4 0 6 2 6 9 0 5-1 9-7 24-5 13-11 26-16 40z">
              <text:p/>
            </draw:path>
            <draw:path draw:style-name="gr4" draw:text-style-name="P3" draw:layer="layout" svg:width="0.232cm" svg:height="0.081cm" svg:x="7.026cm" svg:y="14.986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4" draw:text-style-name="P3" draw:layer="layout" svg:width="0.08cm" svg:height="0.349cm" svg:x="7.412cm" svg:y="14.852cm" svg:viewBox="0 0 81 350" svg:d="M81 346c0-1 0-2-6-8-44-44-55-110-55-163 0-61 14-122 57-166 4-4 4-5 4-6 0-2-1-3-3-3-4 0-35 24-56 68-18 39-22 78-22 107 0 27 4 69 23 109 21 43 51 66 55 66 2 0 3-2 3-4z">
              <text:p/>
            </draw:path>
            <draw:path draw:style-name="gr4" draw:text-style-name="P3" draw:layer="layout" svg:width="0.174cm" svg:height="0.158cm" svg:x="7.524cm" svg:y="14.96cm" svg:viewBox="0 0 175 159" svg:d="M107 49c2-9 10-41 35-41 2 0 10 0 17 4-10 2-17 11-17 19 0 6 4 12 14 12 8 0 19-6 19-20 0-18-21-23-33-23-20 0-33 18-37 26-9-23-28-26-38-26-36 0-56 45-56 54 0 3 3 3 4 3 3 0 4 0 4-4 12-37 36-45 48-45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4" draw:text-style-name="P3" draw:layer="layout" svg:width="0.113cm" svg:height="0.167cm" svg:x="7.727cm" svg:y="14.807cm" svg:viewBox="0 0 114 168" svg:d="M114 85c0-27-3-47-14-64-8-11-23-21-43-21-57 0-57 67-57 85 0 17 0 83 57 83s57-66 57-83zM57 161c-11 0-26-7-31-27-3-14-3-34-3-52s0-37 3-51c5-19 21-24 31-24 14 0 26 8 31 22 4 13 4 31 4 53 0 18 0 36-3 51-5 23-22 28-32 28z">
              <text:p/>
            </draw:path>
            <draw:path draw:style-name="gr4" draw:text-style-name="P3" draw:layer="layout" svg:width="0.073cm" svg:height="0.164cm" svg:x="7.726cm" svg:y="15.038cm" svg:viewBox="0 0 74 165" svg:d="M68 9c0-4-3-9-10-9-6 0-14 6-14 13 0 4 4 10 10 10 7 0 14-7 14-14zM18 134c-1 3-2 6-2 10 0 12 10 21 23 21 25 0 35-34 35-38 0-3-2-2-3-3-4 0-4 2-5 4-6 20-17 30-26 30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4" draw:text-style-name="P3" draw:layer="layout" svg:width="0.04cm" svg:height="0.104cm" svg:x="7.902cm" svg:y="15.077cm" svg:viewBox="0 0 41 105" svg:d="M41 36c0-23-8-36-22-36-12 0-19 8-19 18s7 19 19 19c4 0 9-2 12-5 1 0 1-1 2-1 0 2 1 1 1 5 0 26-13 47-24 59-4 4-4 5-4 6 0 2 2 4 3 4 4 0 32-27 32-69z">
              <text:p/>
            </draw:path>
            <draw:path draw:style-name="gr4" draw:text-style-name="P3" draw:layer="layout" svg:width="0.174cm" svg:height="0.158cm" svg:x="8.037cm" svg:y="14.96cm" svg:viewBox="0 0 175 159" svg:d="M108 49c2-9 10-41 34-41 2 0 10 0 18 4-10 2-17 11-17 19 0 6 4 12 13 12 8 0 19-6 19-20 0-18-20-23-32-23-21 0-33 18-37 26-9-23-28-26-38-26-37 0-57 45-57 54 0 3 3 2 4 3 3 0 4 0 5-4 12-37 35-45 47-45 7 0 19 3 19 23 0 11-6 34-19 84-6 21-18 36-33 36-2 0-10 0-18-5 9-1 17-9 17-19 0-9-8-12-13-12-11 0-20 9-20 21 0 16 18 23 33 23 24 0 36-25 37-27 4 13 17 27 38 27 36 0 56-46 56-54 0-4-3-4-4-4-3 0-4 2-4 4-12 38-36 46-47 46-14 0-19-11-19-23 0-8 2-16 6-31 4-16 8-32 12-48z">
              <text:p/>
            </draw:path>
            <draw:path draw:style-name="gr4" draw:text-style-name="P3" draw:layer="layout" svg:width="0.088cm" svg:height="0.162cm" svg:x="8.255cm" svg:y="14.807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4" draw:text-style-name="P3" draw:layer="layout" svg:width="0.073cm" svg:height="0.164cm" svg:x="8.24cm" svg:y="15.038cm" svg:viewBox="0 0 74 165" svg:d="M68 9c0-4-3-9-10-9s-14 6-14 13c0 4 3 10 10 10s14-7 14-14zM17 134c-1 3-2 6-2 10 0 12 10 21 24 21 24 0 35-34 35-38 0-3-3-3-4-3-3 0-4 2-5 4-5 20-16 30-26 30-5 0-6-3-6-8 0-6 2-11 4-16 3-7 5-13 8-20 2-6 11-28 12-31 1-2 2-5 2-8 0-11-10-21-24-21-24 0-35 34-35 38 0 3 3 3 4 3 3 0 3-1 4-4 7-21 17-30 26-30 4 0 7 2 7 9 0 5-2 9-8 24-5 13-11 26-16 40z">
              <text:p/>
            </draw:path>
            <draw:path draw:style-name="gr4" draw:text-style-name="P3" draw:layer="layout" svg:width="0.08cm" svg:height="0.349cm" svg:x="8.406cm" svg:y="14.852cm" svg:viewBox="0 0 81 350" svg:d="M81 175c0-27-4-70-23-109-21-43-51-66-55-66-2 0-3 1-3 3 0 1 0 2 6 8 35 35 55 91 55 164 0 59-13 121-57 165-4 4-4 5-4 6 0 2 1 4 3 4 4 0 35-24 56-69 18-38 22-77 22-106z">
              <text:p/>
            </draw:path>
            <draw:path draw:style-name="gr4" draw:text-style-name="P3" draw:layer="layout" svg:width="0.175cm" svg:height="0.202cm" svg:x="8.649cm" svg:y="14.925cm" svg:viewBox="0 0 176 203" svg:d="M163 109c6 0 13 0 13-7s-7-7-13-7c-50 0-99 0-149 0 5-47 45-81 95-81 18 0 36 0 54 0 6 0 13 0 13-7s-7-7-13-7c-18 0-37 0-55 0-60 0-108 46-108 102s48 101 108 101c18 0 37 0 55 0 6 0 13 0 13-6 0-7-7-7-13-7-18 0-36 0-54 0-50 0-90-34-95-81 50 0 99 0 149 0z">
              <text:p/>
            </draw:path>
            <draw:path draw:style-name="gr4" draw:text-style-name="P3" draw:layer="layout" svg:width="0.214cm" svg:height="0.238cm" svg:x="8.955cm" svg:y="14.875cm" svg:viewBox="0 0 215 239" svg:d="M46 32c0-5 0-14-3-20 13 0 25 0 38 0-5 5-5 12-5 18 0 60 0 120 0 179 0 5 0 12 5 18-13 0-25 0-38 0 3-7 3-16 3-20 0-58 0-117 0-175zM141 105c12-11 15-29 15-44 0-24-8-39-16-48 24 3 49 12 49 47 0 22-24 40-48 45zM89 31c0-7 0-11 5-15 1-1 6-4 15-4 15 0 34 12 34 49 0 39-20 48-54 48 0-26 0-52 0-78zM162 111c20-10 39-28 39-51 0-49-40-60-83-60-35 0-71 0-106 0-7 0-12 0-12 6s6 6 11 6c21 0 22 3 22 20 0 58 0 116 0 174 0 18-1 21-23 21-4 0-10 0-10 6s5 6 12 6c35 0 69 0 104 0 43 0 99-17 99-65 0-36-27-56-53-63zM89 208c0-28 0-57 0-86 28 0 40 0 51 8 13 10 14 33 14 44 0 14-1 53-45 53-20 0-20-13-20-19zM151 222c13-14 16-32 16-48 0-24-6-42-20-54 33 5 55 24 55 54 0 26-21 41-51 48z">
              <text:p/>
            </draw:path>
            <draw:path draw:style-name="gr4" draw:text-style-name="P3" draw:layer="layout" svg:width="0.108cm" svg:height="0.162cm" svg:x="9.201cm" svg:y="14.807cm" svg:viewBox="0 0 109 163" svg:d="M109 118c-3 0-5 0-8 0-1 6-4 20-7 23-2 1-21 1-24 1-15 0-30 0-45 0 25-23 34-30 49-41 18-15 35-30 35-53 0-30-26-48-58-48-30 0-51 21-51 44 0 12 11 14 13 14 6 0 13-4 13-13 0-5-1-13-14-13 7-18 24-23 36-23 24 0 37 19 37 39 0 21-15 38-23 47-20 19-39 38-59 58-3 3-3 3-3 10 34 0 68 0 102 0 2-15 5-30 7-45z">
              <text:p/>
            </draw:path>
          </draw:g>
        </draw:g>
        <draw:g>
          <svg:title>TexMaths</svg:title>
          <svg:desc>10§display§x_i§svg§600§TRUE§</svg:desc>
          <draw:g>
            <draw:path draw:style-name="gr4" draw:text-style-name="P3" draw:layer="layout" svg:width="0.173cm" svg:height="0.157cm" svg:x="13.955cm" svg:y="14.927cm" svg:viewBox="0 0 174 158" svg:d="M107 49c2-9 10-41 34-41 1 0 10 0 17 4-10 2-17 11-17 19 0 6 4 12 14 12 7 0 19-6 19-20 0-18-21-23-33-23-19 0-32 19-36 27-9-23-28-27-38-27-36 0-56 45-56 54 0 3 3 3 4 3 3 0 4 0 5-3 12-38 35-46 47-46 6 0 19 3 19 23 0 11-6 35-19 83-6 21-18 36-34 36-2 0-10 0-17-4 9-2 16-10 16-19 0-10-7-13-13-13-10 0-19 9-19 21 0 16 18 23 33 23 23 0 36-25 37-27 4 13 17 27 38 27 35 0 55-45 55-53 0-4-3-4-5-4-3 0-3 2-4 4-12 37-34 45-46 45-13 0-19-11-19-23 0-8 2-15 6-30 4-16 8-32 12-48z">
              <text:p/>
            </draw:path>
            <draw:path draw:style-name="gr4" draw:text-style-name="P3" draw:layer="layout" svg:width="0.073cm" svg:height="0.163cm" svg:x="14.156cm" svg:y="14.972cm" svg:viewBox="0 0 74 164" svg:d="M68 9c0-4-3-9-10-9s-14 6-14 13c0 5 3 10 10 10s14-7 14-14zM18 133c-1 3-3 6-3 10 0 12 10 21 24 21 24 0 35-34 35-38 0-3-3-3-4-3-3 0-4 2-5 4-5 20-16 30-26 30-4 0-6-3-6-8 0-6 2-11 4-16 3-7 5-13 8-20 2-6 11-27 12-30 1-2 2-5 2-8 0-11-10-21-24-21-24 0-35 34-35 38 0 3 3 3 4 3 3 0 4-1 4-4 7-21 17-30 27-30 3 0 6 2 6 9 0 5-2 9-8 24-5 13-10 26-15 39z">
              <text:p/>
            </draw:path>
          </draw:g>
        </draw:g>
        <draw:g>
          <svg:title>TexMaths</svg:title>
          <svg:desc>10§display§x_{i-1}§svg§600§TRUE§</svg:desc>
          <draw:g>
            <draw:path draw:style-name="gr4" draw:text-style-name="P3" draw:layer="layout" svg:width="0.174cm" svg:height="0.157cm" svg:x="12.357cm" svg:y="14.929cm" svg:viewBox="0 0 175 158" svg:d="M107 49c2-9 10-41 35-41 1 0 10 0 17 4-10 2-17 11-17 19 0 6 4 12 14 12 7 0 19-6 19-20 0-18-21-23-33-23-20 0-33 19-37 27-9-23-27-27-38-27-36 0-56 45-56 54 0 3 3 3 4 3 3 0 4 0 5-3 12-38 35-46 47-46 6 0 19 3 19 23 0 11-6 35-19 83-6 21-18 36-34 36-2 0-10 0-17-4 9-2 16-10 16-19 0-10-7-13-13-13-10 0-19 9-19 21 0 16 18 23 33 23 23 0 36-25 37-27 4 13 17 27 38 27 36 0 56-45 56-53 0-4-3-4-4-4-4 0-4 2-5 4-12 37-35 45-47 45-13 0-19-11-19-23 0-8 2-15 6-30 4-16 8-32 12-48z">
              <text:p/>
            </draw:path>
            <draw:path draw:style-name="gr4" draw:text-style-name="P3" draw:layer="layout" svg:width="0.073cm" svg:height="0.163cm" svg:x="12.559cm" svg:y="14.974cm" svg:viewBox="0 0 74 164" svg:d="M68 9c0-4-3-9-10-9s-14 6-14 13c0 5 4 10 10 10 7 0 14-7 14-14zM18 133c-1 3-2 6-2 10 0 12 9 21 23 21 24 0 35-34 35-38 0-3-3-3-4-3-3 0-3 2-4 4-6 20-17 30-26 30-5 0-6-3-6-8 0-6 1-11 3-16 3-7 6-13 8-20 3-6 11-27 12-30 1-2 2-5 2-8 0-11-10-21-24-21-24 0-35 34-35 38 0 3 3 3 4 3 3 0 4-1 4-4 7-21 18-30 27-30 4 0 6 2 6 9 0 5-2 9-8 24-5 13-10 26-15 39z">
              <text:p/>
            </draw:path>
            <draw:path draw:style-name="gr4" draw:text-style-name="P3" draw:layer="layout" svg:width="0.165cm" svg:height="0.011cm" svg:x="12.672cm" svg:y="15.068cm" svg:viewBox="0 0 166 12" svg:d="M156 12c4 0 10 0 10-6s-6-6-10-6c-49 0-97 0-146 0-4 0-10 0-10 6s6 6 10 6c49 0 97 0 146 0z">
              <text:p/>
            </draw:path>
            <draw:path draw:style-name="gr4" draw:text-style-name="P3" draw:layer="layout" svg:width="0.088cm" svg:height="0.161cm" svg:x="12.892cm" svg:y="14.974cm" svg:viewBox="0 0 89 162" svg:d="M55 6c0-6 0-6-7-6-16 15-38 15-48 15 0 3 0 6 0 9 6 0 22 0 35-7 0 41 0 83 0 124 0 9 0 12-24 12-3 0-7 0-10 0 0 3 0 6 0 9 5-1 35-1 44-1 8 0 39 0 44 1 0-3 0-6 0-9-3 0-6 0-9 0-25 0-25-3-25-12 0-45 0-90 0-135z">
              <text:p/>
            </draw:path>
          </draw:g>
        </draw:g>
        <draw:g>
          <svg:title>TexMaths</svg:title>
          <svg:desc>10§display§x_{i+1}§svg§600§TRUE§</svg:desc>
          <draw:g>
            <draw:path draw:style-name="gr4" draw:text-style-name="P3" draw:layer="layout" svg:width="0.174cm" svg:height="0.156cm" svg:x="15.559cm" svg:y="14.931cm" svg:viewBox="0 0 175 157" svg:d="M107 49c2-9 10-41 35-41 1 0 10 0 17 4-10 2-17 11-17 19 0 6 4 12 14 12 7 0 19-6 19-20 0-18-21-23-33-23-20 0-33 19-37 27-9-24-27-27-38-27-36 0-56 45-56 54 0 3 3 3 4 3 3 0 4 0 5-3 12-38 35-46 47-46 6 0 19 3 19 23 0 11-6 34-19 83-6 21-18 36-34 36-2 0-10 0-17-5 9-2 16-9 16-19 0-8-7-11-13-11-10 0-19 8-19 19 0 16 18 23 33 23 23 0 36-24 37-26 4 13 17 26 38 26 36 0 56-44 56-52 0-4-3-4-4-4-4 0-4 2-5 4-12 36-35 45-47 45-13 0-19-11-19-23 0-8 2-15 6-30 4-16 8-32 12-48z">
              <text:p/>
            </draw:path>
            <draw:path draw:style-name="gr4" draw:text-style-name="P3" draw:layer="layout" svg:width="0.073cm" svg:height="0.163cm" svg:x="15.761cm" svg:y="14.976cm" svg:viewBox="0 0 74 164" svg:d="M68 9c0-4-3-9-10-9s-14 6-14 13c0 4 3 10 10 10s14-7 14-14zM18 132c-1 4-2 7-2 11 0 11 9 21 23 21 24 0 35-34 35-38 0-3-3-3-4-3-3 0-3 1-4 4-6 20-17 30-26 30-5 0-7-3-7-9s2-10 4-16c3-6 6-13 8-18 2-6 11-28 12-31s2-6 2-8c0-12-10-21-24-21-24 0-35 33-35 38 0 3 3 3 4 3 3 0 4-1 4-4 7-21 18-30 27-30 4 0 6 2 6 9 0 5-2 9-8 24-5 13-10 25-15 38z">
              <text:p/>
            </draw:path>
            <draw:path draw:style-name="gr4" draw:text-style-name="P3" draw:layer="layout" svg:width="0.179cm" svg:height="0.178cm" svg:x="15.866cm" svg:y="14.987cm" svg:viewBox="0 0 180 179" svg:d="M96 96c25 0 50 0 75 0 4 0 9 0 9-6s-5-6-9-6c-25 0-50 0-75 0 0-25 0-50 0-75 0-4 0-9-6-9s-6 5-6 9c0 25 0 50 0 75-25 0-50 0-75 0-3 0-9 0-9 6s5 6 9 6c25 0 50 0 75 0 0 24 0 49 0 74 0 3 0 9 6 9s6-6 6-9c0-25 0-50 0-74z">
              <text:p/>
            </draw:path>
            <draw:path draw:style-name="gr4" draw:text-style-name="P3" draw:layer="layout" svg:width="0.088cm" svg:height="0.161cm" svg:x="16.09cm" svg:y="14.975cm" svg:viewBox="0 0 89 162" svg:d="M55 7c0-6 0-7-7-7-16 16-38 16-48 16 0 3 0 6 0 9 6 0 22 0 35-7 0 41 0 83 0 124 0 8 0 11-24 11-3 0-7 0-10 0 0 3 0 6 0 9 5 0 35-1 44-1 8 0 39 1 44 1 0-3 0-6 0-9-3 0-6 0-9 0-25 0-25-3-25-11 0-45 0-90 0-135z">
              <text:p/>
            </draw:path>
          </draw:g>
        </draw:g>
        <draw:line draw:style-name="gr25" draw:text-style-name="P4" draw:layer="layout" svg:x1="12.202cm" svg:y1="15.102cm" svg:x2="12.2cm" svg:y2="15.4cm">
          <text:p/>
        </draw:line>
        <draw:line draw:style-name="gr25" draw:text-style-name="P4" draw:layer="layout" svg:x1="13.802cm" svg:y1="15.102cm" svg:x2="13.8cm" svg:y2="15.4cm">
          <text:p/>
        </draw:line>
        <draw:line draw:style-name="gr25" draw:text-style-name="P4" draw:layer="layout" svg:x1="15.402cm" svg:y1="15.102cm" svg:x2="15.4cm" svg:y2="15.4cm">
          <text:p/>
        </draw:line>
        <draw:frame draw:style-name="gr69" draw:text-style-name="P2" draw:layer="layout" svg:width="1.793cm" svg:height="0.395cm" svg:x="1.203cm" svg:y="19.405cm">
          <draw:text-box>
            <text:p><text:span text:style-name="T2">[evaluation]</text:span></text:p>
          </draw:text-box>
        </draw:frame>
        <draw:frame draw:style-name="gr70" draw:text-style-name="P2" draw:layer="layout" svg:width="7.753cm" svg:height="1.971cm" svg:x="1.504cm" svg:y="19.806cm">
          <draw:text-box>
            <text:p><text:span text:style-name="T2">* code rate</text:span></text:p>
            <text:p><text:span text:style-name="T2"><text:s text:c="2"/></text:span><text:span text:style-name="T2">- capacity of constrained channel</text:span></text:p>
            <text:p><text:span text:style-name="T2"><text:s text:c="2"/></text:span><text:span text:style-name="T2">- encoding rate (erasure prob.)</text:span></text:p>
            <text:p><text:span text:style-name="T2">* mutual information: I(channel input, FBA output) </text:span></text:p>
            <text:p><text:span text:style-name="T2"><text:s text:c="2"/></text:span><text:span text:style-name="T2">- comparison to marker, watermark ?</text:span></text:p>
          </draw:text-box>
        </draw:frame>
        <draw:frame draw:style-name="gr71" draw:text-style-name="P2" draw:layer="layout" svg:width="2.106cm" svg:height="0.395cm" svg:x="15.502cm" svg:y="1.202cm">
          <draw:text-box>
            <text:p><text:span text:style-name="T2">[IDS channel]</text:span></text:p>
          </draw:text-box>
        </draw:frame>
        <draw:line draw:style-name="gr72" draw:text-style-name="P4" draw:layer="layout" svg:x1="1cm" svg:y1="6.6cm" svg:x2="20.1cm" svg:y2="6.6cm">
          <text:p/>
        </draw:line>
        <draw:line draw:style-name="gr72" draw:text-style-name="P4" draw:layer="layout" svg:x1="1cm" svg:y1="13.6cm" svg:x2="20.1cm" svg:y2="13.6cm">
          <text:p/>
        </draw:line>
        <draw:line draw:style-name="gr72" draw:text-style-name="P4" draw:layer="layout" svg:x1="1cm" svg:y1="19.2cm" svg:x2="20.1cm" svg:y2="19.2cm">
          <text:p/>
        </draw:line>
        <draw:line draw:style-name="gr72" draw:text-style-name="P4" draw:layer="layout" svg:x1="15.2cm" svg:y1="1cm" svg:x2="15.2cm" svg:y2="6.6cm">
          <text:p/>
        </draw:line>
        <draw:g>
          <svg:title>TexMaths</svg:title>
          <svg:desc>10§display§p_{\rm i}:§svg§600§TRUE§</svg:desc>
          <draw:g>
            <draw:path draw:style-name="gr4" draw:text-style-name="P3" draw:layer="layout" svg:width="0.182cm" svg:height="0.221cm" svg:x="15.621cm" svg:y="1.973cm" svg:viewBox="0 0 183 222" svg:d="M27 197c-3 12-4 14-19 14-4 0-8 0-8 7 0 3 2 4 5 4 9 0 19-1 29-1 12 0 23 1 35 1 1 0 6 0 6-7 0-4-4-4-8-4-18 0-18-2-18-5 0-5 15-62 17-71 5 11 15 23 32 23 41 0 85-50 85-102 0-33-20-56-47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4" draw:text-style-name="P3" draw:layer="layout" svg:width="0.053cm" svg:height="0.164cm" svg:x="15.822cm" svg:y="2.015cm" svg:viewBox="0 0 54 165" svg:d="M38 14c0-7-6-14-14-14-7 0-14 6-14 14 0 9 7 14 14 14 8 0 14-6 14-14zM1 60c0 3 0 6 0 9 15 0 18 1 18 13 0 21 0 42 0 63 0 11-3 11-19 11 0 3 0 6 0 9 1 0 18-1 28-1 8 0 17 0 26 1 0-3 0-6 0-9-14 0-17 0-17-11 0-29 0-59 0-88-12 1-24 2-36 3z">
              <text:p/>
            </draw:path>
            <draw:path draw:style-name="gr4" draw:text-style-name="P3" draw:layer="layout" svg:width="0.036cm" svg:height="0.149cm" svg:x="16.032cm" svg:y="1.977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>
          <svg:title>TexMaths</svg:title>
          <svg:desc>10§display§p_{\rm d}:§svg§600§TRUE§</svg:desc>
          <draw:g>
            <draw:path draw:style-name="gr4" draw:text-style-name="P3" draw:layer="layout" svg:width="0.182cm" svg:height="0.221cm" svg:x="15.621cm" svg:y="2.374cm" svg:viewBox="0 0 183 222" svg:d="M27 197c-3 12-3 14-19 14-4 0-8 0-8 7 0 2 2 4 5 4 9 0 19-1 29-1 12 0 24 1 35 1 2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9-13 14 0 22 12 22 33 0 20-12 61-18 74-12 24-29 35-42 35-23 0-27-28-27-30 0-1 0-1 1-6 6-23 11-46 17-68z">
              <text:p/>
            </draw:path>
            <draw:path draw:style-name="gr4" draw:text-style-name="P3" draw:layer="layout" svg:width="0.13cm" svg:height="0.171cm" svg:x="15.82cm" svg:y="2.411cm" svg:viewBox="0 0 131 172" svg:d="M76 3c0 3 0 6 0 9 17 0 19 2 19 14 0 16 0 33 0 50-10-9-21-14-35-14-32 0-60 25-60 56 0 29 26 54 57 54 20 0 32-11 37-15 0 5 0 10 0 15 12-1 24-2 37-3 0-2 0-5 0-8-16 0-18-2-18-14 0-49 0-98 0-147-13 1-25 2-37 3zM94 144c-7 11-19 21-35 21-14 0-24-8-29-15-5-8-8-17-8-32 0-6 0-24 10-36 10-11 22-13 29-13 12 0 23 6 30 14 3 4 3 5 3 9 0 17 0 35 0 52z">
              <text:p/>
            </draw:path>
            <draw:path draw:style-name="gr4" draw:text-style-name="P3" draw:layer="layout" svg:width="0.036cm" svg:height="0.149cm" svg:x="16.108cm" svg:y="2.378cm" svg:viewBox="0 0 37 150" svg:d="M37 19c0-11-9-19-19-19s-18 8-18 19c0 10 8 18 18 18s19-8 19-18zM37 131c0-9-9-17-19-17s-18 7-18 17c0 11 8 19 18 19s19-8 19-19z">
              <text:p/>
            </draw:path>
          </draw:g>
        </draw:g>
        <draw:g>
          <svg:title>TexMaths</svg:title>
          <svg:desc>10§display§p_{\rm s}(y|x):§svg§600§TRUE§</svg:desc>
          <draw:g>
            <draw:path draw:style-name="gr4" draw:text-style-name="P3" draw:layer="layout" svg:width="0.182cm" svg:height="0.221cm" svg:x="15.621cm" svg:y="2.779cm" svg:viewBox="0 0 183 222" svg:d="M27 197c-3 12-3 14-19 14-4 0-8 0-8 7 0 3 2 4 5 4 9 0 19-1 29-1 12 0 24 1 35 1 2 0 6 0 6-7 0-4-3-4-8-4-18 0-18-2-18-5 0-5 15-61 18-69 4 10 14 22 32 22 41 0 84-51 84-103 0-33-20-56-46-56-18 0-35 13-46 26-4-18-19-26-32-26-16 0-23 14-26 20-6 12-11 33-11 34 0 4 4 4 5 4 3 0 3-1 6-8 5-25 13-42 25-42 6 0 11 3 11 16 0 8-1 12-2 18-13 52-27 104-40 155zM89 46c2-10 12-20 18-25 13-11 23-13 29-13 14 0 22 12 22 33s-11 61-18 74c-12 25-28 36-41 36-24 0-28-29-28-31 0-1 0-1 1-6 6-23 11-46 17-68z">
              <text:p/>
            </draw:path>
            <draw:path draw:style-name="gr4" draw:text-style-name="P3" draw:layer="layout" svg:width="0.088cm" svg:height="0.111cm" svg:x="15.82cm" svg:y="2.876cm" svg:viewBox="0 0 89 112" svg:d="M82 7c0-5 0-7-3-7-1 0-2 0-5 3-1 0-3 3-5 4-7-5-16-7-25-7-35 0-44 19-44 31 0 8 4 14 9 19 10 8 19 10 34 12 13 3 33 6 33 22 0 10-8 21-31 21-24 0-32-15-36-32-1-3-1-4-5-4s-4 2-4 7c0 10 0 20 0 30 0 4 0 6 4 6 2 0 6-5 11-10 11 10 24 10 30 10 32 0 44-17 44-34 0-10-4-17-10-23-10-9-21-11-30-12-19-3-35-6-35-19 0-8 6-18 30-18 28 0 29 20 30 27 0 3 3 3 4 3 4 0 4-2 4-7 0-7 0-15 0-22z">
              <text:p/>
            </draw:path>
            <draw:path draw:style-name="gr4" draw:text-style-name="P3" draw:layer="layout" svg:width="0.08cm" svg:height="0.349cm" svg:x="15.973cm" svg:y="2.671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4" draw:text-style-name="P3" draw:layer="layout" svg:width="0.16cm" svg:height="0.225cm" svg:x="16.085cm" svg:y="2.779cm" svg:viewBox="0 0 161 226" svg:d="M160 22c1-5 1-6 1-8 0-7-4-10-10-10-3 0-9 2-12 7-1 2-4 13-5 19-2 9-5 19-7 28-5 21-11 42-16 63-1 6-16 30-39 30-18 0-22-15-22-28 0-16 6-38 18-69 5-14 7-18 7-25 0-16-12-29-29-29-33 0-46 51-46 54 0 4 3 4 4 4 3 0 4-1 5-7 10-33 24-43 36-43 3 0 9 0 9 11 0 9-4 18-6 25-14 37-21 57-21 73 0 31 22 42 43 42 14 0 26-6 36-16-5 18-9 36-23 53-9 12-23 22-39 22-5 0-21-1-27-14 6 0 11 0 16-5 3-3 7-7 7-13 0-11-10-12-13-12-8 0-20 5-20 22s15 30 37 30c36 0 73-32 82-70 11-45 23-90 34-134z">
              <text:p/>
            </draw:path>
            <draw:path draw:style-name="gr4" draw:text-style-name="P3" draw:layer="layout" svg:width="0.013cm" svg:height="0.349cm" svg:x="16.3cm" svg:y="2.671cm" svg:viewBox="0 0 14 350" svg:d="M14 13c0-6 0-13-7-13s-7 7-7 13c0 108 0 216 0 324 0 6 0 13 7 13s7-7 7-13c0-108 0-216 0-324z">
              <text:p/>
            </draw:path>
            <draw:path draw:style-name="gr4" draw:text-style-name="P3" draw:layer="layout" svg:width="0.174cm" svg:height="0.158cm" svg:x="16.366cm" svg:y="2.779cm" svg:viewBox="0 0 175 159" svg:d="M107 49c2-9 10-41 35-41 1 0 10 0 17 4-10 2-17 11-17 19 0 6 4 13 14 13 7 0 19-7 19-21 0-18-21-23-33-23-20 0-33 19-37 27-9-23-28-27-38-27-36 0-56 45-56 54 0 4 3 4 4 4 3 0 4-1 5-4 11-37 35-46 47-46 6 0 19 3 19 23 0 11-6 35-19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4" draw:text-style-name="P3" draw:layer="layout" svg:width="0.081cm" svg:height="0.349cm" svg:x="16.576cm" svg:y="2.671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4" draw:text-style-name="P3" draw:layer="layout" svg:width="0.036cm" svg:height="0.15cm" svg:x="16.821cm" svg:y="2.78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36" draw:text-style-name="P2" draw:layer="layout" svg:width="1.327cm" svg:height="0.395cm" svg:x="17.102cm" svg:y="1.802cm">
          <draw:text-box>
            <text:p><text:span text:style-name="T2">insertion</text:span></text:p>
          </draw:text-box>
        </draw:frame>
        <draw:frame draw:style-name="gr73" draw:text-style-name="P2" draw:layer="layout" svg:width="1.225cm" svg:height="0.395cm" svg:x="17.103cm" svg:y="2.203cm">
          <draw:text-box>
            <text:p><text:span text:style-name="T2">deletion</text:span></text:p>
          </draw:text-box>
        </draw:frame>
        <draw:frame draw:style-name="gr74" draw:text-style-name="P2" draw:layer="layout" svg:width="2.644cm" svg:height="0.395cm" svg:x="17.104cm" svg:y="2.604cm">
          <draw:text-box>
            <text:p><text:span text:style-name="T2">asymmetric error</text:span></text:p>
          </draw:text-box>
        </draw:frame>
        <draw:g>
          <svg:title>TexMaths</svg:title>
          <svg:desc>10§display§d_{\rm min} \!&lt;\! 0:§svg§600§TRUE§</svg:desc>
          <draw:g>
            <draw:path draw:style-name="gr4" draw:text-style-name="P3" draw:layer="layout" svg:width="0.166cm" svg:height="0.245cm" svg:x="15.621cm" svg:y="3.084cm" svg:viewBox="0 0 167 246" svg:d="M167 4c-1-1 0-4-4-4-5 0-39 3-45 4-3 0-5 2-5 7 0 4 3 4 9 4 17 0 17 2 17 6 0 2-1 5-1 7-7 27-14 55-21 83-6-13-16-23-32-23-41 0-85 52-85 102 0 33 20 56 47 56 7 0 25-1 46-26 2 15 15 26 32 26 12 0 20-8 26-19 6-13 10-34 10-35 0-3-3-3-4-3-4 0-4 1-5 6-6 23-12 43-27 43-9 0-10-9-10-16 0-8 0-11 2-17 17-67 33-134 50-201zM94 201c-1 6-1 7-7 13-15 19-30 24-39 24-18 0-23-19-23-33 0-17 11-59 19-75 11-21 27-34 41-34 23 0 28 29 28 31s-1 4-1 6c-6 23-12 45-18 68z">
              <text:p/>
            </draw:path>
            <draw:path draw:style-name="gr4" draw:text-style-name="P3" draw:layer="layout" svg:width="0.207cm" svg:height="0.107cm" svg:x="15.803cm" svg:y="3.271cm" svg:viewBox="0 0 208 108" svg:d="M189 34c0-22-10-34-37-34-19 0-32 10-39 22-5-17-18-22-36-22-20 0-33 11-40 23h-1c0-8 0-15 0-23-12 1-24 1-36 2 0 3 0 6 0 9 17 0 19 2 19 14 0 21 0 42 0 63 0 11-3 11-19 11 0 3 0 6 0 9 1 0 18-1 28-1 9 0 26 1 29 1 0-3 0-6 0-9-16 0-19 0-19-11 0-15 0-30 0-44 0-25 21-37 37-37 17 0 19 13 19 26 0 18 0 36 0 55 0 11-2 11-18 11 0 3 0 6 0 9 9-1 17-1 28-1 9 0 26 1 28 1 0-3 0-6 0-9-16 0-18 0-18-11 0-15 0-30 0-44 0-25 20-37 36-37 17 0 20 13 20 26 0 18 0 36 0 55 0 11-3 11-19 11 0 3 0 6 0 9 1 0 18-1 28-1 9 0 26 1 29 1 0-3 0-6 0-9-16 0-19 0-19-11 0-18 0-36 0-54z">
              <text:p/>
            </draw:path>
            <draw:path draw:style-name="gr4" draw:text-style-name="P3" draw:layer="layout" svg:width="0.053cm" svg:height="0.163cm" svg:x="16.034cm" svg:y="3.215cm" svg:viewBox="0 0 54 164" svg:d="M39 14c0-8-6-14-15-14-7 0-14 5-14 14 0 8 7 14 14 14 8 0 15-6 15-14zM1 59c0 3 0 6 0 9 16 0 18 2 18 14 0 21 0 42 0 63 0 11-3 11-19 11 0 3 0 5 0 8 1 0 18-1 28-1 9 0 17 0 26 1 0-3 0-5 0-8-14 0-17 0-17-10 0-30 0-60 0-89-12 0-24 1-36 2z">
              <text:p/>
            </draw:path>
            <draw:path draw:style-name="gr4" draw:text-style-name="P3" draw:layer="layout" svg:width="0.13cm" svg:height="0.107cm" svg:x="16.114cm" svg:y="3.271cm" svg:viewBox="0 0 131 108" svg:d="M113 34c0-22-11-34-37-34-20 0-33 11-40 23 0-8 0-15 0-23-12 1-24 1-36 2 0 3 0 6 0 9 16 0 18 2 18 14 0 21 0 42 0 63 0 11-3 11-18 11 0 3 0 6 0 9 9-1 17-1 28-1 9 0 26 1 28 1 0-3 0-6 0-9-16 0-19 0-19-11 0-15 0-30 0-44 0-25 21-37 37-37 17 0 19 13 19 26 0 18 0 36 0 55 0 11-2 11-18 11 0 3 0 6 0 9 9-1 18-1 28-1 9 0 26 1 28 1 0-3 0-6 0-9-16 0-18 0-18-11 0-18 0-36 0-54z">
              <text:p/>
            </draw:path>
            <draw:path draw:style-name="gr4" draw:text-style-name="P3" draw:layer="layout" svg:width="0.214cm" svg:height="0.201cm" svg:x="16.34cm" svg:y="3.138cm" svg:viewBox="0 0 215 202" svg:d="M208 15c4-2 7-4 7-8s-3-7-7-7c-1 0-2 0-7 3-65 30-129 60-194 91-4 2-7 4-7 8s3 6 7 7c65 30 129 61 194 91 5 2 6 2 7 2 4 0 7-3 7-7s-3-5-7-7c-61-28-123-57-184-86 61-29 123-58 184-87z">
              <text:p/>
            </draw:path>
            <draw:path draw:style-name="gr4" draw:text-style-name="P3" draw:layer="layout" svg:width="0.147cm" svg:height="0.239cm" svg:x="16.637cm" svg:y="3.094cm" svg:viewBox="0 0 148 240" svg:d="M148 121c0-28-2-56-14-82-16-33-45-39-60-39-21 0-47 9-61 42-11 24-13 51-13 79 0 26 1 57 16 84 15 28 40 35 58 35 19 0 45-7 61-41 11-24 13-50 13-78zM74 232c-14 0-35-8-41-42-4-21-4-52-4-73 0-22 0-46 3-64 6-42 33-45 42-45 11 0 34 6 41 41 4 19 4 46 4 68 0 26 0 49-4 71-6 34-26 44-41 44z">
              <text:p/>
            </draw:path>
            <draw:path draw:style-name="gr4" draw:text-style-name="P3" draw:layer="layout" svg:width="0.036cm" svg:height="0.15cm" svg:x="16.927cm" svg:y="3.176cm" svg:viewBox="0 0 37 151" svg:d="M37 19c0-10-9-19-19-19s-18 9-18 19 8 18 18 18 19-8 19-18zM37 133c0-10-9-19-19-19s-18 9-18 19 8 18 18 18 19-8 19-18z">
              <text:p/>
            </draw:path>
          </draw:g>
        </draw:g>
        <draw:g>
          <svg:title>TexMaths</svg:title>
          <svg:desc>10§display§d_{\rm max} \!&gt;\! 0:§svg§600§TRUE§</svg:desc>
          <draw:g>
            <draw:path draw:style-name="gr4" draw:text-style-name="P3" draw:layer="layout" svg:width="0.166cm" svg:height="0.246cm" svg:x="15.621cm" svg:y="3.485cm" svg:viewBox="0 0 167 247" svg:d="M167 4c-1-1 0-4-4-4-5 0-39 3-45 4-3 0-5 2-5 7 0 4 3 4 9 4 17 0 17 2 17 6 0 2-1 5-1 7-7 27-14 55-21 83-6-13-16-22-32-22-41 0-85 51-85 101 0 33 20 57 47 57 7 0 25-2 46-27 2 15 15 27 32 27 12 0 20-9 26-20 6-12 7-22 10-34 0-4-3-4-4-4-4 0-4 1-5 6-6 23-12 44-27 44-9 0-10-9-10-16 0-9 0-11 2-17 17-67 33-135 50-202zM94 201c-1 6-1 7-7 13-15 19-30 25-39 25-18 0-23-19-23-33 0-18 11-60 19-76 11-21 27-34 41-34 23 0 28 29 28 31s-1 4-1 6c-6 23-12 45-18 68z">
              <text:p/>
            </draw:path>
            <draw:path draw:style-name="gr4" draw:text-style-name="P3" draw:layer="layout" svg:width="0.207cm" svg:height="0.107cm" svg:x="15.803cm" svg:y="3.672cm" svg:viewBox="0 0 208 108" svg:d="M189 34c0-21-10-34-37-34-19 0-32 11-39 23-5-18-18-23-36-23-20 0-33 11-40 24h-1c0-8 0-16 0-24-12 1-24 2-36 3 0 3 0 6 0 9 17 0 19 1 19 13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4" draw:text-style-name="P3" draw:layer="layout" svg:width="0.122cm" svg:height="0.111cm" svg:x="16.034cm" svg:y="3.671cm" svg:viewBox="0 0 123 112" svg:d="M96 44c0-14 0-23-11-32-10-8-22-12-36-12-24 0-40 9-40 24 0 7 5 12 12 12 6 0 11-5 11-12 0-4-2-9-8-11 8-6 23-6 24-6 14 0 29 9 29 29 0 3 0 5 0 8-14 0-30 1-48 8-22 8-29 21-29 33 0 21 26 27 43 27 20 0 32-11 37-21 1 10 7 20 19 20 8-8 24 0 24-24 0-5 0-9 0-13-3 0-5 0-8 0 0 4 0 8 0 13 0 2 0 14-9 14-10 0-10-11-10-15 0-14 0-28 0-42zM77 75c0 23-21 30-32 30-12 0-24-8-24-20 0-14 12-33 56-35 0 8 0 16 0 25z">
              <text:p/>
            </draw:path>
            <draw:path draw:style-name="gr4" draw:text-style-name="P3" draw:layer="layout" svg:width="0.134cm" svg:height="0.105cm" svg:x="16.167cm" svg:y="3.674cm" svg:viewBox="0 0 135 106" svg:d="M77 51c-1-1-1-1-2-2 0-1 16-18 19-21 8-9 17-18 36-19 0-3 0-6 0-9-7 1-14 1-20 1-8 0-17 0-25-1 0 3 0 6 0 9 4 1 5 4 5 6-1 3 0 4-4 8-6 7-11 13-17 20-7-8-13-16-20-24-3-2-3-4-3-5 0-3 4-5 7-5 0-3 0-6 0-9-9 1-19 1-28 1-7 0-16 0-24-1 0 3 0 6 0 9 12 0 18 0 24 8 10 12 21 23 31 35 1 1 2 2 2 3-7 7-18 20-21 23-9 10-17 19-37 19 0 3 0 6 0 9 8 0 13-1 21-1 7 0 17 1 24 1 0-3 0-6 0-9-3 0-5-2-5-5 0-5 3-8 7-12 6-7 11-13 17-19 7 8 14 16 21 24 5 5 5 6 5 7 0 5-4 3-6 5 0 3 0 6 0 9 2 0 19-1 27-1s16 1 24 1c0-3 0-6 0-9-17 0-19-1-24-7-11-13-23-26-34-39z">
              <text:p/>
            </draw:path>
            <draw:path draw:style-name="gr4" draw:text-style-name="P3" draw:layer="layout" svg:width="0.214cm" svg:height="0.202cm" svg:x="16.393cm" svg:y="3.539cm" svg:viewBox="0 0 215 203" svg:d="M208 110c4-2 7-4 7-8s-3-6-7-8c-65-31-130-61-195-91-4-3-5-3-6-3-4 0-7 3-7 7 0 3 2 6 7 8 61 29 123 58 184 87-61 29-123 58-184 86-5 2-7 5-7 8 0 4 3 7 7 7 1 0 2 0 6-3 65-30 130-60 195-90z">
              <text:p/>
            </draw:path>
            <draw:path draw:style-name="gr4" draw:text-style-name="P3" draw:layer="layout" svg:width="0.147cm" svg:height="0.239cm" svg:x="16.69cm" svg:y="3.495cm" svg:viewBox="0 0 148 240" svg:d="M148 121c0-28-2-56-14-82-16-33-45-39-60-39-21 0-47 9-61 42-11 24-13 51-13 79 0 27 1 57 16 84 15 28 40 35 58 35 19 0 45-7 61-40 11-24 13-51 13-79zM74 233c-14 0-35-9-41-43-4-21-4-52-4-73 0-22 0-45 3-64 6-42 33-45 42-45 11 0 34 6 41 41 4 19 4 46 4 68 0 27 0 49-4 72-6 33-26 44-41 44z">
              <text:p/>
            </draw:path>
            <draw:path draw:style-name="gr4" draw:text-style-name="P3" draw:layer="layout" svg:width="0.036cm" svg:height="0.151cm" svg:x="16.98cm" svg:y="3.577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75" draw:text-style-name="P2" draw:layer="layout" svg:width="1.247cm" svg:height="0.395cm" svg:x="17.104cm" svg:y="3.005cm">
          <draw:text-box>
            <text:p><text:span text:style-name="T2">drift min</text:span></text:p>
          </draw:text-box>
        </draw:frame>
        <draw:frame draw:style-name="gr76" draw:text-style-name="P2" draw:layer="layout" svg:width="1.348cm" svg:height="0.395cm" svg:x="17.105cm" svg:y="3.406cm">
          <draw:text-box>
            <text:p><text:span text:style-name="T2">drift max</text:span></text:p>
          </draw:text-box>
        </draw:frame>
        <draw:g>
          <svg:title>TexMaths</svg:title>
          <svg:desc>10§display§\mathcal{D} \!=\!
\left\{ 
d \!\in\! \mathbb{Z} 
\middle|
d_{\rm min} \!\leq\! d \!\leq\! d_{\rm max}
\right\}§svg§600§TRUE§</svg:desc>
          <draw:g>
            <draw:path draw:style-name="gr4" draw:text-style-name="P3" draw:layer="layout" svg:width="0.261cm" svg:height="0.237cm" svg:x="15.611cm" svg:y="3.935cm" svg:viewBox="0 0 262 238" svg:d="M65 238c81 0 197-61 197-157 0-31-15-51-32-62-30-19-63-19-96-19-30 0-51 0-80 12-47 21-54 50-54 53 0 2 2 3 4 3 5 0 13-5 16-7 8-5 9-7 11-14 5-14 15-26 59-28-6 73-24 140-48 201-13 4-22 12-22 16 0 2 1 2 8 2 12 0 25 0 37 0zM66 219c40-97 48-158 53-200 23 0 113 0 113 77 0 69-62 123-147 123-6 0-13 0-19 0z">
              <text:p/>
            </draw:path>
            <draw:path draw:style-name="gr4" draw:text-style-name="P3" draw:layer="layout" svg:width="0.233cm" svg:height="0.082cm" svg:x="15.943cm" svg:y="4.04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3" draw:layer="layout" svg:width="0.124cm" svg:height="0.349cm" svg:x="16.261cm" svg:y="3.911cm" svg:viewBox="0 0 125 350" svg:d="M75 47c0-14 9-37 47-39 2 0 3-2 3-4 0-4-3-4-7-4-35 0-67 18-67 44s0 53 0 80c0 14 0 25-14 36-12 11-26 11-33 12-2 0-4 1-4 4s2 3 6 3c23 2 40 13 44 31 1 3 1 4 1 17 0 23 0 46 0 69 0 15 0 26 17 39 14 11 37 15 50 15 4 0 7 0 7-4s-2-4-5-4c-23-1-40-13-44-30-1-4-1-4-1-17 0-24 0-49 0-74 0-16-3-22-15-33-7-6-17-10-27-12 29-9 42-25 42-45 0-28 0-56 0-84z">
              <text:p/>
            </draw:path>
            <draw:path draw:style-name="gr4" draw:text-style-name="P3" draw:layer="layout" svg:width="0.166cm" svg:height="0.245cm" svg:x="16.426cm" svg:y="3.931cm" svg:viewBox="0 0 167 246" svg:d="M167 4c0-1 0-4-4-4-6 0-39 3-45 4-3 0-5 2-5 6 0 5 3 5 8 5 17 0 18 2 18 6 0 2-1 5-1 7-7 28-14 55-21 83-6-13-17-23-32-23-42 0-85 52-85 102 0 33 19 56 47 56 7 0 24-1 45-26 3 14 15 26 32 26 13 0 21-8 26-19 6-13 11-34 11-35 0-3-3-3-4-3-4 0-4 1-5 6-6 23-13 43-27 43-10 0-11-9-11-16 0-8 1-11 2-17 17-67 34-134 51-201zM94 200c-2 7-2 7-7 13-15 20-30 25-40 25-17 0-22-19-22-33 0-16 11-59 19-75 11-21 27-34 41-34 23 0 28 29 28 31s-1 4-1 6c-6 22-12 45-18 67z">
              <text:p/>
            </draw:path>
            <draw:path draw:style-name="gr4" draw:text-style-name="P3" draw:layer="layout" svg:width="0.175cm" svg:height="0.201cm" svg:x="16.663cm" svg:y="3.985cm" svg:viewBox="0 0 176 202" svg:d="M163 109c6 0 13 0 13-7 0-8-7-8-13-8-50 0-99 0-149 0 5-46 45-80 94-80 18 0 37 0 55 0 6 0 13 0 13-7s-7-7-13-7c-18 0-37 0-55 0-60 0-108 45-108 102 0 56 48 100 108 100 18 0 37 0 55 0 6 0 13 0 13-7s-7-7-13-7c-18 0-37 0-55 0-49 0-89-33-94-79 50 0 99 0 149 0z">
              <text:p/>
            </draw:path>
            <draw:path draw:style-name="gr4" draw:text-style-name="P3" draw:layer="layout" svg:width="0.213cm" svg:height="0.238cm" svg:x="16.917cm" svg:y="3.934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4" draw:text-style-name="P3" draw:layer="layout" svg:width="0.013cm" svg:height="0.349cm" svg:x="17.183cm" svg:y="3.911cm" svg:viewBox="0 0 14 350" svg:d="M14 13c0-6 0-13-7-13s-7 7-7 13c0 108 0 216 0 324 0 6 0 13 7 13s7-7 7-13c0-108 0-216 0-324z">
              <text:p/>
            </draw:path>
            <draw:path draw:style-name="gr4" draw:text-style-name="P3" draw:layer="layout" svg:width="0.166cm" svg:height="0.245cm" svg:x="17.253cm" svg:y="3.931cm" svg:viewBox="0 0 167 246" svg:d="M167 4c0-1 0-4-4-4-6 0-39 3-45 4-3 0-5 2-5 6 0 5 3 5 9 5 16 0 17 2 17 6 0 2-1 5-1 7-7 28-14 55-21 83-6-13-17-23-32-23-41 0-85 52-85 102 0 33 19 56 47 56 7 0 24-1 45-26 3 14 15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4" draw:text-style-name="P3" draw:layer="layout" svg:width="0.206cm" svg:height="0.107cm" svg:x="17.435cm" svg:y="4.118cm" svg:viewBox="0 0 207 108" svg:d="M189 33c0-21-11-33-37-33-19 0-33 10-39 22-5-17-18-22-36-22-21 0-34 11-40 23h-1c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4" draw:text-style-name="P3" draw:layer="layout" svg:width="0.053cm" svg:height="0.165cm" svg:x="17.665cm" svg:y="4.061cm" svg:viewBox="0 0 54 166" svg:d="M39 14c0-7-6-14-15-14-7 0-14 6-14 14 0 9 7 15 14 15 8 0 15-7 15-15zM1 60c0 3 0 6 0 9 16 0 18 2 18 14 0 21 0 42 0 63 0 11-3 11-19 11 0 3 0 6 0 9 1 0 18-1 28-1 9 0 17 0 26 1 0-3 0-6 0-9-14 0-17 0-17-10 0-30 0-60 0-89-12 1-24 1-36 2z">
              <text:p/>
            </draw:path>
            <draw:path draw:style-name="gr4" draw:text-style-name="P3" draw:layer="layout" svg:width="0.13cm" svg:height="0.107cm" svg:x="17.745cm" svg:y="4.118cm" svg:viewBox="0 0 131 108" svg:d="M113 33c0-21-11-33-37-33-20 0-33 11-40 23 0-8 0-15 0-23-12 1-24 1-36 2 0 3 0 6 0 9 16 0 18 2 18 14 0 21 0 42 0 63 0 11-3 11-18 11 0 3 0 6 0 9 9-1 17-1 28-1 9 0 26 0 28 1 0-3 0-6 0-9-16 0-19 0-19-11 0-15 0-29 0-44 0-26 21-38 37-38 17 0 19 14 19 26 0 19 0 37 0 56 0 11-2 11-18 11 0 3 0 6 0 9 1 0 18-1 28-1 9 0 26 0 28 1 0-3 0-6 0-9-16 0-18 0-18-11 0-19 0-37 0-55z">
              <text:p/>
            </draw:path>
            <draw:path draw:style-name="gr4" draw:text-style-name="P3" draw:layer="layout" svg:width="0.214cm" svg:height="0.269cm" svg:x="17.972cm" svg:y="3.951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4" draw:text-style-name="P3" draw:layer="layout" svg:width="0.167cm" svg:height="0.245cm" svg:x="18.269cm" svg:y="3.931cm" svg:viewBox="0 0 168 246" svg:d="M168 4c0-1 0-4-5-4s-39 3-44 4c-3 0-5 2-5 6 0 5 3 5 8 5 17 0 18 2 18 6 0 2-1 5-1 7-7 28-15 55-22 83-6-13-16-23-32-23-41 0-85 52-85 102 0 33 20 56 47 56 7 0 25-1 46-26 3 14 15 26 32 26 12 0 20-8 26-19 6-13 10-34 10-35 0-3-3-3-4-3-3 0-4 1-5 6-6 23-12 43-26 43-10 0-11-9-11-16 0-8 1-11 2-17 17-67 34-134 51-201zM95 200c-2 7-2 7-7 13-16 20-30 25-40 25-18 0-23-19-23-33 0-16 12-59 20-75 11-21 26-34 40-34 23 0 28 29 28 31s0 4-1 6c-6 22-11 45-17 67z">
              <text:p/>
            </draw:path>
            <draw:path draw:style-name="gr4" draw:text-style-name="P3" draw:layer="layout" svg:width="0.213cm" svg:height="0.269cm" svg:x="18.507cm" svg:y="3.951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4" draw:text-style-name="P3" draw:layer="layout" svg:width="0.166cm" svg:height="0.245cm" svg:x="18.804cm" svg:y="3.931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4" draw:text-style-name="P3" draw:layer="layout" svg:width="0.206cm" svg:height="0.107cm" svg:x="18.986cm" svg:y="4.118cm" svg:viewBox="0 0 207 108" svg:d="M189 33c0-21-11-33-37-33-20 0-33 10-39 22-5-17-19-22-37-22-20 0-33 11-40 23 0-8 0-15 0-23-12 1-24 1-36 2 0 3 0 6 0 9 16 0 18 2 18 14 0 21 0 42 0 63 0 11-2 11-18 11 0 3 0 6 0 9 9-1 18-1 28-1 9 0 26 0 28 1 0-3 0-6 0-9-16 0-18 0-18-11 0-15 0-29 0-44 0-26 20-38 36-38 18 0 20 14 20 26 0 19 0 37 0 56 0 11-3 11-19 11 0 3 0 6 0 9 1 0 18-1 28-1s27 0 29 1c0-3 0-6 0-9-16 0-19 0-19-11 0-15 0-29 0-44 0-26 21-38 37-38 17 0 19 14 19 26 0 19 0 37 0 56 0 11-2 11-18 11 0 3 0 6 0 9 9-1 18-1 28-1 9 0 26 0 28 1 0-3 0-6 0-9-16 0-18 0-18-11 0-19 0-37 0-55z">
              <text:p/>
            </draw:path>
            <draw:path draw:style-name="gr4" draw:text-style-name="P3" draw:layer="layout" svg:width="0.122cm" svg:height="0.111cm" svg:x="19.217cm" svg:y="4.116cm" svg:viewBox="0 0 123 112" svg:d="M96 44c0-13 0-22-11-31-10-9-22-13-37-13-23 0-39 9-39 24 0 8 5 12 11 12 7 0 12-5 12-11 0-5-2-10-9-12 9-6 23-6 25-6 14 0 29 9 29 30 0 2 0 5 0 7-14 1-30 2-48 8-22 8-29 22-29 33 0 21 26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4" draw:text-style-name="P3" draw:layer="layout" svg:width="0.134cm" svg:height="0.105cm" svg:x="19.35cm" svg:y="4.12cm" svg:viewBox="0 0 135 106" svg:d="M77 51c-1-1-2-2-2-3 6-7 16-18 18-20 9-10 18-19 37-19 0-3 0-6 0-9-7 0-14 1-21 1s-17 0-24-1c0 3 0 6 0 9 4 1 5 3 5 5 0 1 0 5-4 9-6 6-11 13-17 19-7-8-13-15-20-23-3-3-3-4-3-5 0-4 3-5 7-5 0-3 0-6 0-9-10 1-19 1-28 1-7 0-17 0-24-1 0 3 0 6 0 9 11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4" draw:text-style-name="P3" draw:layer="layout" svg:width="0.124cm" svg:height="0.349cm" svg:x="19.534cm" svg:y="3.911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line draw:style-name="gr72" draw:text-style-name="P4" draw:layer="layout" svg:x1="6cm" svg:y1="13.6cm" svg:x2="6cm" svg:y2="19.2cm">
          <text:p/>
        </draw:line>
        <draw:polygon draw:style-name="gr26" draw:text-style-name="P4" draw:layer="layout" svg:width="4.799cm" svg:height="0.599cm" svg:x="11.4cm" svg:y="15.4cm" svg:viewBox="0 0 4800 600" draw:points="0,0 4800,0 4400,600 400,600">
          <text:p/>
        </draw:polygon>
        <draw:frame draw:style-name="gr68" draw:text-style-name="P2" draw:layer="layout" svg:width="1.899cm" svg:height="0.395cm" svg:x="12.81cm" svg:y="15.511cm">
          <draw:text-box>
            <text:p><text:span text:style-name="T2">(outer code)</text:span></text:p>
          </draw:text-box>
        </draw:frame>
        <draw:g>
          <svg:title>TexMaths</svg:title>
          <svg:desc>8§latex§\begin{align*}
&amp;
p(\bm{y}, \bm{x}, \bm{p}, \bm{q}, \bm{d}) \\
&amp; =
p(\bm{y} | \bm{x}, \bm{p}, \bm{q}, \bm{d})
p(\bm{x}, \bm{p}, \bm{q}, \bm{d}) \\
&amp; =
\textstyle
p(\bm{x}, \bm{p}, \bm{q}, \bm{d})
\prod_{i=0}^{n-1}
p(\bm{y}_{i+d_i}^{i+d_{i+1}} | x_i, p_i, p_{i+1}, q_i, q_{i+1}, d_i, d_{i+1}) \\
&amp; =
\textstyle
p(p_0) p(q_0) p(d_0)
\prod_{i=0}^{n-1}
p(\bm{y}_{i+d_i}^{i+d_{i+1}} | x_i, p_i, p_{i+1}, q_i, q_{i+1}, d_i, d_{i+1})
p(p_{i+1} | p_i)
p(q_{i+1} | q_i)
p(d_{i+1} | d_i)
\end{align*}§svg§600§TRUE§</svg:desc>
          <draw:g>
            <draw:path draw:style-name="gr4" draw:text-style-name="P3" draw:layer="layout" svg:width="0.145cm" svg:height="0.178cm" svg:x="6.589cm" svg:y="16.059cm" svg:viewBox="0 0 146 179" svg:d="M22 158c-3 10-3 12-16 12-3 0-6 0-6 5 0 2 2 4 4 4 7 0 15-1 23-1 10 0 19 1 28 1 2 0 5 0 5-6 0-3-2-3-6-3-15 0-15-2-15-5s12-48 14-55c4 8 12 17 26 17 33 0 67-41 67-82 0-27-16-45-36-45-15 0-28 10-37 22-3-16-15-22-26-22-13 0-18 11-21 16-4 10-8 26-8 27 0 3 2 2 3 3 3 0 3 0 5-6 4-20 10-34 20-34 5 0 9 3 9 13 0 7-1 10-2 15-11 41-21 83-31 124zM71 37c2-8 10-15 15-20 9-9 18-11 23-11 11 0 17 10 17 27s-8 49-14 59c-10 20-23 30-34 30-18 0-21-24-21-26 0-1 0-1 1-4 4-18 9-37 13-55z">
              <text:p/>
            </draw:path>
            <draw:path draw:style-name="gr4" draw:text-style-name="P3" draw:layer="layout" svg:width="0.064cm" svg:height="0.28cm" svg:x="6.767cm" svg:y="15.973cm" svg:viewBox="0 0 65 281" svg:d="M65 278c0-1 0-1-5-6-35-35-44-89-44-131 0-49 11-99 46-134 3-3 3-3 3-4 0-2-1-3-3-3-3 0-28 19-44 54-15 32-18 63-18 87 0 21 3 56 18 87 17 34 41 53 44 53 2 0 3-1 3-3z">
              <text:p/>
            </draw:path>
            <draw:path draw:style-name="gr4" draw:text-style-name="P3" draw:layer="layout" svg:width="0.153cm" svg:height="0.182cm" svg:x="6.858cm" svg:y="16.057cm" svg:viewBox="0 0 154 183" svg:d="M153 21c1-5 1-6 1-7 0-6-4-12-12-12-16 0-19 13-20 20-3 10-5 20-8 30-4 14-8 35-12 46-1 7-10 13-11 14-3 2-9 7-19 7-16 0-17-14-17-21 0-16 9-39 17-59 2-7 3-9 3-14 0-16-16-25-31-25-30 0-44 38-44 43 0 4 4 4 6 4 4 0 6 0 7-3 9-31 25-34 29-34 2 0 5 0 5 6s-3 14-5 18c-11 28-16 44-16 59 0 32 28 36 44 36 7 0 16-1 27-8-8 34-29 52-48 52-4 0-12 0-18-4 10-4 14-11 14-19 0-9-8-12-14-12-10 0-20 8-20 21 0 14 15 24 38 24 32 0 69-22 77-56 9-35 18-71 27-106z">
              <text:p/>
            </draw:path>
            <draw:path draw:style-name="gr4" draw:text-style-name="P3" draw:layer="layout" svg:width="0.033cm" svg:height="0.083cm" svg:x="7.049cm" svg:y="16.154cm" svg:viewBox="0 0 34 84" svg:d="M34 30c0-19-8-30-19-30-9 0-15 7-15 15 0 7 6 15 15 15 3 0 7-1 10-4 1 0 1 0 1 0 1 1 1 0 1 4 0 20-10 37-19 47-3 3-3 3-3 4 0 2 1 3 3 3s26-22 26-54z">
              <text:p/>
            </draw:path>
            <draw:path draw:style-name="gr4" draw:text-style-name="P3" draw:layer="layout" svg:width="0.158cm" svg:height="0.128cm" svg:x="7.161cm" svg:y="16.057cm" svg:viewBox="0 0 159 129" svg:d="M140 14c-10 3-15 12-15 20 0 6 5 12 13 12 11 0 21-8 21-21 0-15-15-25-32-25-16 0-26 12-30 17-7-12-23-17-39-17-36 0-55 34-55 43 0 4 5 4 7 4 4 0 5 0 7-3 8-26 28-34 40-34 10 0 15 5 15 14 0 6-4 21-6 31-4 13-7 26-10 39-4 16-14 25-24 25-1 0-7 0-13-5 10-2 15-12 15-19 0-6-4-13-14-13s-20 8-20 22c0 15 14 25 32 25 16 0 26-12 30-17 7 12 23 17 39 17 35 0 54-35 54-44 0-3-4-3-6-3-4 0-6 0-7 3-8 25-28 34-40 34-11 0-16-5-16-14 0-6 4-21 7-31 1-8 8-34 9-39 4-17 15-25 24-25 2 0 8 0 14 4z">
              <text:p/>
            </draw:path>
            <draw:path draw:style-name="gr4" draw:text-style-name="P3" draw:layer="layout" svg:width="0.032cm" svg:height="0.083cm" svg:x="7.359cm" svg:y="16.154cm" svg:viewBox="0 0 33 84" svg:d="M33 30c0-19-7-30-18-30-9 0-15 7-15 15 0 7 6 15 15 15 3 0 7-1 10-4 1 0 1 0 1 0 1 1 1 0 1 4 0 20-10 37-19 47-3 3-3 3-3 4 0 2 1 3 2 3 3 0 26-22 26-54z">
              <text:p/>
            </draw:path>
            <draw:path draw:style-name="gr4" draw:text-style-name="P3" draw:layer="layout" svg:width="0.168cm" svg:height="0.18cm" svg:x="7.456cm" svg:y="16.057cm" svg:viewBox="0 0 169 181" svg:d="M18 163c0 4 0 4-1 4-2 1-5 1-7 1-5 0-10 0-10 8 0 3 2 5 6 5 8 0 16 0 25 0 10 0 21 0 30 0 2 0 8 0 8-8 0-5-5-5-8-5s-8 0-12 0c4-16 8-33 12-49 5 4 13 10 29 10 48 0 79-44 79-83 0-35-26-46-49-46-20 0-35 10-39 15-11-15-30-15-33-15-10 0-18 6-24 16-7 11-11 26-11 27 0 4 5 4 7 4 3 0 4 0 6-1 0 0 0-1 2-8 6-23 12-28 19-28 3 0 7 1 7 10 0 5-1 8-2 12-11 44-22 87-34 131zM83 28c8-10 22-18 35-18 18 0 19 15 19 21 0 15-10 49-14 60-9 21-22 28-34 28-16 0-23-13-23-17 0-1 0-2 0-4 6-23 12-47 17-70z">
              <text:p/>
            </draw:path>
            <draw:path draw:style-name="gr4" draw:text-style-name="P3" draw:layer="layout" svg:width="0.032cm" svg:height="0.083cm" svg:x="7.654cm" svg:y="16.154cm" svg:viewBox="0 0 33 84" svg:d="M33 30c0-19-7-30-19-30-8 0-14 7-14 15 0 7 6 15 14 15 4 0 8-1 10-4 2 0 1 0 2 0v4c0 20-9 37-19 47-3 3-3 3-3 4 0 2 2 3 3 3 3 0 26-22 26-54z">
              <text:p/>
            </draw:path>
            <draw:path draw:style-name="gr4" draw:text-style-name="P3" draw:layer="layout" svg:width="0.139cm" svg:height="0.18cm" svg:x="7.767cm" svg:y="16.057cm" svg:viewBox="0 0 140 181" svg:d="M140 5c0-2-1-5-5-5-8 4-17 4-25 12-4-5-14-12-31-12-49 0-79 44-79 82 0 35 26 47 50 47 13 0 24-5 30-9-3 14-7 28-10 42-2 5-2 5-4 5-3 1-8 1-11 1-5 0-7 0-8 1-1 2-1 5-1 7 0 1 0 5 5 5 10 0 20 0 30 0s21 0 31 0c2 0 7 0 7-8 0-5-5-5-7-5-4 0-9 0-12 0 13-54 27-109 40-163zM86 97c-1 5-1 5-4 8-9 9-21 14-31 14-17 0-19-15-19-21 0-15 10-50 14-60 8-21 23-28 34-28 17 0 23 13 23 16 0 1 0 4 0 4-5 22-11 45-17 67z">
              <text:p/>
            </draw:path>
            <draw:path draw:style-name="gr4" draw:text-style-name="P3" draw:layer="layout" svg:width="0.032cm" svg:height="0.083cm" svg:x="7.941cm" svg:y="16.154cm" svg:viewBox="0 0 33 84" svg:d="M33 30c0-19-7-30-18-30-9 0-15 7-15 15 0 7 6 15 15 15 3 0 7-1 10-4 1 0 1 0 1 0 1 1 1 0 1 4 0 20-10 37-19 47-3 3-3 3-3 4 0 2 1 3 2 3 3 0 26-22 26-54z">
              <text:p/>
            </draw:path>
            <draw:path draw:style-name="gr4" draw:text-style-name="P3" draw:layer="layout" svg:width="0.156cm" svg:height="0.196cm" svg:x="8.055cm" svg:y="15.989cm" svg:viewBox="0 0 157 197" svg:d="M156 10c1-4 1-4 1-5 0-4-3-5-6-5-1 0-1 0-2 0-12 1-24 1-36 2-4 0-9 0-9 8 0 5 5 5 7 5 3 0 8 0 12 1-5 21-10 41-15 62-5-4-14-10-29-10-49 0-79 44-79 82 0 35 26 47 50 47 19 0 34-11 38-16 11 16 30 16 33 16 10 0 18-6 24-16 7-12 11-27 11-28 0-4-5-4-7-4-3 0-4 0-6 1 0 1 0 2-2 8-6 23-12 29-19 29-3 0-7-2-7-10 0-5 1-9 3-13 12-52 25-103 38-154zM86 169c-8 9-22 18-36 18-16 0-18-15-18-22 0-14 10-49 14-59 8-21 22-28 34-28 17 0 23 13 23 16 0 2 0 3-1 4-5 24-11 47-16 71z">
              <text:p/>
            </draw:path>
            <draw:path draw:style-name="gr4" draw:text-style-name="P3" draw:layer="layout" svg:width="0.064cm" svg:height="0.28cm" svg:x="8.23cm" svg:y="15.973cm" svg:viewBox="0 0 65 281" svg:d="M65 141c0-23-3-56-19-88-16-35-40-53-44-53-1 0-2 1-2 3 0 1 0 1 5 7 28 27 44 72 44 131 0 48-11 96-46 132-3 4-3 4-3 5 0 2 1 3 2 3 4 0 28-20 45-55 15-31 18-62 18-85z">
              <text:p/>
            </draw:path>
            <draw:path draw:style-name="gr4" draw:text-style-name="P3" draw:layer="layout" svg:width="0.185cm" svg:height="0.065cm" svg:x="6.692cm" svg:y="16.501cm" svg:viewBox="0 0 186 66" svg:d="M177 11c5 0 9 0 9-5 0-6-4-6-8-6-57 0-113 0-169 0-4 0-9 0-9 6 0 5 5 5 9 5 56 0 112 0 168 0zM178 66c4 0 8 0 8-5 0-6-4-6-9-6-56 0-112 0-168 0-4 0-9 0-9 6 0 5 5 5 9 5 56 0 112 0 169 0z">
              <text:p/>
            </draw:path>
            <draw:path draw:style-name="gr4" draw:text-style-name="P3" draw:layer="layout" svg:width="0.145cm" svg:height="0.177cm" svg:x="6.964cm" svg:y="16.481cm" svg:viewBox="0 0 146 178" svg:d="M22 158c-3 10-4 12-16 12-4 0-6 0-6 5 0 2 1 3 3 3 8 0 16-1 24-1 9 0 19 1 27 1 2 0 6 0 6-5 0-3-3-3-7-3-14 0-14-2-14-5s12-49 14-55c4 8 11 17 25 17 33 0 68-41 68-82 0-27-16-45-37-45-14 0-27 10-37 21-2-15-14-21-25-21-13 0-18 11-21 16-5 10-8 26-8 27 0 3 2 3 3 3 2 0 3 0 5-6 4-20 10-34 20-34 5 0 8 3 8 13 0 7 0 10-1 15-11 41-21 83-31 124zM70 37c3-8 10-16 16-20 9-9 17-11 22-11 11 0 18 10 18 27 0 16-9 49-14 59-10 20-23 29-34 29-18 0-22-23-22-25 0-1 0-1 1-4 4-18 9-37 13-55z">
              <text:p/>
            </draw:path>
            <draw:path draw:style-name="gr4" draw:text-style-name="P3" draw:layer="layout" svg:width="0.065cm" svg:height="0.28cm" svg:x="7.142cm" svg:y="16.394cm" svg:viewBox="0 0 66 281" svg:d="M66 278c0-1 0-1-5-6-35-35-44-89-44-132 0-49 10-98 45-133 4-3 4-4 4-5s-1-2-4-2c-2 0-28 19-44 54-14 32-18 63-18 86 0 22 3 56 19 88 17 34 41 53 43 53 3 0 4-1 4-3z">
              <text:p/>
            </draw:path>
            <draw:path draw:style-name="gr4" draw:text-style-name="P3" draw:layer="layout" svg:width="0.153cm" svg:height="0.182cm" svg:x="7.233cm" svg:y="16.478cm" svg:viewBox="0 0 154 183" svg:d="M153 21c1-5 1-6 1-7 0-6-4-12-13-12-15 0-18 13-20 20-3 10-5 20-7 30-4 14-9 35-12 46-1 7-10 13-11 14-3 2-10 6-19 6-17 0-17-13-17-20 0-17 9-39 16-59 3-7 4-9 4-14 0-16-16-25-32-25-29 0-43 38-43 43 0 4 4 4 6 4 4 0 6 0 7-3 9-31 25-34 29-34 2 0 4 0 4 6s-3 14-4 18c-11 28-17 44-17 58 0 32 28 37 45 37 7 0 16-1 27-8-8 34-29 52-49 52-3 0-11 0-17-4 9-4 14-11 14-19 0-10-8-12-14-12-10 0-21 8-21 21 0 14 16 24 38 24 33 0 70-22 78-56 9-35 18-71 27-106z">
              <text:p/>
            </draw:path>
            <draw:path draw:style-name="gr4" draw:text-style-name="P3" draw:layer="layout" svg:width="0.01cm" svg:height="0.28cm" svg:x="7.434cm" svg:y="16.394cm" svg:viewBox="0 0 11 281" svg:d="M11 10c0-5 0-10-5-10-6 0-6 5-6 10 0 86 0 173 0 260 0 6 0 11 6 11 5 0 5-5 5-11 0-87 0-174 0-260z">
              <text:p/>
            </draw:path>
            <draw:path draw:style-name="gr4" draw:text-style-name="P3" draw:layer="layout" svg:width="0.158cm" svg:height="0.128cm" svg:x="7.489cm" svg:y="16.478cm" svg:viewBox="0 0 159 129" svg:d="M140 14c-10 3-15 12-15 20 0 5 5 12 13 12 11 0 21-8 21-22s-15-24-32-24c-16 0-26 12-30 17-7-12-23-17-39-17-36 0-55 34-55 43 0 4 5 4 7 4 4 0 5 0 7-3 8-26 28-34 40-34 10 0 15 4 15 14 0 5-4 21-6 30-4 13-7 26-10 39-4 17-14 25-24 25-1 0-7 0-13-4 10-2 15-12 15-19 0-6-4-13-14-13s-20 8-20 22c0 15 14 25 32 25 16 0 26-12 30-17 7 11 23 17 39 17 35 0 54-35 54-44 0-4-4-4-6-4-4 0-6 0-7 4-8 25-28 33-40 33-11 0-16-4-16-13 0-7 4-21 7-31 1-8 8-34 9-39 4-17 15-25 24-25 2 0 8 0 14 4z">
              <text:p/>
            </draw:path>
            <draw:path draw:style-name="gr4" draw:text-style-name="P3" draw:layer="layout" svg:width="0.032cm" svg:height="0.083cm" svg:x="7.687cm" svg:y="16.575cm" svg:viewBox="0 0 33 84" svg:d="M33 30c0-19-7-30-18-30-9 0-15 7-15 15 0 7 6 15 15 15 3 0 7-1 10-4 1 0 1 0 1 0 1 1 1 0 1 4 0 20-10 38-19 47-3 3-3 3-3 4 0 2 1 3 2 3 3 0 26-22 26-54z">
              <text:p/>
            </draw:path>
            <draw:path draw:style-name="gr4" draw:text-style-name="P3" draw:layer="layout" svg:width="0.168cm" svg:height="0.18cm" svg:x="7.784cm" svg:y="16.478cm" svg:viewBox="0 0 169 181" svg:d="M18 163c0 3 0 4-1 4-2 1-5 1-7 1-5 0-10 0-10 8 0 3 2 5 6 5 8 0 16-1 25-1 10 0 21 1 30 1 2 0 8 0 8-8 0-5-5-5-8-5s-8 0-12 0c4-17 8-33 12-50 5 4 13 11 29 11 48 0 79-44 79-83 0-35-26-46-49-46-20 0-35 10-39 14-11-14-30-14-33-14-10 0-18 6-24 16-7 11-11 26-11 27 0 4 5 4 7 4 3 0 4 0 6-1 0 0 0-1 2-8 6-23 12-28 19-28 3 0 7 1 7 10 0 4-1 8-2 12-11 44-22 87-34 131zM83 28c8-10 22-18 35-18 18 0 19 15 19 21 0 15-10 49-14 60-9 21-22 27-34 27-16 0-23-12-23-16 0-1 0-2 0-4 6-23 12-47 17-70z">
              <text:p/>
            </draw:path>
            <draw:path draw:style-name="gr4" draw:text-style-name="P3" draw:layer="layout" svg:width="0.032cm" svg:height="0.083cm" svg:x="7.982cm" svg:y="16.575cm" svg:viewBox="0 0 33 84" svg:d="M33 30c0-19-7-30-19-30-8 0-14 7-14 15 0 7 6 15 14 15 4 0 8-1 10-4 2 0 1 0 2 0v4c0 20-9 37-19 47-3 2-3 3-3 4 0 2 2 3 3 3 3 0 26-22 26-54z">
              <text:p/>
            </draw:path>
            <draw:path draw:style-name="gr4" draw:text-style-name="P3" draw:layer="layout" svg:width="0.139cm" svg:height="0.18cm" svg:x="8.095cm" svg:y="16.478cm" svg:viewBox="0 0 140 181" svg:d="M140 5c0-2-1-5-5-5-8 4-17 3-25 12-4-5-14-12-31-12-49 0-79 44-79 82 0 35 26 47 50 47 13 0 24-6 30-9-3 14-7 28-10 42-2 4-2 5-4 5-3 1-8 1-11 1-5 0-7 0-8 1-1 2-1 5-1 7 0 1 0 5 5 5 10 0 20-1 30-1s21 1 31 1c2 0 7 0 7-8 0-5-5-5-7-5-4 0-9 0-12 0 13-54 27-109 40-163zM86 97c-1 5-1 5-4 8-9 9-21 13-31 13-17 0-19-15-19-20 0-16 10-50 14-60 8-21 23-28 34-28 17 0 23 13 23 16 0 1 0 3 0 4-6 22-12 44-17 67z">
              <text:p/>
            </draw:path>
            <draw:path draw:style-name="gr4" draw:text-style-name="P3" draw:layer="layout" svg:width="0.032cm" svg:height="0.083cm" svg:x="8.269cm" svg:y="16.575cm" svg:viewBox="0 0 33 84" svg:d="M33 30c0-19-7-30-18-30-9 0-15 7-15 15 0 7 6 15 15 15 3 0 7-1 10-4 1 0 1 0 1 0 1 1 1 0 1 4 0 20-10 37-19 47-3 2-3 3-3 4 0 2 1 3 2 3 3 0 26-22 26-54z">
              <text:p/>
            </draw:path>
            <draw:path draw:style-name="gr4" draw:text-style-name="P3" draw:layer="layout" svg:width="0.156cm" svg:height="0.196cm" svg:x="8.383cm" svg:y="16.41cm" svg:viewBox="0 0 157 197" svg:d="M156 10c1-4 1-4 1-5 0-4-3-5-6-5-1 0-1 0-2 0-12 1-24 1-36 2-4 0-9 0-9 8 0 5 5 5 7 5 3 0 8 0 12 1-5 21-10 41-15 62-5-4-14-10-29-10-49 0-79 44-79 82 0 35 26 47 50 47 19 0 34-12 38-16 11 16 30 16 33 16 10 0 18-6 24-16 7-12 11-27 11-28 0-4-5-4-7-4-3 0-4 0-6 1 0 1 0 2-2 8-6 23-12 28-19 28-3 0-7-1-7-10 0-4 1-8 3-12 12-52 25-103 38-154zM86 169c-8 9-22 17-36 17-17 0-18-15-18-21 0-15 10-49 14-59 8-21 22-28 34-28 17 0 23 13 23 16 0 1 0 2-1 4-5 23-11 47-16 71z">
              <text:p/>
            </draw:path>
            <draw:path draw:style-name="gr4" draw:text-style-name="P3" draw:layer="layout" svg:width="0.064cm" svg:height="0.28cm" svg:x="8.558cm" svg:y="16.394cm" svg:viewBox="0 0 65 281" svg:d="M65 140c0-22-3-55-19-87-16-35-40-53-44-53-1 0-2 1-2 2s0 2 5 7c28 28 44 73 44 131 0 49-11 97-46 133-3 4-3 4-3 5 0 2 1 3 2 3 4 0 28-20 45-55 15-31 18-62 18-86z">
              <text:p/>
            </draw:path>
            <draw:path draw:style-name="gr4" draw:text-style-name="P3" draw:layer="layout" svg:width="0.145cm" svg:height="0.177cm" svg:x="8.642cm" svg:y="16.481cm" svg:viewBox="0 0 146 178" svg:d="M22 158c-3 10-4 12-16 12-3 0-6 0-6 5 0 2 2 3 3 3 8 0 16-1 24-1 10 0 19 1 28 1 2 0 5 0 5-5 0-3-2-3-6-3-15 0-15-2-15-5s12-49 14-55c4 8 12 17 26 17 32 0 67-41 67-82 0-27-16-45-36-45-15 0-28 10-37 21-3-15-15-21-26-21-13 0-18 11-21 16-4 10-8 26-8 27 0 3 2 2 3 3 3 0 3 0 5-6 4-20 10-34 20-34 5 0 9 3 9 13 0 7-1 10-2 15-11 41-21 83-31 124zM71 37c2-8 10-16 15-20 9-9 18-11 23-11 11 0 17 10 17 27 0 16-9 49-14 59-10 20-23 29-34 29-18 0-21-23-21-25 0-1 0-1 1-4 4-18 9-37 13-55z">
              <text:p/>
            </draw:path>
            <draw:path draw:style-name="gr4" draw:text-style-name="P3" draw:layer="layout" svg:width="0.064cm" svg:height="0.28cm" svg:x="8.82cm" svg:y="16.394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4" draw:text-style-name="P3" draw:layer="layout" svg:width="0.158cm" svg:height="0.128cm" svg:x="8.912cm" svg:y="16.478cm" svg:viewBox="0 0 159 129" svg:d="M140 14c-10 3-15 12-15 20 0 5 5 12 14 12 10 0 20-8 20-22s-15-24-32-24c-16 0-26 12-30 17-7-12-23-17-39-17-36 0-54 34-54 43 0 4 4 4 6 4 4 0 6 0 7-3 8-26 29-34 40-34 10 0 16 4 16 14 0 5-4 21-7 30-3 13-6 26-9 39-5 17-15 25-24 25-2 0-8 0-14-4 11-2 15-12 15-19 0-6-4-13-14-13s-20 8-20 22c0 15 15 25 32 25 16 0 26-12 30-17 7 11 23 17 39 17 35 0 54-35 54-44 0-4-4-4-6-4-3 0-6 0-7 4-8 25-28 33-40 33-10 0-16-4-16-13 0-7 4-21 7-31 1-8 8-34 9-39 5-17 15-25 24-25 2 0 8 0 14 4z">
              <text:p/>
            </draw:path>
            <draw:path draw:style-name="gr4" draw:text-style-name="P3" draw:layer="layout" svg:width="0.033cm" svg:height="0.083cm" svg:x="9.11cm" svg:y="16.575cm" svg:viewBox="0 0 34 84" svg:d="M34 30c0-19-8-30-19-30-9 0-15 7-15 15 0 7 6 15 15 15 3 0 7-1 10-4 1 0 1 0 1 0 1 1 1 0 1 4 0 20-9 37-19 47-3 2-3 3-3 4 0 2 1 3 3 3s26-22 26-54z">
              <text:p/>
            </draw:path>
            <draw:path draw:style-name="gr4" draw:text-style-name="P3" draw:layer="layout" svg:width="0.168cm" svg:height="0.18cm" svg:x="9.207cm" svg:y="16.478cm" svg:viewBox="0 0 169 181" svg:d="M19 163c-1 3-1 3-1 4-3 1-5 1-8 1-5 0-10 0-10 8 0 3 2 5 6 5 8 0 17-1 25-1 10 0 21 1 31 1 1 0 7 0 7-8 0-5-5-5-7-5-4 0-9 0-12 0 4-17 8-33 12-50 4 4 13 11 28 11 48 0 79-44 79-83 0-35-26-46-49-46-20 0-34 10-39 14-11-14-30-14-32-14-11 0-19 6-25 16-7 11-10 26-10 27 0 4 4 4 6 4 3 0 4 0 6-1 0-1 0-1 2-8 6-23 12-28 19-28 3 0 7 1 7 10 0 4-1 8-2 12-11 44-22 87-33 131zM84 28c8-10 21-18 34-18 18 0 20 15 20 21 0 15-10 49-15 60-9 21-22 27-33 27-17 0-24-12-24-16 0-1 0-2 0-4 6-23 12-47 18-70z">
              <text:p/>
            </draw:path>
            <draw:path draw:style-name="gr4" draw:text-style-name="P3" draw:layer="layout" svg:width="0.032cm" svg:height="0.083cm" svg:x="9.405cm" svg:y="16.575cm" svg:viewBox="0 0 33 84" svg:d="M33 30c0-19-7-30-19-30-8 0-14 7-14 15 0 7 6 15 14 15 4 0 8-1 11-4 1 0 0 0 1 0v4c0 20-9 37-19 47-3 2-3 3-3 4 0 2 2 3 3 3 3 0 26-22 26-54z">
              <text:p/>
            </draw:path>
            <draw:path draw:style-name="gr4" draw:text-style-name="P3" draw:layer="layout" svg:width="0.139cm" svg:height="0.18cm" svg:x="9.518cm" svg:y="16.478cm" svg:viewBox="0 0 140 181" svg:d="M140 5c0-2-2-5-6-5-8 4-16 3-25 12-4-5-14-12-30-12-49 0-79 44-79 82 0 35 26 47 49 47 13 0 25-6 30-9-3 14-7 28-10 42-1 4-2 5-3 5-4 1-8 1-12 1s-6 0-7 1c-1 2-1 5-2 7 0 1 1 5 5 5 10 0 20-1 30-1s21 1 31 1c3 0 7 0 7-8 0-5-4-5-7-5-4 0-8 0-12 0 14-54 27-109 41-163zM86 97c-2 5-2 5-5 8-9 9-21 13-31 13-17 0-19-15-19-20 0-16 10-50 15-60 8-21 22-28 33-28 17 0 24 13 24 16 0 1-1 3-1 4-5 22-11 44-16 67z">
              <text:p/>
            </draw:path>
            <draw:path draw:style-name="gr4" draw:text-style-name="P3" draw:layer="layout" svg:width="0.032cm" svg:height="0.083cm" svg:x="9.693cm" svg:y="16.575cm" svg:viewBox="0 0 33 84" svg:d="M33 30c0-19-7-30-19-30-8 0-14 7-14 15 0 7 6 15 14 15 4 0 8-1 10-4 2 0 1 0 2 0v4c0 20-9 37-19 47-3 2-3 3-3 4 0 2 2 3 3 3 3 0 26-22 26-54z">
              <text:p/>
            </draw:path>
            <draw:path draw:style-name="gr4" draw:text-style-name="P3" draw:layer="layout" svg:width="0.157cm" svg:height="0.196cm" svg:x="9.806cm" svg:y="16.41cm" svg:viewBox="0 0 158 197" svg:d="M156 10c2-4 1-4 2-5 0-4-4-5-7-5-1 0-1 0-1 0-13 1-25 1-37 2-4 0-9 0-9 8 0 5 5 5 7 5 3 0 8 0 12 1-5 21-10 41-15 62-4-4-14-10-29-10-49 0-79 44-79 82 0 35 26 47 50 47 20 0 34-12 39-16 10 16 29 16 32 16 10 0 18-6 25-16 6-12 10-27 10-28 0-4-4-4-6-4-4 0-5 0-6 1s-1 2-2 8c-6 23-12 28-20 28-3 0-6-1-6-10 0-4 0-8 2-12 12-52 25-103 38-154zM86 169c-8 9-22 17-35 17-17 0-19-15-19-21 0-15 10-49 14-59 8-21 23-28 34-28 17 0 23 13 23 16 0 1 0 2 0 4-6 23-12 47-17 71z">
              <text:p/>
            </draw:path>
            <draw:path draw:style-name="gr4" draw:text-style-name="P3" draw:layer="layout" svg:width="0.064cm" svg:height="0.28cm" svg:x="9.981cm" svg:y="16.394cm" svg:viewBox="0 0 65 281" svg:d="M65 140c0-22-3-55-19-87-16-35-40-53-44-53-1 0-2 1-2 2s0 2 5 7c28 28 44 73 44 131 0 49-11 97-46 133-3 4-3 4-3 5 0 2 1 3 2 3 4 0 28-20 45-55 15-31 18-62 18-86z">
              <text:p/>
            </draw:path>
            <draw:path draw:style-name="gr4" draw:text-style-name="P3" draw:layer="layout" svg:width="0.185cm" svg:height="0.065cm" svg:x="6.692cm" svg:y="16.999cm" svg:viewBox="0 0 186 66" svg:d="M177 11c5 0 9 0 9-5 0-6-4-6-8-6-57 0-113 0-169 0-4 0-9 0-9 6 0 5 5 5 9 5 56 0 112 0 168 0zM178 66c4 0 8 0 8-5 0-6-4-6-9-6-56 0-112 0-168 0-4 0-9 0-9 6 0 5 5 5 9 5 56 0 112 0 169 0z">
              <text:p/>
            </draw:path>
            <draw:path draw:style-name="gr4" draw:text-style-name="P3" draw:layer="layout" svg:width="0.145cm" svg:height="0.177cm" svg:x="6.964cm" svg:y="16.979cm" svg:viewBox="0 0 146 178" svg:d="M22 158c-3 10-4 12-16 12-4 0-6 0-6 5 0 2 1 3 3 3 8 0 16-1 24-1 9 0 19 1 27 1 2 0 6 0 6-5 0-3-3-3-7-3-14 0-14-2-14-5s12-49 14-55c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29-34 29-18 0-22-23-22-25 0-1 0-1 1-4 4-18 9-37 13-55z">
              <text:p/>
            </draw:path>
            <draw:path draw:style-name="gr4" draw:text-style-name="P3" draw:layer="layout" svg:width="0.065cm" svg:height="0.28cm" svg:x="7.142cm" svg:y="16.892cm" svg:viewBox="0 0 66 281" svg:d="M66 278c0-1 0-1-5-6-35-35-44-89-44-131 0-50 10-99 45-134 4-3 4-4 4-5s-1-2-4-2c-2 0-28 19-44 54-14 32-18 63-18 87 0 21 3 55 19 87 17 34 41 53 43 53 3 0 4-1 4-3z">
              <text:p/>
            </draw:path>
            <draw:path draw:style-name="gr4" draw:text-style-name="P3" draw:layer="layout" svg:width="0.158cm" svg:height="0.128cm" svg:x="7.235cm" svg:y="16.976cm" svg:viewBox="0 0 159 129" svg:d="M140 14c-10 3-15 12-15 20 0 5 5 12 13 12 11 0 21-8 21-22s-15-24-33-24c-16 0-26 12-29 17-7-12-23-17-39-17-36 0-55 34-55 43 0 4 4 4 7 4 4 0 5 0 7-3 8-26 28-34 40-34 10 0 15 5 15 14 0 5-4 21-6 30-4 13-7 26-10 40-4 16-14 24-24 24-1 0-7 0-13-4 10-2 15-12 15-19 0-6-4-13-14-13s-20 8-20 22c0 15 14 25 32 25 16 0 26-12 30-17 7 11 23 17 39 17 35 0 54-35 54-44 0-4-4-4-6-4-4 0-6 0-7 4-8 25-28 33-40 33-11 0-16-4-16-13 0-6 4-21 7-31 1-8 8-34 9-39 4-17 14-25 24-25 2 0 8 0 14 4z">
              <text:p/>
            </draw:path>
            <draw:path draw:style-name="gr4" draw:text-style-name="P3" draw:layer="layout" svg:width="0.032cm" svg:height="0.083cm" svg:x="7.433cm" svg:y="17.073cm" svg:viewBox="0 0 33 84" svg:d="M33 30c0-19-7-30-18-30-9 0-15 7-15 15 0 7 6 15 15 15 3 0 7-1 10-4 1 0 1 0 1 0 0 1 0 0 0 4 0 20-9 38-18 47-3 3-3 3-3 4 0 2 1 3 2 3 3 0 26-22 26-54z">
              <text:p/>
            </draw:path>
            <draw:path draw:style-name="gr4" draw:text-style-name="P3" draw:layer="layout" svg:width="0.168cm" svg:height="0.18cm" svg:x="7.53cm" svg:y="16.976cm" svg:viewBox="0 0 169 181" svg:d="M18 163c0 4 0 4-1 4-2 1-5 1-7 1-5 0-10 0-10 8 0 3 2 5 5 5 9 0 17-1 26-1 10 0 20 1 30 1 2 0 8 0 8-8 0-5-5-5-8-5-4 0-8 0-12 0 4-17 8-33 12-50 5 4 13 11 29 11 48 0 79-44 79-83 0-35-26-46-50-46-19 0-34 10-38 15-11-15-30-15-33-15-10 0-18 6-24 16-7 11-11 26-11 27 0 4 5 4 7 4 3 0 4 1 6-1 0 0 0-1 2-8 6-23 12-28 18-28 4 0 8 1 8 10 0 4-1 8-3 12-11 44-22 87-33 131zM83 28c8-10 22-18 35-18 18 0 19 15 19 21 0 15-10 49-14 60-9 21-22 27-34 27-17 0-23-12-23-16 0-1 0-2 0-4 6-23 12-47 17-70z">
              <text:p/>
            </draw:path>
            <draw:path draw:style-name="gr4" draw:text-style-name="P3" draw:layer="layout" svg:width="0.033cm" svg:height="0.083cm" svg:x="7.727cm" svg:y="17.073cm" svg:viewBox="0 0 34 84" svg:d="M34 30c0-19-8-30-19-30-9 0-15 7-15 15 0 7 6 15 15 15 3 0 7-1 10-4 1 0 1 0 1 0 1 1 1 0 1 4 0 20-9 37-19 47-3 2-3 3-3 4 0 2 1 3 3 3s26-22 26-54z">
              <text:p/>
            </draw:path>
            <draw:path draw:style-name="gr4" draw:text-style-name="P3" draw:layer="layout" svg:width="0.139cm" svg:height="0.18cm" svg:x="7.84cm" svg:y="16.976cm" svg:viewBox="0 0 140 181" svg:d="M140 5c0-2-1-5-5-5-8 4-17 3-25 12-4-5-14-12-31-12-49 0-79 44-79 82 0 35 26 47 50 47 13 0 24-6 30-9-3 14-7 28-10 42-2 5-2 5-4 5-3 1-8 1-11 1-5 0-7 0-8 1-1 2-1 5-2 7 0 1 1 5 5 5 10 0 20-1 31-1 10 0 21 1 31 1 2 0 7 0 7-8 0-5-5-5-7-5-4 0-9 0-12 0 13-54 27-109 40-163zM86 97c-1 5-1 5-4 8-9 9-21 13-32 13-16 0-18-14-18-20 0-15 10-50 14-60 8-21 23-28 34-28 17 0 23 13 23 16 0 1 0 3 0 4-6 22-12 44-17 67z">
              <text:p/>
            </draw:path>
            <draw:path draw:style-name="gr4" draw:text-style-name="P3" draw:layer="layout" svg:width="0.032cm" svg:height="0.083cm" svg:x="8.015cm" svg:y="17.073cm" svg:viewBox="0 0 33 84" svg:d="M33 30c0-19-7-30-18-30-9 0-15 7-15 15 0 7 6 15 15 15 3 0 7-1 10-4 1 0 1 0 1 0 1 1 1 0 1 4 0 20-10 38-19 47-3 3-3 3-3 4 0 2 1 3 2 3 3 0 26-22 26-54z">
              <text:p/>
            </draw:path>
            <draw:path draw:style-name="gr4" draw:text-style-name="P3" draw:layer="layout" svg:width="0.156cm" svg:height="0.196cm" svg:x="8.128cm" svg:y="16.908cm" svg:viewBox="0 0 157 197" svg:d="M156 10c1-4 1-4 1-5 0-4-3-5-6-5-1 0-1 0-2 0-12 1-24 1-36 2-4 0-9 0-9 8 0 5 5 5 7 5 3 0 8 0 12 1-5 21-10 41-15 62-5-4-14-10-29-10-49 0-79 44-79 82 0 35 26 47 49 47 20 0 35-12 39-16 11 16 30 16 33 16 10 0 18-6 24-16 7-12 11-27 11-28 0-4-5-4-7-4-3 0-4 0-6 1-1 1-1 2-2 8-6 23-12 28-19 28-3 0-7-1-7-10 0-4 1-8 3-12 12-52 25-103 38-154zM86 169c-8 9-22 17-36 17-17 0-18-14-18-21 0-14 10-49 14-59 8-21 22-28 34-28 16 0 23 13 23 16 0 1 0 2-1 4-5 23-11 47-16 71z">
              <text:p/>
            </draw:path>
            <draw:path draw:style-name="gr4" draw:text-style-name="P3" draw:layer="layout" svg:width="0.065cm" svg:height="0.28cm" svg:x="8.303cm" svg:y="16.892cm" svg:viewBox="0 0 66 281" svg:d="M66 141c0-23-4-56-19-88-17-35-41-53-44-53-1 0-3 1-3 2s0 2 6 7c28 28 44 73 44 132 0 48-11 96-46 132-4 4-4 4-4 5 0 2 2 3 3 3 3 0 28-20 45-55 14-31 18-62 18-85z">
              <text:p/>
            </draw:path>
            <draw:path draw:style-name="gr4" draw:text-style-name="P3" draw:layer="layout" svg:width="0.233cm" svg:height="0.28cm" svg:x="8.458cm" svg:y="16.892cm" svg:viewBox="0 0 234 281" svg:d="M86 281c0-4 0-8 0-12-29 0-29-13-29-22 0-79 0-157 0-236 40 0 80 0 121 0 0 79 0 157 0 236 0 9 0 22-29 22 0 4 0 8 0 12 28 0 56 0 85 0 0-4 0-8 0-12-29 0-29-13-29-22 0-71 0-142 0-213 0-9 0-23 29-23 0-4 0-7 0-11-78 0-156 0-234 0 0 4 0 7 0 11 30 0 30 14 30 23 0 71 0 142 0 213 0 9 0 22-30 22 0 4 0 8 0 12 29 0 57 0 86 0z">
              <text:p/>
            </draw:path>
            <draw:path draw:style-name="gr4" draw:text-style-name="P3" draw:layer="layout" svg:width="0.119cm" svg:height="0.088cm" svg:x="8.718cm" svg:y="16.875cm" svg:viewBox="0 0 120 89" svg:d="M15 74c-1 3-1 6-2 8 0 5 4 7 6 7 4 0 7-3 8-4 1-2 3-8 3-12 2-4 4-13 5-19 1-4 3-8 3-12 3-8 3-10 8-18 6-8 16-18 30-18 12 0 12 10 12 13 0 12-9 34-12 43-2 5-2 7-2 10 0 10 8 17 18 17 20 0 28-27 28-30s-2-3-3-3c-3 0-3 2-3 4-5 15-13 23-21 23-4 0-5-2-5-6 0-5 1-7 4-16 2-7 10-27 10-39 0-19-15-22-25-22-16 0-27 10-33 18-2-13-14-18-22-18s-12 6-15 11c-4 7-7 19-7 19 0 3 2 2 3 3 3 0 3-1 5-6 2-12 6-21 14-21 5 0 7 4 7 9 0 4-2 12-3 17-2 5-4 13-5 18-2 8-4 16-6 24z">
              <text:p/>
            </draw:path>
            <draw:path draw:style-name="gr4" draw:text-style-name="P3" draw:layer="layout" svg:width="0.132cm" svg:height="0.009cm" svg:x="8.869cm" svg:y="16.908cm" svg:viewBox="0 0 133 10" svg:d="M125 10c3 0 8 0 8-5s-5-5-8-5c-39 0-78 0-117 0-3 0-8 0-8 5s4 5 8 5c39 0 78 0 117 0z">
              <text:p/>
            </draw:path>
            <draw:path draw:style-name="gr4" draw:text-style-name="P3" draw:layer="layout" svg:width="0.07cm" svg:height="0.13cm" svg:x="9.045cm" svg:y="16.831cm" svg:viewBox="0 0 71 131" svg:d="M44 6c0-5 0-6-6-6-12 13-30 13-38 13 0 2 0 5 0 7 5 0 18 0 28-6 0 34 0 68 0 101 0 7 0 9-19 9-3 0-6 0-8 0 0 2 0 5 0 7 4-1 28-1 35-1 6 0 31 0 35 1 0-2 0-5 0-7-2 0-5 0-7 0-20 0-20-2-20-9 0-36 0-73 0-109z">
              <text:p/>
            </draw:path>
            <draw:path draw:style-name="gr4" draw:text-style-name="P3" draw:layer="layout" svg:width="0.059cm" svg:height="0.131cm" svg:x="8.718cm" svg:y="17.057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1-13 32z">
              <text:p/>
            </draw:path>
            <draw:path draw:style-name="gr4" draw:text-style-name="P3" draw:layer="layout" svg:width="0.144cm" svg:height="0.052cm" svg:x="8.802cm" svg:y="17.111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4" draw:text-style-name="P3" draw:layer="layout" svg:width="0.09cm" svg:height="0.134cm" svg:x="8.971cm" svg:y="17.056cm" svg:viewBox="0 0 91 135" svg:d="M91 68c0-22-3-37-12-50-5-10-18-18-33-18-46 0-46 54-46 68s0 67 46 67c45 0 45-53 45-67zM46 130c-10 0-22-6-26-22-2-12-2-28-2-42 0-15 0-30 3-40 4-16 16-20 25-20 10 0 20 6 24 18 3 10 3 25 3 42 0 14 0 28-3 41-4 18-17 23-24 23z">
              <text:p/>
            </draw:path>
            <draw:path draw:style-name="gr4" draw:text-style-name="P3" draw:layer="layout" svg:width="0.145cm" svg:height="0.177cm" svg:x="9.187cm" svg:y="16.979cm" svg:viewBox="0 0 146 178" svg:d="M22 158c-3 10-4 12-16 12-3 0-6 0-6 5 0 2 2 3 3 3 8 0 16-1 24-1 10 0 19 1 28 1 2 0 5 0 5-5 0-3-2-3-6-3-15 0-15-2-15-5s12-49 14-55c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29-34 29-18 0-21-23-21-25 0-1 0-1 1-4 4-18 9-37 13-55z">
              <text:p/>
            </draw:path>
            <draw:path draw:style-name="gr4" draw:text-style-name="P3" draw:layer="layout" svg:width="0.064cm" svg:height="0.28cm" svg:x="9.366cm" svg:y="16.892cm" svg:viewBox="0 0 65 281" svg:d="M65 278c0-1 0-1-5-6-35-35-44-89-44-131 0-50 10-99 46-134 3-3 3-4 3-5s-1-2-3-2c-3 0-28 19-44 54-15 32-18 63-18 87 0 21 3 55 18 87 17 34 41 53 44 53 2 0 3-1 3-3z">
              <text:p/>
            </draw:path>
            <draw:path draw:style-name="gr4" draw:text-style-name="P3" draw:layer="layout" svg:width="0.153cm" svg:height="0.182cm" svg:x="9.456cm" svg:y="16.976cm" svg:viewBox="0 0 154 183" svg:d="M153 21c1-5 1-6 1-7 0-6-4-12-12-12-16 0-19 13-20 20-3 10-5 20-8 30-4 14-8 35-12 46-1 7-10 13-11 14-3 2-9 6-19 6-17 0-17-13-17-20 0-17 9-39 17-59 2-7 3-9 3-14 0-16-16-25-31-25-30 0-44 38-44 43 0 4 4 4 6 4 4 0 6 0 7-3 9-31 25-34 29-34 2 0 5 0 5 6s-3 14-5 18c-11 28-17 44-17 58 0 33 29 37 45 37 7 0 16-1 27-8-8 34-29 52-48 52-4 0-12 0-18-4 9-4 14-11 14-19 0-9-8-12-14-12-10 0-20 8-20 21 0 14 15 24 38 24 32 0 69-22 77-56 9-35 18-71 27-106z">
              <text:p/>
            </draw:path>
            <draw:path draw:style-name="gr4" draw:text-style-name="P3" draw:layer="layout" svg:width="0.058cm" svg:height="0.131cm" svg:x="9.633cm" svg:y="16.824cm" svg:viewBox="0 0 59 132" svg:d="M54 7c0-3-2-7-8-7-5 0-11 5-11 10 0 4 3 8 8 8 6 0 11-5 11-11zM14 107c0 3-2 5-2 9 0 9 8 16 19 16 19 0 28-27 28-30 0-2-2-2-3-2-2 0-2 1-3 3-5 15-14 24-22 24-3 0-5-3-5-7 0-5 2-8 4-13s4-10 6-15 9-23 10-26c0-1 1-4 1-6 0-9-8-16-19-16-19 0-28 26-28 30 0 2 2 2 3 2 3 0 3-1 3-3 6-17 14-24 22-24 2 0 5 1 5 7 0 5-2 7-7 20-4 10-8 21-12 31z">
              <text:p/>
            </draw:path>
            <draw:path draw:style-name="gr4" draw:text-style-name="P3" draw:layer="layout" svg:width="0.144cm" svg:height="0.144cm" svg:x="9.717cm" svg:y="16.833cm" svg:viewBox="0 0 145 145" svg:d="M77 77c20 0 40 0 61 0 2 0 7 0 7-5s-5-5-7-5c-21 0-41 0-61 0 0-20 0-40 0-60 0-2 0-7-5-7s-5 4-5 7c0 20 0 40 0 60-20 0-40 0-60 0-2 0-7 0-7 5s4 5 7 5c20 0 40 0 60 0 0 20 0 40 0 61 0 2 0 7 5 7s5-5 5-7c0-21 0-41 0-61z">
              <text:p/>
            </draw:path>
            <draw:path draw:style-name="gr4" draw:text-style-name="P3" draw:layer="layout" svg:width="0.101cm" svg:height="0.137cm" svg:x="9.887cm" svg:y="16.818cm" svg:viewBox="0 0 102 138" svg:d="M101 6c0 0 0-2 1-3 0-1-1-3-4-3-4 0-20 2-25 2-2 0-4 0-4 4s2 4 5 4c9 0 9 1 9 3 0 1 0 2-1 4-3 15-7 30-11 45-4-7-10-12-20-12-25 0-51 28-51 56 0 19 13 32 30 32 11 0 20-5 28-13 4 12 15 13 20 13 7 0 12-4 16-10 4-7 7-18 7-19 0-3-2-2-3-3-4 0-4 1-5 6-3 10-6 22-15 22-4 0-6-5-6-11 0-3 1-5 1-8 9-36 18-72 28-109zM58 112c0 6-5 10-9 14-2 1-10 8-19 8-7 0-14-6-14-20 0-10 6-32 10-40 9-16 20-19 25-19 14 0 18 15 18 18 0 1-1 1-1 2-3 12-6 25-10 37z">
              <text:p/>
            </draw:path>
            <draw:path draw:style-name="gr4" draw:text-style-name="P3" draw:layer="layout" svg:width="0.048cm" svg:height="0.094cm" svg:x="10.006cm" svg:y="16.889cm" svg:viewBox="0 0 49 95" svg:d="M42 6c0-4-2-6-6-6s-8 4-8 8 3 6 6 6c4 0 8-4 8-8zM49 74c0-3-2-2-3-3-2 0-2 1-4 3-2 8-8 16-15 16-3 0-5-2-5-5s1-4 3-7c1-3 2-6 2-8 1-1 7-14 8-19 2-3 3-5 3-7 0-7-7-13-16-13-15 0-22 19-22 23 0 1 2 1 2 1 3 0 3-1 4-2 3-11 10-17 16-17 2 0 4 2 4 6 0 0 0 2-1 4-1 4-7 18-9 23-2 2-2 3-3 8-1 1-2 4-2 6 0 7 7 12 15 12 16 0 23-18 23-21z">
              <text:p/>
            </draw:path>
            <draw:path draw:style-name="gr4" draw:text-style-name="P3" draw:layer="layout" svg:width="0.117cm" svg:height="0.116cm" svg:x="10.081cm" svg:y="16.889cm" svg:viewBox="0 0 118 117" svg:d="M63 62c16 0 33 0 49 0 2 0 6 0 6-4s-4-4-6-4c-16 0-33 0-49 0 0-16 0-32 0-48 0-2 0-6-4-6s-4 4-4 6c0 16 0 32 0 48-16 0-33 0-49 0-2 0-6 0-6 4s4 4 6 4c16 0 33 0 49 0 0 17 0 33 0 49 0 3 0 6 4 6s4-3 4-6c0-16 0-32 0-49z">
              <text:p/>
            </draw:path>
            <draw:path draw:style-name="gr4" draw:text-style-name="P3" draw:layer="layout" svg:width="0.057cm" svg:height="0.093cm" svg:x="10.232cm" svg:y="16.889cm" svg:viewBox="0 0 58 94" svg:d="M36 4c0-4-1-4-6-4-9 9-25 9-28 9 0 0-1 0-2 0 0 2 0 4 0 6 1 0 2 0 2 0 4 0 12 0 21-4 0 24 0 47 0 71 0 4 0 5-15 5-2 0-5 0-7 0 0 2 0 4 0 7 8-1 21-1 29-1s20 0 28 1c0-3 0-5 0-7-3 0-5 0-8 0-14 0-14-1-14-5 0-26 0-52 0-78z">
              <text:p/>
            </draw:path>
            <draw:path draw:style-name="gr4" draw:text-style-name="P3" draw:layer="layout" svg:width="0.058cm" svg:height="0.132cm" svg:x="9.622cm" svg:y="17.057cm" svg:viewBox="0 0 59 133" svg:d="M54 8c0-3-2-8-8-8-5 0-11 6-11 11 0 3 3 7 8 7 6 0 11-5 11-10zM14 108c0 2-2 5-2 8 0 9 8 17 19 17 19 0 28-27 28-31 0-2-2-2-3-2-2 0-2 1-3 3-5 16-14 24-22 24-3 0-5-2-5-7 0-4 2-8 4-12 2-6 4-11 6-16s9-22 10-25c0-2 1-5 1-6 0-10-8-17-19-17-19 0-28 26-28 30 0 3 2 3 3 3 3 0 3-2 3-3 6-17 14-24 22-24 2 0 5 1 5 6s-2 8-7 20c-4 11-8 21-12 32z">
              <text:p/>
            </draw:path>
            <draw:path draw:style-name="gr4" draw:text-style-name="P3" draw:layer="layout" svg:width="0.144cm" svg:height="0.144cm" svg:x="9.706cm" svg:y="17.066cm" svg:viewBox="0 0 145 145" svg:d="M77 78c20 0 40 0 61 0 2 0 7 0 7-5s-5-5-7-5c-21 0-41 0-61 0 0-20 0-41 0-61 0-2 0-7-5-7s-5 5-5 7c0 20 0 41 0 61-20 0-40 0-60 0-2 0-7 0-7 5s4 5 7 5c20 0 40 0 60 0 0 20 0 40 0 60 0 2 0 7 5 7s5-4 5-7c0-20 0-40 0-60z">
              <text:p/>
            </draw:path>
            <draw:path draw:style-name="gr4" draw:text-style-name="P3" draw:layer="layout" svg:width="0.101cm" svg:height="0.137cm" svg:x="9.877cm" svg:y="17.051cm" svg:viewBox="0 0 102 138" svg:d="M101 6c0-1 0-3 1-4 0 0-1-2-4-2-4 0-20 2-25 2-2 0-4 0-4 4 0 3 2 3 5 3 9 0 9 1 9 3s0 2-1 4c-3 15-7 30-11 45-4-7-11-11-20-11-25 0-51 28-51 56 0 19 13 32 30 32 11 0 20-6 28-13 4 11 15 13 20 13 7 0 12-4 16-10 4-8 7-19 7-20 0-2-2-2-3-2-4 0-4 0-5 6-3 9-6 21-15 21-4 0-6-5-6-10 0-4 1-5 1-8 9-36 18-73 28-109zM58 112c0 5-5 9-9 13-2 1-10 8-19 8-7 0-14-6-14-19 0-11 6-32 10-40 9-16 20-19 25-19 14 0 18 15 18 17 0 1-1 2-1 3-3 12-6 25-10 37z">
              <text:p/>
            </draw:path>
            <draw:path draw:style-name="gr4" draw:text-style-name="P3" draw:layer="layout" svg:width="0.049cm" svg:height="0.094cm" svg:x="9.994cm" svg:y="17.122cm" svg:viewBox="0 0 50 95" svg:d="M43 6c0-3-2-6-6-6s-8 4-8 9c0 4 2 5 5 5 5 0 9-4 9-8zM50 74c0-2-2-2-3-2-2 0-3 0-4 3-2 7-8 15-15 15-3 0-5-1-5-4 0-4 1-5 3-8 0-3 2-5 2-8 1 0 6-14 8-19 2-3 2-5 2-7 0-6-6-12-15-12-15 0-23 18-23 22 0 1 2 1 3 1 3 0 3 0 3-2 4-11 11-16 16-16 3 0 4 1 4 5 0 0 0 2 0 5-1 3-8 18-9 23-2 2-2 2-3 7-1 1-2 4-2 6 0 7 7 12 15 12 15 0 23-18 23-21z">
              <text:p/>
            </draw:path>
            <draw:path draw:style-name="gr4" draw:text-style-name="P3" draw:layer="layout" svg:width="0.01cm" svg:height="0.28cm" svg:x="10.369cm" svg:y="16.892cm" svg:viewBox="0 0 11 281" svg:d="M11 10c0-5 0-10-5-10-6 0-6 5-6 10 0 87 0 174 0 260 0 6 0 11 6 11 5 0 5-5 5-11 0-86 0-173 0-260z">
              <text:p/>
            </draw:path>
            <draw:path draw:style-name="gr4" draw:text-style-name="P3" draw:layer="layout" svg:width="0.139cm" svg:height="0.126cm" svg:x="10.422cm" svg:y="16.979cm" svg:viewBox="0 0 140 127" svg:d="M86 39c2-7 8-33 28-33 1 0 8 0 14 4-8 1-14 8-14 15 0 5 4 10 11 10 6 0 15-5 15-17 0-14-16-18-26-18-16 0-26 15-29 22-7-19-23-22-31-22-29 0-45 36-45 43 0 3 3 3 4 3s2 0 3-3c10-29 28-37 38-37 5 0 15 3 15 19 0 9-5 28-15 67-4 18-15 29-27 29-1 0-8 0-14-3 7-2 13-8 13-16s-6-9-10-9c-9 0-16 7-16 16 0 13 14 18 26 18 20 0 29-19 30-21 4 10 14 21 30 21 29 0 46-36 46-43 0-2-3-2-4-2-2 0-3 0-3 2-10 30-29 37-38 37-11 0-15-9-15-19 0-5 2-12 5-24 3-13 6-26 9-39z">
              <text:p/>
            </draw:path>
            <draw:path draw:style-name="gr4" draw:text-style-name="P3" draw:layer="layout" svg:width="0.058cm" svg:height="0.131cm" svg:x="10.584cm" svg:y="17.015cm" svg:viewBox="0 0 59 132" svg:d="M54 7c0-3-2-7-8-7-5 0-11 5-11 11 0 3 3 7 8 7 6 0 11-5 11-11zM14 107c0 3-2 5-2 9 0 9 8 16 19 16 19 0 28-26 28-30 0-2-2-2-3-2-2 0-2 1-3 3-5 15-14 24-22 24-3 0-5-3-5-7 0-5 2-8 4-13s4-10 6-15 9-23 10-26c0-1 1-4 1-6 0-9-8-16-19-16-19 0-28 26-28 30 0 2 2 2 3 2 3 0 3-1 3-3 6-17 14-24 22-24 2 0 5 1 5 7 0 5-2 7-7 20-4 10-8 21-12 31z">
              <text:p/>
            </draw:path>
            <draw:path draw:style-name="gr4" draw:text-style-name="P3" draw:layer="layout" svg:width="0.032cm" svg:height="0.083cm" svg:x="10.692cm" svg:y="17.073cm" svg:viewBox="0 0 33 84" svg:d="M33 30c0-19-7-30-18-30-9 0-15 7-15 15 0 7 6 15 15 15 3 0 7-1 10-4 1 0 1 0 1 0 1 1 1 0 1 4 0 20-10 38-19 47-3 3-3 3-3 4 0 2 1 3 2 3 3 0 26-22 26-54z">
              <text:p/>
            </draw:path>
            <draw:path draw:style-name="gr4" draw:text-style-name="P3" draw:layer="layout" svg:width="0.145cm" svg:height="0.177cm" svg:x="10.784cm" svg:y="16.979cm" svg:viewBox="0 0 146 178" svg:d="M22 158c-3 10-3 12-16 12-3 0-6 0-6 5 0 2 2 3 4 3 7 0 15-1 23-1 10 0 19 1 28 1 2 0 5 0 5-5 0-3-2-3-6-3-15 0-15-2-15-5s12-49 14-55c4 8 12 17 26 17 33 0 67-41 67-82 0-27-16-45-36-45-15 0-28 10-37 21-3-15-15-21-26-21-13 0-18 11-21 16-4 10-8 26-8 27 0 3 2 2 3 3 3 0 3 0 5-6 4-20 10-34 20-34 5 0 9 3 9 13 0 7-1 10-2 15-11 41-21 83-31 124zM71 37c2-8 10-16 15-20 9-9 18-11 23-11 11 0 17 10 17 27s-8 49-14 59c-10 20-23 29-34 29-18 0-21-23-21-25 0-1 0-1 1-4 4-18 9-37 13-55z">
              <text:p/>
            </draw:path>
            <draw:path draw:style-name="gr4" draw:text-style-name="P3" draw:layer="layout" svg:width="0.058cm" svg:height="0.131cm" svg:x="10.944cm" svg:y="17.015cm" svg:viewBox="0 0 59 132" svg:d="M54 7c0-3-2-7-8-7-5 0-11 5-11 11 0 3 3 7 8 7 6 0 11-5 11-11zM14 107c0 3-2 5-2 9 0 9 8 16 19 16 19 0 28-26 28-30 0-2-2-2-3-2-2 0-2 1-3 3-5 15-14 24-22 24-3 0-5-3-5-7 0-5 2-8 4-13s4-10 6-15 9-23 10-26c0-1 1-4 1-6 0-9-8-16-19-16-19 0-28 26-28 30 0 2 2 2 3 2 3 0 3-1 3-3 6-17 14-24 22-24 2 0 5 1 5 7 0 5-2 7-7 20-4 10-8 21-12 31z">
              <text:p/>
            </draw:path>
            <draw:path draw:style-name="gr4" draw:text-style-name="P3" draw:layer="layout" svg:width="0.032cm" svg:height="0.083cm" svg:x="11.052cm" svg:y="17.073cm" svg:viewBox="0 0 33 84" svg:d="M33 30c0-19-7-30-18-30-9 0-15 7-15 15 0 7 6 15 15 15 3 0 7-1 10-4 1 0 1 0 1 0 1 1 1 0 1 4 0 20-10 38-19 47-3 3-3 3-3 4 0 2 1 3 2 3 3 0 26-22 26-54z">
              <text:p/>
            </draw:path>
            <draw:path draw:style-name="gr4" draw:text-style-name="P3" draw:layer="layout" svg:width="0.145cm" svg:height="0.177cm" svg:x="11.144cm" svg:y="16.979cm" svg:viewBox="0 0 146 178" svg:d="M22 158c-3 10-3 12-16 12-3 0-6 0-6 5 0 2 2 3 4 3 7 0 15-1 23-1 10 0 19 1 28 1 2 0 5 0 5-5 0-3-2-3-6-3-15 0-15-2-15-5s12-49 14-55c4 8 12 17 26 17 33 0 67-41 67-82 0-27-16-45-36-45-15 0-28 10-37 21-3-15-15-21-26-21-13 0-18 11-21 16-4 10-8 26-8 27 0 3 2 2 3 3 3 0 3 0 5-6 4-20 10-34 20-34 5 0 9 3 9 13 0 7-1 10-2 15-11 41-21 83-31 124zM71 37c2-8 10-16 15-20 9-9 18-11 23-11 11 0 17 10 17 27s-8 49-14 59c-10 20-23 29-34 29-18 0-21-23-21-25 0-1 0-1 1-4 4-18 9-37 13-55z">
              <text:p/>
            </draw:path>
            <draw:path draw:style-name="gr4" draw:text-style-name="P3" draw:layer="layout" svg:width="0.058cm" svg:height="0.131cm" svg:x="11.304cm" svg:y="17.015cm" svg:viewBox="0 0 59 132" svg:d="M54 7c0-3-2-7-8-7-5 0-11 5-11 11 0 3 3 7 8 7 6 0 11-5 11-11zM14 107c0 3-2 5-2 9 0 9 8 16 19 16 19 0 28-26 28-30 0-2-2-2-3-2-2 0-2 1-3 3-5 15-14 24-22 24-3 0-5-3-5-7 0-5 2-8 4-13s4-10 6-15 9-23 10-26c0-1 1-4 1-6 0-9-8-16-19-16-19 0-28 26-28 30 0 2 2 2 3 2 3 0 3-1 3-3 6-17 14-24 22-24 2 0 5 1 5 7 0 5-2 7-7 20-4 10-8 21-12 31z">
              <text:p/>
            </draw:path>
            <draw:path draw:style-name="gr4" draw:text-style-name="P3" draw:layer="layout" svg:width="0.144cm" svg:height="0.144cm" svg:x="11.388cm" svg:y="17.023cm" svg:viewBox="0 0 145 145" svg:d="M77 77c20 0 40 0 61 0 2 0 7 0 7-4 0-6-5-6-7-6-21 0-41 0-61 0 0-20 0-40 0-60 0-2 0-7-5-7s-5 4-5 7c0 20 0 40 0 60-20 0-40 0-60 0-2 0-7 0-7 5s4 5 7 5c20 0 40 0 60 0 0 20 0 40 0 61 0 2 0 7 5 7s5-5 5-7c0-21 0-41 0-61z">
              <text:p/>
            </draw:path>
            <draw:path draw:style-name="gr4" draw:text-style-name="P3" draw:layer="layout" svg:width="0.071cm" svg:height="0.129cm" svg:x="11.568cm" svg:y="17.015cm" svg:viewBox="0 0 72 130" svg:d="M45 6c0-6-1-6-7-6-12 12-30 12-38 12 0 2 0 5 0 7 5 0 18 0 29-5 0 33 0 67 0 100 0 7 0 9-20 9-3 0-5 0-7 0 0 3 0 5 0 7 3 0 27 0 35 0 5 0 30 0 35 0 0-2 0-4 0-7-3 0-5 0-8 0-19 0-19-2-19-9 0-36 0-72 0-108z">
              <text:p/>
            </draw:path>
            <draw:path draw:style-name="gr4" draw:text-style-name="P3" draw:layer="layout" svg:width="0.032cm" svg:height="0.083cm" svg:x="11.697cm" svg:y="17.073cm" svg:viewBox="0 0 33 84" svg:d="M33 30c0-19-7-30-18-30-9 0-15 7-15 15 0 7 6 15 15 15 3 0 7-1 10-4 1 0 1 0 1 0 0 1 0 0 0 4 0 20-9 38-18 47-3 3-3 3-3 4 0 2 1 3 2 3 3 0 26-22 26-54z">
              <text:p/>
            </draw:path>
            <draw:path draw:style-name="gr4" draw:text-style-name="P3" draw:layer="layout" svg:width="0.115cm" svg:height="0.177cm" svg:x="11.809cm" svg:y="16.979cm" svg:viewBox="0 0 116 178" svg:d="M116 3c0-1-1-3-3-3-3 0-15 11-19 20-6-15-17-20-26-20-34 0-68 42-68 82 0 28 17 45 37 45 13 0 23-6 33-17-2 10-12 48-12 51-3 8-4 8-20 9-4 0-7 0-7 6 1 1 0 2 3 2 10 0 20-1 28-1 10 0 20 1 30 1 1 0 5 0 5-5 0-3-3-3-7-3-14 0-14-2-14-5 0-2 1-4 1-6 13-52 26-104 39-156zM38 121c-17 0-18-22-18-27 0-12 8-44 13-55 9-21 23-33 35-33 18 0 22 23 22 25s-16 63-16 64c-4 8-20 26-36 26z">
              <text:p/>
            </draw:path>
            <draw:path draw:style-name="gr4" draw:text-style-name="P3" draw:layer="layout" svg:width="0.059cm" svg:height="0.131cm" svg:x="11.932cm" svg:y="17.015cm" svg:viewBox="0 0 60 132" svg:d="M55 7c0-3-2-7-8-7-5 0-11 5-11 11 0 3 2 7 8 7s11-5 11-11zM14 107c0 3-1 5-1 9 0 9 8 16 19 16 19 0 28-26 28-30 0-2-2-2-3-2-3 0-3 1-4 3-4 15-13 24-21 24-4 0-5-3-5-7 0-5 2-8 3-13 3-5 4-10 7-15 1-5 9-23 9-26 1-1 2-4 2-6 0-9-8-16-19-16-19 0-29 26-29 30 0 2 3 2 4 2 2 0 2-1 3-3 5-17 14-24 21-24 3 0 6 1 6 7 0 5-2 7-7 20-4 10-8 21-13 31z">
              <text:p/>
            </draw:path>
            <draw:path draw:style-name="gr4" draw:text-style-name="P3" draw:layer="layout" svg:width="0.032cm" svg:height="0.083cm" svg:x="12.041cm" svg:y="17.073cm" svg:viewBox="0 0 33 84" svg:d="M33 30c0-19-7-30-18-30-9 0-15 7-15 15 0 7 6 15 15 15 3 0 7-1 10-4 1 0 1 0 1 0 1 1 1 0 1 4 0 20-10 38-19 47-3 3-3 3-3 4 0 2 1 3 2 3 3 0 26-22 26-54z">
              <text:p/>
            </draw:path>
            <draw:path draw:style-name="gr4" draw:text-style-name="P3" draw:layer="layout" svg:width="0.115cm" svg:height="0.177cm" svg:x="12.153cm" svg:y="16.979cm" svg:viewBox="0 0 116 178" svg:d="M116 3c0-1-1-3-3-3-3 0-14 11-19 20-6-15-17-20-26-20-34 0-68 42-68 82 0 28 17 45 38 45 12 0 22-6 32-17-2 10-12 48-12 51-3 8-4 8-20 9-4 0-7 0-7 6 1 1 0 2 3 2 10 0 20-1 29-1s19 1 29 1c1 0 5 0 5-5 0-3-3-3-7-3-14 0-14-2-14-5 0-2 1-4 1-6 13-52 26-104 39-156zM38 121c-16 0-18-22-18-27 0-12 8-44 13-55 9-21 23-33 35-33 18 0 22 23 22 25s-16 63-16 64c-4 8-20 26-36 26z">
              <text:p/>
            </draw:path>
            <draw:path draw:style-name="gr4" draw:text-style-name="P3" draw:layer="layout" svg:width="0.058cm" svg:height="0.131cm" svg:x="12.277cm" svg:y="17.015cm" svg:viewBox="0 0 59 132" svg:d="M54 7c0-3-2-7-8-7-5 0-11 5-11 11 0 3 3 7 8 7 6 0 11-5 11-11zM14 107c0 3-2 5-2 9 0 9 8 16 19 16 19 0 28-26 28-30 0-2-2-2-3-2-2 0-3 1-4 3-4 15-13 24-21 24-4 0-5-3-5-7 0-5 2-8 4-13s4-10 6-15 9-23 10-26c0-1 1-4 1-6 0-9-8-16-19-16-19 0-28 26-28 30 0 2 2 2 3 2 3 0 3-1 3-3 6-17 14-24 21-24 3 0 6 1 6 7 0 5-2 7-7 20-4 10-8 21-12 31z">
              <text:p/>
            </draw:path>
            <draw:path draw:style-name="gr4" draw:text-style-name="P3" draw:layer="layout" svg:width="0.144cm" svg:height="0.144cm" svg:x="12.361cm" svg:y="17.023cm" svg:viewBox="0 0 145 145" svg:d="M77 77c20 0 40 0 61 0 2 0 7 0 7-4 0-6-5-6-7-6-21 0-41 0-61 0 0-20 0-40 0-60 0-2 0-7-5-7s-5 4-5 7c0 20 0 40 0 60-20 0-40 0-60 0-2 0-7 0-7 5s4 5 7 5c20 0 40 0 60 0 0 20 0 40 0 61 0 2 0 7 5 7s5-5 5-7c0-21 0-41 0-61z">
              <text:p/>
            </draw:path>
            <draw:path draw:style-name="gr4" draw:text-style-name="P3" draw:layer="layout" svg:width="0.071cm" svg:height="0.129cm" svg:x="12.541cm" svg:y="17.015cm" svg:viewBox="0 0 72 130" svg:d="M45 6c0-6-1-6-7-6-12 12-30 12-38 12 0 2 0 5 0 7 5 0 18 0 29-5 0 33 0 67 0 100 0 7 0 9-20 9-3 0-5 0-7 0 0 3 0 5 0 7 3 0 27 0 34 0 6 0 31 0 36 0 0-2 0-4 0-7-3 0-5 0-8 0-19 0-19-2-19-9 0-36 0-72 0-108z">
              <text:p/>
            </draw:path>
            <draw:path draw:style-name="gr4" draw:text-style-name="P3" draw:layer="layout" svg:width="0.032cm" svg:height="0.083cm" svg:x="12.669cm" svg:y="17.073cm" svg:viewBox="0 0 33 84" svg:d="M33 30c0-19-7-30-18-30-9 0-15 7-15 15 0 7 6 15 15 15 3 0 7-1 10-4 1 0 1 0 1 0 0 1 0 0 0 4 0 20-9 37-18 47-3 2-3 3-3 4 0 2 1 3 2 3 3 0 26-22 26-54z">
              <text:p/>
            </draw:path>
            <draw:path draw:style-name="gr4" draw:text-style-name="P3" draw:layer="layout" svg:width="0.133cm" svg:height="0.196cm" svg:x="12.781cm" svg:y="16.908cm" svg:viewBox="0 0 134 197" svg:d="M134 2c-1 0 0-2-4-2s-31 2-36 2c-2 1-4 3-4 6s3 3 8 3c13 0 13 3 13 5s0 4-1 6c-5 22-11 44-16 67-5-11-13-19-26-19-33 0-68 42-68 83 0 26 15 44 38 44 5 0 19 0 36-20 2 12 12 20 25 20 11 0 17-6 21-15 5-10 9-27 9-28 0-2-3-2-3-2-4 0-4 1-4 5-5 18-10 34-22 34-7 0-8-7-8-13s0-9 2-13c13-54 26-109 40-163zM75 161c-1 5-1 6-5 11-12 15-24 19-32 19-14 0-18-15-18-26 0-14 9-48 15-61 9-17 22-27 33-27 18 0 22 23 22 25 0 1 0 3 0 4-5 19-10 37-15 55z">
              <text:p/>
            </draw:path>
            <draw:path draw:style-name="gr4" draw:text-style-name="P3" draw:layer="layout" svg:width="0.059cm" svg:height="0.131cm" svg:x="12.925cm" svg:y="17.015cm" svg:viewBox="0 0 60 132" svg:d="M55 7c0-3-2-7-8-7-5 0-11 5-11 11 0 3 2 7 8 7s11-5 11-11zM14 107c0 3-1 5-1 9 0 9 8 16 19 16 19 0 28-26 28-30 0-2-2-2-3-2-3 0-3 1-4 3-4 15-13 24-21 24-4 0-5-3-5-7 0-5 2-8 3-13 3-5 4-10 7-15 1-5 9-23 9-26 1-1 2-4 2-6 0-9-8-16-19-16-19 0-29 26-29 30 0 2 3 2 4 2 2 0 2-1 3-3 5-17 14-24 21-24 3 0 6 1 6 7 0 5-2 7-7 20-4 10-8 21-13 31z">
              <text:p/>
            </draw:path>
            <draw:path draw:style-name="gr4" draw:text-style-name="P3" draw:layer="layout" svg:width="0.032cm" svg:height="0.083cm" svg:x="13.034cm" svg:y="17.073cm" svg:viewBox="0 0 33 84" svg:d="M33 30c0-19-7-30-18-30-9 0-15 7-15 15 0 7 6 15 15 15 3 0 7-1 10-4 1 0 1 0 1 0 1 1 1 0 1 4 0 20-10 37-19 47-3 2-3 3-3 4 0 2 1 3 2 3 3 0 26-22 26-54z">
              <text:p/>
            </draw:path>
            <draw:path draw:style-name="gr4" draw:text-style-name="P3" draw:layer="layout" svg:width="0.133cm" svg:height="0.196cm" svg:x="13.146cm" svg:y="16.908cm" svg:viewBox="0 0 134 197" svg:d="M134 2c-1 0 0-2-4-2s-31 2-36 2c-2 1-4 3-4 6s3 3 8 3c13 0 13 3 13 5s0 4-1 6c-5 22-11 44-16 67-5-11-13-19-26-19-33 0-68 42-68 83 0 26 15 44 38 44 5 0 19 0 36-20 2 12 12 20 26 20 10 0 16-6 21-15 5-10 8-27 8-28 0-2-3-2-3-2-4 0-4 1-4 5-5 18-10 34-22 34-7 0-8-7-8-13s0-9 2-13c13-54 26-109 40-163zM75 161c-1 5-1 6-5 11-12 15-24 19-32 19-14 0-18-15-18-26 0-14 9-48 15-61 9-17 22-27 33-27 18 0 22 23 22 25 0 1 0 3 0 4-5 19-10 37-15 55z">
              <text:p/>
            </draw:path>
            <draw:path draw:style-name="gr4" draw:text-style-name="P3" draw:layer="layout" svg:width="0.058cm" svg:height="0.131cm" svg:x="13.291cm" svg:y="17.015cm" svg:viewBox="0 0 59 132" svg:d="M54 7c0-3-2-7-8-7-5 0-11 5-11 11 0 3 3 7 8 7 6 0 11-5 11-11zM14 107c0 3-2 5-2 9 0 9 8 16 19 16 19 0 28-26 28-30 0-2-2-2-3-2-2 0-3 1-4 3-4 15-13 24-21 24-4 0-5-3-5-7 0-5 2-8 4-13s4-10 6-15 9-23 10-26c0-1 1-4 1-6 0-9-8-16-19-16-19 0-28 26-28 30 0 2 2 2 3 2 3 0 3-1 3-3 6-17 14-24 21-24 3 0 6 1 6 7 0 5-2 7-7 20-4 10-8 21-12 31z">
              <text:p/>
            </draw:path>
            <draw:path draw:style-name="gr4" draw:text-style-name="P3" draw:layer="layout" svg:width="0.144cm" svg:height="0.144cm" svg:x="13.375cm" svg:y="17.023cm" svg:viewBox="0 0 145 145" svg:d="M77 77c20 0 40 0 61 0 2 0 7 0 7-4 0-6-5-6-7-6-21 0-41 0-61 0 0-20 0-40 0-60 0-2 0-7-5-7s-5 4-5 7c0 20 0 40 0 60-20 0-40 0-60 0-2 0-7 0-7 5s4 5 7 5c20 0 40 0 60 0 0 20 0 40 0 61 0 2 0 7 5 7s5-5 5-7c0-21 0-41 0-61z">
              <text:p/>
            </draw:path>
            <draw:path draw:style-name="gr4" draw:text-style-name="P3" draw:layer="layout" svg:width="0.071cm" svg:height="0.129cm" svg:x="13.555cm" svg:y="17.015cm" svg:viewBox="0 0 72 130" svg:d="M45 6c0-6-1-6-7-6-12 12-30 12-38 12 0 2 0 5 0 7 5 0 18 0 29-5 0 33 0 67 0 100 0 7 0 9-20 9-3 0-5 0-7 0 0 3 0 5 0 7 3 0 27 0 34 0 6 0 31 0 36 0 0-2 0-4 0-7-3 0-5 0-8 0-19 0-19-2-19-9 0-36 0-72 0-108z">
              <text:p/>
            </draw:path>
            <draw:path draw:style-name="gr4" draw:text-style-name="P3" draw:layer="layout" svg:width="0.064cm" svg:height="0.28cm" svg:x="13.676cm" svg:y="16.892cm" svg:viewBox="0 0 65 281" svg:d="M65 141c0-23-3-56-19-88-16-35-40-53-44-53-1 0-2 1-2 2s0 2 6 7c27 28 43 73 43 132 0 48-11 96-46 132-3 4-3 4-3 5 0 2 1 3 2 3 4 0 29-20 45-55 15-31 18-62 18-85z">
              <text:p/>
            </draw:path>
            <draw:path draw:style-name="gr4" draw:text-style-name="P3" draw:layer="layout" svg:width="0.185cm" svg:height="0.065cm" svg:x="6.692cm" svg:y="17.51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4" draw:text-style-name="P3" draw:layer="layout" svg:width="0.145cm" svg:height="0.177cm" svg:x="6.964cm" svg:y="17.489cm" svg:viewBox="0 0 146 178" svg:d="M22 158c-3 10-4 11-16 11-4 0-6 0-6 6 0 2 1 3 3 3 8 0 16-1 24-1 9 0 19 1 27 1 2 0 6 0 6-5 0-4-3-4-7-4-14 0-14-1-14-4 0-4 12-49 14-56 4 9 11 18 25 18 33 0 68-41 68-82 0-27-16-45-37-45-14 0-27 10-37 21-2-15-14-21-25-21-13 0-18 10-21 16-5 10-8 26-8 27 0 3 2 3 3 3 2 0 3 0 5-7 4-20 10-33 20-33 5 0 8 2 8 13 0 7 0 10-1 15-11 41-21 83-31 124zM70 36c3-7 10-15 16-19 9-9 17-11 22-11 11 0 18 10 18 26s-9 50-14 60c-10 20-23 29-34 29-18 0-22-23-22-25 0-1 0-2 1-5 4-18 9-37 13-55z">
              <text:p/>
            </draw:path>
            <draw:path draw:style-name="gr4" draw:text-style-name="P3" draw:layer="layout" svg:width="0.065cm" svg:height="0.28cm" svg:x="7.142cm" svg:y="17.402cm" svg:viewBox="0 0 66 281" svg:d="M66 277l-5-5c-35-36-44-89-44-132 0-49 10-98 45-133 4-3 4-4 4-5s-1-2-4-2c-2 0-28 18-44 54-14 32-18 63-18 86 0 22 3 56 19 88 17 34 41 53 43 53 3 0 4-1 4-4z">
              <text:p/>
            </draw:path>
            <draw:path draw:style-name="gr4" draw:text-style-name="P3" draw:layer="layout" svg:width="0.145cm" svg:height="0.177cm" svg:x="7.215cm" svg:y="17.489cm" svg:viewBox="0 0 146 178" svg:d="M22 158c-3 10-3 11-16 11-3 0-6 0-6 6 0 2 2 3 4 3 7 0 15-1 23-1 10 0 19 1 28 1 2 0 5 0 5-5 0-4-2-4-6-4-15 0-15-1-15-4 0-4 12-49 14-56 4 9 12 18 26 18 33 0 67-41 67-82 0-27-16-45-36-45-15 0-28 10-37 21-3-15-15-21-26-21-13 0-18 10-21 16-4 10-8 26-8 27 0 3 2 2 3 3 3 0 3 0 5-7 4-20 10-33 20-33 5 0 9 2 9 13 0 7-1 10-2 15-11 41-21 83-31 124zM71 36c2-7 10-15 15-19 10-9 18-11 23-11 11 0 17 10 17 26s-8 50-14 60c-10 20-23 29-34 29-18 0-21-23-21-25 0-1 0-2 1-5 4-18 9-37 13-55z">
              <text:p/>
            </draw:path>
            <draw:path draw:style-name="gr4" draw:text-style-name="P3" draw:layer="layout" svg:width="0.09cm" svg:height="0.134cm" svg:x="7.375cm" svg:y="17.524cm" svg:viewBox="0 0 91 135" svg:d="M91 68c0-22-2-37-11-50-6-10-18-18-34-18-46 0-46 54-46 68s0 67 46 67c45 0 45-53 45-67zM46 130c-9 0-21-6-25-22-3-12-3-28-3-42 0-15 0-30 3-40 4-16 17-20 25-20 10 0 20 6 24 18 3 10 4 25 4 42 0 14 0 28-4 41-3 18-16 23-24 23z">
              <text:p/>
            </draw:path>
            <draw:path draw:style-name="gr4" draw:text-style-name="P3" draw:layer="layout" svg:width="0.064cm" svg:height="0.28cm" svg:x="7.507cm" svg:y="17.402cm" svg:viewBox="0 0 65 281" svg:d="M65 140c0-22-3-56-19-87-16-35-40-53-44-53-1 0-2 1-2 2s0 2 5 7c28 28 44 73 44 131 0 48-11 97-46 133-3 4-3 4-3 4 0 2 1 4 2 4 4 0 28-20 45-56 15-30 18-61 18-85z">
              <text:p/>
            </draw:path>
            <draw:path draw:style-name="gr4" draw:text-style-name="P3" draw:layer="layout" svg:width="0.146cm" svg:height="0.177cm" svg:x="7.591cm" svg:y="17.489cm" svg:viewBox="0 0 147 178" svg:d="M22 158c-3 10-3 11-16 11-3 0-6 0-6 6 0 2 2 3 4 3 7 0 15-1 23-1 10 0 19 1 28 1 2 0 5 0 5-5 0-4-2-4-6-4-15 0-15-1-15-4 0-4 12-49 15-56 3 9 11 18 25 18 33 0 68-41 68-82 0-27-16-45-37-45-15 0-28 10-37 21-3-15-15-21-26-21-13 0-18 10-21 16-4 10-8 26-8 27 0 3 3 3 4 3 2 0 2 0 4-7 4-20 10-33 20-33 5 0 9 2 9 13 0 7-1 10-1 15-11 41-22 83-32 124zM71 36c3-7 10-15 15-19 10-9 18-11 23-11 11 0 17 10 17 26s-8 50-14 60c-10 20-22 29-33 29-19 0-22-23-22-25 0-1 0-2 1-5 4-18 9-37 13-55z">
              <text:p/>
            </draw:path>
            <draw:path draw:style-name="gr4" draw:text-style-name="P3" draw:layer="layout" svg:width="0.065cm" svg:height="0.28cm" svg:x="7.77cm" svg:y="17.402cm" svg:viewBox="0 0 66 281" svg:d="M66 277l-5-5c-35-36-45-89-45-132 0-49 11-98 46-133 4-3 4-4 4-5s-2-2-4-2-28 18-44 54c-15 32-18 63-18 86 0 22 3 56 18 88 17 34 42 53 44 53s4-1 4-4z">
              <text:p/>
            </draw:path>
            <draw:path draw:style-name="gr4" draw:text-style-name="P3" draw:layer="layout" svg:width="0.115cm" svg:height="0.177cm" svg:x="7.863cm" svg:y="17.489cm" svg:viewBox="0 0 116 178" svg:d="M116 3c0-1-1-3-3-3-3 0-15 11-19 19-6-15-17-19-26-19-34 0-68 42-68 82 0 28 17 45 37 45 12 0 23-7 33-17-2 10-12 47-12 51-3 7-5 8-20 8-4 0-7 0-7 6 0 1 0 3 3 3 9 0 20-1 28-1 10 0 20 1 30 1 1 0 5 0 5-5 0-4-3-4-7-4-14 0-14-1-14-4 0-2 1-4 1-6 13-52 26-104 39-156zM38 121c-17 0-18-22-18-27 0-13 8-44 13-56 9-20 23-32 35-32 18 0 22 23 22 24 0 2-16 64-16 65-4 8-20 26-36 26z">
              <text:p/>
            </draw:path>
            <draw:path draw:style-name="gr4" draw:text-style-name="P3" draw:layer="layout" svg:width="0.09cm" svg:height="0.134cm" svg:x="7.987cm" svg:y="17.524cm" svg:viewBox="0 0 91 135" svg:d="M91 68c0-22-3-37-12-50-5-10-18-18-33-18-46 0-46 54-46 68s0 67 46 67c45 0 45-53 45-67zM46 130c-10 0-22-6-26-22-2-12-2-28-2-42 0-15 0-30 3-40 4-16 17-20 25-20 10 0 20 6 24 18 3 10 3 25 3 42 0 14 0 28-3 41-4 18-17 23-24 23z">
              <text:p/>
            </draw:path>
            <draw:path draw:style-name="gr4" draw:text-style-name="P3" draw:layer="layout" svg:width="0.065cm" svg:height="0.28cm" svg:x="8.119cm" svg:y="17.402cm" svg:viewBox="0 0 66 281" svg:d="M66 140c0-22-4-56-19-87-17-35-41-53-44-53-1 0-3 1-3 2s0 2 6 7c28 28 44 73 44 131 0 48-11 97-46 133-4 4-4 4-4 4 0 2 2 4 3 4 3 0 28-20 45-56 14-30 18-61 18-85z">
              <text:p/>
            </draw:path>
            <draw:path draw:style-name="gr4" draw:text-style-name="P3" draw:layer="layout" svg:width="0.145cm" svg:height="0.177cm" svg:x="8.203cm" svg:y="17.489cm" svg:viewBox="0 0 146 178" svg:d="M22 158c-3 10-4 11-16 11-3 0-6 0-6 6 0 2 2 3 3 3 8 0 16-1 24-1 10 0 19 1 28 1 1 0 5 0 5-5 0-4-2-4-6-4-15 0-15-1-15-4 0-4 12-49 14-56 4 9 12 18 26 18 32 0 67-41 67-82 0-27-16-45-36-45-15 0-28 10-37 21-3-15-15-21-26-21-13 0-18 10-21 16-4 10-8 26-8 27 0 3 2 3 3 3 3 0 3 0 5-7 4-20 10-33 20-33 5 0 9 2 9 13 0 7-1 10-2 15-11 41-21 83-31 124zM71 36c2-7 10-15 15-19 9-9 18-11 22-11 12 0 18 10 18 26s-9 50-14 60c-10 20-23 29-34 29-18 0-22-23-22-25 0-1 0-2 2-5 4-18 9-37 13-55z">
              <text:p/>
            </draw:path>
            <draw:path draw:style-name="gr4" draw:text-style-name="P3" draw:layer="layout" svg:width="0.064cm" svg:height="0.28cm" svg:x="8.382cm" svg:y="17.402cm" svg:viewBox="0 0 65 281" svg:d="M65 277l-5-5c-35-36-44-89-44-132 0-49 10-98 46-133 3-3 3-4 3-5s-1-2-3-2c-3 0-28 18-44 54-15 32-18 63-18 86 0 22 3 56 18 88 17 34 41 53 44 53 2 0 3-1 3-4z">
              <text:p/>
            </draw:path>
            <draw:path draw:style-name="gr4" draw:text-style-name="P3" draw:layer="layout" svg:width="0.133cm" svg:height="0.197cm" svg:x="8.474cm" svg:y="17.418cm" svg:viewBox="0 0 134 198" svg:d="M134 3c-2-1 0-3-4-3s-31 2-36 3c-2 0-4 2-4 6 0 3 3 3 7 3 13 0 14 2 14 5 0 2 0 4-1 5-5 23-11 45-16 67-6-11-14-18-27-18-33 0-67 41-67 82 0 27 15 45 37 45 5 0 20-1 37-21 2 12 12 21 25 21 10 0 16-6 21-15 5-10 6-19 9-28 0-3-3-3-4-3-3 0-3 1-4 5-5 18-10 35-21 35-8 0-9-7-9-13s1-9 2-14c13-54 27-108 41-162zM75 161c-1 6-1 6-5 11-13 16-24 20-32 20-15 0-18-15-18-27 0-13 9-48 15-61 9-17 22-27 33-27 18 0 22 23 22 25 0 1 0 4-1 4-5 19-9 37-14 55z">
              <text:p/>
            </draw:path>
            <draw:path draw:style-name="gr4" draw:text-style-name="P3" draw:layer="layout" svg:width="0.09cm" svg:height="0.134cm" svg:x="8.619cm" svg:y="17.524cm" svg:viewBox="0 0 91 135" svg:d="M91 68c0-22-2-37-11-50-6-10-18-18-34-18-46 0-46 54-46 68s0 67 46 67c45 0 45-53 45-67zM46 130c-9 0-21-6-25-22-3-12-3-28-3-42 0-15 0-30 3-40 4-16 17-20 25-20 11 0 20 6 24 18 4 10 4 25 4 42 0 14 0 28-3 41-4 18-17 23-25 23z">
              <text:p/>
            </draw:path>
            <draw:path draw:style-name="gr4" draw:text-style-name="P3" draw:layer="layout" svg:width="0.065cm" svg:height="0.28cm" svg:x="8.751cm" svg:y="17.402cm" svg:viewBox="0 0 66 281" svg:d="M66 140c0-22-4-56-20-87-16-35-40-53-43-53-1 0-3 1-3 2s0 2 6 7c27 28 43 73 43 131 0 48-11 97-45 133-4 4-4 4-4 4 0 2 2 4 3 4 3 0 28-20 45-56 14-30 18-61 18-85z">
              <text:p/>
            </draw:path>
            <draw:path draw:style-name="gr4" draw:text-style-name="P3" draw:layer="layout" svg:width="0.233cm" svg:height="0.28cm" svg:x="8.907cm" svg:y="17.402cm" svg:viewBox="0 0 234 281" svg:d="M86 281c0-4 0-8 0-12-30 0-30-13-30-22 0-79 0-157 0-236 41 0 81 0 122 0 0 79 0 157 0 236 0 9 0 22-29 22 0 4 0 8 0 12 28 0 56 0 85 0 0-4 0-8 0-12-29 0-29-13-29-22 0-71 0-143 0-214 0-8 0-22 29-22 0-4 0-7 0-11-78 0-156 0-234 0 0 4 0 7 0 11 29 0 29 14 29 22 0 71 0 143 0 214 0 9 0 22-29 22 0 4 0 8 0 12 29 0 57 0 86 0z">
              <text:p/>
            </draw:path>
            <draw:path draw:style-name="gr4" draw:text-style-name="P3" draw:layer="layout" svg:width="0.119cm" svg:height="0.088cm" svg:x="9.166cm" svg:y="17.385cm" svg:viewBox="0 0 120 89" svg:d="M14 74c0 3-1 8-1 8 0 4 3 7 6 7 4 0 7-3 8-5s3-8 3-12c1-3 4-13 5-18 1-4 3-8 3-12 2-8 3-10 8-19 6-7 16-17 30-17 11 0 12 9 12 13 0 12-9 34-12 42-2 5-3 8-3 11 0 10 9 17 19 17 19 0 28-27 28-31 0-2-2-2-3-2-3 0-3 2-3 3-5 16-14 24-22 24-4 0-5-2-5-7 0-4 2-6 5-16 2-6 10-26 10-38 0-19-15-22-25-22-16 0-27 10-34 18-1-14-13-18-21-18s-12 6-15 10c-5 8-7 19-7 20 0 3 2 3 3 3 3 0 3-1 4-7 3-11 7-20 15-20 5 0 6 4 6 9 0 4-1 11-2 16-2 5-4 14-5 18-2 8-4 17-7 25z">
              <text:p/>
            </draw:path>
            <draw:path draw:style-name="gr4" draw:text-style-name="P3" draw:layer="layout" svg:width="0.132cm" svg:height="0.009cm" svg:x="9.318cm" svg:y="17.418cm" svg:viewBox="0 0 133 10" svg:d="M125 10c3 0 8 0 8-5s-5-5-8-5c-39 0-79 0-118 0-3 0-7 0-7 5s4 5 7 5c39 0 79 0 118 0z">
              <text:p/>
            </draw:path>
            <draw:path draw:style-name="gr4" draw:text-style-name="P3" draw:layer="layout" svg:width="0.071cm" svg:height="0.129cm" svg:x="9.493cm" svg:y="17.341cm" svg:viewBox="0 0 72 130" svg:d="M45 6c0-6 0-6-6-6-13 13-30 13-39 13 0 2 0 5 0 7 5 0 18 0 29-6 0 34 0 67 0 100 0 7 0 10-20 10-3 0-5 0-7 0 0 2 0 4 0 6 4 0 28 0 35 0 6 0 31 0 35 0 0-2 0-4 0-6-2 0-5 0-7 0-20 0-20-3-20-10 0-36 0-72 0-108z">
              <text:p/>
            </draw:path>
            <draw:path draw:style-name="gr4" draw:text-style-name="P3" draw:layer="layout" svg:width="0.058cm" svg:height="0.132cm" svg:x="9.166cm" svg:y="17.566cm" svg:viewBox="0 0 59 133" svg:d="M54 8c0-3-2-8-8-8-5 0-11 6-11 11 0 3 3 7 8 7 6 0 11-5 11-10zM14 108c0 2-1 5-1 8 0 9 7 17 18 17 20 0 28-27 28-31 0-2-2-2-3-2-2 0-2 1-3 3-5 16-14 24-21 24-4 0-5-2-5-7 0-4 1-8 3-12 2-6 4-11 6-16s9-22 10-25c0-2 1-5 1-6 0-10-8-17-19-17-19 0-28 26-28 30 0 3 2 3 3 3 3 0 3-1 3-3 6-17 15-24 22-24 3 0 5 1 5 6s-2 8-7 20c-4 11-8 21-12 32z">
              <text:p/>
            </draw:path>
            <draw:path draw:style-name="gr4" draw:text-style-name="P3" draw:layer="layout" svg:width="0.144cm" svg:height="0.052cm" svg:x="9.25cm" svg:y="17.621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4" draw:text-style-name="P3" draw:layer="layout" svg:width="0.09cm" svg:height="0.133cm" svg:x="9.419cm" svg:y="17.566cm" svg:viewBox="0 0 91 134" svg:d="M91 68c0-22-2-38-11-51-6-9-18-17-34-17-46 0-46 54-46 68s0 66 46 66c45 0 45-52 45-66zM46 129c-9 0-21-5-25-21-3-12-3-28-3-42 0-15 0-30 3-40 4-16 17-20 25-20 11 0 20 6 24 17s4 25 4 43c0 14 0 28-3 41-4 18-17 22-25 22z">
              <text:p/>
            </draw:path>
            <draw:path draw:style-name="gr4" draw:text-style-name="P3" draw:layer="layout" svg:width="0.145cm" svg:height="0.177cm" svg:x="9.636cm" svg:y="17.489cm" svg:viewBox="0 0 146 178" svg:d="M22 158c-3 10-4 11-16 11-4 0-6 0-6 6 0 2 1 3 3 3 8 0 16-1 24-1 9 0 19 1 27 1 2 0 6 0 6-5 0-4-3-4-7-4-14 0-14-1-14-4 0-4 12-49 14-56 4 9 11 18 25 18 33 0 68-41 68-82 0-27-16-45-37-45-14 0-27 10-37 21-2-15-14-21-25-21-13 0-18 10-21 16-5 10-8 26-8 27 0 3 2 3 3 3 2 0 3 0 5-7 4-20 10-33 20-33 5 0 8 2 8 13 0 7 0 10-1 15-11 41-21 83-31 124zM70 36c3-7 10-15 16-19 9-9 17-11 22-11 11 0 18 10 18 26s-9 50-14 60c-10 20-23 29-34 29-18 0-22-23-22-25 0-1 0-2 1-5 4-18 9-37 13-55z">
              <text:p/>
            </draw:path>
            <draw:path draw:style-name="gr4" draw:text-style-name="P3" draw:layer="layout" svg:width="0.065cm" svg:height="0.28cm" svg:x="9.814cm" svg:y="17.402cm" svg:viewBox="0 0 66 281" svg:d="M66 277l-5-5c-35-36-44-89-44-132 0-49 10-98 45-133 4-3 4-4 4-5s-1-2-4-2c-2 0-28 18-44 54-14 32-18 63-18 86 0 22 3 56 19 88 17 34 41 53 43 53 3 0 4-1 4-4z">
              <text:p/>
            </draw:path>
            <draw:path draw:style-name="gr4" draw:text-style-name="P3" draw:layer="layout" svg:width="0.153cm" svg:height="0.183cm" svg:x="9.905cm" svg:y="17.486cm" svg:viewBox="0 0 154 184" svg:d="M153 22c1-6 1-6 1-7 0-6-4-13-13-13-15 0-18 14-20 21-3 10-5 20-7 30-4 13-9 34-12 46-1 7-10 13-11 14-3 1-10 6-19 6-17 0-17-13-17-20 0-17 9-39 17-60 2-7 3-9 3-13 0-17-16-26-32-26-29 0-43 38-43 44 0 4 4 4 6 4 4 0 6 0 7-4 9-31 25-34 29-34 2 0 4 0 4 6s-3 14-4 18c-11 28-17 44-17 59 0 32 28 37 45 37 7 0 16-2 27-9-8 34-29 52-49 52-3 0-11 0-17-4 9-3 14-11 14-18 0-10-8-13-14-13-10 0-21 9-21 21 0 14 16 25 38 25 33 0 70-22 78-57 9-35 18-70 27-105z">
              <text:p/>
            </draw:path>
            <draw:path draw:style-name="gr4" draw:text-style-name="P3" draw:layer="layout" svg:width="0.059cm" svg:height="0.131cm" svg:x="10.081cm" svg:y="17.334cm" svg:viewBox="0 0 60 132" svg:d="M54 7c0-3-1-7-7-7-5 0-11 5-11 10 0 4 2 8 8 8s10-5 10-11zM14 107c0 3-1 5-1 8 0 10 8 17 18 17 20 0 29-27 29-30s-2-3-3-3c-3 0-3 2-4 3-4 16-13 24-21 24-4 0-5-2-5-6 0-5 2-9 3-13 2-5 4-10 7-16 1-5 9-22 9-25 1-1 1-4 1-6 0-9-7-17-18-17-19 0-29 27-29 31 0 2 3 2 4 2 2 0 2-1 3-3 5-17 14-24 21-24 3 0 5 1 5 7 0 4-1 7-6 19-4 11-8 21-13 32z">
              <text:p/>
            </draw:path>
            <draw:path draw:style-name="gr4" draw:text-style-name="P3" draw:layer="layout" svg:width="0.144cm" svg:height="0.145cm" svg:x="10.165cm" svg:y="17.342cm" svg:viewBox="0 0 145 146" svg:d="M78 78c20 0 40 0 60 0 3 0 7 0 7-5s-4-5-7-5c-20 0-40 0-60 0 0-20 0-40 0-60 0-3 0-8-5-8s-5 5-5 8c0 20 0 40 0 60-20 0-40 0-60 0-3 0-8 0-8 5s5 5 8 5c20 0 40 0 60 0 0 20 0 40 0 60 0 3 0 8 5 8s5-5 5-8c0-20 0-40 0-60z">
              <text:p/>
            </draw:path>
            <draw:path draw:style-name="gr4" draw:text-style-name="P3" draw:layer="layout" svg:width="0.1cm" svg:height="0.137cm" svg:x="10.336cm" svg:y="17.328cm" svg:viewBox="0 0 101 138" svg:d="M100 6c1 0 1-3 1-4 0 0-1-2-3-2-4 0-20 2-25 2-2 0-4 0-4 4s2 4 5 4c9 0 9 0 9 2s-1 2-1 5c-3 15-7 30-11 45-4-7-11-12-21-12-24 0-50 28-50 56 0 19 13 32 30 32 10 0 20-6 28-13 4 12 15 13 20 13 7 0 12-4 16-10 4-8 6-19 6-20 0-2-2-2-3-2-3 0-3 0-4 6-3 10-7 21-15 21-4 0-6-4-6-10 0-4 0-5 1-8 9-36 18-73 27-109zM58 112c-1 6-5 10-10 13-2 1-10 8-18 8-7 0-14-5-14-19 0-11 6-32 10-40 9-16 20-19 24-19 15 0 18 15 18 17 0 1 0 2 0 3-3 12-6 25-10 37z">
              <text:p/>
            </draw:path>
            <draw:path draw:style-name="gr4" draw:text-style-name="P3" draw:layer="layout" svg:width="0.049cm" svg:height="0.094cm" svg:x="10.454cm" svg:y="17.399cm" svg:viewBox="0 0 50 95" svg:d="M43 6c0-4-2-6-6-6s-9 3-9 8c0 4 3 6 6 6 5 0 9-4 9-8zM50 73c0-2-3-2-4-2-2 0-2 1-3 3-2 8-9 16-16 16-3 0-4-2-4-5s1-5 2-7c1-3 2-6 3-8 1-1 6-14 8-20 2-2 2-4 2-6 0-7-6-13-16-13-14 0-22 19-22 22 0 2 2 2 3 2 3 0 3-1 3-3 4-10 10-16 16-16 3 0 4 2 4 6 0 1 0 2 0 4-1 3-8 18-10 23-1 2-1 2-2 7-1 2-2 4-2 6 0 8 6 13 15 13 15 0 23-18 23-22z">
              <text:p/>
            </draw:path>
            <draw:path draw:style-name="gr4" draw:text-style-name="P3" draw:layer="layout" svg:width="0.116cm" svg:height="0.116cm" svg:x="10.53cm" svg:y="17.399cm" svg:viewBox="0 0 117 117" svg:d="M62 62c17 0 33 0 49 0 3 0 6 0 6-4s-3-4-6-4c-16 0-32 0-49 0 0-16 0-32 0-48 0-3 0-6-4-6s-4 3-4 6c0 16 0 32 0 48-16 0-32 0-48 0-2 0-6 0-6 4s4 4 6 4c16 0 32 0 48 0 0 17 0 33 0 49 0 2 0 6 4 6s4-4 4-6c0-16 0-32 0-49z">
              <text:p/>
            </draw:path>
            <draw:path draw:style-name="gr4" draw:text-style-name="P3" draw:layer="layout" svg:width="0.057cm" svg:height="0.093cm" svg:x="10.681cm" svg:y="17.399cm" svg:viewBox="0 0 58 94" svg:d="M36 4c0-4-1-4-6-4-9 9-25 9-28 9 0 0-1 0-2 0 0 2 0 4 0 6 1 0 2 0 2 0 4 0 12-1 20-4 0 24 0 47 0 71 0 4 0 5-14 5-2 0-5 0-7 0 0 2 0 4 0 7 8-1 19-1 28-1 8 0 21 0 29 1 0-3 0-5 0-7-3 0-5 0-8 0-14 0-14-1-14-5 0-26 0-52 0-78z">
              <text:p/>
            </draw:path>
            <draw:path draw:style-name="gr4" draw:text-style-name="P3" draw:layer="layout" svg:width="0.059cm" svg:height="0.131cm" svg:x="10.07cm" svg:y="17.567cm" svg:viewBox="0 0 60 132" svg:d="M54 7c0-3-2-7-7-7s-11 5-11 10c0 4 2 8 8 8s10-5 10-11zM14 107c0 3-1 5-1 9 0 9 8 16 18 16 20 0 29-27 29-30 0-2-2-2-3-2-3 0-3 1-4 3-4 15-13 24-21 24-4 0-5-3-5-7 0-5 2-8 3-13 2-5 4-10 7-15 1-5 9-23 9-26 1-1 1-4 1-6 0-9-7-16-18-16-19 0-29 26-29 30 0 2 2 1 3 2 3 0 3-1 4-3 5-17 14-24 21-24 3 0 5 1 5 7 0 5-1 7-6 20-4 10-8 21-13 31z">
              <text:p/>
            </draw:path>
            <draw:path draw:style-name="gr4" draw:text-style-name="P3" draw:layer="layout" svg:width="0.144cm" svg:height="0.144cm" svg:x="10.154cm" svg:y="17.576cm" svg:viewBox="0 0 145 145" svg:d="M78 77c20 0 40 0 60 0 3 0 7 0 7-5s-4-5-7-5c-20 0-40 0-60 0 0-20 0-40 0-60 0-2 0-7-5-7s-5 4-5 7c0 20 0 40 0 60-20 0-41 0-61 0-2 0-7 0-7 5s5 5 7 5c20 0 41 0 61 0 0 20 0 40 0 61 0 2 0 7 5 7s5-5 5-7c0-21 0-41 0-61z">
              <text:p/>
            </draw:path>
            <draw:path draw:style-name="gr4" draw:text-style-name="P3" draw:layer="layout" svg:width="0.1cm" svg:height="0.137cm" svg:x="10.326cm" svg:y="17.561cm" svg:viewBox="0 0 101 138" svg:d="M100 6c1 0 1-2 1-3s-1-3-3-3c-4 0-20 2-25 2-2 0-4 0-4 4s2 4 5 4c9 0 9 1 9 3 0 1-1 2-1 4-3 15-7 30-11 45-4-7-11-12-21-12-24 0-50 28-50 56 0 19 13 32 30 32 10 0 20-5 28-13 4 12 15 13 20 13 7 0 12-4 16-10 4-7 6-18 6-19 0-3-2-3-3-3-3 0-3 1-4 6-3 10-7 22-15 22-4 0-6-5-6-11 0-3 0-5 1-8 9-36 18-72 27-109zM58 112c-1 6-5 10-10 14-2 1-10 8-18 8-7 0-14-6-14-20 0-10 6-32 10-40 9-16 19-19 24-19 15 0 18 15 18 18 0 1 0 1 0 2-3 12-6 25-10 37z">
              <text:p/>
            </draw:path>
            <draw:path draw:style-name="gr4" draw:text-style-name="P3" draw:layer="layout" svg:width="0.049cm" svg:height="0.094cm" svg:x="10.443cm" svg:y="17.632cm" svg:viewBox="0 0 50 95" svg:d="M43 6c0-4-2-6-6-6s-9 4-9 8 3 6 6 6c5 0 9-4 9-8zM50 74c0-3-3-3-4-3-2 0-2 1-3 3-2 8-9 16-16 16-3 0-4-2-4-5s1-4 2-7 2-6 3-8c1-1 6-14 8-19 2-3 2-5 2-7 0-7-6-13-16-13-14 0-22 19-22 23 0 1 2 1 3 1 3 0 3-1 3-2 4-11 10-17 16-17 3 0 4 2 4 6 0 0 0 2 0 4-1 4-8 18-10 23-1 2-1 3-2 8-1 1-2 4-2 6 0 7 6 12 15 12 15 0 23-18 23-21z">
              <text:p/>
            </draw:path>
            <draw:path draw:style-name="gr4" draw:text-style-name="P3" draw:layer="layout" svg:width="0.01cm" svg:height="0.28cm" svg:x="10.818cm" svg:y="17.402cm" svg:viewBox="0 0 11 281" svg:d="M11 10c0-5 0-10-5-10-6 0-6 5-6 10 0 86 0 173 0 260 0 5 0 11 6 11 5 0 5-6 5-11 0-87 0-174 0-260z">
              <text:p/>
            </draw:path>
            <draw:path draw:style-name="gr4" draw:text-style-name="P3" draw:layer="layout" svg:width="0.139cm" svg:height="0.126cm" svg:x="10.87cm" svg:y="17.489cm" svg:viewBox="0 0 140 127" svg:d="M86 39c1-7 8-33 28-33 1 0 8 0 14 4-8 1-14 8-14 15 0 5 4 9 11 9 6 0 15-4 15-16 0-14-17-18-26-18-16 0-26 14-29 21-7-19-23-21-31-21-29 0-45 36-45 43 0 3 2 2 3 3 2 0 3 0 4-4 10-29 28-36 38-36 5 0 15 3 15 19 0 9-5 27-15 67-5 17-15 29-28 29-1 0-8 0-13-3 7-2 13-8 13-16s-6-10-11-10c-8 0-15 7-15 17 0 13 14 18 26 18 19 0 29-20 30-21 3 10 14 21 30 21 29 0 45-36 45-43 0-3-2-3-3-3-2 0-3 1-4 3-9 30-28 37-37 37-11 0-16-9-16-19 0-6 2-12 5-24 3-13 6-26 10-39z">
              <text:p/>
            </draw:path>
            <draw:path draw:style-name="gr4" draw:text-style-name="P3" draw:layer="layout" svg:width="0.059cm" svg:height="0.131cm" svg:x="11.032cm" svg:y="17.525cm" svg:viewBox="0 0 60 132" svg:d="M54 7c0-3-1-7-7-7-5 0-11 5-11 10 0 4 2 8 8 8s10-5 10-11zM14 107c0 3-1 5-1 8 0 10 8 17 18 17 20 0 29-27 29-30s-2-3-3-3c-3 0-3 2-4 4-4 15-13 23-21 23-4 0-5-2-5-6 0-5 2-9 3-13 2-5 4-10 7-16 1-5 9-22 9-25 1-1 1-4 1-6 0-9-7-17-18-17-19 0-29 27-29 31 0 2 3 2 4 2 2 0 2-1 3-3 5-17 14-24 21-24 3 0 5 1 5 7 0 4-1 7-6 19-4 11-8 21-13 32z">
              <text:p/>
            </draw:path>
            <draw:path draw:style-name="gr4" draw:text-style-name="P3" draw:layer="layout" svg:width="0.032cm" svg:height="0.083cm" svg:x="11.141cm" svg:y="17.583cm" svg:viewBox="0 0 33 84" svg:d="M33 30c0-20-7-30-18-30-9 0-15 7-15 14 0 8 6 16 15 16 3 0 7-1 10-4 1 0 1-1 1-1 0 1 0 1 0 5 0 20-10 37-19 46-3 3-2 4-2 5s1 3 2 3c3 0 26-22 26-54z">
              <text:p/>
            </draw:path>
            <draw:path draw:style-name="gr4" draw:text-style-name="P3" draw:layer="layout" svg:width="0.145cm" svg:height="0.177cm" svg:x="11.233cm" svg:y="17.489cm" svg:viewBox="0 0 146 178" svg:d="M22 158c-3 10-4 11-16 11-3 0-6 0-6 6 0 2 1 3 3 3 8 0 16-1 24-1 9 0 19 1 28 1 1 0 5 0 5-5 0-4-3-4-7-4-14 0-14-1-14-4 0-4 12-49 14-56 4 9 12 18 25 18 33 0 68-41 68-82 0-27-16-45-37-45-14 0-27 10-37 21-2-15-14-21-25-21-13 0-18 10-21 16-5 10-8 26-8 27 0 3 2 3 3 3 3 0 3 0 5-7 4-20 10-33 20-33 5 0 9 2 9 13 0 7-1 10-2 15-11 41-21 83-31 124zM71 36c2-7 10-15 15-19 9-9 17-11 22-11 11 0 18 10 18 26s-9 50-14 60c-10 20-23 29-34 29-18 0-22-23-22-25 0-1 0-2 1-5 5-18 9-37 14-55z">
              <text:p/>
            </draw:path>
            <draw:path draw:style-name="gr4" draw:text-style-name="P3" draw:layer="layout" svg:width="0.059cm" svg:height="0.131cm" svg:x="11.392cm" svg:y="17.525cm" svg:viewBox="0 0 60 132" svg:d="M54 7c0-3-1-7-7-7-5 0-11 5-11 10 0 4 2 8 8 8s10-5 10-11zM14 107c0 3-1 5-1 8 0 10 8 17 18 17 20 0 29-27 29-30s-2-3-3-3c-3 0-3 2-4 4-4 15-13 23-21 23-4 0-5-2-5-6 0-5 2-9 3-13 2-5 4-10 7-16 1-5 9-22 9-25 1-1 1-4 1-6 0-9-7-17-18-17-19 0-29 27-29 31 0 2 2 1 3 2 3 0 3-1 4-3 5-17 14-24 21-24 3 0 5 1 5 7 0 4-1 7-6 19-4 11-8 21-13 32z">
              <text:p/>
            </draw:path>
            <draw:path draw:style-name="gr4" draw:text-style-name="P3" draw:layer="layout" svg:width="0.032cm" svg:height="0.083cm" svg:x="11.501cm" svg:y="17.583cm" svg:viewBox="0 0 33 84" svg:d="M33 30c0-20-7-30-18-30-9 0-15 7-15 14 0 8 6 16 15 16 3 0 7-1 10-4 1 0 1-1 1-1 0 1 0 1 0 5 0 20-10 37-19 46-3 3-2 4-2 5s1 3 2 3c3 0 26-22 26-54z">
              <text:p/>
            </draw:path>
            <draw:path draw:style-name="gr4" draw:text-style-name="P3" draw:layer="layout" svg:width="0.145cm" svg:height="0.177cm" svg:x="11.593cm" svg:y="17.489cm" svg:viewBox="0 0 146 178" svg:d="M22 158c-3 10-4 11-16 11-3 0-6 0-6 6 0 2 1 3 3 3 8 0 16-1 24-1 9 0 19 1 28 1 1 0 5 0 5-5 0-4-3-4-7-4-14 0-14-1-14-4 0-4 12-49 14-56 4 9 12 18 25 18 33 0 68-41 68-82 0-27-16-45-37-45-14 0-27 10-37 21-2-15-14-21-25-21-13 0-18 10-21 16-5 10-8 26-8 27 0 3 2 3 3 3 3 0 3 0 5-7 4-20 10-33 20-33 5 0 9 2 9 13 0 7-1 10-2 15-11 41-21 83-31 124zM71 36c2-7 10-15 15-19 9-9 17-11 22-11 11 0 18 10 18 26s-9 50-14 60c-10 20-23 29-34 29-18 0-22-23-22-25 0-1 0-2 1-5 5-18 9-37 14-55z">
              <text:p/>
            </draw:path>
            <draw:path draw:style-name="gr4" draw:text-style-name="P3" draw:layer="layout" svg:width="0.059cm" svg:height="0.131cm" svg:x="11.752cm" svg:y="17.525cm" svg:viewBox="0 0 60 132" svg:d="M54 7c0-3-2-7-7-7s-11 5-11 10c0 4 2 8 8 8s10-5 10-11zM14 107c0 3-1 5-1 8 0 10 8 17 18 17 20 0 29-27 29-30s-2-3-3-3c-3 0-3 2-4 4-4 15-13 23-21 23-4 0-5-2-5-6 0-5 2-9 3-13 2-5 4-10 7-16 1-5 9-22 9-25 1-1 1-4 1-6 0-9-7-17-18-17-19 0-29 27-29 31 0 2 2 1 3 2 3 0 3-1 4-3 5-17 14-24 21-24 3 0 5 1 5 7 0 4-1 7-6 19-4 11-8 21-13 32z">
              <text:p/>
            </draw:path>
            <draw:path draw:style-name="gr4" draw:text-style-name="P3" draw:layer="layout" svg:width="0.144cm" svg:height="0.145cm" svg:x="11.836cm" svg:y="17.533cm" svg:viewBox="0 0 145 146" svg:d="M78 78c20 0 40 0 60 0 3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4" draw:text-style-name="P3" draw:layer="layout" svg:width="0.07cm" svg:height="0.13cm" svg:x="12.017cm" svg:y="17.524cm" svg:viewBox="0 0 71 131" svg:d="M44 6c0-5 0-6-6-6-12 13-30 13-38 13 0 2 0 5 0 7 5 0 18 0 28-6 0 34 0 68 0 101 0 7 0 9-19 9-3 0-6 0-8 0 0 2 0 5 0 7 4-1 28-1 35-1 6 0 31 0 35 1 0-2 0-5 0-7-2 0-5 0-7 0-20 0-20-2-20-9 0-36 0-73 0-109z">
              <text:p/>
            </draw:path>
            <draw:path draw:style-name="gr4" draw:text-style-name="P3" draw:layer="layout" svg:width="0.032cm" svg:height="0.083cm" svg:x="12.146cm" svg:y="17.583cm" svg:viewBox="0 0 33 84" svg:d="M33 30c0-20-7-30-19-30-8 0-14 7-14 14 0 8 6 16 14 16 4 0 8-1 11-4 1 0 0-1 1-1 0 0 0 1 0 5 0 20-9 37-19 46-3 3-3 4-3 5s2 3 3 3c3 0 26-22 26-54z">
              <text:p/>
            </draw:path>
            <draw:path draw:style-name="gr4" draw:text-style-name="P3" draw:layer="layout" svg:width="0.115cm" svg:height="0.177cm" svg:x="12.257cm" svg:y="17.489cm" svg:viewBox="0 0 116 178" svg:d="M116 3c0-1-1-3-3-3-3 0-15 11-19 19-7-15-17-19-26-19-34 0-68 42-68 82 0 28 17 45 37 45 12 0 23-7 33-17-2 10-12 47-12 51-3 7-5 8-20 8-4 0-8 0-8 6 0 1 0 3 4 3 9 0 20-1 28-1 10 0 20 1 29 1 2 0 6 0 6-5 0-4-3-4-7-4-14 0-14-1-14-4 0-2 0-4 1-6 13-52 26-104 39-156zM38 121c-17 0-18-22-18-27 0-13 8-44 13-56 9-20 23-32 35-32 18 0 22 23 22 24 0 2-16 64-16 65-4 8-20 26-36 26z">
              <text:p/>
            </draw:path>
            <draw:path draw:style-name="gr4" draw:text-style-name="P3" draw:layer="layout" svg:width="0.059cm" svg:height="0.131cm" svg:x="12.381cm" svg:y="17.525cm" svg:viewBox="0 0 60 132" svg:d="M54 7c0-3-2-7-8-7-4 0-10 5-10 10 0 4 2 8 8 8s10-5 10-11zM14 107c0 3-1 5-1 8 0 10 8 17 18 17 20 0 29-27 29-30s-2-3-3-3c-3 0-3 2-4 4-5 15-13 23-21 23-4 0-5-2-5-6 0-5 2-9 3-13 2-5 4-10 7-16 1-5 9-22 9-25 0-1 1-4 1-6 0-9-8-17-18-17-19 0-29 27-29 31 0 2 2 1 3 2 3 0 3-1 4-3 5-17 14-24 21-24 3 0 5 1 5 7 0 4-1 7-6 19-4 11-8 21-13 32z">
              <text:p/>
            </draw:path>
            <draw:path draw:style-name="gr4" draw:text-style-name="P3" draw:layer="layout" svg:width="0.032cm" svg:height="0.083cm" svg:x="12.489cm" svg:y="17.583cm" svg:viewBox="0 0 33 84" svg:d="M33 30c0-20-7-30-19-30-8 0-14 7-14 14 0 8 6 16 14 16 4 0 8-1 11-4 1 0 1-1 1-1 0 1 0 1 0 5 0 20-9 37-19 46-3 3-3 4-3 5s2 3 3 3c3 0 26-22 26-54z">
              <text:p/>
            </draw:path>
            <draw:path draw:style-name="gr4" draw:text-style-name="P3" draw:layer="layout" svg:width="0.115cm" svg:height="0.177cm" svg:x="12.601cm" svg:y="17.489cm" svg:viewBox="0 0 116 178" svg:d="M116 3c0-1-1-3-3-3-3 0-15 11-19 19-6-15-17-19-26-19-34 0-68 42-68 82 0 28 17 45 37 45 12 0 23-7 33-17-2 10-12 47-12 51-3 7-5 8-20 8-4 0-7 0-7 6 0 1 0 3 3 3 9 0 20-1 28-1 10 0 20 1 29 1 2 0 6 0 6-5 0-4-3-4-7-4-14 0-14-1-14-4 0-2 0-4 1-6 13-52 26-104 39-156zM38 121c-17 0-18-22-18-27 0-13 8-44 13-56 9-20 23-32 35-32 18 0 22 23 22 24 0 2-16 64-16 65-4 8-20 26-36 26z">
              <text:p/>
            </draw:path>
            <draw:path draw:style-name="gr4" draw:text-style-name="P3" draw:layer="layout" svg:width="0.059cm" svg:height="0.131cm" svg:x="12.725cm" svg:y="17.525cm" svg:viewBox="0 0 60 132" svg:d="M54 7c0-3-2-7-7-7s-11 5-11 10c0 4 2 8 8 8s10-5 10-11zM14 107c0 3-1 5-1 8 0 10 8 17 18 17 20 0 29-27 29-30s-2-3-3-3c-3 0-3 2-4 4-4 15-13 23-21 23-4 0-5-2-5-6 0-5 2-9 3-13 2-5 4-10 7-16 1-5 9-22 9-25 1-1 1-4 1-6 0-9-8-17-18-17-19 0-29 27-29 31 0 2 2 1 3 2 3 0 3-1 4-3 5-17 14-24 21-24 3 0 5 1 5 7 0 4-1 7-6 19-4 11-8 21-13 32z">
              <text:p/>
            </draw:path>
            <draw:path draw:style-name="gr4" draw:text-style-name="P3" draw:layer="layout" svg:width="0.144cm" svg:height="0.145cm" svg:x="12.809cm" svg:y="17.533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4" draw:text-style-name="P3" draw:layer="layout" svg:width="0.07cm" svg:height="0.13cm" svg:x="12.989cm" svg:y="17.524cm" svg:viewBox="0 0 71 131" svg:d="M44 6c0-5 0-6-6-6-12 13-30 13-38 13 0 2 0 5 0 7 5 0 18 0 28-6 0 34 0 68 0 101 0 7 0 9-19 9-3 0-6 0-8 0 0 2 0 5 0 7 4-1 28-1 35-1 6 0 31 0 35 1 0-2 0-5 0-7-2 0-5 0-7 0-20 0-20-2-20-9 0-36 0-73 0-109z">
              <text:p/>
            </draw:path>
            <draw:path draw:style-name="gr4" draw:text-style-name="P3" draw:layer="layout" svg:width="0.032cm" svg:height="0.083cm" svg:x="13.118cm" svg:y="17.583cm" svg:viewBox="0 0 33 84" svg:d="M33 30c0-20-7-30-19-30-8 0-14 7-14 14 0 8 6 16 14 16 4 0 8-1 11-4 1 0 0-1 1-1 0 0 0 1 0 5 0 20-9 37-19 46-3 3-3 4-3 5s2 3 3 3c3 0 26-22 26-54z">
              <text:p/>
            </draw:path>
            <draw:path draw:style-name="gr4" draw:text-style-name="P3" draw:layer="layout" svg:width="0.133cm" svg:height="0.197cm" svg:x="13.23cm" svg:y="17.418cm" svg:viewBox="0 0 134 198" svg:d="M134 3c-2-1 0-3-4-3s-31 2-36 3c-2 0-4 2-4 6 0 3 3 3 7 3 13 0 14 2 14 5 0 2 0 4-1 5-5 23-11 45-16 67-6-11-14-18-27-18-33 0-67 41-67 82 0 27 15 45 37 45 6 0 20-1 37-21 2 12 12 21 25 21 10 0 17-6 21-15 5-10 6-19 9-28 0-3-3-3-4-3-3 0-3 1-3 5-5 18-11 35-22 35-8 0-9-7-9-13s1-9 2-14c13-54 27-108 41-162zM75 161c-1 6-1 6-5 11-13 16-24 20-32 20-14 0-18-15-18-27 0-13 9-48 15-61 9-17 22-27 33-27 18 0 22 23 22 25 0 1 0 4 0 4-5 19-10 37-15 55z">
              <text:p/>
            </draw:path>
            <draw:path draw:style-name="gr4" draw:text-style-name="P3" draw:layer="layout" svg:width="0.059cm" svg:height="0.131cm" svg:x="13.374cm" svg:y="17.525cm" svg:viewBox="0 0 60 132" svg:d="M54 7c0-3-2-7-8-7-4 0-10 5-10 10 0 4 2 8 8 8s10-5 10-11zM14 107c0 3-1 5-1 8 0 10 8 17 18 17 20 0 29-27 29-30s-2-3-3-3c-3 0-3 2-4 4-5 15-13 23-21 23-4 0-5-2-5-6 0-5 2-9 3-13 2-5 4-10 7-16 1-5 9-22 9-25 0-1 1-4 1-6 0-9-8-17-18-17-20 0-29 27-29 31 0 2 2 1 3 2 3 0 3-1 4-3 5-17 14-24 21-24 3 0 5 1 5 7 0 4-1 7-6 19-4 11-8 21-13 32z">
              <text:p/>
            </draw:path>
            <draw:path draw:style-name="gr4" draw:text-style-name="P3" draw:layer="layout" svg:width="0.032cm" svg:height="0.083cm" svg:x="13.483cm" svg:y="17.583cm" svg:viewBox="0 0 33 84" svg:d="M33 30c0-20-7-30-19-30-8 0-14 7-14 14 0 8 6 16 14 16 4 0 8-1 11-4 1 0 1-1 1-1 0 1 0 1 0 5 0 20-9 37-19 46-3 3-3 4-3 5s2 3 3 3c3 0 26-22 26-54z">
              <text:p/>
            </draw:path>
            <draw:path draw:style-name="gr4" draw:text-style-name="P3" draw:layer="layout" svg:width="0.133cm" svg:height="0.197cm" svg:x="13.595cm" svg:y="17.418cm" svg:viewBox="0 0 134 198" svg:d="M134 3c-1-1 0-3-4-3s-31 2-36 3c-2 0-4 2-4 6 0 3 3 3 7 3 13 0 14 2 14 5 0 2 0 4-1 5-5 23-11 45-16 67-5-11-14-18-26-18-34 0-68 41-68 82 0 27 15 45 38 45 5 0 19-1 36-21 2 12 12 21 25 21 11 0 17-6 21-15 5-10 6-19 9-28 0-3-3-3-3-3-4 0-4 1-4 5-5 18-11 35-22 35-8 0-9-7-9-13s1-9 3-14c13-54 26-108 40-162zM75 161c-1 6-1 6-5 11-12 16-24 20-32 20-14 0-18-15-18-27 0-13 9-48 15-61 9-17 22-27 33-27 18 0 22 23 22 25 0 1 0 4 0 4-5 19-10 37-15 55z">
              <text:p/>
            </draw:path>
            <draw:path draw:style-name="gr4" draw:text-style-name="P3" draw:layer="layout" svg:width="0.059cm" svg:height="0.131cm" svg:x="13.739cm" svg:y="17.525cm" svg:viewBox="0 0 60 132" svg:d="M54 7c0-3-2-7-7-7s-11 5-11 10c0 4 2 8 8 8s10-5 10-11zM14 107c0 3-1 5-1 8 0 10 8 17 18 17 20 0 29-27 29-30s-2-3-3-3c-3 0-3 2-4 4-4 15-13 23-21 23-4 0-5-2-5-6 0-5 2-9 3-13 2-5 4-10 7-16 1-5 9-22 9-25 1-1 1-4 1-6 0-9-8-17-18-17-19 0-29 27-29 31 0 2 2 1 3 2 3 0 3-1 4-3 5-17 14-24 21-24 3 0 5 1 5 7 0 4-1 7-6 19-4 11-8 21-13 32z">
              <text:p/>
            </draw:path>
            <draw:path draw:style-name="gr4" draw:text-style-name="P3" draw:layer="layout" svg:width="0.144cm" svg:height="0.145cm" svg:x="13.823cm" svg:y="17.533cm" svg:viewBox="0 0 145 146" svg:d="M78 78c20 0 40 0 60 0 3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4" draw:text-style-name="P3" draw:layer="layout" svg:width="0.07cm" svg:height="0.13cm" svg:x="14.004cm" svg:y="17.524cm" svg:viewBox="0 0 71 131" svg:d="M44 6c0-5 0-6-6-6-12 13-30 13-38 13 0 2 0 5 0 7 5 0 18 0 28-6 0 34 0 68 0 101 0 7 0 9-19 9-3 0-6 0-8 0 0 2 0 5 0 7 4-1 28-1 35-1 6 0 31 0 35 1 0-2 0-5 0-7-2 0-5 0-7 0-20 0-20-2-20-9 0-36 0-73 0-109z">
              <text:p/>
            </draw:path>
            <draw:path draw:style-name="gr4" draw:text-style-name="P3" draw:layer="layout" svg:width="0.064cm" svg:height="0.28cm" svg:x="14.125cm" svg:y="17.402cm" svg:viewBox="0 0 65 281" svg:d="M65 140c0-22-3-56-19-87-16-35-40-53-44-53-1 0-2 1-2 2s0 2 5 7c28 28 44 73 44 131 0 48-11 97-46 133-3 4-3 4-3 4 0 2 1 4 2 4 4 0 28-20 45-56 15-30 18-61 18-85z">
              <text:p/>
            </draw:path>
            <draw:path draw:style-name="gr4" draw:text-style-name="P3" draw:layer="layout" svg:width="0.145cm" svg:height="0.177cm" svg:x="14.209cm" svg:y="17.489cm" svg:viewBox="0 0 146 178" svg:d="M22 158c-3 10-4 11-16 11-3 0-6 0-6 6 0 2 2 3 4 3 7 0 15-1 23-1 10 0 19 1 28 1 2 0 5 0 5-5 0-4-2-4-6-4-15 0-15-1-15-4 0-4 12-49 14-56 4 9 12 18 26 18 32 0 67-41 67-82 0-27-16-45-36-45-15 0-28 10-37 21-3-15-15-21-26-21-13 0-18 10-21 16-4 10-8 26-8 27 0 3 2 2 3 3 3 0 3 0 5-7 4-20 10-33 20-33 5 0 9 2 9 13 0 7-1 10-2 15-11 41-21 83-31 124zM71 36c2-7 10-15 15-19 9-9 18-11 23-11 11 0 17 10 17 26s-9 50-14 60c-10 20-23 29-34 29-18 0-21-23-21-25 0-1 0-2 1-5 4-18 9-37 13-55z">
              <text:p/>
            </draw:path>
            <draw:path draw:style-name="gr4" draw:text-style-name="P3" draw:layer="layout" svg:width="0.064cm" svg:height="0.28cm" svg:x="14.387cm" svg:y="17.402cm" svg:viewBox="0 0 65 281" svg:d="M65 277l-5-5c-35-36-44-89-44-132 0-49 11-98 46-133 3-3 3-4 3-5s-1-2-3-2c-3 0-28 18-44 54-15 32-18 63-18 86 0 22 3 56 18 88 17 34 41 53 44 53 2 0 3-1 3-4z">
              <text:p/>
            </draw:path>
            <draw:path draw:style-name="gr4" draw:text-style-name="P3" draw:layer="layout" svg:width="0.146cm" svg:height="0.177cm" svg:x="14.459cm" svg:y="17.489cm" svg:viewBox="0 0 147 178" svg:d="M22 158c-2 10-3 11-16 11-3 0-6 0-6 6 0 2 2 3 4 3 7 0 16-1 24-1 9 0 18 1 27 1 2 0 6 0 6-5 0-4-3-4-7-4-14 0-14-1-14-4 0-4 11-49 14-56 3 9 11 18 25 18 33 0 68-41 68-82 0-27-16-45-37-45-14 0-28 10-37 21-3-15-15-21-26-21-13 0-17 10-21 16-4 10-8 26-8 27 0 3 3 3 4 3 2 0 3 0 4-7 5-20 11-33 20-33 5 0 9 2 9 13 0 7-1 10-1 15-11 41-22 83-32 124zM71 36c3-7 10-15 15-19 10-9 18-11 23-11 11 0 18 10 18 26s-9 50-14 60c-10 20-23 29-34 29-18 0-22-23-22-25 0-1 0-2 1-5 4-18 9-37 13-55z">
              <text:p/>
            </draw:path>
            <draw:path draw:style-name="gr4" draw:text-style-name="P3" draw:layer="layout" svg:width="0.059cm" svg:height="0.131cm" svg:x="14.619cm" svg:y="17.525cm" svg:viewBox="0 0 60 132" svg:d="M54 7c0-3-2-7-8-7-4 0-10 5-10 10 0 4 2 8 7 8 7 0 11-5 11-11zM14 107c0 3-1 5-1 8 0 10 8 17 18 17 20 0 29-27 29-30s-2-2-3-3c-3 0-3 2-4 4-5 15-14 23-21 23-4 0-5-2-5-6 0-5 1-9 3-13 2-5 4-10 7-16 1-5 9-22 9-25 0-1 1-4 1-6 0-9-8-17-18-17-20 0-29 27-29 31 0 2 2 2 3 2 3 0 3-1 4-3 5-17 14-24 21-24 3 0 5 1 5 7 0 4-1 7-7 19-4 11-8 21-12 32z">
              <text:p/>
            </draw:path>
            <draw:path draw:style-name="gr4" draw:text-style-name="P3" draw:layer="layout" svg:width="0.144cm" svg:height="0.145cm" svg:x="14.703cm" svg:y="17.533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4" draw:text-style-name="P3" draw:layer="layout" svg:width="0.071cm" svg:height="0.13cm" svg:x="14.883cm" svg:y="17.524cm" svg:viewBox="0 0 72 131" svg:d="M45 6c0-5 0-6-6-6-13 13-30 13-39 13 0 2 0 5 0 7 5 0 18 0 29-6 0 34 0 68 0 101 0 7 0 9-19 9-3 0-6 0-8 0 0 2 0 5 0 7 4-1 28-1 35-1 6 0 31 0 35 1 0-2 0-5 0-7-2 0-5 0-7 0-20 0-20-2-20-9 0-36 0-73 0-109z">
              <text:p/>
            </draw:path>
            <draw:path draw:style-name="gr4" draw:text-style-name="P3" draw:layer="layout" svg:width="0.01cm" svg:height="0.28cm" svg:x="15.021cm" svg:y="17.402cm" svg:viewBox="0 0 11 281" svg:d="M11 10c0-5 0-10-5-10-6 0-6 5-6 10 0 86 0 173 0 260 0 5 0 11 6 11 5 0 5-6 5-11 0-87 0-174 0-260z">
              <text:p/>
            </draw:path>
            <draw:path draw:style-name="gr4" draw:text-style-name="P3" draw:layer="layout" svg:width="0.145cm" svg:height="0.177cm" svg:x="15.057cm" svg:y="17.489cm" svg:viewBox="0 0 146 178" svg:d="M22 158c-3 10-4 11-16 11-3 0-6 0-6 6 0 2 1 3 3 3 8 0 16-1 24-1 9 0 19 1 28 1 1 0 5 0 5-5 0-4-3-4-7-4-14 0-14-1-14-4 0-4 12-49 14-56 4 9 11 18 25 18 33 0 68-41 68-82 0-27-16-45-37-45-14 0-27 10-37 21-2-15-14-21-25-21-13 0-18 10-21 16-5 10-8 26-8 27 0 3 2 3 3 3 3 0 3 0 5-7 4-20 10-33 20-33 5 0 9 2 9 13 0 7-1 10-2 15-11 41-21 83-31 124zM71 36c2-7 10-15 15-19 9-9 17-11 22-11 11 0 18 10 18 26s-9 50-14 60c-10 20-23 29-34 29-18 0-22-23-22-25 0-1 0-2 1-5 5-18 9-37 14-55z">
              <text:p/>
            </draw:path>
            <draw:path draw:style-name="gr4" draw:text-style-name="P3" draw:layer="layout" svg:width="0.059cm" svg:height="0.131cm" svg:x="15.217cm" svg:y="17.525cm" svg:viewBox="0 0 60 132" svg:d="M54 7c0-3-2-7-7-7s-11 5-11 10c0 4 2 8 8 8s10-5 10-11zM14 107c0 3-1 5-1 8 0 10 8 17 18 17 20 0 29-27 29-30s-2-3-3-3c-3 0-3 2-4 4-4 15-13 23-21 23-4 0-5-2-5-6 0-5 2-9 3-13 2-5 4-10 7-16 1-5 9-22 9-25 1-1 1-4 1-6 0-9-8-17-18-17-19 0-29 27-29 31 0 2 2 1 3 2 3 0 3-1 4-3 5-17 14-24 21-24 3 0 5 1 5 7 0 4-1 7-6 19-4 11-8 21-13 32z">
              <text:p/>
            </draw:path>
            <draw:path draw:style-name="gr4" draw:text-style-name="P3" draw:layer="layout" svg:width="0.064cm" svg:height="0.28cm" svg:x="15.317cm" svg:y="17.402cm" svg:viewBox="0 0 65 281" svg:d="M65 140c0-22-3-56-19-87-16-35-40-53-44-53-1 0-2 1-2 2s0 2 5 7c28 28 44 73 44 131 0 48-11 97-46 133-3 4-3 4-3 4 0 2 1 4 2 4 4 0 28-20 45-56 15-30 18-61 18-85z">
              <text:p/>
            </draw:path>
            <draw:path draw:style-name="gr4" draw:text-style-name="P3" draw:layer="layout" svg:width="0.146cm" svg:height="0.177cm" svg:x="15.401cm" svg:y="17.489cm" svg:viewBox="0 0 147 178" svg:d="M22 158c-3 10-3 11-16 11-3 0-6 0-6 6 0 2 2 3 4 3 7 0 15-1 23-1 10 0 19 1 28 1 2 0 5 0 5-5 0-4-2-4-6-4-15 0-15-1-15-4 0-4 12-49 15-56 3 9 11 18 25 18 33 0 68-41 68-82 0-27-16-45-37-45-15 0-28 10-37 21-3-15-15-21-26-21-13 0-18 10-21 16-4 10-8 26-8 27 0 3 2 2 3 3 3 0 3 0 5-7 4-20 10-33 20-33 5 0 9 2 9 13 0 7-1 10-1 15-11 41-22 83-32 124zM71 36c3-7 10-15 15-19 10-9 18-11 23-11 11 0 17 10 17 26s-8 50-14 60c-10 20-22 29-33 29-19 0-22-23-22-25 0-1 0-2 1-5 4-18 9-37 13-55z">
              <text:p/>
            </draw:path>
            <draw:path draw:style-name="gr4" draw:text-style-name="P3" draw:layer="layout" svg:width="0.065cm" svg:height="0.28cm" svg:x="15.58cm" svg:y="17.402cm" svg:viewBox="0 0 66 281" svg:d="M66 277l-5-5c-35-36-45-89-45-132 0-49 11-98 46-133 4-3 4-4 4-5s-2-2-4-2c-3 0-28 18-44 54-15 32-18 63-18 86 0 22 3 56 18 88 17 34 41 53 44 53 2 0 4-1 4-4z">
              <text:p/>
            </draw:path>
            <draw:path draw:style-name="gr4" draw:text-style-name="P3" draw:layer="layout" svg:width="0.115cm" svg:height="0.177cm" svg:x="15.673cm" svg:y="17.489cm" svg:viewBox="0 0 116 178" svg:d="M116 3c0-1-1-3-3-3-3 0-15 11-19 19-6-15-17-19-26-19-34 0-68 42-68 82 0 28 17 45 37 45 12 0 23-7 33-17-2 10-12 47-12 51-3 7-5 8-20 8-4 0-7 0-7 6 0 1 0 3 3 3 9 0 20-1 28-1 10 0 20 1 29 1 2 0 6 0 6-5 0-4-3-4-7-4-14 0-14-1-14-4 0-2 0-4 1-6 13-52 26-104 39-156zM38 121c-17 0-18-22-18-27 0-13 8-44 13-56 9-20 23-32 35-32 18 0 22 23 22 24 0 2-16 64-16 65-4 8-20 26-36 26z">
              <text:p/>
            </draw:path>
            <draw:path draw:style-name="gr4" draw:text-style-name="P3" draw:layer="layout" svg:width="0.059cm" svg:height="0.131cm" svg:x="15.796cm" svg:y="17.525cm" svg:viewBox="0 0 60 132" svg:d="M54 7c0-3-2-7-7-7s-11 5-11 10c0 4 2 8 8 8s10-5 10-11zM14 107c0 3-1 5-1 8 0 10 8 17 18 17 20 0 29-27 29-30s-2-3-3-3c-3 0-3 2-4 4-4 15-13 23-21 23-4 0-5-2-5-6 0-5 2-9 3-13 2-5 4-10 7-16 1-5 9-22 9-25 1-1 1-4 1-6 0-9-8-17-18-17-19 0-29 27-29 31 0 2 2 1 3 2 3 0 3-1 4-3 5-17 14-24 21-24 3 0 5 1 5 7 0 4-1 7-6 19-4 11-8 21-13 32z">
              <text:p/>
            </draw:path>
            <draw:path draw:style-name="gr4" draw:text-style-name="P3" draw:layer="layout" svg:width="0.144cm" svg:height="0.145cm" svg:x="15.88cm" svg:y="17.533cm" svg:viewBox="0 0 145 146" svg:d="M78 78c20 0 40 0 60 0 3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4" draw:text-style-name="P3" draw:layer="layout" svg:width="0.07cm" svg:height="0.13cm" svg:x="16.06cm" svg:y="17.524cm" svg:viewBox="0 0 71 131" svg:d="M44 6c0-5 0-6-6-6-12 13-30 13-38 13 0 2 0 5 0 7 5 0 18 0 28-6 0 34 0 68 0 101 0 7 0 9-19 9-3 0-6 0-8 0 0 2 0 5 0 7 4-1 28-1 35-1 6 0 31 0 35 1 0-2 0-5 0-7-2 0-5 0-7 0-20 0-20-2-20-9 0-36 0-73 0-109z">
              <text:p/>
            </draw:path>
            <draw:path draw:style-name="gr4" draw:text-style-name="P3" draw:layer="layout" svg:width="0.01cm" svg:height="0.28cm" svg:x="16.198cm" svg:y="17.402cm" svg:viewBox="0 0 11 281" svg:d="M11 10c0-5 0-10-5-10-6 0-6 5-6 10 0 86 0 173 0 260 0 5 0 11 6 11 5 0 5-6 5-11 0-87 0-174 0-260z">
              <text:p/>
            </draw:path>
            <draw:path draw:style-name="gr4" draw:text-style-name="P3" draw:layer="layout" svg:width="0.115cm" svg:height="0.177cm" svg:x="16.254cm" svg:y="17.489cm" svg:viewBox="0 0 116 178" svg:d="M116 3c0-1-1-3-3-3-3 0-14 11-19 19-6-15-17-19-26-19-34 0-68 42-68 82 0 28 17 45 38 45 12 0 22-7 32-17-2 10-12 47-12 51-3 7-4 8-20 8-4 0-7 0-7 6 0 1 0 3 3 3 10 0 20-1 29-1 10 0 19 1 29 1 2 0 5 0 5-5 0-4-3-4-7-4-14 0-14-1-14-4 0-2 1-4 2-6 12-52 25-104 38-156zM38 121c-16 0-18-22-18-27 0-13 8-44 13-56 9-20 24-32 35-32 18 0 22 23 22 24 0 2-16 64-16 65-4 8-20 26-36 26z">
              <text:p/>
            </draw:path>
            <draw:path draw:style-name="gr4" draw:text-style-name="P3" draw:layer="layout" svg:width="0.058cm" svg:height="0.131cm" svg:x="16.378cm" svg:y="17.525cm" svg:viewBox="0 0 59 132" svg:d="M54 7c0-3-2-7-8-7-5 0-11 5-11 10 0 4 3 8 8 8 6 0 11-5 11-11zM14 107c0 3-2 5-2 8 0 10 8 17 19 17 19 0 28-27 28-30s-2-3-3-3c-2 0-2 2-3 4-5 15-14 23-22 23-3 0-5-2-5-6 0-5 2-9 4-13 2-5 4-10 6-16 2-5 9-22 10-25 0-1 1-4 1-6 0-9-8-17-19-17-19 0-28 27-28 31 0 2 2 2 3 2 3 0 3-1 3-3 6-17 14-24 22-24 2 0 5 1 5 7 0 4-2 7-7 19-4 11-8 21-12 32z">
              <text:p/>
            </draw:path>
            <draw:path draw:style-name="gr4" draw:text-style-name="P3" draw:layer="layout" svg:width="0.065cm" svg:height="0.28cm" svg:x="16.478cm" svg:y="17.402cm" svg:viewBox="0 0 66 281" svg:d="M66 140c0-22-4-56-20-87-16-35-40-53-43-53-2 0-3 1-3 2s0 2 6 7c27 28 43 73 43 131 0 48-11 97-45 133-4 4-4 4-4 4 0 2 1 4 3 4 3 0 28-20 44-56 15-30 19-61 19-85z">
              <text:p/>
            </draw:path>
            <draw:path draw:style-name="gr4" draw:text-style-name="P3" draw:layer="layout" svg:width="0.146cm" svg:height="0.177cm" svg:x="16.562cm" svg:y="17.489cm" svg:viewBox="0 0 147 178" svg:d="M22 158c-2 10-3 11-15 11-4 0-7 0-7 6 0 2 2 3 4 3 8 0 16-1 24-1 9 0 18 1 27 1 2 0 6 0 6-5 0-4-3-4-7-4-14 0-14-1-14-4 0-4 11-49 14-56 3 9 11 18 25 18 33 0 68-41 68-82 0-27-16-45-37-45-14 0-28 10-37 21-3-15-15-21-25-21-14 0-18 10-22 16-4 10-8 26-8 27 0 3 3 3 4 3 2 0 3 0 4-7 5-20 11-33 20-33 5 0 9 2 9 13 0 7-1 10-1 15-11 41-21 83-32 124zM71 36c3-7 10-15 15-19 10-9 18-11 23-11 11 0 18 10 18 26s-9 50-14 60c-10 20-23 29-34 29-18 0-22-23-22-25 0-1 0-2 1-5 4-18 9-37 13-55z">
              <text:p/>
            </draw:path>
            <draw:path draw:style-name="gr4" draw:text-style-name="P3" draw:layer="layout" svg:width="0.065cm" svg:height="0.28cm" svg:x="16.74cm" svg:y="17.402cm" svg:viewBox="0 0 66 281" svg:d="M66 277l-5-5c-35-36-44-89-44-132 0-49 10-98 45-133 4-3 4-4 4-5s-2-2-4-2-28 18-44 54c-14 32-18 63-18 86 0 22 3 56 19 88 17 34 41 53 43 53s4-1 4-4z">
              <text:p/>
            </draw:path>
            <draw:path draw:style-name="gr4" draw:text-style-name="P3" draw:layer="layout" svg:width="0.133cm" svg:height="0.197cm" svg:x="16.833cm" svg:y="17.418cm" svg:viewBox="0 0 134 198" svg:d="M134 3c-1-1 0-3-4-3s-31 2-36 3c-1 0-4 2-4 6 0 3 4 3 8 3 13 0 13 2 13 5 0 2 0 4-1 5-5 23-11 45-16 67-5-11-13-18-26-18-33 0-68 41-68 82 0 27 16 45 38 45 5 0 20-1 36-21 2 12 12 21 26 21 10 0 16-6 21-15 5-10 5-19 8-28 0-3-3-3-3-3-4 0-4 1-4 5-5 18-10 35-22 35-7 0-8-7-8-13s1-9 2-14c13-54 27-108 40-162zM75 161c-1 6-1 6-5 11-12 16-24 20-32 20-14 0-18-15-18-27 0-13 9-48 16-61 8-17 21-27 32-27 18 0 22 23 22 25 0 1 0 4 0 4-5 19-10 37-15 55z">
              <text:p/>
            </draw:path>
            <draw:path draw:style-name="gr4" draw:text-style-name="P3" draw:layer="layout" svg:width="0.058cm" svg:height="0.131cm" svg:x="16.978cm" svg:y="17.525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4-24 22-24 3 0 5 1 5 7 0 4-2 7-7 19-4 11-8 21-12 32z">
              <text:p/>
            </draw:path>
            <draw:path draw:style-name="gr4" draw:text-style-name="P3" draw:layer="layout" svg:width="0.144cm" svg:height="0.145cm" svg:x="17.062cm" svg:y="17.533cm" svg:viewBox="0 0 145 146" svg:d="M77 78c20 0 40 0 61 0 2 0 7 0 7-5s-5-5-7-5c-21 0-41 0-61 0 0-20 0-40 0-60 0-3 0-8-4-8-6 0-6 5-6 8 0 20 0 40 0 60-20 0-40 0-60 0-2 0-7 0-7 5s4 5 7 5c20 0 40 0 60 0 0 20 0 40 0 60 0 3 0 8 5 8s5-5 5-8c0-20 0-40 0-60z">
              <text:p/>
            </draw:path>
            <draw:path draw:style-name="gr4" draw:text-style-name="P3" draw:layer="layout" svg:width="0.071cm" svg:height="0.13cm" svg:x="17.242cm" svg:y="17.524cm" svg:viewBox="0 0 72 131" svg:d="M45 6c0-5-1-6-7-6-12 13-30 13-38 13 0 2 0 5 0 7 5 0 18 0 29-6 0 34 0 68 0 101 0 7 0 9-20 9-3 0-5 0-7 0 0 2 0 5 0 7 3-1 27-1 35-1 5 0 30 0 35 1 0-2 0-5 0-7-3 0-5 0-8 0-19 0-19-2-19-9 0-36 0-73 0-109z">
              <text:p/>
            </draw:path>
            <draw:path draw:style-name="gr4" draw:text-style-name="P3" draw:layer="layout" svg:width="0.01cm" svg:height="0.28cm" svg:x="17.38cm" svg:y="17.402cm" svg:viewBox="0 0 11 281" svg:d="M11 10c0-5 0-10-5-10-6 0-6 5-6 10 0 86 0 173 0 260 0 5 0 11 6 11 5 0 5-6 5-11 0-87 0-174 0-260z">
              <text:p/>
            </draw:path>
            <draw:path draw:style-name="gr4" draw:text-style-name="P3" draw:layer="layout" svg:width="0.133cm" svg:height="0.197cm" svg:x="17.436cm" svg:y="17.418cm" svg:viewBox="0 0 134 198" svg:d="M134 3c-2-1 0-3-4-3s-31 2-36 3c-2 0-4 2-4 6 0 3 3 3 7 3 13 0 14 2 14 5 0 2 0 4-1 5-5 23-11 45-16 67-6-11-14-18-27-18-33 0-67 41-67 82 0 27 15 45 37 45 5 0 20-1 37-21 2 12 12 21 25 21 10 0 16-6 21-15 5-10 6-19 9-28 0-3-3-3-4-3-3 0-3 1-4 5-5 18-10 35-21 35-8 0-9-7-9-13s1-9 2-14c13-54 27-108 41-162zM75 161c-1 6-1 6-5 11-13 16-24 20-32 20-15 0-18-15-18-27 0-13 9-48 15-61 9-17 22-27 33-27 18 0 22 23 22 25 0 1 0 4-1 4-5 19-9 37-14 55z">
              <text:p/>
            </draw:path>
            <draw:path draw:style-name="gr4" draw:text-style-name="P3" draw:layer="layout" svg:width="0.059cm" svg:height="0.131cm" svg:x="17.58cm" svg:y="17.525cm" svg:viewBox="0 0 60 132" svg:d="M54 7c0-3-2-7-8-7-4 0-10 5-10 10 0 4 2 8 7 8 7 0 11-5 11-11zM14 107c0 3-1 5-1 8 0 10 8 17 18 17 20 0 29-27 29-30s-2-2-3-3c-3 0-3 2-4 4-5 15-14 23-21 23-4 0-5-2-5-6 0-5 1-9 3-13 2-5 4-10 7-16 1-5 9-22 9-25 0-1 1-4 1-6 0-9-8-17-18-17-20 0-29 27-29 31 0 2 2 2 3 2 3 0 3-1 4-3 5-17 14-24 21-24 3 0 5 1 5 7 0 4-1 7-7 19-4 11-8 21-12 32z">
              <text:p/>
            </draw:path>
            <draw:path draw:style-name="gr4" draw:text-style-name="P3" draw:layer="layout" svg:width="0.065cm" svg:height="0.28cm" svg:x="17.68cm" svg:y="17.402cm" svg:viewBox="0 0 66 281" svg:d="M66 140c0-22-4-56-19-87-17-35-41-53-44-53-1 0-3 1-3 2s0 2 6 7c28 28 44 73 44 131 0 48-11 97-46 133-4 4-4 4-4 4 0 2 2 4 3 4 3 0 28-20 45-56 14-30 18-61 18-85z">
              <text:p/>
            </draw:path>
          </draw:g>
        </draw:g>
        <draw:g>
          <svg:title>TexMaths</svg:title>
          <svg:desc>10§display§\varepsilon = 
\begin{cases}
\frac{\delta}{\ell}  &amp; (\ell: \mbox{even}) \\
\frac{\delta}{\ell} - \frac{1}{2\ell} &amp; (\ell: \mbox{odd})
\end{cases}§svg§600§TRUE§</svg:desc>
          <draw:g>
            <draw:path draw:style-name="gr4" draw:text-style-name="P3" draw:layer="layout" svg:width="0.141cm" svg:height="0.166cm" svg:x="10.12cm" svg:y="5.827cm" svg:viewBox="0 0 142 167" svg:d="M41 80c11 5 21 5 30 5s28 0 28-11c0-9-12-10-25-10-8 0-20 1-33 7-8-4-14-11-14-20 0-22 34-34 66-34 6 0 18 0 32 9 4 3 5 4 7 4 5 0 10-5 10-10 0-6-22-20-46-20-40 0-78 24-78 51 0 15 13 23 14 25-21 11-32 31-32 47 0 23 20 44 57 44 47 0 67-31 67-36 0-2-2-4-4-4s-3 2-4 3c-5 8-13 21-55 21-22 0-52-5-52-30 0-12 10-31 32-41zM52 75c8-3 16-3 22-3 8 0 10 0 16 2-5 3-6 3-19 3-8 0-12 0-19-2z">
              <text:p/>
            </draw:path>
            <draw:path draw:style-name="gr4" draw:text-style-name="P3" draw:layer="layout" svg:width="0.233cm" svg:height="0.081cm" svg:x="10.392cm" svg:y="5.8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81cm" svg:height="1.051cm" svg:x="10.794cm" svg:y="5.372cm" svg:viewBox="0 0 182 1052" svg:d="M108 654c0-38-27-97-88-127 38-21 83-62 88-127 0-1 0-2 0-2 0-82 0-163 0-244 0-28 0-35 3-48 6-28 23-63 67-89 3-2 4-2 4-9s-1-8-8-8-7 0-17 6c-79 44-83 110-83 122 0 83 0 166 0 250 0 25 0 53-18 85-17 29-36 44-51 54-5 3-5 3-5 9 0 7 0 7 3 9 30 18 62 50 70 107 1 8 1 8 1 12 0 90 0 180 0 270 0 28 17 87 85 123 8 5 9 5 15 5 7 0 8-1 8-8s-1-7-2-8c-15-9-61-37-71-98-1-9-1-10-1-14 0-90 0-180 0-270z">
              <text:p/>
            </draw:path>
            <draw:path draw:style-name="gr4" draw:text-style-name="P3" draw:layer="layout" svg:width="0.107cm" svg:height="0.178cm" svg:x="11.084cm" svg:y="5.433cm" svg:viewBox="0 0 108 179" svg:d="M57 69c-37 9-57 41-57 67s20 43 44 43c30 0 53-35 53-71 0-24-13-38-21-46-9-10-27-31-27-42 0-3 3-10 13-10 9 0 16 4 21 7 2 1 11 6 15 6 6 0 10-5 10-10 0-6-3-7-16-10-3 0-15-3-23-3-18 0-28 11-28 26 0 13 8 28 16 43zM61 76c7 11 16 25 16 43 0 20-12 53-33 53-13 0-26-9-26-29 0-17 9-59 43-67z">
              <text:p/>
            </draw:path>
            <draw:path draw:style-name="gr4" draw:text-style-name="P3" draw:layer="layout" svg:width="0.135cm" svg:height="0.013cm" svg:x="11.069cm" svg:y="5.652cm" svg:viewBox="0 0 136 14" svg:d="M68 14c-23 0-45 0-68 0 0-5 0-9 0-14 45 0 91 0 136 0 0 5 0 9 0 14-23 0-45 0-68 0z">
              <text:p/>
            </draw:path>
            <draw:path draw:style-name="gr4" draw:text-style-name="P3" draw:layer="layout" svg:width="0.101cm" svg:height="0.175cm" svg:x="11.084cm" svg:y="5.695cm" svg:viewBox="0 0 102 176" svg:d="M23 139c3 16 11 37 32 37 8 0 17-3 25-9 5-2 17-11 17-14 0-2-1-5-4-5-1 0-1 0-5 4-10 9-22 17-33 17-17 0-17-29-17-33 0-3 0-4 1-9 0-2 0-3 3-5 14-13 60-58 60-100 0-4 0-22-16-22-21 0-37 32-41 39-11 21-16 41-19 54-4 16-4 25-4 37-2 1-16 14-18 16-4 3-4 4-4 5 0 2 2 4 4 4s8-6 10-7c3-3 6-6 9-9zM41 111c5-25 24-104 45-104 5 0 8 4 8 13 0 3 0 25-21 55-12 18-26 31-32 36z">
              <text:p/>
            </draw:path>
            <draw:path draw:style-name="gr4" draw:text-style-name="P3" draw:layer="layout" svg:width="0.08cm" svg:height="0.35cm" svg:x="12.404cm" svg:y="5.484cm" svg:viewBox="0 0 81 351" svg:d="M81 347c0-1 0-1-5-7-44-45-56-111-56-165 0-61 14-122 57-166 4-4 4-5 4-6 0-2-1-3-3-3-4 0-35 24-56 68-18 39-22 78-22 107 0 28 4 70 23 110 21 43 51 66 55 66 2 0 3-1 3-4z">
              <text:p/>
            </draw:path>
            <draw:path draw:style-name="gr4" draw:text-style-name="P3" draw:layer="layout" svg:width="0.135cm" svg:height="0.25cm" svg:x="12.51cm" svg:y="5.5cm" svg:viewBox="0 0 136 251" svg:d="M1 212c0 1-1 2-1 4s2 4 4 4 3-1 13-10c2-3 9-10 12-12 4 27 14 53 40 53 14 0 26-8 33-13 5-4 22-17 22-21 0-1-1-4-4-4-2 0-2 0-5 3-23 22-36 28-46 28-16 0-21-19-21-46 0-2 1-18 2-20 0-1 0-2 7-9 29-28 79-88 79-142 0-6 0-27-21-27-29 0-55 58-59 66-17 38-27 79-27 121-9 8-19 16-28 25zM51 163c1-4 16-82 36-123 10-19 17-33 28-33 12 0 12 13 12 19 0 58-59 120-76 137z">
              <text:p/>
            </draw:path>
            <draw:path draw:style-name="gr4" draw:text-style-name="P3" draw:layer="layout" svg:width="0.036cm" svg:height="0.15cm" svg:x="12.78cm" svg:y="5.596cm" svg:viewBox="0 0 37 151" svg:d="M37 18c0-10-8-18-18-18-11 0-19 7-19 18 0 10 8 19 19 19 10 0 18-8 18-19zM37 132c0-10-8-18-18-18-11 0-19 7-19 18 0 10 8 19 19 19 10 0 18-8 18-19z">
              <text:p/>
            </draw:path>
            <draw:path draw:style-name="gr4" draw:text-style-name="P3" draw:layer="layout" svg:width="0.135cm" svg:height="0.16cm" svg:x="12.955cm" svg:y="5.59cm" svg:viewBox="0 0 136 161" svg:d="M29 69c2-53 32-61 44-61 36 0 40 47 40 61-28 0-56 0-84 0zM29 76c33 0 65 0 98 0 8 0 9 0 9-7 0-35-19-69-63-69-41 0-73 36-73 80 0 47 37 81 77 81 43 0 59-39 59-46 0-3-3-4-5-4-3 0-4 2-4 5-13 36-44 36-48 36-17 0-31-10-39-23-11-17-11-40-11-53z">
              <text:p/>
            </draw:path>
            <draw:path draw:style-name="gr4" draw:text-style-name="P3" draw:layer="layout" svg:width="0.171cm" svg:height="0.154cm" svg:x="13.108cm" svg:y="5.596cm" svg:viewBox="0 0 172 155" svg:d="M139 34c4-8 9-23 33-23 0-4 0-7 0-11-8 0-19 1-27 1s-24-1-30-1c0 4 0 7 0 11 13 0 17 8 17 15 0 3-1 4-2 8-12 30-24 60-36 90-13-33-27-65-40-98-2-5-1-4-2-6 0-9 14-9 20-9 0-4 0-7 0-11-10 0-30 1-38 1-10 0-24-1-34-1 0 4 0 7 0 11 22 0 23 2 28 13 17 41 34 83 51 124 2 5 2 7 7 7s6-3 7-7c15-38 31-76 46-114z">
              <text:p/>
            </draw:path>
            <draw:path draw:style-name="gr4" draw:text-style-name="P3" draw:layer="layout" svg:width="0.135cm" svg:height="0.16cm" svg:x="13.287cm" svg:y="5.59cm" svg:viewBox="0 0 136 161" svg:d="M29 69c2-53 32-61 44-61 36 0 39 47 39 61-28 0-55 0-83 0zM29 76c33 0 65 0 98 0 8 0 9 0 9-7 0-35-19-69-63-69-41 0-73 36-73 80 0 47 37 81 77 81 43 0 59-39 59-46 0-3-3-4-5-4-3 0-4 2-4 5-13 36-44 36-48 36-17 0-32-10-40-23-10-17-10-40-10-53z">
              <text:p/>
            </draw:path>
            <draw:path draw:style-name="gr4" draw:text-style-name="P3" draw:layer="layout" svg:width="0.176cm" svg:height="0.154cm" svg:x="13.444cm" svg:y="5.592cm" svg:viewBox="0 0 177 155" svg:d="M28 34c0 31 0 63 0 94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26 0-42 15-52 37 0-12 0-25 0-37-17 1-33 3-50 4 0 4 0 7 0 11 25 0 28 2 28 19z">
              <text:p/>
            </draw:path>
            <draw:path draw:style-name="gr4" draw:text-style-name="P3" draw:layer="layout" svg:width="0.081cm" svg:height="0.35cm" svg:x="13.648cm" svg:y="5.484cm" svg:viewBox="0 0 82 351" svg:d="M82 175c0-27-4-70-23-109-21-43-52-66-55-66-2 0-4 1-4 3 0 1 0 2 7 8 34 35 54 91 54 164 0 60-13 122-56 166-5 5-5 5-5 6 0 2 2 4 4 4 3 0 35-24 56-69 18-38 22-77 22-107z">
              <text:p/>
            </draw:path>
            <draw:path draw:style-name="gr4" draw:text-style-name="P3" draw:layer="layout" svg:width="0.107cm" svg:height="0.177cm" svg:x="11.084cm" svg:y="5.938cm" svg:viewBox="0 0 108 178" svg:d="M57 68c-37 10-57 41-57 67s20 43 44 43c30 0 53-35 53-71 0-23-13-37-21-46-9-10-27-30-27-41 0-4 3-11 13-11 9 0 16 4 21 7 2 1 11 6 15 6 6 0 10-5 10-10 0-6-3-6-16-9-3-1-15-3-23-3-18 0-28 11-28 26 0 13 8 28 16 42zM61 75c7 11 16 25 16 43 0 20-12 53-33 53-13 0-26-9-26-29 0-16 9-59 43-67z">
              <text:p/>
            </draw:path>
            <draw:path draw:style-name="gr4" draw:text-style-name="P3" draw:layer="layout" svg:width="0.135cm" svg:height="0.013cm" svg:x="11.069cm" svg:y="6.157cm" svg:viewBox="0 0 136 14" svg:d="M68 14c-23 0-45 0-68 0 0-5 0-9 0-14 45 0 91 0 136 0 0 5 0 9 0 14-23 0-45 0-68 0z">
              <text:p/>
            </draw:path>
            <draw:path draw:style-name="gr4" draw:text-style-name="P3" draw:layer="layout" svg:width="0.101cm" svg:height="0.174cm" svg:x="11.084cm" svg:y="6.2cm" svg:viewBox="0 0 102 175" svg:d="M23 139c3 16 11 36 32 36 8 0 17-3 25-8 5-3 17-12 17-15 0-1-1-5-4-5-1 0-1 0-5 4-10 9-22 18-33 18-17 0-17-29-17-34 0-3 0-4 1-8 0-3 0-3 3-6 14-13 60-57 60-100 0-4 0-21-16-21-21 0-37 31-41 39-11 20-16 41-19 53-4 16-4 25-4 37-2 2-16 14-18 16-4 4-4 4-4 5 0 2 2 5 4 5s8-6 10-8c3-3 6-5 9-8zM41 111c5-25 24-105 45-105 5 0 8 4 8 13 0 3 0 25-21 55-12 18-26 31-32 37z">
              <text:p/>
            </draw:path>
            <draw:path draw:style-name="gr4" draw:text-style-name="P3" draw:layer="layout" svg:width="0.213cm" svg:height="0.013cm" svg:x="11.355cm" svg:y="6.157cm" svg:viewBox="0 0 214 14" svg:d="M202 14c6 0 12 0 12-7s-6-7-12-7c-63 0-127 0-190 0-6 0-12 0-12 7s6 7 12 7c63 0 127 0 190 0z">
              <text:p/>
            </draw:path>
            <draw:path draw:style-name="gr4" draw:text-style-name="P3" draw:layer="layout" svg:width="0.088cm" svg:height="0.162cm" svg:x="11.805cm" svg:y="5.95cm" svg:viewBox="0 0 89 163" svg:d="M55 7c0-7 0-7-7-7-16 16-38 16-48 16 0 3 0 6 0 9 6 0 22 0 35-7 0 42 0 83 0 125 0 8 0 11-24 11-3 0-7 0-10 0 0 3 0 6 0 9 5 0 35-1 44-1 8 0 39 1 44 1 0-3 0-6 0-9-3 0-6 0-9 0-25 0-25-3-25-11 0-45 0-91 0-136z">
              <text:p/>
            </draw:path>
            <draw:path draw:style-name="gr4" draw:text-style-name="P3" draw:layer="layout" svg:width="0.257cm" svg:height="0.013cm" svg:x="11.719cm" svg:y="6.157cm" svg:viewBox="0 0 258 14" svg:d="M129 14c-43 0-86 0-129 0 0-5 0-9 0-14 86 0 172 0 258 0 0 5 0 9 0 14-43 0-86 0-129 0z">
              <text:p/>
            </draw:path>
            <draw:path draw:style-name="gr4" draw:text-style-name="P3" draw:layer="layout" svg:width="0.107cm" svg:height="0.162cm" svg:x="11.735cm" svg:y="6.209cm" svg:viewBox="0 0 108 163" svg:d="M108 119c-3 0-5 0-8 0-1 5-3 20-7 22-2 2-20 2-24 2-15 0-30 0-45 0 26-23 34-30 49-42 18-14 35-29 35-53 0-29-26-48-57-48s-51 22-51 44c0 13 10 14 13 14 5 0 13-4 13-13 0-4-2-13-15-13 8-17 24-23 36-23 25 0 37 19 37 39 0 22-15 39-23 47-20 20-39 39-59 59-2 2-2 3-2 9 34 0 67 0 101 0 2-15 5-29 7-44z">
              <text:p/>
            </draw:path>
            <draw:path draw:style-name="gr4" draw:text-style-name="P3" draw:layer="layout" svg:width="0.101cm" svg:height="0.174cm" svg:x="11.865cm" svg:y="6.2cm" svg:viewBox="0 0 102 175" svg:d="M23 139c3 16 11 36 32 36 8 0 17-3 25-8 5-3 17-12 17-15 0-1-1-5-4-5-1 0-1 0-5 4-11 9-22 18-33 18-17 0-17-29-17-34 0-3 0-4 1-8 0-3 0-3 3-6 14-13 60-57 60-100 0-4 0-21-16-21-21 0-37 31-41 39-11 20-17 41-19 53-4 16-4 25-4 37-2 2-16 14-18 16-4 4-4 4-4 5 0 2 2 5 4 5s8-6 10-8c3-3 6-5 9-8zM41 111c4-25 24-105 45-105 5 0 8 4 8 13 0 3 0 25-21 55-13 18-26 31-32 37z">
              <text:p/>
            </draw:path>
            <draw:path draw:style-name="gr4" draw:text-style-name="P3" draw:layer="layout" svg:width="0.08cm" svg:height="0.35cm" svg:x="12.404cm" svg:y="5.988cm" svg:viewBox="0 0 81 351" svg:d="M81 348c0-1 0-2-5-8-44-44-56-111-56-164 0-61 14-122 57-166 4-5 4-5 4-6 0-3-1-4-3-4-4 0-35 24-56 69-18 38-22 77-22 107 0 27 4 70 23 109 21 43 51 66 55 66 2 0 3-1 3-3z">
              <text:p/>
            </draw:path>
            <draw:path draw:style-name="gr4" draw:text-style-name="P3" draw:layer="layout" svg:width="0.135cm" svg:height="0.251cm" svg:x="12.51cm" svg:y="6.004cm" svg:viewBox="0 0 136 252" svg:d="M1 213c0 1-1 2-1 3 0 2 2 5 4 5s3-1 13-11c2-3 9-9 12-12 4 28 14 54 40 54 14 0 26-8 33-14 5-3 22-17 22-20 0-1-1-5-4-5-2 0-2 1-5 4-23 22-36 27-46 27-16 0-21-18-21-46 0-2 1-18 2-20 0-1 0-1 7-8 29-29 79-88 79-143 0-6 0-27-21-27-29 0-55 58-59 66-17 38-27 79-27 121-9 8-19 17-28 26zM51 164c1-4 16-82 36-123 10-19 17-33 28-33 12 0 12 12 12 18 0 59-59 120-76 138z">
              <text:p/>
            </draw:path>
            <draw:path draw:style-name="gr4" draw:text-style-name="P3" draw:layer="layout" svg:width="0.036cm" svg:height="0.15cm" svg:x="12.78cm" svg:y="6.1cm" svg:viewBox="0 0 37 151" svg:d="M37 19c0-10-8-19-18-19-11 0-19 9-19 19s8 18 19 18c10 0 18-8 18-18zM37 133c0-10-8-19-18-19-11 0-19 9-19 19s8 18 19 18c10 0 18-8 18-18z">
              <text:p/>
            </draw:path>
            <draw:path draw:style-name="gr4" draw:text-style-name="P3" draw:layer="layout" svg:width="0.155cm" svg:height="0.16cm" svg:x="12.955cm" svg:y="6.094cm" svg:viewBox="0 0 156 161" svg:d="M156 82c0-45-36-82-78-82-44 0-78 38-78 82 0 46 36 79 78 79s78-34 78-79zM78 153c-15 0-31-8-40-24-9-15-9-37-9-49 0-14 0-33 8-49 10-16 26-23 41-23s30 8 39 23 9 35 9 49c0 12 0 31-7 47-8 15-24 26-41 26z">
              <text:p/>
            </draw:path>
            <draw:path draw:style-name="gr4" draw:text-style-name="P3" draw:layer="layout" svg:width="0.173cm" svg:height="0.246cm" svg:x="13.142cm" svg:y="6.008cm" svg:viewBox="0 0 174 247" svg:d="M122 224c0 7 0 15 0 23 17-2 35-3 52-4 0-4 0-7 0-10-25 0-28-3-28-20 0-71 0-142 0-213-17 1-33 3-50 4 0 4 0 7 0 11 24 0 27 2 27 19 0 25 0 51 0 76-10-13-25-22-44-22-42 0-79 35-79 80s35 79 75 79c22 0 38-12 47-23zM122 130c0 24 0 48 0 72 0 6 0 7-4 13-10 17-26 25-41 25-16 0-29-10-37-23-9-14-10-34-10-49 0-13 0-34 10-49 8-11 21-23 40-23 12 0 27 5 38 21 4 6 4 7 4 13z">
              <text:p/>
            </draw:path>
            <draw:path draw:style-name="gr4" draw:text-style-name="P3" draw:layer="layout" svg:width="0.172cm" svg:height="0.246cm" svg:x="13.338cm" svg:y="6.008cm" svg:viewBox="0 0 173 247" svg:d="M121 224c0 7 0 15 0 23 17-2 35-3 52-4 0-4 0-7 0-10-25 0-28-3-28-20 0-71 0-142 0-213-17 1-33 3-50 4 0 4 0 7 0 11 24 0 27 2 27 19 0 25 0 51 0 76-10-13-25-22-44-22-41 0-78 35-78 80s34 79 74 79c23 0 38-12 47-23zM121 130c0 24 0 48 0 72 0 6 0 7-4 13-10 17-26 25-41 25-16 0-29-10-37-23-9-14-10-34-10-49 0-13 0-34 11-49 7-11 20-23 39-23 13 0 27 5 38 21 4 6 4 7 4 13z">
              <text:p/>
            </draw:path>
            <draw:path draw:style-name="gr4" draw:text-style-name="P3" draw:layer="layout" svg:width="0.08cm" svg:height="0.35cm" svg:x="13.541cm" svg:y="5.988cm" svg:viewBox="0 0 81 351" svg:d="M81 176c0-28-3-70-23-110-21-43-51-66-55-66-2 0-3 2-3 4 0 1 0 1 7 8 34 35 54 90 54 164 0 60-13 122-57 166-4 4-4 5-4 6 0 2 1 3 3 3 4 0 36-24 56-68 18-39 22-78 22-107z">
              <text:p/>
            </draw:path>
          </draw:g>
        </draw:g>
      </draw:page>
      <draw:page draw:name="page3" draw:style-name="dp1" draw:master-page-name="Default">
        <draw:line draw:style-name="gr26" draw:text-style-name="P4" draw:layer="layout" svg:x1="11.867cm" svg:y1="3.4cm" svg:x2="12.933cm" svg:y2="5cm">
          <text:p/>
        </draw:line>
        <draw:custom-shape draw:style-name="gr46" draw:text-style-name="P10" draw:layer="layout" svg:width="0.8cm" svg:height="0.4cm" svg:x="2.205cm" svg:y="6.60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4" draw:layer="layout" svg:x1="3.6cm" svg:y1="4.2cm" svg:x2="3.6cm" svg:y2="2.2cm">
          <text:p/>
        </draw:line>
        <draw:line draw:style-name="gr43" draw:text-style-name="P4" draw:layer="layout" svg:x1="3.7cm" svg:y1="4.2cm" svg:x2="3.7cm" svg:y2="3cm">
          <text:p/>
        </draw:line>
        <draw:line draw:style-name="gr44" draw:text-style-name="P4" draw:layer="layout" svg:x1="3.9cm" svg:y1="2.2cm" svg:x2="3.9cm" svg:y2="4.2cm">
          <text:p/>
        </draw:line>
        <draw:line draw:style-name="gr45" draw:text-style-name="P4" draw:layer="layout" svg:x1="3.801cm" svg:y1="2.201cm" svg:x2="3.8cm" svg:y2="3.4cm">
          <text:p/>
        </draw:line>
        <draw:custom-shape draw:style-name="gr46" draw:text-style-name="P10" draw:layer="layout" svg:width="0.8cm" svg:height="0.4cm" svg:x="7.402cm" svg:y="4.2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9.003cm" svg:y="4.2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3.404cm" svg:y="4.2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5.005cm" svg:y="4.20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7.401cm" svg:y="3.4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9.002cm" svg:y="3.4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3.403cm" svg:y="3.4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5.004cm" svg:y="3.4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7.401cm" svg:y="2.6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9.002cm" svg:y="2.6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3.403cm" svg:y="2.6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5.004cm" svg:y="2.6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1.804cm" svg:y="1.80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7.4cm" svg:y="1.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9.001cm" svg:y="1.8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3.402cm" svg:y="1.8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0.8cm" svg:height="0.4cm" svg:x="5.003cm" svg:y="1.8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159cm" svg:height="0.319cm" svg:x="19cm" svg:y="0.6cm">
          <draw:text-box>
            <text:p text:style-name="P12"><text:span text:style-name="T1">8</text:span></text:p>
          </draw:text-box>
        </draw:frame>
        <draw:frame draw:style-name="gr2" draw:text-style-name="P2" draw:layer="layout" svg:width="0.391cm" svg:height="0.395cm" svg:x="19.401cm" svg:y="0.601cm">
          <draw:text-box>
            <text:p text:style-name="P13"><text:span text:style-name="T2">10</text:span></text:p>
          </draw:text-box>
        </draw:frame>
        <draw:frame draw:style-name="gr47" draw:text-style-name="P2" draw:layer="layout" svg:width="1.776cm" svg:height="0.395cm" svg:x="1.202cm" svg:y="1.202cm">
          <draw:text-box>
            <text:p text:style-name="P13"><text:span text:style-name="T2">[run-length]</text:span></text:p>
          </draw:text-box>
        </draw:frame>
        <draw:frame draw:style-name="gr48" draw:text-style-name="P2" draw:layer="layout" svg:width="1.424cm" svg:height="0.395cm" svg:x="1.203cm" svg:y="5.203cm">
          <draw:text-box>
            <text:p text:style-name="P13"><text:span text:style-name="T2">[balance]</text:span></text:p>
          </draw:text-box>
        </draw:frame>
        <draw:g>
          <svg:title>TexMaths</svg:title>
          <svg:desc>8§display§p_{0,k\!-\!1}§svg§600§TRUE§</svg:desc>
          <draw:g>
            <draw:path draw:style-name="gr4" draw:text-style-name="P3" draw:layer="layout" svg:width="0.145cm" svg:height="0.177cm" svg:x="7.479cm" svg:y="1.927cm" svg:viewBox="0 0 146 178" svg:d="M22 158c-3 9-3 11-16 11-3 0-6 0-6 5 0 3 2 4 4 4 7 0 15-1 23-1 10 0 19 1 28 1 2 0 5 0 5-6 0-3-2-3-6-3-15 0-15-2-15-4 0-4 12-50 14-57 4 9 12 19 26 19 32 0 67-41 67-82 0-27-16-45-37-45-14 0-28 10-36 21-3-15-15-21-26-21-13 0-18 11-21 16-4 9-8 26-8 27 0 3 2 2 3 3 3 0 3-1 5-7 4-19 10-33 20-33 5 0 9 3 9 13 0 6-1 10-2 14-11 42-21 83-31 125zM71 37c2-8 10-16 14-20 10-9 19-11 23-11 12 0 18 10 18 27 0 16-9 48-14 59-10 19-23 28-34 28-18 0-21-23-21-24s0-1 1-5c4-18 9-36 13-54z">
              <text:p/>
            </draw:path>
            <draw:path draw:style-name="gr4" draw:text-style-name="P3" draw:layer="layout" svg:width="0.09cm" svg:height="0.133cm" svg:x="7.64cm" svg:y="1.963cm" svg:viewBox="0 0 91 134" svg:d="M91 67c0-22-3-37-12-50-5-10-18-17-33-17-46 0-46 53-46 67s0 67 46 67c45 0 45-53 45-67zM46 128c-10 0-22-5-26-21-2-12-2-28-2-43 0-14 0-28 3-39 4-15 17-20 25-20 10 0 20 7 24 18 3 10 3 25 3 41 0 15 0 29-3 42-4 17-17 22-24 22z">
              <text:p/>
            </draw:path>
            <draw:path draw:style-name="gr4" draw:text-style-name="P3" draw:layer="layout" svg:width="0.024cm" svg:height="0.06cm" svg:x="7.763cm" svg:y="2.07cm" svg:viewBox="0 0 25 61" svg:d="M20 20c0 10-2 23-16 36-1 1-1 1-1 2s2 3 3 3c3 0 19-16 19-40 0-11-4-21-14-21-6 0-11 6-11 11 0 7 5 12 12 12 4 0 7-3 8-3z">
              <text:p/>
            </draw:path>
            <draw:path draw:style-name="gr4" draw:text-style-name="P3" draw:layer="layout" svg:width="0.095cm" svg:height="0.137cm" svg:x="7.823cm" svg:y="1.956cm" svg:viewBox="0 0 96 138" svg:d="M46 6c0 0 1-2 1-3s-1-3-3-3c-4 0-20 2-25 2-1 0-5 0-5 4s4 4 6 4c9 0 9 1 9 2 0 2 0 3-1 5-9 37-18 73-27 110-1 4-1 3-1 4 0 4 2 7 6 7 6 0 8-4 9-8 1-1 9-35 10-38 14 1 25 6 25 15 0 1 0 3 0 4-1 4-1 4-1 7 0 13 11 20 21 20 19 0 16-20 24-30 0-3-1-2-2-3-3 0-3 2-4 5-3 9-8 22-18 22-5 0-7-5-7-10 0-3 0-3 2-9 0-2 1-4 1-6 0-17-24-20-32-20 5-4 13-11 16-13 10-10 20-19 31-19 2 0 4 1 6 2-8 2-9 8-9 11 0 5 3 8 7 8 5 0 11-4 11-12 0-7-4-15-15-15s-21 8-31 18c-8 8-15 13-23 17 7-26 13-52 19-78z">
              <text:p/>
            </draw:path>
            <draw:path draw:style-name="gr4" draw:text-style-name="P3" draw:layer="layout" svg:width="0.132cm" svg:height="0.009cm" svg:x="7.914cm" svg:y="2.038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8.052cm" svg:y="1.963cm" svg:viewBox="0 0 71 130" svg:d="M44 5c0-5 0-5-6-5-12 12-30 12-38 12 0 2 0 5 0 7 4 0 18 0 28-5 0 33 0 66 0 99 0 7 0 10-19 10-3 0-6 0-8 0 0 2 0 4 0 7 4-1 28-1 35-1 6 0 31 0 35 1 0-3 0-5 0-7-2 0-5 0-7 0-20 0-20-3-20-10 0-36 0-72 0-108z">
              <text:p/>
            </draw:path>
          </draw:g>
        </draw:g>
        <draw:g>
          <svg:title>TexMaths</svg:title>
          <svg:desc>8§display§p_{0,k}§svg§600§TRUE§</svg:desc>
          <draw:g>
            <draw:path draw:style-name="gr4" draw:text-style-name="P3" draw:layer="layout" svg:width="0.145cm" svg:height="0.177cm" svg:x="9.154cm" svg:y="1.927cm" svg:viewBox="0 0 146 178" svg:d="M22 158c-3 10-4 12-16 12-3 0-6 0-6 5 0 3 2 3 4 3 7 0 15 0 23 0 10 0 19 0 28 0 1 0 5 0 5-5 0-3-2-3-6-3-15 0-15-2-15-4 0-4 12-50 14-57 4 9 12 18 26 18 32 0 67-41 67-82 0-27-16-45-37-45-14 0-27 10-37 21-2-15-14-21-25-21-13 0-18 11-21 16-4 10-8 26-8 27 0 3 2 2 3 3 3 0 3 0 5-7 4-19 10-33 20-33 5 0 9 3 9 13 0 7-1 10-2 15-11 41-21 83-31 124zM71 37c2-8 10-16 15-20 9-9 17-11 22-11 11 0 18 10 18 27 0 16-9 49-14 59-10 20-23 29-34 29-18 0-22-23-22-25 0-1 0-1 2-5 4-18 9-36 13-54z">
              <text:p/>
            </draw:path>
            <draw:path draw:style-name="gr4" draw:text-style-name="P3" draw:layer="layout" svg:width="0.09cm" svg:height="0.133cm" svg:x="9.314cm" svg:y="1.963cm" svg:viewBox="0 0 91 134" svg:d="M91 67c0-21-2-37-11-50-6-10-18-17-34-17-46 0-46 53-46 67s0 67 46 67c45 0 45-52 45-67zM46 129c-9 0-21-6-25-22-3-12-3-28-3-42 0-15 0-29 3-40 5-15 17-20 25-20 11 0 20 7 24 18s4 25 4 42c0 14 0 29-3 41-4 18-17 23-25 23z">
              <text:p/>
            </draw:path>
            <draw:path draw:style-name="gr4" draw:text-style-name="P3" draw:layer="layout" svg:width="0.024cm" svg:height="0.06cm" svg:x="9.438cm" svg:y="2.07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96cm" svg:height="0.137cm" svg:x="9.497cm" svg:y="1.957cm" svg:viewBox="0 0 97 138" svg:d="M47 6c0 0 1-2 1-3s-1-3-3-3c-4 0-21 2-26 2-1 0-4 0-4 4s3 4 5 4c10 0 10 1 10 2 0 2 0 3-1 5-10 37-19 74-28 111-1 3-1 3-1 4 0 3 2 6 7 6s7-4 9-8c0 0 9-35 10-38 13 2 24 6 24 16 0 1 0 2 0 4 0 3 0 4 0 6 0 14 11 20 20 20 20 0 17-19 25-29 0-3-2-3-3-3-2 0-3 1-4 4-2 9-7 23-17 23-5 0-7-5-7-11 0-3 0-3 1-8 1 0 1-4 1-6 0-18-24-21-32-21 6-4 13-10 16-13 11-9 20-19 32-19 2 0 4 1 6 3-9 1-10 8-10 11 0 5 3 7 8 7s11-4 11-12c0-7-5-14-15-14-12 0-22 8-32 17-8 8-15 14-23 18 7-26 14-52 20-79z">
              <text:p/>
            </draw:path>
          </draw:g>
        </draw:g>
        <draw:g>
          <svg:title>TexMaths</svg:title>
          <svg:desc>8§display§p_{0,1}§svg§600§TRUE§</svg:desc>
          <draw:g>
            <draw:path draw:style-name="gr4" draw:text-style-name="P3" draw:layer="layout" svg:width="0.146cm" svg:height="0.177cm" svg:x="3.556cm" svg:y="1.928cm" svg:viewBox="0 0 147 178" svg:d="M22 158c-3 10-3 12-16 12-3 0-6 0-6 5 0 3 2 3 4 3 7 0 15 0 23 0 10 0 19 0 28 0 2 0 5 0 5-5 0-3-2-3-6-3-15 0-15-2-15-4 0-4 12-50 14-57 4 9 12 18 26 18 32 0 68-41 68-82 0-27-16-45-38-45-14 0-27 10-36 21-3-15-15-21-26-21-13 0-18 11-21 16-4 10-8 26-8 27 0 3 2 2 3 3 3 0 3 0 5-7 4-19 10-33 20-33 5 0 9 3 9 13 0 7-1 10-2 15-11 41-21 83-31 124zM71 37c2-8 10-16 15-20 9-9 17-11 22-11 11 0 19 10 19 27 0 16-10 49-15 59-10 20-23 29-34 29-18 0-21-23-21-25 0-1 0-1 1-5 4-18 9-36 13-54z">
              <text:p/>
            </draw:path>
            <draw:path draw:style-name="gr4" draw:text-style-name="P3" draw:layer="layout" svg:width="0.09cm" svg:height="0.133cm" svg:x="3.716cm" svg:y="1.964cm" svg:viewBox="0 0 91 134" svg:d="M91 67c0-21-2-37-11-50-6-10-18-17-34-17-46 0-46 53-46 67s0 67 46 67c45 0 45-52 45-67zM46 129c-9 0-21-6-25-22-3-12-3-28-3-42 0-15 0-29 4-40 4-15 16-20 24-20 11 0 20 7 24 18s4 25 4 42c0 14 0 29-3 41-4 18-17 23-25 23z">
              <text:p/>
            </draw:path>
            <draw:path draw:style-name="gr4" draw:text-style-name="P3" draw:layer="layout" svg:width="0.024cm" svg:height="0.06cm" svg:x="3.84cm" svg:y="2.071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7cm" svg:height="0.129cm" svg:x="3.907cm" svg:y="1.964cm" svg:viewBox="0 0 71 130" svg:d="M44 5c0-5 0-5-6-5-12 12-30 12-38 12 0 2 0 5 0 7 5 0 18 0 28-5 0 33 0 66 0 100 0 7 0 9-19 9-3 0-6 0-8 0 0 3 0 5 0 7 4 0 28 0 35 0 6 0 31 0 35 0 0-2 0-4 0-7-2 0-5 0-7 0-20 0-20-2-20-9 0-37 0-73 0-109z">
              <text:p/>
            </draw:path>
          </draw:g>
        </draw:g>
        <draw:g>
          <svg:title>TexMaths</svg:title>
          <svg:desc>8§display§p_{0,2}§svg§600§TRUE§</svg:desc>
          <draw:g>
            <draw:path draw:style-name="gr4" draw:text-style-name="P3" draw:layer="layout" svg:width="0.145cm" svg:height="0.177cm" svg:x="5.157cm" svg:y="1.929cm" svg:viewBox="0 0 146 178" svg:d="M22 158c-3 10-3 12-16 12-3 0-6 0-6 5 0 3 2 3 4 3 7 0 15 0 23 0 10 0 19 0 28 0 2 0 5 0 5-5 0-3-2-3-6-3-15 0-15-2-15-4 0-4 12-50 14-57 4 9 12 18 26 18 32 0 67-41 67-82 0-27-16-45-37-45-14 0-27 10-36 21-3-15-15-21-26-21-13 0-18 11-21 16-4 10-8 26-8 27 0 3 2 2 3 3 3 0 3 0 5-7 4-19 10-33 20-33 5 0 9 3 9 13 0 7-1 10-2 15-11 41-21 83-31 124zM71 37c2-8 10-16 15-20 9-9 17-11 22-11 11 0 18 10 18 27 0 16-9 49-14 59-10 20-23 29-34 29-18 0-21-23-21-25 0-1 0-1 1-5 4-18 9-36 13-54z">
              <text:p/>
            </draw:path>
            <draw:path draw:style-name="gr4" draw:text-style-name="P3" draw:layer="layout" svg:width="0.09cm" svg:height="0.133cm" svg:x="5.318cm" svg:y="1.965cm" svg:viewBox="0 0 91 134" svg:d="M91 67c0-21-3-37-12-50-6-10-18-17-33-17-46 0-46 53-46 67s0 67 46 67c45 0 45-52 45-67zM46 129c-10 0-22-6-26-22-2-12-2-28-2-42 0-15 0-29 3-40 4-15 16-20 25-20 10 0 20 7 24 18 3 11 3 25 3 42 0 14 0 29-3 41-4 18-17 23-24 23z">
              <text:p/>
            </draw:path>
            <draw:path draw:style-name="gr4" draw:text-style-name="P3" draw:layer="layout" svg:width="0.024cm" svg:height="0.06cm" svg:x="5.441cm" svg:y="2.072cm" svg:viewBox="0 0 25 61" svg:d="M19 20c0 10-1 23-15 36-1 1-1 1-1 2s2 3 3 3c2 0 19-16 19-39 0-12-5-22-14-22-6 0-11 6-11 11 0 7 5 12 11 12 5 0 6-2 8-3z">
              <text:p/>
            </draw:path>
            <draw:path draw:style-name="gr4" draw:text-style-name="P3" draw:layer="layout" svg:width="0.086cm" svg:height="0.129cm" svg:x="5.498cm" svg:y="1.965cm" svg:viewBox="0 0 87 130" svg:d="M87 94c-2 0-4 0-6 0-1 4-3 16-6 18-1 2-17 2-19 2-12 0-24 0-36 0 21-19 27-24 39-33 15-12 28-24 28-43 0-24-21-38-45-38-25 0-42 17-42 35 0 10 9 11 10 11 5 0 11-4 11-11 0-3-1-10-11-10 6-14 19-19 28-19 20 0 30 16 30 32 0 17-12 31-18 38-16 15-32 31-48 46-2 2-2 3-2 8 27 0 54 0 82 0 1-12 3-24 5-36z">
              <text:p/>
            </draw:path>
          </draw:g>
        </draw:g>
        <draw:line draw:style-name="gr42" draw:text-style-name="P4" draw:layer="layout" svg:x1="4.2cm" svg:y1="2cm" svg:x2="5cm" svg:y2="2cm">
          <text:p/>
        </draw:line>
        <draw:line draw:style-name="gr42" draw:text-style-name="P4" draw:layer="layout" svg:x1="8.2cm" svg:y1="2cm" svg:x2="9cm" svg:y2="2cm">
          <text:p/>
        </draw:line>
        <draw:line draw:style-name="gr42" draw:text-style-name="P4" draw:layer="layout" svg:x1="5.8cm" svg:y1="2cm" svg:x2="6.4cm" svg:y2="2cm">
          <text:p/>
        </draw:line>
        <draw:line draw:style-name="gr42" draw:text-style-name="P4" draw:layer="layout" svg:x1="6.8cm" svg:y1="2cm" svg:x2="7.4cm" svg:y2="2cm">
          <text:p/>
        </draw:line>
        <draw:line draw:style-name="gr26" draw:text-style-name="P4" draw:layer="layout" svg:x1="6.4cm" svg:y1="2cm" svg:x2="6.8cm" svg:y2="2cm">
          <text:p/>
        </draw:line>
        <draw:g>
          <svg:title>TexMaths</svg:title>
          <svg:desc>8§display§p_{1,k\!-\!1}§svg§600§TRUE§</svg:desc>
          <draw:g>
            <draw:path draw:style-name="gr4" draw:text-style-name="P3" draw:layer="layout" svg:width="0.145cm" svg:height="0.177cm" svg:x="7.481cm" svg:y="2.729cm" svg:viewBox="0 0 146 178" svg:d="M22 158c-3 9-3 11-16 11-3 0-6 0-6 5 0 3 2 4 4 4 7 0 15-1 23-1 10 0 19 1 28 1 2 0 5 0 5-6 0-3-2-3-6-3-15 0-15-2-15-4 0-4 12-50 14-57 4 9 12 19 26 19 32 0 67-41 67-82 0-27-16-45-37-45-14 0-28 10-36 21-3-15-15-21-26-21-13 0-18 11-21 16-4 9-8 26-8 27 0 3 2 2 3 3 3 0 3-1 5-7 4-19 10-33 20-33 5 0 9 3 9 13 0 6-1 10-2 14-11 42-21 83-31 125zM71 37c2-8 10-16 14-20 10-9 19-11 23-11 12 0 18 10 18 27 0 16-9 48-14 59-10 19-23 28-34 28-18 0-21-23-21-24s0-1 1-5c4-18 9-36 13-54z">
              <text:p/>
            </draw:path>
            <draw:path draw:style-name="gr4" draw:text-style-name="P3" draw:layer="layout" svg:width="0.07cm" svg:height="0.129cm" svg:x="7.653cm" svg:y="2.765cm" svg:viewBox="0 0 71 130" svg:d="M44 5c0-5 0-5-6-5-12 12-30 12-38 12 0 2 0 5 0 7 5 0 18 0 28-5 0 33 0 66 0 99 0 7 0 10-19 10-3 0-6 0-8 0 0 2 0 4 0 7 4-1 28-1 35-1 6 0 31 0 35 1 0-3 0-5 0-7-2 0-5 0-7 0-20 0-20-3-20-10 0-36 0-72 0-108z">
              <text:p/>
            </draw:path>
            <draw:path draw:style-name="gr4" draw:text-style-name="P3" draw:layer="layout" svg:width="0.024cm" svg:height="0.06cm" svg:x="7.765cm" svg:y="2.872cm" svg:viewBox="0 0 25 61" svg:d="M20 20c0 10-2 23-16 36-1 1-1 1-1 2s2 3 3 3c3 0 19-16 19-40 0-11-4-21-14-21-6 0-11 6-11 11 0 7 5 12 12 12 4 0 7-3 8-3z">
              <text:p/>
            </draw:path>
            <draw:path draw:style-name="gr4" draw:text-style-name="P3" draw:layer="layout" svg:width="0.095cm" svg:height="0.137cm" svg:x="7.825cm" svg:y="2.758cm" svg:viewBox="0 0 96 138" svg:d="M46 6c0 0 1-2 1-3s-1-3-3-3c-4 0-20 2-25 2-1 0-5 0-5 4s4 4 6 4c9 0 9 1 9 2 0 2 0 3-1 5-9 37-18 73-27 110-1 4-1 3-1 4 0 4 2 7 6 7 6 0 8-4 9-8 1-1 9-35 10-38 14 1 25 6 25 15 0 1 0 3 0 4-1 4-1 4-1 7 0 13 11 20 21 20 19 0 16-20 24-30 0-3-1-2-2-3-3 0-3 2-4 5-3 9-8 22-18 22-5 0-7-5-7-10 0-3 0-3 2-9 0-2 1-4 1-6 0-17-24-20-32-20 5-4 13-11 16-13 10-10 20-19 31-19 2 0 4 1 6 2-8 2-9 8-9 11 0 5 3 8 7 8 5 0 11-4 11-12 0-7-4-15-15-15s-21 8-31 18c-8 8-15 13-23 17 7-26 13-52 19-78z">
              <text:p/>
            </draw:path>
            <draw:path draw:style-name="gr4" draw:text-style-name="P3" draw:layer="layout" svg:width="0.132cm" svg:height="0.009cm" svg:x="7.916cm" svg:y="2.84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8.054cm" svg:y="2.765cm" svg:viewBox="0 0 71 130" svg:d="M44 5c0-5 0-5-6-5-12 12-30 12-38 12 0 2 0 5 0 7 4 0 18 0 28-5 0 33 0 66 0 99 0 7 0 10-19 10-3 0-6 0-8 0 0 2 0 4 0 7 4-1 28-1 35-1 6 0 31 0 35 1 0-3 0-5 0-7-2 0-5 0-7 0-20 0-20-3-20-10 0-36 0-72 0-108z">
              <text:p/>
            </draw:path>
          </draw:g>
        </draw:g>
        <draw:g>
          <svg:title>TexMaths</svg:title>
          <svg:desc>8§display§p_{1,k}§svg§600§TRUE§</svg:desc>
          <draw:g>
            <draw:path draw:style-name="gr4" draw:text-style-name="P3" draw:layer="layout" svg:width="0.145cm" svg:height="0.177cm" svg:x="9.156cm" svg:y="2.728cm" svg:viewBox="0 0 146 178" svg:d="M22 158c-3 10-4 12-16 12-3 0-6 0-6 5 0 3 2 3 4 3 7 0 15 0 23 0 10 0 19 0 28 0 1 0 5 0 5-5 0-3-2-3-6-3-15 0-15-2-15-4 0-4 12-50 14-57 4 9 12 18 26 18 32 0 67-41 67-82 0-27-16-45-37-45-14 0-27 10-37 21-2-15-14-21-25-21-13 0-18 11-21 16-4 10-8 26-8 27 0 3 2 2 3 3 3 0 3 0 5-7 4-19 10-33 20-33 5 0 9 3 9 13 0 7-1 10-2 15-11 41-21 83-31 124zM71 37c2-8 10-16 15-20 9-9 17-11 22-11 11 0 18 10 18 27 0 16-9 49-14 59-10 20-23 29-34 29-18 0-22-23-22-25 0-1 0-1 2-5 4-18 9-36 13-54z">
              <text:p/>
            </draw:path>
            <draw:path draw:style-name="gr4" draw:text-style-name="P3" draw:layer="layout" svg:width="0.071cm" svg:height="0.129cm" svg:x="9.327cm" svg:y="2.764cm" svg:viewBox="0 0 72 130" svg:d="M45 5c0-5-1-5-6-5-13 12-30 12-39 12 0 2 0 5 0 7 5 0 18 0 29-5 0 33 0 66 0 100 0 7 0 9-20 9-3 0-5 0-7 0 0 3 0 5 0 7 4 0 28 0 35 0 5 0 30 0 35 0 0-2 0-4 0-7-3 0-5 0-8 0-19 0-19-2-19-9 0-37 0-73 0-109z">
              <text:p/>
            </draw:path>
            <draw:path draw:style-name="gr4" draw:text-style-name="P3" draw:layer="layout" svg:width="0.024cm" svg:height="0.06cm" svg:x="9.44cm" svg:y="2.871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96cm" svg:height="0.137cm" svg:x="9.499cm" svg:y="2.758cm" svg:viewBox="0 0 97 138" svg:d="M47 6c0 0 1-2 1-3s-1-3-3-3c-4 0-21 2-26 2-1 0-4 0-4 4s3 4 5 4c10 0 10 1 10 2 0 2 0 3-1 5-10 37-19 74-28 111-1 3-1 3-1 4 0 3 2 6 7 6s7-4 9-8c0 0 9-35 10-38 13 2 24 6 24 16 0 1 0 2 0 4 0 3 0 4 0 6 0 14 11 20 20 20 20 0 17-19 25-29 0-3-2-3-3-3-2 0-3 1-4 4-2 9-7 23-17 23-5 0-7-5-7-11 0-3 0-3 1-8 1 0 1-4 1-6 0-18-24-21-32-21 6-4 13-10 16-13 11-9 20-19 32-19 2 0 4 1 6 3-9 1-10 8-10 11 0 5 3 7 8 7s11-4 11-12c0-7-5-14-15-14-12 0-22 8-32 17-8 8-15 14-23 18 7-26 14-52 20-79z">
              <text:p/>
            </draw:path>
          </draw:g>
        </draw:g>
        <draw:g>
          <svg:title>TexMaths</svg:title>
          <svg:desc>8§display§p_{1,1}§svg§600§TRUE§</svg:desc>
          <draw:g>
            <draw:path draw:style-name="gr4" draw:text-style-name="P3" draw:layer="layout" svg:width="0.146cm" svg:height="0.177cm" svg:x="3.557cm" svg:y="2.729cm" svg:viewBox="0 0 147 178" svg:d="M22 158c-3 10-3 12-16 12-3 0-6 0-6 5 0 3 2 3 4 3 7 0 15 0 23 0 10 0 19 0 28 0 2 0 5 0 5-5 0-3-2-3-6-3-15 0-15-2-15-4 0-4 12-50 14-57 4 9 12 18 26 18 32 0 68-41 68-82 0-27-16-45-38-45-14 0-27 10-36 21-3-15-15-21-26-21-13 0-18 11-21 16-4 10-8 26-8 27 0 3 2 2 3 3 3 0 3 0 5-7 4-19 10-33 20-33 5 0 9 3 9 13 0 7-1 10-2 15-11 41-21 83-31 124zM71 37c2-8 10-16 15-20 9-9 17-11 22-11 11 0 19 10 19 27 0 16-10 49-15 59-10 20-23 29-34 29-18 0-21-23-21-25 0-1 0-1 1-5 4-18 9-36 13-54z">
              <text:p/>
            </draw:path>
            <draw:path draw:style-name="gr4" draw:text-style-name="P3" draw:layer="layout" svg:width="0.071cm" svg:height="0.129cm" svg:x="3.728cm" svg:y="2.765cm" svg:viewBox="0 0 72 130" svg:d="M45 5c0-5-1-5-6-5-13 12-30 12-39 12 0 2 0 5 0 7 5 0 18 0 29-5 0 33 0 66 0 100 0 7 0 9-19 9-3 0-6 0-8 0 0 3 0 5 0 7 4 0 28 0 35 0 6 0 30 0 35 0 0-2 0-4 0-7-2 0-5 0-7 0-20 0-20-2-20-9 0-37 0-73 0-109z">
              <text:p/>
            </draw:path>
            <draw:path draw:style-name="gr4" draw:text-style-name="P3" draw:layer="layout" svg:width="0.024cm" svg:height="0.06cm" svg:x="3.841cm" svg:y="2.872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7cm" svg:height="0.129cm" svg:x="3.908cm" svg:y="2.765cm" svg:viewBox="0 0 71 130" svg:d="M44 5c0-5 0-5-6-5-12 12-30 12-38 12 0 2 0 5 0 7 5 0 18 0 28-5 0 33 0 66 0 100 0 7 0 9-19 9-3 0-6 0-8 0 0 3 0 5 0 7 4 0 28 0 35 0 6 0 31 0 35 0 0-2 0-4 0-7-2 0-5 0-7 0-20 0-20-2-20-9 0-37 0-73 0-109z">
              <text:p/>
            </draw:path>
          </draw:g>
        </draw:g>
        <draw:g>
          <svg:title>TexMaths</svg:title>
          <svg:desc>8§display§p_{1,2}§svg§600§TRUE§</svg:desc>
          <draw:g>
            <draw:path draw:style-name="gr4" draw:text-style-name="P3" draw:layer="layout" svg:width="0.145cm" svg:height="0.177cm" svg:x="5.158cm" svg:y="2.731cm" svg:viewBox="0 0 146 178" svg:d="M22 158c-3 10-3 12-16 12-3 0-6 0-6 5 0 3 2 3 4 3 7 0 15 0 23 0 10 0 19 0 28 0 2 0 5 0 5-5 0-3-2-3-6-3-15 0-15-2-15-4 0-4 12-50 14-57 4 9 12 18 26 18 32 0 67-41 67-82 0-27-16-45-37-45-14 0-27 10-36 21-3-15-15-21-26-21-13 0-18 11-21 16-4 10-8 26-8 27 0 3 2 2 3 3 3 0 3 0 5-7 4-19 10-33 20-33 5 0 9 3 9 13 0 7-1 10-2 15-11 41-21 83-31 124zM71 37c2-8 10-16 15-20 9-9 17-11 22-11 11 0 18 10 18 27 0 16-9 49-14 59-10 20-23 29-34 29-18 0-21-23-21-25 0-1 0-1 1-5 4-18 9-36 13-54z">
              <text:p/>
            </draw:path>
            <draw:path draw:style-name="gr4" draw:text-style-name="P3" draw:layer="layout" svg:width="0.07cm" svg:height="0.129cm" svg:x="5.33cm" svg:y="2.767cm" svg:viewBox="0 0 71 130" svg:d="M44 5c0-5 0-5-6-5-12 12-30 12-38 12 0 2 0 5 0 7 4 0 18 0 28-5 0 33 0 66 0 100 0 7 0 9-19 9-3 0-6 0-8 0 0 3 0 5 0 7 4 0 28 0 35 0 6 0 31 0 35 0 0-2 0-4 0-7-2 0-5 0-7 0-20 0-20-2-20-9 0-37 0-73 0-109z">
              <text:p/>
            </draw:path>
            <draw:path draw:style-name="gr4" draw:text-style-name="P3" draw:layer="layout" svg:width="0.024cm" svg:height="0.06cm" svg:x="5.442cm" svg:y="2.874cm" svg:viewBox="0 0 25 61" svg:d="M19 20c0 10-1 23-15 36-1 1-1 1-1 2s2 3 3 3c2 0 19-16 19-39 0-12-5-22-14-22-6 0-11 6-11 11 0 7 5 12 11 12 5 0 6-2 8-3z">
              <text:p/>
            </draw:path>
            <draw:path draw:style-name="gr4" draw:text-style-name="P3" draw:layer="layout" svg:width="0.086cm" svg:height="0.129cm" svg:x="5.499cm" svg:y="2.767cm" svg:viewBox="0 0 87 130" svg:d="M87 94c-2 0-4 0-6 0-1 4-3 16-6 18-1 2-17 2-19 2-12 0-24 0-36 0 21-19 27-24 39-33 15-12 28-24 28-43 0-24-21-38-45-38-25 0-42 17-42 35 0 10 9 11 10 11 5 0 11-4 11-11 0-3-1-10-11-10 6-14 19-19 28-19 20 0 30 16 30 32 0 17-12 31-18 38-16 15-32 31-48 46-2 2-2 3-2 8 27 0 54 0 82 0 1-12 3-24 5-36z">
              <text:p/>
            </draw:path>
          </draw:g>
        </draw:g>
        <draw:line draw:style-name="gr43" draw:text-style-name="P4" draw:layer="layout" svg:x1="4.201cm" svg:y1="2.801cm" svg:x2="5.001cm" svg:y2="2.801cm">
          <text:p/>
        </draw:line>
        <draw:line draw:style-name="gr43" draw:text-style-name="P4" draw:layer="layout" svg:x1="8.201cm" svg:y1="2.801cm" svg:x2="9.001cm" svg:y2="2.801cm">
          <text:p/>
        </draw:line>
        <draw:line draw:style-name="gr43" draw:text-style-name="P4" draw:layer="layout" svg:x1="5.801cm" svg:y1="2.801cm" svg:x2="6.401cm" svg:y2="2.801cm">
          <text:p/>
        </draw:line>
        <draw:line draw:style-name="gr43" draw:text-style-name="P4" draw:layer="layout" svg:x1="6.801cm" svg:y1="2.801cm" svg:x2="7.401cm" svg:y2="2.801cm">
          <text:p/>
        </draw:line>
        <draw:line draw:style-name="gr49" draw:text-style-name="P4" draw:layer="layout" svg:x1="6.401cm" svg:y1="2.801cm" svg:x2="6.801cm" svg:y2="2.801cm">
          <text:p/>
        </draw:line>
        <draw:g>
          <svg:title>TexMaths</svg:title>
          <svg:desc>8§display§p_{2,k\!-\!1}§svg§600§TRUE§</svg:desc>
          <draw:g>
            <draw:path draw:style-name="gr4" draw:text-style-name="P3" draw:layer="layout" svg:width="0.145cm" svg:height="0.177cm" svg:x="7.481cm" svg:y="3.529cm" svg:viewBox="0 0 146 178" svg:d="M22 158c-3 9-3 11-16 11-3 0-6 0-6 5 0 3 2 4 4 4 7 0 15-1 23-1 10 0 19 1 28 1 2 0 5 0 5-6 0-3-2-3-6-3-15 0-15-2-15-4 0-4 12-50 14-57 4 9 12 19 26 19 32 0 67-41 67-82 0-27-16-45-37-45-14 0-28 10-36 21-3-15-15-21-26-21-13 0-18 11-21 16-4 9-8 26-8 27 0 3 2 2 3 3 3 0 3-1 5-7 4-19 10-33 20-33 5 0 9 3 9 13 0 6-1 10-2 14-11 42-21 83-31 125zM71 37c2-8 10-16 14-20 10-9 19-11 23-11 12 0 18 10 18 27 0 16-9 48-14 59-10 19-23 28-34 28-18 0-21-23-21-24s0-1 1-5c4-18 9-36 13-54z">
              <text:p/>
            </draw:path>
            <draw:path draw:style-name="gr4" draw:text-style-name="P3" draw:layer="layout" svg:width="0.086cm" svg:height="0.129cm" svg:x="7.643cm" svg:y="3.565cm" svg:viewBox="0 0 87 130" svg:d="M87 94c-2 0-4 0-6 0-1 4-3 16-6 17-1 2-17 2-19 2-12 0-24 0-36 0 20-18 27-24 39-33 15-12 28-23 28-43 0-23-21-37-46-37-24 0-41 17-41 35 0 10 9 10 10 10 5 0 11-3 11-10 0-3-1-10-11-10 5-14 19-19 28-19 20 0 30 16 30 31 0 18-12 31-18 39-16 15-32 30-48 46-2 1-2 2-2 8 27 0 54 0 81 0 2-12 4-24 6-36z">
              <text:p/>
            </draw:path>
            <draw:path draw:style-name="gr4" draw:text-style-name="P3" draw:layer="layout" svg:width="0.024cm" svg:height="0.06cm" svg:x="7.765cm" svg:y="3.672cm" svg:viewBox="0 0 25 61" svg:d="M20 20c0 10-2 23-16 36-1 1-1 1-1 2s2 3 3 3c3 0 19-16 19-40 0-11-4-21-14-21-6 0-11 6-11 11 0 7 5 12 12 12 4 0 7-3 8-3z">
              <text:p/>
            </draw:path>
            <draw:path draw:style-name="gr4" draw:text-style-name="P3" draw:layer="layout" svg:width="0.095cm" svg:height="0.137cm" svg:x="7.825cm" svg:y="3.558cm" svg:viewBox="0 0 96 138" svg:d="M46 6c0 0 1-2 1-3s-1-3-3-3c-4 0-20 2-25 2-1 0-5 0-5 4s4 4 6 4c9 0 9 1 9 2 0 2 0 3-1 5-9 37-18 73-27 110-1 4-1 3-1 4 0 4 2 7 6 7 6 0 8-4 9-8 1-1 9-35 10-38 14 1 25 6 25 15 0 1 0 3 0 4-1 4-1 4-1 7 0 13 11 20 21 20 19 0 16-20 24-30 0-3-1-2-2-3-3 0-3 2-4 5-3 9-8 22-18 22-5 0-7-5-7-10 0-3 0-3 2-9 0-2 1-4 1-6 0-17-24-20-32-20 5-4 13-11 16-13 10-10 20-19 31-19 2 0 4 1 6 2-8 2-9 8-9 11 0 5 3 8 7 8 5 0 11-4 11-12 0-7-4-15-15-15s-21 8-31 18c-8 8-15 13-23 17 7-26 13-52 19-78z">
              <text:p/>
            </draw:path>
            <draw:path draw:style-name="gr4" draw:text-style-name="P3" draw:layer="layout" svg:width="0.132cm" svg:height="0.009cm" svg:x="7.916cm" svg:y="3.64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8.054cm" svg:y="3.565cm" svg:viewBox="0 0 71 130" svg:d="M44 5c0-5 0-5-6-5-12 12-30 12-38 12 0 2 0 5 0 7 4 0 18 0 28-5 0 33 0 66 0 99 0 7 0 10-19 10-3 0-6 0-8 0 0 2 0 4 0 7 4-1 28-1 35-1 6 0 31 0 35 1 0-3 0-5 0-7-2 0-5 0-7 0-20 0-20-3-20-10 0-36 0-72 0-108z">
              <text:p/>
            </draw:path>
          </draw:g>
        </draw:g>
        <draw:g>
          <svg:title>TexMaths</svg:title>
          <svg:desc>8§display§p_{2,k}§svg§600§TRUE§</svg:desc>
          <draw:g>
            <draw:path draw:style-name="gr4" draw:text-style-name="P3" draw:layer="layout" svg:width="0.145cm" svg:height="0.177cm" svg:x="9.156cm" svg:y="3.529cm" svg:viewBox="0 0 146 178" svg:d="M22 158c-3 10-4 12-16 12-3 0-6 0-6 5 0 3 2 3 4 3 7 0 15 0 23 0 10 0 19 0 28 0 1 0 5 0 5-5 0-3-2-3-6-3-15 0-15-2-15-4 0-4 12-50 14-57 4 9 12 18 26 18 32 0 67-41 67-82 0-27-16-45-37-45-14 0-27 10-37 21-2-15-14-21-25-21-13 0-18 11-21 16-4 10-8 26-8 27 0 3 2 2 3 3 3 0 3 0 5-7 4-19 10-33 20-33 5 0 9 3 9 13 0 7-1 10-2 15-11 41-21 83-31 124zM71 37c2-8 10-16 15-20 9-9 17-11 22-11 11 0 18 10 18 27 0 16-9 49-14 59-10 20-23 29-34 29-18 0-22-23-22-25 0-1 0-1 2-5 4-18 9-36 13-54z">
              <text:p/>
            </draw:path>
            <draw:path draw:style-name="gr4" draw:text-style-name="P3" draw:layer="layout" svg:width="0.086cm" svg:height="0.129cm" svg:x="9.318cm" svg:y="3.565cm" svg:viewBox="0 0 87 130" svg:d="M87 94c-2 0-5 0-7 0 0 4-2 16-5 18-1 2-17 2-19 2-12 0-25 0-37 0 21-19 28-24 40-33 15-12 28-24 28-43 0-24-21-38-46-38-24 0-41 17-41 35 0 10 9 11 10 11 5 0 11-4 11-11 0-3-2-10-11-10 5-14 19-19 28-19 20 0 30 16 30 32 0 17-12 31-18 38-16 15-32 31-48 46-2 2-2 3-2 8 27 0 54 0 81 0 2-12 4-24 6-36z">
              <text:p/>
            </draw:path>
            <draw:path draw:style-name="gr4" draw:text-style-name="P3" draw:layer="layout" svg:width="0.024cm" svg:height="0.06cm" svg:x="9.44cm" svg:y="3.672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96cm" svg:height="0.137cm" svg:x="9.499cm" svg:y="3.559cm" svg:viewBox="0 0 97 138" svg:d="M47 6c0 0 1-2 1-3s-1-3-3-3c-4 0-21 2-26 2-1 0-4 0-4 4s3 4 5 4c10 0 10 1 10 2 0 2 0 3-1 5-10 37-19 74-28 111-1 3-1 3-1 4 0 3 2 6 7 6s7-4 9-8c0 0 9-35 10-38 13 2 24 6 24 16 0 1 0 2 0 4 0 3 0 4 0 6 0 14 11 20 20 20 20 0 17-19 25-29 0-3-2-3-3-3-2 0-3 1-4 4-2 9-7 23-17 23-5 0-7-5-7-11 0-3 0-3 1-8 1 0 1-4 1-6 0-18-24-21-32-21 6-4 13-10 16-13 11-9 20-19 32-19 2 0 4 1 6 3-9 1-10 8-10 11 0 5 3 7 8 7s11-4 11-12c0-7-5-14-15-14-12 0-22 8-32 17-8 8-15 14-23 18 7-26 14-52 20-79z">
              <text:p/>
            </draw:path>
          </draw:g>
        </draw:g>
        <draw:g>
          <svg:title>TexMaths</svg:title>
          <svg:desc>8§display§p_{2,1}§svg§600§TRUE§</svg:desc>
          <draw:g>
            <draw:path draw:style-name="gr4" draw:text-style-name="P3" draw:layer="layout" svg:width="0.146cm" svg:height="0.177cm" svg:x="3.557cm" svg:y="3.529cm" svg:viewBox="0 0 147 178" svg:d="M22 158c-3 10-3 12-16 12-3 0-6 0-6 5 0 3 2 3 4 3 7 0 15 0 23 0 10 0 19 0 28 0 2 0 5 0 5-5 0-3-2-3-6-3-15 0-15-2-15-4 0-4 12-50 14-57 4 9 12 18 26 18 32 0 68-41 68-82 0-27-16-45-38-45-14 0-27 10-36 21-3-15-15-21-26-21-13 0-18 11-21 16-4 10-8 26-8 27 0 3 2 2 3 3 3 0 3 0 5-7 4-19 10-33 20-33 5 0 9 3 9 13 0 7-1 10-2 15-11 41-21 83-31 124zM71 37c2-8 10-16 15-20 9-9 17-11 22-11 11 0 19 10 19 27 0 16-10 49-15 59-10 20-23 29-34 29-18 0-21-23-21-25 0-1 0-1 1-5 4-18 9-36 13-54z">
              <text:p/>
            </draw:path>
            <draw:path draw:style-name="gr4" draw:text-style-name="P3" draw:layer="layout" svg:width="0.086cm" svg:height="0.129cm" svg:x="3.72cm" svg:y="3.565cm" svg:viewBox="0 0 87 130" svg:d="M87 94c-2 0-5 0-7 0 0 4-2 16-5 18-1 2-17 2-19 2-12 0-25 0-37 0 21-19 28-24 40-33 15-12 28-24 28-43 0-24-21-38-46-38-24 0-41 17-41 35 0 10 9 11 10 11 5 0 11-4 11-11 0-3-2-10-11-10 5-14 19-19 28-19 20 0 30 16 30 32 0 17-12 31-18 38-16 15-32 31-48 46-2 2-2 3-2 8 27 0 54 0 81 0 2-12 4-24 6-36z">
              <text:p/>
            </draw:path>
            <draw:path draw:style-name="gr4" draw:text-style-name="P3" draw:layer="layout" svg:width="0.024cm" svg:height="0.06cm" svg:x="3.841cm" svg:y="3.672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7cm" svg:height="0.129cm" svg:x="3.908cm" svg:y="3.565cm" svg:viewBox="0 0 71 130" svg:d="M44 5c0-5 0-5-6-5-12 12-30 12-38 12 0 2 0 5 0 7 5 0 18 0 28-5 0 33 0 66 0 100 0 7 0 9-19 9-3 0-6 0-8 0 0 3 0 5 0 7 4 0 28 0 35 0 6 0 31 0 35 0 0-2 0-4 0-7-2 0-5 0-7 0-20 0-20-2-20-9 0-37 0-73 0-109z">
              <text:p/>
            </draw:path>
          </draw:g>
        </draw:g>
        <draw:g>
          <svg:title>TexMaths</svg:title>
          <svg:desc>8§display§p_{2,2}§svg§600§TRUE§</svg:desc>
          <draw:g>
            <draw:path draw:style-name="gr4" draw:text-style-name="P3" draw:layer="layout" svg:width="0.145cm" svg:height="0.177cm" svg:x="5.158cm" svg:y="3.531cm" svg:viewBox="0 0 146 178" svg:d="M22 158c-3 10-3 12-16 12-3 0-6 0-6 5 0 3 2 3 4 3 7 0 15 0 23 0 10 0 19 0 28 0 2 0 5 0 5-5 0-3-2-3-6-3-15 0-15-2-15-4 0-4 12-50 14-57 4 9 12 18 26 18 32 0 67-41 67-82 0-27-16-45-37-45-14 0-27 10-36 21-3-15-15-21-26-21-13 0-18 11-21 16-4 10-8 26-8 27 0 3 2 2 3 3 3 0 3 0 5-7 4-19 10-33 20-33 5 0 9 3 9 13 0 7-1 10-2 15-11 41-21 83-31 124zM71 37c2-8 10-16 15-20 9-9 17-11 22-11 11 0 18 10 18 27 0 16-9 49-14 59-10 20-23 29-34 29-18 0-21-23-21-25 0-1 0-1 1-5 4-18 9-36 13-54z">
              <text:p/>
            </draw:path>
            <draw:path draw:style-name="gr4" draw:text-style-name="P3" draw:layer="layout" svg:width="0.086cm" svg:height="0.129cm" svg:x="5.32cm" svg:y="3.567cm" svg:viewBox="0 0 87 130" svg:d="M87 94c-2 0-5 0-7 0 0 4-2 16-5 18-1 2-17 2-19 2-12 0-24 0-36 0 20-19 27-24 39-33 15-12 28-24 28-43 0-24-21-38-46-38-24 0-41 17-41 35 0 10 9 11 10 11 5 0 11-4 11-11 0-3-1-10-11-10 5-14 19-19 28-19 20 0 30 16 30 32 0 17-12 31-18 38-16 15-32 31-48 46-2 2-2 3-2 8 27 0 54 0 81 0 2-12 4-24 6-36z">
              <text:p/>
            </draw:path>
            <draw:path draw:style-name="gr4" draw:text-style-name="P3" draw:layer="layout" svg:width="0.024cm" svg:height="0.06cm" svg:x="5.442cm" svg:y="3.674cm" svg:viewBox="0 0 25 61" svg:d="M19 20c0 10-1 23-15 36-1 1-1 1-1 2s2 3 3 3c2 0 19-16 19-39 0-12-5-22-14-22-6 0-11 6-11 11 0 7 5 12 11 12 5 0 6-2 8-3z">
              <text:p/>
            </draw:path>
            <draw:path draw:style-name="gr4" draw:text-style-name="P3" draw:layer="layout" svg:width="0.086cm" svg:height="0.129cm" svg:x="5.499cm" svg:y="3.567cm" svg:viewBox="0 0 87 130" svg:d="M87 94c-2 0-4 0-6 0-1 4-3 16-6 18-1 2-17 2-19 2-12 0-24 0-36 0 21-19 27-24 39-33 15-12 28-24 28-43 0-24-21-38-45-38-25 0-42 17-42 35 0 10 9 11 10 11 5 0 11-4 11-11 0-3-1-10-11-10 6-14 19-19 28-19 20 0 30 16 30 32 0 17-12 31-18 38-16 15-32 31-48 46-2 2-2 3-2 8 27 0 54 0 82 0 1-12 3-24 5-36z">
              <text:p/>
            </draw:path>
          </draw:g>
        </draw:g>
        <draw:line draw:style-name="gr45" draw:text-style-name="P4" draw:layer="layout" svg:x1="4.201cm" svg:y1="3.601cm" svg:x2="5.001cm" svg:y2="3.601cm">
          <text:p/>
        </draw:line>
        <draw:line draw:style-name="gr45" draw:text-style-name="P4" draw:layer="layout" svg:x1="8.201cm" svg:y1="3.601cm" svg:x2="9.001cm" svg:y2="3.601cm">
          <text:p/>
        </draw:line>
        <draw:line draw:style-name="gr45" draw:text-style-name="P4" draw:layer="layout" svg:x1="5.801cm" svg:y1="3.601cm" svg:x2="6.401cm" svg:y2="3.601cm">
          <text:p/>
        </draw:line>
        <draw:line draw:style-name="gr45" draw:text-style-name="P4" draw:layer="layout" svg:x1="6.801cm" svg:y1="3.601cm" svg:x2="7.401cm" svg:y2="3.601cm">
          <text:p/>
        </draw:line>
        <draw:line draw:style-name="gr50" draw:text-style-name="P4" draw:layer="layout" svg:x1="6.401cm" svg:y1="3.601cm" svg:x2="6.801cm" svg:y2="3.601cm">
          <text:p/>
        </draw:line>
        <draw:g>
          <svg:title>TexMaths</svg:title>
          <svg:desc>8§display§p_{3,k\!-\!1}§svg§600§TRUE§</svg:desc>
          <draw:g>
            <draw:path draw:style-name="gr4" draw:text-style-name="P3" draw:layer="layout" svg:width="0.145cm" svg:height="0.177cm" svg:x="7.483cm" svg:y="4.331cm" svg:viewBox="0 0 146 178" svg:d="M22 158c-3 9-3 11-16 11-3 0-6 0-6 5 0 3 2 4 4 4 7 0 15-1 23-1 10 0 19 1 28 1 2 0 5 0 5-6 0-3-2-3-6-3-15 0-15-2-15-4 0-4 12-50 14-57 4 9 12 19 26 19 32 0 67-41 67-82 0-27-16-45-37-45-14 0-28 10-36 21-3-15-15-21-26-21-13 0-18 11-21 16-4 9-8 26-8 27 0 3 2 2 3 3 3 0 3-1 5-7 4-19 10-33 20-33 5 0 9 3 9 13 0 6-1 10-2 14-11 42-21 83-31 125zM71 37c2-8 10-16 14-20 10-9 19-11 23-11 12 0 18 10 18 27 0 16-9 48-14 59-10 19-23 28-34 28-18 0-21-23-21-24s0-1 1-5c4-18 9-36 13-54z">
              <text:p/>
            </draw:path>
            <draw:path draw:style-name="gr4" draw:text-style-name="P3" draw:layer="layout" svg:width="0.089cm" svg:height="0.133cm" svg:x="7.644cm" svg:y="4.367cm" svg:viewBox="0 0 90 134" svg:d="M43 64c15 0 27 11 27 32 0 24-15 31-26 31-8 0-26-2-34-14 10 0 12-6 12-10 0-7-5-11-11-11-5 0-11 3-11 11 0 19 21 31 44 31 28 0 46-19 46-38 0-16-12-31-34-35 21-8 29-23 29-35 0-15-19-26-40-26-22 0-39 10-39 26 0 7 4 11 10 11s10-5 10-11c0-5-4-9-10-10 7-9 21-10 28-10 9 0 22 4 22 20 0 9-4 18-8 24-7 7-12 8-22 8-6 1-6 1-6 1-1 0-3 0-3 2 0 3 2 3 6 3 3 0 7 0 10 0z">
              <text:p/>
            </draw:path>
            <draw:path draw:style-name="gr4" draw:text-style-name="P3" draw:layer="layout" svg:width="0.024cm" svg:height="0.06cm" svg:x="7.767cm" svg:y="4.474cm" svg:viewBox="0 0 25 61" svg:d="M20 20c0 10-2 23-16 36-1 1-1 1-1 2s2 3 3 3c3 0 19-16 19-40 0-11-4-21-14-21-6 0-11 6-11 11 0 7 5 12 12 12 4 0 7-3 8-3z">
              <text:p/>
            </draw:path>
            <draw:path draw:style-name="gr4" draw:text-style-name="P3" draw:layer="layout" svg:width="0.095cm" svg:height="0.137cm" svg:x="7.827cm" svg:y="4.36cm" svg:viewBox="0 0 96 138" svg:d="M46 6c0 0 1-2 1-3s-1-3-3-3c-4 0-20 2-25 2-1 0-5 0-5 4s4 4 6 4c9 0 9 1 9 2 0 2 0 3-1 5-9 37-18 73-27 110-1 4-1 3-1 4 0 4 2 7 6 7 6 0 8-4 9-8 1-1 9-35 10-38 14 1 25 6 25 15 0 1 0 3 0 4-1 4-1 4-1 7 0 13 11 20 21 20 19 0 16-20 24-30 0-3-1-2-2-3-3 0-3 2-4 5-3 9-8 22-18 22-5 0-7-5-7-10 0-3 0-3 2-9 0-2 1-4 1-6 0-17-24-20-32-20 5-4 13-11 16-13 10-10 20-19 31-19 2 0 4 1 6 2-8 2-9 8-9 11 0 5 3 8 7 8 5 0 11-4 11-12 0-7-4-15-15-15s-21 8-31 18c-8 8-15 13-23 17 7-26 13-52 19-78z">
              <text:p/>
            </draw:path>
            <draw:path draw:style-name="gr4" draw:text-style-name="P3" draw:layer="layout" svg:width="0.132cm" svg:height="0.009cm" svg:x="7.918cm" svg:y="4.442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8.056cm" svg:y="4.367cm" svg:viewBox="0 0 71 130" svg:d="M44 5c0-5 0-5-6-5-12 12-30 12-38 12 0 2 0 5 0 7 4 0 18 0 28-5 0 33 0 66 0 99 0 7 0 10-19 10-3 0-6 0-8 0 0 2 0 4 0 7 4-1 28-1 35-1 6 0 31 0 35 1 0-3 0-5 0-7-2 0-5 0-7 0-20 0-20-3-20-10 0-36 0-72 0-108z">
              <text:p/>
            </draw:path>
          </draw:g>
        </draw:g>
        <draw:g>
          <svg:title>TexMaths</svg:title>
          <svg:desc>8§display§p_{3,k}§svg§600§TRUE§</svg:desc>
          <draw:g>
            <draw:path draw:style-name="gr4" draw:text-style-name="P3" draw:layer="layout" svg:width="0.145cm" svg:height="0.177cm" svg:x="9.158cm" svg:y="4.329cm" svg:viewBox="0 0 146 178" svg:d="M22 158c-3 10-4 12-16 12-3 0-6 0-6 5 0 3 2 3 4 3 7 0 15 0 23 0 10 0 19 0 28 0 1 0 5 0 5-5 0-3-2-3-6-3-15 0-15-2-15-4 0-4 12-50 14-57 4 9 12 18 26 18 32 0 67-41 67-82 0-27-16-45-37-45-14 0-27 10-37 21-2-15-14-21-25-21-13 0-18 11-21 16-4 10-8 26-8 27 0 3 2 2 3 3 3 0 3 0 5-7 4-19 10-33 20-33 5 0 9 3 9 13 0 7-1 10-2 15-11 41-21 83-31 124zM71 37c2-8 10-16 15-20 9-9 17-11 22-11 11 0 18 10 18 27 0 16-9 49-14 59-10 20-23 29-34 29-18 0-22-23-22-25 0-1 0-1 2-5 4-18 9-36 13-54z">
              <text:p/>
            </draw:path>
            <draw:path draw:style-name="gr4" draw:text-style-name="P3" draw:layer="layout" svg:width="0.089cm" svg:height="0.133cm" svg:x="9.319cm" svg:y="4.365cm" svg:viewBox="0 0 90 134" svg:d="M43 65c15 0 27 10 27 31 0 25-15 32-26 32-8 0-26-2-34-14 9 0 12-7 12-11 0-6-5-11-11-11-5 0-11 3-11 11 0 19 20 31 44 31 27 0 46-18 46-38 0-15-12-30-34-35 21-7 28-23 28-35 0-15-17-26-39-26s-39 10-39 26c0 7 4 11 10 11s10-5 10-11c0-5-4-9-10-10 7-9 21-10 28-10 9 0 21 4 21 20 0 9-3 18-7 24-7 8-12 8-23 8-5 1-5 1-5 1-1 0-3 0-3 3s2 3 5 3c4 0 7 0 11 0z">
              <text:p/>
            </draw:path>
            <draw:path draw:style-name="gr4" draw:text-style-name="P3" draw:layer="layout" svg:width="0.024cm" svg:height="0.06cm" svg:x="9.442cm" svg:y="4.472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96cm" svg:height="0.137cm" svg:x="9.501cm" svg:y="4.359cm" svg:viewBox="0 0 97 138" svg:d="M47 6c0 0 1-2 1-3s-1-3-3-3c-4 0-21 2-26 2-1 0-4 0-4 4s3 4 5 4c10 0 10 1 10 2 0 2 0 3-1 5-10 37-19 74-28 111-1 3-1 3-1 4 0 3 2 6 7 6s7-4 9-8c0 0 9-35 10-38 13 2 24 6 24 16 0 1 0 2 0 4 0 3 0 4 0 6 0 14 11 20 20 20 20 0 17-19 25-29 0-3-2-3-3-3-2 0-3 1-4 4-2 9-7 23-17 23-5 0-7-5-7-11 0-3 0-3 1-8 1 0 1-4 1-6 0-18-24-21-32-21 6-4 13-10 16-13 11-9 20-19 32-19 2 0 4 1 6 3-9 1-10 8-10 11 0 5 3 7 8 7s11-4 11-12c0-7-5-14-15-14-12 0-22 8-32 17-8 8-15 14-23 18 7-26 14-52 20-79z">
              <text:p/>
            </draw:path>
          </draw:g>
        </draw:g>
        <draw:g>
          <svg:title>TexMaths</svg:title>
          <svg:desc>8§display§p_{3,1}§svg§600§TRUE§</svg:desc>
          <draw:g>
            <draw:path draw:style-name="gr4" draw:text-style-name="P3" draw:layer="layout" svg:width="0.146cm" svg:height="0.177cm" svg:x="3.558cm" svg:y="4.331cm" svg:viewBox="0 0 147 178" svg:d="M22 158c-3 10-3 12-16 12-3 0-6 0-6 5 0 3 2 3 4 3 7 0 15 0 23 0 10 0 19 0 28 0 2 0 5 0 5-5 0-3-2-3-6-3-15 0-15-2-15-4 0-4 12-50 14-57 4 9 12 18 26 18 32 0 68-41 68-82 0-27-16-45-38-45-14 0-27 10-36 21-3-15-15-21-26-21-13 0-18 11-21 16-4 10-8 26-8 27 0 3 2 2 3 3 3 0 3 0 5-7 4-19 10-33 20-33 5 0 9 3 9 13 0 7-1 10-2 15-11 41-21 83-31 124zM71 37c2-8 10-16 15-20 9-9 17-11 22-11 11 0 19 10 19 27 0 16-10 49-15 59-10 20-23 29-34 29-18 0-21-23-21-25 0-1 0-1 1-5 4-18 9-36 13-54z">
              <text:p/>
            </draw:path>
            <draw:path draw:style-name="gr4" draw:text-style-name="P3" draw:layer="layout" svg:width="0.089cm" svg:height="0.133cm" svg:x="3.719cm" svg:y="4.367cm" svg:viewBox="0 0 90 134" svg:d="M43 65c15 0 27 10 27 31 0 25-15 32-26 32-8 0-26-2-34-14 10 0 12-7 12-11 0-6-5-11-11-11-5 0-11 3-11 11 0 19 21 31 44 31 27 0 46-18 46-38 0-15-12-30-34-35 21-7 28-23 28-35 0-15-17-26-39-26s-39 10-39 26c0 7 4 11 10 11s10-5 10-11c0-5-4-9-10-10 7-9 21-10 28-10 9 0 21 4 21 20 0 9-3 18-7 24-7 8-12 8-23 8-5 1-5 1-5 1-1 0-3 0-3 3s2 3 5 3c4 0 8 0 11 0z">
              <text:p/>
            </draw:path>
            <draw:path draw:style-name="gr4" draw:text-style-name="P3" draw:layer="layout" svg:width="0.024cm" svg:height="0.06cm" svg:x="3.842cm" svg:y="4.474cm" svg:viewBox="0 0 25 61" svg:d="M19 20c0 10-1 23-15 36-1 1-2 1-2 2s2 3 4 3 19-16 19-39c0-12-5-22-14-22-6 0-11 6-11 11 0 7 5 12 11 12 5 0 6-2 8-3z">
              <text:p/>
            </draw:path>
            <draw:path draw:style-name="gr4" draw:text-style-name="P3" draw:layer="layout" svg:width="0.07cm" svg:height="0.129cm" svg:x="3.909cm" svg:y="4.367cm" svg:viewBox="0 0 71 130" svg:d="M44 5c0-5 0-5-6-5-12 12-30 12-38 12 0 2 0 5 0 7 5 0 18 0 28-5 0 33 0 66 0 100 0 7 0 9-19 9-3 0-6 0-8 0 0 3 0 5 0 7 4 0 28 0 35 0 6 0 31 0 35 0 0-2 0-4 0-7-2 0-5 0-7 0-20 0-20-2-20-9 0-37 0-73 0-109z">
              <text:p/>
            </draw:path>
          </draw:g>
        </draw:g>
        <draw:g>
          <svg:title>TexMaths</svg:title>
          <svg:desc>8§display§p_{3,2}§svg§600§TRUE§</svg:desc>
          <draw:g>
            <draw:path draw:style-name="gr4" draw:text-style-name="P3" draw:layer="layout" svg:width="0.145cm" svg:height="0.177cm" svg:x="5.159cm" svg:y="4.332cm" svg:viewBox="0 0 146 178" svg:d="M22 158c-3 10-3 12-16 12-3 0-6 0-6 5 0 3 2 3 4 3 7 0 15 0 23 0 10 0 19 0 28 0 2 0 5 0 5-5 0-3-2-3-6-3-15 0-15-2-15-4 0-4 12-50 14-57 4 9 12 18 26 18 32 0 67-41 67-82 0-27-16-45-37-45-14 0-27 10-36 21-3-15-15-21-26-21-13 0-18 11-21 16-4 10-8 26-8 27 0 3 2 2 3 3 3 0 3 0 5-7 4-19 10-33 20-33 5 0 9 3 9 13 0 7-1 10-2 15-11 41-21 83-31 124zM71 37c2-8 10-16 15-20 9-9 17-11 22-11 11 0 18 10 18 27 0 16-9 49-14 59-10 20-23 29-34 29-18 0-21-23-21-25 0-1 0-1 1-5 4-18 9-36 13-54z">
              <text:p/>
            </draw:path>
            <draw:path draw:style-name="gr4" draw:text-style-name="P3" draw:layer="layout" svg:width="0.089cm" svg:height="0.133cm" svg:x="5.32cm" svg:y="4.368cm" svg:viewBox="0 0 90 134" svg:d="M43 65c15 0 27 10 27 31 0 25-15 32-26 32-8 0-26-2-34-14 10 0 12-7 12-11 0-6-5-11-11-11-5 0-11 3-11 11 0 19 21 31 44 31 27 0 46-18 46-38 0-15-12-30-34-35 21-7 28-23 28-35 0-15-18-26-39-26-22 0-39 10-39 26 0 7 4 11 10 11s10-5 10-11c0-5-4-9-10-10 7-9 21-10 28-10 9 0 22 4 22 20 0 9-4 18-8 24-7 8-12 8-23 8-5 1-5 1-5 1-1 0-3 0-3 3s2 3 6 3c3 0 7 0 10 0z">
              <text:p/>
            </draw:path>
            <draw:path draw:style-name="gr4" draw:text-style-name="P3" draw:layer="layout" svg:width="0.024cm" svg:height="0.06cm" svg:x="5.443cm" svg:y="4.475cm" svg:viewBox="0 0 25 61" svg:d="M19 20c0 10-1 23-15 36-1 1-1 1-1 2s2 3 3 3c2 0 19-16 19-39 0-12-5-22-14-22-6 0-11 6-11 11 0 7 5 12 11 12 5 0 6-2 8-3z">
              <text:p/>
            </draw:path>
            <draw:path draw:style-name="gr4" draw:text-style-name="P3" draw:layer="layout" svg:width="0.086cm" svg:height="0.129cm" svg:x="5.5cm" svg:y="4.368cm" svg:viewBox="0 0 87 130" svg:d="M87 94c-2 0-4 0-6 0-1 4-3 16-6 18-1 2-17 2-19 2-12 0-24 0-36 0 21-19 27-24 39-33 15-12 28-24 28-43 0-24-21-38-45-38-25 0-42 17-42 35 0 10 9 11 10 11 5 0 11-4 11-11 0-3-1-10-11-10 6-14 19-19 28-19 20 0 30 16 30 32 0 17-12 31-18 38-16 15-32 31-48 46-2 2-2 3-2 8 27 0 54 0 82 0 1-12 3-24 5-36z">
              <text:p/>
            </draw:path>
          </draw:g>
        </draw:g>
        <draw:line draw:style-name="gr44" draw:text-style-name="P4" draw:layer="layout" svg:x1="4.202cm" svg:y1="4.402cm" svg:x2="5.002cm" svg:y2="4.402cm">
          <text:p/>
        </draw:line>
        <draw:line draw:style-name="gr44" draw:text-style-name="P4" draw:layer="layout" svg:x1="8.202cm" svg:y1="4.402cm" svg:x2="9.002cm" svg:y2="4.402cm">
          <text:p/>
        </draw:line>
        <draw:line draw:style-name="gr44" draw:text-style-name="P4" draw:layer="layout" svg:x1="5.802cm" svg:y1="4.402cm" svg:x2="6.402cm" svg:y2="4.402cm">
          <text:p/>
        </draw:line>
        <draw:line draw:style-name="gr44" draw:text-style-name="P4" draw:layer="layout" svg:x1="6.802cm" svg:y1="4.402cm" svg:x2="7.402cm" svg:y2="4.402cm">
          <text:p/>
        </draw:line>
        <draw:line draw:style-name="gr51" draw:text-style-name="P4" draw:layer="layout" svg:x1="6.402cm" svg:y1="4.402cm" svg:x2="6.802cm" svg:y2="4.402cm">
          <text:p/>
        </draw:line>
        <draw:g>
          <svg:title>TexMaths</svg:title>
          <svg:desc>8§display§p_{0}§svg§600§TRUE§</svg:desc>
          <draw:g>
            <draw:path draw:style-name="gr4" draw:text-style-name="P3" draw:layer="layout" svg:width="0.145cm" svg:height="0.177cm" svg:x="2.059cm" svg:y="1.93cm" svg:viewBox="0 0 146 178" svg:d="M21 158c-2 10-3 11-15 11-3 0-6 0-6 6 0 2 2 3 4 3 7 0 15-1 23-1 10 0 18 1 28 1 1 0 5 0 5-6 0-3-3-3-7-3-14 0-14-1-14-4 0-4 12-49 14-56 4 8 11 18 25 18 33 0 68-41 68-82 0-27-16-45-38-45-13 0-27 10-36 21-3-15-15-21-25-21-13 0-18 11-21 16-5 10-8 26-8 27 0 3 2 2 3 3 3 0 3-1 4-7 5-19 11-33 21-33 5 0 9 3 9 13 0 7-1 10-2 15-11 41-21 83-32 124zM71 37c1-8 9-16 14-20 10-9 18-11 22-11 12 0 19 10 19 27 0 16-10 48-15 59-9 20-23 29-33 29-18 0-22-24-22-25s0-1 1-5c4-18 9-36 14-54z">
              <text:p/>
            </draw:path>
            <draw:path draw:style-name="gr4" draw:text-style-name="P3" draw:layer="layout" svg:width="0.09cm" svg:height="0.132cm" svg:x="2.218cm" svg:y="1.966cm" svg:viewBox="0 0 91 133" svg:d="M91 67c0-22-3-37-11-50-7-10-19-17-35-17-45 0-45 53-45 67s0 66 45 66c46 0 46-52 46-66zM45 129c-8 0-20-6-24-22-3-12-3-28-3-42 0-15 0-29 3-40 4-15 16-20 24-20 11 0 21 7 25 18 2 11 3 25 3 42 0 14 0 28-3 41-3 18-17 23-25 23z">
              <text:p/>
            </draw:path>
          </draw:g>
        </draw:g>
        <draw:line draw:style-name="gr43" draw:text-style-name="P4" draw:layer="layout" svg:x1="3.701cm" svg:y1="2.201cm" svg:x2="3.7cm" svg:y2="2.6cm">
          <text:p/>
        </draw:line>
        <draw:line draw:style-name="gr45" draw:text-style-name="P4" draw:layer="layout" svg:x1="3.801cm" svg:y1="4.201cm" svg:x2="3.8cm" svg:y2="3.8cm">
          <text:p/>
        </draw:line>
        <draw:line draw:style-name="gr52" draw:text-style-name="P4" draw:layer="layout" svg:x1="3.7cm" svg:y1="2.3cm" svg:x2="9.3cm" svg:y2="2.3cm">
          <text:p/>
        </draw:line>
        <draw:line draw:style-name="gr52" draw:text-style-name="P4" draw:layer="layout" svg:x1="5.3cm" svg:y1="2.2cm" svg:x2="5.3cm" svg:y2="2.3cm">
          <text:p/>
        </draw:line>
        <draw:line draw:style-name="gr52" draw:text-style-name="P4" draw:layer="layout" svg:x1="7.7cm" svg:y1="2.2cm" svg:x2="7.7cm" svg:y2="2.3cm">
          <text:p/>
        </draw:line>
        <draw:line draw:style-name="gr52" draw:text-style-name="P4" draw:layer="layout" svg:x1="9.3cm" svg:y1="2.2cm" svg:x2="9.3cm" svg:y2="2.3cm">
          <text:p/>
        </draw:line>
        <draw:line draw:style-name="gr53" draw:text-style-name="P4" draw:layer="layout" svg:x1="3.8cm" svg:y1="2.4cm" svg:x2="9.4cm" svg:y2="2.4cm">
          <text:p/>
        </draw:line>
        <draw:line draw:style-name="gr53" draw:text-style-name="P4" draw:layer="layout" svg:x1="5.4cm" svg:y1="2.2cm" svg:x2="5.4cm" svg:y2="2.4cm">
          <text:p/>
        </draw:line>
        <draw:line draw:style-name="gr53" draw:text-style-name="P4" draw:layer="layout" svg:x1="7.8cm" svg:y1="2.2cm" svg:x2="7.8cm" svg:y2="2.4cm">
          <text:p/>
        </draw:line>
        <draw:line draw:style-name="gr53" draw:text-style-name="P4" draw:layer="layout" svg:x1="9.4cm" svg:y1="2.2cm" svg:x2="9.4cm" svg:y2="2.4cm">
          <text:p/>
        </draw:line>
        <draw:line draw:style-name="gr54" draw:text-style-name="P4" draw:layer="layout" svg:x1="3.9cm" svg:y1="2.5cm" svg:x2="9.5cm" svg:y2="2.5cm">
          <text:p/>
        </draw:line>
        <draw:line draw:style-name="gr54" draw:text-style-name="P4" draw:layer="layout" svg:x1="9.5cm" svg:y1="2.2cm" svg:x2="9.5cm" svg:y2="2.5cm">
          <text:p/>
        </draw:line>
        <draw:line draw:style-name="gr54" draw:text-style-name="P4" draw:layer="layout" svg:x1="7.9cm" svg:y1="2.2cm" svg:x2="7.9cm" svg:y2="2.5cm">
          <text:p/>
        </draw:line>
        <draw:line draw:style-name="gr54" draw:text-style-name="P4" draw:layer="layout" svg:x1="5.5cm" svg:y1="2.2cm" svg:x2="5.5cm" svg:y2="2.5cm">
          <text:p/>
        </draw:line>
        <draw:line draw:style-name="gr25" draw:text-style-name="P4" draw:layer="layout" svg:x1="5.2cm" svg:y1="3cm" svg:x2="5.2cm" svg:y2="3.1cm">
          <text:p/>
        </draw:line>
        <draw:line draw:style-name="gr25" draw:text-style-name="P4" draw:layer="layout" svg:x1="7.6cm" svg:y1="3cm" svg:x2="7.6cm" svg:y2="3.1cm">
          <text:p/>
        </draw:line>
        <draw:line draw:style-name="gr25" draw:text-style-name="P4" draw:layer="layout" svg:x1="9.2cm" svg:y1="3cm" svg:x2="9.2cm" svg:y2="3.1cm">
          <text:p/>
        </draw:line>
        <draw:line draw:style-name="gr25" draw:text-style-name="P4" draw:layer="layout" svg:x1="9.2cm" svg:y1="3.1cm" svg:x2="3.6cm" svg:y2="3.1cm">
          <text:p/>
        </draw:line>
        <draw:line draw:style-name="gr53" draw:text-style-name="P4" draw:layer="layout" svg:x1="5.4cm" svg:y1="3cm" svg:x2="5.4cm" svg:y2="3.2cm">
          <text:p/>
        </draw:line>
        <draw:line draw:style-name="gr53" draw:text-style-name="P4" draw:layer="layout" svg:x1="7.8cm" svg:y1="3cm" svg:x2="7.8cm" svg:y2="3.2cm">
          <text:p/>
        </draw:line>
        <draw:line draw:style-name="gr53" draw:text-style-name="P4" draw:layer="layout" svg:x1="9.4cm" svg:y1="3cm" svg:x2="9.4cm" svg:y2="3.2cm">
          <text:p/>
        </draw:line>
        <draw:line draw:style-name="gr53" draw:text-style-name="P4" draw:layer="layout" svg:x1="3.8cm" svg:y1="3.2cm" svg:x2="9.4cm" svg:y2="3.2cm">
          <text:p/>
        </draw:line>
        <draw:line draw:style-name="gr54" draw:text-style-name="P4" draw:layer="layout" svg:x1="5.5cm" svg:y1="3cm" svg:x2="5.5cm" svg:y2="3.3cm">
          <text:p/>
        </draw:line>
        <draw:line draw:style-name="gr54" draw:text-style-name="P4" draw:layer="layout" svg:x1="7.9cm" svg:y1="3cm" svg:x2="7.9cm" svg:y2="3.3cm">
          <text:p/>
        </draw:line>
        <draw:line draw:style-name="gr54" draw:text-style-name="P4" draw:layer="layout" svg:x1="9.5cm" svg:y1="3cm" svg:x2="9.5cm" svg:y2="3.3cm">
          <text:p/>
        </draw:line>
        <draw:line draw:style-name="gr54" draw:text-style-name="P4" draw:layer="layout" svg:x1="3.9cm" svg:y1="3.3cm" svg:x2="9.5cm" svg:y2="3.3cm">
          <text:p/>
        </draw:line>
        <draw:line draw:style-name="gr25" draw:text-style-name="P4" draw:layer="layout" svg:x1="5.2cm" svg:y1="3.8cm" svg:x2="5.2cm" svg:y2="3.9cm">
          <text:p/>
        </draw:line>
        <draw:line draw:style-name="gr25" draw:text-style-name="P4" draw:layer="layout" svg:x1="7.6cm" svg:y1="3.8cm" svg:x2="7.6cm" svg:y2="3.9cm">
          <text:p/>
        </draw:line>
        <draw:line draw:style-name="gr25" draw:text-style-name="P4" draw:layer="layout" svg:x1="9.2cm" svg:y1="3.8cm" svg:x2="9.2cm" svg:y2="3.9cm">
          <text:p/>
        </draw:line>
        <draw:line draw:style-name="gr25" draw:text-style-name="P4" draw:layer="layout" svg:x1="9.2cm" svg:y1="3.9cm" svg:x2="3.6cm" svg:y2="3.9cm">
          <text:p/>
        </draw:line>
        <draw:line draw:style-name="gr52" draw:text-style-name="P4" draw:layer="layout" svg:x1="5.3cm" svg:y1="3.8cm" svg:x2="5.3cm" svg:y2="4cm">
          <text:p/>
        </draw:line>
        <draw:line draw:style-name="gr52" draw:text-style-name="P4" draw:layer="layout" svg:x1="7.7cm" svg:y1="3.8cm" svg:x2="7.7cm" svg:y2="4cm">
          <text:p/>
        </draw:line>
        <draw:line draw:style-name="gr52" draw:text-style-name="P4" draw:layer="layout" svg:x1="9.3cm" svg:y1="3.8cm" svg:x2="9.3cm" svg:y2="4cm">
          <text:p/>
        </draw:line>
        <draw:line draw:style-name="gr52" draw:text-style-name="P4" draw:layer="layout" svg:x1="3.7cm" svg:y1="4cm" svg:x2="9.3cm" svg:y2="4cm">
          <text:p/>
        </draw:line>
        <draw:line draw:style-name="gr54" draw:text-style-name="P4" draw:layer="layout" svg:x1="5.5cm" svg:y1="3.8cm" svg:x2="5.5cm" svg:y2="4.1cm">
          <text:p/>
        </draw:line>
        <draw:line draw:style-name="gr54" draw:text-style-name="P4" draw:layer="layout" svg:x1="7.9cm" svg:y1="3.8cm" svg:x2="7.9cm" svg:y2="4.1cm">
          <text:p/>
        </draw:line>
        <draw:line draw:style-name="gr54" draw:text-style-name="P4" draw:layer="layout" svg:x1="9.5cm" svg:y1="3.8cm" svg:x2="9.5cm" svg:y2="4.1cm">
          <text:p/>
        </draw:line>
        <draw:line draw:style-name="gr54" draw:text-style-name="P4" draw:layer="layout" svg:x1="3.9cm" svg:y1="4.1cm" svg:x2="9.5cm" svg:y2="4.1cm">
          <text:p/>
        </draw:line>
        <draw:line draw:style-name="gr25" draw:text-style-name="P4" draw:layer="layout" svg:x1="5.2cm" svg:y1="4.6cm" svg:x2="5.2cm" svg:y2="4.7cm">
          <text:p/>
        </draw:line>
        <draw:line draw:style-name="gr25" draw:text-style-name="P4" draw:layer="layout" svg:x1="7.6cm" svg:y1="4.6cm" svg:x2="7.6cm" svg:y2="4.7cm">
          <text:p/>
        </draw:line>
        <draw:line draw:style-name="gr25" draw:text-style-name="P4" draw:layer="layout" svg:x1="9.2cm" svg:y1="4.6cm" svg:x2="9.2cm" svg:y2="4.7cm">
          <text:p/>
        </draw:line>
        <draw:line draw:style-name="gr25" draw:text-style-name="P4" draw:layer="layout" svg:x1="9.2cm" svg:y1="4.7cm" svg:x2="3.6cm" svg:y2="4.7cm">
          <text:p/>
        </draw:line>
        <draw:line draw:style-name="gr52" draw:text-style-name="P4" draw:layer="layout" svg:x1="5.3cm" svg:y1="4.6cm" svg:x2="5.3cm" svg:y2="4.8cm">
          <text:p/>
        </draw:line>
        <draw:line draw:style-name="gr52" draw:text-style-name="P4" draw:layer="layout" svg:x1="7.7cm" svg:y1="4.6cm" svg:x2="7.7cm" svg:y2="4.8cm">
          <text:p/>
        </draw:line>
        <draw:line draw:style-name="gr52" draw:text-style-name="P4" draw:layer="layout" svg:x1="9.3cm" svg:y1="4.6cm" svg:x2="9.3cm" svg:y2="4.8cm">
          <text:p/>
        </draw:line>
        <draw:line draw:style-name="gr52" draw:text-style-name="P4" draw:layer="layout" svg:x1="3.7cm" svg:y1="4.8cm" svg:x2="9.3cm" svg:y2="4.8cm">
          <text:p/>
        </draw:line>
        <draw:line draw:style-name="gr53" draw:text-style-name="P4" draw:layer="layout" svg:x1="5.4cm" svg:y1="4.6cm" svg:x2="5.4cm" svg:y2="4.9cm">
          <text:p/>
        </draw:line>
        <draw:line draw:style-name="gr53" draw:text-style-name="P4" draw:layer="layout" svg:x1="7.8cm" svg:y1="4.6cm" svg:x2="7.8cm" svg:y2="4.9cm">
          <text:p/>
        </draw:line>
        <draw:line draw:style-name="gr53" draw:text-style-name="P4" draw:layer="layout" svg:x1="9.4cm" svg:y1="4.6cm" svg:x2="9.4cm" svg:y2="4.9cm">
          <text:p/>
        </draw:line>
        <draw:line draw:style-name="gr53" draw:text-style-name="P4" draw:layer="layout" svg:x1="3.8cm" svg:y1="4.9cm" svg:x2="9.4cm" svg:y2="4.9cm">
          <text:p/>
        </draw:line>
        <draw:line draw:style-name="gr25" draw:text-style-name="P4" draw:layer="layout" svg:x1="3.6cm" svg:y1="4.6cm" svg:x2="3.6cm" svg:y2="4.7cm">
          <text:p/>
        </draw:line>
        <draw:line draw:style-name="gr52" draw:text-style-name="P4" draw:layer="layout" svg:x1="3.7cm" svg:y1="4.6cm" svg:x2="3.7cm" svg:y2="4.8cm">
          <text:p/>
        </draw:line>
        <draw:line draw:style-name="gr53" draw:text-style-name="P4" draw:layer="layout" svg:x1="3.8cm" svg:y1="4.6cm" svg:x2="3.8cm" svg:y2="4.9cm">
          <text:p/>
        </draw:line>
        <draw:line draw:style-name="gr42" draw:text-style-name="P4" draw:layer="layout" svg:x1="1.4cm" svg:y1="2cm" svg:x2="1.8cm" svg:y2="2cm">
          <text:p/>
        </draw:line>
        <draw:line draw:style-name="gr42" draw:text-style-name="P4" draw:layer="layout" svg:x1="2.6cm" svg:y1="2cm" svg:x2="3.4cm" svg:y2="2cm">
          <text:p/>
        </draw:line>
        <draw:line draw:style-name="gr43" draw:text-style-name="P4" draw:layer="layout" svg:x1="2.6cm" svg:y1="2cm" svg:x2="3.4cm" svg:y2="2.8cm">
          <text:p/>
        </draw:line>
        <draw:line draw:style-name="gr45" draw:text-style-name="P4" draw:layer="layout" svg:x1="2.6cm" svg:y1="2cm" svg:x2="3.4cm" svg:y2="3.6cm">
          <text:p/>
        </draw:line>
        <draw:line draw:style-name="gr44" draw:text-style-name="P4" draw:layer="layout" svg:x1="2.6cm" svg:y1="2cm" svg:x2="3.4cm" svg:y2="4.4cm">
          <text:p/>
        </draw:line>
        <draw:line draw:style-name="gr42" draw:text-style-name="P4" draw:layer="layout" svg:x1="1.9cm" svg:y1="3.4cm" svg:x2="2.4cm" svg:y2="3.4cm">
          <text:p/>
        </draw:line>
        <draw:g>
          <svg:title>TexMaths</svg:title>
          <svg:desc>10§display§0§svg§600§TRUE§</svg:desc>
          <draw:g>
            <draw:path draw:style-name="gr4" draw:text-style-name="P3" draw:layer="layout" svg:width="0.145cm" svg:height="0.239cm" svg:x="1.7cm" svg:y="3.25cm" svg:viewBox="0 0 146 240" svg:d="M146 121c0-28-2-56-14-82-16-33-45-39-58-39-21 0-47 9-61 42-11 24-13 51-13 79 0 25 1 57 16 84 15 28 40 35 57 35 18 0 45-7 60-41 11-24 13-51 13-78zM73 232c-13 0-34-8-40-42-4-21-4-53-4-73 0-22 0-46 3-64 6-42 33-45 41-45 11 0 34 6 41 41 3 19 3 46 3 68 0 25 0 49-4 72-5 33-25 43-40 43z">
              <text:p/>
            </draw:path>
          </draw:g>
        </draw:g>
        <draw:g>
          <svg:title>TexMaths</svg:title>
          <svg:desc>10§display§1§svg§600§TRUE§</svg:desc>
          <draw:g>
            <draw:path draw:style-name="gr4" draw:text-style-name="P3" draw:layer="layout" svg:width="0.113cm" svg:height="0.231cm" svg:x="1.702cm" svg:y="3.552cm" svg:viewBox="0 0 114 232" svg:d="M70 9c0-8 0-9-8-9-20 22-51 22-62 22 0 4 0 7 0 11 7 0 28 0 46-9 0 60 0 120 0 180 0 13-1 17-33 17-4 0-7 0-11 0 0 4 0 7 0 11 12-1 43-1 56-1 14 0 44 0 56 1 0-4 0-7 0-11-4 0-7 0-11 0-32 0-33-4-33-17 0-65 0-130 0-195z">
              <text:p/>
            </draw:path>
          </draw:g>
        </draw:g>
        <draw:g>
          <svg:title>TexMaths</svg:title>
          <svg:desc>10§display§2§svg§600§TRUE§</svg:desc>
          <draw:g>
            <draw:path draw:style-name="gr4" draw:text-style-name="P3" draw:layer="layout" svg:width="0.137cm" svg:height="0.231cm" svg:x="1.703cm" svg:y="3.853cm" svg:viewBox="0 0 138 232" svg:d="M27 205c12-12 24-24 37-36 53-48 74-66 74-101 0-40-31-68-73-68-39 0-65 32-65 63 0 20 17 20 18 20 6 0 19-4 19-19 0-9-7-18-19-18-3 0-3 0-4 1 8-23 26-36 47-36 30 0 45 28 45 57 0 28-17 54-36 76-22 25-44 50-66 75-4 4-4 5-4 13 43 0 85 0 128 0 3-20 7-40 10-61-3 0-6 0-9 0-1 11-4 26-7 31-3 3-26 3-33 3-20 0-41 0-62 0z">
              <text:p/>
            </draw:path>
          </draw:g>
        </draw:g>
        <draw:g>
          <svg:title>TexMaths</svg:title>
          <svg:desc>10§display§3§svg§600§TRUE§</svg:desc>
          <draw:g>
            <draw:path draw:style-name="gr4" draw:text-style-name="P3" draw:layer="layout" svg:width="0.143cm" svg:height="0.239cm" svg:x="1.703cm" svg:y="4.153cm" svg:viewBox="0 0 144 240" svg:d="M86 110c28-9 49-34 49-62s-31-48-64-48c-35 0-62 21-62 48 0 11 8 18 18 18 11 0 18-8 18-18 0-18-16-18-22-18 11-17 34-21 47-21s32 7 32 39c0 4 0 25-9 40-11 17-22 18-30 18-3 0-12 1-14 1-3 1-5 1-5 4 0 4 2 4 8 4 5 0 10 0 15 0 28 0 41 23 41 57 0 48-24 58-38 58-15 0-42-6-54-26 12 1 23-6 23-20 0-12-9-19-19-19-9 0-20 5-20 20 0 32 32 55 71 55 41 0 73-32 73-68 0-28-22-55-58-62z">
              <text:p/>
            </draw:path>
          </draw:g>
        </draw:g>
        <draw:line draw:style-name="gr43" draw:text-style-name="P4" draw:layer="layout" svg:x1="1.901cm" svg:y1="3.702cm" svg:x2="2.4cm" svg:y2="3.7cm">
          <text:p/>
        </draw:line>
        <draw:line draw:style-name="gr45" draw:text-style-name="P4" draw:layer="layout" svg:x1="1.901cm" svg:y1="4.002cm" svg:x2="2.4cm" svg:y2="4cm">
          <text:p/>
        </draw:line>
        <draw:line draw:style-name="gr44" draw:text-style-name="P4" draw:layer="layout" svg:x1="1.902cm" svg:y1="4.303cm" svg:x2="2.4cm" svg:y2="4.3cm">
          <text:p/>
        </draw:line>
        <draw:g>
          <svg:title>TexMaths</svg:title>
          <svg:desc>8§display§q_{-\varepsilon}§svg§600§TRUE§</svg:desc>
          <draw:g>
            <draw:path draw:style-name="gr4" draw:text-style-name="P3" draw:layer="layout" svg:width="0.114cm" svg:height="0.177cm" svg:x="2.434cm" svg:y="6.707cm" svg:viewBox="0 0 115 178" svg:d="M115 3c0-1-1-3-2-3-4 0-15 11-20 20-6-15-16-20-26-20-33 0-67 42-67 82 0 27 17 45 37 45 12 0 23-7 33-17-3 10-12 47-13 50-2 8-4 9-19 9-4 0-7 0-7 6 1 1 0 3 3 3 9 0 19-1 28-1 10 0 20 1 29 1 2 0 6 0 6-6 0-3-4-3-8-3-13 0-13-1-13-4 0-2 0-4 1-6 12-52 25-104 38-156zM38 121c-17 0-18-22-18-27 0-13 8-44 13-56 8-20 23-32 34-32 18 0 22 23 22 25s-15 62-16 64c-4 8-20 26-35 26z">
              <text:p/>
            </draw:path>
            <draw:path draw:style-name="gr4" draw:text-style-name="P3" draw:layer="layout" svg:width="0.131cm" svg:height="0.009cm" svg:x="2.569cm" svg:y="6.819cm" svg:viewBox="0 0 132 10" svg:d="M124 10c4 0 8 0 8-5s-4-5-8-5c-38 0-77 0-116 0-3 0-8 0-8 5s5 5 8 5c39 0 78 0 116 0z">
              <text:p/>
            </draw:path>
            <draw:path draw:style-name="gr4" draw:text-style-name="P3" draw:layer="layout" svg:width="0.084cm" svg:height="0.091cm" svg:x="2.732cm" svg:y="6.784cm" svg:viewBox="0 0 85 92" svg:d="M23 45c8 3 14 3 19 3 7 0 18 0 18-8 0-5-7-6-16-6-3 0-11 0-21 4-4-2-7-6-7-10 0-10 19-18 39-18 3 0 11 0 20 6 2 1 2 2 4 2 3 0 6-3 6-6 0-4-6-7-10-9-8-3-15-3-18-3-24 0-47 13-47 28 0 8 4 9 7 14-7 3-17 12-17 25 0 14 14 25 36 25 29 0 40-18 40-21 0-1-1-2-3-2 0 0-1 0-2 1-5 8-11 11-32 11-5 0-14 0-21-2-8-3-12-9-12-14 0-4 4-14 17-20zM32 42c2-1 6-2 12-2 4 0 5 0 9 1-3 1-4 1-11 1-3 0-7 0-10 0z">
              <text:p/>
            </draw:path>
          </draw:g>
        </draw:g>
        <draw:custom-shape draw:style-name="gr46" draw:text-style-name="P10" draw:layer="layout" svg:width="0.8cm" svg:height="0.4cm" svg:x="4.206cm" svg:y="6.60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_{-1}§svg§600§TRUE§</svg:desc>
          <draw:g>
            <draw:path draw:style-name="gr4" draw:text-style-name="P3" draw:layer="layout" svg:width="0.115cm" svg:height="0.177cm" svg:x="4.436cm" svg:y="6.709cm" svg:viewBox="0 0 116 178" svg:d="M116 3c0-1-2-3-3-3-4 0-15 11-19 20-7-15-17-20-26-20-34 0-68 42-68 82 0 27 17 45 37 45 12 0 23-7 33-17-2 10-12 47-12 50-3 8-5 9-20 9-4 0-7 0-7 6 1 1 0 3 3 3 9 0 20-1 28-1 10 0 20 1 29 1 2 0 6 0 6-6 0-3-3-3-7-3-14 0-14-1-14-4 0-2 0-4 1-6 13-52 26-104 39-156zM38 121c-17 0-18-22-18-27 0-13 8-44 13-56 9-20 23-32 35-32 18 0 22 23 22 25s-16 62-16 64c-4 8-20 26-36 26z">
              <text:p/>
            </draw:path>
            <draw:path draw:style-name="gr4" draw:text-style-name="P3" draw:layer="layout" svg:width="0.132cm" svg:height="0.009cm" svg:x="4.571cm" svg:y="6.821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4.747cm" svg:y="6.745cm" svg:viewBox="0 0 71 130" svg:d="M44 5c0-5 0-5-6-5-12 12-30 12-38 12 0 2 0 5 0 7 5 0 18 0 28-5 0 33 0 66 0 99 0 8 0 10-19 10-3 0-6 0-8 0 0 2 0 5 0 7 4-1 28-1 35-1 6 0 31 0 35 1 0-2 0-5 0-7-2 0-5 0-7 0-20 0-20-2-20-10 0-36 0-72 0-108z">
              <text:p/>
            </draw:path>
          </draw:g>
        </draw:g>
        <draw:custom-shape draw:style-name="gr46" draw:text-style-name="P10" draw:layer="layout" svg:width="0.8cm" svg:height="0.4cm" svg:x="5.607cm" svg:y="6.60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_{0}§svg§600§TRUE§</svg:desc>
          <draw:g>
            <draw:path draw:style-name="gr4" draw:text-style-name="P3" draw:layer="layout" svg:width="0.114cm" svg:height="0.177cm" svg:x="5.898cm" svg:y="6.71cm" svg:viewBox="0 0 115 178" svg:d="M115 3c0-1-1-3-2-3-4 0-15 11-19 20-7-15-17-20-27-20-33 0-67 42-67 82 0 27 17 45 37 45 12 0 23-7 33-17-3 10-12 47-12 50-3 8-5 9-20 9-4 0-7 0-7 6 1 1 0 3 3 3 9 0 20-1 28-1 10 0 20 1 29 1 2 0 6 0 6-6 0-3-3-3-8-3-13 0-13-1-13-4 0-2 0-4 1-6 13-52 25-104 38-156zM38 121c-17 0-18-22-18-27 0-13 8-44 13-56 9-20 23-32 34-32 19 0 23 23 23 25s-16 62-16 64c-4 8-20 26-36 26z">
              <text:p/>
            </draw:path>
            <draw:path draw:style-name="gr4" draw:text-style-name="P3" draw:layer="layout" svg:width="0.09cm" svg:height="0.132cm" svg:x="6.022cm" svg:y="6.746cm" svg:viewBox="0 0 91 133" svg:d="M91 67c0-22-2-37-11-50-6-10-18-17-34-17-46 0-46 53-46 67s0 66 46 66c45 0 45-52 45-66zM46 129c-9 0-21-6-25-22-3-12-3-28-3-42 0-15 0-29 3-40 4-15 17-20 25-20 10 0 20 7 24 18 3 11 4 25 4 42 0 14 0 28-4 41-3 18-16 23-24 23z">
              <text:p/>
            </draw:path>
          </draw:g>
        </draw:g>
        <draw:custom-shape draw:style-name="gr46" draw:text-style-name="P10" draw:layer="layout" svg:width="0.8cm" svg:height="0.4cm" svg:x="7.007cm" svg:y="6.60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_{+1}§svg§600§TRUE§</svg:desc>
          <draw:g>
            <draw:path draw:style-name="gr4" draw:text-style-name="P3" draw:layer="layout" svg:width="0.115cm" svg:height="0.176cm" svg:x="7.237cm" svg:y="6.711cm" svg:viewBox="0 0 116 177" svg:d="M116 3c0-1-2-3-4-3-3 0-14 11-19 19-6-14-16-19-25-19-34 0-68 41-68 82 0 27 17 44 37 44 12 0 23-7 33-17-2 10-12 48-13 50-2 8-4 9-20 10-4 0-6 0-6 5 1 1 0 3 3 3 9 0 19-1 28-1 10 0 20 1 29 1 2 0 5 0 5-5 0-3-3-3-7-3-13 0-13-3-13-5 0-1 0-3 1-6 13-52 26-103 39-155zM37 120c-16 0-17-21-17-26 0-14 8-44 13-56 8-20 23-32 35-32 17 0 21 23 21 24 0 3-15 63-16 65-4 7-20 25-36 25z">
              <text:p/>
            </draw:path>
            <draw:path draw:style-name="gr4" draw:text-style-name="P3" draw:layer="layout" svg:width="0.143cm" svg:height="0.142cm" svg:x="7.365cm" svg:y="6.756cm" svg:viewBox="0 0 144 143" svg:d="M77 76c19 0 39 0 59 0 4 0 8 0 8-4 0-5-4-5-8-5-20 0-40 0-59 0 0-20 0-40 0-60 0-3 0-7-5-7s-5 4-5 7c0 20 0 40 0 60-20 0-40 0-60 0-2 0-7 0-7 5 0 4 4 4 7 4 20 0 40 0 60 0 0 20 0 40 0 60 0 3 0 7 5 7s5-4 5-7c0-20 0-40 0-60z">
              <text:p/>
            </draw:path>
            <draw:path draw:style-name="gr4" draw:text-style-name="P3" draw:layer="layout" svg:width="0.07cm" svg:height="0.129cm" svg:x="7.544cm" svg:y="6.746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custom-shape draw:style-name="gr46" draw:text-style-name="P10" draw:layer="layout" svg:width="0.8cm" svg:height="0.4cm" svg:x="9.006cm" svg:y="6.60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_{+\varepsilon}§svg§600§TRUE§</svg:desc>
          <draw:g>
            <draw:path draw:style-name="gr4" draw:text-style-name="P3" draw:layer="layout" svg:width="0.115cm" svg:height="0.177cm" svg:x="9.236cm" svg:y="6.709cm" svg:viewBox="0 0 116 178" svg:d="M116 3c0-1-1-2-3-2-4 0-15 11-20 19-5-15-16-20-25-20-34 0-68 41-68 82 0 27 17 45 38 45 12 0 22-7 32-17-2 10-12 48-12 50-3 8-4 9-20 9-4 0-7 0-7 6 0 1 0 3 3 3 10 0 20-1 28-1 10 0 20 1 30 1 1 0 5 0 5-6 0-3-4-3-8-3-13 0-13-1-13-4 0-2 1-4 1-6 13-52 26-104 39-156zM38 120c-16 0-18-21-18-26 0-13 8-44 13-55 9-21 23-33 35-33 18 0 21 23 21 25s-15 63-16 64c-4 8-19 25-35 25z">
              <text:p/>
            </draw:path>
            <draw:path draw:style-name="gr4" draw:text-style-name="P3" draw:layer="layout" svg:width="0.144cm" svg:height="0.143cm" svg:x="9.364cm" svg:y="6.754cm" svg:viewBox="0 0 145 144" svg:d="M77 77c20 0 40 0 60 0 3 0 8 0 8-5s-5-5-8-5c-20 0-40 0-60 0 0-20 0-40 0-60 0-2 0-7-4-7-6 0-6 5-6 7 0 20 0 40 0 60-20 0-40 0-60 0-2 0-7 0-7 5s5 5 7 5c20 0 40 0 60 0 0 20 0 40 0 60 0 3 0 7 5 7s5-4 5-7c0-20 0-40 0-60z">
              <text:p/>
            </draw:path>
            <draw:path draw:style-name="gr4" draw:text-style-name="P3" draw:layer="layout" svg:width="0.084cm" svg:height="0.092cm" svg:x="9.532cm" svg:y="6.786cm" svg:viewBox="0 0 85 93" svg:d="M23 45c7 3 14 3 19 3 7 0 18 0 18-7 0-6-7-7-16-7-2 0-11 0-21 4-4-2-7-5-7-10 0-10 19-17 38-17 4 0 12 0 21 5 1 1 2 2 4 2s6-3 6-6c0-4-6-7-10-8-9-4-15-4-18-4-24 0-47 13-47 28 0 9 4 9 7 13-7 5-17 13-17 26 0 14 14 26 36 26 30 0 40-18 40-21 0-2-1-3-3-3-1 0-1 1-2 1-5 8-11 11-32 11-5 0-14 0-21-2-8-3-12-9-12-14 0-4 4-13 17-20zM32 41c2 0 6-1 12-1 4 0 5 0 9 1-3 1-3 1-11 1-3 0-7 0-10-1z">
              <text:p/>
            </draw:path>
          </draw:g>
        </draw:g>
        <draw:custom-shape draw:style-name="gr46" draw:text-style-name="P10" draw:layer="layout" svg:width="0.8cm" svg:height="0.4cm" svg:x="5.608cm" svg:y="5.8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q§svg§600§TRUE§</svg:desc>
          <draw:g>
            <draw:path draw:style-name="gr4" draw:text-style-name="P3" draw:layer="layout" svg:width="0.113cm" svg:height="0.177cm" svg:x="5.963cm" svg:y="5.911cm" svg:viewBox="0 0 114 178" svg:d="M114 3c0-1-1-2-3-2s-14 11-18 19c-7-15-18-20-26-20-33 0-67 42-67 82 0 27 17 45 36 45 12 0 23-7 33-17-2 10-11 47-12 50-2 8-5 9-20 9-4 0-6 0-6 6 1 1 0 3 3 3 9 0 18-1 28-1 9 0 19 1 28 1 2 0 5 0 5-6 0-3-2-3-7-3-14 0-14-1-14-4 0-2 1-4 2-6 13-52 25-104 38-156zM37 121c-16 0-17-22-17-27 0-13 8-44 12-56 9-20 23-32 35-32 18 0 22 23 22 25s-15 62-16 64c-5 8-20 26-36 26z">
              <text:p/>
            </draw:path>
          </draw:g>
        </draw:g>
        <draw:line draw:style-name="gr42" draw:text-style-name="P4" draw:layer="layout" svg:x1="5cm" svg:y1="6cm" svg:x2="5.6cm" svg:y2="6cm">
          <text:p/>
        </draw:line>
        <draw:line draw:style-name="gr43" draw:text-style-name="P4" draw:layer="layout" svg:x1="6cm" svg:y1="6.2cm" svg:x2="4.6cm" svg:y2="6.6cm">
          <text:p/>
        </draw:line>
        <draw:line draw:style-name="gr45" draw:text-style-name="P4" draw:layer="layout" svg:x1="6cm" svg:y1="6.2cm" svg:x2="7.4cm" svg:y2="6.6cm">
          <text:p/>
        </draw:line>
        <draw:line draw:style-name="gr45" draw:text-style-name="P4" draw:layer="layout" svg:x1="7.8cm" svg:y1="6.7cm" svg:x2="8.2cm" svg:y2="6.7cm">
          <text:p/>
        </draw:line>
        <draw:line draw:style-name="gr45" draw:text-style-name="P4" draw:layer="layout" svg:x1="8.6cm" svg:y1="6.7cm" svg:x2="9cm" svg:y2="6.7cm">
          <text:p/>
        </draw:line>
        <draw:line draw:style-name="gr50" draw:text-style-name="P4" draw:layer="layout" svg:x1="8.201cm" svg:y1="6.701cm" svg:x2="8.601cm" svg:y2="6.701cm">
          <text:p/>
        </draw:line>
        <draw:line draw:style-name="gr45" draw:text-style-name="P4" draw:layer="layout" svg:x1="3cm" svg:y1="6.7cm" svg:x2="3.4cm" svg:y2="6.7cm">
          <text:p/>
        </draw:line>
        <draw:line draw:style-name="gr45" draw:text-style-name="P4" draw:layer="layout" svg:x1="3.8cm" svg:y1="6.7cm" svg:x2="4.2cm" svg:y2="6.7cm">
          <text:p/>
        </draw:line>
        <draw:line draw:style-name="gr50" draw:text-style-name="P4" draw:layer="layout" svg:x1="3.401cm" svg:y1="6.701cm" svg:x2="3.801cm" svg:y2="6.701cm">
          <text:p/>
        </draw:line>
        <draw:line draw:style-name="gr45" draw:text-style-name="P4" draw:layer="layout" svg:x1="6.4cm" svg:y1="6.7cm" svg:x2="7cm" svg:y2="6.7cm">
          <text:p/>
        </draw:line>
        <draw:line draw:style-name="gr45" draw:text-style-name="P4" draw:layer="layout" svg:x1="5cm" svg:y1="6.7cm" svg:x2="5.6cm" svg:y2="6.7cm">
          <text:p/>
        </draw:line>
        <draw:line draw:style-name="gr43" draw:text-style-name="P4" draw:layer="layout" svg:x1="3.4cm" svg:y1="6.9cm" svg:x2="3cm" svg:y2="6.9cm">
          <text:p/>
        </draw:line>
        <draw:line draw:style-name="gr43" draw:text-style-name="P4" draw:layer="layout" svg:x1="4.201cm" svg:y1="6.9cm" svg:x2="3.801cm" svg:y2="6.9cm">
          <text:p/>
        </draw:line>
        <draw:line draw:style-name="gr49" draw:text-style-name="P4" draw:layer="layout" svg:x1="3.401cm" svg:y1="6.901cm" svg:x2="3.801cm" svg:y2="6.901cm">
          <text:p/>
        </draw:line>
        <draw:line draw:style-name="gr43" draw:text-style-name="P4" draw:layer="layout" svg:x1="8.201cm" svg:y1="6.9cm" svg:x2="7.801cm" svg:y2="6.9cm">
          <text:p/>
        </draw:line>
        <draw:line draw:style-name="gr43" draw:text-style-name="P4" draw:layer="layout" svg:x1="9.002cm" svg:y1="6.9cm" svg:x2="8.602cm" svg:y2="6.9cm">
          <text:p/>
        </draw:line>
        <draw:line draw:style-name="gr49" draw:text-style-name="P4" draw:layer="layout" svg:x1="8.202cm" svg:y1="6.901cm" svg:x2="8.602cm" svg:y2="6.901cm">
          <text:p/>
        </draw:line>
        <draw:line draw:style-name="gr43" draw:text-style-name="P4" draw:layer="layout" svg:x1="7.002cm" svg:y1="6.9cm" svg:x2="6.4cm" svg:y2="6.9cm">
          <text:p/>
        </draw:line>
        <draw:line draw:style-name="gr43" draw:text-style-name="P4" draw:layer="layout" svg:x1="5.603cm" svg:y1="6.9cm" svg:x2="5.001cm" svg:y2="6.9cm">
          <text:p/>
        </draw:line>
        <draw:g>
          <svg:title>TexMaths</svg:title>
          <svg:desc>10§display§0,1§svg§600§TRUE§</svg:desc>
          <draw:g>
            <draw:path draw:style-name="gr4" draw:text-style-name="P3" draw:layer="layout" svg:width="0.147cm" svg:height="0.239cm" svg:x="1.702cm" svg:y="5.761cm" svg:viewBox="0 0 148 240" svg:d="M148 121c0-28-2-56-14-82-16-33-45-39-60-39-21 0-46 9-61 42-11 24-13 51-13 79 0 27 2 57 16 84 15 28 41 35 58 35 19 0 45-7 61-41 11-24 13-50 13-78zM74 232c-14 0-35-8-41-42-4-21-4-52-4-73 0-22 0-45 3-64 7-42 33-45 42-45 11 0 35 6 41 41 4 19 4 46 4 68 0 26 0 49-4 72-5 33-25 43-41 43z">
              <text:p/>
            </draw:path>
            <draw:path draw:style-name="gr4" draw:text-style-name="P3" draw:layer="layout" svg:width="0.04cm" svg:height="0.104cm" svg:x="1.894cm" svg:y="5.956cm" svg:viewBox="0 0 41 105" svg:d="M41 37c0-23-9-37-22-37-12 0-19 9-19 19 0 9 7 18 19 18 4 0 8-1 12-4 1-1 1-1 2-1 0 2 0 0 0 5 0 26-12 47-23 58-4 4-4 5-4 6 0 2 1 4 3 4 4 0 32-27 32-68z">
              <text:p/>
            </draw:path>
            <draw:path draw:style-name="gr4" draw:text-style-name="P3" draw:layer="layout" svg:width="0.115cm" svg:height="0.231cm" svg:x="2.05cm" svg:y="5.761cm" svg:viewBox="0 0 116 232" svg:d="M72 9c0-8 0-9-8-9-22 23-53 23-64 23 0 3 0 7 0 10 7 0 28 0 46-9 0 60 0 121 0 181 0 12-1 16-33 16-4 0-7 0-11 0 0 4 0 8 0 11 12-1 43-1 57-1s45 0 57 1c0-3 0-7 0-11-4 0-8 0-11 0-32 0-33-3-33-16 0-65 0-131 0-196z">
              <text:p/>
            </draw:path>
          </draw:g>
        </draw:g>
        <draw:g>
          <svg:title>TexMaths</svg:title>
          <svg:desc>10§display§2,3§svg§600§TRUE§</svg:desc>
          <draw:g>
            <draw:path draw:style-name="gr4" draw:text-style-name="P3" draw:layer="layout" svg:width="0.139cm" svg:height="0.231cm" svg:x="1.704cm" svg:y="6.063cm" svg:viewBox="0 0 140 232" svg:d="M27 205c12-12 25-24 37-36 55-47 76-66 76-101 0-40-32-68-74-68-40 0-66 32-66 63 0 20 18 20 19 20 6 0 18-4 18-19 0-9-6-18-19-18-3 0-3 0-4 1 8-23 27-36 47-36 32 0 47 28 47 57 0 28-18 56-37 77-22 24-45 49-67 74-4 4-4 5-4 13 43 0 86 0 130 0 3-20 6-40 10-61-3 0-6 0-9 0-2 11-4 26-8 32-2 2-25 2-33 2-21 0-42 0-63 0z">
              <text:p/>
            </draw:path>
            <draw:path draw:style-name="gr4" draw:text-style-name="P3" draw:layer="layout" svg:width="0.04cm" svg:height="0.104cm" svg:x="1.892cm" svg:y="6.258cm" svg:viewBox="0 0 41 105" svg:d="M41 37c0-23-9-37-22-37-12 0-19 9-19 19 0 9 7 18 19 18 4 0 8-1 12-4 1-1 1-1 2-1 0 2 0 0 0 5 0 26-12 47-24 59-3 3-3 4-3 5 0 3 1 4 3 4 4 0 32-27 32-68z">
              <text:p/>
            </draw:path>
            <draw:path draw:style-name="gr4" draw:text-style-name="P3" draw:layer="layout" svg:width="0.145cm" svg:height="0.239cm" svg:x="2.031cm" svg:y="6.063cm" svg:viewBox="0 0 146 240" svg:d="M87 110c29-9 50-34 50-62s-31-48-65-48c-35 0-62 21-62 48 0 11 8 18 18 18 11 0 18-8 18-18 0-18-17-18-22-18 11-17 34-21 47-21 14 0 33 7 33 39 0 4 0 25-10 40-10 17-22 18-31 18-3 1-11 1-13 1-3 1-6 1-6 4 0 4 3 4 9 4 5 0 10 0 15 0 29 0 42 24 42 57 0 48-24 58-40 58-15 0-41-6-53-26 12 1 23-6 23-20 0-12-10-19-20-19-8 0-20 5-20 20 0 32 33 55 71 55 43 0 75-32 75-68 0-27-22-55-59-62z">
              <text:p/>
            </draw:path>
          </draw:g>
        </draw:g>
        <draw:line draw:style-name="gr43" draw:text-style-name="P4" draw:layer="layout" svg:x1="2.201cm" svg:y1="5.911cm" svg:x2="2.7cm" svg:y2="5.909cm">
          <text:p/>
        </draw:line>
        <draw:line draw:style-name="gr45" draw:text-style-name="P4" draw:layer="layout" svg:x1="2.201cm" svg:y1="6.211cm" svg:x2="2.7cm" svg:y2="6.209cm">
          <text:p/>
        </draw:line>
        <draw:custom-shape draw:style-name="gr40" draw:text-style-name="P4" draw:layer="layout" svg:width="0.2cm" svg:height="0.2cm" svg:x="10.7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4" draw:layer="layout" svg:x1="10.8cm" svg:y1="1.9cm" svg:x2="10.8cm" svg:y2="2.3cm">
          <text:p/>
        </draw:line>
        <draw:g>
          <draw:custom-shape draw:style-name="gr55" draw:text-style-name="P11" draw:layer="layout" svg:width="2.8cm" svg:height="1.6cm" svg:x="11.876cm" svg:y="1.8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1.876cm" svg:y1="2cm" svg:x2="14.676cm" svg:y2="2cm">
            <text:p/>
          </draw:line>
          <draw:line draw:style-name="gr49" draw:text-style-name="P4" draw:layer="layout" svg:x1="11.876cm" svg:y1="2.4cm" svg:x2="14.676cm" svg:y2="2.4cm">
            <text:p/>
          </draw:line>
          <draw:line draw:style-name="gr50" draw:text-style-name="P4" draw:layer="layout" svg:x1="11.876cm" svg:y1="2.8cm" svg:x2="14.676cm" svg:y2="2.8cm">
            <text:p/>
          </draw:line>
          <draw:line draw:style-name="gr51" draw:text-style-name="P4" draw:layer="layout" svg:x1="11.876cm" svg:y1="3.2cm" svg:x2="14.676cm" svg:y2="3.2cm">
            <text:p/>
          </draw:line>
        </draw:g>
        <draw:g>
          <draw:custom-shape draw:style-name="gr55" draw:text-style-name="P11" draw:layer="layout" svg:width="2.8cm" svg:height="1.6cm" svg:x="12.2cm" svg:y="2.3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2.2cm" svg:y1="2.5cm" svg:x2="15cm" svg:y2="2.5cm">
            <text:p/>
          </draw:line>
          <draw:line draw:style-name="gr49" draw:text-style-name="P4" draw:layer="layout" svg:x1="12.2cm" svg:y1="2.9cm" svg:x2="15cm" svg:y2="2.9cm">
            <text:p/>
          </draw:line>
          <draw:line draw:style-name="gr50" draw:text-style-name="P4" draw:layer="layout" svg:x1="12.2cm" svg:y1="3.3cm" svg:x2="15cm" svg:y2="3.3cm">
            <text:p/>
          </draw:line>
          <draw:line draw:style-name="gr51" draw:text-style-name="P4" draw:layer="layout" svg:x1="12.2cm" svg:y1="3.7cm" svg:x2="15cm" svg:y2="3.7cm">
            <text:p/>
          </draw:line>
        </draw:g>
        <draw:g>
          <draw:custom-shape draw:style-name="gr55" draw:text-style-name="P11" draw:layer="layout" svg:width="2.8cm" svg:height="1.6cm" svg:x="12.4cm" svg:y="2.6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2.4cm" svg:y1="2.8cm" svg:x2="15.2cm" svg:y2="2.8cm">
            <text:p/>
          </draw:line>
          <draw:line draw:style-name="gr49" draw:text-style-name="P4" draw:layer="layout" svg:x1="12.4cm" svg:y1="3.2cm" svg:x2="15.2cm" svg:y2="3.2cm">
            <text:p/>
          </draw:line>
          <draw:line draw:style-name="gr50" draw:text-style-name="P4" draw:layer="layout" svg:x1="12.4cm" svg:y1="3.6cm" svg:x2="15.2cm" svg:y2="3.6cm">
            <text:p/>
          </draw:line>
          <draw:line draw:style-name="gr51" draw:text-style-name="P4" draw:layer="layout" svg:x1="12.4cm" svg:y1="4cm" svg:x2="15.2cm" svg:y2="4cm">
            <text:p/>
          </draw:line>
        </draw:g>
        <draw:g>
          <draw:custom-shape draw:style-name="gr55" draw:text-style-name="P11" draw:layer="layout" svg:width="2.8cm" svg:height="1.6cm" svg:x="12.6cm" svg:y="2.9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2.6cm" svg:y1="3.1cm" svg:x2="15.4cm" svg:y2="3.1cm">
            <text:p/>
          </draw:line>
          <draw:line draw:style-name="gr49" draw:text-style-name="P4" draw:layer="layout" svg:x1="12.6cm" svg:y1="3.5cm" svg:x2="15.4cm" svg:y2="3.5cm">
            <text:p/>
          </draw:line>
          <draw:line draw:style-name="gr50" draw:text-style-name="P4" draw:layer="layout" svg:x1="12.6cm" svg:y1="3.9cm" svg:x2="15.4cm" svg:y2="3.9cm">
            <text:p/>
          </draw:line>
          <draw:line draw:style-name="gr51" draw:text-style-name="P4" draw:layer="layout" svg:x1="12.6cm" svg:y1="4.3cm" svg:x2="15.4cm" svg:y2="4.3cm">
            <text:p/>
          </draw:line>
        </draw:g>
        <draw:g>
          <draw:custom-shape draw:style-name="gr55" draw:text-style-name="P11" draw:layer="layout" svg:width="2.8cm" svg:height="1.6cm" svg:x="12.924cm" svg:y="3.4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4" draw:layer="layout" svg:x1="12.924cm" svg:y1="3.6cm" svg:x2="15.724cm" svg:y2="3.6cm">
            <text:p/>
          </draw:line>
          <draw:line draw:style-name="gr49" draw:text-style-name="P4" draw:layer="layout" svg:x1="12.924cm" svg:y1="4cm" svg:x2="15.724cm" svg:y2="4cm">
            <text:p/>
          </draw:line>
          <draw:line draw:style-name="gr50" draw:text-style-name="P4" draw:layer="layout" svg:x1="12.924cm" svg:y1="4.4cm" svg:x2="15.724cm" svg:y2="4.4cm">
            <text:p/>
          </draw:line>
          <draw:line draw:style-name="gr51" draw:text-style-name="P4" draw:layer="layout" svg:x1="12.924cm" svg:y1="4.8cm" svg:x2="15.724cm" svg:y2="4.8cm">
            <text:p/>
          </draw:line>
        </draw:g>
        <draw:line draw:style-name="gr42" draw:text-style-name="P4" draw:layer="layout" svg:x1="10.9cm" svg:y1="2.4cm" svg:x2="12.2cm" svg:y2="2.5cm">
          <text:p/>
        </draw:line>
        <draw:line draw:style-name="gr43" draw:text-style-name="P4" draw:layer="layout" svg:x1="10.9cm" svg:y1="2.4cm" svg:x2="12.2cm" svg:y2="2.9cm">
          <text:p/>
        </draw:line>
        <draw:line draw:style-name="gr45" draw:text-style-name="P4" draw:layer="layout" svg:x1="10.9cm" svg:y1="2.4cm" svg:x2="12.6cm" svg:y2="3.9cm">
          <text:p/>
        </draw:line>
        <draw:line draw:style-name="gr44" draw:text-style-name="P4" draw:layer="layout" svg:x1="10.9cm" svg:y1="2.4cm" svg:x2="12.6cm" svg:y2="4.3cm">
          <text:p/>
        </draw:line>
        <draw:g>
          <svg:title>TexMaths</svg:title>
          <svg:desc>8§display§0§svg§600§TRUE§</svg:desc>
          <draw:g>
            <draw:path draw:style-name="gr4" draw:text-style-name="P3" draw:layer="layout" svg:width="0.116cm" svg:height="0.191cm" svg:x="15.415cm" svg:y="2.539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>
          <svg:title>TexMaths</svg:title>
          <svg:desc>8§display§-1§svg§600§TRUE§</svg:desc>
          <draw:g>
            <draw:path draw:style-name="gr4" draw:text-style-name="P3" draw:layer="layout" svg:width="0.17cm" svg:height="0.01cm" svg:x="15.117cm" svg:y="2.352cm" svg:viewBox="0 0 171 11" svg:d="M161 11c5 0 10 0 10-5 0-6-5-6-10-6-50 0-101 0-151 0-5 0-10 0-10 6 0 5 5 5 10 5 50 0 101 0 151 0z">
              <text:p/>
            </draw:path>
            <draw:path draw:style-name="gr4" draw:text-style-name="P3" draw:layer="layout" svg:width="0.092cm" svg:height="0.185cm" svg:x="15.335cm" svg:y="2.241cm" svg:viewBox="0 0 93 186" svg:d="M57 7c0-6 0-7-6-7-18 18-41 18-51 18 0 2 0 5 0 8 6 0 22 0 37-7 0 48 0 96 0 145 0 10-1 13-26 13-3 0-6 0-9 0 0 3 0 6 0 9 10-1 34-1 45-1s36 0 46 1c0-3 0-6 0-9-3 0-6 0-9 0-26 0-27-3-27-13 0-53 0-105 0-157z">
              <text:p/>
            </draw:path>
          </draw:g>
        </draw:g>
        <draw:g>
          <svg:title>TexMaths</svg:title>
          <svg:desc>8§display§-\varepsilon§svg§600§TRUE§</svg:desc>
          <draw:g>
            <draw:path draw:style-name="gr4" draw:text-style-name="P3" draw:layer="layout" svg:width="0.17cm" svg:height="0.01cm" svg:x="14.743cm" svg:y="1.794cm" svg:viewBox="0 0 171 11" svg:d="M161 11c5 0 10 0 10-5 0-6-5-6-10-6-50 0-101 0-151 0-5 0-10 0-10 6 0 5 5 5 10 5 50 0 101 0 151 0z">
              <text:p/>
            </draw:path>
            <draw:path draw:style-name="gr4" draw:text-style-name="P3" draw:layer="layout" svg:width="0.111cm" svg:height="0.131cm" svg:x="14.945cm" svg:y="1.743cm" svg:viewBox="0 0 112 132" svg:d="M32 63c9 4 17 4 24 4s23 0 23-9c0-6-10-7-21-7-5 0-16 0-26 5-6-4-11-9-11-16 0-17 28-27 52-27 5 0 15 0 27 8 2 2 3 2 5 2 3 0 7-3 7-7 0-6-16-16-35-16-33 0-63 18-63 40 0 12 10 19 12 20-17 8-26 24-26 37 0 18 16 35 45 35 37 0 53-25 53-29 0-1-2-2-3-2-2 0-3 1-3 2-4 6-11 16-44 16-17 0-41-4-41-24 0-9 8-24 25-32zM41 59c7-2 12-3 17-3 7 0 8 1 13 2-4 2-4 2-15 2-7 0-10 0-15-1z">
              <text:p/>
            </draw:path>
          </draw:g>
        </draw:g>
        <draw:g>
          <svg:title>TexMaths</svg:title>
          <svg:desc>8§display§+1§svg§600§TRUE§</svg:desc>
          <draw:g>
            <draw:path draw:style-name="gr4" draw:text-style-name="P3" draw:layer="layout" svg:width="0.185cm" svg:height="0.185cm" svg:x="15.519cm" svg:y="2.866cm" svg:viewBox="0 0 186 186" svg:d="M99 99c26 0 52 0 78 0 4 0 9 0 9-6 0-5-5-5-9-5-26 0-52 0-78 0 0-26 0-52 0-78 0-4 0-10-6-10-5 0-5 6-5 10 0 26 0 52 0 78-26 0-52 0-78 0-4 0-10 0-10 5 0 6 6 6 10 6 26 0 52 0 78 0 0 26 0 52 0 77 0 4 0 10 5 10 6 0 6-6 6-10 0-25 0-51 0-77z">
              <text:p/>
            </draw:path>
            <draw:path draw:style-name="gr4" draw:text-style-name="P3" draw:layer="layout" svg:width="0.092cm" svg:height="0.185cm" svg:x="15.745cm" svg:y="2.843cm" svg:viewBox="0 0 93 186" svg:d="M57 7c0-6 0-7-6-7-18 18-41 18-51 18 0 2 0 5 0 8 6 0 22 0 37-7 0 48 0 96 0 145 0 10-1 13-26 13-3 0-6 0-9 0 0 3 0 6 0 9 10-1 34-1 45-1s36 0 46 1c0-3 0-6 0-9-3 0-6 0-9 0-26 0-27-3-27-13 0-53 0-105 0-157z">
              <text:p/>
            </draw:path>
          </draw:g>
        </draw:g>
        <draw:g>
          <svg:title>TexMaths</svg:title>
          <svg:desc>8§display§+\varepsilon§svg§600§TRUE§</svg:desc>
          <draw:g>
            <draw:path draw:style-name="gr4" draw:text-style-name="P3" draw:layer="layout" svg:width="0.185cm" svg:height="0.185cm" svg:x="15.821cm" svg:y="3.344cm" svg:viewBox="0 0 186 186" svg:d="M99 98c26 0 52 0 78 0 4 0 9 1 9-5 0-5-5-5-9-5-26 0-52 0-78 0 0-26 0-52 0-78 0-4 0-10-6-10-5 0-5 6-5 10 0 26 0 52 0 78-26 0-52 0-78 0-4 0-10 0-10 5 0 6 6 5 10 5 26 0 52 0 78 0 0 26 0 52 0 78 0 4 0 10 5 10 6 0 6-6 6-10 0-26 0-52 0-78z">
              <text:p/>
            </draw:path>
            <draw:path draw:style-name="gr4" draw:text-style-name="P3" draw:layer="layout" svg:width="0.112cm" svg:height="0.132cm" svg:x="16.03cm" svg:y="3.38cm" svg:viewBox="0 0 113 133" svg:d="M32 64c10 3 18 3 24 3 7 0 23 0 23-8 0-7-10-8-21-8-5 0-16 1-26 6-6-4-11-9-11-16 0-18 28-27 53-27 4 0 15 0 26 7 2 2 3 3 5 3 4 0 8-4 8-8 0-5-17-16-36-16-32 0-63 19-63 41 0 12 10 18 12 19-17 9-26 25-26 38 0 18 16 35 46 35 36 0 52-24 52-28 0-2-1-4-3-4s-2 2-3 3c-3 6-11 17-44 17-17 0-41-5-41-25 0-9 8-24 25-32zM42 60c6-3 12-3 16-3 8 0 8 0 14 2-5 2-5 2-16 2-6 0-10 0-14-1z">
              <text:p/>
            </draw:path>
          </draw:g>
        </draw:g>
        <draw:frame draw:style-name="gr56" draw:text-style-name="P2" draw:layer="layout" svg:width="3.401cm" svg:height="0.395cm" svg:x="10.403cm" svg:y="1.203cm">
          <draw:text-box>
            <text:p text:style-name="P13"><text:span text:style-name="T2">[run-length + balance]</text:span></text:p>
          </draw:text-box>
        </draw:frame>
        <draw:g>
          <svg:title>TexMaths</svg:title>
          <svg:desc>10§display§4k(2\varepsilon+1) + 1§svg§600§TRUE§</svg:desc>
          <draw:g>
            <draw:path draw:style-name="gr4" draw:text-style-name="P3" draw:layer="layout" svg:width="0.155cm" svg:height="0.236cm" svg:x="16.695cm" svg:y="2.284cm" svg:viewBox="0 0 156 237" svg:d="M94 179c0 10 0 21 0 31 0 12-1 16-27 16-2 0-5 0-7 0 0 4 0 7 0 11 14-1 32-1 47-1s33 0 48 1c0-4 0-7 0-11-3 0-5 0-8 0-26 0-26-4-26-16 0-10 0-21 0-31 12 0 23 0 35 0 0-4 0-7 0-11-12 0-23 0-35 0 0-53 0-106 0-159 0-7 0-9-6-9-3 0-4 0-7 4-36 55-72 109-108 164 0 4 0 7 0 11 31 0 63 0 94 0zM96 168c-29 0-57 0-86 0 29-43 57-87 86-130 0 43 0 87 0 130z">
              <text:p/>
            </draw:path>
            <draw:path draw:style-name="gr4" draw:text-style-name="P3" draw:layer="layout" svg:width="0.158cm" svg:height="0.246cm" svg:x="16.88cm" svg:y="2.278cm" svg:viewBox="0 0 159 247" svg:d="M82 4c0-1 0-4-5-4-8 0-33 3-43 3-2 1-6 1-6 7 0 5 3 5 8 5 17 0 18 2 18 6 0 2-1 5-1 7-17 67-34 134-51 201-2 5-2 6-2 8 0 8 7 10 11 10s9-3 11-7 18-68 20-77c12 1 41 7 41 30 0 2 0 4-1 7-1 4-2 8-2 12 0 21 14 35 33 35 10 0 20-6 27-19 9-15 13-34 13-35 0-3-3-3-4-3-4 0-4 1-5 6-7 25-15 43-31 43-6 0-11-4-11-16 0-6 2-14 3-20s1-7 1-11c0-22-22-33-52-37 11-6 23-17 31-25 16-19 33-34 50-34 2 0 2 0 3 0 4 1 5 1 7 3 1 0 1 1 2 1-17 2-20 15-20 19 0 6 4 13 13 13s19-8 19-22c0-10-8-22-23-22-10 0-26 3-52 31-12 13-25 27-39 33 12-49 25-99 37-148z">
              <text:p/>
            </draw:path>
            <draw:path draw:style-name="gr4" draw:text-style-name="P3" draw:layer="layout" svg:width="0.08cm" svg:height="0.35cm" svg:x="17.09cm" svg:y="2.258cm" svg:viewBox="0 0 81 351" svg:d="M81 347c0-1 0-1-6-7-44-45-55-111-55-165 0-61 13-122 57-165 4-5 4-5 4-6 0-3-1-4-3-4-4 0-35 24-56 69-18 38-22 77-22 106 0 28 4 70 23 110 21 43 51 66 55 66 2 0 3-1 3-4z">
              <text:p/>
            </draw:path>
            <draw:path draw:style-name="gr4" draw:text-style-name="P3" draw:layer="layout" svg:width="0.139cm" svg:height="0.232cm" svg:x="17.209cm" svg:y="2.288cm" svg:viewBox="0 0 140 233" svg:d="M27 206c12-12 25-24 37-36 55-48 76-67 76-102 0-40-31-68-74-68-40 0-66 32-66 63 0 20 18 20 19 20 6 0 18-4 18-19 0-9-6-18-19-18-2 0-3 0-4 0 8-23 27-35 47-35 32 0 47 28 47 57 0 28-17 55-37 77-22 25-45 50-67 75-4 4-4 5-4 13 43 0 87 0 130 0 3-20 7-41 10-61-3 0-6 0-9 0-1 11-4 26-7 31-3 3-26 3-34 3-21 0-42 0-63 0z">
              <text:p/>
            </draw:path>
            <draw:path draw:style-name="gr4" draw:text-style-name="P3" draw:layer="layout" svg:width="0.141cm" svg:height="0.166cm" svg:x="17.376cm" svg:y="2.362cm" svg:viewBox="0 0 142 167" svg:d="M41 80c11 4 21 4 30 4s28 0 28-10c0-9-12-10-25-10-8 0-20 1-33 7-8-4-14-11-14-21 0-21 34-34 66-34 6 0 18 0 32 10 4 3 5 4 7 4 5 0 10-5 10-10 0-6-22-20-46-20-40 0-78 24-78 50 0 16 13 24 14 25-21 12-32 32-32 48 0 22 20 44 57 44 47 0 67-31 67-36 0-2-2-4-4-4s-3 2-4 3c-5 8-13 21-55 21-22 0-52-6-52-30 0-12 10-31 32-41zM52 75c8-3 16-3 22-3 8 0 10 0 16 2-5 2-6 3-19 3-8 0-12 0-19-2z">
              <text:p/>
            </draw:path>
            <draw:path draw:style-name="gr4" draw:text-style-name="P3" draw:layer="layout" svg:width="0.232cm" svg:height="0.232cm" svg:x="17.629cm" svg:y="2.317cm" svg:viewBox="0 0 233 233" svg:d="M124 124c33 0 65 0 98 0 4 0 11 0 11-8 0-7-7-7-11-7-33 0-65 0-98 0 0-33 0-65 0-98 0-5 0-11-7-11s-7 6-7 11c0 33 0 65 0 98-33 0-66 0-99 0-5 0-11 0-11 7 0 8 6 8 11 8 33 0 66 0 99 0 0 33 0 65 0 98 0 5 0 11 7 11s7-6 7-11c0-33 0-65 0-98z">
              <text:p/>
            </draw:path>
            <draw:path draw:style-name="gr4" draw:text-style-name="P3" draw:layer="layout" svg:width="0.115cm" svg:height="0.232cm" svg:x="17.991cm" svg:y="2.288cm" svg:viewBox="0 0 116 233" svg:d="M72 9c0-9 0-9-8-9-21 22-52 22-64 22 0 4 0 7 0 11 7 0 28 0 46-9 0 60 0 121 0 181 0 13-1 17-32 17-4 0-7 0-11 0 0 4 0 7 0 11 12-1 42-1 56-1s45 0 57 1c0-4 0-7 0-11-4 0-7 0-11 0-32 0-33-4-33-17 0-65 0-131 0-196z">
              <text:p/>
            </draw:path>
            <draw:path draw:style-name="gr4" draw:text-style-name="P3" draw:layer="layout" svg:width="0.08cm" svg:height="0.35cm" svg:x="18.156cm" svg:y="2.258cm" svg:viewBox="0 0 81 351" svg:d="M81 175c0-27-4-69-23-109-21-43-51-66-55-66-2 0-3 2-3 4 0 1 0 1 6 8 35 34 55 90 55 163 0 60-13 122-57 166-4 5-4 5-4 6 0 2 1 4 3 4 4 0 35-24 56-69 18-38 22-77 22-107z">
              <text:p/>
            </draw:path>
            <draw:path draw:style-name="gr4" draw:text-style-name="P3" draw:layer="layout" svg:width="0.233cm" svg:height="0.232cm" svg:x="18.37cm" svg:y="2.317cm" svg:viewBox="0 0 234 233" svg:d="M124 124c33 0 65 0 98 0 5 0 12 0 12-8 0-7-7-7-12-7-33 0-65 0-98 0 0-33 0-65 0-98 0-5 0-11-7-11s-7 6-7 11c0 33 0 65 0 98-33 0-65 0-98 0-5 0-12 0-12 7 0 8 7 8 12 8 33 0 65 0 98 0 0 33 0 65 0 98 0 5 0 11 7 11s7-6 7-11c0-33 0-65 0-98z">
              <text:p/>
            </draw:path>
            <draw:path draw:style-name="gr4" draw:text-style-name="P3" draw:layer="layout" svg:width="0.115cm" svg:height="0.232cm" svg:x="18.733cm" svg:y="2.288cm" svg:viewBox="0 0 116 233" svg:d="M72 9c0-9 0-9-8-9-22 22-53 22-64 22 0 4 0 7 0 11 7 0 28 0 46-9 0 60 0 121 0 181 0 13-1 17-33 17-4 0-7 0-11 0 0 4 0 7 0 11 12-1 43-1 57-1s44 0 57 1c0-4 0-7 0-11-4 0-7 0-11 0-32 0-33-4-33-17 0-65 0-131 0-196z">
              <text:p/>
            </draw:path>
          </draw:g>
        </draw:g>
        <draw:frame draw:style-name="gr57" draw:text-style-name="P2" draw:layer="layout" svg:width="2.716cm" svg:height="0.395cm" svg:x="16.202cm" svg:y="1.802cm">
          <draw:text-box>
            <text:p text:style-name="P13"><text:span text:style-name="T2">number of states:</text:span></text:p>
          </draw:text-box>
        </draw:frame>
        <draw:line draw:style-name="gr25" draw:text-style-name="P4" draw:layer="layout" svg:x1="11.4cm" svg:y1="6.2cm" svg:x2="15.4cm" svg:y2="6.2cm">
          <text:p/>
        </draw:line>
        <draw:line draw:style-name="gr25" draw:text-style-name="P4" draw:layer="layout" svg:x1="11.4cm" svg:y1="5.4cm" svg:x2="11.4cm" svg:y2="7cm">
          <text:p/>
        </draw:line>
        <draw:line draw:style-name="gr26" draw:text-style-name="P4" draw:layer="layout" svg:x1="11.4cm" svg:y1="5.6cm" svg:x2="15.4cm" svg:y2="5.6cm">
          <text:p/>
        </draw:line>
        <draw:line draw:style-name="gr26" draw:text-style-name="P4" draw:layer="layout" svg:x1="11.4cm" svg:y1="6.8cm" svg:x2="15.4cm" svg:y2="6.8cm">
          <text:p/>
        </draw:line>
        <draw:g>
          <svg:title>TexMaths</svg:title>
          <svg:desc>10§display§0§svg§600§TRUE§</svg:desc>
          <draw:g>
            <draw:path draw:style-name="gr4" draw:text-style-name="P3" draw:layer="layout" svg:width="0.145cm" svg:height="0.239cm" svg:x="11.2cm" svg:y="6.114cm" svg:viewBox="0 0 146 240" svg:d="M146 121c0-28-2-56-14-82-16-33-45-39-58-39-21 0-47 9-61 42-11 24-13 51-13 79 0 25 1 57 16 84 15 28 40 35 57 35 18 0 45-7 60-41 11-24 13-51 13-78zM73 232c-13 0-34-8-40-42-4-21-4-53-4-73 0-22 0-46 3-64 6-42 33-45 41-45 11 0 34 6 41 41 3 19 3 46 3 68 0 25 0 49-4 72-5 33-25 43-40 43z">
              <text:p/>
            </draw:path>
          </draw:g>
        </draw:g>
        <draw:g>
          <svg:title>TexMaths</svg:title>
          <svg:desc>10§display§+\varepsilon§svg§600§TRUE§</svg:desc>
          <draw:g>
            <draw:path draw:style-name="gr4" draw:text-style-name="P3" draw:layer="layout" svg:width="0.231cm" svg:height="0.231cm" svg:x="10.902cm" svg:y="5.516cm" svg:viewBox="0 0 232 232" svg:d="M124 122c32 0 64 0 96 0 5 0 12 1 12-5 0-7-7-7-12-7-32 0-64 0-96 0 0-33 0-66 0-98 0-5 0-12-7-12s-7 7-7 12c0 32 0 65 0 98-33 0-65 0-98 0-5 0-12 0-12 7 0 6 7 5 12 5 33 0 65 0 98 0 0 33 0 66 0 98 0 5 0 12 7 12s7-7 7-12c0-32 0-65 0-98z">
              <text:p/>
            </draw:path>
            <draw:path draw:style-name="gr4" draw:text-style-name="P3" draw:layer="layout" svg:width="0.14cm" svg:height="0.165cm" svg:x="11.163cm" svg:y="5.561cm" svg:viewBox="0 0 141 166" svg:d="M40 80c12 4 22 4 30 4 9 0 29 0 29-10 0-9-13-10-26-10-7 0-20 1-33 7-8-4-14-11-14-20 0-22 35-34 66-34 6 0 19 0 33 9 3 3 4 4 7 4 4 0 9-5 9-10 0-6-21-20-45-20-40 0-78 24-78 51 0 15 12 23 14 24-21 12-32 31-32 47 0 22 20 44 57 44 46 0 66-31 66-36 0-2-2-4-4-4s-3 2-4 3c-4 8-13 21-55 21-21 0-51-6-51-31 0-10 10-29 31-39zM52 75c8-3 15-3 21-3 9 0 10 0 17 2-6 2-6 3-20 3-7 0-12 0-18-2z">
              <text:p/>
            </draw:path>
          </draw:g>
        </draw:g>
        <draw:g>
          <svg:title>TexMaths</svg:title>
          <svg:desc>10§display§-\varepsilon§svg§600§TRUE§</svg:desc>
          <draw:g>
            <draw:path draw:style-name="gr4" draw:text-style-name="P3" draw:layer="layout" svg:width="0.212cm" svg:height="0.013cm" svg:x="10.904cm" svg:y="6.782cm" svg:viewBox="0 0 213 14" svg:d="M201 14c6 0 12 0 12-7s-6-7-12-7c-63 0-126 0-189 0-6 0-12 0-12 7s6 7 12 7c63 0 126 0 189 0z">
              <text:p/>
            </draw:path>
            <draw:path draw:style-name="gr4" draw:text-style-name="P3" draw:layer="layout" svg:width="0.14cm" svg:height="0.164cm" svg:x="11.156cm" svg:y="6.718cm" svg:viewBox="0 0 141 165" svg:d="M40 79c12 4 22 4 30 4 9 0 29 0 29-10 0-8-13-9-26-9-7 0-20 0-33 6-8-4-14-11-14-20 0-21 35-34 66-34 6 0 18 0 33 10 3 3 4 3 7 3 4 0 9-4 9-9 0-7-21-20-45-20-41 0-78 23-78 50 0 15 12 24 14 25-21 10-32 30-32 46 0 23 20 44 57 44 46 0 66-31 66-36 0-2-2-3-4-3s-3 1-4 2c-5 8-13 21-55 21-21 0-51-5-51-30 0-12 10-31 31-40zM52 74c8-2 15-3 21-3 9 0 10 1 16 2-5 3-5 3-19 3-8 0-12 0-18-2z">
              <text:p/>
            </draw:path>
          </draw:g>
        </draw:g>
        <draw:g>
          <draw:line draw:style-name="gr58" draw:text-style-name="P4" draw:layer="layout" svg:x1="11.4cm" svg:y1="6.8cm" svg:x2="12.6cm" svg:y2="5.6cm">
            <text:p/>
          </draw:line>
          <draw:line draw:style-name="gr58" draw:text-style-name="P4" draw:layer="layout" svg:x1="11.6cm" svg:y1="6.8cm" svg:x2="12.8cm" svg:y2="5.6cm">
            <text:p/>
          </draw:line>
          <draw:line draw:style-name="gr58" draw:text-style-name="P4" draw:layer="layout" svg:x1="11.8cm" svg:y1="6.8cm" svg:x2="13cm" svg:y2="5.6cm">
            <text:p/>
          </draw:line>
          <draw:line draw:style-name="gr58" draw:text-style-name="P4" draw:layer="layout" svg:x1="12cm" svg:y1="6.8cm" svg:x2="13.2cm" svg:y2="5.6cm">
            <text:p/>
          </draw:line>
          <draw:line draw:style-name="gr58" draw:text-style-name="P4" draw:layer="layout" svg:x1="12.2cm" svg:y1="6.8cm" svg:x2="13.4cm" svg:y2="5.6cm">
            <text:p/>
          </draw:line>
          <draw:line draw:style-name="gr58" draw:text-style-name="P4" draw:layer="layout" svg:x1="12.4cm" svg:y1="6.8cm" svg:x2="13.6cm" svg:y2="5.6cm">
            <text:p/>
          </draw:line>
          <draw:line draw:style-name="gr58" draw:text-style-name="P4" draw:layer="layout" svg:x1="12.6cm" svg:y1="6.8cm" svg:x2="13.8cm" svg:y2="5.6cm">
            <text:p/>
          </draw:line>
          <draw:line draw:style-name="gr58" draw:text-style-name="P4" draw:layer="layout" svg:x1="12.8cm" svg:y1="6.8cm" svg:x2="14cm" svg:y2="5.6cm">
            <text:p/>
          </draw:line>
          <draw:line draw:style-name="gr58" draw:text-style-name="P4" draw:layer="layout" svg:x1="13cm" svg:y1="6.8cm" svg:x2="14.2cm" svg:y2="5.6cm">
            <text:p/>
          </draw:line>
          <draw:line draw:style-name="gr58" draw:text-style-name="P4" draw:layer="layout" svg:x1="13.2cm" svg:y1="6.8cm" svg:x2="14.4cm" svg:y2="5.6cm">
            <text:p/>
          </draw:line>
          <draw:line draw:style-name="gr58" draw:text-style-name="P4" draw:layer="layout" svg:x1="13.4cm" svg:y1="6.8cm" svg:x2="14.6cm" svg:y2="5.6cm">
            <text:p/>
          </draw:line>
          <draw:line draw:style-name="gr58" draw:text-style-name="P4" draw:layer="layout" svg:x1="13.6cm" svg:y1="6.8cm" svg:x2="14.8cm" svg:y2="5.6cm">
            <text:p/>
          </draw:line>
          <draw:line draw:style-name="gr58" draw:text-style-name="P4" draw:layer="layout" svg:x1="13.8cm" svg:y1="6.8cm" svg:x2="15cm" svg:y2="5.6cm">
            <text:p/>
          </draw:line>
          <draw:line draw:style-name="gr58" draw:text-style-name="P4" draw:layer="layout" svg:x1="14cm" svg:y1="6.8cm" svg:x2="15.2cm" svg:y2="5.6cm">
            <text:p/>
          </draw:line>
          <draw:line draw:style-name="gr58" draw:text-style-name="P4" draw:layer="layout" svg:x1="14.2cm" svg:y1="6.8cm" svg:x2="15.4cm" svg:y2="5.6cm">
            <text:p/>
          </draw:line>
          <draw:line draw:style-name="gr58" draw:text-style-name="P4" draw:layer="layout" svg:x1="14.4cm" svg:y1="6.8cm" svg:x2="15.4cm" svg:y2="5.8cm">
            <text:p/>
          </draw:line>
          <draw:line draw:style-name="gr58" draw:text-style-name="P4" draw:layer="layout" svg:x1="14.6cm" svg:y1="6.8cm" svg:x2="15.4cm" svg:y2="6cm">
            <text:p/>
          </draw:line>
          <draw:line draw:style-name="gr58" draw:text-style-name="P4" draw:layer="layout" svg:x1="14.8cm" svg:y1="6.8cm" svg:x2="15.4cm" svg:y2="6.2cm">
            <text:p/>
          </draw:line>
          <draw:line draw:style-name="gr58" draw:text-style-name="P4" draw:layer="layout" svg:x1="15cm" svg:y1="6.8cm" svg:x2="15.4cm" svg:y2="6.4cm">
            <text:p/>
          </draw:line>
          <draw:line draw:style-name="gr58" draw:text-style-name="P4" draw:layer="layout" svg:x1="15.2cm" svg:y1="6.8cm" svg:x2="15.4cm" svg:y2="6.6cm">
            <text:p/>
          </draw:line>
          <draw:line draw:style-name="gr58" draw:text-style-name="P4" draw:layer="layout" svg:x1="11.4cm" svg:y1="6.6cm" svg:x2="12.4cm" svg:y2="5.6cm">
            <text:p/>
          </draw:line>
          <draw:line draw:style-name="gr58" draw:text-style-name="P4" draw:layer="layout" svg:x1="11.4cm" svg:y1="6.4cm" svg:x2="12.2cm" svg:y2="5.6cm">
            <text:p/>
          </draw:line>
          <draw:line draw:style-name="gr58" draw:text-style-name="P4" draw:layer="layout" svg:x1="11.4cm" svg:y1="6.2cm" svg:x2="12cm" svg:y2="5.6cm">
            <text:p/>
          </draw:line>
          <draw:line draw:style-name="gr58" draw:text-style-name="P4" draw:layer="layout" svg:x1="11.4cm" svg:y1="6cm" svg:x2="11.8cm" svg:y2="5.6cm">
            <text:p/>
          </draw:line>
          <draw:line draw:style-name="gr58" draw:text-style-name="P4" draw:layer="layout" svg:x1="11.4cm" svg:y1="5.8cm" svg:x2="11.6cm" svg:y2="5.6cm">
            <text:p/>
          </draw:line>
        </draw:g>
        <draw:g>
          <draw:line draw:style-name="gr58" draw:text-style-name="P4" draw:layer="layout" svg:x1="15.4cm" svg:y1="6.8cm" svg:x2="14.2cm" svg:y2="5.6cm">
            <text:p/>
          </draw:line>
          <draw:line draw:style-name="gr58" draw:text-style-name="P4" draw:layer="layout" svg:x1="15.2cm" svg:y1="6.8cm" svg:x2="14cm" svg:y2="5.6cm">
            <text:p/>
          </draw:line>
          <draw:line draw:style-name="gr58" draw:text-style-name="P4" draw:layer="layout" svg:x1="15cm" svg:y1="6.8cm" svg:x2="13.8cm" svg:y2="5.6cm">
            <text:p/>
          </draw:line>
          <draw:line draw:style-name="gr58" draw:text-style-name="P4" draw:layer="layout" svg:x1="14.8cm" svg:y1="6.8cm" svg:x2="13.6cm" svg:y2="5.6cm">
            <text:p/>
          </draw:line>
          <draw:line draw:style-name="gr58" draw:text-style-name="P4" draw:layer="layout" svg:x1="14.6cm" svg:y1="6.8cm" svg:x2="13.4cm" svg:y2="5.6cm">
            <text:p/>
          </draw:line>
          <draw:line draw:style-name="gr58" draw:text-style-name="P4" draw:layer="layout" svg:x1="14.4cm" svg:y1="6.8cm" svg:x2="13.2cm" svg:y2="5.6cm">
            <text:p/>
          </draw:line>
          <draw:line draw:style-name="gr58" draw:text-style-name="P4" draw:layer="layout" svg:x1="14.2cm" svg:y1="6.8cm" svg:x2="13cm" svg:y2="5.6cm">
            <text:p/>
          </draw:line>
          <draw:line draw:style-name="gr58" draw:text-style-name="P4" draw:layer="layout" svg:x1="14cm" svg:y1="6.8cm" svg:x2="12.8cm" svg:y2="5.6cm">
            <text:p/>
          </draw:line>
          <draw:line draw:style-name="gr58" draw:text-style-name="P4" draw:layer="layout" svg:x1="13.8cm" svg:y1="6.8cm" svg:x2="12.6cm" svg:y2="5.6cm">
            <text:p/>
          </draw:line>
          <draw:line draw:style-name="gr58" draw:text-style-name="P4" draw:layer="layout" svg:x1="13.6cm" svg:y1="6.8cm" svg:x2="12.4cm" svg:y2="5.6cm">
            <text:p/>
          </draw:line>
          <draw:line draw:style-name="gr58" draw:text-style-name="P4" draw:layer="layout" svg:x1="13.4cm" svg:y1="6.8cm" svg:x2="12.2cm" svg:y2="5.6cm">
            <text:p/>
          </draw:line>
          <draw:line draw:style-name="gr58" draw:text-style-name="P4" draw:layer="layout" svg:x1="13.2cm" svg:y1="6.8cm" svg:x2="12cm" svg:y2="5.6cm">
            <text:p/>
          </draw:line>
          <draw:line draw:style-name="gr58" draw:text-style-name="P4" draw:layer="layout" svg:x1="13cm" svg:y1="6.8cm" svg:x2="11.8cm" svg:y2="5.6cm">
            <text:p/>
          </draw:line>
          <draw:line draw:style-name="gr58" draw:text-style-name="P4" draw:layer="layout" svg:x1="12.8cm" svg:y1="6.8cm" svg:x2="11.6cm" svg:y2="5.6cm">
            <text:p/>
          </draw:line>
          <draw:line draw:style-name="gr58" draw:text-style-name="P4" draw:layer="layout" svg:x1="12.6cm" svg:y1="6.8cm" svg:x2="11.4cm" svg:y2="5.6cm">
            <text:p/>
          </draw:line>
          <draw:line draw:style-name="gr58" draw:text-style-name="P4" draw:layer="layout" svg:x1="12.4cm" svg:y1="6.8cm" svg:x2="11.4cm" svg:y2="5.8cm">
            <text:p/>
          </draw:line>
          <draw:line draw:style-name="gr58" draw:text-style-name="P4" draw:layer="layout" svg:x1="12.2cm" svg:y1="6.8cm" svg:x2="11.4cm" svg:y2="6cm">
            <text:p/>
          </draw:line>
          <draw:line draw:style-name="gr58" draw:text-style-name="P4" draw:layer="layout" svg:x1="12cm" svg:y1="6.8cm" svg:x2="11.4cm" svg:y2="6.2cm">
            <text:p/>
          </draw:line>
          <draw:line draw:style-name="gr58" draw:text-style-name="P4" draw:layer="layout" svg:x1="11.8cm" svg:y1="6.8cm" svg:x2="11.4cm" svg:y2="6.4cm">
            <text:p/>
          </draw:line>
          <draw:line draw:style-name="gr58" draw:text-style-name="P4" draw:layer="layout" svg:x1="11.6cm" svg:y1="6.8cm" svg:x2="11.4cm" svg:y2="6.6cm">
            <text:p/>
          </draw:line>
          <draw:line draw:style-name="gr58" draw:text-style-name="P4" draw:layer="layout" svg:x1="15.4cm" svg:y1="6.6cm" svg:x2="14.4cm" svg:y2="5.6cm">
            <text:p/>
          </draw:line>
          <draw:line draw:style-name="gr58" draw:text-style-name="P4" draw:layer="layout" svg:x1="15.4cm" svg:y1="6.4cm" svg:x2="14.6cm" svg:y2="5.6cm">
            <text:p/>
          </draw:line>
          <draw:line draw:style-name="gr58" draw:text-style-name="P4" draw:layer="layout" svg:x1="15.4cm" svg:y1="6.2cm" svg:x2="14.8cm" svg:y2="5.6cm">
            <text:p/>
          </draw:line>
          <draw:line draw:style-name="gr58" draw:text-style-name="P4" draw:layer="layout" svg:x1="15.4cm" svg:y1="6cm" svg:x2="15cm" svg:y2="5.6cm">
            <text:p/>
          </draw:line>
          <draw:line draw:style-name="gr58" draw:text-style-name="P4" draw:layer="layout" svg:x1="15.4cm" svg:y1="5.8cm" svg:x2="15.2cm" svg:y2="5.6cm">
            <text:p/>
          </draw:line>
        </draw:g>
        <draw:polyline draw:style-name="gr59" draw:text-style-name="P4" draw:layer="layout" svg:width="3.11cm" svg:height="2.545cm" draw:transform="rotate (0.785398163397448) translate (11.4cm 6.2cm)" svg:viewBox="0 0 3111 2546" draw:points="0,0 566,0 566,283 849,283 849,1131 1131,1131 1131,1980 2828,1980 2828,2546 3111,2546">
          <text:p/>
        </draw:polyline>
        <draw:line draw:style-name="gr26" draw:text-style-name="P4" draw:layer="layout" svg:x1="11.867cm" svg:y1="1.8cm" svg:x2="12.933cm" svg:y2="3.4cm">
          <text:p/>
        </draw:line>
        <draw:line draw:style-name="gr26" draw:text-style-name="P4" draw:layer="layout" svg:x1="14.667cm" svg:y1="1.8cm" svg:x2="15.733cm" svg:y2="3.4cm">
          <text:p/>
        </draw:line>
      </draw:page>
      <draw:page draw:name="page4" draw:style-name="dp1" draw:master-page-name="Default">
        <draw:frame draw:style-name="gr1" draw:text-style-name="P1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77" draw:text-style-name="P2" draw:layer="layout" svg:width="3.118cm" svg:height="0.395cm" svg:x="16.608cm" svg:y="7.007cm">
          <draw:text-box>
            <text:p><text:span text:style-name="T2">info mapping: rate-1</text:span></text:p>
          </draw:text-box>
        </draw:frame>
        <draw:custom-shape draw:style-name="gr23" draw:text-style-name="P6" draw:layer="layout" svg:width="0.2cm" svg:height="0.2cm" svg:x="16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3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4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5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6cm" svg:y="8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7.101cm" svg:y1="7.6cm" svg:x2="17.701cm" svg:y2="7.6cm">
          <text:p/>
        </draw:line>
        <draw:frame draw:style-name="gr78" draw:text-style-name="P1" draw:layer="layout" svg:width="0.315cm" svg:height="0.319cm" svg:x="18.002cm" svg:y="7.401cm">
          <draw:text-box>
            <text:p><text:span text:style-name="T1">00</text:span></text:p>
          </draw:text-box>
        </draw:frame>
        <draw:frame draw:style-name="gr78" draw:text-style-name="P1" draw:layer="layout" svg:width="0.315cm" svg:height="0.319cm" svg:x="18.003cm" svg:y="7.702cm">
          <draw:text-box>
            <text:p><text:span text:style-name="T1">01</text:span></text:p>
          </draw:text-box>
        </draw:frame>
        <draw:frame draw:style-name="gr78" draw:text-style-name="P1" draw:layer="layout" svg:width="0.315cm" svg:height="0.319cm" svg:x="18.004cm" svg:y="8.003cm">
          <draw:text-box>
            <text:p><text:span text:style-name="T1">10</text:span></text:p>
          </draw:text-box>
        </draw:frame>
        <draw:frame draw:style-name="gr79" draw:text-style-name="P1" draw:layer="layout" svg:width="0.294cm" svg:height="0.319cm" svg:x="18.005cm" svg:y="8.304cm">
          <draw:text-box>
            <text:p><text:span text:style-name="T1">11</text:span></text:p>
          </draw:text-box>
        </draw:frame>
        <draw:line draw:style-name="gr25" draw:text-style-name="P4" draw:layer="layout" svg:x1="17.101cm" svg:y1="7.6cm" svg:x2="17.701cm" svg:y2="7.9cm">
          <text:p/>
        </draw:line>
        <draw:line draw:style-name="gr25" draw:text-style-name="P4" draw:layer="layout" svg:x1="17.101cm" svg:y1="7.6cm" svg:x2="17.701cm" svg:y2="8.2cm">
          <text:p/>
        </draw:line>
        <draw:line draw:style-name="gr25" draw:text-style-name="P4" draw:layer="layout" svg:x1="17.101cm" svg:y1="7.6cm" svg:x2="17.701cm" svg:y2="8.5cm">
          <text:p/>
        </draw:line>
        <draw:custom-shape draw:style-name="gr23" draw:text-style-name="P6" draw:layer="layout" svg:width="0.2cm" svg:height="0.2cm" svg:x="16.903cm" svg:y="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3cm" svg:y="8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4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5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7.101cm" svg:y1="8.901cm" svg:x2="17.701cm" svg:y2="8.901cm">
          <text:p/>
        </draw:line>
        <draw:line draw:style-name="gr25" draw:text-style-name="P4" draw:layer="layout" svg:x1="17.101cm" svg:y1="8.901cm" svg:x2="17.701cm" svg:y2="9.201cm">
          <text:p/>
        </draw:line>
        <draw:line draw:style-name="gr25" draw:text-style-name="P4" draw:layer="layout" svg:x1="17.101cm" svg:y1="8.901cm" svg:x2="17.701cm" svg:y2="9.501cm">
          <text:p/>
        </draw:line>
        <draw:frame draw:style-name="gr78" draw:text-style-name="P1" draw:layer="layout" svg:width="0.315cm" svg:height="0.319cm" svg:x="18.003cm" svg:y="8.702cm">
          <draw:text-box>
            <text:p><text:span text:style-name="T1">00</text:span></text:p>
          </draw:text-box>
        </draw:frame>
        <draw:frame draw:style-name="gr78" draw:text-style-name="P1" draw:layer="layout" svg:width="0.315cm" svg:height="0.319cm" svg:x="18.004cm" svg:y="9.003cm">
          <draw:text-box>
            <text:p><text:span text:style-name="T1">01</text:span></text:p>
          </draw:text-box>
        </draw:frame>
        <draw:frame draw:style-name="gr80" draw:text-style-name="P1" draw:layer="layout" svg:width="0.269cm" svg:height="0.319cm" svg:x="18.005cm" svg:y="9.304cm">
          <draw:text-box>
            <text:p><text:span text:style-name="T1">1*</text:span></text:p>
          </draw:text-box>
        </draw:frame>
        <draw:custom-shape draw:style-name="gr23" draw:text-style-name="P6" draw:layer="layout" svg:width="0.2cm" svg:height="0.2cm" svg:x="16.903cm" svg:y="9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3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4cm" svg:y="10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7.101cm" svg:y1="9.901cm" svg:x2="17.701cm" svg:y2="9.901cm">
          <text:p/>
        </draw:line>
        <draw:line draw:style-name="gr25" draw:text-style-name="P4" draw:layer="layout" svg:x1="17.101cm" svg:y1="9.901cm" svg:x2="17.701cm" svg:y2="10.201cm">
          <text:p/>
        </draw:line>
        <draw:frame draw:style-name="gr80" draw:text-style-name="P1" draw:layer="layout" svg:width="0.269cm" svg:height="0.319cm" svg:x="18.003cm" svg:y="9.702cm">
          <draw:text-box>
            <text:p><text:span text:style-name="T1">0*</text:span></text:p>
          </draw:text-box>
        </draw:frame>
        <draw:frame draw:style-name="gr80" draw:text-style-name="P1" draw:layer="layout" svg:width="0.269cm" svg:height="0.319cm" svg:x="18.004cm" svg:y="10.003cm">
          <draw:text-box>
            <text:p><text:span text:style-name="T1">1*</text:span></text:p>
          </draw:text-box>
        </draw:frame>
        <draw:custom-shape draw:style-name="gr23" draw:text-style-name="P6" draw:layer="layout" svg:width="0.2cm" svg:height="0.2cm" svg:x="16.904cm" svg:y="10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2cm" svg:x="17.704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7.102cm" svg:y1="10.602cm" svg:x2="17.702cm" svg:y2="10.602cm">
          <text:p/>
        </draw:line>
        <draw:frame draw:style-name="gr81" draw:text-style-name="P1" draw:layer="layout" svg:width="0.222cm" svg:height="0.319cm" svg:x="18.004cm" svg:y="10.403cm">
          <draw:text-box>
            <text:p><text:span text:style-name="T1">**</text:span></text:p>
          </draw:text-box>
        </draw:frame>
        <draw:frame draw:style-name="gr82" draw:text-style-name="P1" draw:layer="layout" svg:width="1.416cm" svg:height="0.319cm" svg:x="17.307cm" svg:y="11.206cm">
          <draw:text-box>
            <text:p><text:span text:style-name="T1">(*: erasure)</text:span></text:p>
          </draw:text-box>
        </draw:frame>
        <draw:custom-shape draw:style-name="gr23" draw:text-style-name="P6" draw:layer="layout" svg:width="0.2cm" svg:height="0.2cm" svg:x="16.905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17.101cm" svg:y1="11cm" svg:x2="17.301cm" svg:y2="10.9cm">
          <text:p/>
        </draw:line>
        <draw:line draw:style-name="gr26" draw:text-style-name="P4" draw:layer="layout" svg:x1="17.101cm" svg:y1="11cm" svg:x2="17.301cm" svg:y2="11cm">
          <text:p/>
        </draw:line>
        <draw:line draw:style-name="gr26" draw:text-style-name="P4" draw:layer="layout" svg:x1="17.101cm" svg:y1="11cm" svg:x2="17.301cm" svg:y2="11.1cm">
          <text:p/>
        </draw:line>
        <draw:frame draw:style-name="gr83" draw:text-style-name="P1" draw:layer="layout" svg:width="1.386cm" svg:height="0.319cm" svg:x="17.408cm" svg:y="10.807cm">
          <draw:text-box>
            <text:p><text:span text:style-name="T1">(invalidate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836 110" svg:d="M0 0h278 278 280v36 36 38h-278-278-280v-36-36z"/>
    <draw:marker draw:name="Arrowheads_20_4" draw:display-name="Arrowheads 4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体" fo:font-size="24pt" fo:language="en" fo:country="US" style:font-name-asian="游明朝体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体" style:font-family-asian="游ゴシック体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11-01T13:20:47.100785586</meta:creation-date>
    <dc:date>2024-07-03T17:07:38.339194910</dc:date>
    <meta:editing-duration>PT23H55M57S</meta:editing-duration>
    <meta:editing-cycles>159</meta:editing-cycles>
    <meta:generator>LibreOffice/7.2.6.2$MacOSX_AARCH64 LibreOffice_project/b0ec3a565991f7569a5a7f5d24fed7f52653d754</meta:generator>
    <meta:document-statistic meta:object-count="2416"/>
    <meta:user-defined meta:name="TexMathsIgnorePreamble">FALSE</meta:user-defined>
    <meta:user-defined meta:name="TexMathsPreamble">\usepackage{amsmath}§\usepackage{amssymb}§\usepackage[usenames]{color}§\usepackage{ifxetex}§\usepackage{bm}§\usepackage{b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</meta:user-defined>
  </office:meta>
</office:document-meta>
</file>